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ystem" style:font-pitch="variable"/>
    <style:font-face style:name="Consolas1" svg:font-family="Consolas" style:font-family-generic="swiss" style:font-pitch="variable"/>
    <style:font-face style:name="Consolas2" svg:font-family="Consolas" style:font-family-generic="modern" style:font-pitch="fixed"/>
    <style:font-face style:name="Consolas3" svg:font-family="Consolas" style:font-family-generic="system"/>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2" style:family="table">
      <style:table-properties style:width="26.702cm" fo:margin-left="0cm" table:align="left"/>
    </style:style>
    <style:style style:name="Tableau2.A" style:family="table-column">
      <style:table-column-properties style:column-width="6.675cm"/>
    </style:style>
    <style:style style:name="Tableau2.B" style:family="table-column">
      <style:table-column-properties style:column-width="20.027cm"/>
    </style:style>
    <style:style style:name="Tableau2.A1" style:family="table-cell">
      <style:table-cell-properties fo:padding-left="0.101cm" fo:padding-right="0.101cm" fo:padding-top="0cm" fo:padding-bottom="0.101cm" fo:border="none" style:writing-mode="lr-tb"/>
    </style:style>
    <style:style style:name="Tableau2.18" style:family="table-row">
      <style:table-row-properties style:min-row-height="6.759cm" style:use-optimal-row-height="false"/>
    </style:style>
    <style:style style:name="Tableau2.20" style:family="table-row">
      <style:table-row-properties style:min-row-height="0.141cm" style:use-optimal-row-height="false"/>
    </style:style>
    <style:style style:name="Tableau2.22" style:family="table-row">
      <style:table-row-properties fo:keep-together="always" style:use-optimal-row-height="false"/>
    </style:style>
    <style:style style:name="Tableau3" style:family="table">
      <style:table-properties style:width="26.702cm" fo:margin-left="0cm" table:align="left"/>
    </style:style>
    <style:style style:name="Tableau3.A" style:family="table-column">
      <style:table-column-properties style:column-width="6.675cm"/>
    </style:style>
    <style:style style:name="Tableau3.B" style:family="table-column">
      <style:table-column-properties style:column-width="20.027cm"/>
    </style:style>
    <style:style style:name="Tableau3.A1" style:family="table-cell">
      <style:table-cell-properties fo:padding-left="0.101cm" fo:padding-right="0.101cm" fo:padding-top="0cm" fo:padding-bottom="0.101cm" fo:border="none" style:writing-mode="lr-tb"/>
    </style:style>
    <style:style style:name="Tableau3.18" style:family="table-row">
      <style:table-row-properties style:min-row-height="1.005cm"/>
    </style:style>
    <style:style style:name="Tableau4" style:family="table">
      <style:table-properties style:width="26.702cm" fo:margin-left="0cm" table:align="left"/>
    </style:style>
    <style:style style:name="Tableau4.A" style:family="table-column">
      <style:table-column-properties style:column-width="6.675cm"/>
    </style:style>
    <style:style style:name="Tableau4.B" style:family="table-column">
      <style:table-column-properties style:column-width="20.027cm"/>
    </style:style>
    <style:style style:name="Tableau4.A1" style:family="table-cell">
      <style:table-cell-properties fo:padding-left="0.101cm" fo:padding-right="0.101cm" fo:padding-top="0cm" fo:padding-bottom="0.101cm" fo:border="none" style:writing-mode="lr-tb"/>
    </style:style>
    <style:style style:name="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P6" style:family="paragraph" style:parent-style-name="Header">
      <style:paragraph-properties fo:text-align="center" style:justify-single-word="false"/>
      <style:text-properties fo:font-size="9pt" style:font-size-asian="9pt" style:font-size-complex="9pt"/>
    </style:style>
    <style:style style:name="P7" style:family="paragraph" style:parent-style-name="Standard">
      <style:paragraph-properties fo:text-align="justify" style:justify-single-word="false"/>
      <style:text-properties fo:font-size="9pt" style:font-size-asian="9pt" style:font-size-complex="9pt"/>
    </style:style>
    <style:style style:name="P8" style:family="paragraph" style:parent-style-name="Standard">
      <style:text-properties fo:font-size="9pt" style:font-size-asian="9pt" style:font-size-complex="9pt"/>
    </style:style>
    <style:style style:name="P9"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 style:family="paragraph" style:parent-style-name="Standard">
      <style:paragraph-properties fo:text-align="justify" style:justify-single-word="false"/>
    </style:style>
    <style:style style:name="P11" style:family="paragraph" style:parent-style-name="Fragment">
      <style:paragraph-properties fo:text-align="justify" style:justify-single-word="false"/>
    </style:style>
    <style:style style:name="P12" style:family="paragraph" style:parent-style-name="Fragment">
      <style:paragraph-properties fo:margin-top="0cm" fo:margin-bottom="0cm" style:contextual-spacing="false"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margin-top="0.06cm" fo:margin-bottom="0cm" style:contextual-spacing="false" fo:text-align="justify" style:justify-single-word="false"/>
    </style:style>
    <style:style style:name="P15" style:family="paragraph" style:parent-style-name="Fragment">
      <style:paragraph-properties fo:text-align="justify" style:justify-single-word="false"/>
      <style:text-properties officeooo:paragraph-rsid="0013ec7a"/>
    </style:style>
    <style:style style:name="P16" style:family="paragraph" style:parent-style-name="Standard">
      <style:paragraph-properties fo:text-align="justify" style:justify-single-word="false"/>
      <style:text-properties officeooo:paragraph-rsid="0013ec7a"/>
    </style:style>
    <style:style style:name="P17" style:family="paragraph" style:parent-style-name="Fragment">
      <style:paragraph-properties fo:text-align="justify" style:justify-single-word="false"/>
      <style:text-properties officeooo:paragraph-rsid="001c8620"/>
    </style:style>
    <style:style style:name="P18" style:family="paragraph" style:parent-style-name="Standard">
      <style:paragraph-properties fo:text-align="justify" style:justify-single-word="false"/>
      <style:text-properties officeooo:paragraph-rsid="001c8620"/>
    </style:style>
    <style:style style:name="P19" style:family="paragraph" style:parent-style-name="Fragment">
      <style:paragraph-properties fo:text-align="justify" style:justify-single-word="false"/>
      <style:text-properties officeooo:paragraph-rsid="001d861b"/>
    </style:style>
    <style:style style:name="P20" style:family="paragraph" style:parent-style-name="Standard">
      <style:paragraph-properties fo:text-align="justify" style:justify-single-word="false"/>
      <style:text-properties officeooo:paragraph-rsid="001d861b"/>
    </style:style>
    <style:style style:name="P21" style:family="paragraph" style:parent-style-name="Standard">
      <style:paragraph-properties fo:text-align="justify" style:justify-single-word="false"/>
      <style:text-properties officeooo:paragraph-rsid="0035d9ac"/>
    </style:style>
    <style:style style:name="P22" style:family="paragraph" style:parent-style-name="Normal_20__28_Web_29_">
      <loext:graphic-properties draw:fill="solid" draw:fill-color="#ffffff" draw:opacity="100%"/>
      <style:paragraph-properties fo:margin-top="0cm" fo:margin-bottom="0cm" style:contextual-spacing="false" fo:background-color="#ffffff"/>
    </style:style>
    <style:style style:name="P23" style:family="paragraph" style:parent-style-name="Fragment">
      <style:paragraph-properties fo:text-align="justify" style:justify-single-word="false"/>
      <style:text-properties fo:color="#303030" loext:opacity="100%" style:font-name="Inconsolata"/>
    </style:style>
    <style:style style:name="P24" style:family="paragraph" style:parent-style-name="Text_20_body">
      <style:paragraph-properties fo:margin-top="0.06cm" fo:margin-bottom="0cm" style:contextual-spacing="false" fo:text-align="justify" style:justify-single-word="false"/>
      <style:text-properties fo:color="#303030" loext:opacity="100%" style:font-name="Inconsolata"/>
    </style:style>
    <style:style style:name="P25" style:family="paragraph" style:parent-style-name="Standard">
      <style:text-properties fo:color="#303030" loext:opacity="100%" style:font-name="Inconsolata" fo:font-size="9pt" style:font-size-asian="9pt" style:font-size-complex="9pt"/>
    </style:style>
    <style:style style:name="P26" style:family="paragraph" style:parent-style-name="Requête">
      <style:text-properties fo:color="#303030" loext:opacity="100%"/>
    </style:style>
    <style:style style:name="P27" style:family="paragraph" style:parent-style-name="Requête">
      <style:text-properties fo:color="#ff0000" loext:opacity="100%"/>
    </style:style>
    <style:style style:name="P28" style:family="paragraph" style:parent-style-name="Standard">
      <style:paragraph-properties fo:text-align="justify" style:justify-single-word="false"/>
      <style:text-properties fo:color="#ff0000" loext:opacity="100%" style:font-name="Arial" fo:font-size="10pt" officeooo:paragraph-rsid="000b8aca" style:font-name-asian="Arial" style:font-size-asian="10pt" style:font-name-complex="Arial" style:font-size-complex="9pt"/>
    </style:style>
    <style:style style:name="P29" style:family="paragraph" style:parent-style-name="Standard">
      <style:paragraph-properties fo:text-align="justify" style:justify-single-word="false"/>
      <style:text-properties fo:color="#ff0000" loext:opacity="100%" style:font-name="Consolas1" fo:font-size="10pt" officeooo:paragraph-rsid="000b8aca" style:font-name-asian="Arial" style:font-size-asian="10pt" style:font-name-complex="Arial"/>
    </style:style>
    <style:style style:name="P30" style:family="paragraph" style:parent-style-name="Standard">
      <style:paragraph-properties fo:text-align="justify" style:justify-single-word="false"/>
      <style:text-properties fo:color="#ff0000" loext:opacity="100%" style:font-name="Consolas1" fo:font-size="10pt" officeooo:paragraph-rsid="0013ec7a" style:font-size-asian="10pt"/>
    </style:style>
    <style:style style:name="P31" style:family="paragraph" style:parent-style-name="Standard">
      <style:paragraph-properties fo:text-align="justify" style:justify-single-word="false"/>
      <style:text-properties fo:color="#ff0000" loext:opacity="100%" style:font-name="Consolas1" fo:font-size="10pt" officeooo:paragraph-rsid="001c8620" style:font-size-asian="10pt"/>
    </style:style>
    <style:style style:name="P32" style:family="paragraph" style:parent-style-name="Normal">
      <loext:graphic-properties draw:fill="solid" draw:fill-color="#ffffff" draw:opacity="100%"/>
      <style:paragraph-properties fo:orphans="2" fo:widows="2" fo:hyphenation-ladder-count="no-limit" fo:background-color="#ffffff" style:vertical-align="auto"/>
      <style:text-properties fo:hyphenate="true" loext:hyphenation-no-caps="false"/>
    </style:style>
    <style:style style:name="P33" style:family="paragraph" style:parent-style-name="Standard">
      <style:text-properties fo:color="#5c616c" loext:opacity="100%" style:font-name="Inconsolata"/>
    </style:style>
    <style:style style:name="P34" style:family="paragraph" style:parent-style-name="Standard">
      <style:text-properties fo:color="#5c616c" loext:opacity="100%" style:font-name="Inconsolata" fo:font-size="9pt" style:font-size-asian="9pt" style:font-size-complex="9pt"/>
    </style:style>
    <style:style style:name="P35"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2" fo:font-size="9pt" style:letter-kerning="false" style:font-name-asian="Times New Roman" style:font-size-asian="9pt" style:language-asian="fr" style:country-asian="FR" style:font-name-complex="Times New Roman" style:font-size-complex="9pt" style:language-complex="ar" style:country-complex="SA" fo:hyphenate="true" loext:hyphenation-no-caps="false"/>
    </style:style>
    <style:style style:name="P36"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2" fo:font-size="10pt" style:letter-kerning="false" style:font-name-asian="Times New Roman" style:font-size-asian="10pt" style:language-asian="fr" style:country-asian="FR" style:font-name-complex="Times New Roman" style:font-size-complex="10pt" style:language-complex="ar" style:country-complex="SA" fo:hyphenate="true" loext:hyphenation-no-caps="false"/>
    </style:style>
    <style:style style:name="P37" style:family="paragraph" style:parent-style-name="Standard">
      <style:paragraph-properties fo:text-align="justify" style:justify-single-word="false"/>
      <style:text-properties fo:color="#000000" loext:opacity="100%" style:font-name="Inconsolata" style:font-size-complex="10pt"/>
    </style:style>
    <style:style style:name="P38" style:family="paragraph" style:parent-style-name="Standard">
      <style:paragraph-properties fo:text-align="justify" style:justify-single-word="false"/>
      <style:text-properties fo:color="#000000" loext:opacity="100%" style:font-name="Inconsolata" fo:font-size="9pt" style:font-size-asian="9pt" style:font-size-complex="9pt"/>
    </style:style>
    <style:style style:name="P39" style:family="paragraph" style:parent-style-name="Standard">
      <style:text-properties fo:color="#000000" loext:opacity="100%" style:font-name="Inconsolata" fo:font-size="9pt" style:font-size-asian="9pt" style:font-size-complex="9pt"/>
    </style:style>
    <style:style style:name="P40" style:family="paragraph" style:parent-style-name="Standard">
      <style:text-properties fo:color="#000000" loext:opacity="100%" style:font-name="Inconsolata" fo:font-size="9pt" fo:font-weight="bold" style:font-size-asian="9pt" style:font-weight-asian="bold" style:font-size-complex="9pt"/>
    </style:style>
    <style:style style:name="P41" style:family="paragraph" style:parent-style-name="Standard">
      <style:paragraph-properties fo:text-align="justify" style:justify-single-word="false"/>
      <style:text-properties fo:color="#000000" loext:opacity="100%" style:font-name="Inconsolata" fo:font-size="9pt" fo:font-weight="bold" style:font-size-asian="9pt" style:font-weight-asian="bold" style:font-size-complex="9pt" style:font-weight-complex="bold"/>
    </style:style>
    <style:style style:name="P42" style:family="paragraph" style:parent-style-name="Fragment">
      <style:paragraph-properties fo:text-align="justify" style:justify-single-word="false"/>
      <style:text-properties fo:color="#000000" loext:opacity="100%" style:font-name="Arial" fo:font-size="10pt" officeooo:paragraph-rsid="000b8aca" style:font-name-asian="Arial" style:font-size-asian="10pt" style:font-name-complex="Arial" style:font-size-complex="9pt"/>
    </style:style>
    <style:style style:name="P43" style:family="paragraph" style:parent-style-name="Standard">
      <style:paragraph-properties fo:text-align="justify" style:justify-single-word="false"/>
      <style:text-properties fo:color="#000000" loext:opacity="100%" style:font-name="Arial" fo:font-size="10pt" officeooo:rsid="001c8620" officeooo:paragraph-rsid="001c8620" style:font-name-asian="Arial" style:font-size-asian="10pt" style:font-name-complex="Arial"/>
    </style:style>
    <style:style style:name="P4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45" style:family="paragraph" style:parent-style-name="EtiquetteSous">
      <style:paragraph-properties fo:text-align="start" style:justify-single-word="false"/>
      <style:text-properties fo:font-style="normal" style:font-style-asian="normal" style:font-style-complex="italic"/>
    </style:style>
    <style:style style:name="P46" style:family="paragraph" style:parent-style-name="Etiquette">
      <style:paragraph-properties fo:text-align="start" style:justify-single-word="false"/>
      <style:text-properties fo:font-style="normal" style:font-style-asian="normal" style:font-style-complex="normal"/>
    </style:style>
    <style:style style:name="P47" style:family="paragraph" style:parent-style-name="Fragment">
      <style:paragraph-properties fo:text-align="justify" style:justify-single-word="false"/>
      <style:text-properties style:font-style-complex="italic"/>
    </style:style>
    <style:style style:name="P48" style:family="paragraph" style:parent-style-name="Etiquette">
      <style:text-properties style:font-weight-complex="bold"/>
    </style:style>
    <style:style style:name="P49" style:family="paragraph" style:parent-style-name="Text_20_body">
      <style:paragraph-properties fo:margin-top="0cm" fo:margin-bottom="0.499cm" style:contextual-spacing="false"/>
    </style:style>
    <style:style style:name="P50" style:family="paragraph" style:parent-style-name="Standard">
      <style:text-properties fo:color="#3b3e45" loext:opacity="100%" style:font-name="Inconsolata" fo:font-size="9pt" style:font-size-asian="9pt" style:font-size-complex="9pt"/>
    </style:style>
    <style:style style:name="P51" style:family="paragraph" style:parent-style-name="Standard">
      <style:text-properties style:font-name="Inconsolata" fo:font-size="9pt" style:font-size-asian="9pt" style:font-size-complex="9pt"/>
    </style:style>
    <style:style style:name="P52" style:family="paragraph" style:parent-style-name="EtiquetteSous">
      <style:text-properties officeooo:rsid="000b8aca" officeooo:paragraph-rsid="000b8aca"/>
    </style:style>
    <style:style style:name="P53" style:family="paragraph" style:parent-style-name="EtiquetteSous">
      <style:text-properties officeooo:rsid="0013ec7a" officeooo:paragraph-rsid="0013ec7a"/>
    </style:style>
    <style:style style:name="P54" style:family="paragraph" style:parent-style-name="Fragment">
      <style:paragraph-properties fo:text-align="justify" style:justify-single-word="false"/>
      <style:text-properties style:font-name="Arial" fo:font-size="10pt" officeooo:paragraph-rsid="000b8aca" style:font-name-asian="Arial" style:font-size-asian="10pt" style:font-name-complex="Arial"/>
    </style:style>
    <style:style style:name="P55" style:family="paragraph" style:parent-style-name="Standard">
      <style:paragraph-properties fo:text-align="justify" style:justify-single-word="false"/>
      <style:text-properties style:font-name="Arial" fo:font-size="10pt" officeooo:paragraph-rsid="000b8aca" style:font-name-asian="Arial" style:font-size-asian="10pt" style:font-name-complex="Arial"/>
    </style:style>
    <style:style style:name="P56" style:family="paragraph" style:parent-style-name="Standard">
      <style:paragraph-properties fo:margin-left="0cm" fo:margin-right="0cm" fo:text-align="start" style:justify-single-word="false" fo:text-indent="0cm" style:auto-text-indent="false"/>
      <style:text-properties style:font-name="Arial" fo:font-size="10pt" officeooo:paragraph-rsid="000b8aca" style:font-name-asian="Arial" style:font-size-asian="10pt" style:font-name-complex="Arial"/>
    </style:style>
    <style:style style:name="P57" style:family="paragraph" style:parent-style-name="Standard">
      <style:paragraph-properties fo:margin-left="0cm" fo:margin-right="0cm" fo:text-align="start" style:justify-single-word="false" fo:text-indent="0cm" style:auto-text-indent="false"/>
      <style:text-properties style:font-name="Arial" fo:font-size="9pt" officeooo:paragraph-rsid="000b8aca" style:font-name-asian="Arial" style:font-size-asian="9pt" style:font-name-complex="Arial" style:font-size-complex="9pt"/>
    </style:style>
    <style:style style:name="P58" style:family="paragraph" style:parent-style-name="Standard">
      <style:paragraph-properties fo:margin-left="0cm" fo:margin-right="0cm" fo:text-align="start" style:justify-single-word="false" fo:text-indent="0cm" style:auto-text-indent="false"/>
      <style:text-properties style:font-name="Arial" fo:font-size="9pt" style:font-name-asian="Arial" style:font-size-asian="9pt" style:font-name-complex="Arial" style:font-size-complex="9pt"/>
    </style:style>
    <style:style style:name="P59" style:family="paragraph" style:parent-style-name="Standard">
      <style:paragraph-properties fo:text-align="justify" style:justify-single-word="false"/>
      <style:text-properties style:font-name="Arial" fo:font-size="9pt" officeooo:paragraph-rsid="000b8aca" style:font-name-asian="Arial" style:font-size-asian="9pt" style:font-name-complex="Arial" style:font-size-complex="9pt"/>
    </style:style>
    <style:style style:name="P60" style:family="paragraph" style:parent-style-name="Standard">
      <style:paragraph-properties fo:margin-left="0cm" fo:margin-right="0cm" fo:text-align="start" style:justify-single-word="false" fo:text-indent="0cm" style:auto-text-indent="false"/>
    </style:style>
    <style:style style:name="P61" style:family="paragraph" style:parent-style-name="Standard">
      <style:paragraph-properties fo:margin-left="0cm" fo:margin-right="0cm" fo:text-align="start" style:justify-single-word="false" fo:text-indent="0cm" style:auto-text-indent="false"/>
      <style:text-properties officeooo:paragraph-rsid="0013ec7a"/>
    </style:style>
    <style:style style:name="P62" style:family="paragraph" style:parent-style-name="Standard">
      <style:paragraph-properties fo:margin-left="0cm" fo:margin-right="0cm" fo:text-align="start" style:justify-single-word="false" fo:text-indent="0cm" style:auto-text-indent="false"/>
      <style:text-properties officeooo:paragraph-rsid="001c8620"/>
    </style:style>
    <style:style style:name="P63" style:family="paragraph" style:parent-style-name="Standard">
      <style:paragraph-properties fo:margin-left="0cm" fo:margin-right="0cm" fo:text-align="start" style:justify-single-word="false" fo:text-indent="0cm" style:auto-text-indent="false"/>
      <style:text-properties officeooo:paragraph-rsid="001d861b"/>
    </style:style>
    <style:style style:name="P64" style:family="paragraph" style:parent-style-name="EtiquetteSous">
      <style:text-properties officeooo:rsid="001c8620" officeooo:paragraph-rsid="001c8620"/>
    </style:style>
    <style:style style:name="P65" style:family="paragraph" style:parent-style-name="Fragment">
      <style:paragraph-properties fo:text-align="justify" style:justify-single-word="false"/>
      <style:text-properties officeooo:rsid="001d861b" officeooo:paragraph-rsid="001d861b"/>
    </style:style>
    <style:style style:name="P66" style:family="paragraph" style:parent-style-name="Requête">
      <style:text-properties style:font-name="Consolas2"/>
    </style:style>
    <style:style style:name="P67" style:family="paragraph" style:parent-style-name="Standard">
      <style:paragraph-properties fo:margin-left="0cm" fo:margin-right="0cm" fo:text-align="start" style:justify-single-word="false" fo:text-indent="0cm" style:auto-text-indent="false"/>
      <style:text-properties fo:color="#808080" loext:opacity="100%" style:font-name="Consolas1" fo:font-size="10pt" style:font-size-asian="10pt"/>
    </style:style>
    <style:style style:name="P68" style:family="paragraph" style:parent-style-name="Standard">
      <style:text-properties fo:color="#808080" loext:opacity="100%" style:font-name="Consolas1" fo:font-size="10pt" style:font-size-asian="10pt"/>
    </style:style>
    <style:style style:name="P69" style:family="paragraph" style:parent-style-name="Standard">
      <style:paragraph-properties fo:text-align="justify" style:justify-single-word="false"/>
      <style:text-properties officeooo:rsid="002b2f9d" officeooo:paragraph-rsid="002b2f9d"/>
    </style:style>
    <style:style style:name="P70" style:family="paragraph" style:parent-style-name="Heading" style:master-page-name="MP0">
      <style:paragraph-properties style:page-number="auto" fo:break-before="page"/>
    </style:style>
    <style:style style:name="P7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72" style:family="paragraph" style:parent-style-name="Standard">
      <style:paragraph-properties fo:margin-left="0cm" fo:margin-right="0cm" fo:text-align="start" style:justify-single-word="false" fo:text-indent="0cm" style:auto-text-indent="false"/>
      <style:text-properties fo:color="#000000" loext:opacity="100%" style:font-name="Arial" fo:font-size="10pt" officeooo:rsid="002d474e" officeooo:paragraph-rsid="002d474e" style:font-size-asian="10pt"/>
    </style:style>
    <style:style style:name="P73" style:family="paragraph" style:parent-style-name="Standard">
      <style:paragraph-properties fo:margin-left="0cm" fo:margin-right="0cm" fo:text-align="start" style:justify-single-word="false" fo:text-indent="0cm" style:auto-text-indent="false"/>
      <style:text-properties fo:color="#ff0000" loext:opacity="100%" style:font-name="Consolas1" fo:font-size="10pt" style:font-size-asian="10pt"/>
    </style:style>
    <style:style style:name="P74" style:family="paragraph" style:parent-style-name="Fragment" style:list-style-name="L1">
      <style:paragraph-properties fo:text-align="justify" style:justify-single-word="false"/>
    </style:style>
    <style:style style:name="P75" style:family="paragraph" style:parent-style-name="Fragment" style:list-style-name="L2">
      <style:paragraph-properties fo:text-align="justify" style:justify-single-word="false"/>
    </style:style>
    <style:style style:name="P76" style:family="paragraph" style:parent-style-name="Fragment" style:list-style-name="L2">
      <style:paragraph-properties fo:text-align="justify" style:justify-single-word="false"/>
      <style:text-properties officeooo:paragraph-rsid="000e74d7"/>
    </style:style>
    <style:style style:name="P77" style:family="paragraph" style:parent-style-name="Fragment" style:list-style-name="L3">
      <style:paragraph-properties fo:text-align="justify" style:justify-single-word="false"/>
    </style:style>
    <style:style style:name="P78" style:family="paragraph" style:parent-style-name="Heading_20_2">
      <style:paragraph-properties fo:break-before="page"/>
    </style:style>
    <style:style style:name="T1" style:family="text">
      <style:text-properties fo:font-size="9pt" style:font-size-asian="9pt" style:font-size-complex="9pt"/>
    </style:style>
    <style:style style:name="T2" style:family="text">
      <style:text-properties fo:color="#800000" loext:opacity="100%" style:font-name="Consolas2" fo:font-size="9pt" fo:font-weight="bold" style:font-size-asian="9pt" style:font-weight-asian="bold" style:font-size-complex="9pt"/>
    </style:style>
    <style:style style:name="T3" style:family="text">
      <style:text-properties fo:color="#800000" loext:opacity="100%" style:font-name="Consolas2" fo:font-size="9pt" fo:font-weight="bold" style:font-size-asian="9pt" style:font-weight-asian="bold" style:font-size-complex="9pt" style:font-weight-complex="bold"/>
    </style:style>
    <style:style style:name="T4" style:family="text">
      <style:text-properties fo:color="#800000" loext:opacity="100%" style:font-name="Consolas2" fo:font-size="9pt" fo:font-weight="bold" style:font-size-asian="9pt" style:font-weight-asian="bold" style:font-name-complex="Arial" style:font-size-complex="9pt" style:font-weight-complex="bold"/>
    </style:style>
    <style:style style:name="T5" style:family="text">
      <style:text-properties fo:color="#800000" loext:opacity="100%" style:font-name="Consolas2" fo:font-size="9pt" fo:font-weight="bold" fo:background-color="#ffffff" loext:char-shading-value="0" style:font-size-asian="9pt" style:font-weight-asian="bold" style:font-size-complex="9pt"/>
    </style:style>
    <style:style style:name="T6" style:family="text">
      <style:text-properties fo:color="#800000" loext:opacity="100%" style:font-name="Consolas2"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7" style:family="text">
      <style:text-properties fo:color="#800000" loext:opacity="100%" style:font-name="Consolas2" fo:font-size="10pt" fo:font-weight="bold" style:font-size-asian="10pt" style:font-weight-asian="bold" style:font-size-complex="10pt" style:font-weight-complex="bold"/>
    </style:style>
    <style:style style:name="T8" style:family="text">
      <style:text-properties fo:color="#800000" loext:opacity="100%" style:font-name="Consolas2" fo:font-weight="bold" style:font-weight-asian="bold"/>
    </style:style>
    <style:style style:name="T9" style:family="text">
      <style:text-properties fo:color="#800000" loext:opacity="100%" fo:font-weight="bold" style:font-weight-asian="bold"/>
    </style:style>
    <style:style style:name="T10" style:family="text">
      <style:text-properties fo:color="#800000" loext:opacity="100%" style:font-name="Inconsolata" fo:font-size="9pt" fo:font-weight="bold" fo:background-color="#ffffff" loext:char-shading-value="0" style:font-size-asian="9pt" style:font-weight-asian="bold" style:font-size-complex="9pt"/>
    </style:style>
    <style:style style:name="T11" style:family="text">
      <style:text-properties fo:color="#800000" loext:opacity="100%" style:font-name="Inconsolata" fo:font-size="9pt" fo:font-weight="bold" style:font-size-asian="9pt" style:font-weight-asian="bold" style:font-size-complex="9pt"/>
    </style:style>
    <style:style style:name="T12" style:family="text">
      <style:text-properties fo:color="#800000" loext:opacity="100%" style:font-name="Inconsolata" fo:font-size="9pt" fo:font-weight="bold" style:font-size-asian="9pt" style:font-weight-asian="bold" style:font-size-complex="9pt" style:font-weight-complex="bold"/>
    </style:style>
    <style:style style:name="T13" style:family="text">
      <style:text-properties fo:color="#800000" loext:opacity="100%" style:font-name="Inconsolata" fo:font-weight="bold" style:font-weight-asian="bold" style:font-size-complex="10pt"/>
    </style:style>
    <style:style style:name="T14" style:family="text">
      <style:text-properties fo:color="#800000" loext:opacity="100%" style:font-name="Consolas1" fo:font-size="10pt" fo:font-weight="bold" style:font-size-asian="10pt" style:font-weight-asian="bold"/>
    </style:style>
    <style:style style:name="T15" style:family="text">
      <style:text-properties fo:color="#800000" loext:opacity="100%" style:font-name="Consolas1" fo:font-size="10pt" fo:font-weight="bold" fo:background-color="#e8f2fe" loext:char-shading-value="0" style:font-size-asian="10pt" style:font-weight-asian="bold"/>
    </style:style>
    <style:style style:name="T16" style:family="text">
      <style:text-properties fo:color="#800000" loext:opacity="100%" style:font-name="Consolas1" fo:font-weight="bold" style:font-weight-asian="bold"/>
    </style:style>
    <style:style style:name="T17" style:family="text">
      <style:text-properties fo:color="#800000" loext:opacity="100%" style:font-name="Consolas" fo:font-size="10pt" fo:font-weight="bold" style:font-size-asian="10pt" style:font-weight-asian="bold" style:font-size-complex="9pt"/>
    </style:style>
    <style:style style:name="T18" style:family="text">
      <style:text-properties fo:color="#800000" loext:opacity="100%" style:font-name="Consolas3" fo:font-size="10pt" fo:font-weight="bold" style:font-size-asian="10pt" style:font-weight-asian="bold"/>
    </style:style>
    <style:style style:name="T19" style:family="text">
      <style:text-properties fo:color="#5c616c" loext:opacity="100%" style:font-name="Consolas2"/>
    </style:style>
    <style:style style:name="T20" style:family="text">
      <style:text-properties fo:color="#5c616c" loext:opacity="100%" style:font-name="Consolas2" fo:font-size="9pt" style:font-size-asian="9pt" style:font-size-complex="9pt"/>
    </style:style>
    <style:style style:name="T21" style:family="text">
      <style:text-properties fo:color="#5c616c" loext:opacity="100%" style:font-name="Consolas2" fo:font-size="9pt" fo:background-color="#ffffff" loext:char-shading-value="0" style:font-size-asian="9pt" style:font-size-complex="9pt"/>
    </style:style>
    <style:style style:name="T22" style:family="text">
      <style:text-properties fo:color="#5c616c" loext:opacity="100%" style:font-name="Inconsolata" fo:font-size="9pt" fo:background-color="#ffffff" loext:char-shading-value="0" style:font-size-asian="9pt" style:font-size-complex="9pt"/>
    </style:style>
    <style:style style:name="T23" style:family="text">
      <style:text-properties fo:color="#000080" loext:opacity="100%" style:font-name="Consolas2" fo:font-size="9pt" fo:font-weight="bold" style:font-size-asian="9pt" style:font-weight-asian="bold" style:font-size-complex="9pt"/>
    </style:style>
    <style:style style:name="T24" style:family="text">
      <style:text-properties fo:color="#000080" loext:opacity="100%" style:font-name="Consolas2" fo:font-size="9pt" fo:font-weight="bold" style:font-size-asian="9pt" style:font-weight-asian="bold" style:font-size-complex="9pt" style:font-weight-complex="bold"/>
    </style:style>
    <style:style style:name="T25" style:family="text">
      <style:text-properties fo:color="#000080" loext:opacity="100%" style:font-name="Consolas2" fo:font-size="9pt" fo:font-weight="bold" style:font-size-asian="9pt" style:font-weight-asian="bold" style:font-name-complex="Arial" style:font-size-complex="9pt" style:font-weight-complex="bold"/>
    </style:style>
    <style:style style:name="T26" style:family="text">
      <style:text-properties fo:color="#000080" loext:opacity="100%" style:font-name="Consolas2" fo:font-size="9pt" fo:font-weight="bold" fo:background-color="#ffffff" loext:char-shading-value="0" style:font-size-asian="9pt" style:font-weight-asian="bold" style:font-size-complex="9pt"/>
    </style:style>
    <style:style style:name="T27" style:family="text">
      <style:text-properties fo:color="#000080" loext:opacity="100%" style:font-name="Consolas2"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28" style:family="text">
      <style:text-properties fo:color="#000080" loext:opacity="100%" style:font-name="Consolas2" fo:font-size="10pt" fo:font-weight="bold" style:font-size-asian="10pt" style:font-weight-asian="bold" style:font-size-complex="10pt" style:font-weight-complex="bold"/>
    </style:style>
    <style:style style:name="T29" style:family="text">
      <style:text-properties fo:color="#000080" loext:opacity="100%" style:font-name="Consolas2" fo:font-weight="bold" style:font-weight-asian="bold"/>
    </style:style>
    <style:style style:name="T30" style:family="text">
      <style:text-properties fo:color="#000080" loext:opacity="100%" fo:font-weight="bold" style:font-weight-asian="bold"/>
    </style:style>
    <style:style style:name="T31" style:family="text">
      <style:text-properties fo:color="#000080" loext:opacity="100%" style:font-name="Inconsolata" fo:font-size="9pt" fo:font-weight="bold" fo:background-color="#ffffff" loext:char-shading-value="0" style:font-size-asian="9pt" style:font-weight-asian="bold" style:font-size-complex="9pt"/>
    </style:style>
    <style:style style:name="T32" style:family="text">
      <style:text-properties fo:color="#000080" loext:opacity="100%" style:font-name="Inconsolata" fo:font-size="9pt" fo:font-weight="bold" style:font-size-asian="9pt" style:font-weight-asian="bold" style:font-size-complex="9pt"/>
    </style:style>
    <style:style style:name="T33" style:family="text">
      <style:text-properties fo:color="#000080" loext:opacity="100%" style:font-name="Inconsolata" fo:font-size="9pt" style:font-size-asian="9pt" style:font-size-complex="9pt"/>
    </style:style>
    <style:style style:name="T34" style:family="text">
      <style:text-properties fo:color="#000080" loext:opacity="100%" style:font-name="Inconsolata" fo:font-weight="bold" style:font-weight-asian="bold" style:font-size-complex="10pt"/>
    </style:style>
    <style:style style:name="T35" style:family="text">
      <style:text-properties fo:color="#000080" loext:opacity="100%" style:font-name="Consolas1" fo:font-size="10pt" fo:font-weight="bold" style:font-size-asian="10pt" style:font-weight-asian="bold"/>
    </style:style>
    <style:style style:name="T36" style:family="text">
      <style:text-properties fo:color="#000080" loext:opacity="100%" style:font-name="Consolas1" fo:font-weight="bold" style:font-weight-asian="bold"/>
    </style:style>
    <style:style style:name="T37" style:family="text">
      <style:text-properties fo:color="#000000" loext:opacity="100%"/>
    </style:style>
    <style:style style:name="T38" style:family="text">
      <style:text-properties fo:color="#000000" loext:opacity="100%" style:font-name="Consolas2"/>
    </style:style>
    <style:style style:name="T39" style:family="text">
      <style:text-properties fo:color="#000000" loext:opacity="100%" style:font-name="Consolas2" fo:font-size="9pt" style:font-size-asian="9pt" style:font-size-complex="9pt"/>
    </style:style>
    <style:style style:name="T40" style:family="text">
      <style:text-properties fo:color="#000000" loext:opacity="100%" style:font-name="Consolas2" fo:font-size="9pt" style:font-size-asian="9pt" style:font-name-complex="Arial" style:font-size-complex="9pt"/>
    </style:style>
    <style:style style:name="T41" style:family="text">
      <style:text-properties fo:color="#000000" loext:opacity="100%" style:font-name="Consolas2" fo:font-size="9pt" fo:background-color="#ffffff" loext:char-shading-value="0" style:font-size-asian="9pt" style:font-size-complex="9pt"/>
    </style:style>
    <style:style style:name="T42" style:family="text">
      <style:text-properties fo:color="#000000" loext:opacity="100%" style:font-name="Consolas2" fo:font-size="9pt" style:letter-kerning="false" style:font-name-asian="Times New Roman" style:font-size-asian="9pt" style:language-asian="fr" style:country-asian="FR" style:font-name-complex="Times New Roman" style:font-size-complex="9pt" style:language-complex="ar" style:country-complex="SA"/>
    </style:style>
    <style:style style:name="T43" style:family="text">
      <style:text-properties fo:color="#000000" loext:opacity="100%" style:font-name="Consolas2" fo:font-size="10pt" style:font-size-asian="10pt" style:font-size-complex="10pt"/>
    </style:style>
    <style:style style:name="T44" style:family="text">
      <style:text-properties fo:color="#000000" loext:opacity="100%" style:font-name="Inconsolata" fo:font-size="9pt" fo:background-color="#ffffff" loext:char-shading-value="0" style:font-size-asian="9pt" style:font-size-complex="9pt"/>
    </style:style>
    <style:style style:name="T45" style:family="text">
      <style:text-properties fo:color="#000000" loext:opacity="100%" style:font-name="Inconsolata" fo:font-size="9pt" style:font-size-asian="9pt" style:font-size-complex="9pt"/>
    </style:style>
    <style:style style:name="T46" style:family="text">
      <style:text-properties fo:color="#000000" loext:opacity="100%" style:font-name="Inconsolata" style:font-size-complex="10pt"/>
    </style:style>
    <style:style style:name="T47" style:family="text">
      <style:text-properties fo:color="#000000" loext:opacity="100%" style:font-name="Consolas1"/>
    </style:style>
    <style:style style:name="T48" style:family="text">
      <style:text-properties fo:color="#000000" loext:opacity="100%" style:font-name="Consolas1" fo:font-size="10pt" style:font-size-asian="10pt"/>
    </style:style>
    <style:style style:name="T49" style:family="text">
      <style:text-properties fo:color="#ff0000" loext:opacity="100%"/>
    </style:style>
    <style:style style:name="T50" style:family="text">
      <style:text-properties fo:color="#ff0000" loext:opacity="100%" style:font-name="Consolas2"/>
    </style:style>
    <style:style style:name="T51" style:family="text">
      <style:text-properties fo:color="#ff0000" loext:opacity="100%" style:font-name="Consolas2" fo:font-size="9pt" fo:background-color="#ffffff" loext:char-shading-value="0" style:font-size-asian="9pt" style:font-size-complex="9pt"/>
    </style:style>
    <style:style style:name="T52" style:family="text">
      <style:text-properties fo:color="#ff0000" loext:opacity="100%" style:font-name="Consolas2" fo:font-size="9pt" style:font-size-asian="9pt" style:font-size-complex="9pt"/>
    </style:style>
    <style:style style:name="T53" style:family="text">
      <style:text-properties fo:color="#ff0000" loext:opacity="100%" style:font-name="Consolas2" fo:font-size="9pt" style:font-size-asian="9pt" style:font-name-complex="Arial" style:font-size-complex="9pt"/>
    </style:style>
    <style:style style:name="T54" style:family="text">
      <style:text-properties fo:color="#ff0000" loext:opacity="100%" style:font-name="Consolas2" fo:font-size="9pt" style:letter-kerning="false" style:font-name-asian="Times New Roman" style:font-size-asian="9pt" style:language-asian="fr" style:country-asian="FR" style:font-name-complex="Times New Roman" style:font-size-complex="9pt" style:language-complex="ar" style:country-complex="SA"/>
    </style:style>
    <style:style style:name="T55" style:family="text">
      <style:text-properties fo:color="#ff0000" loext:opacity="100%" style:font-name="Consolas2" fo:font-size="10pt" style:font-size-asian="10pt" style:font-size-complex="10pt"/>
    </style:style>
    <style:style style:name="T56" style:family="text">
      <style:text-properties fo:color="#ff0000" loext:opacity="100%" style:font-name="Inconsolata" fo:font-size="9pt" fo:background-color="#ffffff" loext:char-shading-value="0" style:font-size-asian="9pt" style:font-size-complex="9pt"/>
    </style:style>
    <style:style style:name="T57" style:family="text">
      <style:text-properties fo:color="#ff0000" loext:opacity="100%" style:font-name="Inconsolata" fo:font-size="9pt" style:font-size-asian="9pt" style:font-size-complex="9pt"/>
    </style:style>
    <style:style style:name="T58" style:family="text">
      <style:text-properties fo:color="#ff0000" loext:opacity="100%" style:font-name="Inconsolata" style:font-size-complex="10pt"/>
    </style:style>
    <style:style style:name="T59" style:family="text">
      <style:text-properties fo:color="#ff0000" loext:opacity="100%" style:font-name="Consolas1"/>
    </style:style>
    <style:style style:name="T60" style:family="text">
      <style:text-properties fo:color="#ff0000" loext:opacity="100%" style:font-name="Consolas1" fo:font-size="10pt" style:font-size-asian="10pt"/>
    </style:style>
    <style:style style:name="T61" style:family="text">
      <style:text-properties fo:color="#ff0000" loext:opacity="100%" style:font-name="Consolas1" fo:font-size="10pt" fo:font-weight="bold" style:font-size-asian="10pt" style:font-weight-asian="bold"/>
    </style:style>
    <style:style style:name="T62" style:family="text">
      <style:text-properties fo:color="#0000ff" loext:opacity="100%"/>
    </style:style>
    <style:style style:name="T63" style:family="text">
      <style:text-properties fo:color="#0000ff" loext:opacity="100%" style:font-name="Consolas2"/>
    </style:style>
    <style:style style:name="T64" style:family="text">
      <style:text-properties fo:color="#0000ff" loext:opacity="100%" style:font-name="Consolas2" fo:font-size="9pt" fo:background-color="#ffffff" loext:char-shading-value="0" style:font-size-asian="9pt" style:font-size-complex="9pt"/>
    </style:style>
    <style:style style:name="T65" style:family="text">
      <style:text-properties fo:color="#0000ff" loext:opacity="100%" style:font-name="Consolas2" fo:font-size="9pt" style:font-size-asian="9pt" style:font-name-complex="Arial" style:font-size-complex="9pt"/>
    </style:style>
    <style:style style:name="T66" style:family="text">
      <style:text-properties fo:color="#0000ff" loext:opacity="100%" style:font-name="Consolas2" fo:font-size="9pt" style:font-size-asian="9pt" style:font-size-complex="9pt"/>
    </style:style>
    <style:style style:name="T67" style:family="text">
      <style:text-properties fo:color="#0000ff" loext:opacity="100%" style:font-name="Consolas2" fo:font-size="9pt" style:letter-kerning="false" style:font-name-asian="Times New Roman" style:font-size-asian="9pt" style:language-asian="fr" style:country-asian="FR" style:font-name-complex="Times New Roman" style:font-size-complex="9pt" style:language-complex="ar" style:country-complex="SA"/>
    </style:style>
    <style:style style:name="T68" style:family="text">
      <style:text-properties fo:color="#0000ff" loext:opacity="100%" style:font-name="Consolas2" fo:font-size="10pt" style:font-size-asian="10pt" style:font-size-complex="10pt"/>
    </style:style>
    <style:style style:name="T69" style:family="text">
      <style:text-properties fo:color="#0000ff" loext:opacity="100%" style:font-name="Consolas2" style:letter-kerning="false" style:font-name-asian="Times New Roman" style:language-asian="fr" style:country-asian="FR" style:font-name-complex="Times New Roman" style:language-complex="ar" style:country-complex="SA"/>
    </style:style>
    <style:style style:name="T70" style:family="text">
      <style:text-properties fo:color="#0000ff" loext:opacity="100%" style:font-name="Consolas2" officeooo:rsid="002005b7"/>
    </style:style>
    <style:style style:name="T71" style:family="text">
      <style:text-properties fo:color="#0000ff" loext:opacity="100%" style:font-name="Inconsolata" fo:font-size="9pt" fo:background-color="#ffffff" loext:char-shading-value="0" style:font-size-asian="9pt" style:font-size-complex="9pt"/>
    </style:style>
    <style:style style:name="T72" style:family="text">
      <style:text-properties fo:color="#0000ff" loext:opacity="100%" style:font-name="Inconsolata" fo:font-size="9pt" style:font-size-asian="9pt" style:font-size-complex="9pt"/>
    </style:style>
    <style:style style:name="T73" style:family="text">
      <style:text-properties fo:color="#0000ff" loext:opacity="100%" style:font-name="Inconsolata"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74" style:family="text">
      <style:text-properties fo:color="#0000ff" loext:opacity="100%" style:font-name="Inconsolata" style:font-size-complex="10pt"/>
    </style:style>
    <style:style style:name="T75" style:family="text">
      <style:text-properties fo:color="#0000ff" loext:opacity="100%" style:font-name="Consolas1"/>
    </style:style>
    <style:style style:name="T76" style:family="text">
      <style:text-properties fo:color="#0000ff" loext:opacity="100%" style:font-name="Consolas1" fo:font-size="10pt" style:font-size-asian="10pt"/>
    </style:style>
    <style:style style:name="T77" style:family="text">
      <style:text-properties fo:color="#008000" loext:opacity="100%"/>
    </style:style>
    <style:style style:name="T78" style:family="text">
      <style:text-properties fo:color="#008000" loext:opacity="100%" style:font-name="Consolas2"/>
    </style:style>
    <style:style style:name="T79" style:family="text">
      <style:text-properties fo:color="#008000" loext:opacity="100%" style:font-name="Consolas2" fo:font-size="9pt" fo:background-color="#ffffff" loext:char-shading-value="0" style:font-size-asian="9pt" style:font-size-complex="9pt"/>
    </style:style>
    <style:style style:name="T80" style:family="text">
      <style:text-properties fo:color="#008000" loext:opacity="100%" style:font-name="Consolas2" fo:font-size="9pt" fo:font-weight="bold" style:font-size-asian="9pt" style:font-weight-asian="bold" style:font-name-complex="Arial" style:font-size-complex="9pt" style:font-weight-complex="bold"/>
    </style:style>
    <style:style style:name="T81" style:family="text">
      <style:text-properties fo:color="#008000" loext:opacity="100%" style:font-name="Consolas2" fo:font-size="9pt" style:font-size-asian="9pt" style:font-size-complex="9pt"/>
    </style:style>
    <style:style style:name="T82" style:family="text">
      <style:text-properties fo:color="#008000" loext:opacity="100%" style:font-name="Consolas2" fo:font-size="9pt" style:letter-kerning="false" style:font-name-asian="Times New Roman" style:font-size-asian="9pt" style:language-asian="fr" style:country-asian="FR" style:font-name-complex="Times New Roman" style:font-size-complex="9pt" style:language-complex="ar" style:country-complex="SA"/>
    </style:style>
    <style:style style:name="T83" style:family="text">
      <style:text-properties fo:color="#008000" loext:opacity="100%" style:font-name="Consolas2" fo:font-size="10pt" style:font-size-asian="10pt" style:font-size-complex="10pt"/>
    </style:style>
    <style:style style:name="T84" style:family="text">
      <style:text-properties fo:color="#008000" loext:opacity="100%" style:font-name="Inconsolata" fo:font-size="9pt" fo:background-color="#ffffff" loext:char-shading-value="0" style:font-size-asian="9pt" style:font-size-complex="9pt"/>
    </style:style>
    <style:style style:name="T85" style:family="text">
      <style:text-properties fo:color="#008000" loext:opacity="100%" style:font-name="Inconsolata" fo:font-size="9pt" style:font-size-asian="9pt" style:font-size-complex="9pt"/>
    </style:style>
    <style:style style:name="T86" style:family="text">
      <style:text-properties fo:color="#008000" loext:opacity="100%" style:font-name="Consolas1"/>
    </style:style>
    <style:style style:name="T87" style:family="text">
      <style:text-properties fo:color="#008000" loext:opacity="100%" style:font-name="Consolas1" fo:font-size="10pt" style:font-size-asian="10pt"/>
    </style:style>
    <style:style style:name="T88" style:family="text">
      <style:text-properties fo:color="#008000" loext:opacity="100%" style:font-name="Consolas1" fo:font-size="10pt" fo:font-weight="bold" style:font-size-asian="10pt" style:font-weight-asian="bold"/>
    </style:style>
    <style:style style:name="T89" style:family="text">
      <style:text-properties fo:color="#303030" loext:opacity="100%"/>
    </style:style>
    <style:style style:name="T90" style:family="text">
      <style:text-properties fo:color="#303030" loext:opacity="100%" style:font-name="Consolas2"/>
    </style:style>
    <style:style style:name="T91" style:family="text">
      <style:text-properties style:font-name="Wingdings" fo:font-size="9pt" style:font-name-asian="Wingdings" style:font-size-asian="9pt" style:font-name-complex="Wingdings" style:font-size-complex="9pt"/>
    </style:style>
    <style:style style:name="T92" style:family="text">
      <style:text-properties style:font-name="Wingdings" style:font-name-asian="Wingdings" style:font-name-complex="Wingdings"/>
    </style:style>
    <style:style style:name="T93" style:family="text">
      <style:text-properties style:font-name="Consolas2"/>
    </style:style>
    <style:style style:name="T94" style:family="text">
      <style:text-properties style:font-name="Consolas2" fo:font-size="9pt" style:font-size-asian="9pt" style:font-size-complex="9pt"/>
    </style:style>
    <style:style style:name="T95" style:family="text">
      <style:text-properties fo:color="#3b3e45" loext:opacity="100%" style:font-name="Inconsolata" fo:font-size="9pt" style:font-size-asian="9pt" style:font-size-complex="9pt"/>
    </style:style>
    <style:style style:name="T96" style:family="text">
      <style:text-properties fo:color="#3b3e45" loext:opacity="100%" style:font-name="Inconsolata" fo:font-size="9pt" fo:font-weight="bold" style:font-size-asian="9pt" style:font-weight-asian="bold" style:font-size-complex="9pt" style:font-weight-complex="bold"/>
    </style:style>
    <style:style style:name="T97" style:family="text">
      <style:text-properties fo:color="#3b3e45" loext:opacity="100%" style:font-name="Inconsolata" style:font-size-complex="10pt"/>
    </style:style>
    <style:style style:name="T98" style:family="text">
      <style:text-properties officeooo:rsid="000e6b54"/>
    </style:style>
    <style:style style:name="T99" style:family="text">
      <style:text-properties officeooo:rsid="000e74d7"/>
    </style:style>
    <style:style style:name="T100" style:family="text">
      <style:text-properties officeooo:rsid="000f69f8"/>
    </style:style>
    <style:style style:name="T101" style:family="text">
      <style:text-properties fo:color="#ff3737" loext:opacity="100%" style:font-name="Consolas1" fo:font-size="10pt" fo:font-style="italic" style:text-underline-style="solid" style:text-underline-width="auto" style:text-underline-color="font-color" fo:font-weight="bold" style:font-size-asian="10pt" style:font-style-asian="italic" style:font-weight-asian="bold"/>
    </style:style>
    <style:style style:name="T102" style:family="text">
      <style:text-properties officeooo:rsid="00186eb2"/>
    </style:style>
    <style:style style:name="T103" style:family="text">
      <style:text-properties officeooo:rsid="00192728"/>
    </style:style>
    <style:style style:name="T104" style:family="text">
      <style:text-properties officeooo:rsid="001affa3"/>
    </style:style>
    <style:style style:name="T105" style:family="text">
      <style:text-properties fo:color="#808080" loext:opacity="100%" style:font-name="Consolas1" fo:font-size="10pt" style:font-size-asian="10pt"/>
    </style:style>
    <style:style style:name="T106" style:family="text">
      <style:text-properties officeooo:rsid="001d861b"/>
    </style:style>
    <style:style style:name="T107" style:family="text">
      <style:text-properties style:font-size-complex="10pt"/>
    </style:style>
    <style:style style:name="T108" style:family="text">
      <style:text-properties officeooo:rsid="002005b7"/>
    </style:style>
    <style:style style:name="T109" style:family="text">
      <style:text-properties officeooo:rsid="00202518"/>
    </style:style>
    <style:style style:name="T110" style:family="text">
      <style:text-properties officeooo:rsid="0021c318"/>
    </style:style>
    <style:style style:name="T111" style:family="text">
      <style:text-properties officeooo:rsid="003870fa"/>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Rapport de tests sur la campagne d’inventaire 2023</text:p>
      <text:p text:style-name="P10"/>
      <text:p text:style-name="P10">Le présent document décrit les principes et les résultats de l’ensemble des tests menés pour valider les données de la campagne d’inventaire forestier 202<text:span text:style-name="T111">3</text:span>.</text:p>
      <text:p text:style-name="P10">Il se compose de différentes parties, correspondant aux étapes de chargement des données de la campagne, puis de leur enrichissement par calcul de données, post-stratification, etc.</text:p>
      <text:p text:style-name="P10"/>
      <text:h text:style-name="Heading_20_1" text:outline-level="1">Tests de chargement des bases de données</text:h>
      <text:p text:style-name="P10"/>
      <text:h text:style-name="Heading_20_2" text:outline-level="2">Chargement de la base de production depuis la base Soif</text:h>
      <text:p text:style-name="P10"/>
      <table:table table:name="Tableau2" table:style-name="Tableau2">
        <table:table-column table:style-name="Tableau2.A"/>
        <table:table-column table:style-name="Tableau2.B"/>
        <table:table-row table:style-name="TableLine1658033736016">
          <table:table-cell table:style-name="Tableau2.A1" office:value-type="string">
            <text:p text:style-name="Etiquette">Principes des tests</text:p>
          </table:table-cell>
          <table:table-cell table:style-name="Tableau2.A1" office:value-type="string">
            <text:p text:style-name="P11">La validation du transfert des données depuis la base Soif vers la base de production consiste à vérifier le nombre de valeurs renseignées donnée par donnée dans les deux bases (Soif et production), pour s’assurer de leur égalité (ou à défaut de pouvoir expliquer les écarts observés).</text:p>
            <text:p text:style-name="P11"/>
            <text:p text:style-name="P11">Ces décomptes sont menés sur les trois échantillons de points à visiter sur le terrain suivants :</text:p>
            <text:list xml:id="list968881982" text:style-name="L1">
              <text:list-item>
                <text:p text:style-name="P74">points première visite terrain, issus d’une première photo-interprétation ponctuelle (également couramment appelés « points nouveaux ») ;</text:p>
              </text:list-item>
              <text:list-item>
                <text:p text:style-name="P74">points deuxième visite terrain, 5 ans après la visite initiale (également couramment appelés « points revisités ») ;</text:p>
              </text:list-item>
              <text:list-item>
                <text:p text:style-name="P74">points première visite terrain issu d’une deuxième photo-interprétation d’un sous-ensemble de l’échantillon photo-interprété 5 ans auparavant (également couramment appelés « nouveaux points boisés à la photo-interprétation »).</text:p>
              </text:list-item>
            </text:list>
            <text:p text:style-name="P11"/>
            <text:p text:style-name="P11">Dans chacun de ces cas, le nombre de données renseignées dans les différentes tables de la base Soif sont comptées par requêtes SQL. Elles sont ensuite comptées également par requêtes SQL dans la base de production, et les totaux pour chaque donnée sont comparés.</text:p>
            <text:p text:style-name="P11"/>
          </table:table-cell>
        </table:table-row>
        <table:table-row table:style-name="TableLine1658033745808">
          <table:table-cell table:style-name="Tableau2.A1" office:value-type="string">
            <text:p text:style-name="Etiquette">Tests sur points première visite terrain</text:p>
          </table:table-cell>
          <table:table-cell table:style-name="Tableau2.A1" office:value-type="string">
            <text:p text:style-name="P11">Les tables de la base de collecte Soif contenant les données de première visite et ayant fait l’objet d’un test sont les suivantes :</text:p>
            <text:list xml:id="list1302130684" text:style-name="L2">
              <text:list-item>
                <text:p text:style-name="P75">v1e2point, v1e2observ : données de reconnaissance ;</text:p>
              </text:list-item>
              <text:list-item>
                <text:p text:style-name="P75">v1e3point, v1e3nrpoint : données de description ;</text:p>
              </text:list-item>
              <text:list-item>
                <text:p text:style-name="P75"><text:soft-page-break/>v1e3nrspot : données de … ;</text:p>
              </text:list-item>
              <text:list-item>
                <text:p text:style-name="P75">v1e3plant : données de plantations ;</text:p>
              </text:list-item>
              <text:list-item>
                <text:p text:style-name="P75">v1e3strate : données décrivant la strate arborée recensable ;</text:p>
              </text:list-item>
              <text:list-item>
                <text:p text:style-name="P75">v1e3essences : données des essences composant la strate recensable ;</text:p>
              </text:list-item>
              <text:list-item>
                <text:p text:style-name="P75">v1e3ecologie : données écologiques ;</text:p>
              </text:list-item>
              <text:list-item>
                <text:p text:style-name="P75">v1e3flore : données des relevés floristiques ;</text:p>
              </text:list-item>
              <text:list-item>
                <text:p text:style-name="P75">v1e3habitats : données d’habitats forestiers ;</text:p>
              </text:list-item>
              <text:list-item>
                <text:p text:style-name="P75">v1e3boism : données du bois mort au sol ;</text:p>
              </text:list-item>
              <text:list-item>
                <text:p text:style-name="P75">v1e3arbre : données des arbres recensables (vifs, morts, chablis) ;</text:p>
              </text:list-item>
              <text:list-item>
                <text:p text:style-name="P75">v1e3arbre_age : données de mesure d’âge des peuplements ;</text:p>
              </text:list-item>
              <text:list-item>
                <text:p text:style-name="P75">v1l2segment : données de reconnaissance des formations linéaires arborées ;</text:p>
              </text:list-item>
              <text:list-item>
                <text:p text:style-name="P75">v1l3segment : données de description des formations linéaires arborées ;</text:p>
              </text:list-item>
              <text:list-item>
                <text:p text:style-name="P75">v1l3arbre : données des arbres en formations linéaires arborées.</text:p>
              </text:list-item>
            </text:list>
            <text:p text:style-name="P11"/>
          </table:table-cell>
        </table:table-row>
        <table:table-row table:style-name="TableLine1658033746624">
          <table:table-cell table:style-name="Tableau2.A1" office:value-type="string">
            <text:p text:style-name="EtiquetteSous">Décompte du nombre de points renseignés</text:p>
          </table:table-cell>
          <table:table-cell table:style-name="Tableau2.A1" office:value-type="string">
            <text:p text:style-name="P11">La requête exécutée dans la base Soif est la suivante :</text:p>
            <text:p text:style-name="Standard"><text:span text:style-name="Police_20_par_20_défaut"><text:span text:style-name="T2">SELECT</text:span></text:span><text:span text:style-name="Police_20_par_20_défaut"><text:span text:style-name="T20"> </text:span></text:span><text:span text:style-name="Police_20_par_20_défaut"><text:span text:style-name="T23">count</text:span></text:span><text:span text:style-name="Police_20_par_20_défaut"><text:span text:style-name="T20">(*) </text:span></text:span><text:span text:style-name="Police_20_par_20_défaut"><text:span text:style-name="T2">AS</text:span></text:span><text:span text:style-name="Police_20_par_20_défaut"><text:span text:style-name="T20"> </text:span></text:span><text:span text:style-name="Police_20_par_20_défaut"><text:span text:style-name="T39">nb_points</text:span></text:span></text:p>
            <text:p text:style-name="Standard"><text:span text:style-name="Police_20_par_20_défaut"><text:span text:style-name="T2">FROM</text:span></text:span><text:span text:style-name="Police_20_par_20_défaut"><text:span text:style-name="T20"> </text:span></text:span><text:span text:style-name="Police_20_par_20_défaut"><text:span text:style-name="T39">soif</text:span></text:span><text:span text:style-name="Police_20_par_20_défaut"><text:span text:style-name="T20">.</text:span></text:span><text:span text:style-name="Police_20_par_20_défaut"><text:span text:style-name="T39">v1e2point</text:span></text:span></text:p>
            <text:p text:style-name="Text_20_body"><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text:span></text:span><text:span text:style-name="Police_20_par_20_défaut"><text:span text:style-name="T41">soif</text:span></text:span><text:span text:style-name="Police_20_par_20_défaut"><text:span text:style-name="T51">.</text:span></text:span><text:span text:style-name="Police_20_par_20_défaut"><text:span text:style-name="T41">point_anref</text:span></text:span><text:span text:style-name="Police_20_par_20_défaut"><text:span text:style-name="T51"> </text:span></text:span><text:span text:style-name="Police_20_par_20_défaut"><text:span text:style-name="T5">USING</text:span></text:span><text:span text:style-name="Police_20_par_20_défaut"><text:span text:style-name="T51"> (</text:span></text:span><text:span text:style-name="Police_20_par_20_défaut"><text:span text:style-name="T41">npp</text:span></text:span><text:span text:style-name="Police_20_par_20_défaut"><text:span text:style-name="T51">)</text:span></text:span></text:p>
            <text:p text:style-name="Text_20_body"><text:span text:style-name="Police_20_par_20_défaut"><text:span text:style-name="T5">WHERE</text:span></text:span><text:span text:style-name="Police_20_par_20_défaut"><text:span text:style-name="T21"> </text:span></text:span><text:span text:style-name="Police_20_par_20_défaut"><text:span text:style-name="T26">right</text:span></text:span><text:span text:style-name="Police_20_par_20_défaut"><text:span text:style-name="T21">(</text:span></text:span><text:span text:style-name="Police_20_par_20_défaut"><text:span text:style-name="T41">npp</text:span></text:span><text:span text:style-name="Police_20_par_20_défaut"><text:span text:style-name="T21">, </text:span></text:span><text:span text:style-name="Police_20_par_20_défaut"><text:span text:style-name="T64">1</text:span></text:span><text:span text:style-name="Police_20_par_20_défaut"><text:span text:style-name="T21">) = </text:span></text:span><text:span text:style-name="Police_20_par_20_défaut"><text:span text:style-name="T79">'T'</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numvisi</text:span></text:span><text:span text:style-name="Police_20_par_20_défaut"><text:span text:style-name="T21"> = </text:span></text:span><text:span text:style-name="Police_20_par_20_défaut"><text:span text:style-name="T79">'1'</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anref</text:span></text:span><text:span text:style-name="Police_20_par_20_défaut"><text:span text:style-name="T21"> = 2023</text:span></text:span><text:span text:style-name="Police_20_par_20_défaut"><text:span text:style-name="T51">;</text:span></text:span></text:p>
            <text:p text:style-name="P11"/>
            <text:p text:style-name="P11">Son équivalent exécuté en base de production est :</text:p>
            <text:p text:style-name="Standard"><text:span text:style-name="Police_20_par_20_défaut"><text:span text:style-name="T2">SELECT</text:span></text:span><text:span text:style-name="Police_20_par_20_défaut"><text:span text:style-name="T20"> </text:span></text:span><text:span text:style-name="Police_20_par_20_défaut"><text:span text:style-name="T23">count</text:span></text:span><text:span text:style-name="Police_20_par_20_défaut"><text:span text:style-name="T20">(*) </text:span></text:span><text:span text:style-name="Police_20_par_20_défaut"><text:span text:style-name="T2">AS</text:span></text:span><text:span text:style-name="Police_20_par_20_défaut"><text:span text:style-name="T20"> </text:span></text:span><text:span text:style-name="Police_20_par_20_défaut"><text:span text:style-name="T39">nb_points</text:span></text:span></text:p>
            <text:p text:style-name="Standard"><text:span text:style-name="Police_20_par_20_défaut"><text:span text:style-name="T2">FROM</text:span></text:span><text:span text:style-name="Police_20_par_20_défaut"><text:span text:style-name="T20"> </text:span></text:span><text:span text:style-name="Police_20_par_20_défaut"><text:span text:style-name="T39">v_liste_points_lt1</text:span></text:span></text:p>
            <text:p text:style-name="P10"><text:span text:style-name="Police_20_par_20_défaut"><text:span text:style-name="T2">WHERE</text:span></text:span><text:span text:style-name="Police_20_par_20_défaut"><text:span text:style-name="T20"> </text:span></text:span><text:span text:style-name="Police_20_par_20_défaut"><text:span text:style-name="T39">annee</text:span></text:span><text:span text:style-name="Police_20_par_20_défaut"><text:span text:style-name="T20"> = 2023</text:span></text:span><text:span text:style-name="Police_20_par_20_défaut"><text:span text:style-name="T52">;</text:span></text:span></text:p>
            <text:p text:style-name="P11"/>
            <text:p text:style-name="P11">Les deux requêtes renvoient le même total de 7525 points.</text:p>
            <text:p text:style-name="P11"/>
          </table:table-cell>
        </table:table-row>
        <table:table-row table:style-name="TableLine1658033754240">
          <table:table-cell table:style-name="Tableau2.A1" office:value-type="string">
            <text:p text:style-name="EtiquetteSous">Données de reconnaissance</text:p>
          </table:table-cell>
          <table:table-cell table:style-name="Tableau2.A1" office:value-type="string">
            <text:p text:style-name="P11">La requête exécutée dans la base Soif est la suivante :</text:p>
            <text:p text:style-name="P22"><text:span text:style-name="Police_20_par_20_défaut"><text:span text:style-name="T4">SELECT</text:span></text:span><text:span text:style-name="Police_20_par_20_défaut"><text:span text:style-name="T40"> </text:span></text:span><text:span text:style-name="Police_20_par_20_défaut"><text:span text:style-name="T25">count</text:span></text:span><text:span text:style-name="Police_20_par_20_défaut"><text:span text:style-name="T40">(*) </text:span></text:span><text:span text:style-name="Police_20_par_20_défaut"><text:span text:style-name="T4">AS</text:span></text:span><text:span text:style-name="Police_20_par_20_défaut"><text:span text:style-name="T40"> nb_lignes, </text:span></text:span><text:span text:style-name="Police_20_par_20_défaut"><text:span text:style-name="T25">count</text:span></text:span><text:span text:style-name="Police_20_par_20_défaut"><text:span text:style-name="T40">(auteurlt) </text:span></text:span><text:span text:style-name="Police_20_par_20_défaut"><text:span text:style-name="T4">AS</text:span></text:span><text:span text:style-name="Police_20_par_20_défaut"><text:span text:style-name="T40"> auteurlt1, </text:span></text:span><text:span text:style-name="Police_20_par_20_défaut"><text:span text:style-name="T25">count</text:span></text:span><text:span text:style-name="Police_20_par_20_défaut"><text:span text:style-name="T40">(auteurlt_2) </text:span></text:span><text:span text:style-name="Police_20_par_20_défaut"><text:span text:style-name="T4">AS</text:span></text:span><text:span text:style-name="Police_20_par_20_défaut"><text:span text:style-name="T40"> auteurlt2, </text:span></text:span><text:span text:style-name="Police_20_par_20_défaut"><text:span text:style-name="T25">count</text:span></text:span><text:span text:style-name="Police_20_par_20_défaut"><text:span text:style-name="T40">(auteurlt_3) </text:span></text:span><text:span text:style-name="Police_20_par_20_défaut"><text:span text:style-name="T4">AS</text:span></text:span><text:span text:style-name="Police_20_par_20_défaut"><text:span text:style-name="T40"> auteurlt3, </text:span></text:span><text:span text:style-name="Police_20_par_20_défaut"><text:span text:style-name="T25">count</text:span></text:span><text:span text:style-name="Police_20_par_20_défaut"><text:span text:style-name="T40">(datepoint) </text:span></text:span><text:span text:style-name="Police_20_par_20_défaut"><text:span text:style-name="T4">AS</text:span></text:span><text:span text:style-name="Police_20_par_20_défaut"><text:span text:style-name="T40"> datepoint, </text:span></text:span><text:span text:style-name="Police_20_par_20_défaut"><text:span text:style-name="T25">count</text:span></text:span><text:span text:style-name="Police_20_par_20_défaut"><text:span text:style-name="T40">(reco) </text:span></text:span><text:span text:style-name="Police_20_par_20_défaut"><text:span text:style-name="T4">AS</text:span></text:span><text:span text:style-name="Police_20_par_20_défaut"><text:span text:style-name="T40"> reco</text:span></text:span></text:p>
            <text:p text:style-name="P22"><text:span text:style-name="Police_20_par_20_défaut"><text:span text:style-name="T40">, </text:span></text:span><text:span text:style-name="Police_20_par_20_défaut"><text:span text:style-name="T25">count</text:span></text:span><text:span text:style-name="Police_20_par_20_défaut"><text:span text:style-name="T40">(duracc) </text:span></text:span><text:span text:style-name="Police_20_par_20_défaut"><text:span text:style-name="T4">AS</text:span></text:span><text:span text:style-name="Police_20_par_20_défaut"><text:span text:style-name="T40"> duracc, </text:span></text:span><text:span text:style-name="Police_20_par_20_défaut"><text:span text:style-name="T25">count</text:span></text:span><text:span text:style-name="Police_20_par_20_défaut"><text:span text:style-name="T40">(posipr) </text:span></text:span><text:span text:style-name="Police_20_par_20_défaut"><text:span text:style-name="T4">AS</text:span></text:span><text:span text:style-name="Police_20_par_20_défaut"><text:span text:style-name="T40"> posipr, </text:span></text:span><text:span text:style-name="Police_20_par_20_défaut"><text:span text:style-name="T25">count</text:span></text:span><text:span text:style-name="Police_20_par_20_défaut"><text:span text:style-name="T40">(pclos) </text:span></text:span><text:span text:style-name="Police_20_par_20_défaut"><text:span text:style-name="T4">AS</text:span></text:span><text:span text:style-name="Police_20_par_20_défaut"><text:span text:style-name="T40"> pclos, </text:span></text:span><text:span text:style-name="Police_20_par_20_défaut"><text:span text:style-name="T25">count</text:span></text:span><text:span text:style-name="Police_20_par_20_défaut"><text:span text:style-name="T40">(pdiff) </text:span></text:span><text:span text:style-name="Police_20_par_20_défaut"><text:span text:style-name="T4">AS</text:span></text:span><text:span text:style-name="Police_20_par_20_défaut"><text:span text:style-name="T40"> pdiff, </text:span></text:span><text:span text:style-name="Police_20_par_20_défaut"><text:span text:style-name="T25">count</text:span></text:span><text:span text:style-name="Police_20_par_20_défaut"><text:span text:style-name="T40">(csa) </text:span></text:span><text:span text:style-name="Police_20_par_20_défaut"><text:span text:style-name="T4">AS</text:span></text:span><text:span text:style-name="Police_20_par_20_défaut"><text:span text:style-name="T40"> csa, </text:span></text:span><text:span text:style-name="Police_20_par_20_défaut"><text:span text:style-name="T25">count</text:span></text:span><text:span text:style-name="Police_20_par_20_défaut"><text:span text:style-name="T40">(obscsa) </text:span></text:span><text:span text:style-name="Police_20_par_20_défaut"><text:span text:style-name="T4">AS</text:span></text:span><text:span text:style-name="Police_20_par_20_défaut"><text:span text:style-name="T40"> obscsa, </text:span></text:span><text:span text:style-name="Police_20_par_20_défaut"><text:span text:style-name="T25">count</text:span></text:span><text:span text:style-name="Police_20_par_20_défaut"><text:span text:style-name="T40">(utip) </text:span></text:span><text:span text:style-name="Police_20_par_20_défaut"><text:span text:style-name="T4">AS</text:span></text:span><text:span text:style-name="Police_20_par_20_défaut"><text:span text:style-name="T40"> utip</text:span></text:span></text:p>
            <text:p text:style-name="P22"><text:span text:style-name="Police_20_par_20_défaut"><text:span text:style-name="T40">, </text:span></text:span><text:span text:style-name="Police_20_par_20_défaut"><text:span text:style-name="T25">count</text:span></text:span><text:span text:style-name="Police_20_par_20_défaut"><text:span text:style-name="T40">(bois) </text:span></text:span><text:span text:style-name="Police_20_par_20_défaut"><text:span text:style-name="T4">AS</text:span></text:span><text:span text:style-name="Police_20_par_20_défaut"><text:span text:style-name="T40"> bois, </text:span></text:span><text:span text:style-name="Police_20_par_20_défaut"><text:span text:style-name="T25">count</text:span></text:span><text:span text:style-name="Police_20_par_20_défaut"><text:span text:style-name="T40">(doute_bois) </text:span></text:span><text:span text:style-name="Police_20_par_20_défaut"><text:span text:style-name="T4">AS</text:span></text:span><text:span text:style-name="Police_20_par_20_défaut"><text:span text:style-name="T40"> doute_bois, </text:span></text:span><text:span text:style-name="Police_20_par_20_défaut"><text:span text:style-name="T25">count</text:span></text:span><text:span text:style-name="Police_20_par_20_défaut"><text:span text:style-name="T40">(autut) </text:span></text:span><text:span text:style-name="Police_20_par_20_défaut"><text:span text:style-name="T4">AS</text:span></text:span><text:span text:style-name="Police_20_par_20_défaut"><text:span text:style-name="T40"> autut, </text:span></text:span><text:span text:style-name="Police_20_par_20_défaut"><text:span text:style-name="T25">count</text:span></text:span><text:span text:style-name="Police_20_par_20_défaut"><text:span text:style-name="T40">(tform) </text:span></text:span><text:span text:style-name="Police_20_par_20_défaut"><text:span text:style-name="T4">AS</text:span></text:span><text:span text:style-name="Police_20_par_20_défaut"><text:span text:style-name="T40"> tform, </text:span></text:span><text:span text:style-name="Police_20_par_20_défaut"><text:span text:style-name="T25">count</text:span></text:span><text:span text:style-name="Police_20_par_20_défaut"><text:span text:style-name="T40">(tauf) </text:span></text:span><text:span text:style-name="Police_20_par_20_défaut"><text:span text:style-name="T4">AS</text:span></text:span><text:span text:style-name="Police_20_par_20_défaut"><text:span text:style-name="T40"> tauf, </text:span></text:span><text:span text:style-name="Police_20_par_20_défaut"><text:span text:style-name="T25">count</text:span></text:span><text:span text:style-name="Police_20_par_20_défaut"><text:span text:style-name="T40">(leve) </text:span></text:span><text:span text:style-name="Police_20_par_20_défaut"><text:span text:style-name="T4">AS</text:span></text:span><text:span text:style-name="Police_20_par_20_défaut"><text:span text:style-name="T40"> leve</text:span></text:span></text:p>
            <text:p text:style-name="P22"><text:span text:style-name="Police_20_par_20_défaut"><text:span text:style-name="T40">, </text:span></text:span><text:span text:style-name="Police_20_par_20_défaut"><text:span text:style-name="T25">count</text:span></text:span><text:span text:style-name="Police_20_par_20_défaut"><text:span text:style-name="T40">(qleve) </text:span></text:span><text:span text:style-name="Police_20_par_20_défaut"><text:span text:style-name="T4">AS</text:span></text:span><text:span text:style-name="Police_20_par_20_défaut"><text:span text:style-name="T40"> qleve, </text:span></text:span><text:span text:style-name="Police_20_par_20_défaut"><text:span text:style-name="T25">count</text:span></text:span><text:span text:style-name="Police_20_par_20_défaut"><text:span text:style-name="T40">(eflt) </text:span></text:span><text:span text:style-name="Police_20_par_20_défaut"><text:span text:style-name="T4">AS</text:span></text:span><text:span text:style-name="Police_20_par_20_défaut"><text:span text:style-name="T40"> eflt, </text:span></text:span><text:span text:style-name="Police_20_par_20_défaut"><text:span text:style-name="T25">count</text:span></text:span><text:span text:style-name="Police_20_par_20_défaut"><text:span text:style-name="T40">(rp) </text:span></text:span><text:span text:style-name="Police_20_par_20_défaut"><text:span text:style-name="T4">AS</text:span></text:span><text:span text:style-name="Police_20_par_20_défaut"><text:span text:style-name="T40"> rp, </text:span></text:span><text:span text:style-name="Police_20_par_20_défaut"><text:span text:style-name="T25">count</text:span></text:span><text:span text:style-name="Police_20_par_20_défaut"><text:span text:style-name="T40">(azrp_gd) </text:span></text:span><text:span text:style-name="Police_20_par_20_défaut"><text:span text:style-name="T4">AS</text:span></text:span><text:span text:style-name="Police_20_par_20_défaut"><text:span text:style-name="T40"> azrp_gd, </text:span></text:span><text:span text:style-name="Police_20_par_20_défaut"><text:span text:style-name="T25">count</text:span></text:span><text:span text:style-name="Police_20_par_20_défaut"><text:span text:style-name="T40">(drp_cm) </text:span></text:span><text:span text:style-name="Police_20_par_20_défaut"><text:span text:style-name="T4">AS</text:span></text:span><text:span text:style-name="Police_20_par_20_défaut"><text:span text:style-name="T40"> drp_cm</text:span></text:span></text:p>
            <text:p text:style-name="P22"><text:soft-page-break/><text:span text:style-name="Police_20_par_20_défaut"><text:span text:style-name="T40">, </text:span></text:span><text:span text:style-name="Police_20_par_20_défaut"><text:span text:style-name="T25">count</text:span></text:span><text:span text:style-name="Police_20_par_20_défaut"><text:span text:style-name="T40">(qreco) </text:span></text:span><text:span text:style-name="Police_20_par_20_défaut"><text:span text:style-name="T4">AS</text:span></text:span><text:span text:style-name="Police_20_par_20_défaut"><text:span text:style-name="T40"> qreco, </text:span></text:span><text:span text:style-name="Police_20_par_20_défaut"><text:span text:style-name="T25">count</text:span></text:span><text:span text:style-name="Police_20_par_20_défaut"><text:span text:style-name="T40">(qbois) </text:span></text:span><text:span text:style-name="Police_20_par_20_défaut"><text:span text:style-name="T4">AS</text:span></text:span><text:span text:style-name="Police_20_par_20_défaut"><text:span text:style-name="T40"> qbois, </text:span></text:span><text:span text:style-name="Police_20_par_20_défaut"><text:span text:style-name="T25">count</text:span></text:span><text:span text:style-name="Police_20_par_20_défaut"><text:span text:style-name="T40">(pobs) </text:span></text:span><text:span text:style-name="Police_20_par_20_défaut"><text:span text:style-name="T4">AS</text:span></text:span><text:span text:style-name="Police_20_par_20_défaut"><text:span text:style-name="T40"> pobs, </text:span></text:span><text:span text:style-name="Police_20_par_20_défaut"><text:span text:style-name="T25">count</text:span></text:span><text:span text:style-name="Police_20_par_20_défaut"><text:span text:style-name="T40">(vegrp) </text:span></text:span><text:span text:style-name="Police_20_par_20_défaut"><text:span text:style-name="T4">AS</text:span></text:span><text:span text:style-name="Police_20_par_20_défaut"><text:span text:style-name="T40"> vegrp, </text:span></text:span><text:span text:style-name="Police_20_par_20_défaut"><text:span text:style-name="T25">count</text:span></text:span><text:span text:style-name="Police_20_par_20_défaut"><text:span text:style-name="T40">(esprp) </text:span></text:span><text:span text:style-name="Police_20_par_20_défaut"><text:span text:style-name="T4">AS</text:span></text:span><text:span text:style-name="Police_20_par_20_défaut"><text:span text:style-name="T40"> esprp, </text:span></text:span><text:span text:style-name="Police_20_par_20_défaut"><text:span text:style-name="T25">count</text:span></text:span><text:span text:style-name="Police_20_par_20_défaut"><text:span text:style-name="T40">(c13rp_mm) </text:span></text:span><text:span text:style-name="Police_20_par_20_défaut"><text:span text:style-name="T4">AS</text:span></text:span><text:span text:style-name="Police_20_par_20_défaut"><text:span text:style-name="T40"> c13rp_mm</text:span></text:span></text:p>
            <text:p text:style-name="P22"><text:span text:style-name="Police_20_par_20_défaut"><text:span text:style-name="T4">FROM</text:span></text:span><text:span text:style-name="Police_20_par_20_défaut"><text:span text:style-name="T40"> soif.v1e2point</text:span></text:span></text:p>
            <text:p text:style-name="P22"><text:span text:style-name="Police_20_par_20_défaut"><text:span text:style-name="T4">LEFT</text:span></text:span><text:span text:style-name="Police_20_par_20_défaut"><text:span text:style-name="T40"> </text:span></text:span><text:span text:style-name="Police_20_par_20_défaut"><text:span text:style-name="T4">JOIN</text:span></text:span><text:span text:style-name="Police_20_par_20_défaut"><text:span text:style-name="T40"> soif.v1e2observ </text:span></text:span><text:span text:style-name="Police_20_par_20_défaut"><text:span text:style-name="T4">USING</text:span></text:span><text:span text:style-name="Police_20_par_20_défaut"><text:span text:style-name="T40"> (npp)</text:span></text:span></text:p>
            <text:p text:style-name="P22"><text:span text:style-name="Police_20_par_20_défaut"><text:span text:style-name="T4">INNER</text:span></text:span><text:span text:style-name="Police_20_par_20_défaut"><text:span text:style-name="T40"> </text:span></text:span><text:span text:style-name="Police_20_par_20_défaut"><text:span text:style-name="T4">JOIN</text:span></text:span><text:span text:style-name="Police_20_par_20_défaut"><text:span text:style-name="T40"> soif.point_anref </text:span></text:span><text:span text:style-name="Police_20_par_20_défaut"><text:span text:style-name="T4">USING</text:span></text:span><text:span text:style-name="Police_20_par_20_défaut"><text:span text:style-name="T40"> (npp)</text:span></text:span></text:p>
            <text:p text:style-name="P22"><text:span text:style-name="Police_20_par_20_défaut"><text:span text:style-name="T4">WHERE</text:span></text:span><text:span text:style-name="Police_20_par_20_défaut"><text:span text:style-name="T40"> </text:span></text:span><text:span text:style-name="Police_20_par_20_défaut"><text:span text:style-name="T25">right</text:span></text:span><text:span text:style-name="Police_20_par_20_défaut"><text:span text:style-name="T40">(npp, </text:span></text:span><text:span text:style-name="Police_20_par_20_défaut"><text:span text:style-name="T65">1</text:span></text:span><text:span text:style-name="Police_20_par_20_défaut"><text:span text:style-name="T40">) = </text:span></text:span><text:span text:style-name="Police_20_par_20_défaut"><text:span text:style-name="T80">'T'</text:span></text:span></text:p>
            <text:p text:style-name="P22"><text:span text:style-name="Police_20_par_20_défaut"><text:span text:style-name="T4">AND</text:span></text:span><text:span text:style-name="Police_20_par_20_défaut"><text:span text:style-name="T40"> numvisi = </text:span></text:span><text:span text:style-name="Police_20_par_20_défaut"><text:span text:style-name="T80">'1'</text:span></text:span></text:p>
            <text:p text:style-name="P22"><text:span text:style-name="Police_20_par_20_défaut"><text:span text:style-name="T4">AND</text:span></text:span><text:span text:style-name="Police_20_par_20_défaut"><text:span text:style-name="T40"> anref = </text:span></text:span><text:span text:style-name="Police_20_par_20_défaut"><text:span text:style-name="T65">2023</text:span></text:span><text:span text:style-name="Police_20_par_20_défaut"><text:span text:style-name="T53">;</text:span></text:span></text:p>
            <text:p text:style-name="P23"/>
            <text:p text:style-name="P11">Son équivalent exécuté en base de production est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a1.matricule) </text:span></text:span><text:span text:style-name="Police_20_par_20_défaut"><text:span text:style-name="T3">AS</text:span></text:span><text:span text:style-name="Police_20_par_20_défaut"><text:span text:style-name="T39"> auteurlt1, </text:span></text:span><text:span text:style-name="Police_20_par_20_défaut"><text:span text:style-name="T24">count</text:span></text:span><text:span text:style-name="Police_20_par_20_défaut"><text:span text:style-name="T39">(a2.matricule) </text:span></text:span><text:span text:style-name="Police_20_par_20_défaut"><text:span text:style-name="T3">AS</text:span></text:span><text:span text:style-name="Police_20_par_20_défaut"><text:span text:style-name="T39"> auteurlt2, </text:span></text:span><text:span text:style-name="Police_20_par_20_défaut"><text:span text:style-name="T24">count</text:span></text:span><text:span text:style-name="Police_20_par_20_défaut"><text:span text:style-name="T39">(a3.matricule) </text:span></text:span><text:span text:style-name="Police_20_par_20_défaut"><text:span text:style-name="T3">AS</text:span></text:span><text:span text:style-name="Police_20_par_20_défaut"><text:span text:style-name="T39"> auteurlt3, </text:span></text:span><text:span text:style-name="Police_20_par_20_défaut"><text:span text:style-name="T24">count</text:span></text:span><text:span text:style-name="Police_20_par_20_défaut"><text:span text:style-name="T39">(datepoint) </text:span></text:span><text:span text:style-name="Police_20_par_20_défaut"><text:span text:style-name="T3">AS</text:span></text:span><text:span text:style-name="Police_20_par_20_défaut"><text:span text:style-name="T39"> datepoint, </text:span></text:span><text:span text:style-name="Police_20_par_20_défaut"><text:span text:style-name="T24">count</text:span></text:span><text:span text:style-name="Police_20_par_20_défaut"><text:span text:style-name="T39">(reco) </text:span></text:span><text:span text:style-name="Police_20_par_20_défaut"><text:span text:style-name="T3">AS</text:span></text:span><text:span text:style-name="Police_20_par_20_défaut"><text:span text:style-name="T39"> reco</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duracc) </text:span></text:span><text:span text:style-name="Police_20_par_20_défaut"><text:span text:style-name="T3">AS</text:span></text:span><text:span text:style-name="Police_20_par_20_défaut"><text:span text:style-name="T39"> duracc, </text:span></text:span><text:span text:style-name="Police_20_par_20_défaut"><text:span text:style-name="T24">count</text:span></text:span><text:span text:style-name="Police_20_par_20_défaut"><text:span text:style-name="T39">(posipr) </text:span></text:span><text:span text:style-name="Police_20_par_20_défaut"><text:span text:style-name="T3">AS</text:span></text:span><text:span text:style-name="Police_20_par_20_défaut"><text:span text:style-name="T39"> posipr, </text:span></text:span><text:span text:style-name="Police_20_par_20_défaut"><text:span text:style-name="T24">count</text:span></text:span><text:span text:style-name="Police_20_par_20_défaut"><text:span text:style-name="T39">(pclos) </text:span></text:span><text:span text:style-name="Police_20_par_20_défaut"><text:span text:style-name="T3">AS</text:span></text:span><text:span text:style-name="Police_20_par_20_défaut"><text:span text:style-name="T39"> pclos, </text:span></text:span><text:span text:style-name="Police_20_par_20_défaut"><text:span text:style-name="T24">count</text:span></text:span><text:span text:style-name="Police_20_par_20_défaut"><text:span text:style-name="T39">(pdiff) </text:span></text:span><text:span text:style-name="Police_20_par_20_défaut"><text:span text:style-name="T3">AS</text:span></text:span><text:span text:style-name="Police_20_par_20_défaut"><text:span text:style-name="T39"> pdiff, </text:span></text:span><text:span text:style-name="Police_20_par_20_défaut"><text:span text:style-name="T24">count</text:span></text:span><text:span text:style-name="Police_20_par_20_défaut"><text:span text:style-name="T39">(csa) </text:span></text:span><text:span text:style-name="Police_20_par_20_défaut"><text:span text:style-name="T3">AS</text:span></text:span><text:span text:style-name="Police_20_par_20_défaut"><text:span text:style-name="T39"> csa, </text:span></text:span><text:span text:style-name="Police_20_par_20_défaut"><text:span text:style-name="T24">count</text:span></text:span><text:span text:style-name="Police_20_par_20_défaut"><text:span text:style-name="T39">(obscsa) </text:span></text:span><text:span text:style-name="Police_20_par_20_défaut"><text:span text:style-name="T3">AS</text:span></text:span><text:span text:style-name="Police_20_par_20_défaut"><text:span text:style-name="T39"> obscsa, </text:span></text:span><text:span text:style-name="Police_20_par_20_défaut"><text:span text:style-name="T24">count</text:span></text:span><text:span text:style-name="Police_20_par_20_défaut"><text:span text:style-name="T39">(utip) </text:span></text:span><text:span text:style-name="Police_20_par_20_défaut"><text:span text:style-name="T3">AS</text:span></text:span><text:span text:style-name="Police_20_par_20_défaut"><text:span text:style-name="T39"> utip</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bois) </text:span></text:span><text:span text:style-name="Police_20_par_20_défaut"><text:span text:style-name="T3">AS</text:span></text:span><text:span text:style-name="Police_20_par_20_défaut"><text:span text:style-name="T39"> bois, </text:span></text:span><text:span text:style-name="Police_20_par_20_défaut"><text:span text:style-name="T24">count</text:span></text:span><text:span text:style-name="Police_20_par_20_défaut"><text:span text:style-name="T39">(doute_bois) </text:span></text:span><text:span text:style-name="Police_20_par_20_défaut"><text:span text:style-name="T3">AS</text:span></text:span><text:span text:style-name="Police_20_par_20_défaut"><text:span text:style-name="T39"> doute_bois, </text:span></text:span><text:span text:style-name="Police_20_par_20_défaut"><text:span text:style-name="T24">count</text:span></text:span><text:span text:style-name="Police_20_par_20_défaut"><text:span text:style-name="T39">(autut) </text:span></text:span><text:span text:style-name="Police_20_par_20_défaut"><text:span text:style-name="T3">AS</text:span></text:span><text:span text:style-name="Police_20_par_20_défaut"><text:span text:style-name="T39"> autut, </text:span></text:span><text:span text:style-name="Police_20_par_20_défaut"><text:span text:style-name="T24">count</text:span></text:span><text:span text:style-name="Police_20_par_20_défaut"><text:span text:style-name="T39">(tform) </text:span></text:span><text:span text:style-name="Police_20_par_20_défaut"><text:span text:style-name="T3">AS</text:span></text:span><text:span text:style-name="Police_20_par_20_défaut"><text:span text:style-name="T39"> tform, </text:span></text:span><text:span text:style-name="Police_20_par_20_défaut"><text:span text:style-name="T24">count</text:span></text:span><text:span text:style-name="Police_20_par_20_défaut"><text:span text:style-name="T39">(tauf) </text:span></text:span><text:span text:style-name="Police_20_par_20_défaut"><text:span text:style-name="T3">AS</text:span></text:span><text:span text:style-name="Police_20_par_20_défaut"><text:span text:style-name="T39"> tauf, </text:span></text:span><text:span text:style-name="Police_20_par_20_défaut"><text:span text:style-name="T24">count</text:span></text:span><text:span text:style-name="Police_20_par_20_défaut"><text:span text:style-name="T39">(leve) </text:span></text:span><text:span text:style-name="Police_20_par_20_défaut"><text:span text:style-name="T3">AS</text:span></text:span><text:span text:style-name="Police_20_par_20_défaut"><text:span text:style-name="T39"> leve</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qleve) </text:span></text:span><text:span text:style-name="Police_20_par_20_défaut"><text:span text:style-name="T3">AS</text:span></text:span><text:span text:style-name="Police_20_par_20_défaut"><text:span text:style-name="T39"> qleve, </text:span></text:span><text:span text:style-name="Police_20_par_20_défaut"><text:span text:style-name="T24">count</text:span></text:span><text:span text:style-name="Police_20_par_20_défaut"><text:span text:style-name="T39">(eflt) </text:span></text:span><text:span text:style-name="Police_20_par_20_défaut"><text:span text:style-name="T3">AS</text:span></text:span><text:span text:style-name="Police_20_par_20_défaut"><text:span text:style-name="T39"> eflt, </text:span></text:span><text:span text:style-name="Police_20_par_20_défaut"><text:span text:style-name="T24">count</text:span></text:span><text:span text:style-name="Police_20_par_20_défaut"><text:span text:style-name="T39">(rp) </text:span></text:span><text:span text:style-name="Police_20_par_20_défaut"><text:span text:style-name="T3">AS</text:span></text:span><text:span text:style-name="Police_20_par_20_défaut"><text:span text:style-name="T39"> rp, </text:span></text:span><text:span text:style-name="Police_20_par_20_défaut"><text:span text:style-name="T24">count</text:span></text:span><text:span text:style-name="Police_20_par_20_défaut"><text:span text:style-name="T39">(azrp_gd) </text:span></text:span><text:span text:style-name="Police_20_par_20_défaut"><text:span text:style-name="T3">AS</text:span></text:span><text:span text:style-name="Police_20_par_20_défaut"><text:span text:style-name="T39"> azrp_gd, </text:span></text:span><text:span text:style-name="Police_20_par_20_défaut"><text:span text:style-name="T24">count</text:span></text:span><text:span text:style-name="Police_20_par_20_défaut"><text:span text:style-name="T39">(drp_cm) </text:span></text:span><text:span text:style-name="Police_20_par_20_défaut"><text:span text:style-name="T3">AS</text:span></text:span><text:span text:style-name="Police_20_par_20_défaut"><text:span text:style-name="T39"> drp_cm</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qreco) </text:span></text:span><text:span text:style-name="Police_20_par_20_défaut"><text:span text:style-name="T3">AS</text:span></text:span><text:span text:style-name="Police_20_par_20_défaut"><text:span text:style-name="T39"> qreco, </text:span></text:span><text:span text:style-name="Police_20_par_20_défaut"><text:span text:style-name="T24">count</text:span></text:span><text:span text:style-name="Police_20_par_20_défaut"><text:span text:style-name="T39">(qbois) </text:span></text:span><text:span text:style-name="Police_20_par_20_défaut"><text:span text:style-name="T3">AS</text:span></text:span><text:span text:style-name="Police_20_par_20_défaut"><text:span text:style-name="T39"> qbois, </text:span></text:span><text:span text:style-name="Police_20_par_20_défaut"><text:span text:style-name="T24">count</text:span></text:span><text:span text:style-name="Police_20_par_20_défaut"><text:span text:style-name="T39">(pl.suppl-&gt;&gt;</text:span></text:span><text:span text:style-name="Police_20_par_20_défaut"><text:span text:style-name="T81">'pobs'</text:span></text:span><text:span text:style-name="Police_20_par_20_défaut"><text:span text:style-name="T39">) </text:span></text:span><text:span text:style-name="Police_20_par_20_défaut"><text:span text:style-name="T3">AS</text:span></text:span><text:span text:style-name="Police_20_par_20_défaut"><text:span text:style-name="T39"> pobs, </text:span></text:span><text:span text:style-name="Police_20_par_20_défaut"><text:span text:style-name="T24">count</text:span></text:span><text:span text:style-name="Police_20_par_20_défaut"><text:span text:style-name="T39">(vegrp) </text:span></text:span><text:span text:style-name="Police_20_par_20_défaut"><text:span text:style-name="T3">AS</text:span></text:span><text:span text:style-name="Police_20_par_20_défaut"><text:span text:style-name="T39"> vegrp, </text:span></text:span><text:span text:style-name="Police_20_par_20_défaut"><text:span text:style-name="T24">count</text:span></text:span><text:span text:style-name="Police_20_par_20_défaut"><text:span text:style-name="T39">(esprp) </text:span></text:span><text:span text:style-name="Police_20_par_20_défaut"><text:span text:style-name="T3">AS</text:span></text:span><text:span text:style-name="Police_20_par_20_défaut"><text:span text:style-name="T39"> esprp, </text:span></text:span><text:span text:style-name="Police_20_par_20_défaut"><text:span text:style-name="T24">count</text:span></text:span><text:span text:style-name="Police_20_par_20_défaut"><text:span text:style-name="T39">(c13rp_mm) </text:span></text:span><text:span text:style-name="Police_20_par_20_défaut"><text:span text:style-name="T3">AS</text:span></text:span><text:span text:style-name="Police_20_par_20_défaut"><text:span text:style-name="T39"> c13rp_mm</text:span></text:span></text:p>
            <text:p text:style-name="P22"><text:span text:style-name="Police_20_par_20_défaut"><text:span text:style-name="T3">FROM</text:span></text:span><text:span text:style-name="Police_20_par_20_défaut"><text:span text:style-name="T39"> v_liste_points_lt1</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point_lt pl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LEFT</text:span></text:span><text:span text:style-name="Police_20_par_20_défaut"><text:span text:style-name="T39"> </text:span></text:span><text:span text:style-name="Police_20_par_20_défaut"><text:span text:style-name="T3">JOIN</text:span></text:span><text:span text:style-name="Police_20_par_20_défaut"><text:span text:style-name="T39"> reconnaissance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LEFT</text:span></text:span><text:span text:style-name="Police_20_par_20_défaut"><text:span text:style-name="T39"> </text:span></text:span><text:span text:style-name="Police_20_par_20_défaut"><text:span text:style-name="T3">JOIN</text:span></text:span><text:span text:style-name="Police_20_par_20_défaut"><text:span text:style-name="T39"> point_m1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LEFT</text:span></text:span><text:span text:style-name="Police_20_par_20_défaut"><text:span text:style-name="T39"> </text:span></text:span><text:span text:style-name="Police_20_par_20_défaut"><text:span text:style-name="T3">JOIN</text:span></text:span><text:span text:style-name="Police_20_par_20_défaut"><text:span text:style-name="T39"> reco_2015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LEFT</text:span></text:span><text:span text:style-name="Police_20_par_20_défaut"><text:span text:style-name="T39"> </text:span></text:span><text:span text:style-name="Police_20_par_20_défaut"><text:span text:style-name="T3">JOIN</text:span></text:span><text:span text:style-name="Police_20_par_20_défaut"><text:span text:style-name="T39"> agent_lt a1 </text:span></text:span><text:span text:style-name="Police_20_par_20_défaut"><text:span text:style-name="T3">ON</text:span></text:span><text:span text:style-name="Police_20_par_20_défaut"><text:span text:style-name="T39"> pl.id_ech = a1.id_ech </text:span></text:span><text:span text:style-name="Police_20_par_20_défaut"><text:span text:style-name="T3">AND</text:span></text:span><text:span text:style-name="Police_20_par_20_défaut"><text:span text:style-name="T39"> pl.id_point = a1.id_point </text:span></text:span><text:span text:style-name="Police_20_par_20_défaut"><text:span text:style-name="T3">AND</text:span></text:span><text:span text:style-name="Police_20_par_20_défaut"><text:span text:style-name="T39"> a1.num_auteurlt = </text:span></text:span><text:span text:style-name="Police_20_par_20_défaut"><text:span text:style-name="T66">1</text:span></text:span></text:p>
            <text:p text:style-name="P22"><text:span text:style-name="Police_20_par_20_défaut"><text:span text:style-name="T3">LEFT</text:span></text:span><text:span text:style-name="Police_20_par_20_défaut"><text:span text:style-name="T39"> </text:span></text:span><text:span text:style-name="Police_20_par_20_défaut"><text:span text:style-name="T3">JOIN</text:span></text:span><text:span text:style-name="Police_20_par_20_défaut"><text:span text:style-name="T39"> agent_lt a2 </text:span></text:span><text:span text:style-name="Police_20_par_20_défaut"><text:span text:style-name="T3">ON</text:span></text:span><text:span text:style-name="Police_20_par_20_défaut"><text:span text:style-name="T39"> pl.id_ech = a2.id_ech </text:span></text:span><text:span text:style-name="Police_20_par_20_défaut"><text:span text:style-name="T3">AND</text:span></text:span><text:span text:style-name="Police_20_par_20_défaut"><text:span text:style-name="T39"> pl.id_point = a2.id_point </text:span></text:span><text:span text:style-name="Police_20_par_20_défaut"><text:span text:style-name="T3">AND</text:span></text:span><text:span text:style-name="Police_20_par_20_défaut"><text:span text:style-name="T39"> a2.num_auteurlt = </text:span></text:span><text:span text:style-name="Police_20_par_20_défaut"><text:span text:style-name="T66">2</text:span></text:span></text:p>
            <text:p text:style-name="P22"><text:span text:style-name="Police_20_par_20_défaut"><text:span text:style-name="T3">LEFT</text:span></text:span><text:span text:style-name="Police_20_par_20_défaut"><text:span text:style-name="T39"> </text:span></text:span><text:span text:style-name="Police_20_par_20_défaut"><text:span text:style-name="T3">JOIN</text:span></text:span><text:span text:style-name="Police_20_par_20_défaut"><text:span text:style-name="T39"> agent_lt a3 </text:span></text:span><text:span text:style-name="Police_20_par_20_défaut"><text:span text:style-name="T3">ON</text:span></text:span><text:span text:style-name="Police_20_par_20_défaut"><text:span text:style-name="T39"> pl.id_ech = a3.id_ech </text:span></text:span><text:span text:style-name="Police_20_par_20_défaut"><text:span text:style-name="T3">AND</text:span></text:span><text:span text:style-name="Police_20_par_20_défaut"><text:span text:style-name="T39"> pl.id_point = a3.id_point </text:span></text:span><text:span text:style-name="Police_20_par_20_défaut"><text:span text:style-name="T3">AND</text:span></text:span><text:span text:style-name="Police_20_par_20_défaut"><text:span text:style-name="T39"> a3.num_auteurlt = </text:span></text:span><text:span text:style-name="Police_20_par_20_défaut"><text:span text:style-name="T66">3</text:span></text:span></text:p>
            <text:p text:style-name="P22"><text:span text:style-name="Police_20_par_20_défaut"><text:span text:style-name="T3">WHERE</text:span></text:span><text:span text:style-name="Police_20_par_20_défaut"><text:span text:style-name="T39"> annee = </text:span></text:span><text:span text:style-name="Police_20_par_20_défaut"><text:span text:style-name="T66">2023</text:span></text:span><text:span text:style-name="Police_20_par_20_défaut"><text:span text:style-name="T52">;</text:span></text:span></text:p>
            <text:p text:style-name="P11"/>
            <text:p text:style-name="P11">Les décomptes de données renseignées sont strictement identiques dans les deux bases.</text:p>
            <text:p text:style-name="P11"/>
            <text:p text:style-name="P11">Le décompte sur la donnée DATERECO, contenue dans une table à accès restreint, se fait dans la base Soif avec la requête suivante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text:span></text:span></text:p>
            <text:p text:style-name="P22"><text:span text:style-name="Police_20_par_20_défaut"><text:span text:style-name="T3">FROM</text:span></text:span><text:span text:style-name="Police_20_par_20_défaut"><text:span text:style-name="T39"> soif.data_cache d</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soif.point_anref </text:span></text:span><text:span text:style-name="Police_20_par_20_défaut"><text:span text:style-name="T3">USING</text:span></text:span><text:span text:style-name="Police_20_par_20_défaut"><text:span text:style-name="T39"> (npp)</text:span></text:span></text:p>
            <text:p text:style-name="P22"><text:span text:style-name="Police_20_par_20_défaut"><text:span text:style-name="T3">WHERE</text:span></text:span><text:span text:style-name="Police_20_par_20_défaut"><text:span text:style-name="T39"> </text:span></text:span><text:span text:style-name="Police_20_par_20_défaut"><text:span text:style-name="T3">right</text:span></text:span><text:span text:style-name="Police_20_par_20_défaut"><text:span text:style-name="T39">(npp, </text:span></text:span><text:span text:style-name="Police_20_par_20_défaut"><text:span text:style-name="T66">1</text:span></text:span><text:span text:style-name="Police_20_par_20_défaut"><text:span text:style-name="T39">) = </text:span></text:span><text:span text:style-name="Police_20_par_20_défaut"><text:span text:style-name="T81">'T'</text:span></text:span></text:p>
            <text:p text:style-name="P22"><text:span text:style-name="Police_20_par_20_défaut"><text:span text:style-name="T3">AND</text:span></text:span><text:span text:style-name="Police_20_par_20_défaut"><text:span text:style-name="T39"> numvisi = </text:span></text:span><text:span text:style-name="Police_20_par_20_défaut"><text:span text:style-name="T81">'1'</text:span></text:span></text:p>
            <text:p text:style-name="P22"><text:span text:style-name="Police_20_par_20_défaut"><text:span text:style-name="T3">AND</text:span></text:span><text:span text:style-name="Police_20_par_20_défaut"><text:span text:style-name="T39"> anref = </text:span></text:span><text:span text:style-name="Police_20_par_20_défaut"><text:span text:style-name="T66">2023</text:span></text:span></text:p>
            <text:p text:style-name="P22"><text:span text:style-name="Police_20_par_20_défaut"><text:span text:style-name="T3">AND</text:span></text:span><text:span text:style-name="Police_20_par_20_défaut"><text:span text:style-name="T39"> donnee = $$DATERECO$$</text:span></text:span><text:span text:style-name="Police_20_par_20_défaut"><text:span text:style-name="T52">;</text:span></text:span></text:p>
            <text:p text:style-name="P7"/>
            <text:p text:style-name="P11"><text:soft-page-break/></text:p>
            <text:p text:style-name="P11">Son équivalent exécuté en base de production est :</text:p>
            <text:p text:style-name="Standard"><text:span text:style-name="Police_20_par_20_défaut"><text:span text:style-name="T2">SELECT</text:span></text:span><text:span text:style-name="Police_20_par_20_défaut"><text:span text:style-name="T20"> </text:span></text:span><text:span text:style-name="Police_20_par_20_défaut"><text:span text:style-name="T23">COUNT</text:span></text:span><text:span text:style-name="Police_20_par_20_défaut"><text:span text:style-name="T20">(</text:span></text:span><text:span text:style-name="Police_20_par_20_défaut"><text:span text:style-name="T39">datereco</text:span></text:span><text:span text:style-name="Police_20_par_20_défaut"><text:span text:style-name="T20">)</text:span></text:span></text:p>
            <text:p text:style-name="Standard"><text:span text:style-name="Police_20_par_20_défaut"><text:span text:style-name="T2">FROM</text:span></text:span><text:span text:style-name="Police_20_par_20_défaut"><text:span text:style-name="T20"> </text:span></text:span><text:span text:style-name="Police_20_par_20_défaut"><text:span text:style-name="T39">v_liste_points_lt1</text:span></text:span></text:p>
            <text:p text:style-name="Standard"><text:span text:style-name="Police_20_par_20_défaut"><text:span text:style-name="T2">INNER</text:span></text:span><text:span text:style-name="Police_20_par_20_défaut"><text:span text:style-name="T20"> </text:span></text:span><text:span text:style-name="Police_20_par_20_défaut"><text:span text:style-name="T2">JOIN</text:span></text:span><text:span text:style-name="Police_20_par_20_défaut"><text:span text:style-name="T20"> </text:span></text:span><text:span text:style-name="Police_20_par_20_défaut"><text:span text:style-name="T39">point_lt</text:span></text:span><text:span text:style-name="Police_20_par_20_défaut"><text:span text:style-name="T20"> </text:span></text:span><text:span text:style-name="Police_20_par_20_défaut"><text:span text:style-name="T2">USING</text:span></text:span><text:span text:style-name="Police_20_par_20_défaut"><text:span text:style-name="T20"> (</text:span></text:span><text:span text:style-name="Police_20_par_20_défaut"><text:span text:style-name="T39">id_ech</text:span></text:span><text:span text:style-name="Police_20_par_20_défaut"><text:span text:style-name="T20">, </text:span></text:span><text:span text:style-name="Police_20_par_20_défaut"><text:span text:style-name="T39">id_point</text:span></text:span><text:span text:style-name="Police_20_par_20_défaut"><text:span text:style-name="T20">)</text:span></text:span></text:p>
            <text:p text:style-name="P10"><text:span text:style-name="Police_20_par_20_défaut"><text:span text:style-name="T2">WHERE</text:span></text:span><text:span text:style-name="Police_20_par_20_défaut"><text:span text:style-name="T20"> </text:span></text:span><text:span text:style-name="Police_20_par_20_défaut"><text:span text:style-name="T39">annee</text:span></text:span><text:span text:style-name="Police_20_par_20_défaut"><text:span text:style-name="T20"> = 2023</text:span></text:span><text:span text:style-name="Police_20_par_20_défaut"><text:span text:style-name="T52">;</text:span></text:span></text:p>
            <text:p text:style-name="P11"/>
            <text:p text:style-name="P11">Les décomptes dans chaque base sont, là aussi, identiques.</text:p>
            <text:p text:style-name="P11"/>
          </table:table-cell>
        </table:table-row>
        <table:table-row table:style-name="TableLine1658033756144">
          <table:table-cell table:style-name="Tableau2.A1" office:value-type="string">
            <text:p text:style-name="EtiquetteSous">Données de description</text:p>
          </table:table-cell>
          <table:table-cell table:style-name="Tableau2.A1" office:value-type="string">
            <text:p text:style-name="P11">La requête exécutée dans la base Soif est la suivante :</text:p>
            <text:p text:style-name="P22"><text:span text:style-name="Police_20_par_20_défaut"><text:span text:style-name="T7">SELECT</text:span></text:span><text:span text:style-name="Police_20_par_20_défaut"><text:span text:style-name="T43"> </text:span></text:span><text:span text:style-name="Police_20_par_20_défaut"><text:span text:style-name="T28">count</text:span></text:span><text:span text:style-name="Police_20_par_20_défaut"><text:span text:style-name="T43">(npp) </text:span></text:span><text:span text:style-name="Police_20_par_20_défaut"><text:span text:style-name="T7">AS</text:span></text:span><text:span text:style-name="Police_20_par_20_défaut"><text:span text:style-name="T43"> nb_lignes, </text:span></text:span><text:span text:style-name="Police_20_par_20_défaut"><text:span text:style-name="T28">count</text:span></text:span><text:span text:style-name="Police_20_par_20_défaut"><text:span text:style-name="T43">(plas25) </text:span></text:span><text:span text:style-name="Police_20_par_20_défaut"><text:span text:style-name="T7">AS</text:span></text:span><text:span text:style-name="Police_20_par_20_défaut"><text:span text:style-name="T43"> plas25, </text:span></text:span><text:span text:style-name="Police_20_par_20_défaut"><text:span text:style-name="T28">count</text:span></text:span><text:span text:style-name="Police_20_par_20_défaut"><text:span text:style-name="T43">(plas15) </text:span></text:span><text:span text:style-name="Police_20_par_20_défaut"><text:span text:style-name="T7">AS</text:span></text:span><text:span text:style-name="Police_20_par_20_défaut"><text:span text:style-name="T43"> plas15, </text:span></text:span><text:span text:style-name="Police_20_par_20_défaut"><text:span text:style-name="T28">count</text:span></text:span><text:span text:style-name="Police_20_par_20_défaut"><text:span text:style-name="T43">(dlim_cm) </text:span></text:span><text:span text:style-name="Police_20_par_20_défaut"><text:span text:style-name="T7">AS</text:span></text:span><text:span text:style-name="Police_20_par_20_défaut"><text:span text:style-name="T43"> dlim_cm, </text:span></text:span><text:span text:style-name="Police_20_par_20_défaut"><text:span text:style-name="T28">count</text:span></text:span><text:span text:style-name="Police_20_par_20_défaut"><text:span text:style-name="T43">(azdlim_gd) </text:span></text:span><text:span text:style-name="Police_20_par_20_défaut"><text:span text:style-name="T7">AS</text:span></text:span><text:span text:style-name="Police_20_par_20_défaut"><text:span text:style-name="T43"> azdlim_gd, </text:span></text:span><text:span text:style-name="Police_20_par_20_défaut"><text:span text:style-name="T28">count</text:span></text:span><text:span text:style-name="Police_20_par_20_défaut"><text:span text:style-name="T43">(dlim2_cm) </text:span></text:span><text:span text:style-name="Police_20_par_20_défaut"><text:span text:style-name="T7">AS</text:span></text:span><text:span text:style-name="Police_20_par_20_défaut"><text:span text:style-name="T43"> dlim2_cm</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azdlim2_gd ) </text:span></text:span><text:span text:style-name="Police_20_par_20_défaut"><text:span text:style-name="T7">AS</text:span></text:span><text:span text:style-name="Police_20_par_20_défaut"><text:span text:style-name="T43"> azdlim2_gd, </text:span></text:span><text:span text:style-name="Police_20_par_20_défaut"><text:span text:style-name="T28">count</text:span></text:span><text:span text:style-name="Police_20_par_20_défaut"><text:span text:style-name="T43">(dcoi_cm) </text:span></text:span><text:span text:style-name="Police_20_par_20_défaut"><text:span text:style-name="T7">AS</text:span></text:span><text:span text:style-name="Police_20_par_20_défaut"><text:span text:style-name="T43"> dcoi_cm, </text:span></text:span><text:span text:style-name="Police_20_par_20_défaut"><text:span text:style-name="T28">count</text:span></text:span><text:span text:style-name="Police_20_par_20_défaut"><text:span text:style-name="T43">(azdcoi_gd) </text:span></text:span><text:span text:style-name="Police_20_par_20_défaut"><text:span text:style-name="T7">AS</text:span></text:span><text:span text:style-name="Police_20_par_20_défaut"><text:span text:style-name="T43"> azdcoi_gd, </text:span></text:span><text:span text:style-name="Police_20_par_20_défaut"><text:span text:style-name="T28">count</text:span></text:span><text:span text:style-name="Police_20_par_20_défaut"><text:span text:style-name="T43">(azlim1_gd) </text:span></text:span><text:span text:style-name="Police_20_par_20_défaut"><text:span text:style-name="T7">AS</text:span></text:span><text:span text:style-name="Police_20_par_20_défaut"><text:span text:style-name="T43"> azlim1_gd, </text:span></text:span><text:span text:style-name="Police_20_par_20_défaut"><text:span text:style-name="T28">count</text:span></text:span><text:span text:style-name="Police_20_par_20_défaut"><text:span text:style-name="T43">(azlim2_gd) </text:span></text:span><text:span text:style-name="Police_20_par_20_défaut"><text:span text:style-name="T7">AS</text:span></text:span><text:span text:style-name="Police_20_par_20_défaut"><text:span text:style-name="T43"> azlim2_gd, </text:span></text:span><text:span text:style-name="Police_20_par_20_défaut"><text:span text:style-name="T28">count</text:span></text:span><text:span text:style-name="Police_20_par_20_défaut"><text:span text:style-name="T43">(deppr) </text:span></text:span><text:span text:style-name="Police_20_par_20_défaut"><text:span text:style-name="T7">AS</text:span></text:span><text:span text:style-name="Police_20_par_20_défaut"><text:span text:style-name="T43"> deppr</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plisi) </text:span></text:span><text:span text:style-name="Police_20_par_20_défaut"><text:span text:style-name="T7">AS</text:span></text:span><text:span text:style-name="Police_20_par_20_défaut"><text:span text:style-name="T43"> plisi, </text:span></text:span><text:span text:style-name="Police_20_par_20_défaut"><text:span text:style-name="T28">count</text:span></text:span><text:span text:style-name="Police_20_par_20_défaut"><text:span text:style-name="T43">(cslisi) </text:span></text:span><text:span text:style-name="Police_20_par_20_défaut"><text:span text:style-name="T7">AS</text:span></text:span><text:span text:style-name="Police_20_par_20_défaut"><text:span text:style-name="T43"> cslisi</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bord) </text:span></text:span><text:span text:style-name="Police_20_par_20_défaut"><text:span text:style-name="T7">AS</text:span></text:span><text:span text:style-name="Police_20_par_20_défaut"><text:span text:style-name="T43"> bord, </text:span></text:span><text:span text:style-name="Police_20_par_20_défaut"><text:span text:style-name="T28">count</text:span></text:span><text:span text:style-name="Police_20_par_20_défaut"><text:span text:style-name="T43">(integr) </text:span></text:span><text:span text:style-name="Police_20_par_20_défaut"><text:span text:style-name="T7">AS</text:span></text:span><text:span text:style-name="Police_20_par_20_défaut"><text:span text:style-name="T43"> integr, </text:span></text:span><text:span text:style-name="Police_20_par_20_défaut"><text:span text:style-name="T28">count</text:span></text:span><text:span text:style-name="Police_20_par_20_défaut"><text:span text:style-name="T43">(peupnr) </text:span></text:span><text:span text:style-name="Police_20_par_20_défaut"><text:span text:style-name="T7">AS</text:span></text:span><text:span text:style-name="Police_20_par_20_défaut"><text:span text:style-name="T43"> peupnr, </text:span></text:span><text:span text:style-name="Police_20_par_20_défaut"><text:span text:style-name="T28">count</text:span></text:span><text:span text:style-name="Police_20_par_20_défaut"><text:span text:style-name="T43">(cam) </text:span></text:span><text:span text:style-name="Police_20_par_20_défaut"><text:span text:style-name="T7">AS</text:span></text:span><text:span text:style-name="Police_20_par_20_défaut"><text:span text:style-name="T43"> cam, </text:span></text:span><text:span text:style-name="Police_20_par_20_défaut"><text:span text:style-name="T28">count</text:span></text:span><text:span text:style-name="Police_20_par_20_défaut"><text:span text:style-name="T43">(sver) </text:span></text:span><text:span text:style-name="Police_20_par_20_défaut"><text:span text:style-name="T7">AS</text:span></text:span><text:span text:style-name="Police_20_par_20_défaut"><text:span text:style-name="T43"> sver, </text:span></text:span><text:span text:style-name="Police_20_par_20_défaut"><text:span text:style-name="T28">count</text:span></text:span><text:span text:style-name="Police_20_par_20_défaut"><text:span text:style-name="T43">(gest) </text:span></text:span><text:span text:style-name="Police_20_par_20_défaut"><text:span text:style-name="T7">AS</text:span></text:span><text:span text:style-name="Police_20_par_20_défaut"><text:span text:style-name="T43"> gest, </text:span></text:span><text:span text:style-name="Police_20_par_20_défaut"><text:span text:style-name="T28">count</text:span></text:span><text:span text:style-name="Police_20_par_20_défaut"><text:span text:style-name="T43">(nincid) </text:span></text:span><text:span text:style-name="Police_20_par_20_défaut"><text:span text:style-name="T7">AS</text:span></text:span><text:span text:style-name="Police_20_par_20_défaut"><text:span text:style-name="T43"> nincid</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incid) </text:span></text:span><text:span text:style-name="Police_20_par_20_défaut"><text:span text:style-name="T7">AS</text:span></text:span><text:span text:style-name="Police_20_par_20_défaut"><text:span text:style-name="T43"> incid, </text:span></text:span><text:span text:style-name="Police_20_par_20_défaut"><text:span text:style-name="T28">count</text:span></text:span><text:span text:style-name="Police_20_par_20_défaut"><text:span text:style-name="T43">(dc) </text:span></text:span><text:span text:style-name="Police_20_par_20_défaut"><text:span text:style-name="T7">AS</text:span></text:span><text:span text:style-name="Police_20_par_20_défaut"><text:span text:style-name="T43"> dc, </text:span></text:span><text:span text:style-name="Police_20_par_20_défaut"><text:span text:style-name="T28">count</text:span></text:span><text:span text:style-name="Police_20_par_20_défaut"><text:span text:style-name="T43">(dcespar1) </text:span></text:span><text:span text:style-name="Police_20_par_20_défaut"><text:span text:style-name="T7">AS</text:span></text:span><text:span text:style-name="Police_20_par_20_défaut"><text:span text:style-name="T43"> dcespar1, </text:span></text:span><text:span text:style-name="Police_20_par_20_défaut"><text:span text:style-name="T28">count</text:span></text:span><text:span text:style-name="Police_20_par_20_défaut"><text:span text:style-name="T43">(andain) </text:span></text:span><text:span text:style-name="Police_20_par_20_défaut"><text:span text:style-name="T7">AS</text:span></text:span><text:span text:style-name="Police_20_par_20_défaut"><text:span text:style-name="T43"> andain, </text:span></text:span><text:span text:style-name="Police_20_par_20_défaut"><text:span text:style-name="T28">count</text:span></text:span><text:span text:style-name="Police_20_par_20_défaut"><text:span text:style-name="T43">(tplant) </text:span></text:span><text:span text:style-name="Police_20_par_20_défaut"><text:span text:style-name="T7">AS</text:span></text:span><text:span text:style-name="Police_20_par_20_défaut"><text:span text:style-name="T43"> tplant, </text:span></text:span><text:span text:style-name="Police_20_par_20_défaut"><text:span text:style-name="T28">count</text:span></text:span><text:span text:style-name="Police_20_par_20_défaut"><text:span text:style-name="T43">(entp) </text:span></text:span><text:span text:style-name="Police_20_par_20_défaut"><text:span text:style-name="T7">AS</text:span></text:span><text:span text:style-name="Police_20_par_20_défaut"><text:span text:style-name="T43"> entp</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iti) </text:span></text:span><text:span text:style-name="Police_20_par_20_défaut"><text:span text:style-name="T7">AS</text:span></text:span><text:span text:style-name="Police_20_par_20_défaut"><text:span text:style-name="T43"> iti, </text:span></text:span><text:span text:style-name="Police_20_par_20_défaut"><text:span text:style-name="T28">count</text:span></text:span><text:span text:style-name="Police_20_par_20_défaut"><text:span text:style-name="T43">(dist) </text:span></text:span><text:span text:style-name="Police_20_par_20_défaut"><text:span text:style-name="T7">AS</text:span></text:span><text:span text:style-name="Police_20_par_20_défaut"><text:span text:style-name="T43"> dist, </text:span></text:span><text:span text:style-name="Police_20_par_20_défaut"><text:span text:style-name="T28">count</text:span></text:span><text:span text:style-name="Police_20_par_20_défaut"><text:span text:style-name="T43">(pentexp) </text:span></text:span><text:span text:style-name="Police_20_par_20_défaut"><text:span text:style-name="T7">AS</text:span></text:span><text:span text:style-name="Police_20_par_20_défaut"><text:span text:style-name="T43"> pentexp, </text:span></text:span><text:span text:style-name="Police_20_par_20_défaut"><text:span text:style-name="T28">count</text:span></text:span><text:span text:style-name="Police_20_par_20_défaut"><text:span text:style-name="T43">(portance) </text:span></text:span><text:span text:style-name="Police_20_par_20_défaut"><text:span text:style-name="T7">AS</text:span></text:span><text:span text:style-name="Police_20_par_20_défaut"><text:span text:style-name="T43"> portance, </text:span></text:span><text:span text:style-name="Police_20_par_20_défaut"><text:span text:style-name="T28">count</text:span></text:span><text:span text:style-name="Police_20_par_20_défaut"><text:span text:style-name="T43">(asperite) </text:span></text:span><text:span text:style-name="Police_20_par_20_défaut"><text:span text:style-name="T7">AS</text:span></text:span><text:span text:style-name="Police_20_par_20_défaut"><text:span text:style-name="T43"> asperite, </text:span></text:span><text:span text:style-name="Police_20_par_20_défaut"><text:span text:style-name="T28">count</text:span></text:span><text:span text:style-name="Police_20_par_20_défaut"><text:span text:style-name="T43">(orniere) </text:span></text:span><text:span text:style-name="Police_20_par_20_défaut"><text:span text:style-name="T7">AS</text:span></text:span><text:span text:style-name="Police_20_par_20_défaut"><text:span text:style-name="T43"> orniere</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tcat10) </text:span></text:span><text:span text:style-name="Police_20_par_20_défaut"><text:span text:style-name="T7">AS</text:span></text:span><text:span text:style-name="Police_20_par_20_défaut"><text:span text:style-name="T43"> tcat10, </text:span></text:span><text:span text:style-name="Police_20_par_20_défaut"><text:span text:style-name="T28">count</text:span></text:span><text:span text:style-name="Police_20_par_20_défaut"><text:span text:style-name="T43">(href_dm) </text:span></text:span><text:span text:style-name="Police_20_par_20_défaut"><text:span text:style-name="T7">AS</text:span></text:span><text:span text:style-name="Police_20_par_20_défaut"><text:span text:style-name="T43"> href_dm, </text:span></text:span><text:span text:style-name="Police_20_par_20_défaut"><text:span text:style-name="T28">count</text:span></text:span><text:span text:style-name="Police_20_par_20_défaut"><text:span text:style-name="T43">(pbuis) </text:span></text:span><text:span text:style-name="Police_20_par_20_défaut"><text:span text:style-name="T7">AS</text:span></text:span><text:span text:style-name="Police_20_par_20_défaut"><text:span text:style-name="T43"> pbuis</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azdep_gd) </text:span></text:span><text:span text:style-name="Police_20_par_20_défaut"><text:span text:style-name="T7">AS</text:span></text:span><text:span text:style-name="Police_20_par_20_défaut"><text:span text:style-name="T43"> azdep_gd, </text:span></text:span><text:span text:style-name="Police_20_par_20_défaut"><text:span text:style-name="T28">count</text:span></text:span><text:span text:style-name="Police_20_par_20_défaut"><text:span text:style-name="T43">(ddep_cm) </text:span></text:span><text:span text:style-name="Police_20_par_20_défaut"><text:span text:style-name="T7">AS</text:span></text:span><text:span text:style-name="Police_20_par_20_défaut"><text:span text:style-name="T43"> ddep_cm</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dispnr) </text:span></text:span><text:span text:style-name="Police_20_par_20_défaut"><text:span text:style-name="T7">AS</text:span></text:span><text:span text:style-name="Police_20_par_20_défaut"><text:span text:style-name="T43"> dispnr, </text:span></text:span><text:span text:style-name="Police_20_par_20_défaut"><text:span text:style-name="T28">count</text:span></text:span><text:span text:style-name="Police_20_par_20_défaut"><text:span text:style-name="T43">(fouil) </text:span></text:span><text:span text:style-name="Police_20_par_20_défaut"><text:span text:style-name="T7">AS</text:span></text:span><text:span text:style-name="Police_20_par_20_défaut"><text:span text:style-name="T43"> fouil, </text:span></text:span><text:span text:style-name="Police_20_par_20_défaut"><text:span text:style-name="T28">count</text:span></text:span><text:span text:style-name="Police_20_par_20_défaut"><text:span text:style-name="T43">(ornr) </text:span></text:span><text:span text:style-name="Police_20_par_20_défaut"><text:span text:style-name="T7">AS</text:span></text:span><text:span text:style-name="Police_20_par_20_défaut"><text:span text:style-name="T43"> ornr, </text:span></text:span><text:span text:style-name="Police_20_par_20_défaut"><text:span text:style-name="T28">count</text:span></text:span><text:span text:style-name="Police_20_par_20_défaut"><text:span text:style-name="T43">(predom) </text:span></text:span><text:span text:style-name="Police_20_par_20_défaut"><text:span text:style-name="T7">AS</text:span></text:span><text:span text:style-name="Police_20_par_20_défaut"><text:span text:style-name="T43"> predom, </text:span></text:span><text:span text:style-name="Police_20_par_20_défaut"><text:span text:style-name="T28">count</text:span></text:span><text:span text:style-name="Police_20_par_20_défaut"><text:span text:style-name="T43">(prnr) </text:span></text:span><text:span text:style-name="Police_20_par_20_défaut"><text:span text:style-name="T7">AS</text:span></text:span><text:span text:style-name="Police_20_par_20_défaut"><text:span text:style-name="T43"> prnr, </text:span></text:span><text:span text:style-name="Police_20_par_20_défaut"><text:span text:style-name="T28">count</text:span></text:span><text:span text:style-name="Police_20_par_20_défaut"><text:span text:style-name="T43">(tcnr) </text:span></text:span><text:span text:style-name="Police_20_par_20_défaut"><text:span text:style-name="T7">AS</text:span></text:span><text:span text:style-name="Police_20_par_20_défaut"><text:span text:style-name="T43"> tcnr</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atpyr) </text:span></text:span><text:span text:style-name="Police_20_par_20_défaut"><text:span text:style-name="T7">AS</text:span></text:span><text:span text:style-name="Police_20_par_20_défaut"><text:span text:style-name="T43"> atpyr, </text:span></text:span><text:span text:style-name="Police_20_par_20_défaut"><text:span text:style-name="T28">count</text:span></text:span><text:span text:style-name="Police_20_par_20_défaut"><text:span text:style-name="T43">(ncbuis10) </text:span></text:span><text:span text:style-name="Police_20_par_20_défaut"><text:span text:style-name="T7">AS</text:span></text:span><text:span text:style-name="Police_20_par_20_défaut"><text:span text:style-name="T43"> ncbuis10, </text:span></text:span><text:span text:style-name="Police_20_par_20_défaut"><text:span text:style-name="T28">count</text:span></text:span><text:span text:style-name="Police_20_par_20_défaut"><text:span text:style-name="T43">(ncbuis_a) </text:span></text:span><text:span text:style-name="Police_20_par_20_défaut"><text:span text:style-name="T7">AS</text:span></text:span><text:span text:style-name="Police_20_par_20_défaut"><text:span text:style-name="T43"> ncbuis_a, </text:span></text:span><text:span text:style-name="Police_20_par_20_défaut"><text:span text:style-name="T28">count</text:span></text:span><text:span text:style-name="Police_20_par_20_défaut"><text:span text:style-name="T43">(ncbuis_b) </text:span></text:span><text:span text:style-name="Police_20_par_20_défaut"><text:span text:style-name="T7">AS</text:span></text:span><text:span text:style-name="Police_20_par_20_défaut"><text:span text:style-name="T43"> ncbuis_b, </text:span></text:span><text:span text:style-name="Police_20_par_20_défaut"><text:span text:style-name="T28">count</text:span></text:span><text:span text:style-name="Police_20_par_20_défaut"><text:span text:style-name="T43">(ncbuis_c) </text:span></text:span><text:span text:style-name="Police_20_par_20_défaut"><text:span text:style-name="T7">AS</text:span></text:span><text:span text:style-name="Police_20_par_20_défaut"><text:span text:style-name="T43"> ncbuis_c, </text:span></text:span><text:span text:style-name="Police_20_par_20_défaut"><text:span text:style-name="T28">count</text:span></text:span><text:span text:style-name="Police_20_par_20_défaut"><text:span text:style-name="T43">(ncbuis_d) </text:span></text:span><text:span text:style-name="Police_20_par_20_défaut"><text:span text:style-name="T7">AS</text:span></text:span><text:span text:style-name="Police_20_par_20_défaut"><text:span text:style-name="T43"> ncbuis_d, </text:span></text:span><text:span text:style-name="Police_20_par_20_défaut"><text:span text:style-name="T28">count</text:span></text:span><text:span text:style-name="Police_20_par_20_défaut"><text:span text:style-name="T43">(ncbuis_e) </text:span></text:span><text:span text:style-name="Police_20_par_20_défaut"><text:span text:style-name="T7">AS</text:span></text:span><text:span text:style-name="Police_20_par_20_défaut"><text:span text:style-name="T43"> ncbuis_e, </text:span></text:span><text:span text:style-name="Police_20_par_20_défaut"><text:span text:style-name="T28">count</text:span></text:span><text:span text:style-name="Police_20_par_20_défaut"><text:span text:style-name="T43">(azdbuis_gd) </text:span></text:span><text:span text:style-name="Police_20_par_20_défaut"><text:span text:style-name="T7">AS</text:span></text:span><text:span text:style-name="Police_20_par_20_défaut"><text:span text:style-name="T43"> zdbuis_gd</text:span></text:span></text:p>
            <text:p text:style-name="P22"><text:span text:style-name="Police_20_par_20_défaut"><text:span text:style-name="T7">FROM</text:span></text:span><text:span text:style-name="Police_20_par_20_défaut"><text:span text:style-name="T43"> soif.v1e3point</text:span></text:span></text:p>
            <text:p text:style-name="P22"><text:span text:style-name="Police_20_par_20_défaut"><text:span text:style-name="T7">INNER</text:span></text:span><text:span text:style-name="Police_20_par_20_défaut"><text:span text:style-name="T43"> </text:span></text:span><text:span text:style-name="Police_20_par_20_défaut"><text:span text:style-name="T7">JOIN</text:span></text:span><text:span text:style-name="Police_20_par_20_défaut"><text:span text:style-name="T43"> soif.point_anref </text:span></text:span><text:span text:style-name="Police_20_par_20_défaut"><text:span text:style-name="T7">USING</text:span></text:span><text:span text:style-name="Police_20_par_20_défaut"><text:span text:style-name="T43"> (npp)</text:span></text:span></text:p>
            <text:p text:style-name="P22"><text:span text:style-name="Police_20_par_20_défaut"><text:span text:style-name="T7">LEFT</text:span></text:span><text:span text:style-name="Police_20_par_20_défaut"><text:span text:style-name="T43"> </text:span></text:span><text:span text:style-name="Police_20_par_20_défaut"><text:span text:style-name="T7">JOIN</text:span></text:span><text:span text:style-name="Police_20_par_20_défaut"><text:span text:style-name="T43"> soif.v1e3nrpoint </text:span></text:span><text:span text:style-name="Police_20_par_20_défaut"><text:span text:style-name="T7">USING</text:span></text:span><text:span text:style-name="Police_20_par_20_défaut"><text:span text:style-name="T43"> (npp)</text:span></text:span></text:p>
            <text:p text:style-name="P22"><text:span text:style-name="Police_20_par_20_défaut"><text:span text:style-name="T7">WHERE</text:span></text:span><text:span text:style-name="Police_20_par_20_défaut"><text:span text:style-name="T43"> </text:span></text:span><text:span text:style-name="Police_20_par_20_défaut"><text:span text:style-name="T7">right</text:span></text:span><text:span text:style-name="Police_20_par_20_défaut"><text:span text:style-name="T43">(npp, </text:span></text:span><text:span text:style-name="Police_20_par_20_défaut"><text:span text:style-name="T68">1</text:span></text:span><text:span text:style-name="Police_20_par_20_défaut"><text:span text:style-name="T43">) = </text:span></text:span><text:span text:style-name="Police_20_par_20_défaut"><text:span text:style-name="T83">'T'</text:span></text:span></text:p>
            <text:p text:style-name="P22"><text:span text:style-name="Police_20_par_20_défaut"><text:span text:style-name="T7">AND</text:span></text:span><text:span text:style-name="Police_20_par_20_défaut"><text:span text:style-name="T43"> numvisi = </text:span></text:span><text:span text:style-name="Police_20_par_20_défaut"><text:span text:style-name="T83">'1'</text:span></text:span></text:p>
            <text:p text:style-name="P22"><text:span text:style-name="Police_20_par_20_défaut"><text:span text:style-name="T7">AND</text:span></text:span><text:span text:style-name="Police_20_par_20_défaut"><text:span text:style-name="T43"> anref = </text:span></text:span><text:span text:style-name="Police_20_par_20_défaut"><text:span text:style-name="T68">2023</text:span></text:span><text:span text:style-name="Police_20_par_20_défaut"><text:span text:style-name="T55">;</text:span></text:span></text:p>
            <text:p text:style-name="P23"/>
            <text:p text:style-name="P11">Son équivalent exécuté en base de production est :</text:p>
            <text:p text:style-name="P22"><text:span text:style-name="Police_20_par_20_défaut"><text:span text:style-name="T7">SELECT</text:span></text:span><text:span text:style-name="Police_20_par_20_défaut"><text:span text:style-name="T43"> </text:span></text:span><text:span text:style-name="Police_20_par_20_défaut"><text:span text:style-name="T28">count</text:span></text:span><text:span text:style-name="Police_20_par_20_défaut"><text:span text:style-name="T43">(npp) </text:span></text:span><text:span text:style-name="Police_20_par_20_défaut"><text:span text:style-name="T7">AS</text:span></text:span><text:span text:style-name="Police_20_par_20_défaut"><text:span text:style-name="T43"> nb_lignes, </text:span></text:span><text:span text:style-name="Police_20_par_20_défaut"><text:span text:style-name="T28">count</text:span></text:span><text:span text:style-name="Police_20_par_20_défaut"><text:span text:style-name="T43">(plas25) </text:span></text:span><text:span text:style-name="Police_20_par_20_défaut"><text:span text:style-name="T7">AS</text:span></text:span><text:span text:style-name="Police_20_par_20_défaut"><text:span text:style-name="T43"> plas25, </text:span></text:span><text:span text:style-name="Police_20_par_20_défaut"><text:span text:style-name="T28">count</text:span></text:span><text:span text:style-name="Police_20_par_20_défaut"><text:span text:style-name="T43">(plas15) </text:span></text:span><text:span text:style-name="Police_20_par_20_défaut"><text:span text:style-name="T7">AS</text:span></text:span><text:span text:style-name="Police_20_par_20_défaut"><text:span text:style-name="T43"> plas15, </text:span></text:span><text:span text:style-name="Police_20_par_20_défaut"><text:span text:style-name="T28">count</text:span></text:span><text:span text:style-name="Police_20_par_20_défaut"><text:span text:style-name="T43">(dlim_cm) </text:span></text:span><text:span text:style-name="Police_20_par_20_défaut"><text:span text:style-name="T7">AS</text:span></text:span><text:span text:style-name="Police_20_par_20_défaut"><text:span text:style-name="T43"> </text:span></text:span><text:soft-page-break/><text:span text:style-name="Police_20_par_20_défaut"><text:span text:style-name="T43">dlim_cm, </text:span></text:span><text:span text:style-name="Police_20_par_20_défaut"><text:span text:style-name="T28">count</text:span></text:span><text:span text:style-name="Police_20_par_20_défaut"><text:span text:style-name="T43">(azdlim_gd) </text:span></text:span><text:span text:style-name="Police_20_par_20_défaut"><text:span text:style-name="T7">AS</text:span></text:span><text:span text:style-name="Police_20_par_20_défaut"><text:span text:style-name="T43"> azdlim_gd, </text:span></text:span><text:span text:style-name="Police_20_par_20_défaut"><text:span text:style-name="T28">count</text:span></text:span><text:span text:style-name="Police_20_par_20_défaut"><text:span text:style-name="T43">(dlim2_cm) </text:span></text:span><text:span text:style-name="Police_20_par_20_défaut"><text:span text:style-name="T7">AS</text:span></text:span><text:span text:style-name="Police_20_par_20_défaut"><text:span text:style-name="T43"> dlim2_cm</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azdlim2_gd ) </text:span></text:span><text:span text:style-name="Police_20_par_20_défaut"><text:span text:style-name="T7">AS</text:span></text:span><text:span text:style-name="Police_20_par_20_défaut"><text:span text:style-name="T43"> azdlim2_gd, </text:span></text:span><text:span text:style-name="Police_20_par_20_défaut"><text:span text:style-name="T28">count</text:span></text:span><text:span text:style-name="Police_20_par_20_défaut"><text:span text:style-name="T43">(dcoi_cm) </text:span></text:span><text:span text:style-name="Police_20_par_20_défaut"><text:span text:style-name="T7">AS</text:span></text:span><text:span text:style-name="Police_20_par_20_défaut"><text:span text:style-name="T43"> dcoi_cm, </text:span></text:span><text:span text:style-name="Police_20_par_20_défaut"><text:span text:style-name="T28">count</text:span></text:span><text:span text:style-name="Police_20_par_20_défaut"><text:span text:style-name="T43">(azdcoi_gd) </text:span></text:span><text:span text:style-name="Police_20_par_20_défaut"><text:span text:style-name="T7">AS</text:span></text:span><text:span text:style-name="Police_20_par_20_défaut"><text:span text:style-name="T43"> azdcoi_gd, </text:span></text:span><text:span text:style-name="Police_20_par_20_défaut"><text:span text:style-name="T28">count</text:span></text:span><text:span text:style-name="Police_20_par_20_défaut"><text:span text:style-name="T43">(azlim1_gd) </text:span></text:span><text:span text:style-name="Police_20_par_20_défaut"><text:span text:style-name="T7">AS</text:span></text:span><text:span text:style-name="Police_20_par_20_défaut"><text:span text:style-name="T43"> azlim1_gd, </text:span></text:span><text:span text:style-name="Police_20_par_20_défaut"><text:span text:style-name="T28">count</text:span></text:span><text:span text:style-name="Police_20_par_20_défaut"><text:span text:style-name="T43">(azlim2_gd) </text:span></text:span><text:span text:style-name="Police_20_par_20_défaut"><text:span text:style-name="T7">AS</text:span></text:span><text:span text:style-name="Police_20_par_20_défaut"><text:span text:style-name="T43"> azlim2_gd, </text:span></text:span><text:span text:style-name="Police_20_par_20_défaut"><text:span text:style-name="T28">count</text:span></text:span><text:span text:style-name="Police_20_par_20_défaut"><text:span text:style-name="T43">(deppr) </text:span></text:span><text:span text:style-name="Police_20_par_20_défaut"><text:span text:style-name="T7">AS</text:span></text:span><text:span text:style-name="Police_20_par_20_défaut"><text:span text:style-name="T43"> deppr</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plisi) </text:span></text:span><text:span text:style-name="Police_20_par_20_défaut"><text:span text:style-name="T7">AS</text:span></text:span><text:span text:style-name="Police_20_par_20_défaut"><text:span text:style-name="T43"> plisi, </text:span></text:span><text:span text:style-name="Police_20_par_20_défaut"><text:span text:style-name="T28">count</text:span></text:span><text:span text:style-name="Police_20_par_20_défaut"><text:span text:style-name="T43">(cslisi) </text:span></text:span><text:span text:style-name="Police_20_par_20_défaut"><text:span text:style-name="T7">AS</text:span></text:span><text:span text:style-name="Police_20_par_20_défaut"><text:span text:style-name="T43"> cslisi</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bord) </text:span></text:span><text:span text:style-name="Police_20_par_20_défaut"><text:span text:style-name="T7">AS</text:span></text:span><text:span text:style-name="Police_20_par_20_défaut"><text:span text:style-name="T43"> bord, </text:span></text:span><text:span text:style-name="Police_20_par_20_défaut"><text:span text:style-name="T28">count</text:span></text:span><text:span text:style-name="Police_20_par_20_défaut"><text:span text:style-name="T43">(integr) </text:span></text:span><text:span text:style-name="Police_20_par_20_défaut"><text:span text:style-name="T7">AS</text:span></text:span><text:span text:style-name="Police_20_par_20_défaut"><text:span text:style-name="T43"> integr, </text:span></text:span><text:span text:style-name="Police_20_par_20_défaut"><text:span text:style-name="T28">count</text:span></text:span><text:span text:style-name="Police_20_par_20_défaut"><text:span text:style-name="T43">(peupnr) </text:span></text:span><text:span text:style-name="Police_20_par_20_défaut"><text:span text:style-name="T7">AS</text:span></text:span><text:span text:style-name="Police_20_par_20_défaut"><text:span text:style-name="T43"> peupnr</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description.suppl-&gt;&gt;</text:span></text:span><text:span text:style-name="Police_20_par_20_défaut"><text:span text:style-name="T83">'cam'</text:span></text:span><text:span text:style-name="Police_20_par_20_défaut"><text:span text:style-name="T43">) </text:span></text:span><text:span text:style-name="Police_20_par_20_défaut"><text:span text:style-name="T7">AS</text:span></text:span><text:span text:style-name="Police_20_par_20_défaut"><text:span text:style-name="T43"> cam</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sver) </text:span></text:span><text:span text:style-name="Police_20_par_20_défaut"><text:span text:style-name="T7">AS</text:span></text:span><text:span text:style-name="Police_20_par_20_défaut"><text:span text:style-name="T43"> sver, </text:span></text:span><text:span text:style-name="Police_20_par_20_défaut"><text:span text:style-name="T28">count</text:span></text:span><text:span text:style-name="Police_20_par_20_défaut"><text:span text:style-name="T43">(gest) </text:span></text:span><text:span text:style-name="Police_20_par_20_défaut"><text:span text:style-name="T7">AS</text:span></text:span><text:span text:style-name="Police_20_par_20_défaut"><text:span text:style-name="T43"> gest, </text:span></text:span><text:span text:style-name="Police_20_par_20_défaut"><text:span text:style-name="T28">count</text:span></text:span><text:span text:style-name="Police_20_par_20_défaut"><text:span text:style-name="T43">(nincid) </text:span></text:span><text:span text:style-name="Police_20_par_20_défaut"><text:span text:style-name="T7">AS</text:span></text:span><text:span text:style-name="Police_20_par_20_défaut"><text:span text:style-name="T43"> nincid</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incid) </text:span></text:span><text:span text:style-name="Police_20_par_20_défaut"><text:span text:style-name="T7">AS</text:span></text:span><text:span text:style-name="Police_20_par_20_défaut"><text:span text:style-name="T43"> incid, </text:span></text:span><text:span text:style-name="Police_20_par_20_défaut"><text:span text:style-name="T28">count</text:span></text:span><text:span text:style-name="Police_20_par_20_défaut"><text:span text:style-name="T43">(dc) </text:span></text:span><text:span text:style-name="Police_20_par_20_défaut"><text:span text:style-name="T7">AS</text:span></text:span><text:span text:style-name="Police_20_par_20_défaut"><text:span text:style-name="T43"> dc, </text:span></text:span><text:span text:style-name="Police_20_par_20_défaut"><text:span text:style-name="T28">count</text:span></text:span><text:span text:style-name="Police_20_par_20_défaut"><text:span text:style-name="T43">(dcespar1) </text:span></text:span><text:span text:style-name="Police_20_par_20_défaut"><text:span text:style-name="T7">AS</text:span></text:span><text:span text:style-name="Police_20_par_20_défaut"><text:span text:style-name="T43"> dcespar1, </text:span></text:span><text:span text:style-name="Police_20_par_20_défaut"><text:span text:style-name="T28">count</text:span></text:span><text:span text:style-name="Police_20_par_20_défaut"><text:span text:style-name="T43">(andain) </text:span></text:span><text:span text:style-name="Police_20_par_20_défaut"><text:span text:style-name="T7">AS</text:span></text:span><text:span text:style-name="Police_20_par_20_défaut"><text:span text:style-name="T43"> andain, </text:span></text:span><text:span text:style-name="Police_20_par_20_défaut"><text:span text:style-name="T28">count</text:span></text:span><text:span text:style-name="Police_20_par_20_défaut"><text:span text:style-name="T43">(tplant) </text:span></text:span><text:span text:style-name="Police_20_par_20_défaut"><text:span text:style-name="T7">AS</text:span></text:span><text:span text:style-name="Police_20_par_20_défaut"><text:span text:style-name="T43"> tplant</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description.suppl-&gt;&gt;</text:span></text:span><text:span text:style-name="Police_20_par_20_défaut"><text:span text:style-name="T83">'entp'</text:span></text:span><text:span text:style-name="Police_20_par_20_défaut"><text:span text:style-name="T43">) </text:span></text:span><text:span text:style-name="Police_20_par_20_défaut"><text:span text:style-name="T7">AS</text:span></text:span><text:span text:style-name="Police_20_par_20_défaut"><text:span text:style-name="T43"> entp</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iti) </text:span></text:span><text:span text:style-name="Police_20_par_20_défaut"><text:span text:style-name="T7">AS</text:span></text:span><text:span text:style-name="Police_20_par_20_défaut"><text:span text:style-name="T43"> iti, </text:span></text:span><text:span text:style-name="Police_20_par_20_défaut"><text:span text:style-name="T28">count</text:span></text:span><text:span text:style-name="Police_20_par_20_défaut"><text:span text:style-name="T43">(dist) </text:span></text:span><text:span text:style-name="Police_20_par_20_défaut"><text:span text:style-name="T7">AS</text:span></text:span><text:span text:style-name="Police_20_par_20_défaut"><text:span text:style-name="T43"> dist, </text:span></text:span><text:span text:style-name="Police_20_par_20_défaut"><text:span text:style-name="T28">count</text:span></text:span><text:span text:style-name="Police_20_par_20_défaut"><text:span text:style-name="T43">(pentexp) </text:span></text:span><text:span text:style-name="Police_20_par_20_défaut"><text:span text:style-name="T7">AS</text:span></text:span><text:span text:style-name="Police_20_par_20_défaut"><text:span text:style-name="T43"> pentexp, </text:span></text:span><text:span text:style-name="Police_20_par_20_défaut"><text:span text:style-name="T28">count</text:span></text:span><text:span text:style-name="Police_20_par_20_défaut"><text:span text:style-name="T43">(portance) </text:span></text:span><text:span text:style-name="Police_20_par_20_défaut"><text:span text:style-name="T7">AS</text:span></text:span><text:span text:style-name="Police_20_par_20_défaut"><text:span text:style-name="T43"> portance, </text:span></text:span><text:span text:style-name="Police_20_par_20_défaut"><text:span text:style-name="T28">count</text:span></text:span><text:span text:style-name="Police_20_par_20_défaut"><text:span text:style-name="T43">(asperite) </text:span></text:span><text:span text:style-name="Police_20_par_20_défaut"><text:span text:style-name="T7">AS</text:span></text:span><text:span text:style-name="Police_20_par_20_défaut"><text:span text:style-name="T43"> asperite, </text:span></text:span><text:span text:style-name="Police_20_par_20_défaut"><text:span text:style-name="T28">count</text:span></text:span><text:span text:style-name="Police_20_par_20_défaut"><text:span text:style-name="T43">(orniere) </text:span></text:span><text:span text:style-name="Police_20_par_20_défaut"><text:span text:style-name="T7">AS</text:span></text:span><text:span text:style-name="Police_20_par_20_défaut"><text:span text:style-name="T43"> orniere</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tcat10) </text:span></text:span><text:span text:style-name="Police_20_par_20_défaut"><text:span text:style-name="T7">AS</text:span></text:span><text:span text:style-name="Police_20_par_20_défaut"><text:span text:style-name="T43"> tcat10, </text:span></text:span><text:span text:style-name="Police_20_par_20_défaut"><text:span text:style-name="T28">count</text:span></text:span><text:span text:style-name="Police_20_par_20_défaut"><text:span text:style-name="T43">(href_dm) </text:span></text:span><text:span text:style-name="Police_20_par_20_défaut"><text:span text:style-name="T7">AS</text:span></text:span><text:span text:style-name="Police_20_par_20_défaut"><text:span text:style-name="T43"> href_dm, </text:span></text:span><text:span text:style-name="Police_20_par_20_défaut"><text:span text:style-name="T28">count</text:span></text:span><text:span text:style-name="Police_20_par_20_défaut"><text:span text:style-name="T43">(pbuis) </text:span></text:span><text:span text:style-name="Police_20_par_20_défaut"><text:span text:style-name="T7">AS</text:span></text:span><text:span text:style-name="Police_20_par_20_défaut"><text:span text:style-name="T43"> pbuis</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azdep_gd) </text:span></text:span><text:span text:style-name="Police_20_par_20_défaut"><text:span text:style-name="T7">AS</text:span></text:span><text:span text:style-name="Police_20_par_20_défaut"><text:span text:style-name="T43"> azdep_gd, </text:span></text:span><text:span text:style-name="Police_20_par_20_défaut"><text:span text:style-name="T28">count</text:span></text:span><text:span text:style-name="Police_20_par_20_défaut"><text:span text:style-name="T43">(ddep_cm) </text:span></text:span><text:span text:style-name="Police_20_par_20_défaut"><text:span text:style-name="T7">AS</text:span></text:span><text:span text:style-name="Police_20_par_20_défaut"><text:span text:style-name="T43"> ddep_cm <text:s text:c="4"/></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dispnr) </text:span></text:span><text:span text:style-name="Police_20_par_20_défaut"><text:span text:style-name="T7">AS</text:span></text:span><text:span text:style-name="Police_20_par_20_défaut"><text:span text:style-name="T43"> dispnr, </text:span></text:span><text:span text:style-name="Police_20_par_20_défaut"><text:span text:style-name="T28">count</text:span></text:span><text:span text:style-name="Police_20_par_20_défaut"><text:span text:style-name="T43">(fouil) </text:span></text:span><text:span text:style-name="Police_20_par_20_défaut"><text:span text:style-name="T7">AS</text:span></text:span><text:span text:style-name="Police_20_par_20_défaut"><text:span text:style-name="T43"> fouil, </text:span></text:span><text:span text:style-name="Police_20_par_20_défaut"><text:span text:style-name="T28">count</text:span></text:span><text:span text:style-name="Police_20_par_20_défaut"><text:span text:style-name="T43">(ornr) </text:span></text:span><text:span text:style-name="Police_20_par_20_défaut"><text:span text:style-name="T7">AS</text:span></text:span><text:span text:style-name="Police_20_par_20_défaut"><text:span text:style-name="T43"> ornr, </text:span></text:span><text:span text:style-name="Police_20_par_20_défaut"><text:span text:style-name="T28">count</text:span></text:span><text:span text:style-name="Police_20_par_20_défaut"><text:span text:style-name="T43">(predom) </text:span></text:span><text:span text:style-name="Police_20_par_20_défaut"><text:span text:style-name="T7">AS</text:span></text:span><text:span text:style-name="Police_20_par_20_défaut"><text:span text:style-name="T43"> predom, </text:span></text:span><text:span text:style-name="Police_20_par_20_défaut"><text:span text:style-name="T28">count</text:span></text:span><text:span text:style-name="Police_20_par_20_défaut"><text:span text:style-name="T43">(prnr) </text:span></text:span><text:span text:style-name="Police_20_par_20_défaut"><text:span text:style-name="T7">AS</text:span></text:span><text:span text:style-name="Police_20_par_20_défaut"><text:span text:style-name="T43"> prnr, </text:span></text:span><text:span text:style-name="Police_20_par_20_défaut"><text:span text:style-name="T28">count</text:span></text:span><text:span text:style-name="Police_20_par_20_défaut"><text:span text:style-name="T43">(tcnr) </text:span></text:span><text:span text:style-name="Police_20_par_20_défaut"><text:span text:style-name="T7">AS</text:span></text:span><text:span text:style-name="Police_20_par_20_défaut"><text:span text:style-name="T43"> tcnr</text:span></text:span></text:p>
            <text:p text:style-name="P22"><text:span text:style-name="Police_20_par_20_défaut"><text:span text:style-name="T43">, </text:span></text:span><text:span text:style-name="Police_20_par_20_défaut"><text:span text:style-name="T28">count</text:span></text:span><text:span text:style-name="Police_20_par_20_défaut"><text:span text:style-name="T43">(atpyr) </text:span></text:span><text:span text:style-name="Police_20_par_20_défaut"><text:span text:style-name="T7">AS</text:span></text:span><text:span text:style-name="Police_20_par_20_défaut"><text:span text:style-name="T43"> atpyr, </text:span></text:span><text:span text:style-name="Police_20_par_20_défaut"><text:span text:style-name="T28">count</text:span></text:span><text:span text:style-name="Police_20_par_20_défaut"><text:span text:style-name="T43">(ncbuis10) </text:span></text:span><text:span text:style-name="Police_20_par_20_défaut"><text:span text:style-name="T7">AS</text:span></text:span><text:span text:style-name="Police_20_par_20_défaut"><text:span text:style-name="T43"> ncbuis10, </text:span></text:span><text:span text:style-name="Police_20_par_20_défaut"><text:span text:style-name="T28">count</text:span></text:span><text:span text:style-name="Police_20_par_20_défaut"><text:span text:style-name="T43">(ncbuis_a) </text:span></text:span><text:span text:style-name="Police_20_par_20_défaut"><text:span text:style-name="T7">AS</text:span></text:span><text:span text:style-name="Police_20_par_20_défaut"><text:span text:style-name="T43"> ncbuis_a, </text:span></text:span><text:span text:style-name="Police_20_par_20_défaut"><text:span text:style-name="T28">count</text:span></text:span><text:span text:style-name="Police_20_par_20_défaut"><text:span text:style-name="T43">(ncbuis_b) </text:span></text:span><text:span text:style-name="Police_20_par_20_défaut"><text:span text:style-name="T7">AS</text:span></text:span><text:span text:style-name="Police_20_par_20_défaut"><text:span text:style-name="T43"> ncbuis_b, </text:span></text:span><text:span text:style-name="Police_20_par_20_défaut"><text:span text:style-name="T28">count</text:span></text:span><text:span text:style-name="Police_20_par_20_défaut"><text:span text:style-name="T43">(ncbuis_c) </text:span></text:span><text:span text:style-name="Police_20_par_20_défaut"><text:span text:style-name="T7">AS</text:span></text:span><text:span text:style-name="Police_20_par_20_défaut"><text:span text:style-name="T43"> ncbuis_c, </text:span></text:span><text:span text:style-name="Police_20_par_20_défaut"><text:span text:style-name="T28">count</text:span></text:span><text:span text:style-name="Police_20_par_20_défaut"><text:span text:style-name="T43">(ncbuis_d) </text:span></text:span><text:span text:style-name="Police_20_par_20_défaut"><text:span text:style-name="T7">AS</text:span></text:span><text:span text:style-name="Police_20_par_20_défaut"><text:span text:style-name="T43"> ncbuis_d, </text:span></text:span><text:span text:style-name="Police_20_par_20_défaut"><text:span text:style-name="T28">count</text:span></text:span><text:span text:style-name="Police_20_par_20_défaut"><text:span text:style-name="T43">(ncbuis_e) </text:span></text:span><text:span text:style-name="Police_20_par_20_défaut"><text:span text:style-name="T7">AS</text:span></text:span><text:span text:style-name="Police_20_par_20_défaut"><text:span text:style-name="T43"> ncbuis_e, </text:span></text:span><text:span text:style-name="Police_20_par_20_défaut"><text:span text:style-name="T28">count</text:span></text:span><text:span text:style-name="Police_20_par_20_défaut"><text:span text:style-name="T43">(azdbuis_gd) </text:span></text:span><text:span text:style-name="Police_20_par_20_défaut"><text:span text:style-name="T7">AS</text:span></text:span><text:span text:style-name="Police_20_par_20_défaut"><text:span text:style-name="T43"> zdbuis_gd</text:span></text:span></text:p>
            <text:p text:style-name="P22"><text:span text:style-name="Police_20_par_20_défaut"><text:span text:style-name="T7">FROM</text:span></text:span><text:span text:style-name="Police_20_par_20_défaut"><text:span text:style-name="T43"> v_liste_points_lt1</text:span></text:span></text:p>
            <text:p text:style-name="P22"><text:span text:style-name="Police_20_par_20_défaut"><text:span text:style-name="T7">INNER</text:span></text:span><text:span text:style-name="Police_20_par_20_défaut"><text:span text:style-name="T43"> </text:span></text:span><text:span text:style-name="Police_20_par_20_défaut"><text:span text:style-name="T7">JOIN</text:span></text:span><text:span text:style-name="Police_20_par_20_défaut"><text:span text:style-name="T43"> description </text:span></text:span><text:span text:style-name="Police_20_par_20_défaut"><text:span text:style-name="T7">USING</text:span></text:span><text:span text:style-name="Police_20_par_20_défaut"><text:span text:style-name="T43"> (id_ech, id_point)</text:span></text:span></text:p>
            <text:p text:style-name="P22"><text:span text:style-name="Police_20_par_20_défaut"><text:span text:style-name="T7">LEFT</text:span></text:span><text:span text:style-name="Police_20_par_20_défaut"><text:span text:style-name="T43"> </text:span></text:span><text:span text:style-name="Police_20_par_20_défaut"><text:span text:style-name="T7">JOIN</text:span></text:span><text:span text:style-name="Police_20_par_20_défaut"><text:span text:style-name="T43"> descript_m1 </text:span></text:span><text:span text:style-name="Police_20_par_20_défaut"><text:span text:style-name="T7">USING</text:span></text:span><text:span text:style-name="Police_20_par_20_défaut"><text:span text:style-name="T43"> (id_ech, id_point)</text:span></text:span></text:p>
            <text:p text:style-name="P22"><text:span text:style-name="Police_20_par_20_défaut"><text:span text:style-name="T7">LEFT</text:span></text:span><text:span text:style-name="Police_20_par_20_défaut"><text:span text:style-name="T43"> </text:span></text:span><text:span text:style-name="Police_20_par_20_défaut"><text:span text:style-name="T7">JOIN</text:span></text:span><text:span text:style-name="Police_20_par_20_défaut"><text:span text:style-name="T43"> limites </text:span></text:span><text:span text:style-name="Police_20_par_20_défaut"><text:span text:style-name="T7">USING</text:span></text:span><text:span text:style-name="Police_20_par_20_défaut"><text:span text:style-name="T43"> (id_ech, id_point)</text:span></text:span></text:p>
            <text:p text:style-name="P22"><text:span text:style-name="Police_20_par_20_défaut"><text:span text:style-name="T7">LEFT</text:span></text:span><text:span text:style-name="Police_20_par_20_défaut"><text:span text:style-name="T43"> </text:span></text:span><text:span text:style-name="Police_20_par_20_défaut"><text:span text:style-name="T7">JOIN</text:span></text:span><text:span text:style-name="Police_20_par_20_défaut"><text:span text:style-name="T43"> buis </text:span></text:span><text:span text:style-name="Police_20_par_20_défaut"><text:span text:style-name="T7">USING</text:span></text:span><text:span text:style-name="Police_20_par_20_défaut"><text:span text:style-name="T43"> (id_ech, id_point)</text:span></text:span></text:p>
            <text:p text:style-name="P22"><text:span text:style-name="Police_20_par_20_défaut"><text:span text:style-name="T7">LEFT</text:span></text:span><text:span text:style-name="Police_20_par_20_défaut"><text:span text:style-name="T43"> </text:span></text:span><text:span text:style-name="Police_20_par_20_défaut"><text:span text:style-name="T7">JOIN</text:span></text:span><text:span text:style-name="Police_20_par_20_défaut"><text:span text:style-name="T43"> coupes </text:span></text:span><text:span text:style-name="Police_20_par_20_défaut"><text:span text:style-name="T7">USING</text:span></text:span><text:span text:style-name="Police_20_par_20_défaut"><text:span text:style-name="T43"> (id_ech, id_point)</text:span></text:span></text:p>
            <text:p text:style-name="P22"><text:span text:style-name="Police_20_par_20_défaut"><text:span text:style-name="T7">WHERE</text:span></text:span><text:span text:style-name="Police_20_par_20_défaut"><text:span text:style-name="T43"> annee = </text:span></text:span><text:span text:style-name="Police_20_par_20_défaut"><text:span text:style-name="T68">2023</text:span></text:span><text:span text:style-name="Police_20_par_20_défaut"><text:span text:style-name="T55">;</text:span></text:span></text:p>
            <text:p text:style-name="Requête"/>
            <text:p text:style-name="P11"/>
            <text:p text:style-name="P11">Les décomptes de données renseignées sont strictement identiques dans les deux bases.</text:p>
            <text:p text:style-name="P11"/>
          </table:table-cell>
        </table:table-row>
        <table:table-row table:style-name="TableLine1658033754784">
          <table:table-cell table:style-name="Tableau2.A1" office:value-type="string">
            <text:p text:style-name="EtiquetteSous">Données de plantation</text:p>
          </table:table-cell>
          <table:table-cell table:style-name="Tableau2.A1" office:value-type="string">
            <text:p text:style-name="P11">La requête exécutée dans la base Soif est la suivante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npp)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tpespar1) </text:span></text:span><text:span text:style-name="Police_20_par_20_défaut"><text:span text:style-name="T3">AS</text:span></text:span><text:span text:style-name="Police_20_par_20_défaut"><text:span text:style-name="T39"> tpespar1, </text:span></text:span><text:span text:style-name="Police_20_par_20_défaut"><text:span text:style-name="T24">count</text:span></text:span><text:span text:style-name="Police_20_par_20_défaut"><text:span text:style-name="T39">(tpespar2) </text:span></text:span><text:span text:style-name="Police_20_par_20_défaut"><text:span text:style-name="T3">AS</text:span></text:span><text:span text:style-name="Police_20_par_20_défaut"><text:span text:style-name="T39"> tpespar2, </text:span></text:span><text:span text:style-name="Police_20_par_20_défaut"><text:span text:style-name="T24">count</text:span></text:span><text:span text:style-name="Police_20_par_20_défaut"><text:span text:style-name="T39">(elag) </text:span></text:span><text:span text:style-name="Police_20_par_20_défaut"><text:span text:style-name="T3">AS</text:span></text:span><text:span text:style-name="Police_20_par_20_défaut"><text:span text:style-name="T39"> elag, </text:span></text:span><text:span text:style-name="Police_20_par_20_défaut"><text:span text:style-name="T24">count</text:span></text:span><text:span text:style-name="Police_20_par_20_défaut"><text:span text:style-name="T39">(bplant_dm) </text:span></text:span><text:span text:style-name="Police_20_par_20_défaut"><text:span text:style-name="T3">AS</text:span></text:span><text:span text:style-name="Police_20_par_20_défaut"><text:span text:style-name="T39"> bplant_dm</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iplant_dm) </text:span></text:span><text:span text:style-name="Police_20_par_20_défaut"><text:span text:style-name="T3">AS</text:span></text:span><text:span text:style-name="Police_20_par_20_défaut"><text:span text:style-name="T39"> iplant_dm, </text:span></text:span><text:span text:style-name="Police_20_par_20_défaut"><text:span text:style-name="T24">count</text:span></text:span><text:span text:style-name="Police_20_par_20_défaut"><text:span text:style-name="T39">(maille) </text:span></text:span><text:span text:style-name="Police_20_par_20_défaut"><text:span text:style-name="T3">AS</text:span></text:span><text:span text:style-name="Police_20_par_20_défaut"><text:span text:style-name="T39"> maille, </text:span></text:span><text:span text:style-name="Police_20_par_20_défaut"><text:span text:style-name="T24">count</text:span></text:span><text:span text:style-name="Police_20_par_20_défaut"><text:span text:style-name="T39">(videplant) </text:span></text:span><text:span text:style-name="Police_20_par_20_défaut"><text:span text:style-name="T3">AS</text:span></text:span><text:span text:style-name="Police_20_par_20_défaut"><text:span text:style-name="T39"> videplant</text:span></text:span></text:p>
            <text:p text:style-name="P22"><text:span text:style-name="Police_20_par_20_défaut"><text:span text:style-name="T3">FROM</text:span></text:span><text:span text:style-name="Police_20_par_20_défaut"><text:span text:style-name="T39"> soif.v1e3plant</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soif.point_anref </text:span></text:span><text:span text:style-name="Police_20_par_20_défaut"><text:span text:style-name="T3">USING</text:span></text:span><text:span text:style-name="Police_20_par_20_défaut"><text:span text:style-name="T39"> (npp)</text:span></text:span></text:p>
            <text:p text:style-name="P22"><text:span text:style-name="Police_20_par_20_défaut"><text:span text:style-name="T3">WHERE</text:span></text:span><text:span text:style-name="Police_20_par_20_défaut"><text:span text:style-name="T39"> </text:span></text:span><text:span text:style-name="Police_20_par_20_défaut"><text:span text:style-name="T3">right</text:span></text:span><text:span text:style-name="Police_20_par_20_défaut"><text:span text:style-name="T39">(npp, </text:span></text:span><text:span text:style-name="Police_20_par_20_défaut"><text:span text:style-name="T66">1</text:span></text:span><text:span text:style-name="Police_20_par_20_défaut"><text:span text:style-name="T39">) = </text:span></text:span><text:span text:style-name="Police_20_par_20_défaut"><text:span text:style-name="T81">'T'</text:span></text:span></text:p>
            <text:p text:style-name="P22"><text:span text:style-name="Police_20_par_20_défaut"><text:span text:style-name="T3">AND</text:span></text:span><text:span text:style-name="Police_20_par_20_défaut"><text:span text:style-name="T39"> numvisi = </text:span></text:span><text:span text:style-name="Police_20_par_20_défaut"><text:span text:style-name="T81">'1'</text:span></text:span></text:p>
            <text:p text:style-name="P22"><text:soft-page-break/><text:span text:style-name="Police_20_par_20_défaut"><text:span text:style-name="T3">AND</text:span></text:span><text:span text:style-name="Police_20_par_20_défaut"><text:span text:style-name="T39"> anref = </text:span></text:span><text:span text:style-name="Police_20_par_20_défaut"><text:span text:style-name="T66">2023</text:span></text:span></text:p>
            <text:p text:style-name="P22"><text:span text:style-name="Police_20_par_20_défaut"><text:span text:style-name="T3">AND</text:span></text:span><text:span text:style-name="Police_20_par_20_défaut"><text:span text:style-name="T39"> (tpespar1, tpespar2, elag, bplant_dm, iplant_dm, videpeuplier, maille, videplant) </text:span></text:span><text:span text:style-name="Police_20_par_20_défaut"><text:span text:style-name="T3">IS</text:span></text:span><text:span text:style-name="Police_20_par_20_défaut"><text:span text:style-name="T39"> </text:span></text:span><text:span text:style-name="Police_20_par_20_défaut"><text:span text:style-name="T3">DISTINCT</text:span></text:span><text:span text:style-name="Police_20_par_20_défaut"><text:span text:style-name="T39"> </text:span></text:span><text:span text:style-name="Police_20_par_20_défaut"><text:span text:style-name="T3">FROM</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 </text:span></text:span><text:span text:style-name="Police_20_par_20_défaut"><text:span text:style-name="T3">NULL</text:span></text:span><text:span text:style-name="Police_20_par_20_défaut"><text:span text:style-name="T39">)</text:span></text:span><text:span text:style-name="Police_20_par_20_défaut"><text:span text:style-name="T52">;</text:span></text:span></text:p>
            <text:p text:style-name="P27"/>
            <text:p text:style-name="P11">Son équivalent exécuté en base de production est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npp)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tpespar1) </text:span></text:span><text:span text:style-name="Police_20_par_20_défaut"><text:span text:style-name="T3">AS</text:span></text:span><text:span text:style-name="Police_20_par_20_défaut"><text:span text:style-name="T39"> tpespar1, </text:span></text:span><text:span text:style-name="Police_20_par_20_défaut"><text:span text:style-name="T24">count</text:span></text:span><text:span text:style-name="Police_20_par_20_défaut"><text:span text:style-name="T39">(tpespar2) </text:span></text:span><text:span text:style-name="Police_20_par_20_défaut"><text:span text:style-name="T3">AS</text:span></text:span><text:span text:style-name="Police_20_par_20_défaut"><text:span text:style-name="T39"> tpespar2, </text:span></text:span><text:span text:style-name="Police_20_par_20_défaut"><text:span text:style-name="T24">count</text:span></text:span><text:span text:style-name="Police_20_par_20_défaut"><text:span text:style-name="T39">(elag) </text:span></text:span><text:span text:style-name="Police_20_par_20_défaut"><text:span text:style-name="T3">AS</text:span></text:span><text:span text:style-name="Police_20_par_20_défaut"><text:span text:style-name="T39"> elag, </text:span></text:span><text:span text:style-name="Police_20_par_20_défaut"><text:span text:style-name="T24">count</text:span></text:span><text:span text:style-name="Police_20_par_20_défaut"><text:span text:style-name="T39">(bplant_dm) </text:span></text:span><text:span text:style-name="Police_20_par_20_défaut"><text:span text:style-name="T3">AS</text:span></text:span><text:span text:style-name="Police_20_par_20_défaut"><text:span text:style-name="T39"> bplant_dm</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iplant_dm) </text:span></text:span><text:span text:style-name="Police_20_par_20_défaut"><text:span text:style-name="T3">AS</text:span></text:span><text:span text:style-name="Police_20_par_20_défaut"><text:span text:style-name="T39"> iplant_dm</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suppl-&gt;&gt;</text:span></text:span><text:span text:style-name="Police_20_par_20_défaut"><text:span text:style-name="T81">'maille'</text:span></text:span><text:span text:style-name="Police_20_par_20_défaut"><text:span text:style-name="T39">) </text:span></text:span><text:span text:style-name="Police_20_par_20_défaut"><text:span text:style-name="T3">AS</text:span></text:span><text:span text:style-name="Police_20_par_20_défaut"><text:span text:style-name="T39"> maille</text:span></text:span></text:p>
            <text:p text:style-name="P22"><text:span text:style-name="Police_20_par_20_défaut"><text:span text:style-name="T39">, </text:span></text:span><text:span text:style-name="Police_20_par_20_défaut"><text:span text:style-name="T24">count</text:span></text:span><text:span text:style-name="Police_20_par_20_défaut"><text:span text:style-name="T39">(videplant) </text:span></text:span><text:span text:style-name="Police_20_par_20_défaut"><text:span text:style-name="T3">AS</text:span></text:span><text:span text:style-name="Police_20_par_20_défaut"><text:span text:style-name="T39"> videplant</text:span></text:span></text:p>
            <text:p text:style-name="P22"><text:span text:style-name="Police_20_par_20_défaut"><text:span text:style-name="T3">FROM</text:span></text:span><text:span text:style-name="Police_20_par_20_défaut"><text:span text:style-name="T39"> v_liste_points_lt1</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plantations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WHERE</text:span></text:span><text:span text:style-name="Police_20_par_20_défaut"><text:span text:style-name="T39"> annee = </text:span></text:span><text:span text:style-name="Police_20_par_20_défaut"><text:span text:style-name="T66">2023</text:span></text:span><text:span text:style-name="Police_20_par_20_défaut"><text:span text:style-name="T52">;</text:span></text:span></text:p>
            <text:p text:style-name="P11"/>
            <text:p text:style-name="P11">Les décomptes de données renseignées sont strictement identiques dans les deux bases.</text:p>
            <text:p text:style-name="P11"/>
          </table:table-cell>
        </table:table-row>
        <table:table-row table:style-name="TableLine1658033749072">
          <table:table-cell table:style-name="Tableau2.A1" office:value-type="string">
            <text:p text:style-name="EtiquetteSous">Données de description de la strate recensable</text:p>
          </table:table-cell>
          <table:table-cell table:style-name="Tableau2.A1" office:value-type="string">
            <text:p text:style-name="P11">La requête exécutée dans la base Soif est la suivante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npp)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tcar10) </text:span></text:span><text:span text:style-name="Police_20_par_20_défaut"><text:span text:style-name="T3">AS</text:span></text:span><text:span text:style-name="Police_20_par_20_défaut"><text:span text:style-name="T39"> tcar10</text:span></text:span></text:p>
            <text:p text:style-name="P22"><text:span text:style-name="Police_20_par_20_défaut"><text:span text:style-name="T3">FROM</text:span></text:span><text:span text:style-name="Police_20_par_20_défaut"><text:span text:style-name="T39"> soif.v1e3strate</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soif.point_anref </text:span></text:span><text:span text:style-name="Police_20_par_20_défaut"><text:span text:style-name="T3">USING</text:span></text:span><text:span text:style-name="Police_20_par_20_défaut"><text:span text:style-name="T39"> (npp)</text:span></text:span></text:p>
            <text:p text:style-name="P22"><text:span text:style-name="Police_20_par_20_défaut"><text:span text:style-name="T3">WHERE</text:span></text:span><text:span text:style-name="Police_20_par_20_défaut"><text:span text:style-name="T39"> </text:span></text:span><text:span text:style-name="Police_20_par_20_défaut"><text:span text:style-name="T3">right</text:span></text:span><text:span text:style-name="Police_20_par_20_défaut"><text:span text:style-name="T39">(npp, </text:span></text:span><text:span text:style-name="Police_20_par_20_défaut"><text:span text:style-name="T66">1</text:span></text:span><text:span text:style-name="Police_20_par_20_défaut"><text:span text:style-name="T39">) = </text:span></text:span><text:span text:style-name="Police_20_par_20_défaut"><text:span text:style-name="T81">'T'</text:span></text:span></text:p>
            <text:p text:style-name="P22"><text:span text:style-name="Police_20_par_20_défaut"><text:span text:style-name="T3">AND</text:span></text:span><text:span text:style-name="Police_20_par_20_défaut"><text:span text:style-name="T39"> numvisi = </text:span></text:span><text:span text:style-name="Police_20_par_20_défaut"><text:span text:style-name="T81">'1'</text:span></text:span></text:p>
            <text:p text:style-name="P22"><text:span text:style-name="Police_20_par_20_défaut"><text:span text:style-name="T3">AND</text:span></text:span><text:span text:style-name="Police_20_par_20_défaut"><text:span text:style-name="T39"> anref = </text:span></text:span><text:span text:style-name="Police_20_par_20_défaut"><text:span text:style-name="T66">2023</text:span></text:span><text:span text:style-name="Police_20_par_20_défaut"><text:span text:style-name="T52">;</text:span></text:span></text:p>
            <text:p text:style-name="P23"/>
            <text:p text:style-name="P11">Son équivalent exécuté en base de production est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npp)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tcar10) </text:span></text:span><text:span text:style-name="Police_20_par_20_défaut"><text:span text:style-name="T3">AS</text:span></text:span><text:span text:style-name="Police_20_par_20_défaut"><text:span text:style-name="T39"> tcar10</text:span></text:span></text:p>
            <text:p text:style-name="P22"><text:span text:style-name="Police_20_par_20_défaut"><text:span text:style-name="T3">FROM</text:span></text:span><text:span text:style-name="Police_20_par_20_défaut"><text:span text:style-name="T39"> v_liste_points_lt1</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couv_r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WHERE</text:span></text:span><text:span text:style-name="Police_20_par_20_défaut"><text:span text:style-name="T39"> annee = </text:span></text:span><text:span text:style-name="Police_20_par_20_défaut"><text:span text:style-name="T66">2023</text:span></text:span><text:span text:style-name="Police_20_par_20_défaut"><text:span text:style-name="T52">;</text:span></text:span></text:p>
            <text:p text:style-name="P11"/>
            <text:p text:style-name="P11">Les décomptes de données renseignées sont strictement identiques dans les deux bases.</text:p>
            <text:p text:style-name="P11"/>
          </table:table-cell>
        </table:table-row>
        <table:table-row table:style-name="TableLine1658033755328">
          <table:table-cell table:style-name="Tableau2.A1" office:value-type="string">
            <text:p text:style-name="EtiquetteSous">Données de description des essences de la strate recensable</text:p>
          </table:table-cell>
          <table:table-cell table:style-name="Tableau2.A1" office:value-type="string">
            <text:p text:style-name="P11">La requête exécutée dans la base Soif est la suivante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npp)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espar) </text:span></text:span><text:span text:style-name="Police_20_par_20_défaut"><text:span text:style-name="T3">AS</text:span></text:span><text:span text:style-name="Police_20_par_20_défaut"><text:span text:style-name="T39"> espar, </text:span></text:span><text:span text:style-name="Police_20_par_20_défaut"><text:span text:style-name="T24">count</text:span></text:span><text:span text:style-name="Police_20_par_20_défaut"><text:span text:style-name="T39">(tcr10) </text:span></text:span><text:span text:style-name="Police_20_par_20_défaut"><text:span text:style-name="T3">AS</text:span></text:span><text:span text:style-name="Police_20_par_20_défaut"><text:span text:style-name="T39"> tcr10, </text:span></text:span><text:span text:style-name="Police_20_par_20_défaut"><text:span text:style-name="T24">count</text:span></text:span><text:span text:style-name="Police_20_par_20_défaut"><text:span text:style-name="T39">(tclr10) </text:span></text:span><text:span text:style-name="Police_20_par_20_défaut"><text:span text:style-name="T3">AS</text:span></text:span><text:span text:style-name="Police_20_par_20_défaut"><text:span text:style-name="T39"> tclr10, </text:span></text:span><text:span text:style-name="Police_20_par_20_défaut"><text:span text:style-name="T24">count</text:span></text:span><text:span text:style-name="Police_20_par_20_défaut"><text:span text:style-name="T39">(p7ares) </text:span></text:span><text:span text:style-name="Police_20_par_20_défaut"><text:span text:style-name="T3">AS</text:span></text:span><text:span text:style-name="Police_20_par_20_défaut"><text:span text:style-name="T39"> p7ares, </text:span></text:span><text:span text:style-name="Police_20_par_20_défaut"><text:span text:style-name="T24">count</text:span></text:span><text:span text:style-name="Police_20_par_20_défaut"><text:span text:style-name="T39">(cible) </text:span></text:span><text:span text:style-name="Police_20_par_20_défaut"><text:span text:style-name="T3">AS</text:span></text:span><text:span text:style-name="Police_20_par_20_défaut"><text:span text:style-name="T39"> cible</text:span></text:span></text:p>
            <text:p text:style-name="P22"><text:span text:style-name="Police_20_par_20_défaut"><text:span text:style-name="T3">FROM</text:span></text:span><text:span text:style-name="Police_20_par_20_défaut"><text:span text:style-name="T39"> soif.v1e3essence</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soif.point_anref </text:span></text:span><text:span text:style-name="Police_20_par_20_défaut"><text:span text:style-name="T3">USING</text:span></text:span><text:span text:style-name="Police_20_par_20_défaut"><text:span text:style-name="T39"> (npp)</text:span></text:span></text:p>
            <text:p text:style-name="P22"><text:span text:style-name="Police_20_par_20_défaut"><text:span text:style-name="T3">WHERE</text:span></text:span><text:span text:style-name="Police_20_par_20_défaut"><text:span text:style-name="T39"> </text:span></text:span><text:span text:style-name="Police_20_par_20_défaut"><text:span text:style-name="T3">right</text:span></text:span><text:span text:style-name="Police_20_par_20_défaut"><text:span text:style-name="T39">(npp, </text:span></text:span><text:span text:style-name="Police_20_par_20_défaut"><text:span text:style-name="T66">1</text:span></text:span><text:span text:style-name="Police_20_par_20_défaut"><text:span text:style-name="T39">) = </text:span></text:span><text:span text:style-name="Police_20_par_20_défaut"><text:span text:style-name="T81">'T'</text:span></text:span></text:p>
            <text:p text:style-name="P22"><text:span text:style-name="Police_20_par_20_défaut"><text:span text:style-name="T3">AND</text:span></text:span><text:span text:style-name="Police_20_par_20_défaut"><text:span text:style-name="T39"> numvisi = </text:span></text:span><text:span text:style-name="Police_20_par_20_défaut"><text:span text:style-name="T81">'1'</text:span></text:span></text:p>
            <text:p text:style-name="P22"><text:soft-page-break/><text:span text:style-name="Police_20_par_20_défaut"><text:span text:style-name="T3">AND</text:span></text:span><text:span text:style-name="Police_20_par_20_défaut"><text:span text:style-name="T39"> anref = </text:span></text:span><text:span text:style-name="Police_20_par_20_défaut"><text:span text:style-name="T66">2023</text:span></text:span><text:span text:style-name="Police_20_par_20_défaut"><text:span text:style-name="T52">;</text:span></text:span></text:p>
            <text:p text:style-name="P23"/>
            <text:p text:style-name="P11">Son équivalent exécuté en base de production est :</text:p>
            <text:p text:style-name="P22"><text:span text:style-name="Police_20_par_20_défaut"><text:span text:style-name="T3">SELECT</text:span></text:span><text:span text:style-name="Police_20_par_20_défaut"><text:span text:style-name="T39"> </text:span></text:span><text:span text:style-name="Police_20_par_20_défaut"><text:span text:style-name="T24">count</text:span></text:span><text:span text:style-name="Police_20_par_20_défaut"><text:span text:style-name="T39">(npp) </text:span></text:span><text:span text:style-name="Police_20_par_20_défaut"><text:span text:style-name="T3">AS</text:span></text:span><text:span text:style-name="Police_20_par_20_défaut"><text:span text:style-name="T39"> nb_lignes, </text:span></text:span><text:span text:style-name="Police_20_par_20_défaut"><text:span text:style-name="T24">count</text:span></text:span><text:span text:style-name="Police_20_par_20_défaut"><text:span text:style-name="T39">(espar) </text:span></text:span><text:span text:style-name="Police_20_par_20_défaut"><text:span text:style-name="T3">AS</text:span></text:span><text:span text:style-name="Police_20_par_20_défaut"><text:span text:style-name="T39"> espar, </text:span></text:span><text:span text:style-name="Police_20_par_20_défaut"><text:span text:style-name="T24">count</text:span></text:span><text:span text:style-name="Police_20_par_20_défaut"><text:span text:style-name="T39">(tcr10) </text:span></text:span><text:span text:style-name="Police_20_par_20_défaut"><text:span text:style-name="T3">AS</text:span></text:span><text:span text:style-name="Police_20_par_20_défaut"><text:span text:style-name="T39"> tcr10, </text:span></text:span><text:span text:style-name="Police_20_par_20_défaut"><text:span text:style-name="T24">count</text:span></text:span><text:span text:style-name="Police_20_par_20_défaut"><text:span text:style-name="T39">(tclr10) </text:span></text:span><text:span text:style-name="Police_20_par_20_défaut"><text:span text:style-name="T3">AS</text:span></text:span><text:span text:style-name="Police_20_par_20_défaut"><text:span text:style-name="T39"> tclr10, </text:span></text:span><text:span text:style-name="Police_20_par_20_défaut"><text:span text:style-name="T24">count</text:span></text:span><text:span text:style-name="Police_20_par_20_défaut"><text:span text:style-name="T39">(p7ares) </text:span></text:span><text:span text:style-name="Police_20_par_20_défaut"><text:span text:style-name="T3">AS</text:span></text:span><text:span text:style-name="Police_20_par_20_défaut"><text:span text:style-name="T39"> p7ares, </text:span></text:span><text:span text:style-name="Police_20_par_20_défaut"><text:span text:style-name="T24">count</text:span></text:span><text:span text:style-name="Police_20_par_20_défaut"><text:span text:style-name="T39">(cible) </text:span></text:span><text:span text:style-name="Police_20_par_20_défaut"><text:span text:style-name="T3">AS</text:span></text:span><text:span text:style-name="Police_20_par_20_défaut"><text:span text:style-name="T39"> cible</text:span></text:span></text:p>
            <text:p text:style-name="P22"><text:span text:style-name="Police_20_par_20_défaut"><text:span text:style-name="T3">FROM</text:span></text:span><text:span text:style-name="Police_20_par_20_défaut"><text:span text:style-name="T39"> v_liste_points_lt1</text:span></text:span></text:p>
            <text:p text:style-name="P22"><text:span text:style-name="Police_20_par_20_défaut"><text:span text:style-name="T3">INNER</text:span></text:span><text:span text:style-name="Police_20_par_20_défaut"><text:span text:style-name="T39"> </text:span></text:span><text:span text:style-name="Police_20_par_20_défaut"><text:span text:style-name="T3">JOIN</text:span></text:span><text:span text:style-name="Police_20_par_20_défaut"><text:span text:style-name="T39"> espar_r </text:span></text:span><text:span text:style-name="Police_20_par_20_défaut"><text:span text:style-name="T3">USING</text:span></text:span><text:span text:style-name="Police_20_par_20_défaut"><text:span text:style-name="T39"> (id_ech, id_point)</text:span></text:span></text:p>
            <text:p text:style-name="P22"><text:span text:style-name="Police_20_par_20_défaut"><text:span text:style-name="T3">WHERE</text:span></text:span><text:span text:style-name="Police_20_par_20_défaut"><text:span text:style-name="T39"> annee = </text:span></text:span><text:span text:style-name="Police_20_par_20_défaut"><text:span text:style-name="T66">2023</text:span></text:span><text:span text:style-name="Police_20_par_20_défaut"><text:span text:style-name="T52">;</text:span></text:span></text:p>
            <text:p text:style-name="Requête"/>
            <text:p text:style-name="P11"/>
            <text:p text:style-name="P11">Les décomptes de données renseignées sont strictement identiques dans les deux bases.</text:p>
            <text:p text:style-name="P11"/>
          </table:table-cell>
        </table:table-row>
        <table:table-row table:style-name="TableLine1658033746896">
          <table:table-cell table:style-name="Tableau2.A1" office:value-type="string">
            <text:p text:style-name="EtiquetteSous">Données de description des placettes de renouvellement</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libnr_sp1) </text:span></text:span><text:span text:style-name="Police_20_par_20_défaut"><text:span text:style-name="T6">AS</text:span></text:span><text:span text:style-name="Police_20_par_20_défaut"><text:span text:style-name="T42"> libnr_sp1, </text:span></text:span><text:span text:style-name="Police_20_par_20_défaut"><text:span text:style-name="T27">count</text:span></text:span><text:span text:style-name="Police_20_par_20_défaut"><text:span text:style-name="T42">(pint_sp1) </text:span></text:span><text:span text:style-name="Police_20_par_20_défaut"><text:span text:style-name="T6">AS</text:span></text:span><text:span text:style-name="Police_20_par_20_défaut"><text:span text:style-name="T42"> pint_sp1</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libnr_sp2) </text:span></text:span><text:span text:style-name="Police_20_par_20_défaut"><text:span text:style-name="T6">AS</text:span></text:span><text:span text:style-name="Police_20_par_20_défaut"><text:span text:style-name="T42"> libnr_sp2, </text:span></text:span><text:span text:style-name="Police_20_par_20_défaut"><text:span text:style-name="T27">count</text:span></text:span><text:span text:style-name="Police_20_par_20_défaut"><text:span text:style-name="T42">(pint_sp2) </text:span></text:span><text:span text:style-name="Police_20_par_20_défaut"><text:span text:style-name="T6">AS</text:span></text:span><text:span text:style-name="Police_20_par_20_défaut"><text:span text:style-name="T42"> pint_sp2</text:span></text:span></text:p>
            <text:p text:style-name="P32"><text:span text:style-name="Police_20_par_20_défaut"><text:span text:style-name="T6">FROM</text:span></text:span><text:span text:style-name="Police_20_par_20_défaut"><text:span text:style-name="T42"> soif.v1e3nrpoin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Standard"/>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libnr_sp) </text:span></text:span><text:span text:style-name="Police_20_par_20_défaut"><text:span text:style-name="T6">FILTER</text:span></text:span><text:span text:style-name="Police_20_par_20_défaut"><text:span text:style-name="T42"> (</text:span></text:span><text:span text:style-name="Police_20_par_20_défaut"><text:span text:style-name="T6">WHERE</text:span></text:span><text:span text:style-name="Police_20_par_20_défaut"><text:span text:style-name="T42"> nsnr = </text:span></text:span><text:span text:style-name="Police_20_par_20_défaut"><text:span text:style-name="T67">1</text:span></text:span><text:span text:style-name="Police_20_par_20_défaut"><text:span text:style-name="T42">) </text:span></text:span><text:span text:style-name="Police_20_par_20_défaut"><text:span text:style-name="T6">AS</text:span></text:span><text:span text:style-name="Police_20_par_20_défaut"><text:span text:style-name="T42"> libnr_sp1, </text:span></text:span><text:span text:style-name="Police_20_par_20_défaut"><text:span text:style-name="T27">count</text:span></text:span><text:span text:style-name="Police_20_par_20_défaut"><text:span text:style-name="T42">(pint_sp) </text:span></text:span><text:span text:style-name="Police_20_par_20_défaut"><text:span text:style-name="T6">FILTER</text:span></text:span><text:span text:style-name="Police_20_par_20_défaut"><text:span text:style-name="T42"> (</text:span></text:span><text:span text:style-name="Police_20_par_20_défaut"><text:span text:style-name="T6">WHERE</text:span></text:span><text:span text:style-name="Police_20_par_20_défaut"><text:span text:style-name="T42"> nsnr = </text:span></text:span><text:span text:style-name="Police_20_par_20_défaut"><text:span text:style-name="T67">1</text:span></text:span><text:span text:style-name="Police_20_par_20_défaut"><text:span text:style-name="T42">) </text:span></text:span><text:span text:style-name="Police_20_par_20_défaut"><text:span text:style-name="T6">AS</text:span></text:span><text:span text:style-name="Police_20_par_20_défaut"><text:span text:style-name="T42"> pint_sp1</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libnr_sp) </text:span></text:span><text:span text:style-name="Police_20_par_20_défaut"><text:span text:style-name="T6">FILTER</text:span></text:span><text:span text:style-name="Police_20_par_20_défaut"><text:span text:style-name="T42"> (</text:span></text:span><text:span text:style-name="Police_20_par_20_défaut"><text:span text:style-name="T6">WHERE</text:span></text:span><text:span text:style-name="Police_20_par_20_défaut"><text:span text:style-name="T42"> nsnr = </text:span></text:span><text:span text:style-name="Police_20_par_20_défaut"><text:span text:style-name="T67">2</text:span></text:span><text:span text:style-name="Police_20_par_20_défaut"><text:span text:style-name="T42">) </text:span></text:span><text:span text:style-name="Police_20_par_20_défaut"><text:span text:style-name="T6">AS</text:span></text:span><text:span text:style-name="Police_20_par_20_défaut"><text:span text:style-name="T42"> libnr_sp2, </text:span></text:span><text:span text:style-name="Police_20_par_20_défaut"><text:span text:style-name="T27">count</text:span></text:span><text:span text:style-name="Police_20_par_20_défaut"><text:span text:style-name="T42">(pint_sp) </text:span></text:span><text:span text:style-name="Police_20_par_20_défaut"><text:span text:style-name="T6">FILTER</text:span></text:span><text:span text:style-name="Police_20_par_20_défaut"><text:span text:style-name="T42"> (</text:span></text:span><text:span text:style-name="Police_20_par_20_défaut"><text:span text:style-name="T6">WHERE</text:span></text:span><text:span text:style-name="Police_20_par_20_défaut"><text:span text:style-name="T42"> nsnr = </text:span></text:span><text:span text:style-name="Police_20_par_20_défaut"><text:span text:style-name="T67">2</text:span></text:span><text:span text:style-name="Police_20_par_20_défaut"><text:span text:style-name="T42">) </text:span></text:span><text:span text:style-name="Police_20_par_20_défaut"><text:span text:style-name="T6">AS</text:span></text:span><text:span text:style-name="Police_20_par_20_défaut"><text:span text:style-name="T42"> pint_sp2</text:span></text:span></text:p>
            <text:p text:style-name="P32"><text:span text:style-name="Police_20_par_20_défaut"><text:span text:style-name="T6">FROM</text:span></text:span><text:span text:style-name="Police_20_par_20_défaut"><text:span text:style-name="T42"> v_liste_points_lt1</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renouv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1"/>
            <text:p text:style-name="P11">Les décomptes de données renseignées sont strictement identiques dans les deux bases.</text:p>
            <text:p text:style-name="P11"/>
          </table:table-cell>
        </table:table-row>
        <table:table-row table:style-name="TableLine1658033755600">
          <table:table-cell table:style-name="Tableau2.A1" office:value-type="string">
            <text:p text:style-name="EtiquetteSous">Données de description</text:p>
            <text:p text:style-name="EtiquetteSous">des espèces derenouvellement</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nsnr) </text:span></text:span><text:span text:style-name="Police_20_par_20_défaut"><text:span text:style-name="T6">AS</text:span></text:span><text:span text:style-name="Police_20_par_20_défaut"><text:span text:style-name="T42"> nsnr, </text:span></text:span><text:span text:style-name="Police_20_par_20_défaut"><text:span text:style-name="T27">count</text:span></text:span><text:span text:style-name="Police_20_par_20_défaut"><text:span text:style-name="T42">(chnr) </text:span></text:span><text:span text:style-name="Police_20_par_20_défaut"><text:span text:style-name="T6">AS</text:span></text:span><text:span text:style-name="Police_20_par_20_défaut"><text:span text:style-name="T42"> chnr, </text:span></text:span><text:span text:style-name="Police_20_par_20_défaut"><text:span text:style-name="T27">count</text:span></text:span><text:span text:style-name="Police_20_par_20_défaut"><text:span text:style-name="T42">(espar) </text:span></text:span><text:span text:style-name="Police_20_par_20_défaut"><text:span text:style-name="T6">AS</text:span></text:span><text:span text:style-name="Police_20_par_20_défaut"><text:span text:style-name="T42"> espar, </text:span></text:span><text:span text:style-name="Police_20_par_20_défaut"><text:span text:style-name="T27">count</text:span></text:span><text:span text:style-name="Police_20_par_20_défaut"><text:span text:style-name="T42">(nbint) </text:span></text:span><text:span text:style-name="Police_20_par_20_défaut"><text:span text:style-name="T6">AS</text:span></text:span><text:span text:style-name="Police_20_par_20_défaut"><text:span text:style-name="T42"> nint, </text:span></text:span><text:span text:style-name="Police_20_par_20_défaut"><text:span text:style-name="T27">count</text:span></text:span><text:span text:style-name="Police_20_par_20_défaut"><text:span text:style-name="T42">(nbrou) </text:span></text:span><text:span text:style-name="Police_20_par_20_défaut"><text:span text:style-name="T6">AS</text:span></text:span><text:span text:style-name="Police_20_par_20_défaut"><text:span text:style-name="T42"> nbrou, </text:span></text:span><text:span text:style-name="Police_20_par_20_défaut"><text:span text:style-name="T27">count</text:span></text:span><text:span text:style-name="Police_20_par_20_défaut"><text:span text:style-name="T42">(nfrot) </text:span></text:span><text:span text:style-name="Police_20_par_20_défaut"><text:span text:style-name="T6">AS</text:span></text:span><text:span text:style-name="Police_20_par_20_défaut"><text:span text:style-name="T42"> nfrot, </text:span></text:span><text:span text:style-name="Police_20_par_20_défaut"><text:span text:style-name="T27">count</text:span></text:span><text:span text:style-name="Police_20_par_20_défaut"><text:span text:style-name="T42">(nmixt) </text:span></text:span><text:span text:style-name="Police_20_par_20_défaut"><text:span text:style-name="T6">AS</text:span></text:span><text:span text:style-name="Police_20_par_20_défaut"><text:span text:style-name="T42"> nmixt</text:span></text:span></text:p>
            <text:p text:style-name="P32"><text:span text:style-name="Police_20_par_20_défaut"><text:span text:style-name="T6">FROM</text:span></text:span><text:span text:style-name="Police_20_par_20_défaut"><text:span text:style-name="T42"> soif.v1e3nrspo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11"/>
            <text:p text:style-name="Standard"><text:soft-page-break/></text:p>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nsnr) </text:span></text:span><text:span text:style-name="Police_20_par_20_défaut"><text:span text:style-name="T6">AS</text:span></text:span><text:span text:style-name="Police_20_par_20_défaut"><text:span text:style-name="T42"> nsnr, </text:span></text:span><text:span text:style-name="Police_20_par_20_défaut"><text:span text:style-name="T27">count</text:span></text:span><text:span text:style-name="Police_20_par_20_défaut"><text:span text:style-name="T42">(chnr) </text:span></text:span><text:span text:style-name="Police_20_par_20_défaut"><text:span text:style-name="T6">AS</text:span></text:span><text:span text:style-name="Police_20_par_20_défaut"><text:span text:style-name="T42"> chnr, </text:span></text:span><text:span text:style-name="Police_20_par_20_défaut"><text:span text:style-name="T27">count</text:span></text:span><text:span text:style-name="Police_20_par_20_défaut"><text:span text:style-name="T42">(espar) </text:span></text:span><text:span text:style-name="Police_20_par_20_défaut"><text:span text:style-name="T6">AS</text:span></text:span><text:span text:style-name="Police_20_par_20_défaut"><text:span text:style-name="T42"> espar, </text:span></text:span><text:span text:style-name="Police_20_par_20_défaut"><text:span text:style-name="T27">count</text:span></text:span><text:span text:style-name="Police_20_par_20_défaut"><text:span text:style-name="T42">(nint) </text:span></text:span><text:span text:style-name="Police_20_par_20_défaut"><text:span text:style-name="T6">AS</text:span></text:span><text:span text:style-name="Police_20_par_20_défaut"><text:span text:style-name="T42"> nint, </text:span></text:span><text:span text:style-name="Police_20_par_20_défaut"><text:span text:style-name="T27">count</text:span></text:span><text:span text:style-name="Police_20_par_20_défaut"><text:span text:style-name="T42">(nbrou) </text:span></text:span><text:span text:style-name="Police_20_par_20_défaut"><text:span text:style-name="T6">AS</text:span></text:span><text:span text:style-name="Police_20_par_20_défaut"><text:span text:style-name="T42"> nbrou, </text:span></text:span><text:span text:style-name="Police_20_par_20_défaut"><text:span text:style-name="T27">count</text:span></text:span><text:span text:style-name="Police_20_par_20_défaut"><text:span text:style-name="T42">(nfrot) </text:span></text:span><text:span text:style-name="Police_20_par_20_défaut"><text:span text:style-name="T6">AS</text:span></text:span><text:span text:style-name="Police_20_par_20_défaut"><text:span text:style-name="T42"> nfrot, </text:span></text:span><text:span text:style-name="Police_20_par_20_défaut"><text:span text:style-name="T27">count</text:span></text:span><text:span text:style-name="Police_20_par_20_défaut"><text:span text:style-name="T42">(nmixt) </text:span></text:span><text:span text:style-name="Police_20_par_20_défaut"><text:span text:style-name="T6">AS</text:span></text:span><text:span text:style-name="Police_20_par_20_défaut"><text:span text:style-name="T42"> nmixt</text:span></text:span></text:p>
            <text:p text:style-name="P32"><text:span text:style-name="Police_20_par_20_défaut"><text:span text:style-name="T6">FROM</text:span></text:span><text:span text:style-name="Police_20_par_20_défaut"><text:span text:style-name="T42"> v_liste_points_lt1</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espar_renouv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1"/>
            <text:p text:style-name="P11">Les décomptes de données renseignées sont strictement identiques dans les deux bases.</text:p>
            <text:p text:style-name="P11"/>
          </table:table-cell>
        </table:table-row>
        <table:table-row table:style-name="TableLine1658033747440">
          <table:table-cell table:style-name="Tableau2.A1" office:value-type="string">
            <text:p text:style-name="EtiquetteSous">Données d’écologie</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auteuref) </text:span></text:span><text:span text:style-name="Police_20_par_20_défaut"><text:span text:style-name="T6">AS</text:span></text:span><text:span text:style-name="Police_20_par_20_défaut"><text:span text:style-name="T42"> auteuref, </text:span></text:span><text:span text:style-name="Police_20_par_20_défaut"><text:span text:style-name="T27">COUNT</text:span></text:span><text:span text:style-name="Police_20_par_20_défaut"><text:span text:style-name="T42">(dateeco) </text:span></text:span><text:span text:style-name="Police_20_par_20_défaut"><text:span text:style-name="T6">AS</text:span></text:span><text:span text:style-name="Police_20_par_20_défaut"><text:span text:style-name="T42"> dateeco, </text:span></text:span><text:span text:style-name="Police_20_par_20_défaut"><text:span text:style-name="T27">COUNT</text:span></text:span><text:span text:style-name="Police_20_par_20_défaut"><text:span text:style-name="T42">(obsdate) </text:span></text:span><text:span text:style-name="Police_20_par_20_défaut"><text:span text:style-name="T6">AS</text:span></text:span><text:span text:style-name="Police_20_par_20_défaut"><text:span text:style-name="T42"> obsdate, </text:span></text:span><text:span text:style-name="Police_20_par_20_défaut"><text:span text:style-name="T27">COUNT</text:span></text:span><text:span text:style-name="Police_20_par_20_défaut"><text:span text:style-name="T42">(obsveget) </text:span></text:span><text:span text:style-name="Police_20_par_20_défaut"><text:span text:style-name="T6">AS</text:span></text:span><text:span text:style-name="Police_20_par_20_défaut"><text:span text:style-name="T42"> obsveget, </text:span></text:span><text:span text:style-name="Police_20_par_20_défaut"><text:span text:style-name="T27">COUNT</text:span></text:span><text:span text:style-name="Police_20_par_20_défaut"><text:span text:style-name="T42">(lign1) </text:span></text:span><text:span text:style-name="Police_20_par_20_défaut"><text:span text:style-name="T6">AS</text:span></text:span><text:span text:style-name="Police_20_par_20_défaut"><text:span text:style-name="T42"> lign1, </text:span></text:span><text:span text:style-name="Police_20_par_20_défaut"><text:span text:style-name="T27">COUNT</text:span></text:span><text:span text:style-name="Police_20_par_20_défaut"><text:span text:style-name="T42">(lign2) </text:span></text:span><text:span text:style-name="Police_20_par_20_défaut"><text:span text:style-name="T6">AS</text:span></text:span><text:span text:style-name="Police_20_par_20_défaut"><text:span text:style-name="T42"> lign2, </text:span></text:span><text:span text:style-name="Police_20_par_20_défaut"><text:span text:style-name="T27">COUNT</text:span></text:span><text:span text:style-name="Police_20_par_20_défaut"><text:span text:style-name="T42">(herb) </text:span></text:span><text:span text:style-name="Police_20_par_20_défaut"><text:span text:style-name="T6">AS</text:span></text:span><text:span text:style-name="Police_20_par_20_défaut"><text:span text:style-name="T42"> herb</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mousse) </text:span></text:span><text:span text:style-name="Police_20_par_20_défaut"><text:span text:style-name="T6">AS</text:span></text:span><text:span text:style-name="Police_20_par_20_défaut"><text:span text:style-name="T42"> mousse, </text:span></text:span><text:span text:style-name="Police_20_par_20_défaut"><text:span text:style-name="T27">COUNT</text:span></text:span><text:span text:style-name="Police_20_par_20_défaut"><text:span text:style-name="T42">(topo) </text:span></text:span><text:span text:style-name="Police_20_par_20_défaut"><text:span text:style-name="T6">AS</text:span></text:span><text:span text:style-name="Police_20_par_20_défaut"><text:span text:style-name="T42"> topo, </text:span></text:span><text:span text:style-name="Police_20_par_20_défaut"><text:span text:style-name="T27">COUNT</text:span></text:span><text:span text:style-name="Police_20_par_20_défaut"><text:span text:style-name="T42">(obstopo) </text:span></text:span><text:span text:style-name="Police_20_par_20_défaut"><text:span text:style-name="T6">AS</text:span></text:span><text:span text:style-name="Police_20_par_20_défaut"><text:span text:style-name="T42"> obstopo, </text:span></text:span><text:span text:style-name="Police_20_par_20_défaut"><text:span text:style-name="T27">COUNT</text:span></text:span><text:span text:style-name="Police_20_par_20_défaut"><text:span text:style-name="T42">(obschemin) </text:span></text:span><text:span text:style-name="Police_20_par_20_défaut"><text:span text:style-name="T6">AS</text:span></text:span><text:span text:style-name="Police_20_par_20_défaut"><text:span text:style-name="T42"> obschemin, </text:span></text:span><text:span text:style-name="Police_20_par_20_défaut"><text:span text:style-name="T27">COUNT</text:span></text:span><text:span text:style-name="Police_20_par_20_défaut"><text:span text:style-name="T42">(distriv) </text:span></text:span><text:span text:style-name="Police_20_par_20_défaut"><text:span text:style-name="T6">AS</text:span></text:span><text:span text:style-name="Police_20_par_20_défaut"><text:span text:style-name="T42"> distriv</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enivriv) </text:span></text:span><text:span text:style-name="Police_20_par_20_défaut"><text:span text:style-name="T6">AS</text:span></text:span><text:span text:style-name="Police_20_par_20_défaut"><text:span text:style-name="T42"> denivriv, </text:span></text:span><text:span text:style-name="Police_20_par_20_défaut"><text:span text:style-name="T27">COUNT</text:span></text:span><text:span text:style-name="Police_20_par_20_défaut"><text:span text:style-name="T42">(pent2) </text:span></text:span><text:span text:style-name="Police_20_par_20_défaut"><text:span text:style-name="T6">AS</text:span></text:span><text:span text:style-name="Police_20_par_20_défaut"><text:span text:style-name="T42"> pent2, </text:span></text:span><text:span text:style-name="Police_20_par_20_défaut"><text:span text:style-name="T27">COUNT</text:span></text:span><text:span text:style-name="Police_20_par_20_défaut"><text:span text:style-name="T42">(expo) </text:span></text:span><text:span text:style-name="Police_20_par_20_défaut"><text:span text:style-name="T6">AS</text:span></text:span><text:span text:style-name="Police_20_par_20_défaut"><text:span text:style-name="T42"> expo, </text:span></text:span><text:span text:style-name="Police_20_par_20_défaut"><text:span text:style-name="T27">COUNT</text:span></text:span><text:span text:style-name="Police_20_par_20_défaut"><text:span text:style-name="T42">(masque) </text:span></text:span><text:span text:style-name="Police_20_par_20_défaut"><text:span text:style-name="T6">AS</text:span></text:span><text:span text:style-name="Police_20_par_20_défaut"><text:span text:style-name="T42"> masque, </text:span></text:span><text:span text:style-name="Police_20_par_20_défaut"><text:span text:style-name="T27">COUNT</text:span></text:span><text:span text:style-name="Police_20_par_20_défaut"><text:span text:style-name="T42">(st_a1) </text:span></text:span><text:span text:style-name="Police_20_par_20_défaut"><text:span text:style-name="T6">AS</text:span></text:span><text:span text:style-name="Police_20_par_20_défaut"><text:span text:style-name="T42"> st_a1, </text:span></text:span><text:span text:style-name="Police_20_par_20_défaut"><text:span text:style-name="T27">COUNT</text:span></text:span><text:span text:style-name="Police_20_par_20_défaut"><text:span text:style-name="T42">(humus) </text:span></text:span><text:span text:style-name="Police_20_par_20_défaut"><text:span text:style-name="T6">AS</text:span></text:span><text:span text:style-name="Police_20_par_20_défaut"><text:span text:style-name="T42"> humu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roche) </text:span></text:span><text:span text:style-name="Police_20_par_20_défaut"><text:span text:style-name="T6">AS</text:span></text:span><text:span text:style-name="Police_20_par_20_défaut"><text:span text:style-name="T42"> roche, </text:span></text:span><text:span text:style-name="Police_20_par_20_défaut"><text:span text:style-name="T27">COUNT</text:span></text:span><text:span text:style-name="Police_20_par_20_défaut"><text:span text:style-name="T42">(obspedo) </text:span></text:span><text:span text:style-name="Police_20_par_20_défaut"><text:span text:style-name="T6">AS</text:span></text:span><text:span text:style-name="Police_20_par_20_défaut"><text:span text:style-name="T42"> obspedo, </text:span></text:span><text:span text:style-name="Police_20_par_20_défaut"><text:span text:style-name="T27">COUNT</text:span></text:span><text:span text:style-name="Police_20_par_20_défaut"><text:span text:style-name="T42">(az_fo) </text:span></text:span><text:span text:style-name="Police_20_par_20_défaut"><text:span text:style-name="T6">AS</text:span></text:span><text:span text:style-name="Police_20_par_20_défaut"><text:span text:style-name="T42"> az_fo</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ffroc_2017) </text:span></text:span><text:span text:style-name="Police_20_par_20_défaut"><text:span text:style-name="T6">AS</text:span></text:span><text:span text:style-name="Police_20_par_20_défaut"><text:span text:style-name="T42"> affroc, </text:span></text:span><text:span text:style-name="Police_20_par_20_défaut"><text:span text:style-name="T27">COUNT</text:span></text:span><text:span text:style-name="Police_20_par_20_défaut"><text:span text:style-name="T42">(cailloux_2017) </text:span></text:span><text:span text:style-name="Police_20_par_20_défaut"><text:span text:style-name="T6">AS</text:span></text:span><text:span text:style-name="Police_20_par_20_défaut"><text:span text:style-name="T42"> cailloux</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cai40_2017) </text:span></text:span><text:span text:style-name="Police_20_par_20_défaut"><text:span text:style-name="T6">AS</text:span></text:span><text:span text:style-name="Police_20_par_20_défaut"><text:span text:style-name="T42"> cai40, </text:span></text:span><text:span text:style-name="Police_20_par_20_défaut"><text:span text:style-name="T27">COUNT</text:span></text:span><text:span text:style-name="Police_20_par_20_défaut"><text:span text:style-name="T42">(text1) </text:span></text:span><text:span text:style-name="Police_20_par_20_défaut"><text:span text:style-name="T6">AS</text:span></text:span><text:span text:style-name="Police_20_par_20_défaut"><text:span text:style-name="T42"> text1, </text:span></text:span><text:span text:style-name="Police_20_par_20_défaut"><text:span text:style-name="T27">COUNT</text:span></text:span><text:span text:style-name="Police_20_par_20_défaut"><text:span text:style-name="T42">(text2) </text:span></text:span><text:span text:style-name="Police_20_par_20_défaut"><text:span text:style-name="T6">AS</text:span></text:span><text:span text:style-name="Police_20_par_20_défaut"><text:span text:style-name="T42"> text2, </text:span></text:span><text:span text:style-name="Police_20_par_20_défaut"><text:span text:style-name="T27">COUNT</text:span></text:span><text:span text:style-name="Police_20_par_20_défaut"><text:span text:style-name="T42">(prof2) </text:span></text:span><text:span text:style-name="Police_20_par_20_défaut"><text:span text:style-name="T6">AS</text:span></text:span><text:span text:style-name="Police_20_par_20_défaut"><text:span text:style-name="T42"> prof2, </text:span></text:span><text:span text:style-name="Police_20_par_20_défaut"><text:span text:style-name="T27">COUNT</text:span></text:span><text:span text:style-name="Police_20_par_20_défaut"><text:span text:style-name="T42">(obsprof) </text:span></text:span><text:span text:style-name="Police_20_par_20_défaut"><text:span text:style-name="T6">AS</text:span></text:span><text:span text:style-name="Police_20_par_20_défaut"><text:span text:style-name="T42"> obsprof, </text:span></text:span><text:span text:style-name="Police_20_par_20_défaut"><text:span text:style-name="T27">COUNT</text:span></text:span><text:span text:style-name="Police_20_par_20_défaut"><text:span text:style-name="T42">(prof1) </text:span></text:span><text:span text:style-name="Police_20_par_20_défaut"><text:span text:style-name="T6">AS</text:span></text:span><text:span text:style-name="Police_20_par_20_défaut"><text:span text:style-name="T42"> prof1, </text:span></text:span><text:span text:style-name="Police_20_par_20_défaut"><text:span text:style-name="T27">COUNT</text:span></text:span><text:span text:style-name="Police_20_par_20_défaut"><text:span text:style-name="T42">(pcalc_2017) </text:span></text:span><text:span text:style-name="Police_20_par_20_défaut"><text:span text:style-name="T6">AS</text:span></text:span><text:span text:style-name="Police_20_par_20_défaut"><text:span text:style-name="T42"> pcalc, </text:span></text:span><text:span text:style-name="Police_20_par_20_défaut"><text:span text:style-name="T27">COUNT</text:span></text:span><text:span text:style-name="Police_20_par_20_défaut"><text:span text:style-name="T42">(pcalf_2017) </text:span></text:span><text:span text:style-name="Police_20_par_20_défaut"><text:span text:style-name="T6">AS</text:span></text:span><text:span text:style-name="Police_20_par_20_défaut"><text:span text:style-name="T42"> pcalf, </text:span></text:span><text:span text:style-name="Police_20_par_20_défaut"><text:span text:style-name="T27">COUNT</text:span></text:span><text:span text:style-name="Police_20_par_20_défaut"><text:span text:style-name="T42">(pox_2017) </text:span></text:span><text:span text:style-name="Police_20_par_20_défaut"><text:span text:style-name="T6">AS</text:span></text:span><text:span text:style-name="Police_20_par_20_défaut"><text:span text:style-name="T42"> pox</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ppseudo_2017) </text:span></text:span><text:span text:style-name="Police_20_par_20_défaut"><text:span text:style-name="T6">AS</text:span></text:span><text:span text:style-name="Police_20_par_20_défaut"><text:span text:style-name="T42"> ppseudo, </text:span></text:span><text:span text:style-name="Police_20_par_20_défaut"><text:span text:style-name="T27">COUNT</text:span></text:span><text:span text:style-name="Police_20_par_20_défaut"><text:span text:style-name="T42">(pgley_2017) </text:span></text:span><text:span text:style-name="Police_20_par_20_défaut"><text:span text:style-name="T6">AS</text:span></text:span><text:span text:style-name="Police_20_par_20_défaut"><text:span text:style-name="T42"> pgley, </text:span></text:span><text:span text:style-name="Police_20_par_20_défaut"><text:span text:style-name="T27">COUNT</text:span></text:span><text:span text:style-name="Police_20_par_20_défaut"><text:span text:style-name="T42">(obshydr) </text:span></text:span><text:span text:style-name="Police_20_par_20_défaut"><text:span text:style-name="T6">AS</text:span></text:span><text:span text:style-name="Police_20_par_20_défaut"><text:span text:style-name="T42"> obshydr, </text:span></text:span><text:span text:style-name="Police_20_par_20_défaut"><text:span text:style-name="T27">COUNT</text:span></text:span><text:span text:style-name="Police_20_par_20_défaut"><text:span text:style-name="T42">(tsol) </text:span></text:span><text:span text:style-name="Police_20_par_20_défaut"><text:span text:style-name="T6">AS</text:span></text:span><text:span text:style-name="Police_20_par_20_défaut"><text:span text:style-name="T42"> tsol, </text:span></text:span><text:span text:style-name="Police_20_par_20_défaut"><text:span text:style-name="T27">COUNT</text:span></text:span><text:span text:style-name="Police_20_par_20_défaut"><text:span text:style-name="T42">(msud) </text:span></text:span><text:span text:style-name="Police_20_par_20_défaut"><text:span text:style-name="T6">AS</text:span></text:span><text:span text:style-name="Police_20_par_20_défaut"><text:span text:style-name="T42"> msud, </text:span></text:span><text:span text:style-name="Police_20_par_20_défaut"><text:span text:style-name="T27">COUNT</text:span></text:span><text:span text:style-name="Police_20_par_20_défaut"><text:span text:style-name="T42">(oln) </text:span></text:span><text:span text:style-name="Police_20_par_20_défaut"><text:span text:style-name="T6">AS</text:span></text:span><text:span text:style-name="Police_20_par_20_défaut"><text:span text:style-name="T42"> oln, </text:span></text:span><text:span text:style-name="Police_20_par_20_défaut"><text:span text:style-name="T27">COUNT</text:span></text:span><text:span text:style-name="Police_20_par_20_défaut"><text:span text:style-name="T42">(olv) </text:span></text:span><text:span text:style-name="Police_20_par_20_défaut"><text:span text:style-name="T6">AS</text:span></text:span><text:span text:style-name="Police_20_par_20_défaut"><text:span text:style-name="T42"> olv, </text:span></text:span><text:span text:style-name="Police_20_par_20_défaut"><text:span text:style-name="T27">COUNT</text:span></text:span><text:span text:style-name="Police_20_par_20_défaut"><text:span text:style-name="T42">(olt) </text:span></text:span><text:span text:style-name="Police_20_par_20_défaut"><text:span text:style-name="T6">AS</text:span></text:span><text:span text:style-name="Police_20_par_20_défaut"><text:span text:style-name="T42"> olt, </text:span></text:span><text:span text:style-name="Police_20_par_20_défaut"><text:span text:style-name="T27">COUNT</text:span></text:span><text:span text:style-name="Police_20_par_20_défaut"><text:span text:style-name="T42">(ofr) </text:span></text:span><text:span text:style-name="Police_20_par_20_défaut"><text:span text:style-name="T6">AS</text:span></text:span><text:span text:style-name="Police_20_par_20_défaut"><text:span text:style-name="T42"> of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oh) </text:span></text:span><text:span text:style-name="Police_20_par_20_défaut"><text:span text:style-name="T6">AS</text:span></text:span><text:span text:style-name="Police_20_par_20_défaut"><text:span text:style-name="T42"> oh, </text:span></text:span><text:span text:style-name="Police_20_par_20_défaut"><text:span text:style-name="T27">COUNT</text:span></text:span><text:span text:style-name="Police_20_par_20_défaut"><text:span text:style-name="T42">(typriv) </text:span></text:span><text:span text:style-name="Police_20_par_20_défaut"><text:span text:style-name="T6">AS</text:span></text:span><text:span text:style-name="Police_20_par_20_défaut"><text:span text:style-name="T42"> typriv, </text:span></text:span><text:span text:style-name="Police_20_par_20_défaut"><text:span text:style-name="T27">COUNT</text:span></text:span><text:span text:style-name="Police_20_par_20_défaut"><text:span text:style-name="T42">(typcai) </text:span></text:span><text:span text:style-name="Police_20_par_20_défaut"><text:span text:style-name="T6">AS</text:span></text:span><text:span text:style-name="Police_20_par_20_défaut"><text:span text:style-name="T42"> typcai, </text:span></text:span><text:span text:style-name="Police_20_par_20_défaut"><text:span text:style-name="T27">COUNT</text:span></text:span><text:span text:style-name="Police_20_par_20_défaut"><text:span text:style-name="T42">(di_fo_cm) </text:span></text:span><text:span text:style-name="Police_20_par_20_défaut"><text:span text:style-name="T6">AS</text:span></text:span><text:span text:style-name="Police_20_par_20_défaut"><text:span text:style-name="T42"> di_fo_cm, </text:span></text:span><text:span text:style-name="Police_20_par_20_défaut"><text:span text:style-name="T27">COUNT</text:span></text:span><text:span text:style-name="Police_20_par_20_défaut"><text:span text:style-name="T42">(htext) </text:span></text:span><text:span text:style-name="Police_20_par_20_défaut"><text:span text:style-name="T6">AS</text:span></text:span><text:span text:style-name="Police_20_par_20_défaut"><text:span text:style-name="T42"> htext</text:span></text:span></text:p>
            <text:p text:style-name="P32"><text:span text:style-name="Police_20_par_20_défaut"><text:span text:style-name="T6">FROM</text:span></text:span><text:span text:style-name="Police_20_par_20_défaut"><text:span text:style-name="T42"> soif.v1e3ecologie</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23"/>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auteuref) </text:span></text:span><text:span text:style-name="Police_20_par_20_défaut"><text:span text:style-name="T6">AS</text:span></text:span><text:span text:style-name="Police_20_par_20_défaut"><text:span text:style-name="T42"> auteuref, </text:span></text:span><text:span text:style-name="Police_20_par_20_défaut"><text:span text:style-name="T27">COUNT</text:span></text:span><text:span text:style-name="Police_20_par_20_défaut"><text:span text:style-name="T42">(dateeco) </text:span></text:span><text:span text:style-name="Police_20_par_20_défaut"><text:span text:style-name="T6">AS</text:span></text:span><text:span text:style-name="Police_20_par_20_défaut"><text:span text:style-name="T42"> dateeco, </text:span></text:span><text:span text:style-name="Police_20_par_20_défaut"><text:span text:style-name="T27">COUNT</text:span></text:span><text:span text:style-name="Police_20_par_20_défaut"><text:span text:style-name="T42">(obsdate) </text:span></text:span><text:span text:style-name="Police_20_par_20_défaut"><text:span text:style-name="T6">AS</text:span></text:span><text:span text:style-name="Police_20_par_20_défaut"><text:span text:style-name="T42"> obsdate, </text:span></text:span><text:span text:style-name="Police_20_par_20_défaut"><text:span text:style-name="T27">COUNT</text:span></text:span><text:span text:style-name="Police_20_par_20_défaut"><text:span text:style-name="T42">(obsveget) </text:span></text:span><text:span text:style-name="Police_20_par_20_défaut"><text:span text:style-name="T6">AS</text:span></text:span><text:span text:style-name="Police_20_par_20_défaut"><text:span text:style-name="T42"> obsveget, </text:span></text:span><text:span text:style-name="Police_20_par_20_défaut"><text:span text:style-name="T27">COUNT</text:span></text:span><text:span text:style-name="Police_20_par_20_défaut"><text:span text:style-name="T42">(lign1) </text:span></text:span><text:span text:style-name="Police_20_par_20_défaut"><text:span text:style-name="T6">AS</text:span></text:span><text:span text:style-name="Police_20_par_20_défaut"><text:span text:style-name="T42"> lign1, </text:span></text:span><text:span text:style-name="Police_20_par_20_défaut"><text:span text:style-name="T27">COUNT</text:span></text:span><text:span text:style-name="Police_20_par_20_défaut"><text:span text:style-name="T42">(lign2) </text:span></text:span><text:span text:style-name="Police_20_par_20_défaut"><text:span text:style-name="T6">AS</text:span></text:span><text:span text:style-name="Police_20_par_20_défaut"><text:span text:style-name="T42"> lign2, </text:span></text:span><text:span text:style-name="Police_20_par_20_défaut"><text:span text:style-name="T27">COUNT</text:span></text:span><text:span text:style-name="Police_20_par_20_défaut"><text:span text:style-name="T42">(herb) </text:span></text:span><text:span text:style-name="Police_20_par_20_défaut"><text:span text:style-name="T6">AS</text:span></text:span><text:span text:style-name="Police_20_par_20_défaut"><text:span text:style-name="T42"> herb</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mousse) </text:span></text:span><text:span text:style-name="Police_20_par_20_défaut"><text:span text:style-name="T6">AS</text:span></text:span><text:span text:style-name="Police_20_par_20_défaut"><text:span text:style-name="T42"> mousse, </text:span></text:span><text:span text:style-name="Police_20_par_20_défaut"><text:span text:style-name="T27">COUNT</text:span></text:span><text:span text:style-name="Police_20_par_20_défaut"><text:span text:style-name="T42">(topo) </text:span></text:span><text:span text:style-name="Police_20_par_20_défaut"><text:span text:style-name="T6">AS</text:span></text:span><text:span text:style-name="Police_20_par_20_défaut"><text:span text:style-name="T42"> topo, </text:span></text:span><text:span text:style-name="Police_20_par_20_défaut"><text:span text:style-name="T27">COUNT</text:span></text:span><text:span text:style-name="Police_20_par_20_défaut"><text:span text:style-name="T42">(obstopo) </text:span></text:span><text:span text:style-name="Police_20_par_20_défaut"><text:span text:style-name="T6">AS</text:span></text:span><text:span text:style-name="Police_20_par_20_défaut"><text:span text:style-name="T42"> obstopo, </text:span></text:span><text:span text:style-name="Police_20_par_20_défaut"><text:span text:style-name="T27">COUNT</text:span></text:span><text:span text:style-name="Police_20_par_20_défaut"><text:span text:style-name="T42">(obschemin) </text:span></text:span><text:span text:style-name="Police_20_par_20_défaut"><text:span text:style-name="T6">AS</text:span></text:span><text:span text:style-name="Police_20_par_20_défaut"><text:span text:style-name="T42"> obschemin, </text:span></text:span><text:span text:style-name="Police_20_par_20_défaut"><text:span text:style-name="T27">COUNT</text:span></text:span><text:span text:style-name="Police_20_par_20_défaut"><text:span text:style-name="T42">(distriv) </text:span></text:span><text:span text:style-name="Police_20_par_20_défaut"><text:span text:style-name="T6">AS</text:span></text:span><text:span text:style-name="Police_20_par_20_défaut"><text:span text:style-name="T42"> distriv</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enivriv) </text:span></text:span><text:span text:style-name="Police_20_par_20_défaut"><text:span text:style-name="T6">AS</text:span></text:span><text:span text:style-name="Police_20_par_20_défaut"><text:span text:style-name="T42"> denivriv, </text:span></text:span><text:span text:style-name="Police_20_par_20_défaut"><text:span text:style-name="T27">COUNT</text:span></text:span><text:span text:style-name="Police_20_par_20_défaut"><text:span text:style-name="T42">(pent2) </text:span></text:span><text:span text:style-name="Police_20_par_20_défaut"><text:span text:style-name="T6">AS</text:span></text:span><text:span text:style-name="Police_20_par_20_défaut"><text:span text:style-name="T42"> pent2, </text:span></text:span><text:span text:style-name="Police_20_par_20_défaut"><text:span text:style-name="T27">COUNT</text:span></text:span><text:span text:style-name="Police_20_par_20_défaut"><text:span text:style-name="T42">(expo) </text:span></text:span><text:span text:style-name="Police_20_par_20_défaut"><text:span text:style-name="T6">AS</text:span></text:span><text:span text:style-name="Police_20_par_20_défaut"><text:span text:style-name="T42"> expo, </text:span></text:span><text:span text:style-name="Police_20_par_20_défaut"><text:span text:style-name="T27">COUNT</text:span></text:span><text:span text:style-name="Police_20_par_20_défaut"><text:span text:style-name="T42">(masque) </text:span></text:span><text:span text:style-name="Police_20_par_20_défaut"><text:span text:style-name="T6">AS</text:span></text:span><text:span text:style-name="Police_20_par_20_défaut"><text:span text:style-name="T42"> masque, </text:span></text:span><text:span text:style-name="Police_20_par_20_défaut"><text:span text:style-name="T27">COUNT</text:span></text:span><text:span text:style-name="Police_20_par_20_défaut"><text:span text:style-name="T42">(st_a1) </text:span></text:span><text:span text:style-name="Police_20_par_20_défaut"><text:span text:style-name="T6">AS</text:span></text:span><text:span text:style-name="Police_20_par_20_défaut"><text:span text:style-name="T42"> st_a1, </text:span></text:span><text:span text:style-name="Police_20_par_20_défaut"><text:span text:style-name="T27">COUNT</text:span></text:span><text:span text:style-name="Police_20_par_20_défaut"><text:span text:style-name="T42">(humus) </text:span></text:span><text:span text:style-name="Police_20_par_20_défaut"><text:span text:style-name="T6">AS</text:span></text:span><text:span text:style-name="Police_20_par_20_défaut"><text:span text:style-name="T42"> humu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roche) </text:span></text:span><text:span text:style-name="Police_20_par_20_défaut"><text:span text:style-name="T6">AS</text:span></text:span><text:span text:style-name="Police_20_par_20_défaut"><text:span text:style-name="T42"> roche, </text:span></text:span><text:span text:style-name="Police_20_par_20_défaut"><text:span text:style-name="T27">COUNT</text:span></text:span><text:span text:style-name="Police_20_par_20_défaut"><text:span text:style-name="T42">(obspedo) </text:span></text:span><text:span text:style-name="Police_20_par_20_défaut"><text:span text:style-name="T6">AS</text:span></text:span><text:span text:style-name="Police_20_par_20_défaut"><text:span text:style-name="T42"> obspedo, </text:span></text:span><text:span text:style-name="Police_20_par_20_défaut"><text:span text:style-name="T27">COUNT</text:span></text:span><text:span text:style-name="Police_20_par_20_défaut"><text:span text:style-name="T42">(az_fo) </text:span></text:span><text:span text:style-name="Police_20_par_20_défaut"><text:span text:style-name="T6">AS</text:span></text:span><text:span text:style-name="Police_20_par_20_défaut"><text:span text:style-name="T42"> az_fo, </text:span></text:span><text:span text:style-name="Police_20_par_20_défaut"><text:span text:style-name="T27">COUNT</text:span></text:span><text:span text:style-name="Police_20_par_20_défaut"><text:span text:style-name="T42">(affroc) </text:span></text:span><text:span text:style-name="Police_20_par_20_défaut"><text:span text:style-name="T6">AS</text:span></text:span><text:span text:style-name="Police_20_par_20_défaut"><text:span text:style-name="T42"> affroc, </text:span></text:span><text:span text:style-name="Police_20_par_20_défaut"><text:span text:style-name="T27">COUNT</text:span></text:span><text:span text:style-name="Police_20_par_20_défaut"><text:span text:style-name="T42">(cailloux) </text:span></text:span><text:span text:style-name="Police_20_par_20_défaut"><text:span text:style-name="T6">AS</text:span></text:span><text:span text:style-name="Police_20_par_20_défaut"><text:span text:style-name="T42"> cailloux</text:span></text:span></text:p>
            <text:p text:style-name="P32"><text:soft-page-break/><text:span text:style-name="Police_20_par_20_défaut"><text:span text:style-name="T42">, </text:span></text:span><text:span text:style-name="Police_20_par_20_défaut"><text:span text:style-name="T27">COUNT</text:span></text:span><text:span text:style-name="Police_20_par_20_défaut"><text:span text:style-name="T42">(cai40) </text:span></text:span><text:span text:style-name="Police_20_par_20_défaut"><text:span text:style-name="T6">AS</text:span></text:span><text:span text:style-name="Police_20_par_20_défaut"><text:span text:style-name="T42"> cai40, </text:span></text:span><text:span text:style-name="Police_20_par_20_défaut"><text:span text:style-name="T27">COUNT</text:span></text:span><text:span text:style-name="Police_20_par_20_défaut"><text:span text:style-name="T42">(text1) </text:span></text:span><text:span text:style-name="Police_20_par_20_défaut"><text:span text:style-name="T6">AS</text:span></text:span><text:span text:style-name="Police_20_par_20_défaut"><text:span text:style-name="T42"> text1, </text:span></text:span><text:span text:style-name="Police_20_par_20_défaut"><text:span text:style-name="T27">COUNT</text:span></text:span><text:span text:style-name="Police_20_par_20_défaut"><text:span text:style-name="T42">(text2) </text:span></text:span><text:span text:style-name="Police_20_par_20_défaut"><text:span text:style-name="T6">AS</text:span></text:span><text:span text:style-name="Police_20_par_20_défaut"><text:span text:style-name="T42"> text2, </text:span></text:span><text:span text:style-name="Police_20_par_20_défaut"><text:span text:style-name="T27">COUNT</text:span></text:span><text:span text:style-name="Police_20_par_20_défaut"><text:span text:style-name="T42">(prof2) </text:span></text:span><text:span text:style-name="Police_20_par_20_défaut"><text:span text:style-name="T6">AS</text:span></text:span><text:span text:style-name="Police_20_par_20_défaut"><text:span text:style-name="T42"> prof2, </text:span></text:span><text:span text:style-name="Police_20_par_20_défaut"><text:span text:style-name="T27">COUNT</text:span></text:span><text:span text:style-name="Police_20_par_20_défaut"><text:span text:style-name="T42">(obsprof) </text:span></text:span><text:span text:style-name="Police_20_par_20_défaut"><text:span text:style-name="T6">AS</text:span></text:span><text:span text:style-name="Police_20_par_20_défaut"><text:span text:style-name="T42"> obsprof, </text:span></text:span><text:span text:style-name="Police_20_par_20_défaut"><text:span text:style-name="T27">COUNT</text:span></text:span><text:span text:style-name="Police_20_par_20_défaut"><text:span text:style-name="T42">(prof1) </text:span></text:span><text:span text:style-name="Police_20_par_20_défaut"><text:span text:style-name="T6">AS</text:span></text:span><text:span text:style-name="Police_20_par_20_défaut"><text:span text:style-name="T42"> prof1, </text:span></text:span><text:span text:style-name="Police_20_par_20_défaut"><text:span text:style-name="T27">COUNT</text:span></text:span><text:span text:style-name="Police_20_par_20_défaut"><text:span text:style-name="T42">(pcalc) </text:span></text:span><text:span text:style-name="Police_20_par_20_défaut"><text:span text:style-name="T6">AS</text:span></text:span><text:span text:style-name="Police_20_par_20_défaut"><text:span text:style-name="T42"> pcalc, </text:span></text:span><text:span text:style-name="Police_20_par_20_défaut"><text:span text:style-name="T27">COUNT</text:span></text:span><text:span text:style-name="Police_20_par_20_défaut"><text:span text:style-name="T42">(pcalf) </text:span></text:span><text:span text:style-name="Police_20_par_20_défaut"><text:span text:style-name="T6">AS</text:span></text:span><text:span text:style-name="Police_20_par_20_défaut"><text:span text:style-name="T42"> pcalf, </text:span></text:span><text:span text:style-name="Police_20_par_20_défaut"><text:span text:style-name="T27">COUNT</text:span></text:span><text:span text:style-name="Police_20_par_20_défaut"><text:span text:style-name="T42">(pox) </text:span></text:span><text:span text:style-name="Police_20_par_20_défaut"><text:span text:style-name="T6">AS</text:span></text:span><text:span text:style-name="Police_20_par_20_défaut"><text:span text:style-name="T42"> pox</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ppseudo) </text:span></text:span><text:span text:style-name="Police_20_par_20_défaut"><text:span text:style-name="T6">AS</text:span></text:span><text:span text:style-name="Police_20_par_20_défaut"><text:span text:style-name="T42"> ppseudo, </text:span></text:span><text:span text:style-name="Police_20_par_20_défaut"><text:span text:style-name="T27">COUNT</text:span></text:span><text:span text:style-name="Police_20_par_20_défaut"><text:span text:style-name="T42">(pgley) </text:span></text:span><text:span text:style-name="Police_20_par_20_défaut"><text:span text:style-name="T6">AS</text:span></text:span><text:span text:style-name="Police_20_par_20_défaut"><text:span text:style-name="T42"> pgley, </text:span></text:span><text:span text:style-name="Police_20_par_20_défaut"><text:span text:style-name="T27">COUNT</text:span></text:span><text:span text:style-name="Police_20_par_20_défaut"><text:span text:style-name="T42">(obshydr) </text:span></text:span><text:span text:style-name="Police_20_par_20_défaut"><text:span text:style-name="T6">AS</text:span></text:span><text:span text:style-name="Police_20_par_20_défaut"><text:span text:style-name="T42"> obshydr, </text:span></text:span><text:span text:style-name="Police_20_par_20_défaut"><text:span text:style-name="T27">COUNT</text:span></text:span><text:span text:style-name="Police_20_par_20_défaut"><text:span text:style-name="T42">(tsol) </text:span></text:span><text:span text:style-name="Police_20_par_20_défaut"><text:span text:style-name="T6">AS</text:span></text:span><text:span text:style-name="Police_20_par_20_défaut"><text:span text:style-name="T42"> tsol, </text:span></text:span><text:span text:style-name="Police_20_par_20_défaut"><text:span text:style-name="T27">COUNT</text:span></text:span><text:span text:style-name="Police_20_par_20_défaut"><text:span text:style-name="T42">(msud) </text:span></text:span><text:span text:style-name="Police_20_par_20_défaut"><text:span text:style-name="T6">AS</text:span></text:span><text:span text:style-name="Police_20_par_20_défaut"><text:span text:style-name="T42"> msud, </text:span></text:span><text:span text:style-name="Police_20_par_20_défaut"><text:span text:style-name="T27">COUNT</text:span></text:span><text:span text:style-name="Police_20_par_20_défaut"><text:span text:style-name="T42">(oln) </text:span></text:span><text:span text:style-name="Police_20_par_20_défaut"><text:span text:style-name="T6">AS</text:span></text:span><text:span text:style-name="Police_20_par_20_défaut"><text:span text:style-name="T42"> oln, </text:span></text:span><text:span text:style-name="Police_20_par_20_défaut"><text:span text:style-name="T27">COUNT</text:span></text:span><text:span text:style-name="Police_20_par_20_défaut"><text:span text:style-name="T42">(olv) </text:span></text:span><text:span text:style-name="Police_20_par_20_défaut"><text:span text:style-name="T6">AS</text:span></text:span><text:span text:style-name="Police_20_par_20_défaut"><text:span text:style-name="T42"> olv, </text:span></text:span><text:span text:style-name="Police_20_par_20_défaut"><text:span text:style-name="T27">COUNT</text:span></text:span><text:span text:style-name="Police_20_par_20_défaut"><text:span text:style-name="T42">(olt) </text:span></text:span><text:span text:style-name="Police_20_par_20_défaut"><text:span text:style-name="T6">AS</text:span></text:span><text:span text:style-name="Police_20_par_20_défaut"><text:span text:style-name="T42"> olt, </text:span></text:span><text:span text:style-name="Police_20_par_20_défaut"><text:span text:style-name="T27">COUNT</text:span></text:span><text:span text:style-name="Police_20_par_20_défaut"><text:span text:style-name="T42">(ofr) </text:span></text:span><text:span text:style-name="Police_20_par_20_défaut"><text:span text:style-name="T6">AS</text:span></text:span><text:span text:style-name="Police_20_par_20_défaut"><text:span text:style-name="T42"> of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oh) </text:span></text:span><text:span text:style-name="Police_20_par_20_défaut"><text:span text:style-name="T6">AS</text:span></text:span><text:span text:style-name="Police_20_par_20_défaut"><text:span text:style-name="T42"> oh, </text:span></text:span><text:span text:style-name="Police_20_par_20_défaut"><text:span text:style-name="T27">COUNT</text:span></text:span><text:span text:style-name="Police_20_par_20_défaut"><text:span text:style-name="T42">(typriv) </text:span></text:span><text:span text:style-name="Police_20_par_20_défaut"><text:span text:style-name="T6">AS</text:span></text:span><text:span text:style-name="Police_20_par_20_défaut"><text:span text:style-name="T42"> typriv, </text:span></text:span><text:span text:style-name="Police_20_par_20_défaut"><text:span text:style-name="T27">COUNT</text:span></text:span><text:span text:style-name="Police_20_par_20_défaut"><text:span text:style-name="T42">(typcai) </text:span></text:span><text:span text:style-name="Police_20_par_20_défaut"><text:span text:style-name="T6">AS</text:span></text:span><text:span text:style-name="Police_20_par_20_défaut"><text:span text:style-name="T42"> typcai, </text:span></text:span><text:span text:style-name="Police_20_par_20_défaut"><text:span text:style-name="T27">COUNT</text:span></text:span><text:span text:style-name="Police_20_par_20_défaut"><text:span text:style-name="T42">(di_fo_cm) </text:span></text:span><text:span text:style-name="Police_20_par_20_défaut"><text:span text:style-name="T6">AS</text:span></text:span><text:span text:style-name="Police_20_par_20_défaut"><text:span text:style-name="T42"> di_fo_cm, </text:span></text:span><text:span text:style-name="Police_20_par_20_défaut"><text:span text:style-name="T27">COUNT</text:span></text:span><text:span text:style-name="Police_20_par_20_défaut"><text:span text:style-name="T42">(htext) </text:span></text:span><text:span text:style-name="Police_20_par_20_défaut"><text:span text:style-name="T6">AS</text:span></text:span><text:span text:style-name="Police_20_par_20_défaut"><text:span text:style-name="T42"> htext</text:span></text:span></text:p>
            <text:p text:style-name="P32"><text:span text:style-name="Police_20_par_20_défaut"><text:span text:style-name="T6">FROM</text:span></text:span><text:span text:style-name="Police_20_par_20_défaut"><text:span text:style-name="T42"> v_liste_points_lt1</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ecologie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ecologie_2017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ligneux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1"/>
            <text:p text:style-name="P11">Les décomptes de données renseignées sont strictement identiques dans les deux bases.</text:p>
            <text:p text:style-name="P11"/>
          </table:table-cell>
        </table:table-row>
        <table:table-row table:style-name="TableLine1658033747712">
          <table:table-cell table:style-name="Tableau2.A1" office:value-type="string">
            <text:p text:style-name="EtiquetteSous">Données de relevés floristiques</text:p>
          </table:table-cell>
          <table:table-cell table:style-name="Tableau2.A1" office:value-type="string">
            <text:p text:style-name="P11">La requête exécutée dans la base Soif est la suivante :</text:p>
            <text:p text:style-name="Requête"><text:span text:style-name="Police_20_par_20_défaut"><text:span text:style-name="T9">SELECT</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npp</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nb_lignes</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codesp</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codesp</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abond</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abond</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inco_flor</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inco_flor</text:span></text:span></text:p>
            <text:p text:style-name="Requête"><text:span text:style-name="Police_20_par_20_défaut"><text:span text:style-name="T9">FROM</text:span></text:span><text:span text:style-name="Police_20_par_20_défaut"><text:span text:style-name="T89"> </text:span></text:span><text:span text:style-name="Police_20_par_20_défaut"><text:span text:style-name="T37">soif</text:span></text:span><text:span text:style-name="Police_20_par_20_défaut"><text:span text:style-name="T89">.</text:span></text:span><text:span text:style-name="Police_20_par_20_défaut"><text:span text:style-name="T37">v1e3flore</text:span></text:span></text:p>
            <text:p text:style-name="Text_20_body"><text:span text:style-name="Police_20_par_20_défaut"><text:span text:style-name="T10">INNER</text:span></text:span><text:span text:style-name="Police_20_par_20_défaut"><text:span text:style-name="T56"> </text:span></text:span><text:span text:style-name="Police_20_par_20_défaut"><text:span text:style-name="T10">JOIN</text:span></text:span><text:span text:style-name="Police_20_par_20_défaut"><text:span text:style-name="T56"> </text:span></text:span><text:span text:style-name="Police_20_par_20_défaut"><text:span text:style-name="T44">soif</text:span></text:span><text:span text:style-name="Police_20_par_20_défaut"><text:span text:style-name="T56">.</text:span></text:span><text:span text:style-name="Police_20_par_20_défaut"><text:span text:style-name="T44">point_anref</text:span></text:span><text:span text:style-name="Police_20_par_20_défaut"><text:span text:style-name="T56"> </text:span></text:span><text:span text:style-name="Police_20_par_20_défaut"><text:span text:style-name="T10">USING</text:span></text:span><text:span text:style-name="Police_20_par_20_défaut"><text:span text:style-name="T56"> (</text:span></text:span><text:span text:style-name="Police_20_par_20_défaut"><text:span text:style-name="T44">npp</text:span></text:span><text:span text:style-name="Police_20_par_20_défaut"><text:span text:style-name="T56">)</text:span></text:span></text:p>
            <text:p text:style-name="Text_20_body"><text:span text:style-name="Police_20_par_20_défaut"><text:span text:style-name="T10">WHERE</text:span></text:span><text:span text:style-name="Police_20_par_20_défaut"><text:span text:style-name="T22"> </text:span></text:span><text:span text:style-name="Police_20_par_20_défaut"><text:span text:style-name="T31">right</text:span></text:span><text:span text:style-name="Police_20_par_20_défaut"><text:span text:style-name="T22">(</text:span></text:span><text:span text:style-name="Police_20_par_20_défaut"><text:span text:style-name="T44">npp</text:span></text:span><text:span text:style-name="Police_20_par_20_défaut"><text:span text:style-name="T22">, </text:span></text:span><text:span text:style-name="Police_20_par_20_défaut"><text:span text:style-name="T71">1</text:span></text:span><text:span text:style-name="Police_20_par_20_défaut"><text:span text:style-name="T22">) = </text:span></text:span><text:span text:style-name="Police_20_par_20_défaut"><text:span text:style-name="T84">'T'</text:span></text:span></text:p>
            <text:p text:style-name="Text_20_body"><text:span text:style-name="Police_20_par_20_défaut"><text:span text:style-name="T10">AND</text:span></text:span><text:span text:style-name="Police_20_par_20_défaut"><text:span text:style-name="T22"> </text:span></text:span><text:span text:style-name="Police_20_par_20_défaut"><text:span text:style-name="T44">numvisi</text:span></text:span><text:span text:style-name="Police_20_par_20_défaut"><text:span text:style-name="T22"> = </text:span></text:span><text:span text:style-name="Police_20_par_20_défaut"><text:span text:style-name="T84">'1'</text:span></text:span></text:p>
            <text:p text:style-name="Text_20_body"><text:span text:style-name="Police_20_par_20_défaut"><text:span text:style-name="T10">AND</text:span></text:span><text:span text:style-name="Police_20_par_20_défaut"><text:span text:style-name="T22"> </text:span></text:span><text:span text:style-name="Police_20_par_20_défaut"><text:span text:style-name="T44">anref</text:span></text:span><text:span text:style-name="Police_20_par_20_défaut"><text:span text:style-name="T22"> = 2023</text:span></text:span><text:span text:style-name="Police_20_par_20_défaut"><text:span text:style-name="T56">;</text:span></text:span></text:p>
            <text:p text:style-name="P23"/>
            <text:p text:style-name="P11">Son équivalent exécuté en base de production est :</text:p>
            <text:p text:style-name="Requête"><text:span text:style-name="Police_20_par_20_défaut"><text:span text:style-name="T9">SELECT</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npp</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nb_lignes</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codesp</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codesp</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abond</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abond</text:span></text:span><text:span text:style-name="Police_20_par_20_défaut"><text:span text:style-name="T89">, </text:span></text:span><text:span text:style-name="Police_20_par_20_défaut"><text:span text:style-name="T30">count</text:span></text:span><text:span text:style-name="Police_20_par_20_défaut"><text:span text:style-name="T89">(</text:span></text:span><text:span text:style-name="Police_20_par_20_défaut"><text:span text:style-name="T37">inco_flor</text:span></text:span><text:span text:style-name="Police_20_par_20_défaut"><text:span text:style-name="T89">) </text:span></text:span><text:span text:style-name="Police_20_par_20_défaut"><text:span text:style-name="T9">AS</text:span></text:span><text:span text:style-name="Police_20_par_20_défaut"><text:span text:style-name="T89"> </text:span></text:span><text:span text:style-name="Police_20_par_20_défaut"><text:span text:style-name="T37">inco_flor</text:span></text:span></text:p>
            <text:p text:style-name="Requête"><text:span text:style-name="Police_20_par_20_défaut"><text:span text:style-name="T9">FROM</text:span></text:span><text:span text:style-name="Police_20_par_20_défaut"><text:span text:style-name="T89"> </text:span></text:span><text:span text:style-name="Police_20_par_20_défaut"><text:span text:style-name="T37">v_liste_points_lt1</text:span></text:span></text:p>
            <text:p text:style-name="Requête"><text:span text:style-name="Police_20_par_20_défaut"><text:span text:style-name="T9">INNER</text:span></text:span><text:span text:style-name="Police_20_par_20_défaut"><text:span text:style-name="T89"> </text:span></text:span><text:span text:style-name="Police_20_par_20_défaut"><text:span text:style-name="T9">JOIN</text:span></text:span><text:span text:style-name="Police_20_par_20_défaut"><text:span text:style-name="T89"> </text:span></text:span><text:span text:style-name="Police_20_par_20_défaut"><text:span text:style-name="T37">flore</text:span></text:span><text:span text:style-name="Police_20_par_20_défaut"><text:span text:style-name="T89"> </text:span></text:span><text:span text:style-name="Police_20_par_20_défaut"><text:span text:style-name="T9">USING</text:span></text:span><text:span text:style-name="Police_20_par_20_défaut"><text:span text:style-name="T89"> (</text:span></text:span><text:span text:style-name="Police_20_par_20_défaut"><text:span text:style-name="T37">id_ech</text:span></text:span><text:span text:style-name="Police_20_par_20_défaut"><text:span text:style-name="T89">, </text:span></text:span><text:span text:style-name="Police_20_par_20_défaut"><text:span text:style-name="T37">id_point</text:span></text:span><text:span text:style-name="Police_20_par_20_défaut"><text:span text:style-name="T89">)</text:span></text:span></text:p>
            <text:p text:style-name="Requête"><text:span text:style-name="Police_20_par_20_défaut"><text:span text:style-name="T9">WHERE</text:span></text:span><text:span text:style-name="Police_20_par_20_défaut"><text:span text:style-name="T89"> </text:span></text:span><text:span text:style-name="Police_20_par_20_défaut"><text:span text:style-name="T37">annee</text:span></text:span><text:span text:style-name="Police_20_par_20_défaut"><text:span text:style-name="T89"> = 2023</text:span></text:span><text:span text:style-name="Police_20_par_20_défaut"><text:span text:style-name="T49">;</text:span></text:span></text:p>
            <text:p text:style-name="P11"/>
            <text:p text:style-name="P11">Les décomptes de données renseignées sont strictement identiques dans les deux bases.</text:p>
            <text:p text:style-name="P11"/>
          </table:table-cell>
        </table:table-row>
        <table:table-row table:style-name="TableLine1658033757776">
          <table:table-cell table:style-name="Tableau2.A1" office:value-type="string">
            <text:p text:style-name="EtiquetteSous">Données d’habitats forestiers</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caracthab) </text:span></text:span><text:span text:style-name="Police_20_par_20_défaut"><text:span text:style-name="T6">AS</text:span></text:span><text:span text:style-name="Police_20_par_20_défaut"><text:span text:style-name="T42"> caracthab, </text:span></text:span><text:span text:style-name="Police_20_par_20_défaut"><text:span text:style-name="T27">count</text:span></text:span><text:span text:style-name="Police_20_par_20_défaut"><text:span text:style-name="T42">(ligneriv) </text:span></text:span><text:span text:style-name="Police_20_par_20_défaut"><text:span text:style-name="T6">AS</text:span></text:span><text:span text:style-name="Police_20_par_20_défaut"><text:span text:style-name="T42"> ligneriv</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hab1) </text:span></text:span><text:span text:style-name="Police_20_par_20_défaut"><text:span text:style-name="T6">AS</text:span></text:span><text:span text:style-name="Police_20_par_20_défaut"><text:span text:style-name="T42"> hab1, </text:span></text:span><text:span text:style-name="Police_20_par_20_défaut"><text:span text:style-name="T27">count</text:span></text:span><text:span text:style-name="Police_20_par_20_défaut"><text:span text:style-name="T42">(obshab1) </text:span></text:span><text:span text:style-name="Police_20_par_20_défaut"><text:span text:style-name="T6">AS</text:span></text:span><text:span text:style-name="Police_20_par_20_défaut"><text:span text:style-name="T42"> obshab1, </text:span></text:span><text:span text:style-name="Police_20_par_20_défaut"><text:span text:style-name="T27">count</text:span></text:span><text:span text:style-name="Police_20_par_20_défaut"><text:span text:style-name="T42">(qualhab1) </text:span></text:span><text:span text:style-name="Police_20_par_20_défaut"><text:span text:style-name="T6">AS</text:span></text:span><text:span text:style-name="Police_20_par_20_défaut"><text:span text:style-name="T42"> qualhab1, </text:span></text:span><text:span text:style-name="Police_20_par_20_défaut"><text:span text:style-name="T27">count</text:span></text:span><text:span text:style-name="Police_20_par_20_défaut"><text:span text:style-name="T42">(s_hab1) </text:span></text:span><text:span text:style-name="Police_20_par_20_défaut"><text:span text:style-name="T6">AS</text:span></text:span><text:span text:style-name="Police_20_par_20_défaut"><text:span text:style-name="T42"> s_hab1</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hab2) </text:span></text:span><text:span text:style-name="Police_20_par_20_défaut"><text:span text:style-name="T6">AS</text:span></text:span><text:span text:style-name="Police_20_par_20_défaut"><text:span text:style-name="T42"> hab2, </text:span></text:span><text:span text:style-name="Police_20_par_20_défaut"><text:span text:style-name="T27">count</text:span></text:span><text:span text:style-name="Police_20_par_20_défaut"><text:span text:style-name="T42">(obshab2) </text:span></text:span><text:span text:style-name="Police_20_par_20_défaut"><text:span text:style-name="T6">AS</text:span></text:span><text:span text:style-name="Police_20_par_20_défaut"><text:span text:style-name="T42"> obshab2, </text:span></text:span><text:span text:style-name="Police_20_par_20_défaut"><text:span text:style-name="T27">count</text:span></text:span><text:span text:style-name="Police_20_par_20_défaut"><text:span text:style-name="T42">(qualhab2) </text:span></text:span><text:span text:style-name="Police_20_par_20_défaut"><text:span text:style-name="T6">AS</text:span></text:span><text:span text:style-name="Police_20_par_20_défaut"><text:span text:style-name="T42"> qualhab2, </text:span></text:span><text:span text:style-name="Police_20_par_20_défaut"><text:span text:style-name="T27">count</text:span></text:span><text:span text:style-name="Police_20_par_20_défaut"><text:span text:style-name="T42">(s_hab2) </text:span></text:span><text:span text:style-name="Police_20_par_20_défaut"><text:span text:style-name="T6">AS</text:span></text:span><text:span text:style-name="Police_20_par_20_défaut"><text:span text:style-name="T42"> s_hab2</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hab3) </text:span></text:span><text:span text:style-name="Police_20_par_20_défaut"><text:span text:style-name="T6">AS</text:span></text:span><text:span text:style-name="Police_20_par_20_défaut"><text:span text:style-name="T42"> hab3, </text:span></text:span><text:span text:style-name="Police_20_par_20_défaut"><text:span text:style-name="T27">count</text:span></text:span><text:span text:style-name="Police_20_par_20_défaut"><text:span text:style-name="T42">(obshab3) </text:span></text:span><text:span text:style-name="Police_20_par_20_défaut"><text:span text:style-name="T6">AS</text:span></text:span><text:span text:style-name="Police_20_par_20_défaut"><text:span text:style-name="T42"> obshab3, </text:span></text:span><text:span text:style-name="Police_20_par_20_défaut"><text:span text:style-name="T27">count</text:span></text:span><text:span text:style-name="Police_20_par_20_défaut"><text:span text:style-name="T42">(qualhab3) </text:span></text:span><text:span text:style-name="Police_20_par_20_défaut"><text:span text:style-name="T6">AS</text:span></text:span><text:span text:style-name="Police_20_par_20_défaut"><text:span text:style-name="T42"> qualhab3, </text:span></text:span><text:span text:style-name="Police_20_par_20_défaut"><text:span text:style-name="T27">count</text:span></text:span><text:span text:style-name="Police_20_par_20_défaut"><text:span text:style-name="T42">(s_hab3) </text:span></text:span><text:span text:style-name="Police_20_par_20_défaut"><text:span text:style-name="T6">AS</text:span></text:span><text:span text:style-name="Police_20_par_20_défaut"><text:span text:style-name="T42"> s_hab3</text:span></text:span></text:p>
            <text:p text:style-name="P32"><text:span text:style-name="Police_20_par_20_défaut"><text:span text:style-name="T6">FROM</text:span></text:span><text:span text:style-name="Police_20_par_20_défaut"><text:span text:style-name="T42"> soif.v1e3habita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oft-page-break/><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23"/>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caracthab) </text:span></text:span><text:span text:style-name="Police_20_par_20_défaut"><text:span text:style-name="T6">AS</text:span></text:span><text:span text:style-name="Police_20_par_20_défaut"><text:span text:style-name="T42"> caracthab</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suppl-&gt;&gt;</text:span></text:span><text:span text:style-name="Police_20_par_20_défaut"><text:span text:style-name="T82">'ligneriv'</text:span></text:span><text:span text:style-name="Police_20_par_20_défaut"><text:span text:style-name="T42">) </text:span></text:span><text:span text:style-name="Police_20_par_20_défaut"><text:span text:style-name="T6">AS</text:span></text:span><text:span text:style-name="Police_20_par_20_défaut"><text:span text:style-name="T42"> ligneriv</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h1.hab) </text:span></text:span><text:span text:style-name="Police_20_par_20_défaut"><text:span text:style-name="T6">AS</text:span></text:span><text:span text:style-name="Police_20_par_20_défaut"><text:span text:style-name="T42"> hab1, </text:span></text:span><text:span text:style-name="Police_20_par_20_défaut"><text:span text:style-name="T27">count</text:span></text:span><text:span text:style-name="Police_20_par_20_défaut"><text:span text:style-name="T42">(h1.obshab) </text:span></text:span><text:span text:style-name="Police_20_par_20_défaut"><text:span text:style-name="T6">AS</text:span></text:span><text:span text:style-name="Police_20_par_20_défaut"><text:span text:style-name="T42"> obshab1, </text:span></text:span><text:span text:style-name="Police_20_par_20_défaut"><text:span text:style-name="T27">count</text:span></text:span><text:span text:style-name="Police_20_par_20_défaut"><text:span text:style-name="T42">(h1.qualhab) </text:span></text:span><text:span text:style-name="Police_20_par_20_défaut"><text:span text:style-name="T6">AS</text:span></text:span><text:span text:style-name="Police_20_par_20_défaut"><text:span text:style-name="T42"> qualhab1, </text:span></text:span><text:span text:style-name="Police_20_par_20_défaut"><text:span text:style-name="T27">count</text:span></text:span><text:span text:style-name="Police_20_par_20_défaut"><text:span text:style-name="T42">(h1.s_hab) </text:span></text:span><text:span text:style-name="Police_20_par_20_défaut"><text:span text:style-name="T6">AS</text:span></text:span><text:span text:style-name="Police_20_par_20_défaut"><text:span text:style-name="T42"> s_hab1</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h2.hab) </text:span></text:span><text:span text:style-name="Police_20_par_20_défaut"><text:span text:style-name="T6">AS</text:span></text:span><text:span text:style-name="Police_20_par_20_défaut"><text:span text:style-name="T42"> hab2, </text:span></text:span><text:span text:style-name="Police_20_par_20_défaut"><text:span text:style-name="T27">count</text:span></text:span><text:span text:style-name="Police_20_par_20_défaut"><text:span text:style-name="T42">(h2.obshab) </text:span></text:span><text:span text:style-name="Police_20_par_20_défaut"><text:span text:style-name="T6">AS</text:span></text:span><text:span text:style-name="Police_20_par_20_défaut"><text:span text:style-name="T42"> obshab2, </text:span></text:span><text:span text:style-name="Police_20_par_20_défaut"><text:span text:style-name="T27">count</text:span></text:span><text:span text:style-name="Police_20_par_20_défaut"><text:span text:style-name="T42">(h2.qualhab) </text:span></text:span><text:span text:style-name="Police_20_par_20_défaut"><text:span text:style-name="T6">AS</text:span></text:span><text:span text:style-name="Police_20_par_20_défaut"><text:span text:style-name="T42"> qualhab2, </text:span></text:span><text:span text:style-name="Police_20_par_20_défaut"><text:span text:style-name="T27">count</text:span></text:span><text:span text:style-name="Police_20_par_20_défaut"><text:span text:style-name="T42">(h2.s_hab) </text:span></text:span><text:span text:style-name="Police_20_par_20_défaut"><text:span text:style-name="T6">AS</text:span></text:span><text:span text:style-name="Police_20_par_20_défaut"><text:span text:style-name="T42"> s_hab2</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h3.hab) </text:span></text:span><text:span text:style-name="Police_20_par_20_défaut"><text:span text:style-name="T6">AS</text:span></text:span><text:span text:style-name="Police_20_par_20_défaut"><text:span text:style-name="T42"> hab3, </text:span></text:span><text:span text:style-name="Police_20_par_20_défaut"><text:span text:style-name="T27">count</text:span></text:span><text:span text:style-name="Police_20_par_20_défaut"><text:span text:style-name="T42">(h3.obshab) </text:span></text:span><text:span text:style-name="Police_20_par_20_défaut"><text:span text:style-name="T6">AS</text:span></text:span><text:span text:style-name="Police_20_par_20_défaut"><text:span text:style-name="T42"> obshab3, </text:span></text:span><text:span text:style-name="Police_20_par_20_défaut"><text:span text:style-name="T27">count</text:span></text:span><text:span text:style-name="Police_20_par_20_défaut"><text:span text:style-name="T42">(h3.qualhab) </text:span></text:span><text:span text:style-name="Police_20_par_20_défaut"><text:span text:style-name="T6">AS</text:span></text:span><text:span text:style-name="Police_20_par_20_défaut"><text:span text:style-name="T42"> qualhab3, </text:span></text:span><text:span text:style-name="Police_20_par_20_défaut"><text:span text:style-name="T27">count</text:span></text:span><text:span text:style-name="Police_20_par_20_défaut"><text:span text:style-name="T42">(h3.s_hab) </text:span></text:span><text:span text:style-name="Police_20_par_20_défaut"><text:span text:style-name="T6">AS</text:span></text:span><text:span text:style-name="Police_20_par_20_défaut"><text:span text:style-name="T42"> s_hab3</text:span></text:span></text:p>
            <text:p text:style-name="P32"><text:span text:style-name="Police_20_par_20_défaut"><text:span text:style-name="T6">FROM</text:span></text:span><text:span text:style-name="Police_20_par_20_défaut"><text:span text:style-name="T42"> v_liste_points_lt1 v</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description d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descript_m1 d1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habitat h1 </text:span></text:span><text:span text:style-name="Police_20_par_20_défaut"><text:span text:style-name="T6">ON</text:span></text:span><text:span text:style-name="Police_20_par_20_défaut"><text:span text:style-name="T42"> v.id_ech = h1.id_ech </text:span></text:span><text:span text:style-name="Police_20_par_20_défaut"><text:span text:style-name="T6">AND</text:span></text:span><text:span text:style-name="Police_20_par_20_défaut"><text:span text:style-name="T42"> v.id_point = h1.id_point </text:span></text:span><text:span text:style-name="Police_20_par_20_défaut"><text:span text:style-name="T6">AND</text:span></text:span><text:span text:style-name="Police_20_par_20_défaut"><text:span text:style-name="T42"> h1.num_hab = </text:span></text:span><text:span text:style-name="Police_20_par_20_défaut"><text:span text:style-name="T67">1</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habitat h2 </text:span></text:span><text:span text:style-name="Police_20_par_20_défaut"><text:span text:style-name="T6">ON</text:span></text:span><text:span text:style-name="Police_20_par_20_défaut"><text:span text:style-name="T42"> v.id_ech = h2.id_ech </text:span></text:span><text:span text:style-name="Police_20_par_20_défaut"><text:span text:style-name="T6">AND</text:span></text:span><text:span text:style-name="Police_20_par_20_défaut"><text:span text:style-name="T42"> v.id_point = h2.id_point </text:span></text:span><text:span text:style-name="Police_20_par_20_défaut"><text:span text:style-name="T6">AND</text:span></text:span><text:span text:style-name="Police_20_par_20_défaut"><text:span text:style-name="T42"> h2.num_hab = </text:span></text:span><text:span text:style-name="Police_20_par_20_défaut"><text:span text:style-name="T67">2</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habitat h3 </text:span></text:span><text:span text:style-name="Police_20_par_20_défaut"><text:span text:style-name="T6">ON</text:span></text:span><text:span text:style-name="Police_20_par_20_défaut"><text:span text:style-name="T42"> v.id_ech = h3.id_ech </text:span></text:span><text:span text:style-name="Police_20_par_20_défaut"><text:span text:style-name="T6">AND</text:span></text:span><text:span text:style-name="Police_20_par_20_défaut"><text:span text:style-name="T42"> v.id_point = h3.id_point </text:span></text:span><text:span text:style-name="Police_20_par_20_défaut"><text:span text:style-name="T6">AND</text:span></text:span><text:span text:style-name="Police_20_par_20_défaut"><text:span text:style-name="T42"> h3.num_hab = </text:span></text:span><text:span text:style-name="Police_20_par_20_défaut"><text:span text:style-name="T67">3</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Requête"/>
            <text:p text:style-name="P11"/>
            <text:p text:style-name="P11">Les décomptes de données renseignées sont strictement identiques dans les deux bases.</text:p>
            <text:p text:style-name="P11"/>
          </table:table-cell>
        </table:table-row>
        <table:table-row table:style-name="TableLine1658033751248">
          <table:table-cell table:style-name="Tableau2.A1" office:value-type="string">
            <text:p text:style-name="EtiquetteSous">Données de bois mort au sol</text:p>
          </table:table-cell>
          <table:table-cell table:style-name="Tableau2.A1" office:value-type="string">
            <text:p text:style-name="P11">La requête exécutée dans la base Soif est la suivante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frepl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frepl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esp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espa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bm_c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bm_c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ecom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ecomp</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soif</text:span></text:span><text:span text:style-name="Police_20_par_20_défaut"><text:span text:style-name="T90">.</text:span></text:span><text:span text:style-name="Police_20_par_20_défaut"><text:span text:style-name="T38">v1e3boism</text:span></text:span></text:p>
            <text:p text:style-name="Text_20_body"><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text:span></text:span><text:span text:style-name="Police_20_par_20_défaut"><text:span text:style-name="T41">soif</text:span></text:span><text:span text:style-name="Police_20_par_20_défaut"><text:span text:style-name="T51">.</text:span></text:span><text:span text:style-name="Police_20_par_20_défaut"><text:span text:style-name="T41">point_anref</text:span></text:span><text:span text:style-name="Police_20_par_20_défaut"><text:span text:style-name="T51"> </text:span></text:span><text:span text:style-name="Police_20_par_20_défaut"><text:span text:style-name="T5">USING</text:span></text:span><text:span text:style-name="Police_20_par_20_défaut"><text:span text:style-name="T51"> (</text:span></text:span><text:span text:style-name="Police_20_par_20_défaut"><text:span text:style-name="T41">npp</text:span></text:span><text:span text:style-name="Police_20_par_20_défaut"><text:span text:style-name="T51">)</text:span></text:span></text:p>
            <text:p text:style-name="Text_20_body"><text:span text:style-name="Police_20_par_20_défaut"><text:span text:style-name="T5">WHERE</text:span></text:span><text:span text:style-name="Police_20_par_20_défaut"><text:span text:style-name="T21"> </text:span></text:span><text:span text:style-name="Police_20_par_20_défaut"><text:span text:style-name="T26">right</text:span></text:span><text:span text:style-name="Police_20_par_20_défaut"><text:span text:style-name="T21">(</text:span></text:span><text:span text:style-name="Police_20_par_20_défaut"><text:span text:style-name="T41">npp</text:span></text:span><text:span text:style-name="Police_20_par_20_défaut"><text:span text:style-name="T21">, </text:span></text:span><text:span text:style-name="Police_20_par_20_défaut"><text:span text:style-name="T64">1</text:span></text:span><text:span text:style-name="Police_20_par_20_défaut"><text:span text:style-name="T21">) = </text:span></text:span><text:span text:style-name="Police_20_par_20_défaut"><text:span text:style-name="T79">'T'</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numvisi</text:span></text:span><text:span text:style-name="Police_20_par_20_défaut"><text:span text:style-name="T21"> = </text:span></text:span><text:span text:style-name="Police_20_par_20_défaut"><text:span text:style-name="T79">'1'</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anref</text:span></text:span><text:span text:style-name="Police_20_par_20_défaut"><text:span text:style-name="T21"> = 2023</text:span></text:span><text:span text:style-name="Police_20_par_20_défaut"><text:span text:style-name="T51">;</text:span></text:span></text:p>
            <text:p text:style-name="P23"/>
            <text:p text:style-name="P11">Son équivalent exécuté en base de production est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frepl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frepl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esp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espa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bm_c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bm_c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ecom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ecomp</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v_liste_points_lt1</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bois_mort</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annee</text:span></text:span><text:span text:style-name="Police_20_par_20_défaut"><text:span text:style-name="T90"> = 2023</text:span></text:span><text:span text:style-name="Police_20_par_20_défaut"><text:span text:style-name="T50">;</text:span></text:span></text:p>
            <text:p text:style-name="P11"/>
            <text:p text:style-name="P11">Les décomptes de données renseignées sont strictement identiques dans les deux bases.</text:p>
            <text:p text:style-name="P11"/>
          </table:table-cell>
        </table:table-row>
        <table:table-row table:style-name="TableLine1658033759680">
          <table:table-cell table:style-name="Tableau2.A1" office:value-type="string">
            <text:p text:style-name="EtiquetteSous">Données d’arbres (vifs, morts, chablis)</text:p>
          </table:table-cell>
          <table:table-cell table:style-name="Tableau2.A1" office:value-type="string">
            <text:p text:style-name="P11">La requête exécutée dans la base Soif est la suivante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vege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vege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esp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espa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es_c13</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es_c13</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zpr_gd</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pr_c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pr_c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implif</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implif</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or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or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cc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cc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cibl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cibl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lib</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lib</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atemor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atemor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reper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eper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rba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rba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ortb</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ortb</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fgu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fgu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eggib</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eggib</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tot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tot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ecoup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ecoup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dec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dec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dec_c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dec_c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c13_m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c13_m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qb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qbp</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bv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bv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bm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bm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rb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rb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r</text:span></text:span><text:span text:style-name="Police_20_par_20_défaut"><text:span text:style-name="T19">, </text:span></text:span><text:span text:style-name="Police_20_par_20_défaut"><text:span text:style-name="T29">count</text:span></text:span><text:span text:style-name="Police_20_par_20_défaut"><text:span text:style-name="T19">(</text:span></text:span><text:span text:style-name="Police_20_par_20_défaut"><text:span text:style-name="T38">hcd_cm</text:span></text:span><text:span text:style-name="Police_20_par_20_défaut"><text:span text:style-name="T19">) </text:span></text:span><text:span text:style-name="Police_20_par_20_défaut"><text:span text:style-name="T8">AS</text:span></text:span><text:span text:style-name="Police_20_par_20_défaut"><text:span text:style-name="T19"> </text:span></text:span><text:span text:style-name="Police_20_par_20_défaut"><text:span text:style-name="T38">hcd_cm</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soif</text:span></text:span><text:span text:style-name="Police_20_par_20_défaut"><text:span text:style-name="T90">.</text:span></text:span><text:span text:style-name="Police_20_par_20_défaut"><text:span text:style-name="T38">v1e3arbre</text:span></text:span></text:p>
            <text:p text:style-name="Text_20_body"><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text:span></text:span><text:span text:style-name="Police_20_par_20_défaut"><text:span text:style-name="T41">soif</text:span></text:span><text:span text:style-name="Police_20_par_20_défaut"><text:span text:style-name="T51">.</text:span></text:span><text:span text:style-name="Police_20_par_20_défaut"><text:span text:style-name="T41">point_anref</text:span></text:span><text:span text:style-name="Police_20_par_20_défaut"><text:span text:style-name="T51"> </text:span></text:span><text:span text:style-name="Police_20_par_20_défaut"><text:span text:style-name="T5">USING</text:span></text:span><text:span text:style-name="Police_20_par_20_défaut"><text:span text:style-name="T51"> (</text:span></text:span><text:span text:style-name="Police_20_par_20_défaut"><text:span text:style-name="T41">npp</text:span></text:span><text:span text:style-name="Police_20_par_20_défaut"><text:span text:style-name="T51">)</text:span></text:span></text:p>
            <text:p text:style-name="Text_20_body"><text:span text:style-name="Police_20_par_20_défaut"><text:span text:style-name="T5">WHERE</text:span></text:span><text:span text:style-name="Police_20_par_20_défaut"><text:span text:style-name="T21"> </text:span></text:span><text:span text:style-name="Police_20_par_20_défaut"><text:span text:style-name="T26">right</text:span></text:span><text:span text:style-name="Police_20_par_20_défaut"><text:span text:style-name="T21">(</text:span></text:span><text:span text:style-name="Police_20_par_20_défaut"><text:span text:style-name="T41">npp</text:span></text:span><text:span text:style-name="Police_20_par_20_défaut"><text:span text:style-name="T21">, </text:span></text:span><text:span text:style-name="Police_20_par_20_défaut"><text:span text:style-name="T64">1</text:span></text:span><text:span text:style-name="Police_20_par_20_défaut"><text:span text:style-name="T21">) = </text:span></text:span><text:span text:style-name="Police_20_par_20_défaut"><text:span text:style-name="T79">'T'</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numvisi</text:span></text:span><text:span text:style-name="Police_20_par_20_défaut"><text:span text:style-name="T21"> = </text:span></text:span><text:span text:style-name="Police_20_par_20_défaut"><text:span text:style-name="T79">'1'</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anref</text:span></text:span><text:span text:style-name="Police_20_par_20_défaut"><text:span text:style-name="T21"> = 2023</text:span></text:span><text:span text:style-name="Police_20_par_20_défaut"><text:span text:style-name="T51">;</text:span></text:span></text:p>
            <text:p text:style-name="P23"/>
            <text:p text:style-name="P11">Son équivalent exécuté en base de production est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vege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vege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esp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espa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es_c13</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es_c13</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zpr_gd</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pr_c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pr_c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implif</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implif</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or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or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cc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cc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cibl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cibl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lib</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lib</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atemor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atemor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reper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eper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rbre_m1</text:span></text:span><text:span text:style-name="Police_20_par_20_défaut"><text:span text:style-name="T90">.</text:span></text:span><text:span text:style-name="Police_20_par_20_défaut"><text:span text:style-name="T38">suppl</text:span></text:span><text:span text:style-name="Police_20_par_20_défaut"><text:span text:style-name="T90">-&gt;&gt;</text:span></text:span><text:span text:style-name="Police_20_par_20_défaut"><text:span text:style-name="T78">'arba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rba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ortb</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ortb</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fgui</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fgui</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eggib</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eggib</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tot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tot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ecoup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ecoup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dec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dec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dec_c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dec_c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c13_m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c13_m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qb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qbp</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bv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bv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bm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bm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hrb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hrb_dm</text:span></text:span></text:p>
            <text:p text:style-name="Requête"><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m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r</text:span></text:span><text:span text:style-name="Police_20_par_20_défaut"><text:span text:style-name="T19">, </text:span></text:span><text:span text:style-name="Police_20_par_20_défaut"><text:span text:style-name="T29">count</text:span></text:span><text:span text:style-name="Police_20_par_20_défaut"><text:span text:style-name="T19">(</text:span></text:span><text:span text:style-name="Police_20_par_20_défaut"><text:span text:style-name="T38">hcd_cm</text:span></text:span><text:span text:style-name="Police_20_par_20_défaut"><text:span text:style-name="T19">) </text:span></text:span><text:span text:style-name="Police_20_par_20_défaut"><text:span text:style-name="T8">AS</text:span></text:span><text:span text:style-name="Police_20_par_20_défaut"><text:span text:style-name="T19"> </text:span></text:span><text:span text:style-name="Police_20_par_20_défaut"><text:span text:style-name="T38">hcd_cm</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v_liste_points_lt1</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_2014</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_m1</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_m1_2014</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8">LEFT</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sante</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annee</text:span></text:span><text:span text:style-name="Police_20_par_20_défaut"><text:span text:style-name="T90"> = 2023</text:span></text:span><text:span text:style-name="Police_20_par_20_défaut"><text:span text:style-name="T50">;</text:span></text:span></text:p>
            <text:p text:style-name="P11"/>
            <text:p text:style-name="P11">Les décomptes de données renseignées sont strictement identiques dans les deux bases.</text:p>
            <text:p text:style-name="P11"/>
            <text:p text:style-name="P11">Le décompte sur la donnée DATEARBRE, contenue dans une table à accès restreint, se fait dans la base Soif avec la requête suivante :</text:p>
            <text:p text:style-name="Standard"><text:span text:style-name="Police_20_par_20_défaut"><text:span text:style-name="T2">SELECT</text:span></text:span><text:span text:style-name="Police_20_par_20_défaut"><text:span text:style-name="T20"> </text:span></text:span><text:span text:style-name="Police_20_par_20_défaut"><text:span text:style-name="T23">count</text:span></text:span><text:span text:style-name="Police_20_par_20_défaut"><text:span text:style-name="T20">(*)</text:span></text:span></text:p>
            <text:p text:style-name="Standard"><text:span text:style-name="Police_20_par_20_défaut"><text:span text:style-name="T2">FROM</text:span></text:span><text:span text:style-name="Police_20_par_20_défaut"><text:span text:style-name="T20"> </text:span></text:span><text:span text:style-name="Police_20_par_20_défaut"><text:span text:style-name="T39">soif</text:span></text:span><text:span text:style-name="Police_20_par_20_défaut"><text:span text:style-name="T20">.</text:span></text:span><text:span text:style-name="Police_20_par_20_défaut"><text:span text:style-name="T39">data_cache</text:span></text:span><text:span text:style-name="Police_20_par_20_défaut"><text:span text:style-name="T20"> </text:span></text:span><text:span text:style-name="Police_20_par_20_défaut"><text:span text:style-name="T39">d</text:span></text:span></text:p>
            <text:p text:style-name="Standard"><text:span text:style-name="Police_20_par_20_défaut"><text:span text:style-name="T2">INNER</text:span></text:span><text:span text:style-name="Police_20_par_20_défaut"><text:span text:style-name="T20"> </text:span></text:span><text:span text:style-name="Police_20_par_20_défaut"><text:span text:style-name="T2">JOIN</text:span></text:span><text:span text:style-name="Police_20_par_20_défaut"><text:span text:style-name="T20"> </text:span></text:span><text:span text:style-name="Police_20_par_20_défaut"><text:span text:style-name="T39">soif</text:span></text:span><text:span text:style-name="Police_20_par_20_défaut"><text:span text:style-name="T20">.</text:span></text:span><text:span text:style-name="Police_20_par_20_défaut"><text:span text:style-name="T39">v1e3arbre</text:span></text:span><text:span text:style-name="Police_20_par_20_défaut"><text:span text:style-name="T20"> </text:span></text:span><text:span text:style-name="Police_20_par_20_défaut"><text:span text:style-name="T39">a</text:span></text:span><text:span text:style-name="Police_20_par_20_défaut"><text:span text:style-name="T20"> </text:span></text:span><text:span text:style-name="Police_20_par_20_défaut"><text:span text:style-name="T2">ON</text:span></text:span><text:span text:style-name="Police_20_par_20_défaut"><text:span text:style-name="T20"> </text:span></text:span><text:span text:style-name="Police_20_par_20_défaut"><text:span text:style-name="T39">d</text:span></text:span><text:span text:style-name="Police_20_par_20_défaut"><text:span text:style-name="T20">.</text:span></text:span><text:span text:style-name="Police_20_par_20_défaut"><text:span text:style-name="T39">npp</text:span></text:span><text:span text:style-name="Police_20_par_20_défaut"><text:span text:style-name="T20"> = </text:span></text:span><text:span text:style-name="Police_20_par_20_défaut"><text:span text:style-name="T39">a</text:span></text:span><text:span text:style-name="Police_20_par_20_défaut"><text:span text:style-name="T20">.</text:span></text:span><text:span text:style-name="Police_20_par_20_défaut"><text:span text:style-name="T39">npp</text:span></text:span><text:span text:style-name="Police_20_par_20_défaut"><text:span text:style-name="T20"> </text:span></text:span><text:span text:style-name="Police_20_par_20_défaut"><text:span text:style-name="T2">AND</text:span></text:span><text:span text:style-name="Police_20_par_20_défaut"><text:span text:style-name="T20"> </text:span></text:span><text:span text:style-name="Police_20_par_20_défaut"><text:span text:style-name="T39">d</text:span></text:span><text:span text:style-name="Police_20_par_20_défaut"><text:span text:style-name="T20">.</text:span></text:span><text:span text:style-name="Police_20_par_20_défaut"><text:span text:style-name="T39">domaine</text:span></text:span><text:span text:style-name="Police_20_par_20_défaut"><text:span text:style-name="T20"> = </text:span></text:span><text:span text:style-name="Police_20_par_20_défaut"><text:span text:style-name="T39">a</text:span></text:span><text:span text:style-name="Police_20_par_20_défaut"><text:span text:style-name="T20">.</text:span></text:span><text:span text:style-name="Police_20_par_20_défaut"><text:span text:style-name="T39">domaine</text:span></text:span></text:p>
            <text:p text:style-name="Standard"><text:span text:style-name="Police_20_par_20_défaut"><text:span text:style-name="T2">INNER</text:span></text:span><text:span text:style-name="Police_20_par_20_défaut"><text:span text:style-name="T20"> </text:span></text:span><text:span text:style-name="Police_20_par_20_défaut"><text:span text:style-name="T2">JOIN</text:span></text:span><text:span text:style-name="Police_20_par_20_défaut"><text:span text:style-name="T20"> </text:span></text:span><text:span text:style-name="Police_20_par_20_défaut"><text:span text:style-name="T39">soif</text:span></text:span><text:span text:style-name="Police_20_par_20_défaut"><text:span text:style-name="T20">.</text:span></text:span><text:span text:style-name="Police_20_par_20_défaut"><text:span text:style-name="T39">point_anref</text:span></text:span><text:span text:style-name="Police_20_par_20_défaut"><text:span text:style-name="T20"> </text:span></text:span><text:span text:style-name="Police_20_par_20_défaut"><text:span text:style-name="T39">ar</text:span></text:span><text:span text:style-name="Police_20_par_20_défaut"><text:span text:style-name="T20"> </text:span></text:span><text:span text:style-name="Police_20_par_20_défaut"><text:span text:style-name="T2">ON</text:span></text:span><text:span text:style-name="Police_20_par_20_défaut"><text:span text:style-name="T20"> </text:span></text:span><text:span text:style-name="Police_20_par_20_défaut"><text:span text:style-name="T39">d</text:span></text:span><text:span text:style-name="Police_20_par_20_défaut"><text:span text:style-name="T20">.</text:span></text:span><text:span text:style-name="Police_20_par_20_défaut"><text:span text:style-name="T39">npp</text:span></text:span><text:span text:style-name="Police_20_par_20_défaut"><text:span text:style-name="T20"> = </text:span></text:span><text:span text:style-name="Police_20_par_20_défaut"><text:span text:style-name="T39">ar</text:span></text:span><text:span text:style-name="Police_20_par_20_défaut"><text:span text:style-name="T20">.</text:span></text:span><text:span text:style-name="Police_20_par_20_défaut"><text:span text:style-name="T39">npp</text:span></text:span></text:p>
            <text:p text:style-name="Standard"><text:span text:style-name="Police_20_par_20_défaut"><text:span text:style-name="T2">WHERE</text:span></text:span><text:span text:style-name="Police_20_par_20_défaut"><text:span text:style-name="T20"> </text:span></text:span><text:span text:style-name="Police_20_par_20_défaut"><text:span text:style-name="T23">right</text:span></text:span><text:span text:style-name="Police_20_par_20_défaut"><text:span text:style-name="T20">(</text:span></text:span><text:span text:style-name="Police_20_par_20_défaut"><text:span text:style-name="T39">d</text:span></text:span><text:span text:style-name="Police_20_par_20_défaut"><text:span text:style-name="T20">.</text:span></text:span><text:span text:style-name="Police_20_par_20_défaut"><text:span text:style-name="T39">npp</text:span></text:span><text:span text:style-name="Police_20_par_20_défaut"><text:span text:style-name="T20">, </text:span></text:span><text:span text:style-name="Police_20_par_20_défaut"><text:span text:style-name="T66">1</text:span></text:span><text:span text:style-name="Police_20_par_20_défaut"><text:span text:style-name="T20">) = </text:span></text:span><text:span text:style-name="Police_20_par_20_défaut"><text:span text:style-name="T81">'T'</text:span></text:span></text:p>
            <text:p text:style-name="Standard"><text:span text:style-name="Police_20_par_20_défaut"><text:span text:style-name="T2">AND</text:span></text:span><text:span text:style-name="Police_20_par_20_défaut"><text:span text:style-name="T20"> </text:span></text:span><text:span text:style-name="Police_20_par_20_défaut"><text:span text:style-name="T39">numvisi</text:span></text:span><text:span text:style-name="Police_20_par_20_défaut"><text:span text:style-name="T20"> = </text:span></text:span><text:span text:style-name="Police_20_par_20_défaut"><text:span text:style-name="T81">'1'</text:span></text:span></text:p>
            <text:p text:style-name="Standard"><text:soft-page-break/><text:span text:style-name="Police_20_par_20_défaut"><text:span text:style-name="T2">AND</text:span></text:span><text:span text:style-name="Police_20_par_20_défaut"><text:span text:style-name="T20"> </text:span></text:span><text:span text:style-name="Police_20_par_20_défaut"><text:span text:style-name="T39">anref</text:span></text:span><text:span text:style-name="Police_20_par_20_défaut"><text:span text:style-name="T20"> = 2023</text:span></text:span></text:p>
            <text:p text:style-name="Standard"><text:span text:style-name="Police_20_par_20_défaut"><text:span text:style-name="T2">AND</text:span></text:span><text:span text:style-name="Police_20_par_20_défaut"><text:span text:style-name="T20"> </text:span></text:span><text:span text:style-name="Police_20_par_20_défaut"><text:span text:style-name="T39">donnee</text:span></text:span><text:span text:style-name="Police_20_par_20_défaut"><text:span text:style-name="T20"> = </text:span></text:span><text:span text:style-name="Police_20_par_20_défaut"><text:span text:style-name="T81">$$DATEARBRE$$</text:span></text:span></text:p>
            <text:p text:style-name="Standard"><text:span text:style-name="Police_20_par_20_défaut"><text:span text:style-name="T2">AND</text:span></text:span><text:span text:style-name="Police_20_par_20_défaut"><text:span text:style-name="T20"> </text:span></text:span><text:span text:style-name="Police_20_par_20_défaut"><text:span text:style-name="T39">format</text:span></text:span><text:span text:style-name="Police_20_par_20_défaut"><text:span text:style-name="T20"> = </text:span></text:span><text:span text:style-name="Police_20_par_20_défaut"><text:span text:style-name="T81">$$TV1E3ARBRE$$</text:span></text:span><text:span text:style-name="Police_20_par_20_défaut"><text:span text:style-name="T52">;</text:span></text:span></text:p>
            <text:p text:style-name="P33"/>
            <text:p text:style-name="P11">Son équivalent exécuté en base de production est :</text:p>
            <text:p text:style-name="Standard"><text:span text:style-name="Police_20_par_20_défaut"><text:span text:style-name="T2">SELECT</text:span></text:span><text:span text:style-name="Police_20_par_20_défaut"><text:span text:style-name="T20"> </text:span></text:span><text:span text:style-name="Police_20_par_20_défaut"><text:span text:style-name="T23">COUNT</text:span></text:span><text:span text:style-name="Police_20_par_20_défaut"><text:span text:style-name="T20">(</text:span></text:span><text:span text:style-name="Police_20_par_20_défaut"><text:span text:style-name="T39">datearbre</text:span></text:span><text:span text:style-name="Police_20_par_20_défaut"><text:span text:style-name="T20">)</text:span></text:span></text:p>
            <text:p text:style-name="Standard"><text:span text:style-name="Police_20_par_20_défaut"><text:span text:style-name="T2">FROM</text:span></text:span><text:span text:style-name="Police_20_par_20_défaut"><text:span text:style-name="T20"> </text:span></text:span><text:span text:style-name="Police_20_par_20_défaut"><text:span text:style-name="T39">v_liste_points_lt1</text:span></text:span></text:p>
            <text:p text:style-name="Standard"><text:span text:style-name="Police_20_par_20_défaut"><text:span text:style-name="T2">INNER</text:span></text:span><text:span text:style-name="Police_20_par_20_défaut"><text:span text:style-name="T20"> </text:span></text:span><text:span text:style-name="Police_20_par_20_défaut"><text:span text:style-name="T2">JOIN</text:span></text:span><text:span text:style-name="Police_20_par_20_défaut"><text:span text:style-name="T20"> </text:span></text:span><text:span text:style-name="Police_20_par_20_défaut"><text:span text:style-name="T39">arbre_2014</text:span></text:span><text:span text:style-name="Police_20_par_20_défaut"><text:span text:style-name="T20"> </text:span></text:span><text:span text:style-name="Police_20_par_20_défaut"><text:span text:style-name="T2">USING</text:span></text:span><text:span text:style-name="Police_20_par_20_défaut"><text:span text:style-name="T20"> (</text:span></text:span><text:span text:style-name="Police_20_par_20_défaut"><text:span text:style-name="T39">id_ech</text:span></text:span><text:span text:style-name="Police_20_par_20_défaut"><text:span text:style-name="T20">, </text:span></text:span><text:span text:style-name="Police_20_par_20_défaut"><text:span text:style-name="T39">id_point</text:span></text:span><text:span text:style-name="Police_20_par_20_défaut"><text:span text:style-name="T20">)</text:span></text:span></text:p>
            <text:p text:style-name="Standard"><text:span text:style-name="Police_20_par_20_défaut"><text:span text:style-name="T2">WHERE</text:span></text:span><text:span text:style-name="Police_20_par_20_défaut"><text:span text:style-name="T20"> </text:span></text:span><text:span text:style-name="Police_20_par_20_défaut"><text:span text:style-name="T39">annee</text:span></text:span><text:span text:style-name="Police_20_par_20_défaut"><text:span text:style-name="T20"> = 2023</text:span></text:span><text:span text:style-name="Police_20_par_20_défaut"><text:span text:style-name="T52">;</text:span></text:span></text:p>
            <text:p text:style-name="P11"/>
            <text:p text:style-name="P11">Les décomptes dans chaque base sont, là aussi, identiques.</text:p>
            <text:p text:style-name="P11"/>
          </table:table-cell>
        </table:table-row>
        <table:table-row table:style-name="TableLine1658033755872">
          <table:table-cell table:style-name="Tableau2.A1" office:value-type="string">
            <text:p text:style-name="EtiquetteSous">Données d’accroissements</text:p>
          </table:table-cell>
          <table:table-cell table:style-name="Tableau2.A1" office:value-type="string">
            <text:p text:style-name="P11">La requête exécutée dans la base Soif est la suivante :</text:p>
            <text:p text:style-name="P32"><text:span text:style-name="Police_20_par_20_défaut"><text:span text:style-name="T6">WITH</text:span></text:span><text:span text:style-name="Police_20_par_20_défaut"><text:span text:style-name="T42"> accroi </text:span></text:span><text:span text:style-name="Police_20_par_20_défaut"><text:span text:style-name="T6">AS</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text:span></text:span><text:span text:style-name="Police_20_par_20_défaut"><text:span text:style-name="T67">0</text:span></text:span><text:span text:style-name="Police_20_par_20_défaut"><text:span text:style-name="T42"> </text:span></text:span><text:span text:style-name="Police_20_par_20_défaut"><text:span text:style-name="T6">AS</text:span></text:span><text:span text:style-name="Police_20_par_20_défaut"><text:span text:style-name="T42"> nir, ir0_1_10mm </text:span></text:span><text:span text:style-name="Police_20_par_20_défaut"><text:span text:style-name="T6">AS</text:span></text:span><text:span text:style-name="Police_20_par_20_défaut"><text:span text:style-name="T42"> ir</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0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2"><text:span text:style-name="Police_20_par_20_défaut"><text:span text:style-name="T42"><text:s text:c="4"/></text:span></text:span><text:span text:style-name="Police_20_par_20_défaut"><text:span text:style-name="T6">UNION</text:span></text:span><text:span text:style-name="Police_20_par_20_défaut"><text:span text:style-name="T42"> </text:span></text:span><text:span text:style-name="Police_20_par_20_défaut"><text:span text:style-name="T6">ALL</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text:span></text:span><text:span text:style-name="Police_20_par_20_défaut"><text:span text:style-name="T67">5</text:span></text:span><text:span text:style-name="Police_20_par_20_défaut"><text:span text:style-name="T42"> </text:span></text:span><text:span text:style-name="Police_20_par_20_défaut"><text:span text:style-name="T6">AS</text:span></text:span><text:span text:style-name="Police_20_par_20_défaut"><text:span text:style-name="T42"> nir, ir5_1_10mm</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5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2"><text:span text:style-name="Police_20_par_20_défaut"><text:span text:style-name="T42"><text:s text:c="4"/></text:span></text:span><text:span text:style-name="Police_20_par_20_défaut"><text:span text:style-name="T6">UNION</text:span></text:span><text:span text:style-name="Police_20_par_20_défaut"><text:span text:style-name="T42"> </text:span></text:span><text:span text:style-name="Police_20_par_20_défaut"><text:span text:style-name="T6">ALL</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ncern </text:span></text:span><text:span text:style-name="Police_20_par_20_défaut"><text:span text:style-name="T6">AS</text:span></text:span><text:span text:style-name="Police_20_par_20_défaut"><text:span text:style-name="T42"> nir, irn_1_10mm</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n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2"><text:span text:style-name="Police_20_par_20_défaut"><text:span text:style-name="T42"><text:s text:c="4"/></text:span></text:span><text:span text:style-name="Police_20_par_20_défaut"><text:span text:style-name="T6">UNION</text:span></text:span><text:span text:style-name="Police_20_par_20_défaut"><text:span text:style-name="T42"> </text:span></text:span><text:span text:style-name="Police_20_par_20_défaut"><text:span text:style-name="T6">ALL</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text:span></text:span><text:span text:style-name="Police_20_par_20_défaut"><text:span text:style-name="T67">1</text:span></text:span><text:span text:style-name="Police_20_par_20_défaut"><text:span text:style-name="T42"> </text:span></text:span><text:span text:style-name="Police_20_par_20_défaut"><text:span text:style-name="T6">AS</text:span></text:span><text:span text:style-name="Police_20_par_20_défaut"><text:span text:style-name="T42"> nir, ir1_1_10mm</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_ag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oft-page-break/><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1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2"><text:span text:style-name="Police_20_par_20_défaut"><text:span text:style-name="T42"><text:s text:c="4"/></text:span></text:span><text:span text:style-name="Police_20_par_20_défaut"><text:span text:style-name="T6">UNION</text:span></text:span><text:span text:style-name="Police_20_par_20_défaut"><text:span text:style-name="T42"> </text:span></text:span><text:span text:style-name="Police_20_par_20_défaut"><text:span text:style-name="T6">ALL</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text:span></text:span><text:span text:style-name="Police_20_par_20_défaut"><text:span text:style-name="T67">2</text:span></text:span><text:span text:style-name="Police_20_par_20_défaut"><text:span text:style-name="T42"> </text:span></text:span><text:span text:style-name="Police_20_par_20_défaut"><text:span text:style-name="T6">AS</text:span></text:span><text:span text:style-name="Police_20_par_20_défaut"><text:span text:style-name="T42"> nir, ir2_1_10mm</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_ag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2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2"><text:span text:style-name="Police_20_par_20_défaut"><text:span text:style-name="T42"><text:s text:c="4"/></text:span></text:span><text:span text:style-name="Police_20_par_20_défaut"><text:span text:style-name="T6">UNION</text:span></text:span><text:span text:style-name="Police_20_par_20_défaut"><text:span text:style-name="T42"> </text:span></text:span><text:span text:style-name="Police_20_par_20_défaut"><text:span text:style-name="T6">ALL</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text:span></text:span><text:span text:style-name="Police_20_par_20_défaut"><text:span text:style-name="T67">3</text:span></text:span><text:span text:style-name="Police_20_par_20_défaut"><text:span text:style-name="T42"> </text:span></text:span><text:span text:style-name="Police_20_par_20_défaut"><text:span text:style-name="T6">AS</text:span></text:span><text:span text:style-name="Police_20_par_20_défaut"><text:span text:style-name="T42"> nir, ir3_1_10mm</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_ag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3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2"><text:span text:style-name="Police_20_par_20_défaut"><text:span text:style-name="T42"><text:s text:c="4"/></text:span></text:span><text:span text:style-name="Police_20_par_20_défaut"><text:span text:style-name="T6">UNION</text:span></text:span><text:span text:style-name="Police_20_par_20_défaut"><text:span text:style-name="T42"> </text:span></text:span><text:span text:style-name="Police_20_par_20_défaut"><text:span text:style-name="T6">ALL</text:span></text:span><text:span text:style-name="Police_20_par_20_défaut"><text:span text:style-name="T42"> </text:span></text:span></text:p>
            <text:p text:style-name="P32"><text:span text:style-name="Police_20_par_20_défaut"><text:span text:style-name="T42"><text:s text:c="4"/></text:span></text:span><text:span text:style-name="Police_20_par_20_défaut"><text:span text:style-name="T6">SELECT</text:span></text:span><text:span text:style-name="Police_20_par_20_défaut"><text:span text:style-name="T42"> npp, id_a, </text:span></text:span><text:span text:style-name="Police_20_par_20_défaut"><text:span text:style-name="T67">4</text:span></text:span><text:span text:style-name="Police_20_par_20_défaut"><text:span text:style-name="T42"> </text:span></text:span><text:span text:style-name="Police_20_par_20_défaut"><text:span text:style-name="T6">AS</text:span></text:span><text:span text:style-name="Police_20_par_20_défaut"><text:span text:style-name="T42"> nir, ir4_1_10mm</text:span></text:span></text:p>
            <text:p text:style-name="P32"><text:span text:style-name="Police_20_par_20_défaut"><text:span text:style-name="T42"><text:s text:c="4"/></text:span></text:span><text:span text:style-name="Police_20_par_20_défaut"><text:span text:style-name="T6">FROM</text:span></text:span><text:span text:style-name="Police_20_par_20_défaut"><text:span text:style-name="T42"> soif.v1e3arbre_age </text:span></text:span></text:p>
            <text:p text:style-name="P32"><text:span text:style-name="Police_20_par_20_défaut"><text:span text:style-name="T42"><text:s text:c="4"/></text:span></text:span><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42"><text:s text:c="4"/></text:span></text:span><text:span text:style-name="Police_20_par_20_défaut"><text:span text:style-name="T6">WHERE</text:span></text:span><text:span text:style-name="Police_20_par_20_défaut"><text:span text:style-name="T42"> </text:span></text:span><text:span text:style-name="Police_20_par_20_défaut"><text:span text:style-name="T6">right</text:span></text:span><text:span text:style-name="Police_20_par_20_défaut"><text:span text:style-name="T42">(npp, </text:span></text:span><text:span text:style-name="Police_20_par_20_défaut"><text:span text:style-name="T67">1</text:span></text:span><text:span text:style-name="Police_20_par_20_défaut"><text:span text:style-name="T42">) = </text:span></text:span><text:span text:style-name="Police_20_par_20_défaut"><text:span text:style-name="T82">'T'</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numvisi = </text:span></text:span><text:span text:style-name="Police_20_par_20_défaut"><text:span text:style-name="T82">'1'</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42"><text:s text:c="4"/></text:span></text:span><text:span text:style-name="Police_20_par_20_défaut"><text:span text:style-name="T6">AND</text:span></text:span><text:span text:style-name="Police_20_par_20_défaut"><text:span text:style-name="T42"> ir4_1_10mm </text:span></text:span><text:span text:style-name="Police_20_par_20_défaut"><text:span text:style-name="T6">IS</text:span></text:span><text:span text:style-name="Police_20_par_20_défaut"><text:span text:style-name="T42"> </text:span></text:span><text:span text:style-name="Police_20_par_20_défaut"><text:span text:style-name="T6">NOT</text:span></text:span><text:span text:style-name="Police_20_par_20_défaut"><text:span text:style-name="T42"> </text:span></text:span><text:span text:style-name="Police_20_par_20_défaut"><text:span text:style-name="T6">NULL</text:span></text:span></text:p>
            <text:p text:style-name="P35">)</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 </text:span></text:span><text:span text:style-name="Police_20_par_20_défaut"><text:span text:style-name="T6">AS</text:span></text:span><text:span text:style-name="Police_20_par_20_défaut"><text:span text:style-name="T42"> nb_ligne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nir) </text:span></text:span><text:span text:style-name="Police_20_par_20_défaut"><text:span text:style-name="T6">AS</text:span></text:span><text:span text:style-name="Police_20_par_20_défaut"><text:span text:style-name="T42"> nir, </text:span></text:span><text:span text:style-name="Police_20_par_20_défaut"><text:span text:style-name="T27">count</text:span></text:span><text:span text:style-name="Police_20_par_20_défaut"><text:span text:style-name="T42">(ir) </text:span></text:span><text:span text:style-name="Police_20_par_20_défaut"><text:span text:style-name="T6">AS</text:span></text:span><text:span text:style-name="Police_20_par_20_défaut"><text:span text:style-name="T42"> irx_1_10mm</text:span></text:span></text:p>
            <text:p text:style-name="P32"><text:span text:style-name="Police_20_par_20_défaut"><text:span text:style-name="T6">FROM</text:span></text:span><text:span text:style-name="Police_20_par_20_défaut"><text:span text:style-name="T42"> accroi</text:span></text:span><text:span text:style-name="Police_20_par_20_défaut"><text:span text:style-name="T54">;</text:span></text:span></text:p>
            <text:p text:style-name="P36"/>
            <text:p text:style-name="Standard"/>
            <text:p text:style-name="P25"/>
            <text:p text:style-name="P11">Son équivalent exécuté en base de production est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p>
            <text:p text:style-name="Requête"><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ni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i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irn_1_10_m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irn_1_10_mm</text:span></text:span><text:span text:style-name="Police_20_par_20_défaut"><text:span text:style-name="T90"> <text:s text:c="3"/></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v_liste_points_lt1</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ccroissement</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annee</text:span></text:span><text:span text:style-name="Police_20_par_20_défaut"><text:span text:style-name="T90"> = 2023</text:span></text:span><text:span text:style-name="Police_20_par_20_défaut"><text:span text:style-name="T50">;</text:span></text:span></text:p>
            <text:p text:style-name="P11"/>
            <text:p text:style-name="P11"><text:soft-page-break/>Les décomptes de données renseignées sont strictement identiques dans les deux bases.</text:p>
            <text:p text:style-name="P11"/>
          </table:table-cell>
        </table:table-row>
        <table:table-row table:style-name="TableLine1658033748528">
          <table:table-cell table:style-name="Tableau2.A1" office:value-type="string">
            <text:p text:style-name="EtiquetteSous">Données de mesures d’âge</text:p>
          </table:table-cell>
          <table:table-cell table:style-name="Tableau2.A1" office:value-type="string">
            <text:p text:style-name="P11">La requête exécutée dans la base Soif est la suivante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id_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typdo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typdo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ge13</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ge13</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fcoeu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fcoeu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ncernc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cernca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longc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longcar</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soif</text:span></text:span><text:span text:style-name="Police_20_par_20_défaut"><text:span text:style-name="T90">.</text:span></text:span><text:span text:style-name="Police_20_par_20_défaut"><text:span text:style-name="T38">v1e3arbre_age</text:span></text:span></text:p>
            <text:p text:style-name="Text_20_body"><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text:span></text:span><text:span text:style-name="Police_20_par_20_défaut"><text:span text:style-name="T41">soif</text:span></text:span><text:span text:style-name="Police_20_par_20_défaut"><text:span text:style-name="T51">.</text:span></text:span><text:span text:style-name="Police_20_par_20_défaut"><text:span text:style-name="T41">point_anref</text:span></text:span><text:span text:style-name="Police_20_par_20_défaut"><text:span text:style-name="T51"> </text:span></text:span><text:span text:style-name="Police_20_par_20_défaut"><text:span text:style-name="T5">USING</text:span></text:span><text:span text:style-name="Police_20_par_20_défaut"><text:span text:style-name="T51"> (</text:span></text:span><text:span text:style-name="Police_20_par_20_défaut"><text:span text:style-name="T41">npp</text:span></text:span><text:span text:style-name="Police_20_par_20_défaut"><text:span text:style-name="T51">)</text:span></text:span></text:p>
            <text:p text:style-name="Text_20_body"><text:span text:style-name="Police_20_par_20_défaut"><text:span text:style-name="T5">WHERE</text:span></text:span><text:span text:style-name="Police_20_par_20_défaut"><text:span text:style-name="T21"> </text:span></text:span><text:span text:style-name="Police_20_par_20_défaut"><text:span text:style-name="T26">right</text:span></text:span><text:span text:style-name="Police_20_par_20_défaut"><text:span text:style-name="T21">(</text:span></text:span><text:span text:style-name="Police_20_par_20_défaut"><text:span text:style-name="T41">npp</text:span></text:span><text:span text:style-name="Police_20_par_20_défaut"><text:span text:style-name="T21">, </text:span></text:span><text:span text:style-name="Police_20_par_20_défaut"><text:span text:style-name="T64">1</text:span></text:span><text:span text:style-name="Police_20_par_20_défaut"><text:span text:style-name="T21">) = </text:span></text:span><text:span text:style-name="Police_20_par_20_défaut"><text:span text:style-name="T79">'T'</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numvisi</text:span></text:span><text:span text:style-name="Police_20_par_20_défaut"><text:span text:style-name="T21"> = </text:span></text:span><text:span text:style-name="Police_20_par_20_défaut"><text:span text:style-name="T79">'1'</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anref</text:span></text:span><text:span text:style-name="Police_20_par_20_défaut"><text:span text:style-name="T21"> = 2023</text:span></text:span><text:span text:style-name="Police_20_par_20_défaut"><text:span text:style-name="T51">;</text:span></text:span></text:p>
            <text:p text:style-name="P26"/>
            <text:p text:style-name="P11">Son équivalent exécuté en base de production est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num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typdo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typdo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age13</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age13</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fcoeu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fcoeu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ncernc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cerncar</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longcar</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longcar</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v_liste_points_lt1</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29">age</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8">LEFT</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sante</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annee</text:span></text:span><text:span text:style-name="Police_20_par_20_défaut"><text:span text:style-name="T90"> = 2023</text:span></text:span><text:span text:style-name="Police_20_par_20_défaut"><text:span text:style-name="T50">;</text:span></text:span></text:p>
            <text:p text:style-name="P11"/>
            <text:p text:style-name="P11">Les décomptes de données renseignées sont strictement identiques dans les deux bases.</text:p>
            <text:p text:style-name="P11"/>
          </table:table-cell>
        </table:table-row>
        <table:table-row table:style-name="Tableau2.18">
          <table:table-cell table:style-name="Tableau2.A1" office:value-type="string">
            <text:p text:style-name="EtiquetteSous">Données de reconnaissance de formations linéaires arborées</text:p>
          </table:table-cell>
          <table:table-cell table:style-name="Tableau2.A1" office:value-type="string">
            <text:p text:style-name="P11">La requête exécutée dans la base Soif est la suivante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l</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l</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optersl</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optersl</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seg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seg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re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ep</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tlhf2</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tlhf2</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soif</text:span></text:span><text:span text:style-name="Police_20_par_20_défaut"><text:span text:style-name="T90">.</text:span></text:span><text:span text:style-name="Police_20_par_20_défaut"><text:span text:style-name="T38">v1l2segment</text:span></text:span></text:p>
            <text:p text:style-name="Text_20_body"><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text:span></text:span><text:span text:style-name="Police_20_par_20_défaut"><text:span text:style-name="T41">soif</text:span></text:span><text:span text:style-name="Police_20_par_20_défaut"><text:span text:style-name="T51">.</text:span></text:span><text:span text:style-name="Police_20_par_20_défaut"><text:span text:style-name="T41">point_anref</text:span></text:span><text:span text:style-name="Police_20_par_20_défaut"><text:span text:style-name="T51"> </text:span></text:span><text:span text:style-name="Police_20_par_20_défaut"><text:span text:style-name="T5">USING</text:span></text:span><text:span text:style-name="Police_20_par_20_défaut"><text:span text:style-name="T51"> (</text:span></text:span><text:span text:style-name="Police_20_par_20_défaut"><text:span text:style-name="T41">npp</text:span></text:span><text:span text:style-name="Police_20_par_20_défaut"><text:span text:style-name="T51">)</text:span></text:span></text:p>
            <text:p text:style-name="Text_20_body"><text:span text:style-name="Police_20_par_20_défaut"><text:span text:style-name="T5">WHERE</text:span></text:span><text:span text:style-name="Police_20_par_20_défaut"><text:span text:style-name="T21"> </text:span></text:span><text:span text:style-name="Police_20_par_20_défaut"><text:span text:style-name="T26">right</text:span></text:span><text:span text:style-name="Police_20_par_20_défaut"><text:span text:style-name="T21">(</text:span></text:span><text:span text:style-name="Police_20_par_20_défaut"><text:span text:style-name="T41">npp</text:span></text:span><text:span text:style-name="Police_20_par_20_défaut"><text:span text:style-name="T21">, </text:span></text:span><text:span text:style-name="Police_20_par_20_défaut"><text:span text:style-name="T64">1</text:span></text:span><text:span text:style-name="Police_20_par_20_défaut"><text:span text:style-name="T21">) = </text:span></text:span><text:span text:style-name="Police_20_par_20_défaut"><text:span text:style-name="T79">'T'</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numvisi</text:span></text:span><text:span text:style-name="Police_20_par_20_défaut"><text:span text:style-name="T21"> = </text:span></text:span><text:span text:style-name="Police_20_par_20_défaut"><text:span text:style-name="T79">'1'</text:span></text:span></text:p>
            <text:p text:style-name="Text_20_body"><text:span text:style-name="Police_20_par_20_défaut"><text:span text:style-name="T5">AND</text:span></text:span><text:span text:style-name="Police_20_par_20_défaut"><text:span text:style-name="T21"> </text:span></text:span><text:span text:style-name="Police_20_par_20_défaut"><text:span text:style-name="T41">anref</text:span></text:span><text:span text:style-name="Police_20_par_20_défaut"><text:span text:style-name="T21"> = 2023</text:span></text:span><text:span text:style-name="Police_20_par_20_défaut"><text:span text:style-name="T51">;</text:span></text:span></text:p>
            <text:p text:style-name="P24"/>
            <text:p text:style-name="P11">Son équivalent exécuté en base de production est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sl_l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sl</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optersl</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optersl</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seg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seg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re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ep</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tlhf2</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tlhf2</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fla_lt</text:span></text:span><text:span text:style-name="Police_20_par_20_défaut"><text:span text:style-name="T90"> </text:span></text:span><text:span text:style-name="Police_20_par_20_défaut"><text:span text:style-name="T38">f</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echantillon</text:span></text:span><text:span text:style-name="Police_20_par_20_défaut"><text:span text:style-name="T90"> </text:span></text:span><text:span text:style-name="Police_20_par_20_défaut"><text:span text:style-name="T38">e</text:span></text:span><text:span text:style-name="Police_20_par_20_défaut"><text:span text:style-name="T90"> </text:span></text:span><text:span text:style-name="Police_20_par_20_défaut"><text:span text:style-name="T8">ON</text:span></text:span><text:span text:style-name="Police_20_par_20_défaut"><text:span text:style-name="T90"> </text:span></text:span><text:span text:style-name="Police_20_par_20_défaut"><text:span text:style-name="T38">f</text:span></text:span><text:span text:style-name="Police_20_par_20_défaut"><text:span text:style-name="T90">.</text:span></text:span><text:span text:style-name="Police_20_par_20_défaut"><text:span text:style-name="T38">id_ech</text:span></text:span><text:span text:style-name="Police_20_par_20_défaut"><text:span text:style-name="T90"> = </text:span></text:span><text:span text:style-name="Police_20_par_20_défaut"><text:span text:style-name="T38">e</text:span></text:span><text:span text:style-name="Police_20_par_20_défaut"><text:span text:style-name="T90">.</text:span></text:span><text:span text:style-name="Police_20_par_20_défaut"><text:span text:style-name="T38">id_ech</text:span></text:span><text:span text:style-name="Police_20_par_20_défaut"><text:span text:style-name="T90"> </text:span></text:span><text:span text:style-name="Police_20_par_20_défaut"><text:span text:style-name="T8">AND</text:span></text:span><text:span text:style-name="Police_20_par_20_défaut"><text:span text:style-name="T90"> </text:span></text:span><text:span text:style-name="Police_20_par_20_défaut"><text:span text:style-name="T38">e</text:span></text:span><text:span text:style-name="Police_20_par_20_défaut"><text:span text:style-name="T90">.</text:span></text:span><text:span text:style-name="Police_20_par_20_défaut"><text:span text:style-name="T38">type_ech</text:span></text:span><text:span text:style-name="Police_20_par_20_défaut"><text:span text:style-name="T90"> = </text:span></text:span><text:span text:style-name="Police_20_par_20_défaut"><text:span text:style-name="T78">'T'</text:span></text:span><text:span text:style-name="Police_20_par_20_défaut"><text:span text:style-name="T90"> </text:span></text:span><text:span text:style-name="Police_20_par_20_défaut"><text:span text:style-name="T8">AND</text:span></text:span><text:span text:style-name="Police_20_par_20_défaut"><text:span text:style-name="T90"> </text:span></text:span><text:span text:style-name="Police_20_par_20_défaut"><text:span text:style-name="T38">e</text:span></text:span><text:span text:style-name="Police_20_par_20_défaut"><text:span text:style-name="T90">.</text:span></text:span><text:span text:style-name="Police_20_par_20_défaut"><text:span text:style-name="T38">phase_stat</text:span></text:span><text:span text:style-name="Police_20_par_20_défaut"><text:span text:style-name="T90"> = </text:span></text:span><text:span text:style-name="Police_20_par_20_défaut"><text:span text:style-name="T63">2</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campagne</text:span></text:span><text:span text:style-name="Police_20_par_20_défaut"><text:span text:style-name="T90"> </text:span></text:span><text:span text:style-name="Police_20_par_20_défaut"><text:span text:style-name="T38">c</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campagne</text:span></text:span><text:span text:style-name="Police_20_par_20_défaut"><text:span text:style-name="T90">)</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c</text:span></text:span><text:span text:style-name="Police_20_par_20_défaut"><text:span text:style-name="T90">.</text:span></text:span><text:span text:style-name="Police_20_par_20_défaut"><text:span text:style-name="T38">millesime</text:span></text:span><text:span text:style-name="Police_20_par_20_défaut"><text:span text:style-name="T90"> = 2023</text:span></text:span><text:span text:style-name="Police_20_par_20_défaut"><text:span text:style-name="T50">;</text:span></text:span></text:p>
            <text:p text:style-name="P11"/>
            <text:p text:style-name="P11"><text:soft-page-break/>Les décomptes de données renseignées sont strictement identiques dans les deux bases.</text:p>
            <text:p text:style-name="P11"/>
          </table:table-cell>
        </table:table-row>
        <table:table-row table:style-name="TableLine1658033757232">
          <table:table-cell table:style-name="Tableau2.A1" office:value-type="string">
            <text:p text:style-name="P45"/>
          </table:table-cell>
          <table:table-cell table:style-name="Tableau2.A1" office:value-type="string">
            <text:p text:style-name="P47"/>
          </table:table-cell>
        </table:table-row>
        <table:table-row table:style-name="Tableau2.20">
          <table:table-cell table:style-name="Tableau2.A1" office:value-type="string">
            <text:p text:style-name="P45"/>
          </table:table-cell>
          <table:table-cell table:style-name="Tableau2.A1" office:value-type="string">
            <text:p text:style-name="P47"/>
          </table:table-cell>
        </table:table-row>
        <table:table-row table:style-name="TableLine1658033758592">
          <table:table-cell table:style-name="Tableau2.A1" office:value-type="string">
            <text:p text:style-name="EtiquetteSous">Conclusion des tests sur points première visite terrain</text:p>
          </table:table-cell>
          <table:table-cell table:style-name="Tableau2.A1" office:value-type="string">
            <text:p text:style-name="P11">L’ensemble des décomptes de valeurs sur toutes les données concernant les points de première visite est strictement identique en base Soif et en base de production.</text:p>
            <text:p text:style-name="P11">Le chargement des points de première visite terrain de Soif vers la base de production est donc validé.</text:p>
            <text:p text:style-name="P11"/>
          </table:table-cell>
        </table:table-row>
        <table:table-row table:style-name="Tableau2.22">
          <table:table-cell table:style-name="Tableau2.A1" office:value-type="string">
            <text:p text:style-name="Etiquette">Tests sur points deuxième visite terrain</text:p>
          </table:table-cell>
          <table:table-cell table:style-name="Tableau2.A1" office:value-type="string">
            <text:p text:style-name="P11">Les tables de la base de collecte Soif contenant les données de deuxième visite et ayant fait l’objet d’un test sont les suivantes :</text:p>
            <text:list xml:id="list83713476847580" text:continue-numbering="true" text:style-name="L2">
              <text:list-item>
                <text:p text:style-name="P75">v2e4point, v2e4observ : données de deuxième reconnaissance ;</text:p>
              </text:list-item>
              <text:list-item>
                <text:p text:style-name="P75">v2e5point5 : données de deuxième description ;</text:p>
              </text:list-item>
              <text:list-item>
                <text:p text:style-name="P75">v2e5point, v2e5nrpoint : données de première description ;</text:p>
              </text:list-item>
              <text:list-item>
                <text:p text:style-name="P75">v2e5plant : données de plantations (première description) ;</text:p>
              </text:list-item>
              <text:list-item>
                <text:p text:style-name="P75">v2e5strate : données décrivant la strate arborée recensable (première description) ;</text:p>
              </text:list-item>
              <text:list-item>
                <text:p text:style-name="P75">v2e5essence : données des essences composant la strate recensable (première description) ;</text:p>
              </text:list-item>
              <text:list-item>
                <text:p text:style-name="P75">v2e5ecologie : données écologiques (première description) ;</text:p>
              </text:list-item>
              <text:list-item>
                <text:p text:style-name="P75">v2e5flore : données des relevés floristiques (première description) ;</text:p>
              </text:list-item>
              <text:list-item>
                <text:p text:style-name="P75">v2e5habitats : données d’habitats forestiers (première description) ;</text:p>
              </text:list-item>
              <text:list-item>
                <text:p text:style-name="P75">v2e5boism : données du bois mort au sol (première description) ;</text:p>
              </text:list-item>
              <text:list-item>
                <text:p text:style-name="P75">v2e5arbre5 : données des arbres recensables (deuxième description) ;</text:p>
              </text:list-item>
              <text:list-item>
                <text:p text:style-name="P75">v2e5arbre_new5 : données des nouveaux arbres recensables (deuxième description) ;</text:p>
              </text:list-item>
              <text:list-item>
                <text:p text:style-name="P75">v2e5arbre : données des arbres recensables (première description) ;</text:p>
              </text:list-item>
              <text:list-item>
                <text:p text:style-name="P75">v2e5arbre_age : données de mesure d’âge des peuplements (première description) ;</text:p>
              </text:list-item>
              <text:list-item>
                <text:p text:style-name="P75">v2e5nrspot : </text:p>
              </text:list-item>
            </text:list>
            <text:p text:style-name="P11"/>
          </table:table-cell>
        </table:table-row>
        <table:table-row table:style-name="TableLine1658033759136">
          <table:table-cell table:style-name="Tableau2.A1" office:value-type="string">
            <text:p text:style-name="EtiquetteSous">Décompte du nombre de points renseignés</text:p>
          </table:table-cell>
          <table:table-cell table:style-name="Tableau2.A1" office:value-type="string">
            <text:p text:style-name="P11">La requête exécutée dans la base Soif est la suivante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points</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soif</text:span></text:span><text:span text:style-name="Police_20_par_20_défaut"><text:span text:style-name="T90">.</text:span></text:span><text:span text:style-name="Police_20_par_20_défaut"><text:span text:style-name="T38">v2e4point</text:span></text:span></text:p>
            <text:p text:style-name="Standard"><text:span text:style-name="Police_20_par_20_défaut"><text:span text:style-name="T2">INNER</text:span></text:span><text:span text:style-name="Police_20_par_20_défaut"><text:span text:style-name="T20"> </text:span></text:span><text:span text:style-name="Police_20_par_20_défaut"><text:span text:style-name="T2">JOIN</text:span></text:span><text:span text:style-name="Police_20_par_20_défaut"><text:span text:style-name="T20"> </text:span></text:span><text:span text:style-name="Police_20_par_20_défaut"><text:span text:style-name="T39">soif</text:span></text:span><text:span text:style-name="Police_20_par_20_défaut"><text:span text:style-name="T20">.</text:span></text:span><text:span text:style-name="Police_20_par_20_défaut"><text:span text:style-name="T39">point_anref</text:span></text:span><text:span text:style-name="Police_20_par_20_défaut"><text:span text:style-name="T20"> </text:span></text:span><text:span text:style-name="Police_20_par_20_défaut"><text:span text:style-name="T2">USING</text:span></text:span><text:span text:style-name="Police_20_par_20_défaut"><text:span text:style-name="T20"> (</text:span></text:span><text:span text:style-name="Police_20_par_20_défaut"><text:span text:style-name="T39">npp</text:span></text:span><text:span text:style-name="Police_20_par_20_défaut"><text:span text:style-name="T20">)</text:span></text:span></text:p>
            <text:p text:style-name="Standard"><text:span text:style-name="Police_20_par_20_défaut"><text:span text:style-name="T2">WHERE</text:span></text:span><text:span text:style-name="Police_20_par_20_défaut"><text:span text:style-name="T20"> </text:span></text:span><text:span text:style-name="Police_20_par_20_défaut"><text:span text:style-name="T39">numvisi</text:span></text:span><text:span text:style-name="Police_20_par_20_défaut"><text:span text:style-name="T20"> = </text:span></text:span><text:span text:style-name="Police_20_par_20_défaut"><text:span text:style-name="T81">'2'</text:span></text:span></text:p>
            <text:p text:style-name="Standard"><text:span text:style-name="Police_20_par_20_défaut"><text:span text:style-name="T2">AND</text:span></text:span><text:span text:style-name="Police_20_par_20_défaut"><text:span text:style-name="T20"> </text:span></text:span><text:span text:style-name="Police_20_par_20_défaut"><text:span text:style-name="T39">anref</text:span></text:span><text:span text:style-name="Police_20_par_20_défaut"><text:span text:style-name="T20"> = 2023</text:span></text:span><text:span text:style-name="Police_20_par_20_défaut"><text:span text:style-name="T52">; </text:span></text:span><text:span text:style-name="Police_20_par_20_défaut"><text:span text:style-name="T91"></text:span></text:span><text:span text:style-name="Police_20_par_20_défaut"><text:span text:style-name="T94"> 6033</text:span></text:span></text:p>
            <text:p text:style-name="P25"/>
            <text:p text:style-name="P11">Son équivalent exécuté en base de production est :</text:p>
            <text:p text:style-name="Requête"><text:soft-page-break/><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points</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v_liste_points_lt2</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annee</text:span></text:span><text:span text:style-name="Police_20_par_20_défaut"><text:span text:style-name="T90"> = 2023</text:span></text:span><text:span text:style-name="Police_20_par_20_défaut"><text:span text:style-name="T50">; </text:span></text:span><text:span text:style-name="Police_20_par_20_défaut"><text:span text:style-name="T92"></text:span></text:span><text:span text:style-name="Police_20_par_20_défaut"><text:span text:style-name="T93"> 6033</text:span></text:span></text:p>
            <text:p text:style-name="P11"/>
            <text:p text:style-name="P11">Les deux requêtes renvoient le même total de 6033 points.</text:p>
            <text:p text:style-name="P11"/>
          </table:table-cell>
        </table:table-row>
        <table:table-row table:style-name="TableLine1658033759408">
          <table:table-cell table:style-name="Tableau2.A1" office:value-type="string">
            <text:p text:style-name="EtiquetteSous">Données de reconnaissance</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auteurlt5) </text:span></text:span><text:span text:style-name="Police_20_par_20_défaut"><text:span text:style-name="T6">AS</text:span></text:span><text:span text:style-name="Police_20_par_20_défaut"><text:span text:style-name="T42"> auteurlt5, </text:span></text:span><text:span text:style-name="Police_20_par_20_défaut"><text:span text:style-name="T27">count</text:span></text:span><text:span text:style-name="Police_20_par_20_défaut"><text:span text:style-name="T42">(auteurlt5_2) </text:span></text:span><text:span text:style-name="Police_20_par_20_défaut"><text:span text:style-name="T6">AS</text:span></text:span><text:span text:style-name="Police_20_par_20_défaut"><text:span text:style-name="T42"> auteurlt5_2, </text:span></text:span><text:span text:style-name="Police_20_par_20_défaut"><text:span text:style-name="T27">count</text:span></text:span><text:span text:style-name="Police_20_par_20_défaut"><text:span text:style-name="T42">(auteurlt5_3) </text:span></text:span><text:span text:style-name="Police_20_par_20_défaut"><text:span text:style-name="T6">AS</text:span></text:span><text:span text:style-name="Police_20_par_20_défaut"><text:span text:style-name="T42"> auteurlt5_3, </text:span></text:span><text:span text:style-name="Police_20_par_20_défaut"><text:span text:style-name="T27">count</text:span></text:span><text:span text:style-name="Police_20_par_20_défaut"><text:span text:style-name="T42">(datepoint5) </text:span></text:span><text:span text:style-name="Police_20_par_20_défaut"><text:span text:style-name="T6">AS</text:span></text:span><text:span text:style-name="Police_20_par_20_défaut"><text:span text:style-name="T42"> datepoint5, </text:span></text:span><text:span text:style-name="Police_20_par_20_défaut"><text:span text:style-name="T27">count</text:span></text:span><text:span text:style-name="Police_20_par_20_défaut"><text:span text:style-name="T42">(reco5) </text:span></text:span><text:span text:style-name="Police_20_par_20_défaut"><text:span text:style-name="T6">AS</text:span></text:span><text:span text:style-name="Police_20_par_20_défaut"><text:span text:style-name="T42"> reco5, </text:span></text:span><text:span text:style-name="Police_20_par_20_défaut"><text:span text:style-name="T27">count</text:span></text:span><text:span text:style-name="Police_20_par_20_défaut"><text:span text:style-name="T42">(pointok5) </text:span></text:span><text:span text:style-name="Police_20_par_20_défaut"><text:span text:style-name="T6">AS</text:span></text:span><text:span text:style-name="Police_20_par_20_défaut"><text:span text:style-name="T42"> pointok5, </text:span></text:span><text:span text:style-name="Police_20_par_20_défaut"><text:span text:style-name="T27">count</text:span></text:span><text:span text:style-name="Police_20_par_20_défaut"><text:span text:style-name="T42">(csa5) </text:span></text:span><text:span text:style-name="Police_20_par_20_défaut"><text:span text:style-name="T6">AS</text:span></text:span><text:span text:style-name="Police_20_par_20_défaut"><text:span text:style-name="T42"> csa5, </text:span></text:span><text:span text:style-name="Police_20_par_20_défaut"><text:span text:style-name="T27">count</text:span></text:span><text:span text:style-name="Police_20_par_20_défaut"><text:span text:style-name="T42">(evo_csa5) </text:span></text:span><text:span text:style-name="Police_20_par_20_défaut"><text:span text:style-name="T6">AS</text:span></text:span><text:span text:style-name="Police_20_par_20_défaut"><text:span text:style-name="T42"> evo_csa5</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utip5) </text:span></text:span><text:span text:style-name="Police_20_par_20_défaut"><text:span text:style-name="T6">AS</text:span></text:span><text:span text:style-name="Police_20_par_20_défaut"><text:span text:style-name="T42"> utip5, </text:span></text:span><text:span text:style-name="Police_20_par_20_défaut"><text:span text:style-name="T27">count</text:span></text:span><text:span text:style-name="Police_20_par_20_défaut"><text:span text:style-name="T42">(bois5) </text:span></text:span><text:span text:style-name="Police_20_par_20_défaut"><text:span text:style-name="T6">AS</text:span></text:span><text:span text:style-name="Police_20_par_20_défaut"><text:span text:style-name="T42"> bois5, </text:span></text:span><text:span text:style-name="Police_20_par_20_défaut"><text:span text:style-name="T27">count</text:span></text:span><text:span text:style-name="Police_20_par_20_défaut"><text:span text:style-name="T42">(doute_bois5) </text:span></text:span><text:span text:style-name="Police_20_par_20_défaut"><text:span text:style-name="T6">AS</text:span></text:span><text:span text:style-name="Police_20_par_20_défaut"><text:span text:style-name="T42"> doute_bois5, </text:span></text:span><text:span text:style-name="Police_20_par_20_défaut"><text:span text:style-name="T27">count</text:span></text:span><text:span text:style-name="Police_20_par_20_défaut"><text:span text:style-name="T42">(evo_bois5) </text:span></text:span><text:span text:style-name="Police_20_par_20_défaut"><text:span text:style-name="T6">AS</text:span></text:span><text:span text:style-name="Police_20_par_20_défaut"><text:span text:style-name="T42"> evo_bois5, </text:span></text:span><text:span text:style-name="Police_20_par_20_défaut"><text:span text:style-name="T27">count</text:span></text:span><text:span text:style-name="Police_20_par_20_défaut"><text:span text:style-name="T42">(autut5) </text:span></text:span><text:span text:style-name="Police_20_par_20_défaut"><text:span text:style-name="T6">AS</text:span></text:span><text:span text:style-name="Police_20_par_20_défaut"><text:span text:style-name="T42"> autut5, </text:span></text:span><text:span text:style-name="Police_20_par_20_défaut"><text:span text:style-name="T27">count</text:span></text:span><text:span text:style-name="Police_20_par_20_défaut"><text:span text:style-name="T42">(tform5) </text:span></text:span><text:span text:style-name="Police_20_par_20_défaut"><text:span text:style-name="T6">AS</text:span></text:span><text:span text:style-name="Police_20_par_20_défaut"><text:span text:style-name="T42"> tform5, </text:span></text:span><text:span text:style-name="Police_20_par_20_défaut"><text:span text:style-name="T27">count</text:span></text:span><text:span text:style-name="Police_20_par_20_défaut"><text:span text:style-name="T42">(tauf5) </text:span></text:span><text:span text:style-name="Police_20_par_20_défaut"><text:span text:style-name="T6">AS</text:span></text:span><text:span text:style-name="Police_20_par_20_défaut"><text:span text:style-name="T42"> tauf5, </text:span></text:span><text:span text:style-name="Police_20_par_20_défaut"><text:span text:style-name="T27">count</text:span></text:span><text:span text:style-name="Police_20_par_20_défaut"><text:span text:style-name="T42">(err_p) </text:span></text:span><text:span text:style-name="Police_20_par_20_défaut"><text:span text:style-name="T6">AS</text:span></text:span><text:span text:style-name="Police_20_par_20_défaut"><text:span text:style-name="T42"> err_p</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ef5) </text:span></text:span><text:span text:style-name="Police_20_par_20_défaut"><text:span text:style-name="T6">AS</text:span></text:span><text:span text:style-name="Police_20_par_20_défaut"><text:span text:style-name="T42"> def5, </text:span></text:span><text:span text:style-name="Police_20_par_20_défaut"><text:span text:style-name="T27">count</text:span></text:span><text:span text:style-name="Police_20_par_20_défaut"><text:span text:style-name="T42">(evo_utip5) </text:span></text:span><text:span text:style-name="Police_20_par_20_défaut"><text:span text:style-name="T6">AS</text:span></text:span><text:span text:style-name="Police_20_par_20_défaut"><text:span text:style-name="T42"> evo_utip5, </text:span></text:span><text:span text:style-name="Police_20_par_20_défaut"><text:span text:style-name="T27">count</text:span></text:span><text:span text:style-name="Police_20_par_20_défaut"><text:span text:style-name="T42">(eflt5) </text:span></text:span><text:span text:style-name="Police_20_par_20_défaut"><text:span text:style-name="T6">AS</text:span></text:span><text:span text:style-name="Police_20_par_20_défaut"><text:span text:style-name="T42"> eflt5, </text:span></text:span><text:span text:style-name="Police_20_par_20_défaut"><text:span text:style-name="T27">count</text:span></text:span><text:span text:style-name="Police_20_par_20_défaut"><text:span text:style-name="T42">(qreco5) </text:span></text:span><text:span text:style-name="Police_20_par_20_défaut"><text:span text:style-name="T6">AS</text:span></text:span><text:span text:style-name="Police_20_par_20_défaut"><text:span text:style-name="T42"> qreco5, </text:span></text:span><text:span text:style-name="Police_20_par_20_défaut"><text:span text:style-name="T27">count</text:span></text:span><text:span text:style-name="Police_20_par_20_défaut"><text:span text:style-name="T42">(qbois5) </text:span></text:span><text:span text:style-name="Police_20_par_20_défaut"><text:span text:style-name="T6">AS</text:span></text:span><text:span text:style-name="Police_20_par_20_défaut"><text:span text:style-name="T42"> qbois5, </text:span></text:span><text:span text:style-name="Police_20_par_20_défaut"><text:span text:style-name="T27">count</text:span></text:span><text:span text:style-name="Police_20_par_20_défaut"><text:span text:style-name="T42">(pobs5) </text:span></text:span><text:span text:style-name="Police_20_par_20_défaut"><text:span text:style-name="T6">AS</text:span></text:span><text:span text:style-name="Police_20_par_20_défaut"><text:span text:style-name="T42"> pobs5</text:span></text:span></text:p>
            <text:p text:style-name="P32"><text:span text:style-name="Police_20_par_20_défaut"><text:span text:style-name="T6">FROM</text:span></text:span><text:span text:style-name="Police_20_par_20_défaut"><text:span text:style-name="T42"> soif.v2e4poin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e1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soif.v2e4observ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numvisi = </text:span></text:span><text:span text:style-name="Police_20_par_20_défaut"><text:span text:style-name="T82">'2'</text:span></text:span></text:p>
            <text:p text:style-name="P32"><text:span text:style-name="Police_20_par_20_défaut"><text:span text:style-name="T6">AND</text:span></text:span><text:span text:style-name="Police_20_par_20_défaut"><text:span text:style-name="T42"> inv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25"/>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a1.matricule) </text:span></text:span><text:span text:style-name="Police_20_par_20_défaut"><text:span text:style-name="T6">AS</text:span></text:span><text:span text:style-name="Police_20_par_20_défaut"><text:span text:style-name="T42"> auteurlt5, </text:span></text:span><text:span text:style-name="Police_20_par_20_défaut"><text:span text:style-name="T27">count</text:span></text:span><text:span text:style-name="Police_20_par_20_défaut"><text:span text:style-name="T42">(a2.matricule) </text:span></text:span><text:span text:style-name="Police_20_par_20_défaut"><text:span text:style-name="T6">AS</text:span></text:span><text:span text:style-name="Police_20_par_20_défaut"><text:span text:style-name="T42"> auteurlt5_2, </text:span></text:span><text:span text:style-name="Police_20_par_20_défaut"><text:span text:style-name="T27">count</text:span></text:span><text:span text:style-name="Police_20_par_20_défaut"><text:span text:style-name="T42">(a3.matricule) </text:span></text:span><text:span text:style-name="Police_20_par_20_défaut"><text:span text:style-name="T6">AS</text:span></text:span><text:span text:style-name="Police_20_par_20_défaut"><text:span text:style-name="T42"> auteurlt5_3, </text:span></text:span><text:span text:style-name="Police_20_par_20_défaut"><text:span text:style-name="T27">count</text:span></text:span><text:span text:style-name="Police_20_par_20_défaut"><text:span text:style-name="T42">(datepoint) </text:span></text:span><text:span text:style-name="Police_20_par_20_défaut"><text:span text:style-name="T6">AS</text:span></text:span><text:span text:style-name="Police_20_par_20_défaut"><text:span text:style-name="T42"> datepoint5, </text:span></text:span><text:span text:style-name="Police_20_par_20_défaut"><text:span text:style-name="T27">count</text:span></text:span><text:span text:style-name="Police_20_par_20_défaut"><text:span text:style-name="T42">(reco) </text:span></text:span><text:span text:style-name="Police_20_par_20_défaut"><text:span text:style-name="T6">AS</text:span></text:span><text:span text:style-name="Police_20_par_20_défaut"><text:span text:style-name="T42"> reco5, </text:span></text:span><text:span text:style-name="Police_20_par_20_défaut"><text:span text:style-name="T27">count</text:span></text:span><text:span text:style-name="Police_20_par_20_défaut"><text:span text:style-name="T42">(pointok5) </text:span></text:span><text:span text:style-name="Police_20_par_20_défaut"><text:span text:style-name="T6">AS</text:span></text:span><text:span text:style-name="Police_20_par_20_défaut"><text:span text:style-name="T42"> pointok5, </text:span></text:span><text:span text:style-name="Police_20_par_20_défaut"><text:span text:style-name="T27">count</text:span></text:span><text:span text:style-name="Police_20_par_20_défaut"><text:span text:style-name="T42">(csa) </text:span></text:span><text:span text:style-name="Police_20_par_20_défaut"><text:span text:style-name="T6">AS</text:span></text:span><text:span text:style-name="Police_20_par_20_défaut"><text:span text:style-name="T42"> csa5, </text:span></text:span><text:span text:style-name="Police_20_par_20_défaut"><text:span text:style-name="T27">count</text:span></text:span><text:span text:style-name="Police_20_par_20_défaut"><text:span text:style-name="T42">(evo_csa) </text:span></text:span><text:span text:style-name="Police_20_par_20_défaut"><text:span text:style-name="T6">AS</text:span></text:span><text:span text:style-name="Police_20_par_20_défaut"><text:span text:style-name="T42"> evo_csa5</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utip) </text:span></text:span><text:span text:style-name="Police_20_par_20_défaut"><text:span text:style-name="T6">AS</text:span></text:span><text:span text:style-name="Police_20_par_20_défaut"><text:span text:style-name="T42"> utip5, </text:span></text:span><text:span text:style-name="Police_20_par_20_défaut"><text:span text:style-name="T27">count</text:span></text:span><text:span text:style-name="Police_20_par_20_défaut"><text:span text:style-name="T42">(bois) </text:span></text:span><text:span text:style-name="Police_20_par_20_défaut"><text:span text:style-name="T6">AS</text:span></text:span><text:span text:style-name="Police_20_par_20_défaut"><text:span text:style-name="T42"> bois5, </text:span></text:span><text:span text:style-name="Police_20_par_20_défaut"><text:span text:style-name="T27">count</text:span></text:span><text:span text:style-name="Police_20_par_20_défaut"><text:span text:style-name="T42">(doute_bois) </text:span></text:span><text:span text:style-name="Police_20_par_20_défaut"><text:span text:style-name="T6">AS</text:span></text:span><text:span text:style-name="Police_20_par_20_défaut"><text:span text:style-name="T42"> doute_bois5, </text:span></text:span><text:span text:style-name="Police_20_par_20_défaut"><text:span text:style-name="T27">count</text:span></text:span><text:span text:style-name="Police_20_par_20_défaut"><text:span text:style-name="T42">(evo_bois) </text:span></text:span><text:span text:style-name="Police_20_par_20_défaut"><text:span text:style-name="T6">AS</text:span></text:span><text:span text:style-name="Police_20_par_20_défaut"><text:span text:style-name="T42"> evo_bois5, </text:span></text:span><text:span text:style-name="Police_20_par_20_défaut"><text:span text:style-name="T27">count</text:span></text:span><text:span text:style-name="Police_20_par_20_défaut"><text:span text:style-name="T42">(autut) </text:span></text:span><text:span text:style-name="Police_20_par_20_défaut"><text:span text:style-name="T6">AS</text:span></text:span><text:span text:style-name="Police_20_par_20_défaut"><text:span text:style-name="T42"> autut5, </text:span></text:span><text:span text:style-name="Police_20_par_20_défaut"><text:span text:style-name="T27">count</text:span></text:span><text:span text:style-name="Police_20_par_20_défaut"><text:span text:style-name="T42">(tform) </text:span></text:span><text:span text:style-name="Police_20_par_20_défaut"><text:span text:style-name="T6">AS</text:span></text:span><text:span text:style-name="Police_20_par_20_défaut"><text:span text:style-name="T42"> tform5, </text:span></text:span><text:span text:style-name="Police_20_par_20_défaut"><text:span text:style-name="T27">count</text:span></text:span><text:span text:style-name="Police_20_par_20_défaut"><text:span text:style-name="T42">(tauf) </text:span></text:span><text:span text:style-name="Police_20_par_20_défaut"><text:span text:style-name="T6">AS</text:span></text:span><text:span text:style-name="Police_20_par_20_défaut"><text:span text:style-name="T42"> tauf5</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reconnaissance.suppl-&gt;&gt;</text:span></text:span><text:span text:style-name="Police_20_par_20_défaut"><text:span text:style-name="T82">'err_p'</text:span></text:span><text:span text:style-name="Police_20_par_20_défaut"><text:span text:style-name="T42">) </text:span></text:span><text:span text:style-name="Police_20_par_20_défaut"><text:span text:style-name="T6">AS</text:span></text:span><text:span text:style-name="Police_20_par_20_défaut"><text:span text:style-name="T42"> err_p</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ef5) </text:span></text:span><text:span text:style-name="Police_20_par_20_défaut"><text:span text:style-name="T6">AS</text:span></text:span><text:span text:style-name="Police_20_par_20_défaut"><text:span text:style-name="T42"> def5, </text:span></text:span><text:span text:style-name="Police_20_par_20_défaut"><text:span text:style-name="T27">count</text:span></text:span><text:span text:style-name="Police_20_par_20_défaut"><text:span text:style-name="T42">(evo_utip) </text:span></text:span><text:span text:style-name="Police_20_par_20_défaut"><text:span text:style-name="T6">AS</text:span></text:span><text:span text:style-name="Police_20_par_20_défaut"><text:span text:style-name="T42"> evo_utip5, </text:span></text:span><text:span text:style-name="Police_20_par_20_défaut"><text:span text:style-name="T27">count</text:span></text:span><text:span text:style-name="Police_20_par_20_défaut"><text:span text:style-name="T42">(eflt) </text:span></text:span><text:span text:style-name="Police_20_par_20_défaut"><text:span text:style-name="T6">AS</text:span></text:span><text:span text:style-name="Police_20_par_20_défaut"><text:span text:style-name="T42"> eflt5, </text:span></text:span><text:span text:style-name="Police_20_par_20_défaut"><text:span text:style-name="T27">count</text:span></text:span><text:span text:style-name="Police_20_par_20_défaut"><text:span text:style-name="T42">(qreco) </text:span></text:span><text:span text:style-name="Police_20_par_20_défaut"><text:span text:style-name="T6">AS</text:span></text:span><text:span text:style-name="Police_20_par_20_défaut"><text:span text:style-name="T42"> qreco5, </text:span></text:span><text:span text:style-name="Police_20_par_20_défaut"><text:span text:style-name="T27">count</text:span></text:span><text:span text:style-name="Police_20_par_20_défaut"><text:span text:style-name="T42">(qbois) </text:span></text:span><text:span text:style-name="Police_20_par_20_défaut"><text:span text:style-name="T6">AS</text:span></text:span><text:span text:style-name="Police_20_par_20_défaut"><text:span text:style-name="T42"> qbois5, </text:span></text:span><text:span text:style-name="Police_20_par_20_défaut"><text:span text:style-name="T27">count</text:span></text:span><text:span text:style-name="Police_20_par_20_défaut"><text:span text:style-name="T42">(pl.suppl-&gt;&gt;</text:span></text:span><text:span text:style-name="Police_20_par_20_défaut"><text:span text:style-name="T82">'pobs'</text:span></text:span><text:span text:style-name="Police_20_par_20_défaut"><text:span text:style-name="T42">) </text:span></text:span><text:span text:style-name="Police_20_par_20_défaut"><text:span text:style-name="T6">AS</text:span></text:span><text:span text:style-name="Police_20_par_20_défaut"><text:span text:style-name="T42"> pobs5</text:span></text:span></text:p>
            <text:p text:style-name="P32"><text:span text:style-name="Police_20_par_20_défaut"><text:span text:style-name="T6">FROM</text:span></text:span><text:span text:style-name="Police_20_par_20_défaut"><text:span text:style-name="T42"> v_liste_points_lt2</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point_lt pl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reconnaissance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point_m2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reco_2015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reco_m2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agent_lt a1 </text:span></text:span><text:span text:style-name="Police_20_par_20_défaut"><text:span text:style-name="T6">ON</text:span></text:span><text:span text:style-name="Police_20_par_20_défaut"><text:span text:style-name="T42"> pl.id_ech = a1.id_ech </text:span></text:span><text:span text:style-name="Police_20_par_20_défaut"><text:span text:style-name="T6">AND</text:span></text:span><text:span text:style-name="Police_20_par_20_défaut"><text:span text:style-name="T42"> pl.id_point = a1.id_point </text:span></text:span><text:span text:style-name="Police_20_par_20_défaut"><text:span text:style-name="T6">AND</text:span></text:span><text:span text:style-name="Police_20_par_20_défaut"><text:span text:style-name="T42"> a1.num_auteurlt = </text:span></text:span><text:span text:style-name="Police_20_par_20_défaut"><text:span text:style-name="T67">1</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agent_lt a2 </text:span></text:span><text:span text:style-name="Police_20_par_20_défaut"><text:span text:style-name="T6">ON</text:span></text:span><text:span text:style-name="Police_20_par_20_défaut"><text:span text:style-name="T42"> pl.id_ech = a2.id_ech </text:span></text:span><text:span text:style-name="Police_20_par_20_défaut"><text:span text:style-name="T6">AND</text:span></text:span><text:span text:style-name="Police_20_par_20_défaut"><text:span text:style-name="T42"> pl.id_point = a2.id_point </text:span></text:span><text:span text:style-name="Police_20_par_20_défaut"><text:span text:style-name="T6">AND</text:span></text:span><text:span text:style-name="Police_20_par_20_défaut"><text:span text:style-name="T42"> a2.num_auteurlt = </text:span></text:span><text:span text:style-name="Police_20_par_20_défaut"><text:span text:style-name="T67">2</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agent_lt a3 </text:span></text:span><text:span text:style-name="Police_20_par_20_défaut"><text:span text:style-name="T6">ON</text:span></text:span><text:span text:style-name="Police_20_par_20_défaut"><text:span text:style-name="T42"> pl.id_ech = a3.id_ech </text:span></text:span><text:span text:style-name="Police_20_par_20_défaut"><text:span text:style-name="T6">AND</text:span></text:span><text:span text:style-name="Police_20_par_20_défaut"><text:span text:style-name="T42"> pl.id_point = a3.id_point </text:span></text:span><text:span text:style-name="Police_20_par_20_défaut"><text:span text:style-name="T6">AND</text:span></text:span><text:span text:style-name="Police_20_par_20_défaut"><text:span text:style-name="T42"> a3.num_auteurlt = </text:span></text:span><text:span text:style-name="Police_20_par_20_défaut"><text:span text:style-name="T67">3</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2"><text:soft-page-break/></text:p>
            <text:p text:style-name="P13">Les décomptes de données renseignées sont strictement identiques.</text:p>
            <text:p text:style-name="P11"/>
            <text:p text:style-name="P11"/>
          </table:table-cell>
        </table:table-row>
        <table:table-row table:style-name="TableLine1658033763488">
          <table:table-cell table:style-name="Tableau2.A1" office:value-type="string">
            <text:p text:style-name="EtiquetteSous">Données de deuxième description</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nincid5) </text:span></text:span><text:span text:style-name="Police_20_par_20_défaut"><text:span text:style-name="T6">AS</text:span></text:span><text:span text:style-name="Police_20_par_20_défaut"><text:span text:style-name="T42"> nincid5, </text:span></text:span><text:span text:style-name="Police_20_par_20_défaut"><text:span text:style-name="T27">count</text:span></text:span><text:span text:style-name="Police_20_par_20_défaut"><text:span text:style-name="T42">(incid5) </text:span></text:span><text:span text:style-name="Police_20_par_20_défaut"><text:span text:style-name="T6">AS</text:span></text:span><text:span text:style-name="Police_20_par_20_défaut"><text:span text:style-name="T42"> incid5, </text:span></text:span><text:span text:style-name="Police_20_par_20_défaut"><text:span text:style-name="T27">count</text:span></text:span><text:span text:style-name="Police_20_par_20_défaut"><text:span text:style-name="T42">(peupnr5) </text:span></text:span><text:span text:style-name="Police_20_par_20_défaut"><text:span text:style-name="T6">AS</text:span></text:span><text:span text:style-name="Police_20_par_20_défaut"><text:span text:style-name="T42"> peupnr5, </text:span></text:span><text:span text:style-name="Police_20_par_20_défaut"><text:span text:style-name="T27">count</text:span></text:span><text:span text:style-name="Police_20_par_20_défaut"><text:span text:style-name="T42">(nlisi5) </text:span></text:span><text:span text:style-name="Police_20_par_20_défaut"><text:span text:style-name="T6">AS</text:span></text:span><text:span text:style-name="Police_20_par_20_défaut"><text:span text:style-name="T42"> nlisi5, </text:span></text:span><text:span text:style-name="Police_20_par_20_défaut"><text:span text:style-name="T27">count</text:span></text:span><text:span text:style-name="Police_20_par_20_défaut"><text:span text:style-name="T42">(dc5) </text:span></text:span><text:span text:style-name="Police_20_par_20_défaut"><text:span text:style-name="T6">AS</text:span></text:span><text:span text:style-name="Police_20_par_20_défaut"><text:span text:style-name="T42"> dc5, </text:span></text:span><text:span text:style-name="Police_20_par_20_défaut"><text:span text:style-name="T27">count</text:span></text:span><text:span text:style-name="Police_20_par_20_défaut"><text:span text:style-name="T42">(instp5) </text:span></text:span><text:span text:style-name="Police_20_par_20_défaut"><text:span text:style-name="T6">AS</text:span></text:span><text:span text:style-name="Police_20_par_20_défaut"><text:span text:style-name="T42"> instp5, </text:span></text:span><text:span text:style-name="Police_20_par_20_défaut"><text:span text:style-name="T27">count</text:span></text:span><text:span text:style-name="Police_20_par_20_défaut"><text:span text:style-name="T42">(tpespar15) </text:span></text:span><text:span text:style-name="Police_20_par_20_défaut"><text:span text:style-name="T6">AS</text:span></text:span><text:span text:style-name="Police_20_par_20_défaut"><text:span text:style-name="T42"> tpespar15</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tpespar25) </text:span></text:span><text:span text:style-name="Police_20_par_20_défaut"><text:span text:style-name="T6">AS</text:span></text:span><text:span text:style-name="Police_20_par_20_défaut"><text:span text:style-name="T42"> tpespar25, </text:span></text:span><text:span text:style-name="Police_20_par_20_défaut"><text:span text:style-name="T27">count</text:span></text:span><text:span text:style-name="Police_20_par_20_défaut"><text:span text:style-name="T42">(bplant5_dm) </text:span></text:span><text:span text:style-name="Police_20_par_20_défaut"><text:span text:style-name="T6">AS</text:span></text:span><text:span text:style-name="Police_20_par_20_défaut"><text:span text:style-name="T42"> bplant5_dm, </text:span></text:span><text:span text:style-name="Police_20_par_20_défaut"><text:span text:style-name="T27">count</text:span></text:span><text:span text:style-name="Police_20_par_20_défaut"><text:span text:style-name="T42">(iplant5_dm) </text:span></text:span><text:span text:style-name="Police_20_par_20_défaut"><text:span text:style-name="T6">AS</text:span></text:span><text:span text:style-name="Police_20_par_20_défaut"><text:span text:style-name="T42"> iplant5_dm</text:span></text:span></text:p>
            <text:p text:style-name="P32"><text:span text:style-name="Police_20_par_20_défaut"><text:span text:style-name="T6">FROM</text:span></text:span><text:span text:style-name="Police_20_par_20_défaut"><text:span text:style-name="T42"> soif.v2e5point5</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e1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soif.v2e5ecologie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numvisi = </text:span></text:span><text:span text:style-name="Police_20_par_20_défaut"><text:span text:style-name="T82">'2'</text:span></text:span></text:p>
            <text:p text:style-name="P32"><text:span text:style-name="Police_20_par_20_défaut"><text:span text:style-name="T6">AND</text:span></text:span><text:span text:style-name="Police_20_par_20_défaut"><text:span text:style-name="T42"> inv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25"/>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nincid) </text:span></text:span><text:span text:style-name="Police_20_par_20_défaut"><text:span text:style-name="T6">AS</text:span></text:span><text:span text:style-name="Police_20_par_20_défaut"><text:span text:style-name="T42"> nincid, </text:span></text:span><text:span text:style-name="Police_20_par_20_défaut"><text:span text:style-name="T27">count</text:span></text:span><text:span text:style-name="Police_20_par_20_défaut"><text:span text:style-name="T42">(incid) </text:span></text:span><text:span text:style-name="Police_20_par_20_défaut"><text:span text:style-name="T6">AS</text:span></text:span><text:span text:style-name="Police_20_par_20_défaut"><text:span text:style-name="T42"> incid5, </text:span></text:span><text:span text:style-name="Police_20_par_20_défaut"><text:span text:style-name="T27">count</text:span></text:span><text:span text:style-name="Police_20_par_20_défaut"><text:span text:style-name="T42">(peupnr) </text:span></text:span><text:span text:style-name="Police_20_par_20_défaut"><text:span text:style-name="T6">AS</text:span></text:span><text:span text:style-name="Police_20_par_20_défaut"><text:span text:style-name="T42"> peupnr5, </text:span></text:span><text:span text:style-name="Police_20_par_20_défaut"><text:span text:style-name="T27">count</text:span></text:span><text:span text:style-name="Police_20_par_20_défaut"><text:span text:style-name="T42">(nlisi5) </text:span></text:span><text:span text:style-name="Police_20_par_20_défaut"><text:span text:style-name="T6">AS</text:span></text:span><text:span text:style-name="Police_20_par_20_défaut"><text:span text:style-name="T42"> nlisi5, </text:span></text:span><text:span text:style-name="Police_20_par_20_défaut"><text:span text:style-name="T27">count</text:span></text:span><text:span text:style-name="Police_20_par_20_défaut"><text:span text:style-name="T42">(dc) </text:span></text:span><text:span text:style-name="Police_20_par_20_défaut"><text:span text:style-name="T6">AS</text:span></text:span><text:span text:style-name="Police_20_par_20_défaut"><text:span text:style-name="T42"> dc5, </text:span></text:span><text:span text:style-name="Police_20_par_20_défaut"><text:span text:style-name="T27">count</text:span></text:span><text:span text:style-name="Police_20_par_20_défaut"><text:span text:style-name="T42">(instp5) </text:span></text:span><text:span text:style-name="Police_20_par_20_défaut"><text:span text:style-name="T6">AS</text:span></text:span><text:span text:style-name="Police_20_par_20_défaut"><text:span text:style-name="T42"> instp5, </text:span></text:span><text:span text:style-name="Police_20_par_20_défaut"><text:span text:style-name="T27">count</text:span></text:span><text:span text:style-name="Police_20_par_20_défaut"><text:span text:style-name="T42">(tpespar1) </text:span></text:span><text:span text:style-name="Police_20_par_20_défaut"><text:span text:style-name="T6">AS</text:span></text:span><text:span text:style-name="Police_20_par_20_défaut"><text:span text:style-name="T42"> tpespar15</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tpespar2) </text:span></text:span><text:span text:style-name="Police_20_par_20_défaut"><text:span text:style-name="T6">AS</text:span></text:span><text:span text:style-name="Police_20_par_20_défaut"><text:span text:style-name="T42"> tpespar25, </text:span></text:span><text:span text:style-name="Police_20_par_20_défaut"><text:span text:style-name="T27">count</text:span></text:span><text:span text:style-name="Police_20_par_20_défaut"><text:span text:style-name="T42">(bplant_dm) </text:span></text:span><text:span text:style-name="Police_20_par_20_défaut"><text:span text:style-name="T6">AS</text:span></text:span><text:span text:style-name="Police_20_par_20_défaut"><text:span text:style-name="T42"> bplant5_dm, </text:span></text:span><text:span text:style-name="Police_20_par_20_défaut"><text:span text:style-name="T27">count</text:span></text:span><text:span text:style-name="Police_20_par_20_défaut"><text:span text:style-name="T42">(iplant_dm) </text:span></text:span><text:span text:style-name="Police_20_par_20_défaut"><text:span text:style-name="T6">AS</text:span></text:span><text:span text:style-name="Police_20_par_20_défaut"><text:span text:style-name="T42"> iplant5_dm</text:span></text:span></text:p>
            <text:p text:style-name="P32"><text:span text:style-name="Police_20_par_20_défaut"><text:span text:style-name="T6">FROM</text:span></text:span><text:span text:style-name="Police_20_par_20_défaut"><text:span text:style-name="T42"> v_liste_points_lt2</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description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descript_m2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plantations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ligneux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2"/>
            <text:p text:style-name="P11">Les décomptes de données renseignées sont strictement identiques dans les deux bases.</text:p>
            <text:p text:style-name="P12"/>
          </table:table-cell>
        </table:table-row>
        <table:table-row table:style-name="TableLine1658033771376">
          <table:table-cell table:style-name="Tableau2.A1" office:value-type="string">
            <text:p text:style-name="EtiquetteSous">Données de première description</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plas25) </text:span></text:span><text:span text:style-name="Police_20_par_20_défaut"><text:span text:style-name="T6">AS</text:span></text:span><text:span text:style-name="Police_20_par_20_défaut"><text:span text:style-name="T42"> plas25, </text:span></text:span><text:span text:style-name="Police_20_par_20_défaut"><text:span text:style-name="T27">count</text:span></text:span><text:span text:style-name="Police_20_par_20_défaut"><text:span text:style-name="T42">(plas15) </text:span></text:span><text:span text:style-name="Police_20_par_20_défaut"><text:span text:style-name="T6">AS</text:span></text:span><text:span text:style-name="Police_20_par_20_défaut"><text:span text:style-name="T42"> plas15, </text:span></text:span><text:span text:style-name="Police_20_par_20_défaut"><text:span text:style-name="T27">count</text:span></text:span><text:span text:style-name="Police_20_par_20_défaut"><text:span text:style-name="T42">(dlim_cm) </text:span></text:span><text:span text:style-name="Police_20_par_20_défaut"><text:span text:style-name="T6">AS</text:span></text:span><text:span text:style-name="Police_20_par_20_défaut"><text:span text:style-name="T42"> dlim_cm, </text:span></text:span><text:span text:style-name="Police_20_par_20_défaut"><text:span text:style-name="T27">count</text:span></text:span><text:span text:style-name="Police_20_par_20_défaut"><text:span text:style-name="T42">(azdlim_gd) </text:span></text:span><text:span text:style-name="Police_20_par_20_défaut"><text:span text:style-name="T6">AS</text:span></text:span><text:span text:style-name="Police_20_par_20_défaut"><text:span text:style-name="T42"> azdlim_gd, </text:span></text:span><text:span text:style-name="Police_20_par_20_défaut"><text:span text:style-name="T27">count</text:span></text:span><text:span text:style-name="Police_20_par_20_défaut"><text:span text:style-name="T42">(dlim2_cm) </text:span></text:span><text:span text:style-name="Police_20_par_20_défaut"><text:span text:style-name="T6">AS</text:span></text:span><text:span text:style-name="Police_20_par_20_défaut"><text:span text:style-name="T42"> dlim2_cm</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zdlim2_gd ) </text:span></text:span><text:span text:style-name="Police_20_par_20_défaut"><text:span text:style-name="T6">AS</text:span></text:span><text:span text:style-name="Police_20_par_20_défaut"><text:span text:style-name="T42"> azdlim2_gd, </text:span></text:span><text:span text:style-name="Police_20_par_20_défaut"><text:span text:style-name="T27">count</text:span></text:span><text:span text:style-name="Police_20_par_20_défaut"><text:span text:style-name="T42">(dcoi_cm) </text:span></text:span><text:span text:style-name="Police_20_par_20_défaut"><text:span text:style-name="T6">AS</text:span></text:span><text:span text:style-name="Police_20_par_20_défaut"><text:span text:style-name="T42"> dcoi_cm, </text:span></text:span><text:span text:style-name="Police_20_par_20_défaut"><text:span text:style-name="T27">count</text:span></text:span><text:span text:style-name="Police_20_par_20_défaut"><text:span text:style-name="T42">(azdcoi_gd) </text:span></text:span><text:span text:style-name="Police_20_par_20_défaut"><text:span text:style-name="T6">AS</text:span></text:span><text:span text:style-name="Police_20_par_20_défaut"><text:span text:style-name="T42"> azdcoi_gd, </text:span></text:span><text:span text:style-name="Police_20_par_20_défaut"><text:span text:style-name="T27">count</text:span></text:span><text:span text:style-name="Police_20_par_20_défaut"><text:span text:style-name="T42">(azlim1_gd) </text:span></text:span><text:span text:style-name="Police_20_par_20_défaut"><text:span text:style-name="T6">AS</text:span></text:span><text:span text:style-name="Police_20_par_20_défaut"><text:span text:style-name="T42"> azlim1_gd, </text:span></text:span><text:span text:style-name="Police_20_par_20_défaut"><text:span text:style-name="T27">count</text:span></text:span><text:span text:style-name="Police_20_par_20_défaut"><text:span text:style-name="T42">(azlim2_gd) </text:span></text:span><text:span text:style-name="Police_20_par_20_défaut"><text:span text:style-name="T6">AS</text:span></text:span><text:span text:style-name="Police_20_par_20_défaut"><text:span text:style-name="T42"> azlim2_gd, </text:span></text:span><text:span text:style-name="Police_20_par_20_défaut"><text:span text:style-name="T27">count</text:span></text:span><text:span text:style-name="Police_20_par_20_défaut"><text:span text:style-name="T42">(deppr) </text:span></text:span><text:span text:style-name="Police_20_par_20_défaut"><text:span text:style-name="T6">AS</text:span></text:span><text:span text:style-name="Police_20_par_20_défaut"><text:span text:style-name="T42"> depp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plisi) </text:span></text:span><text:span text:style-name="Police_20_par_20_défaut"><text:span text:style-name="T6">AS</text:span></text:span><text:span text:style-name="Police_20_par_20_défaut"><text:span text:style-name="T42"> plisi, </text:span></text:span><text:span text:style-name="Police_20_par_20_défaut"><text:span text:style-name="T27">count</text:span></text:span><text:span text:style-name="Police_20_par_20_défaut"><text:span text:style-name="T42">(cslisi) </text:span></text:span><text:span text:style-name="Police_20_par_20_défaut"><text:span text:style-name="T6">AS</text:span></text:span><text:span text:style-name="Police_20_par_20_défaut"><text:span text:style-name="T42"> cslisi</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bord) </text:span></text:span><text:span text:style-name="Police_20_par_20_défaut"><text:span text:style-name="T6">AS</text:span></text:span><text:span text:style-name="Police_20_par_20_défaut"><text:span text:style-name="T42"> bord, </text:span></text:span><text:span text:style-name="Police_20_par_20_défaut"><text:span text:style-name="T27">count</text:span></text:span><text:span text:style-name="Police_20_par_20_défaut"><text:span text:style-name="T42">(integr) </text:span></text:span><text:span text:style-name="Police_20_par_20_défaut"><text:span text:style-name="T6">AS</text:span></text:span><text:span text:style-name="Police_20_par_20_défaut"><text:span text:style-name="T42"> integr, </text:span></text:span><text:span text:style-name="Police_20_par_20_défaut"><text:span text:style-name="T27">count</text:span></text:span><text:span text:style-name="Police_20_par_20_défaut"><text:span text:style-name="T42">(peupnr) </text:span></text:span><text:span text:style-name="Police_20_par_20_défaut"><text:span text:style-name="T6">AS</text:span></text:span><text:span text:style-name="Police_20_par_20_défaut"><text:span text:style-name="T42"> peupnr, </text:span></text:span><text:span text:style-name="Police_20_par_20_défaut"><text:span text:style-name="T27">count</text:span></text:span><text:span text:style-name="Police_20_par_20_défaut"><text:span text:style-name="T42">(cam) </text:span></text:span><text:span text:style-name="Police_20_par_20_défaut"><text:span text:style-name="T6">AS</text:span></text:span><text:span text:style-name="Police_20_par_20_défaut"><text:span text:style-name="T42"> cam, </text:span></text:span><text:span text:style-name="Police_20_par_20_défaut"><text:span text:style-name="T27">count</text:span></text:span><text:span text:style-name="Police_20_par_20_défaut"><text:span text:style-name="T42">(sver) </text:span></text:span><text:span text:style-name="Police_20_par_20_défaut"><text:span text:style-name="T6">AS</text:span></text:span><text:span text:style-name="Police_20_par_20_défaut"><text:span text:style-name="T42"> sver, </text:span></text:span><text:span text:style-name="Police_20_par_20_défaut"><text:span text:style-name="T27">count</text:span></text:span><text:span text:style-name="Police_20_par_20_défaut"><text:span text:style-name="T42">(gest) </text:span></text:span><text:span text:style-name="Police_20_par_20_défaut"><text:span text:style-name="T6">AS</text:span></text:span><text:span text:style-name="Police_20_par_20_défaut"><text:span text:style-name="T42"> gest, </text:span></text:span><text:span text:style-name="Police_20_par_20_défaut"><text:span text:style-name="T27">count</text:span></text:span><text:span text:style-name="Police_20_par_20_défaut"><text:span text:style-name="T42">(nincid) </text:span></text:span><text:span text:style-name="Police_20_par_20_défaut"><text:span text:style-name="T6">AS</text:span></text:span><text:span text:style-name="Police_20_par_20_défaut"><text:span text:style-name="T42"> nincid</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incid) </text:span></text:span><text:span text:style-name="Police_20_par_20_défaut"><text:span text:style-name="T6">AS</text:span></text:span><text:span text:style-name="Police_20_par_20_défaut"><text:span text:style-name="T42"> incid, </text:span></text:span><text:span text:style-name="Police_20_par_20_défaut"><text:span text:style-name="T27">count</text:span></text:span><text:span text:style-name="Police_20_par_20_défaut"><text:span text:style-name="T42">(dc) </text:span></text:span><text:span text:style-name="Police_20_par_20_défaut"><text:span text:style-name="T6">AS</text:span></text:span><text:span text:style-name="Police_20_par_20_défaut"><text:span text:style-name="T42"> dc, </text:span></text:span><text:span text:style-name="Police_20_par_20_défaut"><text:span text:style-name="T27">count</text:span></text:span><text:span text:style-name="Police_20_par_20_défaut"><text:span text:style-name="T42">(dcespar1) </text:span></text:span><text:span text:style-name="Police_20_par_20_défaut"><text:span text:style-name="T6">AS</text:span></text:span><text:span text:style-name="Police_20_par_20_défaut"><text:span text:style-name="T42"> dcespar1, </text:span></text:span><text:span text:style-name="Police_20_par_20_défaut"><text:span text:style-name="T27">count</text:span></text:span><text:span text:style-name="Police_20_par_20_défaut"><text:span text:style-name="T42">(andain) </text:span></text:span><text:span text:style-name="Police_20_par_20_défaut"><text:span text:style-name="T6">AS</text:span></text:span><text:span text:style-name="Police_20_par_20_défaut"><text:span text:style-name="T42"> andain, </text:span></text:span><text:span text:style-name="Police_20_par_20_défaut"><text:span text:style-name="T27">count</text:span></text:span><text:span text:style-name="Police_20_par_20_défaut"><text:span text:style-name="T42">(tplant) </text:span></text:span><text:span text:style-name="Police_20_par_20_défaut"><text:span text:style-name="T6">AS</text:span></text:span><text:span text:style-name="Police_20_par_20_défaut"><text:span text:style-name="T42"> </text:span></text:span><text:soft-page-break/><text:span text:style-name="Police_20_par_20_défaut"><text:span text:style-name="T42">tplant, </text:span></text:span><text:span text:style-name="Police_20_par_20_défaut"><text:span text:style-name="T27">count</text:span></text:span><text:span text:style-name="Police_20_par_20_défaut"><text:span text:style-name="T42">(entp) </text:span></text:span><text:span text:style-name="Police_20_par_20_défaut"><text:span text:style-name="T6">AS</text:span></text:span><text:span text:style-name="Police_20_par_20_défaut"><text:span text:style-name="T42"> entp</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iti) </text:span></text:span><text:span text:style-name="Police_20_par_20_défaut"><text:span text:style-name="T6">AS</text:span></text:span><text:span text:style-name="Police_20_par_20_défaut"><text:span text:style-name="T42"> iti, </text:span></text:span><text:span text:style-name="Police_20_par_20_défaut"><text:span text:style-name="T27">count</text:span></text:span><text:span text:style-name="Police_20_par_20_défaut"><text:span text:style-name="T42">(dist) </text:span></text:span><text:span text:style-name="Police_20_par_20_défaut"><text:span text:style-name="T6">AS</text:span></text:span><text:span text:style-name="Police_20_par_20_défaut"><text:span text:style-name="T42"> dist, </text:span></text:span><text:span text:style-name="Police_20_par_20_défaut"><text:span text:style-name="T27">count</text:span></text:span><text:span text:style-name="Police_20_par_20_défaut"><text:span text:style-name="T42">(pentexp) </text:span></text:span><text:span text:style-name="Police_20_par_20_défaut"><text:span text:style-name="T6">AS</text:span></text:span><text:span text:style-name="Police_20_par_20_défaut"><text:span text:style-name="T42"> pentexp, </text:span></text:span><text:span text:style-name="Police_20_par_20_défaut"><text:span text:style-name="T27">count</text:span></text:span><text:span text:style-name="Police_20_par_20_défaut"><text:span text:style-name="T42">(portance) </text:span></text:span><text:span text:style-name="Police_20_par_20_défaut"><text:span text:style-name="T6">AS</text:span></text:span><text:span text:style-name="Police_20_par_20_défaut"><text:span text:style-name="T42"> portance, </text:span></text:span><text:span text:style-name="Police_20_par_20_défaut"><text:span text:style-name="T27">count</text:span></text:span><text:span text:style-name="Police_20_par_20_défaut"><text:span text:style-name="T42">(asperite) </text:span></text:span><text:span text:style-name="Police_20_par_20_défaut"><text:span text:style-name="T6">AS</text:span></text:span><text:span text:style-name="Police_20_par_20_défaut"><text:span text:style-name="T42"> asperite, </text:span></text:span><text:span text:style-name="Police_20_par_20_défaut"><text:span text:style-name="T27">count</text:span></text:span><text:span text:style-name="Police_20_par_20_défaut"><text:span text:style-name="T42">(orniere) </text:span></text:span><text:span text:style-name="Police_20_par_20_défaut"><text:span text:style-name="T6">AS</text:span></text:span><text:span text:style-name="Police_20_par_20_défaut"><text:span text:style-name="T42"> orniere</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tcat10) </text:span></text:span><text:span text:style-name="Police_20_par_20_défaut"><text:span text:style-name="T6">AS</text:span></text:span><text:span text:style-name="Police_20_par_20_défaut"><text:span text:style-name="T42"> tcat10, </text:span></text:span><text:span text:style-name="Police_20_par_20_défaut"><text:span text:style-name="T27">count</text:span></text:span><text:span text:style-name="Police_20_par_20_défaut"><text:span text:style-name="T42">(href_dm) </text:span></text:span><text:span text:style-name="Police_20_par_20_défaut"><text:span text:style-name="T6">AS</text:span></text:span><text:span text:style-name="Police_20_par_20_défaut"><text:span text:style-name="T42"> href_dm, </text:span></text:span><text:span text:style-name="Police_20_par_20_défaut"><text:span text:style-name="T27">count</text:span></text:span><text:span text:style-name="Police_20_par_20_défaut"><text:span text:style-name="T42">(pbuis) </text:span></text:span><text:span text:style-name="Police_20_par_20_défaut"><text:span text:style-name="T6">AS</text:span></text:span><text:span text:style-name="Police_20_par_20_défaut"><text:span text:style-name="T42"> pbui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zdep_gd) </text:span></text:span><text:span text:style-name="Police_20_par_20_défaut"><text:span text:style-name="T6">AS</text:span></text:span><text:span text:style-name="Police_20_par_20_défaut"><text:span text:style-name="T42"> azdep_gd, </text:span></text:span><text:span text:style-name="Police_20_par_20_défaut"><text:span text:style-name="T27">count</text:span></text:span><text:span text:style-name="Police_20_par_20_défaut"><text:span text:style-name="T42">(ddep_cm) </text:span></text:span><text:span text:style-name="Police_20_par_20_défaut"><text:span text:style-name="T6">AS</text:span></text:span><text:span text:style-name="Police_20_par_20_défaut"><text:span text:style-name="T42"> ddep_cm</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ispnr) </text:span></text:span><text:span text:style-name="Police_20_par_20_défaut"><text:span text:style-name="T6">AS</text:span></text:span><text:span text:style-name="Police_20_par_20_défaut"><text:span text:style-name="T42"> dispnr, </text:span></text:span><text:span text:style-name="Police_20_par_20_défaut"><text:span text:style-name="T27">count</text:span></text:span><text:span text:style-name="Police_20_par_20_défaut"><text:span text:style-name="T42">(fouil) </text:span></text:span><text:span text:style-name="Police_20_par_20_défaut"><text:span text:style-name="T6">AS</text:span></text:span><text:span text:style-name="Police_20_par_20_défaut"><text:span text:style-name="T42"> fouil, </text:span></text:span><text:span text:style-name="Police_20_par_20_défaut"><text:span text:style-name="T27">count</text:span></text:span><text:span text:style-name="Police_20_par_20_défaut"><text:span text:style-name="T42">(ornr) </text:span></text:span><text:span text:style-name="Police_20_par_20_défaut"><text:span text:style-name="T6">AS</text:span></text:span><text:span text:style-name="Police_20_par_20_défaut"><text:span text:style-name="T42"> ornr, </text:span></text:span><text:span text:style-name="Police_20_par_20_défaut"><text:span text:style-name="T27">count</text:span></text:span><text:span text:style-name="Police_20_par_20_défaut"><text:span text:style-name="T42">(predom) </text:span></text:span><text:span text:style-name="Police_20_par_20_défaut"><text:span text:style-name="T6">AS</text:span></text:span><text:span text:style-name="Police_20_par_20_défaut"><text:span text:style-name="T42"> predom, </text:span></text:span><text:span text:style-name="Police_20_par_20_défaut"><text:span text:style-name="T27">count</text:span></text:span><text:span text:style-name="Police_20_par_20_défaut"><text:span text:style-name="T42">(prnr) </text:span></text:span><text:span text:style-name="Police_20_par_20_défaut"><text:span text:style-name="T6">AS</text:span></text:span><text:span text:style-name="Police_20_par_20_défaut"><text:span text:style-name="T42"> prnr, </text:span></text:span><text:span text:style-name="Police_20_par_20_défaut"><text:span text:style-name="T27">count</text:span></text:span><text:span text:style-name="Police_20_par_20_défaut"><text:span text:style-name="T42">(tcnr) </text:span></text:span><text:span text:style-name="Police_20_par_20_défaut"><text:span text:style-name="T6">AS</text:span></text:span><text:span text:style-name="Police_20_par_20_défaut"><text:span text:style-name="T42"> tcn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tpyr) </text:span></text:span><text:span text:style-name="Police_20_par_20_défaut"><text:span text:style-name="T6">AS</text:span></text:span><text:span text:style-name="Police_20_par_20_défaut"><text:span text:style-name="T42"> atpyr, </text:span></text:span><text:span text:style-name="Police_20_par_20_défaut"><text:span text:style-name="T27">count</text:span></text:span><text:span text:style-name="Police_20_par_20_défaut"><text:span text:style-name="T42">(ncbuis10) </text:span></text:span><text:span text:style-name="Police_20_par_20_défaut"><text:span text:style-name="T6">AS</text:span></text:span><text:span text:style-name="Police_20_par_20_défaut"><text:span text:style-name="T42"> ncbuis10, </text:span></text:span><text:span text:style-name="Police_20_par_20_défaut"><text:span text:style-name="T27">count</text:span></text:span><text:span text:style-name="Police_20_par_20_défaut"><text:span text:style-name="T42">(ncbuis_a) </text:span></text:span><text:span text:style-name="Police_20_par_20_défaut"><text:span text:style-name="T6">AS</text:span></text:span><text:span text:style-name="Police_20_par_20_défaut"><text:span text:style-name="T42"> ncbuis_a, </text:span></text:span><text:span text:style-name="Police_20_par_20_défaut"><text:span text:style-name="T27">count</text:span></text:span><text:span text:style-name="Police_20_par_20_défaut"><text:span text:style-name="T42">(ncbuis_b) </text:span></text:span><text:span text:style-name="Police_20_par_20_défaut"><text:span text:style-name="T6">AS</text:span></text:span><text:span text:style-name="Police_20_par_20_défaut"><text:span text:style-name="T42"> ncbuis_b, </text:span></text:span><text:span text:style-name="Police_20_par_20_défaut"><text:span text:style-name="T27">count</text:span></text:span><text:span text:style-name="Police_20_par_20_défaut"><text:span text:style-name="T42">(ncbuis_c) </text:span></text:span><text:span text:style-name="Police_20_par_20_défaut"><text:span text:style-name="T6">AS</text:span></text:span><text:span text:style-name="Police_20_par_20_défaut"><text:span text:style-name="T42"> ncbuis_c, </text:span></text:span><text:span text:style-name="Police_20_par_20_défaut"><text:span text:style-name="T27">count</text:span></text:span><text:span text:style-name="Police_20_par_20_défaut"><text:span text:style-name="T42">(ncbuis_d) </text:span></text:span><text:span text:style-name="Police_20_par_20_défaut"><text:span text:style-name="T6">AS</text:span></text:span><text:span text:style-name="Police_20_par_20_défaut"><text:span text:style-name="T42"> ncbuis_d, </text:span></text:span><text:span text:style-name="Police_20_par_20_défaut"><text:span text:style-name="T27">count</text:span></text:span><text:span text:style-name="Police_20_par_20_défaut"><text:span text:style-name="T42">(ncbuis_e) </text:span></text:span><text:span text:style-name="Police_20_par_20_défaut"><text:span text:style-name="T6">AS</text:span></text:span><text:span text:style-name="Police_20_par_20_défaut"><text:span text:style-name="T42"> ncbuis_e, </text:span></text:span><text:span text:style-name="Police_20_par_20_défaut"><text:span text:style-name="T27">count</text:span></text:span><text:span text:style-name="Police_20_par_20_défaut"><text:span text:style-name="T42">(azdbuis_gd) </text:span></text:span><text:span text:style-name="Police_20_par_20_défaut"><text:span text:style-name="T6">AS</text:span></text:span><text:span text:style-name="Police_20_par_20_défaut"><text:span text:style-name="T42"> zdbuis_gd</text:span></text:span></text:p>
            <text:p text:style-name="P32"><text:span text:style-name="Police_20_par_20_défaut"><text:span text:style-name="T6">FROM</text:span></text:span><text:span text:style-name="Police_20_par_20_défaut"><text:span text:style-name="T42"> soif.v2e5poin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e1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soif.v2e5nr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numvisi = </text:span></text:span><text:span text:style-name="Police_20_par_20_défaut"><text:span text:style-name="T82">'2'</text:span></text:span></text:p>
            <text:p text:style-name="P32"><text:span text:style-name="Police_20_par_20_défaut"><text:span text:style-name="T6">AND</text:span></text:span><text:span text:style-name="Police_20_par_20_défaut"><text:span text:style-name="T42"> inv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25"/>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plas25) </text:span></text:span><text:span text:style-name="Police_20_par_20_défaut"><text:span text:style-name="T6">AS</text:span></text:span><text:span text:style-name="Police_20_par_20_défaut"><text:span text:style-name="T42"> plas25, </text:span></text:span><text:span text:style-name="Police_20_par_20_défaut"><text:span text:style-name="T27">count</text:span></text:span><text:span text:style-name="Police_20_par_20_défaut"><text:span text:style-name="T42">(plas15) </text:span></text:span><text:span text:style-name="Police_20_par_20_défaut"><text:span text:style-name="T6">AS</text:span></text:span><text:span text:style-name="Police_20_par_20_défaut"><text:span text:style-name="T42"> plas15, </text:span></text:span><text:span text:style-name="Police_20_par_20_défaut"><text:span text:style-name="T27">count</text:span></text:span><text:span text:style-name="Police_20_par_20_défaut"><text:span text:style-name="T42">(dlim_cm) </text:span></text:span><text:span text:style-name="Police_20_par_20_défaut"><text:span text:style-name="T6">AS</text:span></text:span><text:span text:style-name="Police_20_par_20_défaut"><text:span text:style-name="T42"> dlim_cm, </text:span></text:span><text:span text:style-name="Police_20_par_20_défaut"><text:span text:style-name="T27">count</text:span></text:span><text:span text:style-name="Police_20_par_20_défaut"><text:span text:style-name="T42">(azdlim_gd) </text:span></text:span><text:span text:style-name="Police_20_par_20_défaut"><text:span text:style-name="T6">AS</text:span></text:span><text:span text:style-name="Police_20_par_20_défaut"><text:span text:style-name="T42"> azdlim_gd, </text:span></text:span><text:span text:style-name="Police_20_par_20_défaut"><text:span text:style-name="T27">count</text:span></text:span><text:span text:style-name="Police_20_par_20_défaut"><text:span text:style-name="T42">(dlim2_cm) </text:span></text:span><text:span text:style-name="Police_20_par_20_défaut"><text:span text:style-name="T6">AS</text:span></text:span><text:span text:style-name="Police_20_par_20_défaut"><text:span text:style-name="T42"> dlim2_cm</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zdlim2_gd ) </text:span></text:span><text:span text:style-name="Police_20_par_20_défaut"><text:span text:style-name="T6">AS</text:span></text:span><text:span text:style-name="Police_20_par_20_défaut"><text:span text:style-name="T42"> azdlim2_gd, </text:span></text:span><text:span text:style-name="Police_20_par_20_défaut"><text:span text:style-name="T27">count</text:span></text:span><text:span text:style-name="Police_20_par_20_défaut"><text:span text:style-name="T42">(dcoi_cm) </text:span></text:span><text:span text:style-name="Police_20_par_20_défaut"><text:span text:style-name="T6">AS</text:span></text:span><text:span text:style-name="Police_20_par_20_défaut"><text:span text:style-name="T42"> dcoi_cm, </text:span></text:span><text:span text:style-name="Police_20_par_20_défaut"><text:span text:style-name="T27">count</text:span></text:span><text:span text:style-name="Police_20_par_20_défaut"><text:span text:style-name="T42">(azdcoi_gd) </text:span></text:span><text:span text:style-name="Police_20_par_20_défaut"><text:span text:style-name="T6">AS</text:span></text:span><text:span text:style-name="Police_20_par_20_défaut"><text:span text:style-name="T42"> azdcoi_gd, </text:span></text:span><text:span text:style-name="Police_20_par_20_défaut"><text:span text:style-name="T27">count</text:span></text:span><text:span text:style-name="Police_20_par_20_défaut"><text:span text:style-name="T42">(azlim1_gd) </text:span></text:span><text:span text:style-name="Police_20_par_20_défaut"><text:span text:style-name="T6">AS</text:span></text:span><text:span text:style-name="Police_20_par_20_défaut"><text:span text:style-name="T42"> azlim1_gd, </text:span></text:span><text:span text:style-name="Police_20_par_20_défaut"><text:span text:style-name="T27">count</text:span></text:span><text:span text:style-name="Police_20_par_20_défaut"><text:span text:style-name="T42">(azlim2_gd) </text:span></text:span><text:span text:style-name="Police_20_par_20_défaut"><text:span text:style-name="T6">AS</text:span></text:span><text:span text:style-name="Police_20_par_20_défaut"><text:span text:style-name="T42"> azlim2_gd, </text:span></text:span><text:span text:style-name="Police_20_par_20_défaut"><text:span text:style-name="T27">count</text:span></text:span><text:span text:style-name="Police_20_par_20_défaut"><text:span text:style-name="T42">(deppr) </text:span></text:span><text:span text:style-name="Police_20_par_20_défaut"><text:span text:style-name="T6">AS</text:span></text:span><text:span text:style-name="Police_20_par_20_défaut"><text:span text:style-name="T42"> depp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plisi) </text:span></text:span><text:span text:style-name="Police_20_par_20_défaut"><text:span text:style-name="T6">AS</text:span></text:span><text:span text:style-name="Police_20_par_20_défaut"><text:span text:style-name="T42"> plisi, </text:span></text:span><text:span text:style-name="Police_20_par_20_défaut"><text:span text:style-name="T27">count</text:span></text:span><text:span text:style-name="Police_20_par_20_défaut"><text:span text:style-name="T42">(cslisi) </text:span></text:span><text:span text:style-name="Police_20_par_20_défaut"><text:span text:style-name="T6">AS</text:span></text:span><text:span text:style-name="Police_20_par_20_défaut"><text:span text:style-name="T42"> cslisi</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bord) </text:span></text:span><text:span text:style-name="Police_20_par_20_défaut"><text:span text:style-name="T6">AS</text:span></text:span><text:span text:style-name="Police_20_par_20_défaut"><text:span text:style-name="T42"> bord, </text:span></text:span><text:span text:style-name="Police_20_par_20_défaut"><text:span text:style-name="T27">count</text:span></text:span><text:span text:style-name="Police_20_par_20_défaut"><text:span text:style-name="T42">(integr) </text:span></text:span><text:span text:style-name="Police_20_par_20_défaut"><text:span text:style-name="T6">AS</text:span></text:span><text:span text:style-name="Police_20_par_20_défaut"><text:span text:style-name="T42"> integr, </text:span></text:span><text:span text:style-name="Police_20_par_20_défaut"><text:span text:style-name="T27">count</text:span></text:span><text:span text:style-name="Police_20_par_20_défaut"><text:span text:style-name="T42">(peupnr) </text:span></text:span><text:span text:style-name="Police_20_par_20_défaut"><text:span text:style-name="T6">AS</text:span></text:span><text:span text:style-name="Police_20_par_20_défaut"><text:span text:style-name="T42"> peupn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escription.suppl-&gt;&gt;</text:span></text:span><text:span text:style-name="Police_20_par_20_défaut"><text:span text:style-name="T82">'cam'</text:span></text:span><text:span text:style-name="Police_20_par_20_défaut"><text:span text:style-name="T42">) </text:span></text:span><text:span text:style-name="Police_20_par_20_défaut"><text:span text:style-name="T6">AS</text:span></text:span><text:span text:style-name="Police_20_par_20_défaut"><text:span text:style-name="T42"> cam</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sver) </text:span></text:span><text:span text:style-name="Police_20_par_20_défaut"><text:span text:style-name="T6">AS</text:span></text:span><text:span text:style-name="Police_20_par_20_défaut"><text:span text:style-name="T42"> sver, </text:span></text:span><text:span text:style-name="Police_20_par_20_défaut"><text:span text:style-name="T27">count</text:span></text:span><text:span text:style-name="Police_20_par_20_défaut"><text:span text:style-name="T42">(gest) </text:span></text:span><text:span text:style-name="Police_20_par_20_défaut"><text:span text:style-name="T6">AS</text:span></text:span><text:span text:style-name="Police_20_par_20_défaut"><text:span text:style-name="T42"> gest, </text:span></text:span><text:span text:style-name="Police_20_par_20_défaut"><text:span text:style-name="T27">count</text:span></text:span><text:span text:style-name="Police_20_par_20_défaut"><text:span text:style-name="T42">(nincid) </text:span></text:span><text:span text:style-name="Police_20_par_20_défaut"><text:span text:style-name="T6">AS</text:span></text:span><text:span text:style-name="Police_20_par_20_défaut"><text:span text:style-name="T42"> nincid</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incid) </text:span></text:span><text:span text:style-name="Police_20_par_20_défaut"><text:span text:style-name="T6">AS</text:span></text:span><text:span text:style-name="Police_20_par_20_défaut"><text:span text:style-name="T42"> incid, </text:span></text:span><text:span text:style-name="Police_20_par_20_défaut"><text:span text:style-name="T27">count</text:span></text:span><text:span text:style-name="Police_20_par_20_défaut"><text:span text:style-name="T42">(dc) </text:span></text:span><text:span text:style-name="Police_20_par_20_défaut"><text:span text:style-name="T6">AS</text:span></text:span><text:span text:style-name="Police_20_par_20_défaut"><text:span text:style-name="T42"> dc, </text:span></text:span><text:span text:style-name="Police_20_par_20_défaut"><text:span text:style-name="T27">count</text:span></text:span><text:span text:style-name="Police_20_par_20_défaut"><text:span text:style-name="T42">(dcespar1) </text:span></text:span><text:span text:style-name="Police_20_par_20_défaut"><text:span text:style-name="T6">AS</text:span></text:span><text:span text:style-name="Police_20_par_20_défaut"><text:span text:style-name="T42"> dcespar1, </text:span></text:span><text:span text:style-name="Police_20_par_20_défaut"><text:span text:style-name="T27">count</text:span></text:span><text:span text:style-name="Police_20_par_20_défaut"><text:span text:style-name="T42">(andain) </text:span></text:span><text:span text:style-name="Police_20_par_20_défaut"><text:span text:style-name="T6">AS</text:span></text:span><text:span text:style-name="Police_20_par_20_défaut"><text:span text:style-name="T42"> andain, </text:span></text:span><text:span text:style-name="Police_20_par_20_défaut"><text:span text:style-name="T27">count</text:span></text:span><text:span text:style-name="Police_20_par_20_défaut"><text:span text:style-name="T42">(tplant) </text:span></text:span><text:span text:style-name="Police_20_par_20_défaut"><text:span text:style-name="T6">AS</text:span></text:span><text:span text:style-name="Police_20_par_20_défaut"><text:span text:style-name="T42"> tplant</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escription.suppl-&gt;&gt;</text:span></text:span><text:span text:style-name="Police_20_par_20_défaut"><text:span text:style-name="T82">'entp'</text:span></text:span><text:span text:style-name="Police_20_par_20_défaut"><text:span text:style-name="T42">) </text:span></text:span><text:span text:style-name="Police_20_par_20_défaut"><text:span text:style-name="T6">AS</text:span></text:span><text:span text:style-name="Police_20_par_20_défaut"><text:span text:style-name="T42"> entp</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iti) </text:span></text:span><text:span text:style-name="Police_20_par_20_défaut"><text:span text:style-name="T6">AS</text:span></text:span><text:span text:style-name="Police_20_par_20_défaut"><text:span text:style-name="T42"> iti, </text:span></text:span><text:span text:style-name="Police_20_par_20_défaut"><text:span text:style-name="T27">count</text:span></text:span><text:span text:style-name="Police_20_par_20_défaut"><text:span text:style-name="T42">(dist) </text:span></text:span><text:span text:style-name="Police_20_par_20_défaut"><text:span text:style-name="T6">AS</text:span></text:span><text:span text:style-name="Police_20_par_20_défaut"><text:span text:style-name="T42"> dist, </text:span></text:span><text:span text:style-name="Police_20_par_20_défaut"><text:span text:style-name="T27">count</text:span></text:span><text:span text:style-name="Police_20_par_20_défaut"><text:span text:style-name="T42">(pentexp) </text:span></text:span><text:span text:style-name="Police_20_par_20_défaut"><text:span text:style-name="T6">AS</text:span></text:span><text:span text:style-name="Police_20_par_20_défaut"><text:span text:style-name="T42"> pentexp, </text:span></text:span><text:span text:style-name="Police_20_par_20_défaut"><text:span text:style-name="T27">count</text:span></text:span><text:span text:style-name="Police_20_par_20_défaut"><text:span text:style-name="T42">(portance) </text:span></text:span><text:span text:style-name="Police_20_par_20_défaut"><text:span text:style-name="T6">AS</text:span></text:span><text:span text:style-name="Police_20_par_20_défaut"><text:span text:style-name="T42"> portance, </text:span></text:span><text:span text:style-name="Police_20_par_20_défaut"><text:span text:style-name="T27">count</text:span></text:span><text:span text:style-name="Police_20_par_20_défaut"><text:span text:style-name="T42">(asperite) </text:span></text:span><text:span text:style-name="Police_20_par_20_défaut"><text:span text:style-name="T6">AS</text:span></text:span><text:span text:style-name="Police_20_par_20_défaut"><text:span text:style-name="T42"> asperite, </text:span></text:span><text:span text:style-name="Police_20_par_20_défaut"><text:span text:style-name="T27">count</text:span></text:span><text:span text:style-name="Police_20_par_20_défaut"><text:span text:style-name="T42">(orniere) </text:span></text:span><text:span text:style-name="Police_20_par_20_défaut"><text:span text:style-name="T6">AS</text:span></text:span><text:span text:style-name="Police_20_par_20_défaut"><text:span text:style-name="T42"> orniere</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tcat10) </text:span></text:span><text:span text:style-name="Police_20_par_20_défaut"><text:span text:style-name="T6">AS</text:span></text:span><text:span text:style-name="Police_20_par_20_défaut"><text:span text:style-name="T42"> tcat10, </text:span></text:span><text:span text:style-name="Police_20_par_20_défaut"><text:span text:style-name="T27">count</text:span></text:span><text:span text:style-name="Police_20_par_20_défaut"><text:span text:style-name="T42">(href_dm) </text:span></text:span><text:span text:style-name="Police_20_par_20_défaut"><text:span text:style-name="T6">AS</text:span></text:span><text:span text:style-name="Police_20_par_20_défaut"><text:span text:style-name="T42"> href_dm, </text:span></text:span><text:span text:style-name="Police_20_par_20_défaut"><text:span text:style-name="T27">count</text:span></text:span><text:span text:style-name="Police_20_par_20_défaut"><text:span text:style-name="T42">(pbuis) </text:span></text:span><text:span text:style-name="Police_20_par_20_défaut"><text:span text:style-name="T6">AS</text:span></text:span><text:span text:style-name="Police_20_par_20_défaut"><text:span text:style-name="T42"> pbuis</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zdep_gd) </text:span></text:span><text:span text:style-name="Police_20_par_20_défaut"><text:span text:style-name="T6">AS</text:span></text:span><text:span text:style-name="Police_20_par_20_défaut"><text:span text:style-name="T42"> azdep_gd, </text:span></text:span><text:span text:style-name="Police_20_par_20_défaut"><text:span text:style-name="T27">count</text:span></text:span><text:span text:style-name="Police_20_par_20_défaut"><text:span text:style-name="T42">(ddep_cm) </text:span></text:span><text:span text:style-name="Police_20_par_20_défaut"><text:span text:style-name="T6">AS</text:span></text:span><text:span text:style-name="Police_20_par_20_défaut"><text:span text:style-name="T42"> ddep_cm <text:s text:c="4"/></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dispnr) </text:span></text:span><text:span text:style-name="Police_20_par_20_défaut"><text:span text:style-name="T6">AS</text:span></text:span><text:span text:style-name="Police_20_par_20_défaut"><text:span text:style-name="T42"> dispnr, </text:span></text:span><text:span text:style-name="Police_20_par_20_défaut"><text:span text:style-name="T27">count</text:span></text:span><text:span text:style-name="Police_20_par_20_défaut"><text:span text:style-name="T42">(fouil) </text:span></text:span><text:span text:style-name="Police_20_par_20_défaut"><text:span text:style-name="T6">AS</text:span></text:span><text:span text:style-name="Police_20_par_20_défaut"><text:span text:style-name="T42"> fouil, </text:span></text:span><text:span text:style-name="Police_20_par_20_défaut"><text:span text:style-name="T27">count</text:span></text:span><text:span text:style-name="Police_20_par_20_défaut"><text:span text:style-name="T42">(ornr) </text:span></text:span><text:span text:style-name="Police_20_par_20_défaut"><text:span text:style-name="T6">AS</text:span></text:span><text:span text:style-name="Police_20_par_20_défaut"><text:span text:style-name="T42"> ornr, </text:span></text:span><text:span text:style-name="Police_20_par_20_défaut"><text:span text:style-name="T27">count</text:span></text:span><text:span text:style-name="Police_20_par_20_défaut"><text:span text:style-name="T42">(predom) </text:span></text:span><text:span text:style-name="Police_20_par_20_défaut"><text:span text:style-name="T6">AS</text:span></text:span><text:span text:style-name="Police_20_par_20_défaut"><text:span text:style-name="T42"> predom, </text:span></text:span><text:span text:style-name="Police_20_par_20_défaut"><text:span text:style-name="T27">count</text:span></text:span><text:span text:style-name="Police_20_par_20_défaut"><text:span text:style-name="T42">(prnr) </text:span></text:span><text:span text:style-name="Police_20_par_20_défaut"><text:span text:style-name="T6">AS</text:span></text:span><text:span text:style-name="Police_20_par_20_défaut"><text:span text:style-name="T42"> prnr, </text:span></text:span><text:span text:style-name="Police_20_par_20_défaut"><text:span text:style-name="T27">count</text:span></text:span><text:span text:style-name="Police_20_par_20_défaut"><text:span text:style-name="T42">(tcnr) </text:span></text:span><text:span text:style-name="Police_20_par_20_défaut"><text:span text:style-name="T6">AS</text:span></text:span><text:span text:style-name="Police_20_par_20_défaut"><text:span text:style-name="T42"> tcnr</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atpyr) </text:span></text:span><text:span text:style-name="Police_20_par_20_défaut"><text:span text:style-name="T6">AS</text:span></text:span><text:span text:style-name="Police_20_par_20_défaut"><text:span text:style-name="T42"> atpyr, </text:span></text:span><text:span text:style-name="Police_20_par_20_défaut"><text:span text:style-name="T27">count</text:span></text:span><text:span text:style-name="Police_20_par_20_défaut"><text:span text:style-name="T42">(ncbuis10) </text:span></text:span><text:span text:style-name="Police_20_par_20_défaut"><text:span text:style-name="T6">AS</text:span></text:span><text:span text:style-name="Police_20_par_20_défaut"><text:span text:style-name="T42"> ncbuis10, </text:span></text:span><text:span text:style-name="Police_20_par_20_défaut"><text:span text:style-name="T27">count</text:span></text:span><text:span text:style-name="Police_20_par_20_défaut"><text:span text:style-name="T42">(ncbuis_a) </text:span></text:span><text:span text:style-name="Police_20_par_20_défaut"><text:span text:style-name="T6">AS</text:span></text:span><text:span text:style-name="Police_20_par_20_défaut"><text:span text:style-name="T42"> ncbuis_a, </text:span></text:span><text:span text:style-name="Police_20_par_20_défaut"><text:span text:style-name="T27">count</text:span></text:span><text:span text:style-name="Police_20_par_20_défaut"><text:span text:style-name="T42">(ncbuis_b) </text:span></text:span><text:span text:style-name="Police_20_par_20_défaut"><text:span text:style-name="T6">AS</text:span></text:span><text:span text:style-name="Police_20_par_20_défaut"><text:span text:style-name="T42"> ncbuis_b, </text:span></text:span><text:span text:style-name="Police_20_par_20_défaut"><text:span text:style-name="T27">count</text:span></text:span><text:span text:style-name="Police_20_par_20_défaut"><text:span text:style-name="T42">(ncbuis_c) </text:span></text:span><text:span text:style-name="Police_20_par_20_défaut"><text:span text:style-name="T6">AS</text:span></text:span><text:span text:style-name="Police_20_par_20_défaut"><text:span text:style-name="T42"> ncbuis_c, </text:span></text:span><text:span text:style-name="Police_20_par_20_défaut"><text:span text:style-name="T27">count</text:span></text:span><text:span text:style-name="Police_20_par_20_défaut"><text:span text:style-name="T42">(ncbuis_d) </text:span></text:span><text:span text:style-name="Police_20_par_20_défaut"><text:span text:style-name="T6">AS</text:span></text:span><text:span text:style-name="Police_20_par_20_défaut"><text:span text:style-name="T42"> ncbuis_d, </text:span></text:span><text:span text:style-name="Police_20_par_20_défaut"><text:span text:style-name="T27">count</text:span></text:span><text:span text:style-name="Police_20_par_20_défaut"><text:span text:style-name="T42">(ncbuis_e) </text:span></text:span><text:span text:style-name="Police_20_par_20_défaut"><text:span text:style-name="T6">AS</text:span></text:span><text:span text:style-name="Police_20_par_20_défaut"><text:span text:style-name="T42"> ncbuis_e, </text:span></text:span><text:span text:style-name="Police_20_par_20_défaut"><text:span text:style-name="T27">count</text:span></text:span><text:span text:style-name="Police_20_par_20_défaut"><text:span text:style-name="T42">(azdbuis_gd) </text:span></text:span><text:span text:style-name="Police_20_par_20_défaut"><text:span text:style-name="T6">AS</text:span></text:span><text:span text:style-name="Police_20_par_20_défaut"><text:span text:style-name="T42"> zdbuis_gd</text:span></text:span></text:p>
            <text:p text:style-name="P32"><text:span text:style-name="Police_20_par_20_défaut"><text:span text:style-name="T6">FROM</text:span></text:span><text:span text:style-name="Police_20_par_20_défaut"><text:span text:style-name="T42"> v_liste_points_lt2</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description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descript_m1 </text:span></text:span><text:span text:style-name="Police_20_par_20_défaut"><text:span text:style-name="T6">USING</text:span></text:span><text:span text:style-name="Police_20_par_20_défaut"><text:span text:style-name="T42"> (id_ech, id_point)</text:span></text:span></text:p>
            <text:p text:style-name="P32"><text:soft-page-break/><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limites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buis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LEFT</text:span></text:span><text:span text:style-name="Police_20_par_20_défaut"><text:span text:style-name="T42"> </text:span></text:span><text:span text:style-name="Police_20_par_20_défaut"><text:span text:style-name="T6">JOIN</text:span></text:span><text:span text:style-name="Police_20_par_20_défaut"><text:span text:style-name="T42"> coupes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2"/>
            <text:p text:style-name="P11">Les décomptes de données renseignées sont strictement identiques dans les deux bases.</text:p>
            <text:p text:style-name="P11"/>
          </table:table-cell>
        </table:table-row>
        <table:table-row table:style-name="TableLine1658033769744">
          <table:table-cell table:style-name="Tableau2.A1" office:value-type="string">
            <text:p text:style-name="EtiquetteSous">Données de plantations</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tpespar1) </text:span></text:span><text:span text:style-name="Police_20_par_20_défaut"><text:span text:style-name="T6">AS</text:span></text:span><text:span text:style-name="Police_20_par_20_défaut"><text:span text:style-name="T42"> tpespar1, </text:span></text:span><text:span text:style-name="Police_20_par_20_défaut"><text:span text:style-name="T27">count</text:span></text:span><text:span text:style-name="Police_20_par_20_défaut"><text:span text:style-name="T42">(tpespar2) </text:span></text:span><text:span text:style-name="Police_20_par_20_défaut"><text:span text:style-name="T6">AS</text:span></text:span><text:span text:style-name="Police_20_par_20_défaut"><text:span text:style-name="T42"> tpespar2, </text:span></text:span><text:span text:style-name="Police_20_par_20_défaut"><text:span text:style-name="T27">count</text:span></text:span><text:span text:style-name="Police_20_par_20_défaut"><text:span text:style-name="T42">(elag) </text:span></text:span><text:span text:style-name="Police_20_par_20_défaut"><text:span text:style-name="T6">AS</text:span></text:span><text:span text:style-name="Police_20_par_20_défaut"><text:span text:style-name="T42"> elag, </text:span></text:span><text:span text:style-name="Police_20_par_20_défaut"><text:span text:style-name="T27">count</text:span></text:span><text:span text:style-name="Police_20_par_20_défaut"><text:span text:style-name="T42">(bplant_dm) </text:span></text:span><text:span text:style-name="Police_20_par_20_défaut"><text:span text:style-name="T6">AS</text:span></text:span><text:span text:style-name="Police_20_par_20_défaut"><text:span text:style-name="T42"> bplant_dm</text:span></text:span></text:p>
            <text:p text:style-name="P32"><text:span text:style-name="Police_20_par_20_défaut"><text:span text:style-name="T42">, </text:span></text:span><text:span text:style-name="Police_20_par_20_défaut"><text:span text:style-name="T27">count</text:span></text:span><text:span text:style-name="Police_20_par_20_défaut"><text:span text:style-name="T42">(iplant_dm) </text:span></text:span><text:span text:style-name="Police_20_par_20_défaut"><text:span text:style-name="T6">AS</text:span></text:span><text:span text:style-name="Police_20_par_20_défaut"><text:span text:style-name="T42"> iplant_dm, </text:span></text:span><text:span text:style-name="Police_20_par_20_défaut"><text:span text:style-name="T27">count</text:span></text:span><text:span text:style-name="Police_20_par_20_défaut"><text:span text:style-name="T42">(maille) </text:span></text:span><text:span text:style-name="Police_20_par_20_défaut"><text:span text:style-name="T6">AS</text:span></text:span><text:span text:style-name="Police_20_par_20_défaut"><text:span text:style-name="T42"> maille, </text:span></text:span><text:span text:style-name="Police_20_par_20_défaut"><text:span text:style-name="T27">count</text:span></text:span><text:span text:style-name="Police_20_par_20_défaut"><text:span text:style-name="T42">(videplant) </text:span></text:span><text:span text:style-name="Police_20_par_20_défaut"><text:span text:style-name="T6">AS</text:span></text:span><text:span text:style-name="Police_20_par_20_défaut"><text:span text:style-name="T42"> videplant</text:span></text:span></text:p>
            <text:p text:style-name="P32"><text:span text:style-name="Police_20_par_20_défaut"><text:span text:style-name="T6">FROM</text:span></text:span><text:span text:style-name="Police_20_par_20_défaut"><text:span text:style-name="T42"> soif.v2e5plant</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e1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numvisi = </text:span></text:span><text:span text:style-name="Police_20_par_20_défaut"><text:span text:style-name="T82">'2'</text:span></text:span></text:p>
            <text:p text:style-name="P32"><text:span text:style-name="Police_20_par_20_défaut"><text:span text:style-name="T6">AND</text:span></text:span><text:span text:style-name="Police_20_par_20_défaut"><text:span text:style-name="T42"> inv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p>
            <text:p text:style-name="P32"><text:span text:style-name="Police_20_par_20_défaut"><text:span text:style-name="T6">AND</text:span></text:span><text:span text:style-name="Police_20_par_20_défaut"><text:span text:style-name="T42"> (tpespar1, tpespar2, elag, bplant_dm, iplant_dm, maille, videplant) </text:span></text:span><text:span text:style-name="Police_20_par_20_défaut"><text:span text:style-name="T6">IS</text:span></text:span><text:span text:style-name="Police_20_par_20_défaut"><text:span text:style-name="T42"> </text:span></text:span><text:span text:style-name="Police_20_par_20_défaut"><text:span text:style-name="T6">DISTINCT</text:span></text:span><text:span text:style-name="Police_20_par_20_défaut"><text:span text:style-name="T42"> </text:span></text:span><text:span text:style-name="Police_20_par_20_défaut"><text:span text:style-name="T6">FROM</text:span></text:span><text:span text:style-name="Police_20_par_20_défaut"><text:span text:style-name="T42"> (</text:span></text:span><text:span text:style-name="Police_20_par_20_défaut"><text:span text:style-name="T6">NULL</text:span></text:span><text:span text:style-name="Police_20_par_20_défaut"><text:span text:style-name="T42">, </text:span></text:span><text:span text:style-name="Police_20_par_20_défaut"><text:span text:style-name="T6">NULL</text:span></text:span><text:span text:style-name="Police_20_par_20_défaut"><text:span text:style-name="T42">, </text:span></text:span><text:span text:style-name="Police_20_par_20_défaut"><text:span text:style-name="T6">NULL</text:span></text:span><text:span text:style-name="Police_20_par_20_défaut"><text:span text:style-name="T42">, </text:span></text:span><text:span text:style-name="Police_20_par_20_défaut"><text:span text:style-name="T6">NULL</text:span></text:span><text:span text:style-name="Police_20_par_20_défaut"><text:span text:style-name="T42">, </text:span></text:span><text:span text:style-name="Police_20_par_20_défaut"><text:span text:style-name="T6">NULL</text:span></text:span><text:span text:style-name="Police_20_par_20_défaut"><text:span text:style-name="T42">, </text:span></text:span><text:span text:style-name="Police_20_par_20_défaut"><text:span text:style-name="T6">NULL</text:span></text:span><text:span text:style-name="Police_20_par_20_défaut"><text:span text:style-name="T42">, </text:span></text:span><text:span text:style-name="Police_20_par_20_défaut"><text:span text:style-name="T6">NULL</text:span></text:span><text:span text:style-name="Police_20_par_20_défaut"><text:span text:style-name="T42">)</text:span></text:span><text:span text:style-name="Police_20_par_20_défaut"><text:span text:style-name="T54">;</text:span></text:span></text:p>
            <text:p text:style-name="P12"/>
            <text:p text:style-name="P11">Son équivalent exécuté en base de production est :</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np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nb_lignes</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tpespar1</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tpespar1</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tpespar2</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tpespar2</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dispop</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dispop</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elag</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elag</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bplant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bplant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iplant_dm</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iplant_dm</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plantations</text:span></text:span><text:span text:style-name="Police_20_par_20_défaut"><text:span text:style-name="T90">.</text:span></text:span><text:span text:style-name="Police_20_par_20_défaut"><text:span text:style-name="T38">suppl</text:span></text:span><text:span text:style-name="Police_20_par_20_défaut"><text:span text:style-name="T90">-&gt;&gt;</text:span></text:span><text:span text:style-name="Police_20_par_20_défaut"><text:span text:style-name="T78">'maille'</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maille</text:span></text:span><text:span text:style-name="Police_20_par_20_défaut"><text:span text:style-name="T90">, </text:span></text:span><text:span text:style-name="Police_20_par_20_défaut"><text:span text:style-name="T29">count</text:span></text:span><text:span text:style-name="Police_20_par_20_défaut"><text:span text:style-name="T90">(</text:span></text:span><text:span text:style-name="Police_20_par_20_défaut"><text:span text:style-name="T38">videplant</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videplant</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v_liste_points_lt2</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descript_m1</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plantations</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annee</text:span></text:span><text:span text:style-name="Police_20_par_20_défaut"><text:span text:style-name="T90"> = </text:span></text:span><text:span text:style-name="Police_20_par_20_défaut"><text:span text:style-name="T69">2023</text:span></text:span><text:span text:style-name="Police_20_par_20_défaut"><text:span text:style-name="T50">;</text:span></text:span></text:p>
            <text:p text:style-name="P12"/>
            <text:p text:style-name="P13">Les décomptes de données renseignées sont strictement identiques dans les deux bases.</text:p>
            <text:p text:style-name="P11"/>
          </table:table-cell>
        </table:table-row>
        <table:table-row table:style-name="TableLine1658033768928">
          <table:table-cell table:style-name="Tableau2.A1" office:value-type="string">
            <text:p text:style-name="EtiquetteSous">Données de strate recensable</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tcar10) </text:span></text:span><text:span text:style-name="Police_20_par_20_défaut"><text:span text:style-name="T6">AS</text:span></text:span><text:span text:style-name="Police_20_par_20_défaut"><text:span text:style-name="T42"> tcar10</text:span></text:span></text:p>
            <text:p text:style-name="P32"><text:span text:style-name="Police_20_par_20_défaut"><text:span text:style-name="T6">FROM</text:span></text:span><text:span text:style-name="Police_20_par_20_défaut"><text:span text:style-name="T42"> soif.v2e5strate</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e1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numvisi = </text:span></text:span><text:span text:style-name="Police_20_par_20_défaut"><text:span text:style-name="T82">'2'</text:span></text:span></text:p>
            <text:p text:style-name="P32"><text:span text:style-name="Police_20_par_20_défaut"><text:span text:style-name="T6">AND</text:span></text:span><text:span text:style-name="Police_20_par_20_défaut"><text:span text:style-name="T42"> inv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Standard"/>
            <text:p text:style-name="P25"><text:soft-page-break/></text:p>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tcar10) </text:span></text:span><text:span text:style-name="Police_20_par_20_défaut"><text:span text:style-name="T6">AS</text:span></text:span><text:span text:style-name="Police_20_par_20_défaut"><text:span text:style-name="T42"> tcar10</text:span></text:span></text:p>
            <text:p text:style-name="P32"><text:span text:style-name="Police_20_par_20_défaut"><text:span text:style-name="T6">FROM</text:span></text:span><text:span text:style-name="Police_20_par_20_défaut"><text:span text:style-name="T42"> v_liste_points_lt2</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couv_r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2"/>
            <text:p text:style-name="P11">Les décomptes de données renseignées sont strictement identiques dans les deux bases.</text:p>
            <text:p text:style-name="P12"/>
            <text:p text:style-name="P12"/>
            <text:p text:style-name="P12"/>
          </table:table-cell>
        </table:table-row>
        <table:table-row table:style-name="TableLine1658033763760">
          <table:table-cell table:style-name="Tableau2.A1" office:value-type="string">
            <text:p text:style-name="EtiquetteSous">Données d’essences recensables</text:p>
          </table:table-cell>
          <table:table-cell table:style-name="Tableau2.A1" office:value-type="string">
            <text:p text:style-name="P11">La requête exécutée dans la base Soif est la suivante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espar) </text:span></text:span><text:span text:style-name="Police_20_par_20_défaut"><text:span text:style-name="T6">AS</text:span></text:span><text:span text:style-name="Police_20_par_20_défaut"><text:span text:style-name="T42"> espar, </text:span></text:span><text:span text:style-name="Police_20_par_20_défaut"><text:span text:style-name="T27">count</text:span></text:span><text:span text:style-name="Police_20_par_20_défaut"><text:span text:style-name="T42">(tcr10) </text:span></text:span><text:span text:style-name="Police_20_par_20_défaut"><text:span text:style-name="T6">AS</text:span></text:span><text:span text:style-name="Police_20_par_20_défaut"><text:span text:style-name="T42"> tcr10, </text:span></text:span><text:span text:style-name="Police_20_par_20_défaut"><text:span text:style-name="T27">count</text:span></text:span><text:span text:style-name="Police_20_par_20_défaut"><text:span text:style-name="T42">(tclr10) </text:span></text:span><text:span text:style-name="Police_20_par_20_défaut"><text:span text:style-name="T6">AS</text:span></text:span><text:span text:style-name="Police_20_par_20_défaut"><text:span text:style-name="T42"> tclr10, </text:span></text:span><text:span text:style-name="Police_20_par_20_défaut"><text:span text:style-name="T27">count</text:span></text:span><text:span text:style-name="Police_20_par_20_défaut"><text:span text:style-name="T42">(p7ares) </text:span></text:span><text:span text:style-name="Police_20_par_20_défaut"><text:span text:style-name="T6">AS</text:span></text:span><text:span text:style-name="Police_20_par_20_défaut"><text:span text:style-name="T42"> p7ares, </text:span></text:span><text:span text:style-name="Police_20_par_20_défaut"><text:span text:style-name="T27">count</text:span></text:span><text:span text:style-name="Police_20_par_20_défaut"><text:span text:style-name="T42">(cible) </text:span></text:span><text:span text:style-name="Police_20_par_20_défaut"><text:span text:style-name="T6">AS</text:span></text:span><text:span text:style-name="Police_20_par_20_défaut"><text:span text:style-name="T42"> cible</text:span></text:span></text:p>
            <text:p text:style-name="P32"><text:span text:style-name="Police_20_par_20_défaut"><text:span text:style-name="T6">FROM</text:span></text:span><text:span text:style-name="Police_20_par_20_défaut"><text:span text:style-name="T42"> soif.v2e5essence</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e1point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soif.point_anref </text:span></text:span><text:span text:style-name="Police_20_par_20_défaut"><text:span text:style-name="T6">USING</text:span></text:span><text:span text:style-name="Police_20_par_20_défaut"><text:span text:style-name="T42"> (npp)</text:span></text:span></text:p>
            <text:p text:style-name="P32"><text:span text:style-name="Police_20_par_20_défaut"><text:span text:style-name="T6">WHERE</text:span></text:span><text:span text:style-name="Police_20_par_20_défaut"><text:span text:style-name="T42"> numvisi = </text:span></text:span><text:span text:style-name="Police_20_par_20_défaut"><text:span text:style-name="T82">'2'</text:span></text:span></text:p>
            <text:p text:style-name="P32"><text:span text:style-name="Police_20_par_20_défaut"><text:span text:style-name="T6">AND</text:span></text:span><text:span text:style-name="Police_20_par_20_défaut"><text:span text:style-name="T42"> inv = </text:span></text:span><text:span text:style-name="Police_20_par_20_défaut"><text:span text:style-name="T82">'T'</text:span></text:span></text:p>
            <text:p text:style-name="P32"><text:span text:style-name="Police_20_par_20_défaut"><text:span text:style-name="T6">AND</text:span></text:span><text:span text:style-name="Police_20_par_20_défaut"><text:span text:style-name="T42"> anref = </text:span></text:span><text:span text:style-name="Police_20_par_20_défaut"><text:span text:style-name="T67">2023</text:span></text:span><text:span text:style-name="Police_20_par_20_défaut"><text:span text:style-name="T54">;</text:span></text:span></text:p>
            <text:p text:style-name="P25"/>
            <text:p text:style-name="P11">Son équivalent exécuté en base de production est :</text:p>
            <text:p text:style-name="P32"><text:span text:style-name="Police_20_par_20_défaut"><text:span text:style-name="T6">SELECT</text:span></text:span><text:span text:style-name="Police_20_par_20_défaut"><text:span text:style-name="T42"> </text:span></text:span><text:span text:style-name="Police_20_par_20_défaut"><text:span text:style-name="T27">count</text:span></text:span><text:span text:style-name="Police_20_par_20_défaut"><text:span text:style-name="T42">(npp) </text:span></text:span><text:span text:style-name="Police_20_par_20_défaut"><text:span text:style-name="T6">AS</text:span></text:span><text:span text:style-name="Police_20_par_20_défaut"><text:span text:style-name="T42"> nb_lignes, </text:span></text:span><text:span text:style-name="Police_20_par_20_défaut"><text:span text:style-name="T27">count</text:span></text:span><text:span text:style-name="Police_20_par_20_défaut"><text:span text:style-name="T42">(espar) </text:span></text:span><text:span text:style-name="Police_20_par_20_défaut"><text:span text:style-name="T6">AS</text:span></text:span><text:span text:style-name="Police_20_par_20_défaut"><text:span text:style-name="T42"> espar, </text:span></text:span><text:span text:style-name="Police_20_par_20_défaut"><text:span text:style-name="T27">count</text:span></text:span><text:span text:style-name="Police_20_par_20_défaut"><text:span text:style-name="T42">(tcr10) </text:span></text:span><text:span text:style-name="Police_20_par_20_défaut"><text:span text:style-name="T6">AS</text:span></text:span><text:span text:style-name="Police_20_par_20_défaut"><text:span text:style-name="T42"> tcr10, </text:span></text:span><text:span text:style-name="Police_20_par_20_défaut"><text:span text:style-name="T27">count</text:span></text:span><text:span text:style-name="Police_20_par_20_défaut"><text:span text:style-name="T42">(tclr10) </text:span></text:span><text:span text:style-name="Police_20_par_20_défaut"><text:span text:style-name="T6">AS</text:span></text:span><text:span text:style-name="Police_20_par_20_défaut"><text:span text:style-name="T42"> tclr10, </text:span></text:span><text:span text:style-name="Police_20_par_20_défaut"><text:span text:style-name="T27">count</text:span></text:span><text:span text:style-name="Police_20_par_20_défaut"><text:span text:style-name="T42">(p7ares) </text:span></text:span><text:span text:style-name="Police_20_par_20_défaut"><text:span text:style-name="T6">AS</text:span></text:span><text:span text:style-name="Police_20_par_20_défaut"><text:span text:style-name="T42"> p7ares, </text:span></text:span><text:span text:style-name="Police_20_par_20_défaut"><text:span text:style-name="T27">count</text:span></text:span><text:span text:style-name="Police_20_par_20_défaut"><text:span text:style-name="T42">(cible) </text:span></text:span><text:span text:style-name="Police_20_par_20_défaut"><text:span text:style-name="T6">AS</text:span></text:span><text:span text:style-name="Police_20_par_20_défaut"><text:span text:style-name="T42"> cible</text:span></text:span></text:p>
            <text:p text:style-name="P32"><text:span text:style-name="Police_20_par_20_défaut"><text:span text:style-name="T6">FROM</text:span></text:span><text:span text:style-name="Police_20_par_20_défaut"><text:span text:style-name="T42"> v_liste_points_lt2</text:span></text:span></text:p>
            <text:p text:style-name="P32"><text:span text:style-name="Police_20_par_20_défaut"><text:span text:style-name="T6">INNER</text:span></text:span><text:span text:style-name="Police_20_par_20_défaut"><text:span text:style-name="T42"> </text:span></text:span><text:span text:style-name="Police_20_par_20_défaut"><text:span text:style-name="T6">JOIN</text:span></text:span><text:span text:style-name="Police_20_par_20_défaut"><text:span text:style-name="T42"> espar_r </text:span></text:span><text:span text:style-name="Police_20_par_20_défaut"><text:span text:style-name="T6">USING</text:span></text:span><text:span text:style-name="Police_20_par_20_défaut"><text:span text:style-name="T42"> (id_ech, id_point)</text:span></text:span></text:p>
            <text:p text:style-name="P32"><text:span text:style-name="Police_20_par_20_défaut"><text:span text:style-name="T6">WHERE</text:span></text:span><text:span text:style-name="Police_20_par_20_défaut"><text:span text:style-name="T42"> annee = </text:span></text:span><text:span text:style-name="Police_20_par_20_défaut"><text:span text:style-name="T67">2023</text:span></text:span><text:span text:style-name="Police_20_par_20_défaut"><text:span text:style-name="T54">;</text:span></text:span></text:p>
            <text:p text:style-name="P12"/>
            <text:p text:style-name="P11">Les décomptes de données renseignées sont strictement identiques dans les deux bases.</text:p>
            <text:p text:style-name="P12"/>
          </table:table-cell>
        </table:table-row>
        <table:table-row table:style-name="TableLine1658033762400">
          <table:table-cell table:style-name="Tableau2.A1" office:value-type="string">
            <text:p text:style-name="P52">Données de description</text:p>
            <text:p text:style-name="P52">de placettes de renouvellement</text:p>
          </table:table-cell>
          <table:table-cell table:style-name="Tableau2.A1" office:value-type="string">
            <text:p text:style-name="P54">La requête exécutée dans la base Soif est la suivante :</text:p>
            <text:p text:style-name="P57"><text:span text:style-name="T9">SELECT</text:span><text:span text:style-name="T37"> </text:span><text:span text:style-name="T30">count</text:span><text:span text:style-name="T37">(libnr_sp1) </text:span><text:span text:style-name="T9">AS</text:span><text:span text:style-name="T37"> libnr_sp1, </text:span><text:span text:style-name="T30">count</text:span><text:span text:style-name="T37">(pint_sp1) </text:span><text:span text:style-name="T9">AS</text:span><text:span text:style-name="T37"> pint_sp1</text:span></text:p>
            <text:p text:style-name="P58"><text:span text:style-name="T37">, </text:span><text:span text:style-name="T30">count</text:span><text:span text:style-name="T37">(libnr_sp2) </text:span><text:span text:style-name="T9">AS</text:span><text:span text:style-name="T37"> libnr_sp2, </text:span><text:span text:style-name="T30">count</text:span><text:span text:style-name="T37">(pint_sp2) </text:span><text:span text:style-name="T9">AS</text:span><text:span text:style-name="T37"> pint_sp2</text:span></text:p>
            <text:p text:style-name="P58"><text:span text:style-name="T9">FROM</text:span><text:span text:style-name="T37"> soif.v2e5nrpoint</text:span></text:p>
            <text:p text:style-name="P58"><text:span text:style-name="T9">INNER</text:span><text:span text:style-name="T37"> </text:span><text:span text:style-name="T9">JOIN</text:span><text:span text:style-name="T37"> soif.e1point </text:span><text:span text:style-name="T9">USING</text:span><text:span text:style-name="T37"> (npp)</text:span></text:p>
            <text:p text:style-name="P58"><text:span text:style-name="T9">INNER</text:span><text:span text:style-name="T37"> </text:span><text:span text:style-name="T9">JOIN</text:span><text:span text:style-name="T37"> soif.point_anref </text:span><text:span text:style-name="T9">USING</text:span><text:span text:style-name="T37"> (npp)</text:span></text:p>
            <text:p text:style-name="P58"><text:span text:style-name="T9">WHERE</text:span><text:span text:style-name="T37"> numvisi = </text:span><text:span text:style-name="T77">'2'</text:span></text:p>
            <text:p text:style-name="P58"><text:span text:style-name="T9">AND</text:span><text:span text:style-name="T37"> inv = </text:span><text:span text:style-name="T77">'T'</text:span></text:p>
            <text:p text:style-name="P59"><text:span text:style-name="T9">AND</text:span><text:span text:style-name="T37"> anref = </text:span><text:span text:style-name="T62">2023</text:span><text:span text:style-name="T49">;</text:span></text:p>
            <text:p text:style-name="P54"/>
            <text:p text:style-name="P54"><text:soft-page-break/>Son équivalent exécuté en base de production est :</text:p>
            <text:p text:style-name="P57"><text:span text:style-name="T9">SELECT</text:span><text:span text:style-name="T37"> </text:span><text:span text:style-name="T30">count</text:span><text:span text:style-name="T37">(libnr_sp) </text:span><text:span text:style-name="T9">FILTER</text:span><text:span text:style-name="T37"> (</text:span><text:span text:style-name="T9">WHERE</text:span><text:span text:style-name="T37"> nsnr = </text:span><text:span text:style-name="T62">1</text:span><text:span text:style-name="T37">) </text:span><text:span text:style-name="T9">AS</text:span><text:span text:style-name="T37"> libnr_sp1, </text:span><text:span text:style-name="T30">count</text:span><text:span text:style-name="T37">(pint_sp) </text:span><text:span text:style-name="T9">FILTER</text:span><text:span text:style-name="T37"> (</text:span><text:span text:style-name="T9">WHERE</text:span><text:span text:style-name="T37"> nsnr = </text:span><text:span text:style-name="T62">1</text:span><text:span text:style-name="T37">) </text:span><text:span text:style-name="T9">AS</text:span><text:span text:style-name="T37"> pint_sp1</text:span></text:p>
            <text:p text:style-name="P58"><text:span text:style-name="T37">, </text:span><text:span text:style-name="T30">count</text:span><text:span text:style-name="T37">(libnr_sp) </text:span><text:span text:style-name="T9">FILTER</text:span><text:span text:style-name="T37"> (</text:span><text:span text:style-name="T9">WHERE</text:span><text:span text:style-name="T37"> nsnr = </text:span><text:span text:style-name="T62">2</text:span><text:span text:style-name="T37">) </text:span><text:span text:style-name="T9">AS</text:span><text:span text:style-name="T37"> libnr_sp2, </text:span><text:span text:style-name="T30">count</text:span><text:span text:style-name="T37">(pint_sp) </text:span><text:span text:style-name="T9">FILTER</text:span><text:span text:style-name="T37"> (</text:span><text:span text:style-name="T9">WHERE</text:span><text:span text:style-name="T37"> nsnr = </text:span><text:span text:style-name="T62">2</text:span><text:span text:style-name="T37">) </text:span><text:span text:style-name="T9">AS</text:span><text:span text:style-name="T37"> pint_sp2</text:span></text:p>
            <text:p text:style-name="P58"><text:span text:style-name="T9">FROM</text:span><text:span text:style-name="T37"> v_liste_points_lt2</text:span></text:p>
            <text:p text:style-name="P58"><text:span text:style-name="T9">INNER</text:span><text:span text:style-name="T37"> </text:span><text:span text:style-name="T9">JOIN</text:span><text:span text:style-name="T37"> renouv </text:span><text:span text:style-name="T9">USING</text:span><text:span text:style-name="T37"> (id_ech, id_point)</text:span></text:p>
            <text:p text:style-name="P59"><text:span text:style-name="T9">WHERE</text:span><text:span text:style-name="T37"> annee = </text:span><text:span text:style-name="T62">2023</text:span><text:span text:style-name="T49">;</text:span></text:p>
            <text:p text:style-name="P28"/>
            <text:p text:style-name="P42">Les décomptes de données renseignées sont strictement identiques dans les deux bases.</text:p>
            <text:p text:style-name="P42"/>
            <text:p text:style-name="P42"/>
          </table:table-cell>
        </table:table-row>
        <table:table-row table:style-name="TableLine1658033772192">
          <table:table-cell table:style-name="Tableau2.A1" office:value-type="string">
            <text:p text:style-name="P52">Données de description</text:p>
            <text:p text:style-name="P52">d’espèces de renouvellement</text:p>
          </table:table-cell>
          <table:table-cell table:style-name="Tableau2.A1" office:value-type="string">
            <text:p text:style-name="P54">La requête exécutée dans la base Soif est la suivante :</text:p>
            <text:p text:style-name="P57"><text:span text:style-name="T16">SELECT</text:span><text:span text:style-name="T47"> </text:span><text:span text:style-name="T36">count</text:span><text:span text:style-name="T47">(npp) </text:span><text:span text:style-name="T16">AS</text:span><text:span text:style-name="T47"> nb_lignes, </text:span><text:span text:style-name="T36">count</text:span><text:span text:style-name="T47">(nsnr) </text:span><text:span text:style-name="T16">AS</text:span><text:span text:style-name="T47"> nsnr, </text:span><text:span text:style-name="T36">count</text:span><text:span text:style-name="T47">(chnr) </text:span><text:span text:style-name="T16">AS</text:span><text:span text:style-name="T47"> chnr, </text:span><text:span text:style-name="T36">count</text:span><text:span text:style-name="T47">(espar) </text:span><text:span text:style-name="T16">AS</text:span><text:span text:style-name="T47"> espar, </text:span><text:span text:style-name="T36">count</text:span><text:span text:style-name="T47">(nbint) </text:span><text:span text:style-name="T16">AS</text:span><text:span text:style-name="T47"> nint, </text:span><text:span text:style-name="T36">count</text:span><text:span text:style-name="T47">(nbrou) </text:span><text:span text:style-name="T16">AS</text:span><text:span text:style-name="T47"> nbrou, </text:span><text:span text:style-name="T36">count</text:span><text:span text:style-name="T47">(nfrot) </text:span><text:span text:style-name="T16">AS</text:span><text:span text:style-name="T47"> nfrot, </text:span><text:span text:style-name="T36">count</text:span><text:span text:style-name="T47">(nmixt) </text:span><text:span text:style-name="T16">AS</text:span><text:span text:style-name="T47"> nmixt</text:span></text:p>
            <text:p text:style-name="P9"><text:span text:style-name="T16">FROM</text:span><text:span text:style-name="T47"> soif.v2e5nrspot</text:span></text:p>
            <text:p text:style-name="P9"><text:span text:style-name="T16">INNER</text:span><text:span text:style-name="T47"> </text:span><text:span text:style-name="T16">JOIN</text:span><text:span text:style-name="T47"> soif.e1point </text:span><text:span text:style-name="T16">USING</text:span><text:span text:style-name="T47"> (npp)</text:span></text:p>
            <text:p text:style-name="P9"><text:span text:style-name="T16">INNER</text:span><text:span text:style-name="T47"> </text:span><text:span text:style-name="T16">JOIN</text:span><text:span text:style-name="T47"> soif.point_anref </text:span><text:span text:style-name="T16">USING</text:span><text:span text:style-name="T47"> (npp)</text:span></text:p>
            <text:p text:style-name="P9"><text:span text:style-name="T16">WHERE</text:span><text:span text:style-name="T47"> numvisi = </text:span><text:span text:style-name="T86">'2'</text:span></text:p>
            <text:p text:style-name="P9"><text:span text:style-name="T16">AND</text:span><text:span text:style-name="T47"> inv = </text:span><text:span text:style-name="T86">'T'</text:span></text:p>
            <text:p text:style-name="P59"><text:span text:style-name="T16">AND</text:span><text:span text:style-name="T47"> anref = </text:span><text:span text:style-name="T75">2023</text:span><text:span text:style-name="T59">;</text:span></text:p>
            <text:p text:style-name="P54"/>
            <text:p text:style-name="P54">Son équivalent exécuté en base de production est :</text:p>
            <text:p text:style-name="P56"><text:span text:style-name="T16">SELECT</text:span><text:span text:style-name="T47"> </text:span><text:span text:style-name="T36">count</text:span><text:span text:style-name="T47">(npp) </text:span><text:span text:style-name="T16">AS</text:span><text:span text:style-name="T47"> nb_lignes, </text:span><text:span text:style-name="T36">count</text:span><text:span text:style-name="T47">(nsnr) </text:span><text:span text:style-name="T16">AS</text:span><text:span text:style-name="T47"> nsnr, </text:span><text:span text:style-name="T36">count</text:span><text:span text:style-name="T47">(chnr) </text:span><text:span text:style-name="T16">AS</text:span><text:span text:style-name="T47"> chnr, </text:span><text:span text:style-name="T36">count</text:span><text:span text:style-name="T47">(espar) </text:span><text:span text:style-name="T16">AS</text:span><text:span text:style-name="T47"> espar, </text:span><text:span text:style-name="T36">count</text:span><text:span text:style-name="T47">(nint) </text:span><text:span text:style-name="T16">AS</text:span><text:span text:style-name="T47"> nint, </text:span><text:span text:style-name="T36">count</text:span><text:span text:style-name="T47">(nbrou) </text:span><text:span text:style-name="T16">AS</text:span><text:span text:style-name="T47"> nbrou, </text:span><text:span text:style-name="T36">count</text:span><text:span text:style-name="T47">(nfrot) </text:span><text:span text:style-name="T16">AS</text:span><text:span text:style-name="T47"> nfrot, </text:span><text:span text:style-name="T36">count</text:span><text:span text:style-name="T47">(nmixt) </text:span><text:span text:style-name="T16">AS</text:span><text:span text:style-name="T47"> nmixt</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espar_renouv </text:span><text:span text:style-name="T14">USING</text:span><text:span text:style-name="T48"> (id_ech, id_point)</text:span></text:p>
            <text:p text:style-name="P55"><text:span text:style-name="T16">WHERE</text:span><text:span text:style-name="T47"> annee = </text:span><text:span text:style-name="T75">2023</text:span><text:span text:style-name="T59">;</text:span></text:p>
            <text:p text:style-name="P29"/>
            <text:p text:style-name="P42">Les décomptes de données renseignées sont strictement identiques dans les deux bases.</text:p>
            <text:p text:style-name="P54"/>
          </table:table-cell>
        </table:table-row>
        <table:table-row table:style-name="TableLine1658033775184">
          <table:table-cell table:style-name="Tableau2.A1" office:value-type="string">
            <text:p text:style-name="EtiquetteSous">Données d’écologie</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auteuref) </text:span><text:span text:style-name="T14">AS</text:span><text:span text:style-name="T48"> auteuref, </text:span><text:span text:style-name="T35">COUNT</text:span><text:span text:style-name="T48">(dateeco) </text:span><text:span text:style-name="T14">AS</text:span><text:span text:style-name="T48"> dateeco, </text:span><text:span text:style-name="T35">COUNT</text:span><text:span text:style-name="T48">(obsdate) </text:span><text:span text:style-name="T14">AS</text:span><text:span text:style-name="T48"> obsdate, </text:span><text:span text:style-name="T35">COUNT</text:span><text:span text:style-name="T48">(obsveget) </text:span><text:span text:style-name="T14">AS</text:span><text:span text:style-name="T48"> obsveget, </text:span><text:span text:style-name="T35">COUNT</text:span><text:span text:style-name="T48">(lign1) </text:span><text:span text:style-name="T14">AS</text:span><text:span text:style-name="T48"> lign1, </text:span><text:span text:style-name="T35">COUNT</text:span><text:span text:style-name="T48">(lign2) </text:span><text:span text:style-name="T14">AS</text:span><text:span text:style-name="T48"> lign2, </text:span><text:span text:style-name="T35">COUNT</text:span><text:span text:style-name="T48">(herb) </text:span><text:span text:style-name="T14">AS</text:span><text:span text:style-name="T48"> herb</text:span></text:p>
            <text:p text:style-name="P60"><text:span text:style-name="T48">, </text:span><text:span text:style-name="T35">COUNT</text:span><text:span text:style-name="T48">(mousse) </text:span><text:span text:style-name="T14">AS</text:span><text:span text:style-name="T48"> mousse, </text:span><text:span text:style-name="T35">COUNT</text:span><text:span text:style-name="T48">(topo) </text:span><text:span text:style-name="T14">AS</text:span><text:span text:style-name="T48"> topo, </text:span><text:span text:style-name="T35">COUNT</text:span><text:span text:style-name="T48">(obstopo) </text:span><text:span text:style-name="T14">AS</text:span><text:span text:style-name="T48"> obstopo, </text:span><text:span text:style-name="T35">COUNT</text:span><text:span text:style-name="T48">(obschemin) </text:span><text:span text:style-name="T14">AS</text:span><text:span text:style-name="T48"> obschemin, </text:span><text:span text:style-name="T35">COUNT</text:span><text:span text:style-name="T48">(distriv) </text:span><text:span text:style-name="T14">AS</text:span><text:span text:style-name="T48"> distriv</text:span></text:p>
            <text:p text:style-name="P60"><text:span text:style-name="T48">, </text:span><text:span text:style-name="T35">COUNT</text:span><text:span text:style-name="T48">(denivriv) </text:span><text:span text:style-name="T14">AS</text:span><text:span text:style-name="T48"> denivriv, </text:span><text:span text:style-name="T35">COUNT</text:span><text:span text:style-name="T48">(pent2) </text:span><text:span text:style-name="T14">AS</text:span><text:span text:style-name="T48"> pent2, </text:span><text:span text:style-name="T35">COUNT</text:span><text:span text:style-name="T48">(expo) </text:span><text:span text:style-name="T14">AS</text:span><text:span text:style-name="T48"> expo, </text:span><text:span text:style-name="T35">COUNT</text:span><text:span text:style-name="T48">(masque) </text:span><text:span text:style-name="T14">AS</text:span><text:span text:style-name="T48"> masque, </text:span><text:span text:style-name="T35">COUNT</text:span><text:span text:style-name="T48">(st_a1) </text:span><text:span text:style-name="T14">AS</text:span><text:span text:style-name="T48"> st_a1, </text:span><text:span text:style-name="T35">COUNT</text:span><text:span text:style-name="T48">(humus) </text:span><text:span text:style-name="T14">AS</text:span><text:span text:style-name="T48"> humus</text:span></text:p>
            <text:p text:style-name="P60"><text:span text:style-name="T48">, </text:span><text:span text:style-name="T35">COUNT</text:span><text:span text:style-name="T48">(roche) </text:span><text:span text:style-name="T14">AS</text:span><text:span text:style-name="T48"> roche, </text:span><text:span text:style-name="T35">COUNT</text:span><text:span text:style-name="T48">(obspedo) </text:span><text:span text:style-name="T14">AS</text:span><text:span text:style-name="T48"> obspedo, </text:span><text:span text:style-name="T35">COUNT</text:span><text:span text:style-name="T48">(az_fo) </text:span><text:span text:style-name="T14">AS</text:span><text:span text:style-name="T48"> az_fo, </text:span><text:span text:style-name="T35">COUNT</text:span><text:span text:style-name="T48">(affroc_2017) </text:span><text:span text:style-name="T14">AS</text:span><text:span text:style-name="T48"> </text:span><text:soft-page-break/><text:span text:style-name="T48">affroc, </text:span><text:span text:style-name="T35">COUNT</text:span><text:span text:style-name="T48">(cailloux_2017) </text:span><text:span text:style-name="T14">AS</text:span><text:span text:style-name="T48"> cailloux</text:span></text:p>
            <text:p text:style-name="P60"><text:span text:style-name="T48">, </text:span><text:span text:style-name="T35">COUNT</text:span><text:span text:style-name="T48">(cai40_2017) </text:span><text:span text:style-name="T14">AS</text:span><text:span text:style-name="T48"> cai40, </text:span><text:span text:style-name="T35">COUNT</text:span><text:span text:style-name="T48">(text1) </text:span><text:span text:style-name="T14">AS</text:span><text:span text:style-name="T48"> text1, </text:span><text:span text:style-name="T35">COUNT</text:span><text:span text:style-name="T48">(text2) </text:span><text:span text:style-name="T14">AS</text:span><text:span text:style-name="T48"> text2, </text:span><text:span text:style-name="T35">COUNT</text:span><text:span text:style-name="T48">(prof2) </text:span><text:span text:style-name="T14">AS</text:span><text:span text:style-name="T48"> prof2, </text:span><text:span text:style-name="T35">COUNT</text:span><text:span text:style-name="T48">(obsprof) </text:span><text:span text:style-name="T14">AS</text:span><text:span text:style-name="T48"> obsprof, </text:span><text:span text:style-name="T35">COUNT</text:span><text:span text:style-name="T48">(prof1) </text:span><text:span text:style-name="T14">AS</text:span><text:span text:style-name="T48"> prof1, </text:span><text:span text:style-name="T35">COUNT</text:span><text:span text:style-name="T48">(pcalc_2017) </text:span><text:span text:style-name="T14">AS</text:span><text:span text:style-name="T48"> pcalc, </text:span><text:span text:style-name="T35">COUNT</text:span><text:span text:style-name="T48">(pcalf_2017) </text:span><text:span text:style-name="T14">AS</text:span><text:span text:style-name="T48"> pcalf, </text:span><text:span text:style-name="T35">COUNT</text:span><text:span text:style-name="T48">(pox_2017) </text:span><text:span text:style-name="T14">AS</text:span><text:span text:style-name="T48"> pox</text:span></text:p>
            <text:p text:style-name="P60"><text:span text:style-name="T48">, </text:span><text:span text:style-name="T35">COUNT</text:span><text:span text:style-name="T48">(ppseudo_2017) </text:span><text:span text:style-name="T14">AS</text:span><text:span text:style-name="T48"> ppseudo, </text:span><text:span text:style-name="T35">COUNT</text:span><text:span text:style-name="T48">(pgley_2017) </text:span><text:span text:style-name="T14">AS</text:span><text:span text:style-name="T48"> pgley, </text:span><text:span text:style-name="T35">COUNT</text:span><text:span text:style-name="T48">(obshydr) </text:span><text:span text:style-name="T14">AS</text:span><text:span text:style-name="T48"> obshydr, </text:span><text:span text:style-name="T35">COUNT</text:span><text:span text:style-name="T48">(tsol) </text:span><text:span text:style-name="T14">AS</text:span><text:span text:style-name="T48"> tsol, </text:span><text:span text:style-name="T35">COUNT</text:span><text:span text:style-name="T48">(msud) </text:span><text:span text:style-name="T14">AS</text:span><text:span text:style-name="T48"> msud, </text:span><text:span text:style-name="T35">COUNT</text:span><text:span text:style-name="T48">(oln) </text:span><text:span text:style-name="T14">AS</text:span><text:span text:style-name="T48"> oln, </text:span><text:span text:style-name="T35">COUNT</text:span><text:span text:style-name="T48">(olv) </text:span><text:span text:style-name="T14">AS</text:span><text:span text:style-name="T48"> olv, </text:span><text:span text:style-name="T35">COUNT</text:span><text:span text:style-name="T48">(olt) </text:span><text:span text:style-name="T14">AS</text:span><text:span text:style-name="T48"> olt, </text:span><text:span text:style-name="T35">COUNT</text:span><text:span text:style-name="T48">(ofr) </text:span><text:span text:style-name="T14">AS</text:span><text:span text:style-name="T48"> ofr</text:span></text:p>
            <text:p text:style-name="P60"><text:span text:style-name="T48">, </text:span><text:span text:style-name="T35">COUNT</text:span><text:span text:style-name="T48">(oh) </text:span><text:span text:style-name="T14">AS</text:span><text:span text:style-name="T48"> oh, </text:span><text:span text:style-name="T35">COUNT</text:span><text:span text:style-name="T48">(typriv) </text:span><text:span text:style-name="T14">AS</text:span><text:span text:style-name="T48"> typriv, </text:span><text:span text:style-name="T35">COUNT</text:span><text:span text:style-name="T48">(typcai) </text:span><text:span text:style-name="T14">AS</text:span><text:span text:style-name="T48"> typcai, </text:span><text:span text:style-name="T35">COUNT</text:span><text:span text:style-name="T48">(di_fo_cm) </text:span><text:span text:style-name="T14">AS</text:span><text:span text:style-name="T48"> di_fo_cm, </text:span><text:span text:style-name="T35">COUNT</text:span><text:span text:style-name="T48">(htext) </text:span><text:span text:style-name="T14">AS</text:span><text:span text:style-name="T48"> htext</text:span></text:p>
            <text:p text:style-name="P60"><text:span text:style-name="T14">FROM</text:span><text:span text:style-name="T48"> soif.v2e5ecologie</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pan text:style-name="T14">AND</text:span><text:span text:style-name="T48"> anref = </text:span><text:span text:style-name="T76">2023</text:span><text:span text:style-name="T60">;</text:span></text:p>
            <text:p text:style-name="P25"/>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auteuref) </text:span><text:span text:style-name="T14">AS</text:span><text:span text:style-name="T48"> auteuref, </text:span><text:span text:style-name="T35">COUNT</text:span><text:span text:style-name="T48">(dateeco) </text:span><text:span text:style-name="T14">AS</text:span><text:span text:style-name="T48"> dateeco, </text:span><text:span text:style-name="T35">COUNT</text:span><text:span text:style-name="T48">(obsdate) </text:span><text:span text:style-name="T14">AS</text:span><text:span text:style-name="T48"> obsdate, </text:span><text:span text:style-name="T35">COUNT</text:span><text:span text:style-name="T48">(obsveget) </text:span><text:span text:style-name="T14">AS</text:span><text:span text:style-name="T48"> obsveget, </text:span><text:span text:style-name="T35">COUNT</text:span><text:span text:style-name="T48">(lign1) </text:span><text:span text:style-name="T14">AS</text:span><text:span text:style-name="T48"> lign1, </text:span><text:span text:style-name="T35">COUNT</text:span><text:span text:style-name="T48">(lign2) </text:span><text:span text:style-name="T14">AS</text:span><text:span text:style-name="T48"> lign2, </text:span><text:span text:style-name="T35">COUNT</text:span><text:span text:style-name="T48">(herb) </text:span><text:span text:style-name="T14">AS</text:span><text:span text:style-name="T48"> herb</text:span></text:p>
            <text:p text:style-name="P60"><text:span text:style-name="T48">, </text:span><text:span text:style-name="T35">COUNT</text:span><text:span text:style-name="T48">(mousse) </text:span><text:span text:style-name="T14">AS</text:span><text:span text:style-name="T48"> mousse, </text:span><text:span text:style-name="T35">COUNT</text:span><text:span text:style-name="T48">(topo) </text:span><text:span text:style-name="T14">AS</text:span><text:span text:style-name="T48"> topo, </text:span><text:span text:style-name="T35">COUNT</text:span><text:span text:style-name="T48">(obstopo) </text:span><text:span text:style-name="T14">AS</text:span><text:span text:style-name="T48"> obstopo, </text:span><text:span text:style-name="T35">COUNT</text:span><text:span text:style-name="T48">(obschemin) </text:span><text:span text:style-name="T14">AS</text:span><text:span text:style-name="T48"> obschemin, </text:span><text:span text:style-name="T35">COUNT</text:span><text:span text:style-name="T48">(distriv) </text:span><text:span text:style-name="T14">AS</text:span><text:span text:style-name="T48"> distriv</text:span></text:p>
            <text:p text:style-name="P60"><text:span text:style-name="T48">, </text:span><text:span text:style-name="T35">COUNT</text:span><text:span text:style-name="T48">(denivriv) </text:span><text:span text:style-name="T14">AS</text:span><text:span text:style-name="T48"> denivriv, </text:span><text:span text:style-name="T35">COUNT</text:span><text:span text:style-name="T48">(pent2) </text:span><text:span text:style-name="T14">AS</text:span><text:span text:style-name="T48"> pent2, </text:span><text:span text:style-name="T35">COUNT</text:span><text:span text:style-name="T48">(expo) </text:span><text:span text:style-name="T14">AS</text:span><text:span text:style-name="T48"> expo, </text:span><text:span text:style-name="T35">COUNT</text:span><text:span text:style-name="T48">(masque) </text:span><text:span text:style-name="T14">AS</text:span><text:span text:style-name="T48"> masque, </text:span><text:span text:style-name="T35">COUNT</text:span><text:span text:style-name="T48">(st_a1) </text:span><text:span text:style-name="T14">AS</text:span><text:span text:style-name="T48"> st_a1, </text:span><text:span text:style-name="T35">COUNT</text:span><text:span text:style-name="T48">(humus) </text:span><text:span text:style-name="T14">AS</text:span><text:span text:style-name="T48"> humus</text:span></text:p>
            <text:p text:style-name="P60"><text:span text:style-name="T48">, </text:span><text:span text:style-name="T35">COUNT</text:span><text:span text:style-name="T48">(roche) </text:span><text:span text:style-name="T14">AS</text:span><text:span text:style-name="T48"> roche, </text:span><text:span text:style-name="T35">COUNT</text:span><text:span text:style-name="T48">(obspedo) </text:span><text:span text:style-name="T14">AS</text:span><text:span text:style-name="T48"> obspedo, </text:span><text:span text:style-name="T35">COUNT</text:span><text:span text:style-name="T48">(az_fo) </text:span><text:span text:style-name="T14">AS</text:span><text:span text:style-name="T48"> az_fo, </text:span><text:span text:style-name="T35">COUNT</text:span><text:span text:style-name="T48">(affroc) </text:span><text:span text:style-name="T14">AS</text:span><text:span text:style-name="T48"> affroc, </text:span><text:span text:style-name="T35">COUNT</text:span><text:span text:style-name="T48">(cailloux) </text:span><text:span text:style-name="T14">AS</text:span><text:span text:style-name="T48"> cailloux</text:span></text:p>
            <text:p text:style-name="P60"><text:span text:style-name="T48">, </text:span><text:span text:style-name="T35">COUNT</text:span><text:span text:style-name="T48">(cai40) </text:span><text:span text:style-name="T14">AS</text:span><text:span text:style-name="T48"> cai40, </text:span><text:span text:style-name="T35">COUNT</text:span><text:span text:style-name="T48">(text1) </text:span><text:span text:style-name="T14">AS</text:span><text:span text:style-name="T48"> text1, </text:span><text:span text:style-name="T35">COUNT</text:span><text:span text:style-name="T48">(text2) </text:span><text:span text:style-name="T14">AS</text:span><text:span text:style-name="T48"> text2, </text:span><text:span text:style-name="T35">COUNT</text:span><text:span text:style-name="T48">(prof2) </text:span><text:span text:style-name="T14">AS</text:span><text:span text:style-name="T48"> prof2, </text:span><text:span text:style-name="T35">COUNT</text:span><text:span text:style-name="T48">(obsprof) </text:span><text:span text:style-name="T14">AS</text:span><text:span text:style-name="T48"> obsprof, </text:span><text:span text:style-name="T35">COUNT</text:span><text:span text:style-name="T48">(prof1) </text:span><text:span text:style-name="T14">AS</text:span><text:span text:style-name="T48"> prof1, </text:span><text:span text:style-name="T35">COUNT</text:span><text:span text:style-name="T48">(pcalc) </text:span><text:span text:style-name="T14">AS</text:span><text:span text:style-name="T48"> pcalc, </text:span><text:span text:style-name="T35">COUNT</text:span><text:span text:style-name="T48">(pcalf) </text:span><text:span text:style-name="T14">AS</text:span><text:span text:style-name="T48"> pcalf, </text:span><text:span text:style-name="T35">COUNT</text:span><text:span text:style-name="T48">(pox) </text:span><text:span text:style-name="T14">AS</text:span><text:span text:style-name="T48"> pox</text:span></text:p>
            <text:p text:style-name="P60"><text:span text:style-name="T48">, </text:span><text:span text:style-name="T35">COUNT</text:span><text:span text:style-name="T48">(ppseudo) </text:span><text:span text:style-name="T14">AS</text:span><text:span text:style-name="T48"> ppseudo, </text:span><text:span text:style-name="T35">COUNT</text:span><text:span text:style-name="T48">(pgley) </text:span><text:span text:style-name="T14">AS</text:span><text:span text:style-name="T48"> pgley, </text:span><text:span text:style-name="T35">COUNT</text:span><text:span text:style-name="T48">(obshydr) </text:span><text:span text:style-name="T14">AS</text:span><text:span text:style-name="T48"> obshydr, </text:span><text:span text:style-name="T35">COUNT</text:span><text:span text:style-name="T48">(tsol) </text:span><text:span text:style-name="T14">AS</text:span><text:span text:style-name="T48"> tsol, </text:span><text:span text:style-name="T35">COUNT</text:span><text:span text:style-name="T48">(msud) </text:span><text:span text:style-name="T14">AS</text:span><text:span text:style-name="T48"> msud, </text:span><text:span text:style-name="T35">COUNT</text:span><text:span text:style-name="T48">(oln) </text:span><text:span text:style-name="T14">AS</text:span><text:span text:style-name="T48"> oln, </text:span><text:span text:style-name="T35">COUNT</text:span><text:span text:style-name="T48">(olv) </text:span><text:span text:style-name="T14">AS</text:span><text:span text:style-name="T48"> olv, </text:span><text:span text:style-name="T35">COUNT</text:span><text:span text:style-name="T48">(olt) </text:span><text:span text:style-name="T14">AS</text:span><text:span text:style-name="T48"> olt, </text:span><text:span text:style-name="T35">COUNT</text:span><text:span text:style-name="T48">(ofr) </text:span><text:span text:style-name="T14">AS</text:span><text:span text:style-name="T48"> ofr</text:span></text:p>
            <text:p text:style-name="P60"><text:span text:style-name="T48">, </text:span><text:span text:style-name="T35">COUNT</text:span><text:span text:style-name="T48">(oh) </text:span><text:span text:style-name="T14">AS</text:span><text:span text:style-name="T48"> oh, </text:span><text:span text:style-name="T35">COUNT</text:span><text:span text:style-name="T48">(typriv) </text:span><text:span text:style-name="T14">AS</text:span><text:span text:style-name="T48"> typriv, </text:span><text:span text:style-name="T35">COUNT</text:span><text:span text:style-name="T48">(typcai) </text:span><text:span text:style-name="T14">AS</text:span><text:span text:style-name="T48"> typcai, </text:span><text:span text:style-name="T35">COUNT</text:span><text:span text:style-name="T48">(di_fo_cm) </text:span><text:span text:style-name="T14">AS</text:span><text:span text:style-name="T48"> di_fo_cm, </text:span><text:span text:style-name="T35">COUNT</text:span><text:span text:style-name="T48">(htext) </text:span><text:span text:style-name="T14">AS</text:span><text:span text:style-name="T48"> htext</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ecologie </text:span><text:span text:style-name="T14">USING</text:span><text:span text:style-name="T48"> (id_ech, id_point)</text:span></text:p>
            <text:p text:style-name="P60"><text:span text:style-name="T14">LEFT</text:span><text:span text:style-name="T48"> </text:span><text:span text:style-name="T14">JOIN</text:span><text:span text:style-name="T48"> ecologie_2017 </text:span><text:span text:style-name="T14">USING</text:span><text:span text:style-name="T48"> (id_ech, id_point)</text:span></text:p>
            <text:p text:style-name="P60"><text:span text:style-name="T14">LEFT</text:span><text:span text:style-name="T48"> </text:span><text:span text:style-name="T14">JOIN</text:span><text:span text:style-name="T48"> ligneux </text:span><text:span text:style-name="T14">USING</text:span><text:span text:style-name="T48"> (id_ech, id_point)</text:span></text:p>
            <text:p text:style-name="P10"><text:span text:style-name="T14">WHERE</text:span><text:span text:style-name="T48"> annee = </text:span><text:span text:style-name="T76">2023</text:span><text:span text:style-name="T60">;</text:span></text:p>
            <text:p text:style-name="P12"/>
            <text:p text:style-name="P11"><text:soft-page-break/>Les décomptes de données renseignées sont strictement identiques dans les deux bases.</text:p>
            <text:p text:style-name="P12"/>
          </table:table-cell>
        </table:table-row>
        <table:table-row table:style-name="TableLine1658033772736">
          <table:table-cell table:style-name="Tableau2.A1" office:value-type="string">
            <text:p text:style-name="EtiquetteSous">Données de relevés floristiques</text:p>
          </table:table-cell>
          <table:table-cell table:style-name="Tableau2.A1" office:value-type="string">
            <text:p text:style-name="P60"><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codesp) </text:span><text:span text:style-name="T14">AS</text:span><text:span text:style-name="T48"> codesp, </text:span><text:span text:style-name="T35">count</text:span><text:span text:style-name="T48">(abond) </text:span><text:span text:style-name="T14">AS</text:span><text:span text:style-name="T48"> abond, </text:span><text:span text:style-name="T35">count</text:span><text:span text:style-name="T48">(inco_flor) </text:span><text:span text:style-name="T14">AS</text:span><text:span text:style-name="T48"> inco_flor</text:span></text:p>
            <text:p text:style-name="P60"><text:span text:style-name="T14">FROM</text:span><text:span text:style-name="T48"> soif.v2e5flore</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P10"><text:span text:style-name="T14">AND</text:span><text:span text:style-name="T48"> anref = </text:span><text:span text:style-name="T76">2023</text:span><text:span text:style-name="T60">;</text:span></text:p>
            <text:p text:style-name="P25"/>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codesp) </text:span><text:span text:style-name="T14">AS</text:span><text:span text:style-name="T48"> codesp, </text:span><text:span text:style-name="T35">count</text:span><text:span text:style-name="T48">(abond) </text:span><text:span text:style-name="T14">AS</text:span><text:span text:style-name="T48"> abond, </text:span><text:span text:style-name="T35">count</text:span><text:span text:style-name="T48">(inco_flor) </text:span><text:span text:style-name="T14">AS</text:span><text:span text:style-name="T48"> inco_flor</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flore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2"/>
            <text:p text:style-name="P11">Les décomptes de données renseignées sont strictement identiques dans les deux bases.</text:p>
            <text:p text:style-name="P12"/>
          </table:table-cell>
        </table:table-row>
        <table:table-row table:style-name="TableLine1658033777360">
          <table:table-cell table:style-name="Tableau2.A1" office:value-type="string">
            <text:p text:style-name="EtiquetteSous">Données d’habitats forestier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caracthab) </text:span><text:span text:style-name="T14">AS</text:span><text:span text:style-name="T48"> caracthab, </text:span><text:span text:style-name="T35">count</text:span><text:span text:style-name="T48">(ligneriv) </text:span><text:span text:style-name="T14">AS</text:span><text:span text:style-name="T48"> ligneriv</text:span></text:p>
            <text:p text:style-name="P60"><text:span text:style-name="T48">, </text:span><text:span text:style-name="T35">count</text:span><text:span text:style-name="T48">(hab1) </text:span><text:span text:style-name="T14">AS</text:span><text:span text:style-name="T48"> hab1, </text:span><text:span text:style-name="T35">count</text:span><text:span text:style-name="T48">(obshab1) </text:span><text:span text:style-name="T14">AS</text:span><text:span text:style-name="T48"> obshab1, </text:span><text:span text:style-name="T35">count</text:span><text:span text:style-name="T48">(qualhab1) </text:span><text:span text:style-name="T14">AS</text:span><text:span text:style-name="T48"> qualhab1, </text:span><text:span text:style-name="T35">count</text:span><text:span text:style-name="T48">(s_hab1) </text:span><text:span text:style-name="T14">AS</text:span><text:span text:style-name="T48"> s_hab1</text:span></text:p>
            <text:p text:style-name="P60"><text:span text:style-name="T48">, </text:span><text:span text:style-name="T35">count</text:span><text:span text:style-name="T48">(hab2) </text:span><text:span text:style-name="T14">AS</text:span><text:span text:style-name="T48"> hab2, </text:span><text:span text:style-name="T35">count</text:span><text:span text:style-name="T48">(obshab2) </text:span><text:span text:style-name="T14">AS</text:span><text:span text:style-name="T48"> obshab2, </text:span><text:span text:style-name="T35">count</text:span><text:span text:style-name="T48">(qualhab2) </text:span><text:span text:style-name="T14">AS</text:span><text:span text:style-name="T48"> qualhab2, </text:span><text:span text:style-name="T35">count</text:span><text:span text:style-name="T48">(s_hab2) </text:span><text:span text:style-name="T14">AS</text:span><text:span text:style-name="T48"> s_hab2</text:span></text:p>
            <text:p text:style-name="P60"><text:span text:style-name="T48">, </text:span><text:span text:style-name="T35">count</text:span><text:span text:style-name="T48">(hab3) </text:span><text:span text:style-name="T14">AS</text:span><text:span text:style-name="T48"> hab3, </text:span><text:span text:style-name="T35">count</text:span><text:span text:style-name="T48">(obshab3) </text:span><text:span text:style-name="T14">AS</text:span><text:span text:style-name="T48"> obshab3, </text:span><text:span text:style-name="T35">count</text:span><text:span text:style-name="T48">(qualhab3) </text:span><text:span text:style-name="T14">AS</text:span><text:span text:style-name="T48"> qualhab3, </text:span><text:span text:style-name="T35">count</text:span><text:span text:style-name="T48">(s_hab3) </text:span><text:span text:style-name="T14">AS</text:span><text:span text:style-name="T48"> s_hab3</text:span></text:p>
            <text:p text:style-name="P60"><text:span text:style-name="T14">FROM</text:span><text:span text:style-name="T48"> soif.v2e5habitat</text:span></text:p>
            <text:p text:style-name="P60"><text:span text:style-name="T14">INNER</text:span><text:span text:style-name="T48"> </text:span><text:span text:style-name="T14">JOIN</text:span><text:span text:style-name="T48"> soif.v2e5point </text:span><text:span text:style-name="T14">USING</text:span><text:span text:style-name="T48"> (npp)</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pan text:style-name="T14">AND</text:span><text:span text:style-name="T48"> anref = </text:span><text:span text:style-name="T76">2023</text:span><text:span text:style-name="T60">;</text:span></text:p>
            <text:p text:style-name="P25"/>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caracthab) </text:span><text:span text:style-name="T14">AS</text:span><text:span text:style-name="T48"> caracthab</text:span></text:p>
            <text:p text:style-name="P60"><text:span text:style-name="T48">, </text:span><text:span text:style-name="T35">count</text:span><text:span text:style-name="T48">(d.suppl-&gt;&gt;</text:span><text:span text:style-name="T87">'ligneriv'</text:span><text:span text:style-name="T48">) </text:span><text:span text:style-name="T14">AS</text:span><text:span text:style-name="T48"> ligneriv</text:span></text:p>
            <text:p text:style-name="P60"><text:span text:style-name="T48">, </text:span><text:span text:style-name="T35">count</text:span><text:span text:style-name="T48">(h1.hab) </text:span><text:span text:style-name="T14">AS</text:span><text:span text:style-name="T48"> hab1, </text:span><text:span text:style-name="T35">count</text:span><text:span text:style-name="T48">(h1.obshab) </text:span><text:span text:style-name="T14">AS</text:span><text:span text:style-name="T48"> obshab1, </text:span><text:span text:style-name="T35">count</text:span><text:span text:style-name="T48">(h1.qualhab) </text:span><text:span text:style-name="T14">AS</text:span><text:span text:style-name="T48"> qualhab1, </text:span><text:span text:style-name="T35">count</text:span><text:span text:style-name="T48">(h1.s_hab) </text:span><text:soft-page-break/><text:span text:style-name="T14">AS</text:span><text:span text:style-name="T48"> s_hab1</text:span></text:p>
            <text:p text:style-name="P60"><text:span text:style-name="T48">, </text:span><text:span text:style-name="T35">count</text:span><text:span text:style-name="T48">(h2.hab) </text:span><text:span text:style-name="T14">AS</text:span><text:span text:style-name="T48"> hab2, </text:span><text:span text:style-name="T35">count</text:span><text:span text:style-name="T48">(h2.obshab) </text:span><text:span text:style-name="T14">AS</text:span><text:span text:style-name="T48"> obshab2, </text:span><text:span text:style-name="T35">count</text:span><text:span text:style-name="T48">(h2.qualhab) </text:span><text:span text:style-name="T14">AS</text:span><text:span text:style-name="T48"> qualhab2, </text:span><text:span text:style-name="T35">count</text:span><text:span text:style-name="T48">(h2.s_hab) </text:span><text:span text:style-name="T14">AS</text:span><text:span text:style-name="T48"> s_hab2</text:span></text:p>
            <text:p text:style-name="P60"><text:span text:style-name="T48">, </text:span><text:span text:style-name="T35">count</text:span><text:span text:style-name="T48">(h3.hab) </text:span><text:span text:style-name="T14">AS</text:span><text:span text:style-name="T48"> hab3, </text:span><text:span text:style-name="T35">count</text:span><text:span text:style-name="T48">(h3.obshab) </text:span><text:span text:style-name="T14">AS</text:span><text:span text:style-name="T48"> obshab3, </text:span><text:span text:style-name="T35">count</text:span><text:span text:style-name="T48">(h3.qualhab) </text:span><text:span text:style-name="T14">AS</text:span><text:span text:style-name="T48"> qualhab3, </text:span><text:span text:style-name="T35">count</text:span><text:span text:style-name="T48">(h3.s_hab) </text:span><text:span text:style-name="T14">AS</text:span><text:span text:style-name="T48"> s_hab3</text:span></text:p>
            <text:p text:style-name="P60"><text:span text:style-name="T14">FROM</text:span><text:span text:style-name="T48"> v_liste_points_lt2 v</text:span></text:p>
            <text:p text:style-name="P60"><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14">INNER</text:span><text:span text:style-name="T48"> </text:span><text:span text:style-name="T14">JOIN</text:span><text:span text:style-name="T48"> descript_m1 d1 </text:span><text:span text:style-name="T14">USING</text:span><text:span text:style-name="T48"> (id_ech, id_point)</text:span></text:p>
            <text:p text:style-name="P60"><text:span text:style-name="T14">LEFT</text:span><text:span text:style-name="T48"> </text:span><text:span text:style-name="T14">JOIN</text:span><text:span text:style-name="T48"> habitat h1 </text:span><text:span text:style-name="T14">ON</text:span><text:span text:style-name="T48"> v.id_ech = h1.id_ech </text:span><text:span text:style-name="T14">AND</text:span><text:span text:style-name="T48"> v.id_point = h1.id_point </text:span><text:span text:style-name="T14">AND</text:span><text:span text:style-name="T48"> h1.num_hab = </text:span><text:span text:style-name="T76">1</text:span></text:p>
            <text:p text:style-name="P60"><text:span text:style-name="T14">LEFT</text:span><text:span text:style-name="T48"> </text:span><text:span text:style-name="T14">JOIN</text:span><text:span text:style-name="T48"> habitat h2 </text:span><text:span text:style-name="T14">ON</text:span><text:span text:style-name="T48"> v.id_ech = h2.id_ech </text:span><text:span text:style-name="T14">AND</text:span><text:span text:style-name="T48"> v.id_point = h2.id_point </text:span><text:span text:style-name="T14">AND</text:span><text:span text:style-name="T48"> h2.num_hab = </text:span><text:span text:style-name="T76">2</text:span></text:p>
            <text:p text:style-name="P60"><text:span text:style-name="T14">LEFT</text:span><text:span text:style-name="T48"> </text:span><text:span text:style-name="T14">JOIN</text:span><text:span text:style-name="T48"> habitat h3 </text:span><text:span text:style-name="T14">ON</text:span><text:span text:style-name="T48"> v.id_ech = h3.id_ech </text:span><text:span text:style-name="T14">AND</text:span><text:span text:style-name="T48"> v.id_point = h3.id_point </text:span><text:span text:style-name="T14">AND</text:span><text:span text:style-name="T48"> h3.num_hab = </text:span><text:span text:style-name="T76">3</text:span></text:p>
            <text:p text:style-name="Standard"><text:span text:style-name="T14">WHERE</text:span><text:span text:style-name="T48"> annee = </text:span><text:span text:style-name="T76">2023</text:span><text:span text:style-name="T60">;</text:span></text:p>
            <text:p text:style-name="P12"/>
            <text:p text:style-name="P11">Les décomptes de données renseignées sont strictement identiques dans les deux bases.</text:p>
            <text:p text:style-name="P12"/>
          </table:table-cell>
        </table:table-row>
        <table:table-row table:style-name="TableLine1658033771104">
          <table:table-cell table:style-name="Tableau2.A1" office:value-type="string">
            <text:p text:style-name="EtiquetteSous">Données de bois mort au sol</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 </text:span><text:span text:style-name="T35">count</text:span><text:span text:style-name="T48">(a) </text:span><text:span text:style-name="T14">AS</text:span><text:span text:style-name="T48"> a, </text:span><text:span text:style-name="T35">count</text:span><text:span text:style-name="T48">(frepli) </text:span><text:span text:style-name="T14">AS</text:span><text:span text:style-name="T48"> frepli, </text:span><text:span text:style-name="T35">count</text:span><text:span text:style-name="T48">(espar) </text:span><text:span text:style-name="T14">AS</text:span><text:span text:style-name="T48"> espar, </text:span><text:span text:style-name="T35">count</text:span><text:span text:style-name="T48">(dbm_cm) </text:span><text:span text:style-name="T14">AS</text:span><text:span text:style-name="T48"> dbm_cm, </text:span><text:span text:style-name="T35">count</text:span><text:span text:style-name="T48">(decomp) </text:span><text:span text:style-name="T14">AS</text:span><text:span text:style-name="T48"> decomp</text:span></text:p>
            <text:p text:style-name="P60"><text:span text:style-name="T14">FROM</text:span><text:span text:style-name="T48"> soif.v2e5boism</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pan text:style-name="T14">AND</text:span><text:span text:style-name="T48"> anref = </text:span><text:span text:style-name="T76">2023</text:span><text:span text:style-name="T60">;</text:span></text:p>
            <text:p text:style-name="P25"/>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 </text:span><text:span text:style-name="T35">count</text:span><text:span text:style-name="T48">(a) </text:span><text:span text:style-name="T14">AS</text:span><text:span text:style-name="T48"> a, </text:span><text:span text:style-name="T35">count</text:span><text:span text:style-name="T48">(frepli) </text:span><text:span text:style-name="T14">AS</text:span><text:span text:style-name="T48"> frepli, </text:span><text:span text:style-name="T35">count</text:span><text:span text:style-name="T48">(espar) </text:span><text:span text:style-name="T14">AS</text:span><text:span text:style-name="T48"> espar, </text:span><text:span text:style-name="T35">count</text:span><text:span text:style-name="T48">(dbm_cm) </text:span><text:span text:style-name="T14">AS</text:span><text:span text:style-name="T48"> dbm_cm, </text:span><text:span text:style-name="T35">count</text:span><text:span text:style-name="T48">(decomp) </text:span><text:span text:style-name="T14">AS</text:span><text:span text:style-name="T48"> decomp</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bois_mort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2"/>
            <text:p text:style-name="P11">Les décomptes de données renseignées sont strictement identiques dans les deux bases.</text:p>
            <text:p text:style-name="P12"/>
          </table:table-cell>
        </table:table-row>
        <table:table-row table:style-name="TableLine1658033762672">
          <table:table-cell table:style-name="Tableau2.A1" office:value-type="string">
            <text:p text:style-name="EtiquetteSous">Données d’arbres (deuxième description)</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 </text:span><text:span text:style-name="T35">count</text:span><text:span text:style-name="T48">(typerr_a) </text:span><text:span text:style-name="T14">AS</text:span><text:span text:style-name="T48"> typerr_a, </text:span><text:span text:style-name="T35">count</text:span><text:span text:style-name="T48">(veget5) </text:span><text:span text:style-name="T14">AS</text:span><text:span text:style-name="T48"> veget5, </text:span><text:span text:style-name="T35">count</text:span><text:span text:style-name="T48">(mes_c135) </text:span><text:span text:style-name="T14">AS</text:span><text:span text:style-name="T48"> mes_c135, </text:span><text:span text:style-name="T35">count</text:span><text:span text:style-name="T48">(c135_mm) </text:span><text:span text:style-name="T14">AS</text:span><text:span text:style-name="T48"> c135_mm</text:span></text:p>
            <text:p text:style-name="P60"><text:soft-page-break/><text:span text:style-name="T14">FROM</text:span><text:span text:style-name="T48"> soif.v2e5arbre5</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pan text:style-name="T14">AND</text:span><text:span text:style-name="T48"> anref = </text:span><text:span text:style-name="T76">2023</text:span><text:span text:style-name="T60">;</text:span></text:p>
            <text:p text:style-name="P25"/>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 </text:span><text:span text:style-name="T35">count</text:span><text:span text:style-name="T48">(arbre_m2.suppl-&gt;&gt;</text:span><text:span text:style-name="T87">'typerr_a'</text:span><text:span text:style-name="T48">) </text:span><text:span text:style-name="T14">AS</text:span><text:span text:style-name="T48"> typerr_a, </text:span><text:span text:style-name="T35">count</text:span><text:span text:style-name="T48">(veget5) </text:span><text:span text:style-name="T14">AS</text:span><text:span text:style-name="T48"> veget5, </text:span><text:span text:style-name="T35">count</text:span><text:span text:style-name="T48">(mes_c135) </text:span><text:span text:style-name="T14">AS</text:span><text:span text:style-name="T48"> mes_c135, </text:span><text:span text:style-name="T35">count</text:span><text:span text:style-name="T48">(c13_mm) </text:span><text:span text:style-name="T14">AS</text:span><text:span text:style-name="T48"> c135_mm</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arbre </text:span><text:span text:style-name="T14">USING</text:span><text:span text:style-name="T48"> (id_ech, id_point)</text:span></text:p>
            <text:p text:style-name="P60"><text:span text:style-name="T14">INNER</text:span><text:span text:style-name="T48"> </text:span><text:span text:style-name="T14">JOIN</text:span><text:span text:style-name="T48"> arbre_2014 </text:span><text:span text:style-name="T14">USING</text:span><text:span text:style-name="T48"> (id_ech, id_point, a)</text:span></text:p>
            <text:p text:style-name="P60"><text:span text:style-name="T14">INNER</text:span><text:span text:style-name="T48"> </text:span><text:span text:style-name="T14">JOIN</text:span><text:span text:style-name="T48"> arbre_m2 </text:span><text:span text:style-name="T14">USING</text:span><text:span text:style-name="T48"> (id_ech, id_point, a)</text:span></text:p>
            <text:p text:style-name="P60"><text:span text:style-name="T14">LEFT</text:span><text:span text:style-name="T48"> </text:span><text:span text:style-name="T14">JOIN</text:span><text:span text:style-name="T48"> sante </text:span><text:span text:style-name="T14">USING</text:span><text:span text:style-name="T48"> (id_ech, id_point, a)</text:span></text:p>
            <text:p text:style-name="Standard"><text:span text:style-name="T14">WHERE</text:span><text:span text:style-name="T48"> annee = </text:span><text:span text:style-name="T76">2023</text:span><text:span text:style-name="T60">;</text:span></text:p>
            <text:p text:style-name="P12"/>
            <text:p text:style-name="P13">Les décomptes de données renseignées sont strictement identiques .</text:p>
            <text:p text:style-name="P12"/>
            <text:p text:style-name="P11">Le décompte sur les données DATEARBRE et DATEARBRE5, contenue dans une table à accès restreint, se fait dans la base Soif avec la requête suivante :</text:p>
            <text:p text:style-name="P60"><text:span text:style-name="Police_20_par_20_défaut"><text:span text:style-name="T17">SELECT</text:span></text:span><text:span text:style-name="T48"> </text:span><text:span text:style-name="T35">COUNT</text:span><text:span text:style-name="T48">(*)</text:span></text:p>
            <text:p text:style-name="P60"><text:span text:style-name="T14">FROM</text:span><text:span text:style-name="T48"> (</text:span></text:p>
            <text:p text:style-name="P60"><text:span text:style-name="T48"><text:s text:c="4"/></text:span><text:span text:style-name="T14">SELECT</text:span><text:span text:style-name="T48"> d.npp, a.a, </text:span><text:span text:style-name="T35">cast</text:span><text:span text:style-name="T48">(d.</text:span><text:span text:style-name="T14">mode</text:span><text:span text:style-name="T48"> </text:span><text:span text:style-name="T14">AS</text:span><text:span text:style-name="T48"> </text:span><text:span text:style-name="T35">DATE</text:span><text:span text:style-name="T48">) </text:span><text:span text:style-name="T14">AS</text:span><text:span text:style-name="T48"> datearbre</text:span></text:p>
            <text:p text:style-name="P60"><text:span text:style-name="T48"><text:s text:c="4"/></text:span><text:span text:style-name="T14">FROM</text:span><text:span text:style-name="T48"> soif.data_cache d</text:span></text:p>
            <text:p text:style-name="P60"><text:span text:style-name="T48"><text:s text:c="4"/></text:span><text:span text:style-name="T14">INNER</text:span><text:span text:style-name="T48"> </text:span><text:span text:style-name="T14">JOIN</text:span><text:span text:style-name="T48"> soif.v2e5arbre a </text:span><text:span text:style-name="T14">ON</text:span><text:span text:style-name="T48"> d.npp = a.npp </text:span><text:span text:style-name="T14">AND</text:span><text:span text:style-name="T48"> d.domaine = a.domaine</text:span></text:p>
            <text:p text:style-name="P60"><text:span text:style-name="T48"><text:s text:c="4"/></text:span><text:span text:style-name="T14">INNER</text:span><text:span text:style-name="T48"> </text:span><text:span text:style-name="T14">JOIN</text:span><text:span text:style-name="T48"> soif.point_anref pa </text:span><text:span text:style-name="T14">ON</text:span><text:span text:style-name="T48"> d.npp = pa.npp</text:span></text:p>
            <text:p text:style-name="P60"><text:span text:style-name="T48"><text:s text:c="4"/></text:span><text:span text:style-name="T14">INNER</text:span><text:span text:style-name="T48"> </text:span><text:span text:style-name="T14">JOIN</text:span><text:span text:style-name="T48"> soif.e1point e </text:span><text:span text:style-name="T14">ON</text:span><text:span text:style-name="T48"> d.npp = e.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donnee = </text:span><text:span text:style-name="T61">$$</text:span><text:span text:style-name="T48">DATEARBRE</text:span><text:span text:style-name="T61">$$</text:span></text:p>
            <text:p text:style-name="P60"><text:span text:style-name="T48"><text:s text:c="4"/></text:span><text:span text:style-name="T14">AND</text:span><text:span text:style-name="T48"> format = </text:span><text:span text:style-name="T61">$$</text:span><text:span text:style-name="T48">TV2E5ARBRE</text:span><text:span text:style-name="T61">$$</text:span></text:p>
            <text:p text:style-name="P60"><text:span text:style-name="T48"><text:s text:c="4"/></text:span><text:span text:style-name="T14">UNION</text:span></text:p>
            <text:p text:style-name="P60"><text:span text:style-name="T48"><text:s text:c="4"/></text:span><text:span text:style-name="T14">SELECT</text:span><text:span text:style-name="T48"> d.npp, a.a, </text:span><text:span text:style-name="T35">cast</text:span><text:span text:style-name="T48">(d.</text:span><text:span text:style-name="T14">mode</text:span><text:span text:style-name="T48"> </text:span><text:span text:style-name="T14">AS</text:span><text:span text:style-name="T48"> </text:span><text:span text:style-name="T35">DATE</text:span><text:span text:style-name="T48">) </text:span><text:span text:style-name="T14">AS</text:span><text:span text:style-name="T48"> datearbre</text:span></text:p>
            <text:p text:style-name="P60"><text:span text:style-name="T48"><text:s text:c="4"/></text:span><text:span text:style-name="T14">FROM</text:span><text:span text:style-name="T48"> soif.data_cache d</text:span></text:p>
            <text:p text:style-name="P60"><text:span text:style-name="T48"><text:s text:c="4"/></text:span><text:span text:style-name="T14">INNER</text:span><text:span text:style-name="T48"> </text:span><text:span text:style-name="T14">JOIN</text:span><text:span text:style-name="T48"> soif.v2e5arbre_new5 a </text:span><text:span text:style-name="T14">ON</text:span><text:span text:style-name="T48"> d.npp = a.npp </text:span><text:span text:style-name="T14">AND</text:span><text:span text:style-name="T48"> d.domaine = a.domaine</text:span></text:p>
            <text:p text:style-name="P60"><text:span text:style-name="T48"><text:s text:c="4"/></text:span><text:span text:style-name="T14">INNER</text:span><text:span text:style-name="T48"> </text:span><text:span text:style-name="T14">JOIN</text:span><text:span text:style-name="T48"> soif.point_anref pa </text:span><text:span text:style-name="T14">ON</text:span><text:span text:style-name="T48"> d.npp = pa.npp</text:span></text:p>
            <text:p text:style-name="P60"><text:soft-page-break/><text:span text:style-name="T48"><text:s text:c="4"/></text:span><text:span text:style-name="T14">INNER</text:span><text:span text:style-name="T48"> </text:span><text:span text:style-name="T14">JOIN</text:span><text:span text:style-name="T48"> soif.e1point e </text:span><text:span text:style-name="T14">ON</text:span><text:span text:style-name="T48"> d.npp = e.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donnee = </text:span><text:span text:style-name="T61">$$</text:span><text:span text:style-name="T48">DATEARBRE</text:span><text:span text:style-name="T61">$$</text:span></text:p>
            <text:p text:style-name="P60"><text:span text:style-name="T48"><text:s text:c="4"/></text:span><text:span text:style-name="T14">AND</text:span><text:span text:style-name="T48"> format = </text:span><text:span text:style-name="T61">$$</text:span><text:span text:style-name="T48">TV2E5ARBRE_NEW5</text:span><text:span text:style-name="T61">$$</text:span></text:p>
            <text:p text:style-name="P60"><text:span text:style-name="T48"><text:s text:c="4"/></text:span><text:span text:style-name="T14">UNION</text:span></text:p>
            <text:p text:style-name="P60"><text:span text:style-name="T48"><text:s text:c="4"/></text:span><text:span text:style-name="T14">SELECT</text:span><text:span text:style-name="T48"> d.npp, a.a, </text:span><text:span text:style-name="T35">cast</text:span><text:span text:style-name="T48">(d.</text:span><text:span text:style-name="T14">mode</text:span><text:span text:style-name="T48"> </text:span><text:span text:style-name="T14">AS</text:span><text:span text:style-name="T48"> </text:span><text:span text:style-name="T35">DATE</text:span><text:span text:style-name="T48">) </text:span><text:span text:style-name="T14">AS</text:span><text:span text:style-name="T48"> datearbre</text:span></text:p>
            <text:p text:style-name="P60"><text:span text:style-name="T48"><text:s text:c="4"/></text:span><text:span text:style-name="T14">FROM</text:span><text:span text:style-name="T48"> soif.data_cache d</text:span></text:p>
            <text:p text:style-name="P60"><text:span text:style-name="T48"><text:s text:c="4"/></text:span><text:span text:style-name="T14">INNER</text:span><text:span text:style-name="T48"> </text:span><text:span text:style-name="T14">JOIN</text:span><text:span text:style-name="T48"> soif.v2e5arbre5 a </text:span><text:span text:style-name="T14">ON</text:span><text:span text:style-name="T48"> d.npp = a.npp </text:span><text:span text:style-name="T14">AND</text:span><text:span text:style-name="T48"> d.domaine = a.domaine</text:span></text:p>
            <text:p text:style-name="P60"><text:span text:style-name="T48"><text:s text:c="4"/></text:span><text:span text:style-name="T14">INNER</text:span><text:span text:style-name="T48"> </text:span><text:span text:style-name="T14">JOIN</text:span><text:span text:style-name="T48"> soif.point_anref pa </text:span><text:span text:style-name="T14">ON</text:span><text:span text:style-name="T48"> d.npp = pa.npp</text:span></text:p>
            <text:p text:style-name="P60"><text:span text:style-name="T48"><text:s text:c="4"/></text:span><text:span text:style-name="T14">INNER</text:span><text:span text:style-name="T48"> </text:span><text:span text:style-name="T14">JOIN</text:span><text:span text:style-name="T48"> soif.e1point e </text:span><text:span text:style-name="T14">ON</text:span><text:span text:style-name="T48"> d.npp = e.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donnee = </text:span><text:span text:style-name="T61">$$</text:span><text:span text:style-name="T48">DATEARBRE5</text:span><text:span text:style-name="T61">$$</text:span></text:p>
            <text:p text:style-name="P60"><text:span text:style-name="T48"><text:s text:c="4"/></text:span><text:span text:style-name="T14">AND</text:span><text:span text:style-name="T48"> format = </text:span><text:span text:style-name="T61">$$</text:span><text:span text:style-name="T48">TV2E5ARBRE5</text:span><text:span text:style-name="T61">$$</text:span></text:p>
            <text:p text:style-name="Standard"><text:span text:style-name="T48">) </text:span><text:span text:style-name="T14">AS</text:span><text:span text:style-name="T48"> t</text:span><text:span text:style-name="T60">;</text:span></text:p>
            <text:p text:style-name="P11"/>
            <text:p text:style-name="P11">Son équivalent exécuté en base de production est :</text:p>
            <text:p text:style-name="P60"><text:span text:style-name="Police_20_par_20_défaut"><text:span text:style-name="T17">SELECT</text:span></text:span><text:span text:style-name="T48"> </text:span><text:span text:style-name="T35">COUNT</text:span><text:span text:style-name="T48">(datearbre)</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arbre_2014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ans chaque base sont, là aussi, identiques.</text:p>
            <text:p text:style-name="P11"/>
            <text:p text:style-name="P12"/>
          </table:table-cell>
        </table:table-row>
        <table:table-row table:style-name="TableLine1658033771648">
          <table:table-cell table:style-name="Tableau2.A1" office:value-type="string">
            <text:p text:style-name="EtiquetteSous">Données de nouveaux arbres recensable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a) </text:span><text:span text:style-name="T14">AS</text:span><text:span text:style-name="T48"> a, </text:span><text:span text:style-name="T35">count</text:span><text:span text:style-name="T48">(veget) </text:span><text:span text:style-name="T14">AS</text:span><text:span text:style-name="T48"> veget, </text:span><text:span text:style-name="T35">count</text:span><text:span text:style-name="T48">(espar) </text:span><text:span text:style-name="T14">AS</text:span><text:span text:style-name="T48"> espar, </text:span><text:span text:style-name="T35">count</text:span><text:span text:style-name="T48">(mes_c13) </text:span><text:span text:style-name="T14">AS</text:span><text:span text:style-name="T48"> mes_c13, </text:span><text:span text:style-name="T35">count</text:span><text:span text:style-name="T48">(azpr_gd) </text:span><text:span text:style-name="T14">AS</text:span><text:span text:style-name="T48"> azpr_gd, </text:span><text:span text:style-name="T35">count</text:span><text:span text:style-name="T48">(dpr_cm) </text:span><text:span text:style-name="T14">AS</text:span><text:span text:style-name="T48"> dpr_cm</text:span></text:p>
            <text:p text:style-name="P60"><text:span text:style-name="T48">, </text:span><text:span text:style-name="T35">count</text:span><text:span text:style-name="T48">(ori) </text:span><text:span text:style-name="T14">AS</text:span><text:span text:style-name="T48"> ori, </text:span><text:span text:style-name="T35">count</text:span><text:span text:style-name="T48">(acci) </text:span><text:span text:style-name="T14">AS</text:span><text:span text:style-name="T48"> acci, </text:span><text:span text:style-name="T35">count</text:span><text:span text:style-name="T48">(cible) </text:span><text:span text:style-name="T14">AS</text:span><text:span text:style-name="T48"> cible, </text:span><text:span text:style-name="T35">count</text:span><text:span text:style-name="T48">(lib) </text:span><text:span text:style-name="T14">AS</text:span><text:span text:style-name="T48"> lib</text:span></text:p>
            <text:p text:style-name="P60"><text:span text:style-name="T48">, </text:span><text:span text:style-name="T35">count</text:span><text:span text:style-name="T48">(htot_dm) </text:span><text:span text:style-name="T14">AS</text:span><text:span text:style-name="T48"> htot_dm, </text:span><text:span text:style-name="T35">count</text:span><text:span text:style-name="T48">(decoupe) </text:span><text:span text:style-name="T14">AS</text:span><text:span text:style-name="T48"> decoupe, </text:span><text:span text:style-name="T35">count</text:span><text:span text:style-name="T48">(hdec_dm) </text:span><text:span text:style-name="T14">AS</text:span><text:span text:style-name="T48"> hdec_dm, </text:span><text:span text:style-name="T35">count</text:span><text:span text:style-name="T48">(ddec_cm) </text:span><text:span text:style-name="T14">AS</text:span><text:span text:style-name="T48"> ddec_cm, </text:span><text:span text:style-name="T35">count</text:span><text:span text:style-name="T48">(c13_mm) </text:span><text:span text:style-name="T14">AS</text:span><text:span text:style-name="T48"> c13_mm</text:span></text:p>
            <text:p text:style-name="P60"><text:span text:style-name="T14">FROM</text:span><text:span text:style-name="T48"> soif.v2e5arbre_new5</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oft-page-break/><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pan text:style-name="T14">AND</text:span><text:span text:style-name="T48"> anref = </text:span><text:span text:style-name="T76">2023</text:span><text:span text:style-name="T60">;</text:span></text:p>
            <text:p text:style-name="P25"/>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a) </text:span><text:span text:style-name="T14">AS</text:span><text:span text:style-name="T48"> a, </text:span><text:span text:style-name="T35">count</text:span><text:span text:style-name="T48">(veget) </text:span><text:span text:style-name="T14">AS</text:span><text:span text:style-name="T48"> veget, </text:span><text:span text:style-name="T35">count</text:span><text:span text:style-name="T48">(espar) </text:span><text:span text:style-name="T14">AS</text:span><text:span text:style-name="T48"> espar, </text:span><text:span text:style-name="T35">count</text:span><text:span text:style-name="T48">(mes_c13) </text:span><text:span text:style-name="T14">AS</text:span><text:span text:style-name="T48"> mes_c13, </text:span><text:span text:style-name="T35">count</text:span><text:span text:style-name="T48">(azpr_gd) </text:span><text:span text:style-name="T14">AS</text:span><text:span text:style-name="T48"> azpr_gd, </text:span><text:span text:style-name="T35">count</text:span><text:span text:style-name="T48">(dpr_cm) </text:span><text:span text:style-name="T14">AS</text:span><text:span text:style-name="T48"> dpr_cm</text:span></text:p>
            <text:p text:style-name="P60"><text:span text:style-name="T48">, </text:span><text:span text:style-name="T35">count</text:span><text:span text:style-name="T48">(ori) </text:span><text:span text:style-name="T14">AS</text:span><text:span text:style-name="T48"> ori, </text:span><text:span text:style-name="T35">count</text:span><text:span text:style-name="T48">(acci) </text:span><text:span text:style-name="T14">AS</text:span><text:span text:style-name="T48"> acci, </text:span><text:span text:style-name="T35">count</text:span><text:span text:style-name="T48">(cible) </text:span><text:span text:style-name="T14">AS</text:span><text:span text:style-name="T48"> cible, </text:span><text:span text:style-name="T35">count</text:span><text:span text:style-name="T48">(lib) </text:span><text:span text:style-name="T14">AS</text:span><text:span text:style-name="T48"> lib</text:span></text:p>
            <text:p text:style-name="P60"><text:span text:style-name="T48">, </text:span><text:span text:style-name="T35">count</text:span><text:span text:style-name="T48">(htot_dm) </text:span><text:span text:style-name="T14">AS</text:span><text:span text:style-name="T48"> htot_dm, </text:span><text:span text:style-name="T35">count</text:span><text:span text:style-name="T48">(decoupe) </text:span><text:span text:style-name="T14">AS</text:span><text:span text:style-name="T48"> decoupe, </text:span><text:span text:style-name="T35">count</text:span><text:span text:style-name="T48">(hdec_dm) </text:span><text:span text:style-name="T14">AS</text:span><text:span text:style-name="T48"> hdec_dm, </text:span><text:span text:style-name="T35">count</text:span><text:span text:style-name="T48">(ddec_cm) </text:span><text:span text:style-name="T14">AS</text:span><text:span text:style-name="T48"> ddec_cm, </text:span><text:span text:style-name="T35">count</text:span><text:span text:style-name="T48">(c13_mm) </text:span><text:span text:style-name="T14">AS</text:span><text:span text:style-name="T48"> c13_mm</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descript_m2 </text:span><text:span text:style-name="T14">USING</text:span><text:span text:style-name="T48"> (id_ech, id_point)</text:span></text:p>
            <text:p text:style-name="P60"><text:span text:style-name="T14">INNER</text:span><text:span text:style-name="T48"> </text:span><text:span text:style-name="T14">JOIN</text:span><text:span text:style-name="T48"> arbre </text:span><text:span text:style-name="T14">USING</text:span><text:span text:style-name="T48"> (id_ech, id_point)</text:span></text:p>
            <text:p text:style-name="P60"><text:span text:style-name="T14">INNER</text:span><text:span text:style-name="T48"> </text:span><text:span text:style-name="T14">JOIN</text:span><text:span text:style-name="T48"> arbre_2014 </text:span><text:span text:style-name="T14">USING</text:span><text:span text:style-name="T48"> (id_ech, id_point, a)</text:span></text:p>
            <text:p text:style-name="P60"><text:span text:style-name="T14">INNER</text:span><text:span text:style-name="T48"> </text:span><text:span text:style-name="T14">JOIN</text:span><text:span text:style-name="T48"> arbre_m1 </text:span><text:span text:style-name="T14">USING</text:span><text:span text:style-name="T48"> (id_ech, id_point, a)</text:span></text:p>
            <text:p text:style-name="P60"><text:span text:style-name="T14">INNER</text:span><text:span text:style-name="T48"> </text:span><text:span text:style-name="T14">JOIN</text:span><text:span text:style-name="T48"> arbre_m1_2014 </text:span><text:span text:style-name="T14">USING</text:span><text:span text:style-name="T48"> (id_ech, id_point, a)</text:span></text:p>
            <text:p text:style-name="Standard"><text:span text:style-name="T14">WHERE</text:span><text:span text:style-name="T48"> annee = </text:span><text:span text:style-name="T76">2023</text:span><text:span text:style-name="T60">;</text:span></text:p>
            <text:p text:style-name="P12"/>
            <text:p text:style-name="P13">Les décomptes de données renseignées sont strictement identiques dans les deux bases, excepté pour la donnée DATEARBRE, déplacée dans une table à accès restreint dans la base Soif, mais chargée en base de production.</text:p>
            <text:p text:style-name="P12"/>
          </table:table-cell>
        </table:table-row>
        <table:table-row table:style-name="TableLine1658033764032">
          <table:table-cell table:style-name="Tableau2.A1" office:value-type="string">
            <text:p text:style-name="EtiquetteSous">Données d’arbres (première description)</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a) </text:span><text:span text:style-name="T14">AS</text:span><text:span text:style-name="T48"> a, </text:span><text:span text:style-name="T35">count</text:span><text:span text:style-name="T48">(veget) </text:span><text:span text:style-name="T14">AS</text:span><text:span text:style-name="T48"> veget, </text:span><text:span text:style-name="T35">count</text:span><text:span text:style-name="T48">(espar) </text:span><text:span text:style-name="T14">AS</text:span><text:span text:style-name="T48"> espar, </text:span><text:span text:style-name="T35">count</text:span><text:span text:style-name="T48">(mes_c13) </text:span><text:span text:style-name="T14">AS</text:span><text:span text:style-name="T48"> mes_c13, </text:span><text:span text:style-name="T35">count</text:span><text:span text:style-name="T48">(azpr_gd) </text:span><text:span text:style-name="T14">AS</text:span><text:span text:style-name="T48"> azpr_gd, </text:span><text:span text:style-name="T35">count</text:span><text:span text:style-name="T48">(dpr_cm) </text:span><text:span text:style-name="T14">AS</text:span><text:span text:style-name="T48"> dpr_cm, </text:span><text:span text:style-name="T35">count</text:span><text:span text:style-name="T48">(simplif) </text:span><text:span text:style-name="T14">AS</text:span><text:span text:style-name="T48"> simplif</text:span></text:p>
            <text:p text:style-name="P60"><text:span text:style-name="T48">, </text:span><text:span text:style-name="T35">count</text:span><text:span text:style-name="T48">(ori) </text:span><text:span text:style-name="T14">AS</text:span><text:span text:style-name="T48"> ori, </text:span><text:span text:style-name="T35">count</text:span><text:span text:style-name="T48">(acci) </text:span><text:span text:style-name="T14">AS</text:span><text:span text:style-name="T48"> acci, </text:span><text:span text:style-name="T35">count</text:span><text:span text:style-name="T48">(cible) </text:span><text:span text:style-name="T14">AS</text:span><text:span text:style-name="T48"> cible, </text:span><text:span text:style-name="T35">count</text:span><text:span text:style-name="T48">(lib) </text:span><text:span text:style-name="T14">AS</text:span><text:span text:style-name="T48"> lib, </text:span><text:span text:style-name="T35">count</text:span><text:span text:style-name="T48">(datemort) </text:span><text:span text:style-name="T14">AS</text:span><text:span text:style-name="T48"> datemort, </text:span><text:span text:style-name="T35">count</text:span><text:span text:style-name="T48">(repere) </text:span><text:span text:style-name="T14">AS</text:span><text:span text:style-name="T48"> repere, </text:span><text:span text:style-name="T35">count</text:span><text:span text:style-name="T48">(arbat) </text:span><text:span text:style-name="T14">AS</text:span><text:span text:style-name="T48"> arbat, </text:span><text:span text:style-name="T35">count</text:span><text:span text:style-name="T48">(mortb) </text:span><text:span text:style-name="T14">AS</text:span><text:span text:style-name="T48"> mortb, </text:span><text:span text:style-name="T35">count</text:span><text:span text:style-name="T48">(sfgui) </text:span><text:span text:style-name="T14">AS</text:span><text:span text:style-name="T48"> sfgui, </text:span><text:span text:style-name="T35">count</text:span><text:span text:style-name="T48">(deggib) </text:span><text:span text:style-name="T14">AS</text:span><text:span text:style-name="T48"> deggib</text:span></text:p>
            <text:p text:style-name="P60"><text:span text:style-name="T48">, </text:span><text:span text:style-name="T35">count</text:span><text:span text:style-name="T48">(htot_dm) </text:span><text:span text:style-name="T14">AS</text:span><text:span text:style-name="T48"> htot_dm, </text:span><text:span text:style-name="T35">count</text:span><text:span text:style-name="T48">(decoupe) </text:span><text:span text:style-name="T14">AS</text:span><text:span text:style-name="T48"> decoupe, </text:span><text:span text:style-name="T35">count</text:span><text:span text:style-name="T48">(hdec_dm) </text:span><text:span text:style-name="T14">AS</text:span><text:span text:style-name="T48"> hdec_dm, </text:span><text:span text:style-name="T35">count</text:span><text:span text:style-name="T48">(ddec_cm) </text:span><text:span text:style-name="T14">AS</text:span><text:span text:style-name="T48"> ddec_cm, </text:span><text:span text:style-name="T35">count</text:span><text:span text:style-name="T48">(c13_mm) </text:span><text:span text:style-name="T14">AS</text:span><text:span text:style-name="T48"> c13_mm, </text:span><text:span text:style-name="T35">count</text:span><text:span text:style-name="T48">(qbp) </text:span><text:span text:style-name="T14">AS</text:span><text:span text:style-name="T48"> qbp, </text:span><text:span text:style-name="T35">count</text:span><text:span text:style-name="T48">(hbv_dm) </text:span><text:span text:style-name="T14">AS</text:span><text:span text:style-name="T48"> hbv_dm, </text:span><text:span text:style-name="T35">count</text:span><text:span text:style-name="T48">(hbm_dm) </text:span><text:span text:style-name="T14">AS</text:span><text:span text:style-name="T48"> hbm_dm, </text:span><text:span text:style-name="T35">count</text:span><text:span text:style-name="T48">(hrb_dm) </text:span><text:span text:style-name="T14">AS</text:span><text:span text:style-name="T48"> hrb_dm</text:span></text:p>
            <text:p text:style-name="P60"><text:span text:style-name="T48">, </text:span><text:span text:style-name="T35">count</text:span><text:span text:style-name="T48">(ma) </text:span><text:span text:style-name="T14">AS</text:span><text:span text:style-name="T48"> ma, </text:span><text:span text:style-name="T35">count</text:span><text:span text:style-name="T48">(mr) </text:span><text:span text:style-name="T14">AS</text:span><text:span text:style-name="T48"> mr, </text:span><text:span text:style-name="T35">count</text:span><text:span text:style-name="T48">(hcd_cm) </text:span><text:span text:style-name="T14">AS</text:span><text:span text:style-name="T48"> hcd_cm <text:s text:c="3"/></text:span></text:p>
            <text:p text:style-name="P60"><text:span text:style-name="T48">, </text:span><text:span text:style-name="T35">count</text:span><text:span text:style-name="T48">(c13_inf_mm) </text:span><text:span text:style-name="T14">AS</text:span><text:span text:style-name="T48"> c13_inf_mm, </text:span><text:span text:style-name="T35">count</text:span><text:span text:style-name="T48">(c13_sup_mm) </text:span><text:span text:style-name="T14">AS</text:span><text:span text:style-name="T48"> c13_sup_mm</text:span></text:p>
            <text:p text:style-name="P60"><text:span text:style-name="T14">FROM</text:span><text:span text:style-name="T48"> soif.v2e5arbre</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oft-page-break/><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pan text:style-name="T14">AND</text:span><text:span text:style-name="T48"> anref = </text:span><text:span text:style-name="T76">2023</text:span><text:span text:style-name="T60">;</text:span><text:bookmark-start text:name="__DdeLink__89496_1836628826"/></text:p>
            <text:p text:style-name="P25"><text:bookmark-end text:name="__DdeLink__89496_1836628826"/></text:p>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a) </text:span><text:span text:style-name="T14">AS</text:span><text:span text:style-name="T48"> a, </text:span><text:span text:style-name="T35">count</text:span><text:span text:style-name="T48">(veget) </text:span><text:span text:style-name="T14">AS</text:span><text:span text:style-name="T48"> veget, </text:span><text:span text:style-name="T35">count</text:span><text:span text:style-name="T48">(espar) </text:span><text:span text:style-name="T14">AS</text:span><text:span text:style-name="T48"> espar, </text:span><text:span text:style-name="T35">count</text:span><text:span text:style-name="T48">(mes_c13) </text:span><text:span text:style-name="T14">AS</text:span><text:span text:style-name="T48"> mes_c13, </text:span><text:span text:style-name="T35">count</text:span><text:span text:style-name="T48">(azpr_gd) </text:span><text:span text:style-name="T14">AS</text:span><text:span text:style-name="T48"> azpr_gd, </text:span><text:span text:style-name="T35">count</text:span><text:span text:style-name="T48">(dpr_cm) </text:span><text:span text:style-name="T14">AS</text:span><text:span text:style-name="T48"> dpr_cm, </text:span><text:span text:style-name="T35">count</text:span><text:span text:style-name="T48">(simplif) </text:span><text:span text:style-name="T14">AS</text:span><text:span text:style-name="T48"> simplif</text:span></text:p>
            <text:p text:style-name="P60"><text:span text:style-name="T48">, </text:span><text:span text:style-name="T35">count</text:span><text:span text:style-name="T48">(ori) </text:span><text:span text:style-name="T14">AS</text:span><text:span text:style-name="T48"> ori, </text:span><text:span text:style-name="T35">count</text:span><text:span text:style-name="T48">(acci) </text:span><text:span text:style-name="T14">AS</text:span><text:span text:style-name="T48"> acci, </text:span><text:span text:style-name="T35">count</text:span><text:span text:style-name="T48">(cible) </text:span><text:span text:style-name="T14">AS</text:span><text:span text:style-name="T48"> cible, </text:span><text:span text:style-name="T35">count</text:span><text:span text:style-name="T48">(lib) </text:span><text:span text:style-name="T14">AS</text:span><text:span text:style-name="T48"> lib, </text:span><text:span text:style-name="T35">count</text:span><text:span text:style-name="T48">(datemort) </text:span><text:span text:style-name="T14">AS</text:span><text:span text:style-name="T48"> datemort, </text:span><text:span text:style-name="T35">count</text:span><text:span text:style-name="T48">(repere) </text:span><text:span text:style-name="T14">AS</text:span><text:span text:style-name="T48"> repere, </text:span><text:span text:style-name="T35">count</text:span><text:span text:style-name="T48">(arbre_m1.suppl-&gt;&gt;</text:span><text:span text:style-name="T87">'arbat'</text:span><text:span text:style-name="T48">) </text:span><text:span text:style-name="T14">AS</text:span><text:span text:style-name="T48"> arbat, </text:span><text:span text:style-name="T35">count</text:span><text:span text:style-name="T48">(mortb) </text:span><text:span text:style-name="T14">AS</text:span><text:span text:style-name="T48"> mortb, </text:span><text:span text:style-name="T35">count</text:span><text:span text:style-name="T48">(sfgui) </text:span><text:span text:style-name="T14">AS</text:span><text:span text:style-name="T48"> sfgui, </text:span><text:span text:style-name="T35">count</text:span><text:span text:style-name="T48">(deggib) </text:span><text:span text:style-name="T14">AS</text:span><text:span text:style-name="T48"> deggib</text:span></text:p>
            <text:p text:style-name="P60"><text:span text:style-name="T48">, </text:span><text:span text:style-name="T35">count</text:span><text:span text:style-name="T48">(htot_dm) </text:span><text:span text:style-name="T14">AS</text:span><text:span text:style-name="T48"> htot_dm, </text:span><text:span text:style-name="T35">count</text:span><text:span text:style-name="T48">(decoupe) </text:span><text:span text:style-name="T14">AS</text:span><text:span text:style-name="T48"> decoupe, </text:span><text:span text:style-name="T35">count</text:span><text:span text:style-name="T48">(hdec_dm) </text:span><text:span text:style-name="T14">AS</text:span><text:span text:style-name="T48"> hdec_dm, </text:span><text:span text:style-name="T35">count</text:span><text:span text:style-name="T48">(ddec_cm) </text:span><text:span text:style-name="T14">AS</text:span><text:span text:style-name="T48"> ddec_cm, </text:span><text:span text:style-name="T35">count</text:span><text:span text:style-name="T48">(c13_mm) </text:span><text:span text:style-name="T14">AS</text:span><text:span text:style-name="T48"> c13_mm, </text:span><text:span text:style-name="T35">count</text:span><text:span text:style-name="T48">(qbp) </text:span><text:span text:style-name="T14">AS</text:span><text:span text:style-name="T48"> qbp, </text:span><text:span text:style-name="T35">count</text:span><text:span text:style-name="T48">(hbv_dm) </text:span><text:span text:style-name="T14">AS</text:span><text:span text:style-name="T48"> hbv_dm, </text:span><text:span text:style-name="T35">count</text:span><text:span text:style-name="T48">(hbm_dm) </text:span><text:span text:style-name="T14">AS</text:span><text:span text:style-name="T48"> hbm_dm, </text:span><text:span text:style-name="T35">count</text:span><text:span text:style-name="T48">(hrb_dm) </text:span><text:span text:style-name="T14">AS</text:span><text:span text:style-name="T48"> hrb_dm</text:span></text:p>
            <text:p text:style-name="P60"><text:span text:style-name="T48">, </text:span><text:span text:style-name="T35">count</text:span><text:span text:style-name="T48">(ma) </text:span><text:span text:style-name="T14">AS</text:span><text:span text:style-name="T48"> ma, </text:span><text:span text:style-name="T35">count</text:span><text:span text:style-name="T48">(mr) </text:span><text:span text:style-name="T14">AS</text:span><text:span text:style-name="T48"> mr, </text:span><text:span text:style-name="T35">count</text:span><text:span text:style-name="T48">(hcd_cm) </text:span><text:span text:style-name="T14">AS</text:span><text:span text:style-name="T48"> hcd_cm <text:s text:c="3"/></text:span></text:p>
            <text:p text:style-name="P60"><text:span text:style-name="T48">, </text:span><text:span text:style-name="T35">count</text:span><text:span text:style-name="T48">(arbre.suppl-&gt;&gt;</text:span><text:span text:style-name="T87">'c13_inf_mm'</text:span><text:span text:style-name="T48">) </text:span><text:span text:style-name="T14">AS</text:span><text:span text:style-name="T48"> c13_inf_mm, </text:span><text:span text:style-name="T35">count</text:span><text:span text:style-name="T48">(arbre.suppl-&gt;&gt;</text:span><text:span text:style-name="T87">'c13_sup_mm'</text:span><text:span text:style-name="T48">) </text:span><text:span text:style-name="T14">AS</text:span><text:span text:style-name="T48"> c13_sup_mm</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descript_m1 </text:span><text:span text:style-name="T14">USING</text:span><text:span text:style-name="T48"> (id_ech, id_point)</text:span></text:p>
            <text:p text:style-name="P60"><text:span text:style-name="T14">INNER</text:span><text:span text:style-name="T48"> </text:span><text:span text:style-name="T14">JOIN</text:span><text:span text:style-name="T48"> arbre </text:span><text:span text:style-name="T14">USING</text:span><text:span text:style-name="T48"> (id_ech, id_point)</text:span></text:p>
            <text:p text:style-name="P60"><text:span text:style-name="T14">LEFT</text:span><text:span text:style-name="T48"> </text:span><text:span text:style-name="T14">JOIN</text:span><text:span text:style-name="T48"> arbre_2014 </text:span><text:span text:style-name="T14">USING</text:span><text:span text:style-name="T48"> (id_ech, id_point, a)</text:span></text:p>
            <text:p text:style-name="P60"><text:span text:style-name="T14">LEFT</text:span><text:span text:style-name="T48"> </text:span><text:span text:style-name="T14">JOIN</text:span><text:span text:style-name="T48"> arbre_m1 </text:span><text:span text:style-name="T14">USING</text:span><text:span text:style-name="T48"> (id_ech, id_point, a)</text:span></text:p>
            <text:p text:style-name="P60"><text:span text:style-name="T14">LEFT</text:span><text:span text:style-name="T48"> </text:span><text:span text:style-name="T14">JOIN</text:span><text:span text:style-name="T48"> arbre_m1_2014 </text:span><text:span text:style-name="T14">USING</text:span><text:span text:style-name="T48"> (id_ech, id_point, a)</text:span></text:p>
            <text:p text:style-name="P60"><text:span text:style-name="T14">LEFT</text:span><text:span text:style-name="T48"> </text:span><text:span text:style-name="T14">JOIN</text:span><text:span text:style-name="T48"> sante </text:span><text:span text:style-name="T14">USING</text:span><text:span text:style-name="T48"> (id_ech, id_point, a)</text:span></text:p>
            <text:p text:style-name="Standard"><text:span text:style-name="T14">WHERE</text:span><text:span text:style-name="T48"> annee = </text:span><text:span text:style-name="T76">2023</text:span><text:span text:style-name="T60">;</text:span></text:p>
            <text:p text:style-name="P12"/>
            <text:p text:style-name="P13">Les décomptes de données renseignées sont strictement identiques dans les deux bases.</text:p>
            <text:p text:style-name="P12"/>
          </table:table-cell>
        </table:table-row>
        <table:table-row table:style-name="TableLine1658033778720">
          <table:table-cell table:style-name="Tableau2.A1" office:value-type="string">
            <text:p text:style-name="EtiquetteSous">Données d’accroissements d’arbres</text:p>
          </table:table-cell>
          <table:table-cell table:style-name="Tableau2.A1" office:value-type="string">
            <text:p text:style-name="P11">La requête exécutée dans la base Soif est la suivante :</text:p>
            <text:p text:style-name="P60"><text:span text:style-name="Police_20_par_20_défaut"><text:span text:style-name="T17">WITH</text:span></text:span><text:span text:style-name="T48"> accroi </text:span><text:span text:style-name="T14">AS</text:span><text:span text:style-name="T48"> (</text:span></text:p>
            <text:p text:style-name="P60"><text:span text:style-name="T48"><text:s text:c="4"/></text:span><text:span text:style-name="T14">SELECT</text:span><text:span text:style-name="T48"> npp, id_a, </text:span><text:span text:style-name="T76">0</text:span><text:span text:style-name="T48"> </text:span><text:span text:style-name="T14">AS</text:span><text:span text:style-name="T48"> nir, ir0_1_10mm </text:span><text:span text:style-name="T14">AS</text:span><text:span text:style-name="T48"> ir</text:span></text:p>
            <text:p text:style-name="P60"><text:span text:style-name="T48"><text:s text:c="4"/></text:span><text:span text:style-name="T14">FROM</text:span><text:span text:style-name="T48"> soif.v2e5arbre </text:span></text:p>
            <text:p text:style-name="P60"><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0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oft-page-break/><text:span text:style-name="T48"><text:s text:c="4"/></text:span><text:span text:style-name="T14">SELECT</text:span><text:span text:style-name="T48"> npp, id_a, </text:span><text:span text:style-name="T76">5</text:span><text:span text:style-name="T48"> </text:span><text:span text:style-name="T14">AS</text:span><text:span text:style-name="T48"> nir, ir5_1_10mm</text:span></text:p>
            <text:p text:style-name="P60"><text:span text:style-name="T48"><text:s text:c="4"/></text:span><text:span text:style-name="T14">FROM</text:span><text:span text:style-name="T48"> soif.v2e5arbre </text:span></text:p>
            <text:p text:style-name="P60"><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5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ncern </text:span><text:span text:style-name="T14">AS</text:span><text:span text:style-name="T48"> nir, irn_1_10mm</text:span></text:p>
            <text:p text:style-name="P60"><text:span text:style-name="T48"><text:s text:c="4"/></text:span><text:span text:style-name="T14">FROM</text:span><text:span text:style-name="T48"> soif.v2e5arbre </text:span></text:p>
            <text:p text:style-name="P60"><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n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1</text:span><text:span text:style-name="T48"> </text:span><text:span text:style-name="T14">AS</text:span><text:span text:style-name="T48"> nir, ir1_1_10mm</text:span></text:p>
            <text:p text:style-name="P60"><text:span text:style-name="T48"><text:s text:c="4"/></text:span><text:span text:style-name="T14">FROM</text:span><text:span text:style-name="T48"> soif.v2e5arbre_age </text:span></text:p>
            <text:p text:style-name="P60"><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1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2</text:span><text:span text:style-name="T48"> </text:span><text:span text:style-name="T14">AS</text:span><text:span text:style-name="T48"> nir, ir2_1_10mm</text:span></text:p>
            <text:p text:style-name="P60"><text:span text:style-name="T48"><text:s text:c="4"/></text:span><text:span text:style-name="T14">FROM</text:span><text:span text:style-name="T48"> soif.v2e5arbre_age </text:span></text:p>
            <text:p text:style-name="P60"><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2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3</text:span><text:span text:style-name="T48"> </text:span><text:span text:style-name="T14">AS</text:span><text:span text:style-name="T48"> nir, ir3_1_10mm</text:span></text:p>
            <text:p text:style-name="P60"><text:span text:style-name="T48"><text:s text:c="4"/></text:span><text:span text:style-name="T14">FROM</text:span><text:span text:style-name="T48"> soif.v2e5arbre_age </text:span></text:p>
            <text:p text:style-name="P60"><text:soft-page-break/><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3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4</text:span><text:span text:style-name="T48"> </text:span><text:span text:style-name="T14">AS</text:span><text:span text:style-name="T48"> nir, ir4_1_10mm</text:span></text:p>
            <text:p text:style-name="P60"><text:span text:style-name="T48"><text:s text:c="4"/></text:span><text:span text:style-name="T14">FROM</text:span><text:span text:style-name="T48"> soif.v2e5arbre_age </text:span></text:p>
            <text:p text:style-name="P60"><text:span text:style-name="T48"><text:s text:c="4"/></text:span><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numvisi = </text:span><text:span text:style-name="T87">'2'</text:span></text:p>
            <text:p text:style-name="P60"><text:span text:style-name="T48"><text:s text:c="4"/></text:span><text:span text:style-name="T14">AND</text:span><text:span text:style-name="T48"> inv = </text:span><text:span text:style-name="T87">'T'</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4_1_10mm </text:span><text:span text:style-name="T14">IS</text:span><text:span text:style-name="T48"> </text:span><text:span text:style-name="T14">NOT</text:span><text:span text:style-name="T48"> </text:span><text:span text:style-name="T14">NULL</text:span></text:p>
            <text:p text:style-name="P44">)</text:p>
            <text:p text:style-name="P60"><text:span text:style-name="T14">SELECT</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nir) </text:span><text:span text:style-name="T14">AS</text:span><text:span text:style-name="T48"> nir, </text:span><text:span text:style-name="T35">count</text:span><text:span text:style-name="T48">(ir) </text:span><text:span text:style-name="T14">AS</text:span><text:span text:style-name="T48"> irn_1_10mm</text:span></text:p>
            <text:p text:style-name="Standard"><text:span text:style-name="T14">FROM</text:span><text:span text:style-name="T48"> accroi</text:span><text:span text:style-name="T60">;</text:span></text:p>
            <text:p text:style-name="P12"/>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nir) </text:span><text:span text:style-name="T14">AS</text:span><text:span text:style-name="T48"> nir, </text:span><text:span text:style-name="T35">count</text:span><text:span text:style-name="T48">(irn_1_10_mm) </text:span><text:span text:style-name="T14">AS</text:span><text:span text:style-name="T48"> irn_1_10_mm <text:s text:c="3"/></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accroissement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2"/>
            <text:p text:style-name="P11">Les décomptes de données renseignées sont strictement identiques dans les deux bases.</text:p>
            <text:p text:style-name="P12"/>
          </table:table-cell>
        </table:table-row>
        <table:table-row table:style-name="TableLine1658033777632">
          <table:table-cell table:style-name="Tableau2.A1" office:value-type="string">
            <text:p text:style-name="EtiquetteSous">Données de mesures d’âge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id_a) </text:span><text:span text:style-name="T14">AS</text:span><text:span text:style-name="T48"> a, </text:span><text:span text:style-name="T35">count</text:span><text:span text:style-name="T48">(typdom) </text:span><text:span text:style-name="T14">AS</text:span><text:span text:style-name="T48"> typdom, </text:span><text:span text:style-name="T35">count</text:span><text:span text:style-name="T48">(age13) </text:span><text:span text:style-name="T14">AS</text:span><text:span text:style-name="T48"> age13, </text:span><text:span text:style-name="T35">count</text:span><text:span text:style-name="T48">(sfcoeur) </text:span><text:span text:style-name="T14">AS</text:span><text:span text:style-name="T48"> sfcoeur, </text:span><text:span text:style-name="T35">count</text:span><text:span text:style-name="T48">(ncerncar) </text:span><text:span text:style-name="T14">AS</text:span><text:span text:style-name="T48"> ncerncar, </text:span><text:span text:style-name="T35">count</text:span><text:span text:style-name="T48">(longcar) </text:span><text:span text:style-name="T14">AS</text:span><text:span text:style-name="T48"> longcar</text:span></text:p>
            <text:p text:style-name="P60"><text:span text:style-name="T14">FROM</text:span><text:span text:style-name="T48"> soif.v2e5arbre_age</text:span></text:p>
            <text:p text:style-name="P60"><text:span text:style-name="T14">INNER</text:span><text:span text:style-name="T48"> </text:span><text:span text:style-name="T14">JOIN</text:span><text:span text:style-name="T48"> soif.e1point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numvisi = </text:span><text:span text:style-name="T87">'2'</text:span></text:p>
            <text:p text:style-name="P60"><text:span text:style-name="T14">AND</text:span><text:span text:style-name="T48"> inv = </text:span><text:span text:style-name="T87">'T'</text:span></text:p>
            <text:p text:style-name="Standard"><text:soft-page-break/><text:span text:style-name="T14">AND</text:span><text:span text:style-name="T48"> anref = </text:span><text:span text:style-name="T76">2023</text:span><text:span text:style-name="T60">;</text:span></text:p>
            <text:p text:style-name="P25"/>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numa) </text:span><text:span text:style-name="T14">AS</text:span><text:span text:style-name="T48"> a, </text:span><text:span text:style-name="T35">count</text:span><text:span text:style-name="T48">(typdom) </text:span><text:span text:style-name="T14">AS</text:span><text:span text:style-name="T48"> typdom, </text:span><text:span text:style-name="T35">count</text:span><text:span text:style-name="T48">(age13) </text:span><text:span text:style-name="T14">AS</text:span><text:span text:style-name="T48"> age13, </text:span><text:span text:style-name="T35">count</text:span><text:span text:style-name="T48">(sfcoeur) </text:span><text:span text:style-name="T14">AS</text:span><text:span text:style-name="T48"> sfcoeur, </text:span><text:span text:style-name="T35">count</text:span><text:span text:style-name="T48">(ncerncar) </text:span><text:span text:style-name="T14">AS</text:span><text:span text:style-name="T48"> ncerncar, </text:span><text:span text:style-name="T35">count</text:span><text:span text:style-name="T48">(longcar) </text:span><text:span text:style-name="T14">AS</text:span><text:span text:style-name="T48"> longcar</text:span></text:p>
            <text:p text:style-name="P60"><text:span text:style-name="T14">FROM</text:span><text:span text:style-name="T48"> v_liste_points_lt2</text:span></text:p>
            <text:p text:style-name="P60"><text:span text:style-name="T14">INNER</text:span><text:span text:style-name="T48"> </text:span><text:span text:style-name="T14">JOIN</text:span><text:span text:style-name="T48"> arbre </text:span><text:span text:style-name="T14">USING</text:span><text:span text:style-name="T48"> (id_ech, id_point)</text:span></text:p>
            <text:p text:style-name="P60"><text:span text:style-name="T14">INNER</text:span><text:span text:style-name="T48"> </text:span><text:span text:style-name="T14">JOIN</text:span><text:span text:style-name="T48"> </text:span><text:span text:style-name="T35">age</text:span><text:span text:style-name="T48"> </text:span><text:span text:style-name="T14">USING</text:span><text:span text:style-name="T48"> (id_ech, id_point, a)</text:span></text:p>
            <text:p text:style-name="P60"><text:span text:style-name="T14">LEFT</text:span><text:span text:style-name="T48"> </text:span><text:span text:style-name="T14">JOIN</text:span><text:span text:style-name="T48"> sante </text:span><text:span text:style-name="T14">USING</text:span><text:span text:style-name="T48"> (id_ech, id_point, a)</text:span></text:p>
            <text:p text:style-name="Standard"><text:span text:style-name="T14">WHERE</text:span><text:span text:style-name="T48"> annee = </text:span><text:span text:style-name="T76">2023</text:span><text:span text:style-name="T60">;</text:span></text:p>
            <text:p text:style-name="P12"/>
            <text:p text:style-name="P11">Les décomptes de données renseignées sont strictement identiques dans les deux bases.</text:p>
            <text:p text:style-name="P12"/>
          </table:table-cell>
        </table:table-row>
        <table:table-row table:style-name="TableLine1658033765936">
          <table:table-cell table:style-name="Tableau2.A1" office:value-type="string">
            <text:p text:style-name="EtiquetteSous">Conclusion des tests sur points deuxième visite terrain</text:p>
          </table:table-cell>
          <table:table-cell table:style-name="Tableau2.A1" office:value-type="string">
            <text:p text:style-name="P11">L’ensemble des décomptes de valeurs sur toutes les données concernant les points de deuxième visite est strictement identique en base Soif et en base de production.</text:p>
            <text:p text:style-name="P11">Le chargement des points de deuxième visite terrain de Soif vers la base de production est donc validé.</text:p>
            <text:p text:style-name="Fragment"/>
          </table:table-cell>
        </table:table-row>
        <table:table-row table:style-name="TableLine1658033770560">
          <table:table-cell table:style-name="Tableau2.A1" office:value-type="string">
            <text:p text:style-name="Etiquette">Tests sur points première visite terrain après deuxième photo-interprétation</text:p>
          </table:table-cell>
          <table:table-cell table:style-name="Tableau2.A1" office:value-type="string">
            <text:p text:style-name="P11">Les tables de la base de collecte Soif contenant les données de première visite après deuxième photo-interprétation et ayant fait l’objet d’un test sont les suivantes :</text:p>
            <text:list xml:id="list83713140705156" text:continue-numbering="true" text:style-name="L2">
              <text:list-item>
                <text:p text:style-name="P75">v1e2point, v1e2observ : données de reconnaissance ;</text:p>
              </text:list-item>
              <text:list-item>
                <text:p text:style-name="P75">v1e3point, <text:span text:style-name="T98">v1e3nrpoint</text:span> : données de description ;</text:p>
              </text:list-item>
              <text:list-item>
                <text:p text:style-name="P75">v1e3plant : données de plantations ;</text:p>
              </text:list-item>
              <text:list-item>
                <text:p text:style-name="P75">v1e3strate : données décrivant la strate arborée recensable ;</text:p>
              </text:list-item>
              <text:list-item>
                <text:p text:style-name="P75">v1e3essences : données des essences composant la strate recensable ;</text:p>
              </text:list-item>
              <text:list-item>
                <text:p text:style-name="P75">v1e3ecologie : données écologiques ;</text:p>
              </text:list-item>
              <text:list-item>
                <text:p text:style-name="P75">v1e3flore : données des relevés floristiques ;</text:p>
              </text:list-item>
              <text:list-item>
                <text:p text:style-name="P75">v1e3habitats : données d’habitats forestiers ;</text:p>
              </text:list-item>
              <text:list-item>
                <text:p text:style-name="P75">v1e3boism : données du bois mort au sol ;</text:p>
              </text:list-item>
              <text:list-item>
                <text:p text:style-name="P75">v1e3arbre : données des arbres recensables (vifs, morts, chablis) ;</text:p>
              </text:list-item>
              <text:list-item>
                <text:p text:style-name="P75">v1e3arbre_age : données de mesure d’âge des peuplements.</text:p>
              </text:list-item>
              <text:list-item>
                <text:p text:style-name="P76"><text:span text:style-name="T98">V1e3n</text:span><text:span text:style-name="T99">rspot : données de </text:span></text:p>
              </text:list-item>
            </text:list>
            <text:p text:style-name="P11"/>
          </table:table-cell>
        </table:table-row>
        <table:table-row table:style-name="TableLine1658033776000">
          <table:table-cell table:style-name="Tableau2.A1" office:value-type="string">
            <text:p text:style-name="EtiquetteSous">Décompte du nombre de points renseigné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points</text:span></text:p>
            <text:p text:style-name="P60"><text:soft-page-break/><text:span text:style-name="T14">FROM</text:span><text:span text:style-name="T48"> soif.v1e2point</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points</text:span></text:p>
            <text:p text:style-name="P60"><text:span text:style-name="T14">FROM</text:span><text:span text:style-name="T48"> v_liste_points_lt1_pi2</text:span></text:p>
            <text:p text:style-name="Standard"><text:span text:style-name="T14">WHERE</text:span><text:span text:style-name="T48"> annee = </text:span><text:span text:style-name="T76">2023</text:span><text:span text:style-name="T60">;</text:span></text:p>
            <text:p text:style-name="P11"/>
            <text:p text:style-name="P11">Les deux requêtes renvoient le même total de 1<text:span text:style-name="T100">55</text:span> points.</text:p>
            <text:p text:style-name="P11"/>
          </table:table-cell>
        </table:table-row>
        <table:table-row table:style-name="TableLine1658033761856">
          <table:table-cell table:style-name="Tableau2.A1" office:value-type="string">
            <text:p text:style-name="EtiquetteSous">Données de reconnaissance</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 </text:span><text:span text:style-name="T35">count</text:span><text:span text:style-name="T48">(auteurlt) </text:span><text:span text:style-name="T14">AS</text:span><text:span text:style-name="T48"> auteurlt1, </text:span><text:span text:style-name="T35">count</text:span><text:span text:style-name="T48">(auteurlt_2) </text:span><text:span text:style-name="T14">AS</text:span><text:span text:style-name="T48"> auteurlt2, </text:span><text:span text:style-name="T35">count</text:span><text:span text:style-name="T48">(auteurlt_3) </text:span><text:span text:style-name="T14">AS</text:span><text:span text:style-name="T48"> auteurlt3, </text:span><text:span text:style-name="T35">count</text:span><text:span text:style-name="T48">(datepoint) </text:span><text:span text:style-name="T14">AS</text:span><text:span text:style-name="T48"> datepoint, </text:span><text:span text:style-name="T35">count</text:span><text:span text:style-name="T48">(reco) </text:span><text:span text:style-name="T14">AS</text:span><text:span text:style-name="T48"> reco</text:span></text:p>
            <text:p text:style-name="P60"><text:span text:style-name="T48">, </text:span><text:span text:style-name="T35">count</text:span><text:span text:style-name="T48">(duracc) </text:span><text:span text:style-name="T14">AS</text:span><text:span text:style-name="T48"> duracc, </text:span><text:span text:style-name="T35">count</text:span><text:span text:style-name="T48">(posipr) </text:span><text:span text:style-name="T14">AS</text:span><text:span text:style-name="T48"> posipr, </text:span><text:span text:style-name="T35">count</text:span><text:span text:style-name="T48">(pclos) </text:span><text:span text:style-name="T14">AS</text:span><text:span text:style-name="T48"> pclos, </text:span><text:span text:style-name="T35">count</text:span><text:span text:style-name="T48">(pdiff) </text:span><text:span text:style-name="T14">AS</text:span><text:span text:style-name="T48"> pdiff, </text:span><text:span text:style-name="T35">count</text:span><text:span text:style-name="T48">(csa) </text:span><text:span text:style-name="T14">AS</text:span><text:span text:style-name="T48"> csa, </text:span><text:span text:style-name="T35">count</text:span><text:span text:style-name="T48">(obscsa) </text:span><text:span text:style-name="T14">AS</text:span><text:span text:style-name="T48"> obscsa, </text:span><text:span text:style-name="T35">count</text:span><text:span text:style-name="T48">(utip) </text:span><text:span text:style-name="T14">AS</text:span><text:span text:style-name="T48"> utip</text:span></text:p>
            <text:p text:style-name="P60"><text:span text:style-name="T48">, </text:span><text:span text:style-name="T35">count</text:span><text:span text:style-name="T48">(bois) </text:span><text:span text:style-name="T14">AS</text:span><text:span text:style-name="T48"> bois, </text:span><text:span text:style-name="T35">count</text:span><text:span text:style-name="T48">(doute_bois) </text:span><text:span text:style-name="T14">AS</text:span><text:span text:style-name="T48"> doute_bois, </text:span><text:span text:style-name="T35">count</text:span><text:span text:style-name="T48">(autut) </text:span><text:span text:style-name="T14">AS</text:span><text:span text:style-name="T48"> autut, </text:span><text:span text:style-name="T35">count</text:span><text:span text:style-name="T48">(tform) </text:span><text:span text:style-name="T14">AS</text:span><text:span text:style-name="T48"> tform, </text:span><text:span text:style-name="T35">count</text:span><text:span text:style-name="T48">(tauf) </text:span><text:span text:style-name="T14">AS</text:span><text:span text:style-name="T48"> tauf, </text:span><text:span text:style-name="T35">count</text:span><text:span text:style-name="T48">(leve) </text:span><text:span text:style-name="T14">AS</text:span><text:span text:style-name="T48"> leve</text:span></text:p>
            <text:p text:style-name="P60"><text:span text:style-name="T48">, </text:span><text:span text:style-name="T35">count</text:span><text:span text:style-name="T48">(qleve) </text:span><text:span text:style-name="T14">AS</text:span><text:span text:style-name="T48"> qleve, </text:span><text:span text:style-name="T35">count</text:span><text:span text:style-name="T48">(eflt) </text:span><text:span text:style-name="T14">AS</text:span><text:span text:style-name="T48"> eflt, </text:span><text:span text:style-name="T35">count</text:span><text:span text:style-name="T48">(rp) </text:span><text:span text:style-name="T14">AS</text:span><text:span text:style-name="T48"> rp, </text:span><text:span text:style-name="T35">count</text:span><text:span text:style-name="T48">(azrp_gd) </text:span><text:span text:style-name="T14">AS</text:span><text:span text:style-name="T48"> azrp_gd, </text:span><text:span text:style-name="T35">count</text:span><text:span text:style-name="T48">(drp_cm) </text:span><text:span text:style-name="T14">AS</text:span><text:span text:style-name="T48"> drp_cm</text:span></text:p>
            <text:p text:style-name="P60"><text:span text:style-name="T48">, </text:span><text:span text:style-name="T35">count</text:span><text:span text:style-name="T48">(qreco) </text:span><text:span text:style-name="T14">AS</text:span><text:span text:style-name="T48"> qreco, </text:span><text:span text:style-name="T35">count</text:span><text:span text:style-name="T48">(qbois) </text:span><text:span text:style-name="T14">AS</text:span><text:span text:style-name="T48"> qbois, </text:span><text:span text:style-name="T35">count</text:span><text:span text:style-name="T48">(pobs) </text:span><text:span text:style-name="T14">AS</text:span><text:span text:style-name="T48"> pobs, </text:span><text:span text:style-name="T35">count</text:span><text:span text:style-name="T48">(vegrp) </text:span><text:span text:style-name="T14">AS</text:span><text:span text:style-name="T48"> vegrp, </text:span><text:span text:style-name="T35">count</text:span><text:span text:style-name="T48">(esprp) </text:span><text:span text:style-name="T14">AS</text:span><text:span text:style-name="T48"> esprp, </text:span><text:span text:style-name="T35">count</text:span><text:span text:style-name="T48">(c13rp_mm) </text:span><text:span text:style-name="T14">AS</text:span><text:span text:style-name="T48"> c13rp_mm</text:span></text:p>
            <text:p text:style-name="P60"><text:span text:style-name="T14">FROM</text:span><text:span text:style-name="T48"> soif.v1e2point</text:span></text:p>
            <text:p text:style-name="P60"><text:span text:style-name="T14">LEFT</text:span><text:span text:style-name="T48"> </text:span><text:span text:style-name="T14">JOIN</text:span><text:span text:style-name="T48"> soif.v1e2observ </text:span><text:span text:style-name="T14">USING</text:span><text:span text:style-name="T48"> (npp)</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 </text:span><text:span text:style-name="T35">count</text:span><text:span text:style-name="T48">(a1.matricule) </text:span><text:span text:style-name="T14">AS</text:span><text:span text:style-name="T48"> auteurlt1, </text:span><text:span text:style-name="T35">count</text:span><text:span text:style-name="T48">(a2.matricule) </text:span><text:span text:style-name="T14">AS</text:span><text:span text:style-name="T48"> auteurlt2, </text:span><text:span text:style-name="T35">count</text:span><text:span text:style-name="T48">(a3.matricule) </text:span><text:span text:style-name="T14">AS</text:span><text:span text:style-name="T48"> auteurlt3, </text:span><text:span text:style-name="T35">count</text:span><text:span text:style-name="T48">(datepoint) </text:span><text:span text:style-name="T14">AS</text:span><text:span text:style-name="T48"> datepoint, </text:span><text:span text:style-name="T35">count</text:span><text:span text:style-name="T48">(reco) </text:span><text:span text:style-name="T14">AS</text:span><text:span text:style-name="T48"> reco</text:span></text:p>
            <text:p text:style-name="P60"><text:span text:style-name="T48">, </text:span><text:span text:style-name="T35">count</text:span><text:span text:style-name="T48">(duracc) </text:span><text:span text:style-name="T14">AS</text:span><text:span text:style-name="T48"> duracc, </text:span><text:span text:style-name="T35">count</text:span><text:span text:style-name="T48">(posipr) </text:span><text:span text:style-name="T14">AS</text:span><text:span text:style-name="T48"> posipr, </text:span><text:span text:style-name="T35">count</text:span><text:span text:style-name="T48">(pclos) </text:span><text:span text:style-name="T14">AS</text:span><text:span text:style-name="T48"> pclos, </text:span><text:span text:style-name="T35">count</text:span><text:span text:style-name="T48">(pdiff) </text:span><text:span text:style-name="T14">AS</text:span><text:span text:style-name="T48"> pdiff, </text:span><text:span text:style-name="T35">count</text:span><text:span text:style-name="T48">(csa) </text:span><text:span text:style-name="T14">AS</text:span><text:span text:style-name="T48"> csa, </text:span><text:span text:style-name="T35">count</text:span><text:span text:style-name="T48">(obscsa) </text:span><text:span text:style-name="T14">AS</text:span><text:span text:style-name="T48"> obscsa, </text:span><text:span text:style-name="T35">count</text:span><text:span text:style-name="T48">(utip) </text:span><text:span text:style-name="T14">AS</text:span><text:span text:style-name="T48"> utip</text:span></text:p>
            <text:p text:style-name="P60"><text:span text:style-name="T48">, </text:span><text:span text:style-name="T35">count</text:span><text:span text:style-name="T48">(bois) </text:span><text:span text:style-name="T14">AS</text:span><text:span text:style-name="T48"> bois, </text:span><text:span text:style-name="T35">count</text:span><text:span text:style-name="T48">(doute_bois) </text:span><text:span text:style-name="T14">AS</text:span><text:span text:style-name="T48"> doute_bois, </text:span><text:span text:style-name="T35">count</text:span><text:span text:style-name="T48">(autut) </text:span><text:span text:style-name="T14">AS</text:span><text:span text:style-name="T48"> autut, </text:span><text:span text:style-name="T35">count</text:span><text:span text:style-name="T48">(tform) </text:span><text:span text:style-name="T14">AS</text:span><text:span text:style-name="T48"> tform, </text:span><text:soft-page-break/><text:span text:style-name="T35">count</text:span><text:span text:style-name="T48">(tauf) </text:span><text:span text:style-name="T14">AS</text:span><text:span text:style-name="T48"> tauf, </text:span><text:span text:style-name="T35">count</text:span><text:span text:style-name="T48">(leve) </text:span><text:span text:style-name="T14">AS</text:span><text:span text:style-name="T48"> leve</text:span></text:p>
            <text:p text:style-name="P60"><text:span text:style-name="T48">, </text:span><text:span text:style-name="T35">count</text:span><text:span text:style-name="T48">(qleve) </text:span><text:span text:style-name="T14">AS</text:span><text:span text:style-name="T48"> qleve, </text:span><text:span text:style-name="T35">count</text:span><text:span text:style-name="T48">(eflt) </text:span><text:span text:style-name="T14">AS</text:span><text:span text:style-name="T48"> eflt, </text:span><text:span text:style-name="T35">count</text:span><text:span text:style-name="T48">(rp) </text:span><text:span text:style-name="T14">AS</text:span><text:span text:style-name="T48"> rp, </text:span><text:span text:style-name="T35">count</text:span><text:span text:style-name="T48">(azrp_gd) </text:span><text:span text:style-name="T14">AS</text:span><text:span text:style-name="T48"> azrp_gd, </text:span><text:span text:style-name="T35">count</text:span><text:span text:style-name="T48">(drp_cm) </text:span><text:span text:style-name="T14">AS</text:span><text:span text:style-name="T48"> drp_cm</text:span></text:p>
            <text:p text:style-name="P60"><text:span text:style-name="T48">, </text:span><text:span text:style-name="T35">count</text:span><text:span text:style-name="T48">(qreco) </text:span><text:span text:style-name="T14">AS</text:span><text:span text:style-name="T48"> qreco, </text:span><text:span text:style-name="T35">count</text:span><text:span text:style-name="T48">(qbois) </text:span><text:span text:style-name="T14">AS</text:span><text:span text:style-name="T48"> qbois, </text:span><text:span text:style-name="T35">count</text:span><text:span text:style-name="T48">(pl.suppl-&gt;&gt;</text:span><text:span text:style-name="T87">'pobs'</text:span><text:span text:style-name="T48">) </text:span><text:span text:style-name="T14">AS</text:span><text:span text:style-name="T48"> pobs, </text:span><text:span text:style-name="T35">count</text:span><text:span text:style-name="T48">(vegrp) </text:span><text:span text:style-name="T14">AS</text:span><text:span text:style-name="T48"> vegrp, </text:span><text:span text:style-name="T35">count</text:span><text:span text:style-name="T48">(esprp) </text:span><text:span text:style-name="T14">AS</text:span><text:span text:style-name="T48"> esprp, </text:span><text:span text:style-name="T35">count</text:span><text:span text:style-name="T48">(c13rp_mm) </text:span><text:span text:style-name="T14">AS</text:span><text:span text:style-name="T48"> c13rp_mm</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point_lt pl </text:span><text:span text:style-name="T14">USING</text:span><text:span text:style-name="T48"> (id_ech, id_point)</text:span></text:p>
            <text:p text:style-name="P60"><text:span text:style-name="T14">LEFT</text:span><text:span text:style-name="T48"> </text:span><text:span text:style-name="T14">JOIN</text:span><text:span text:style-name="T48"> reconnaissance </text:span><text:span text:style-name="T14">USING</text:span><text:span text:style-name="T48"> (id_ech, id_point)</text:span></text:p>
            <text:p text:style-name="P60"><text:span text:style-name="T14">LEFT</text:span><text:span text:style-name="T48"> </text:span><text:span text:style-name="T14">JOIN</text:span><text:span text:style-name="T48"> point_m1 </text:span><text:span text:style-name="T14">USING</text:span><text:span text:style-name="T48"> (id_ech, id_point)</text:span></text:p>
            <text:p text:style-name="P60"><text:span text:style-name="T14">LEFT</text:span><text:span text:style-name="T48"> </text:span><text:span text:style-name="T14">JOIN</text:span><text:span text:style-name="T48"> reco_2015 </text:span><text:span text:style-name="T14">USING</text:span><text:span text:style-name="T48"> (id_ech, id_point)</text:span></text:p>
            <text:p text:style-name="P60"><text:span text:style-name="T14">LEFT</text:span><text:span text:style-name="T48"> </text:span><text:span text:style-name="T14">JOIN</text:span><text:span text:style-name="T48"> agent_lt a1 </text:span><text:span text:style-name="T14">ON</text:span><text:span text:style-name="T48"> pl.id_ech = a1.id_ech </text:span><text:span text:style-name="T14">AND</text:span><text:span text:style-name="T48"> pl.id_point = a1.id_point </text:span><text:span text:style-name="T14">AND</text:span><text:span text:style-name="T48"> a1.num_auteurlt = </text:span><text:span text:style-name="T76">1</text:span></text:p>
            <text:p text:style-name="P60"><text:span text:style-name="T14">LEFT</text:span><text:span text:style-name="T48"> </text:span><text:span text:style-name="T14">JOIN</text:span><text:span text:style-name="T48"> agent_lt a2 </text:span><text:span text:style-name="T14">ON</text:span><text:span text:style-name="T48"> pl.id_ech = a2.id_ech </text:span><text:span text:style-name="T14">AND</text:span><text:span text:style-name="T48"> pl.id_point = a2.id_point </text:span><text:span text:style-name="T14">AND</text:span><text:span text:style-name="T48"> a2.num_auteurlt = </text:span><text:span text:style-name="T76">2</text:span></text:p>
            <text:p text:style-name="P60"><text:span text:style-name="T14">LEFT</text:span><text:span text:style-name="T48"> </text:span><text:span text:style-name="T14">JOIN</text:span><text:span text:style-name="T48"> agent_lt a3 </text:span><text:span text:style-name="T14">ON</text:span><text:span text:style-name="T48"> pl.id_ech = a3.id_ech </text:span><text:span text:style-name="T14">AND</text:span><text:span text:style-name="T48"> pl.id_point = a3.id_point </text:span><text:span text:style-name="T14">AND</text:span><text:span text:style-name="T48"> a3.num_auteurlt = </text:span><text:span text:style-name="T76">3</text:span></text:p>
            <text:p text:style-name="Standard"><text:span text:style-name="T14">WHERE</text:span><text:span text:style-name="T48"> annee = </text:span><text:span text:style-name="T76">2023</text:span><text:span text:style-name="T60">;</text:span></text:p>
            <text:p text:style-name="P11"/>
            <text:p text:style-name="P13">Les décomptes de données renseignées sont strictement identiques dans les deux bases.</text:p>
            <text:p text:style-name="P14"/>
            <text:p text:style-name="P14"/>
            <text:p text:style-name="P11">Le décompte sur la donnée DATERECO, contenue dans une table à accès restreint, se fait dans la base Soif avec la requête suivante :</text:p>
            <text:p text:style-name="P60"><text:span text:style-name="Police_20_par_20_défaut"><text:span text:style-name="T17">SELECT</text:span></text:span><text:span text:style-name="T48"> </text:span><text:span text:style-name="T35">COUNT</text:span><text:span text:style-name="T48">(*)</text:span></text:p>
            <text:p text:style-name="P60"><text:span text:style-name="T14">FROM</text:span><text:span text:style-name="T48"> soif.data_cache d</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P60"><text:span text:style-name="T14">AND</text:span><text:span text:style-name="T48"> anref = </text:span><text:span text:style-name="T76">2023</text:span></text:p>
            <text:p text:style-name="Standard"><text:span text:style-name="T14">AND</text:span><text:span text:style-name="T48"> donnee = </text:span><text:span text:style-name="T61">$$</text:span><text:span text:style-name="T48">DATERECO</text:span><text:span text:style-name="T61">$$</text:span><text:span text:style-name="T60">;</text:span></text:p>
            <text:p text:style-name="P11"/>
            <text:p text:style-name="P11">Son équivalent exécuté en base de production est :</text:p>
            <text:p text:style-name="P60"><text:span text:style-name="Police_20_par_20_défaut"><text:span text:style-name="T17">SELECT</text:span></text:span><text:span text:style-name="T48"> </text:span><text:span text:style-name="T35">COUNT</text:span><text:span text:style-name="T48">(datereco)</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point_lt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ans chaque base sont, là aussi, identiques.</text:p>
            <text:p text:style-name="P11"/>
          </table:table-cell>
        </table:table-row>
        <table:table-row table:style-name="TableLine1658033774640">
          <table:table-cell table:style-name="Tableau2.A1" office:value-type="string">
            <text:p text:style-name="EtiquetteSous">Données de description</text:p>
          </table:table-cell>
          <table:table-cell table:style-name="Tableau2.A1" office:value-type="string">
            <text:p text:style-name="P11">La requête exécutée dans la base Soif est la suivante :</text:p>
            <text:p text:style-name="P60"><text:soft-page-break/><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plas25) </text:span><text:span text:style-name="T14">AS</text:span><text:span text:style-name="T48"> plas25, </text:span><text:span text:style-name="T35">count</text:span><text:span text:style-name="T48">(plas15) </text:span><text:span text:style-name="T14">AS</text:span><text:span text:style-name="T48"> plas15, </text:span><text:span text:style-name="T35">count</text:span><text:span text:style-name="T48">(dlim_cm) </text:span><text:span text:style-name="T14">AS</text:span><text:span text:style-name="T48"> dlim_cm, </text:span><text:span text:style-name="T35">count</text:span><text:span text:style-name="T48">(azdlim_gd) </text:span><text:span text:style-name="T14">AS</text:span><text:span text:style-name="T48"> azdlim_gd, </text:span><text:span text:style-name="T35">count</text:span><text:span text:style-name="T48">(dlim2_cm) </text:span><text:span text:style-name="T14">AS</text:span><text:span text:style-name="T48"> dlim2_cm</text:span></text:p>
            <text:p text:style-name="P60"><text:span text:style-name="T48">, </text:span><text:span text:style-name="T35">count</text:span><text:span text:style-name="T48">(azdlim2_gd ) </text:span><text:span text:style-name="T14">AS</text:span><text:span text:style-name="T48"> azdlim2_gd, </text:span><text:span text:style-name="T35">count</text:span><text:span text:style-name="T48">(dcoi_cm) </text:span><text:span text:style-name="T14">AS</text:span><text:span text:style-name="T48"> dcoi_cm, </text:span><text:span text:style-name="T35">count</text:span><text:span text:style-name="T48">(azdcoi_gd) </text:span><text:span text:style-name="T14">AS</text:span><text:span text:style-name="T48"> azdcoi_gd, </text:span><text:span text:style-name="T35">count</text:span><text:span text:style-name="T48">(azlim1_gd) </text:span><text:span text:style-name="T14">AS</text:span><text:span text:style-name="T48"> azlim1_gd, </text:span><text:span text:style-name="T35">count</text:span><text:span text:style-name="T48">(azlim2_gd) </text:span><text:span text:style-name="T14">AS</text:span><text:span text:style-name="T48"> azlim2_gd, </text:span><text:span text:style-name="T35">count</text:span><text:span text:style-name="T48">(deppr) </text:span><text:span text:style-name="T14">AS</text:span><text:span text:style-name="T48"> deppr</text:span></text:p>
            <text:p text:style-name="P60"><text:span text:style-name="T48">, </text:span><text:span text:style-name="T35">count</text:span><text:span text:style-name="T48">(plisi) </text:span><text:span text:style-name="T14">AS</text:span><text:span text:style-name="T48"> plisi, </text:span><text:span text:style-name="T35">count</text:span><text:span text:style-name="T48">(cslisi) </text:span><text:span text:style-name="T14">AS</text:span><text:span text:style-name="T48"> cslisi</text:span></text:p>
            <text:p text:style-name="P60"><text:span text:style-name="T48">, </text:span><text:span text:style-name="T35">count</text:span><text:span text:style-name="T48">(bord) </text:span><text:span text:style-name="T14">AS</text:span><text:span text:style-name="T48"> bord, </text:span><text:span text:style-name="T35">count</text:span><text:span text:style-name="T48">(integr) </text:span><text:span text:style-name="T14">AS</text:span><text:span text:style-name="T48"> integr, </text:span><text:span text:style-name="T35">count</text:span><text:span text:style-name="T48">(peupnr) </text:span><text:span text:style-name="T14">AS</text:span><text:span text:style-name="T48"> peupnr, </text:span><text:span text:style-name="T35">count</text:span><text:span text:style-name="T48">(cam) </text:span><text:span text:style-name="T14">AS</text:span><text:span text:style-name="T48"> cam, </text:span><text:span text:style-name="T35">count</text:span><text:span text:style-name="T48">(sver) </text:span><text:span text:style-name="T14">AS</text:span><text:span text:style-name="T48"> sver, </text:span><text:span text:style-name="T35">count</text:span><text:span text:style-name="T48">(gest) </text:span><text:span text:style-name="T14">AS</text:span><text:span text:style-name="T48"> gest, </text:span><text:span text:style-name="T35">count</text:span><text:span text:style-name="T48">(nincid) </text:span><text:span text:style-name="T14">AS</text:span><text:span text:style-name="T48"> nincid</text:span></text:p>
            <text:p text:style-name="P60"><text:span text:style-name="T48">, </text:span><text:span text:style-name="T35">count</text:span><text:span text:style-name="T48">(incid) </text:span><text:span text:style-name="T14">AS</text:span><text:span text:style-name="T48"> incid, </text:span><text:span text:style-name="T35">count</text:span><text:span text:style-name="T48">(dc) </text:span><text:span text:style-name="T14">AS</text:span><text:span text:style-name="T48"> dc, </text:span><text:span text:style-name="T35">count</text:span><text:span text:style-name="T48">(dcespar1) </text:span><text:span text:style-name="T14">AS</text:span><text:span text:style-name="T48"> dcespar1, </text:span><text:span text:style-name="T35">count</text:span><text:span text:style-name="T48">(andain) </text:span><text:span text:style-name="T14">AS</text:span><text:span text:style-name="T48"> andain, </text:span><text:span text:style-name="T35">count</text:span><text:span text:style-name="T48">(tplant) </text:span><text:span text:style-name="T14">AS</text:span><text:span text:style-name="T48"> tplant, </text:span><text:span text:style-name="T35">count</text:span><text:span text:style-name="T48">(entp) </text:span><text:span text:style-name="T14">AS</text:span><text:span text:style-name="T48"> entp</text:span></text:p>
            <text:p text:style-name="P60"><text:span text:style-name="T48">, </text:span><text:span text:style-name="T35">count</text:span><text:span text:style-name="T48">(iti) </text:span><text:span text:style-name="T14">AS</text:span><text:span text:style-name="T48"> iti, </text:span><text:span text:style-name="T35">count</text:span><text:span text:style-name="T48">(dist) </text:span><text:span text:style-name="T14">AS</text:span><text:span text:style-name="T48"> dist, </text:span><text:span text:style-name="T35">count</text:span><text:span text:style-name="T48">(pentexp) </text:span><text:span text:style-name="T14">AS</text:span><text:span text:style-name="T48"> pentexp, </text:span><text:span text:style-name="T35">count</text:span><text:span text:style-name="T48">(portance) </text:span><text:span text:style-name="T14">AS</text:span><text:span text:style-name="T48"> portance, </text:span><text:span text:style-name="T35">count</text:span><text:span text:style-name="T48">(asperite) </text:span><text:span text:style-name="T14">AS</text:span><text:span text:style-name="T48"> asperite, </text:span><text:span text:style-name="T35">count</text:span><text:span text:style-name="T48">(orniere) </text:span><text:span text:style-name="T14">AS</text:span><text:span text:style-name="T48"> orniere</text:span></text:p>
            <text:p text:style-name="P60"><text:span text:style-name="T48">, </text:span><text:span text:style-name="T35">count</text:span><text:span text:style-name="T48">(tcat10) </text:span><text:span text:style-name="T14">AS</text:span><text:span text:style-name="T48"> tcat10, </text:span><text:span text:style-name="T35">count</text:span><text:span text:style-name="T48">(href_dm) </text:span><text:span text:style-name="T14">AS</text:span><text:span text:style-name="T48"> href_dm, </text:span><text:span text:style-name="T35">count</text:span><text:span text:style-name="T48">(pbuis) </text:span><text:span text:style-name="T14">AS</text:span><text:span text:style-name="T48"> pbuis</text:span></text:p>
            <text:p text:style-name="P60"><text:span text:style-name="T48">, </text:span><text:span text:style-name="T35">count</text:span><text:span text:style-name="T48">(azdep_gd) </text:span><text:span text:style-name="T14">AS</text:span><text:span text:style-name="T48"> azdep_gd, </text:span><text:span text:style-name="T35">count</text:span><text:span text:style-name="T48">(ddep_cm) </text:span><text:span text:style-name="T14">AS</text:span><text:span text:style-name="T48"> ddep_cm</text:span></text:p>
            <text:p text:style-name="P60"><text:span text:style-name="T48">, </text:span><text:span text:style-name="T35">count</text:span><text:span text:style-name="T48">(dispnr) </text:span><text:span text:style-name="T14">AS</text:span><text:span text:style-name="T48"> dispnr, </text:span><text:span text:style-name="T35">count</text:span><text:span text:style-name="T48">(fouil) </text:span><text:span text:style-name="T14">AS</text:span><text:span text:style-name="T48"> fouil, </text:span><text:span text:style-name="T35">count</text:span><text:span text:style-name="T48">(ornr) </text:span><text:span text:style-name="T14">AS</text:span><text:span text:style-name="T48"> ornr, </text:span><text:span text:style-name="T35">count</text:span><text:span text:style-name="T48">(predom) </text:span><text:span text:style-name="T14">AS</text:span><text:span text:style-name="T48"> predom, </text:span><text:span text:style-name="T35">count</text:span><text:span text:style-name="T48">(prnr) </text:span><text:span text:style-name="T14">AS</text:span><text:span text:style-name="T48"> prnr, </text:span><text:span text:style-name="T35">count</text:span><text:span text:style-name="T48">(tcnr) </text:span><text:span text:style-name="T14">AS</text:span><text:span text:style-name="T48"> tcnr</text:span></text:p>
            <text:p text:style-name="P60"><text:span text:style-name="T48">, </text:span><text:span text:style-name="T35">count</text:span><text:span text:style-name="T48">(atpyr) </text:span><text:span text:style-name="T14">AS</text:span><text:span text:style-name="T48"> atpyr, </text:span><text:span text:style-name="T35">count</text:span><text:span text:style-name="T48">(ncbuis10) </text:span><text:span text:style-name="T14">AS</text:span><text:span text:style-name="T48"> ncbuis10, </text:span><text:span text:style-name="T35">count</text:span><text:span text:style-name="T48">(ncbuis_a) </text:span><text:span text:style-name="T14">AS</text:span><text:span text:style-name="T48"> ncbuis_a, </text:span><text:span text:style-name="T35">count</text:span><text:span text:style-name="T48">(ncbuis_b) </text:span><text:span text:style-name="T14">AS</text:span><text:span text:style-name="T48"> ncbuis_b, </text:span><text:span text:style-name="T35">count</text:span><text:span text:style-name="T48">(ncbuis_c) </text:span><text:span text:style-name="T14">AS</text:span><text:span text:style-name="T48"> ncbuis_c, </text:span><text:span text:style-name="T35">count</text:span><text:span text:style-name="T48">(ncbuis_d) </text:span><text:span text:style-name="T14">AS</text:span><text:span text:style-name="T48"> ncbuis_d, </text:span><text:span text:style-name="T35">count</text:span><text:span text:style-name="T48">(ncbuis_e) </text:span><text:span text:style-name="T14">AS</text:span><text:span text:style-name="T48"> ncbuis_e, </text:span><text:span text:style-name="T35">count</text:span><text:span text:style-name="T48">(azdbuis_gd) </text:span><text:span text:style-name="T14">AS</text:span><text:span text:style-name="T48"> zdbuis_gd</text:span></text:p>
            <text:p text:style-name="P60"><text:span text:style-name="T14">FROM</text:span><text:span text:style-name="T48"> soif.v1e3point</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LEFT</text:span><text:span text:style-name="T48"> </text:span><text:span text:style-name="T14">JOIN</text:span><text:span text:style-name="T48"> soif.v1e3nrpoint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8">SELECT</text:span></text:span><text:span text:style-name="T48"> </text:span><text:span text:style-name="T35">count</text:span><text:span text:style-name="T48">(npp) </text:span><text:span text:style-name="T14">AS</text:span><text:span text:style-name="T48"> nb_lignes, </text:span><text:span text:style-name="T35">count</text:span><text:span text:style-name="T48">(plas25) </text:span><text:span text:style-name="T14">AS</text:span><text:span text:style-name="T48"> plas25, </text:span><text:span text:style-name="T35">count</text:span><text:span text:style-name="T48">(plas15) </text:span><text:span text:style-name="T14">AS</text:span><text:span text:style-name="T48"> plas15, </text:span><text:span text:style-name="T35">count</text:span><text:span text:style-name="T48">(dlim_cm) </text:span><text:span text:style-name="T14">AS</text:span><text:span text:style-name="T48"> dlim_cm, </text:span><text:span text:style-name="T35">count</text:span><text:span text:style-name="T48">(azdlim_gd) </text:span><text:span text:style-name="T14">AS</text:span><text:span text:style-name="T48"> azdlim_gd, </text:span><text:span text:style-name="T35">count</text:span><text:span text:style-name="T48">(dlim2_cm) </text:span><text:span text:style-name="T14">AS</text:span><text:span text:style-name="T48"> dlim2_cm</text:span></text:p>
            <text:p text:style-name="P60"><text:span text:style-name="T48">, </text:span><text:span text:style-name="T35">count</text:span><text:span text:style-name="T48">(azdlim2_gd ) </text:span><text:span text:style-name="T14">AS</text:span><text:span text:style-name="T48"> azdlim2_gd, </text:span><text:span text:style-name="T35">count</text:span><text:span text:style-name="T48">(dcoi_cm) </text:span><text:span text:style-name="T14">AS</text:span><text:span text:style-name="T48"> dcoi_cm, </text:span><text:span text:style-name="T35">count</text:span><text:span text:style-name="T48">(azdcoi_gd) </text:span><text:span text:style-name="T14">AS</text:span><text:span text:style-name="T48"> azdcoi_gd, </text:span><text:span text:style-name="T35">count</text:span><text:span text:style-name="T48">(azlim1_gd) </text:span><text:span text:style-name="T14">AS</text:span><text:span text:style-name="T48"> azlim1_gd, </text:span><text:span text:style-name="T35">count</text:span><text:span text:style-name="T48">(azlim2_gd) </text:span><text:span text:style-name="T14">AS</text:span><text:span text:style-name="T48"> azlim2_gd, </text:span><text:span text:style-name="T35">count</text:span><text:span text:style-name="T48">(deppr) </text:span><text:span text:style-name="T14">AS</text:span><text:span text:style-name="T48"> deppr</text:span></text:p>
            <text:p text:style-name="P60"><text:span text:style-name="T48">, </text:span><text:span text:style-name="T35">count</text:span><text:span text:style-name="T48">(plisi) </text:span><text:span text:style-name="T14">AS</text:span><text:span text:style-name="T48"> plisi, </text:span><text:span text:style-name="T35">count</text:span><text:span text:style-name="T48">(cslisi) </text:span><text:span text:style-name="T14">AS</text:span><text:span text:style-name="T48"> cslisi</text:span></text:p>
            <text:p text:style-name="P60"><text:span text:style-name="T48">, </text:span><text:span text:style-name="T35">count</text:span><text:span text:style-name="T48">(bord) </text:span><text:span text:style-name="T14">AS</text:span><text:span text:style-name="T48"> bord, </text:span><text:span text:style-name="T35">count</text:span><text:span text:style-name="T48">(integr) </text:span><text:span text:style-name="T14">AS</text:span><text:span text:style-name="T48"> integr, </text:span><text:span text:style-name="T35">count</text:span><text:span text:style-name="T48">(peupnr) </text:span><text:span text:style-name="T14">AS</text:span><text:span text:style-name="T48"> peupnr</text:span></text:p>
            <text:p text:style-name="P60"><text:span text:style-name="T48">, </text:span><text:span text:style-name="T35">count</text:span><text:span text:style-name="T48">(description.suppl-&gt;&gt;</text:span><text:span text:style-name="T87">'cam'</text:span><text:span text:style-name="T48">) </text:span><text:span text:style-name="T14">AS</text:span><text:span text:style-name="T48"> cam</text:span></text:p>
            <text:p text:style-name="P60"><text:span text:style-name="T48">, </text:span><text:span text:style-name="T35">count</text:span><text:span text:style-name="T48">(sver) </text:span><text:span text:style-name="T14">AS</text:span><text:span text:style-name="T48"> sver, </text:span><text:span text:style-name="T35">count</text:span><text:span text:style-name="T48">(gest) </text:span><text:span text:style-name="T14">AS</text:span><text:span text:style-name="T48"> gest, </text:span><text:span text:style-name="T35">count</text:span><text:span text:style-name="T48">(nincid) </text:span><text:span text:style-name="T14">AS</text:span><text:span text:style-name="T48"> nincid</text:span></text:p>
            <text:p text:style-name="P60"><text:span text:style-name="T48">, </text:span><text:span text:style-name="T35">count</text:span><text:span text:style-name="T48">(incid) </text:span><text:span text:style-name="T14">AS</text:span><text:span text:style-name="T48"> incid, </text:span><text:span text:style-name="T35">count</text:span><text:span text:style-name="T48">(dc) </text:span><text:span text:style-name="T14">AS</text:span><text:span text:style-name="T48"> dc, </text:span><text:span text:style-name="T35">count</text:span><text:span text:style-name="T48">(dcespar1) </text:span><text:span text:style-name="T14">AS</text:span><text:span text:style-name="T48"> dcespar1, </text:span><text:span text:style-name="T35">count</text:span><text:span text:style-name="T48">(andain) </text:span><text:span text:style-name="T14">AS</text:span><text:span text:style-name="T48"> andain, </text:span><text:span text:style-name="T35">count</text:span><text:span text:style-name="T48">(tplant) </text:span><text:span text:style-name="T14">AS</text:span><text:span text:style-name="T48"> tplant</text:span></text:p>
            <text:p text:style-name="P60"><text:span text:style-name="T48">, </text:span><text:span text:style-name="T35">count</text:span><text:span text:style-name="T48">(description.suppl-&gt;&gt;</text:span><text:span text:style-name="T87">'entp'</text:span><text:span text:style-name="T48">) </text:span><text:span text:style-name="T14">AS</text:span><text:span text:style-name="T48"> entp</text:span></text:p>
            <text:p text:style-name="P60"><text:span text:style-name="T48">, </text:span><text:span text:style-name="T35">count</text:span><text:span text:style-name="T48">(iti) </text:span><text:span text:style-name="T14">AS</text:span><text:span text:style-name="T48"> iti, </text:span><text:span text:style-name="T35">count</text:span><text:span text:style-name="T48">(dist) </text:span><text:span text:style-name="T14">AS</text:span><text:span text:style-name="T48"> dist, </text:span><text:span text:style-name="T35">count</text:span><text:span text:style-name="T48">(pentexp) </text:span><text:span text:style-name="T14">AS</text:span><text:span text:style-name="T48"> pentexp, </text:span><text:span text:style-name="T35">count</text:span><text:span text:style-name="T48">(portance) </text:span><text:span text:style-name="T14">AS</text:span><text:span text:style-name="T48"> portance, </text:span><text:soft-page-break/><text:span text:style-name="T35">count</text:span><text:span text:style-name="T48">(asperite) </text:span><text:span text:style-name="T14">AS</text:span><text:span text:style-name="T48"> asperite, </text:span><text:span text:style-name="T35">count</text:span><text:span text:style-name="T48">(orniere) </text:span><text:span text:style-name="T14">AS</text:span><text:span text:style-name="T48"> orniere</text:span></text:p>
            <text:p text:style-name="P60"><text:span text:style-name="T48">, </text:span><text:span text:style-name="T35">count</text:span><text:span text:style-name="T48">(tcat10) </text:span><text:span text:style-name="T14">AS</text:span><text:span text:style-name="T48"> tcat10, </text:span><text:span text:style-name="T35">count</text:span><text:span text:style-name="T48">(href_dm) </text:span><text:span text:style-name="T14">AS</text:span><text:span text:style-name="T48"> href_dm, </text:span><text:span text:style-name="T35">count</text:span><text:span text:style-name="T48">(pbuis) </text:span><text:span text:style-name="T14">AS</text:span><text:span text:style-name="T48"> pbuis</text:span></text:p>
            <text:p text:style-name="P60"><text:span text:style-name="T48">, </text:span><text:span text:style-name="T35">count</text:span><text:span text:style-name="T48">(azdep_gd) </text:span><text:span text:style-name="T14">AS</text:span><text:span text:style-name="T48"> azdep_gd, </text:span><text:span text:style-name="T35">count</text:span><text:span text:style-name="T48">(ddep_cm) </text:span><text:span text:style-name="T14">AS</text:span><text:span text:style-name="T48"> ddep_cm <text:s text:c="4"/></text:span></text:p>
            <text:p text:style-name="P60"><text:span text:style-name="T48">, </text:span><text:span text:style-name="T35">count</text:span><text:span text:style-name="T48">(dispnr) </text:span><text:span text:style-name="T14">AS</text:span><text:span text:style-name="T48"> dispnr, </text:span><text:span text:style-name="T35">count</text:span><text:span text:style-name="T48">(fouil) </text:span><text:span text:style-name="T14">AS</text:span><text:span text:style-name="T48"> fouil, </text:span><text:span text:style-name="T35">count</text:span><text:span text:style-name="T48">(ornr) </text:span><text:span text:style-name="T14">AS</text:span><text:span text:style-name="T48"> ornr, </text:span><text:span text:style-name="T35">count</text:span><text:span text:style-name="T48">(predom) </text:span><text:span text:style-name="T14">AS</text:span><text:span text:style-name="T48"> predom, </text:span><text:span text:style-name="T35">count</text:span><text:span text:style-name="T48">(prnr) </text:span><text:span text:style-name="T14">AS</text:span><text:span text:style-name="T48"> prnr, </text:span><text:span text:style-name="T35">count</text:span><text:span text:style-name="T48">(tcnr) </text:span><text:span text:style-name="T14">AS</text:span><text:span text:style-name="T48"> tcnr</text:span></text:p>
            <text:p text:style-name="P60"><text:span text:style-name="T48">, </text:span><text:span text:style-name="T35">count</text:span><text:span text:style-name="T48">(atpyr) </text:span><text:span text:style-name="T14">AS</text:span><text:span text:style-name="T48"> atpyr, </text:span><text:span text:style-name="T35">count</text:span><text:span text:style-name="T48">(ncbuis10) </text:span><text:span text:style-name="T14">AS</text:span><text:span text:style-name="T48"> ncbuis10, </text:span><text:span text:style-name="T35">count</text:span><text:span text:style-name="T48">(ncbuis_a) </text:span><text:span text:style-name="T14">AS</text:span><text:span text:style-name="T48"> ncbuis_a, </text:span><text:span text:style-name="T35">count</text:span><text:span text:style-name="T48">(ncbuis_b) </text:span><text:span text:style-name="T14">AS</text:span><text:span text:style-name="T48"> ncbuis_b, </text:span><text:span text:style-name="T35">count</text:span><text:span text:style-name="T48">(ncbuis_c) </text:span><text:span text:style-name="T14">AS</text:span><text:span text:style-name="T48"> ncbuis_c, </text:span><text:span text:style-name="T35">count</text:span><text:span text:style-name="T48">(ncbuis_d) </text:span><text:span text:style-name="T14">AS</text:span><text:span text:style-name="T48"> ncbuis_d, </text:span><text:span text:style-name="T35">count</text:span><text:span text:style-name="T48">(ncbuis_e) </text:span><text:span text:style-name="T14">AS</text:span><text:span text:style-name="T48"> ncbuis_e, </text:span><text:span text:style-name="T35">count</text:span><text:span text:style-name="T48">(azdbuis_gd) </text:span><text:span text:style-name="T14">AS</text:span><text:span text:style-name="T48"> zdbuis_gd</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description </text:span><text:span text:style-name="T14">USING</text:span><text:span text:style-name="T48"> (id_ech, id_point)</text:span></text:p>
            <text:p text:style-name="P60"><text:span text:style-name="T14">LEFT</text:span><text:span text:style-name="T48"> </text:span><text:span text:style-name="T14">JOIN</text:span><text:span text:style-name="T48"> descript_m1 </text:span><text:span text:style-name="T14">USING</text:span><text:span text:style-name="T48"> (id_ech, id_point)</text:span></text:p>
            <text:p text:style-name="P60"><text:span text:style-name="T14">LEFT</text:span><text:span text:style-name="T48"> </text:span><text:span text:style-name="T14">JOIN</text:span><text:span text:style-name="T48"> limites </text:span><text:span text:style-name="T14">USING</text:span><text:span text:style-name="T48"> (id_ech, id_point)</text:span></text:p>
            <text:p text:style-name="P60"><text:span text:style-name="T14">LEFT</text:span><text:span text:style-name="T48"> </text:span><text:span text:style-name="T14">JOIN</text:span><text:span text:style-name="T48"> buis </text:span><text:span text:style-name="T14">USING</text:span><text:span text:style-name="T48"> (id_ech, id_point)</text:span></text:p>
            <text:p text:style-name="P60"><text:span text:style-name="T14">LEFT</text:span><text:span text:style-name="T48"> </text:span><text:span text:style-name="T14">JOIN</text:span><text:span text:style-name="T48"> coupes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ext:p text:style-name="P11"/>
          </table:table-cell>
        </table:table-row>
        <table:table-row table:style-name="TableLine1658033775728">
          <table:table-cell table:style-name="Tableau2.A1" office:value-type="string">
            <text:p text:style-name="EtiquetteSous">Données de plantation</text:p>
          </table:table-cell>
          <table:table-cell table:style-name="Tableau2.A1" office:value-type="string">
            <text:p text:style-name="P11">La requête exécutée dans la base Soif est la suivante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tpespar1) </text:span><text:span text:style-name="T14">AS</text:span><text:span text:style-name="T48"> tpespar1, </text:span><text:span text:style-name="T35">count</text:span><text:span text:style-name="T48">(tpespar2) </text:span><text:span text:style-name="T14">AS</text:span><text:span text:style-name="T48"> tpespar2, </text:span><text:span text:style-name="T35">count</text:span><text:span text:style-name="T48">(elag) </text:span><text:span text:style-name="T14">AS</text:span><text:span text:style-name="T48"> elag, </text:span><text:span text:style-name="T35">count</text:span><text:span text:style-name="T48">(bplant_dm) </text:span><text:span text:style-name="T14">AS</text:span><text:span text:style-name="T48"> bplant_dm</text:span></text:p>
            <text:p text:style-name="P60"><text:span text:style-name="T48">, </text:span><text:span text:style-name="T35">count</text:span><text:span text:style-name="T48">(iplant_dm) </text:span><text:span text:style-name="T14">AS</text:span><text:span text:style-name="T48"> iplant_dm, </text:span><text:span text:style-name="T35">count</text:span><text:span text:style-name="T48">(maille) </text:span><text:span text:style-name="T14">AS</text:span><text:span text:style-name="T48"> maille, </text:span><text:span text:style-name="T35">count</text:span><text:span text:style-name="T48">(videplant) </text:span><text:span text:style-name="T14">AS</text:span><text:span text:style-name="T48"> videplant</text:span></text:p>
            <text:p text:style-name="P60"><text:span text:style-name="T14">FROM</text:span><text:span text:style-name="T48"> soif.v1e3plant</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P60"><text:span text:style-name="T14">AND</text:span><text:span text:style-name="T48"> anref = </text:span><text:span text:style-name="T76">2023</text:span></text:p>
            <text:p text:style-name="Standard"><text:span text:style-name="T14">AND</text:span><text:span text:style-name="T48"> (tpespar1, tpespar2, elag, bplant_dm, iplant_dm, maille, videplant) </text:span><text:span text:style-name="T14">IS</text:span><text:span text:style-name="T48"> </text:span><text:span text:style-name="T14">DISTINCT</text:span><text:span text:style-name="T48"> </text:span><text:span text:style-name="T14">FROM</text:span><text:span text:style-name="T48"> (</text:span><text:span text:style-name="T14">NULL</text:span><text:span text:style-name="T48">, </text:span><text:span text:style-name="T14">NULL</text:span><text:span text:style-name="T48">, </text:span><text:span text:style-name="T14">NULL</text:span><text:span text:style-name="T48">, </text:span><text:span text:style-name="T14">NULL</text:span><text:span text:style-name="T48">, </text:span><text:span text:style-name="T14">NULL</text:span><text:span text:style-name="T48">, </text:span><text:span text:style-name="T14">NULL</text:span><text:span text:style-name="T48">, </text:span><text:span text:style-name="T14">NULL</text:span><text:span text:style-name="T48">)</text:span><text:span text:style-name="T60">;</text:span></text:p>
            <text:p text:style-name="Requête"/>
            <text:p text:style-name="Requête">Son équivalent exécuté en base de production est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tpespar1) </text:span><text:span text:style-name="T14">AS</text:span><text:span text:style-name="T48"> tpespar1, </text:span><text:span text:style-name="T35">count</text:span><text:span text:style-name="T48">(tpespar2) </text:span><text:span text:style-name="T14">AS</text:span><text:span text:style-name="T48"> tpespar2, </text:span><text:span text:style-name="T35">count</text:span><text:span text:style-name="T48">(elag) </text:span><text:span text:style-name="T14">AS</text:span><text:span text:style-name="T48"> elag, </text:span><text:span text:style-name="T35">count</text:span><text:span text:style-name="T48">(bplant_dm) </text:span><text:span text:style-name="T14">AS</text:span><text:span text:style-name="T48"> bplant_dm</text:span></text:p>
            <text:p text:style-name="P60"><text:span text:style-name="T48">, </text:span><text:span text:style-name="T35">count</text:span><text:span text:style-name="T48">(iplant_dm) </text:span><text:span text:style-name="T14">AS</text:span><text:span text:style-name="T48"> iplant_dm</text:span></text:p>
            <text:p text:style-name="P60"><text:span text:style-name="T48">, </text:span><text:span text:style-name="T35">count</text:span><text:span text:style-name="T48">(suppl-&gt;&gt;</text:span><text:span text:style-name="T87">'maille'</text:span><text:span text:style-name="T48">) </text:span><text:span text:style-name="T14">AS</text:span><text:span text:style-name="T48"> maille</text:span></text:p>
            <text:p text:style-name="P60"><text:span text:style-name="T48">, </text:span><text:span text:style-name="T35">count</text:span><text:span text:style-name="T48">(videplant) </text:span><text:span text:style-name="T14">AS</text:span><text:span text:style-name="T48"> videplant</text:span></text:p>
            <text:p text:style-name="P60"><text:soft-page-break/><text:span text:style-name="T14">FROM</text:span><text:span text:style-name="T48"> v_liste_points_lt1_pi2</text:span></text:p>
            <text:p text:style-name="P60"><text:span text:style-name="T14">INNER</text:span><text:span text:style-name="T48"> </text:span><text:span text:style-name="T14">JOIN</text:span><text:span text:style-name="T48"> plantations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3">Les décomptes de données renseignées sont strictement identiques dans les deux bases.</text:p>
            <text:p text:style-name="P11"/>
          </table:table-cell>
        </table:table-row>
        <table:table-row table:style-name="TableLine1658033762128">
          <table:table-cell table:style-name="Tableau2.A1" office:value-type="string">
            <text:p text:style-name="EtiquetteSous">Données de description de la strate recensable</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tcar10) </text:span><text:span text:style-name="T14">AS</text:span><text:span text:style-name="T48"> tcar10</text:span></text:p>
            <text:p text:style-name="P60"><text:span text:style-name="T14">FROM</text:span><text:span text:style-name="T48"> soif.v1e3strate</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tcar10) </text:span><text:span text:style-name="T14">AS</text:span><text:span text:style-name="T48"> tcar10</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couv_r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able:table-cell>
        </table:table-row>
        <table:table-row table:style-name="TableLine1658033778992">
          <table:table-cell table:style-name="Tableau2.A1" office:value-type="string">
            <text:p text:style-name="EtiquetteSous">Données de description des essences de la strate recensable</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espar) </text:span><text:span text:style-name="T14">AS</text:span><text:span text:style-name="T48"> espar, </text:span><text:span text:style-name="T35">count</text:span><text:span text:style-name="T48">(tcr10) </text:span><text:span text:style-name="T14">AS</text:span><text:span text:style-name="T48"> tcr10, </text:span><text:span text:style-name="T35">count</text:span><text:span text:style-name="T48">(tclr10) </text:span><text:span text:style-name="T14">AS</text:span><text:span text:style-name="T48"> tclr10, </text:span><text:span text:style-name="T35">count</text:span><text:span text:style-name="T48">(p7ares) </text:span><text:span text:style-name="T14">AS</text:span><text:span text:style-name="T48"> p7ares, </text:span><text:span text:style-name="T35">count</text:span><text:span text:style-name="T48">(cible) </text:span><text:span text:style-name="T14">AS</text:span><text:span text:style-name="T48"> cible</text:span></text:p>
            <text:p text:style-name="P60"><text:span text:style-name="T14">FROM</text:span><text:span text:style-name="T48"> soif.v1e3essence</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espar) </text:span><text:span text:style-name="T14">AS</text:span><text:span text:style-name="T48"> espar, </text:span><text:span text:style-name="T35">count</text:span><text:span text:style-name="T48">(tcr10) </text:span><text:span text:style-name="T14">AS</text:span><text:span text:style-name="T48"> tcr10, </text:span><text:span text:style-name="T35">count</text:span><text:span text:style-name="T48">(tclr10) </text:span><text:span text:style-name="T14">AS</text:span><text:span text:style-name="T48"> tclr10, </text:span><text:span text:style-name="T35">count</text:span><text:span text:style-name="T48">(p7ares) </text:span><text:span text:style-name="T14">AS</text:span><text:span text:style-name="T48"> p7ares, </text:span><text:span text:style-name="T35">count</text:span><text:span text:style-name="T48">(cible) </text:span><text:span text:style-name="T14">AS</text:span><text:span text:style-name="T48"> cible</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espar_r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text:soft-page-break/></text:p>
            <text:p text:style-name="P11">Les décomptes de données renseignées sont strictement identiques dans les deux bases.</text:p>
            <text:p text:style-name="P11"/>
          </table:table-cell>
        </table:table-row>
        <table:table-row table:style-name="TableLine1658033762944">
          <table:table-cell table:style-name="Tableau2.A1" office:value-type="string">
            <text:p text:style-name="P53">Données de description des placettes de renouvellement</text:p>
          </table:table-cell>
          <table:table-cell table:style-name="Tableau2.A1" office:value-type="string">
            <text:p text:style-name="P15">La requête exécutée dans la base Soif est la suivante :</text:p>
            <text:p text:style-name="P61"><text:span text:style-name="T14">SELECT</text:span><text:span text:style-name="T48"> </text:span><text:span text:style-name="T35">count</text:span><text:span text:style-name="T48">(libnr_sp1) </text:span><text:span text:style-name="T14">AS</text:span><text:span text:style-name="T48"> libnr_sp1, </text:span><text:span text:style-name="T35">count</text:span><text:span text:style-name="T48">(pint_sp1) </text:span><text:span text:style-name="T14">AS</text:span><text:span text:style-name="T48"> pint_sp1</text:span></text:p>
            <text:p text:style-name="P60"><text:span text:style-name="T48">, </text:span><text:span text:style-name="T35">count</text:span><text:span text:style-name="T48">(libnr_sp2) </text:span><text:span text:style-name="T14">AS</text:span><text:span text:style-name="T48"> libnr_sp2, </text:span><text:span text:style-name="T35">count</text:span><text:span text:style-name="T48">(pint_sp2) </text:span><text:span text:style-name="T14">AS</text:span><text:span text:style-name="T48"> pint_sp2</text:span></text:p>
            <text:p text:style-name="P60"><text:span text:style-name="T14">FROM</text:span><text:span text:style-name="T48"> soif.v1e3nrpoint</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P16"><text:span text:style-name="T14">AND</text:span><text:span text:style-name="T48"> anref = </text:span><text:span text:style-name="T76">2023</text:span><text:span text:style-name="T60">;</text:span></text:p>
            <text:p text:style-name="P30"/>
            <text:p text:style-name="P15">Son équivalent exécuté en base de production est :</text:p>
            <text:p text:style-name="P61"><text:span text:style-name="T14">SELECT</text:span><text:span text:style-name="T48"> </text:span><text:span text:style-name="T35">count</text:span><text:span text:style-name="T48">(libnr_sp) </text:span><text:span text:style-name="T14">FILTER</text:span><text:span text:style-name="T48"> (</text:span><text:span text:style-name="T14">WHERE</text:span><text:span text:style-name="T48"> nsnr = </text:span><text:span text:style-name="T76">1</text:span><text:span text:style-name="T48">) </text:span><text:span text:style-name="T14">AS</text:span><text:span text:style-name="T48"> libnr_sp1, </text:span><text:span text:style-name="T35">count</text:span><text:span text:style-name="T48">(pint_sp) </text:span><text:span text:style-name="T14">FILTER</text:span><text:span text:style-name="T48"> (</text:span><text:span text:style-name="T14">WHERE</text:span><text:span text:style-name="T48"> nsnr = </text:span><text:span text:style-name="T76">1</text:span><text:span text:style-name="T48">) </text:span><text:span text:style-name="T14">AS</text:span><text:span text:style-name="T48"> pint_sp1</text:span></text:p>
            <text:p text:style-name="P60"><text:span text:style-name="T48">, </text:span><text:span text:style-name="T35">count</text:span><text:span text:style-name="T48">(libnr_sp) </text:span><text:span text:style-name="T14">FILTER</text:span><text:span text:style-name="T48"> (</text:span><text:span text:style-name="T14">WHERE</text:span><text:span text:style-name="T48"> nsnr = </text:span><text:span text:style-name="T76">2</text:span><text:span text:style-name="T48">) </text:span><text:span text:style-name="T14">AS</text:span><text:span text:style-name="T48"> libnr_sp2, </text:span><text:span text:style-name="T35">count</text:span><text:span text:style-name="T48">(pint_sp) </text:span><text:span text:style-name="T14">FILTER</text:span><text:span text:style-name="T48"> (</text:span><text:span text:style-name="T14">WHERE</text:span><text:span text:style-name="T48"> nsnr = </text:span><text:span text:style-name="T76">2</text:span><text:span text:style-name="T48">) </text:span><text:span text:style-name="T14">AS</text:span><text:span text:style-name="T48"> pint_sp2</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renouv </text:span><text:span text:style-name="T14">USING</text:span><text:span text:style-name="T48"> (id_ech, id_point)</text:span></text:p>
            <text:p text:style-name="P16"><text:span text:style-name="T14">WHERE</text:span><text:span text:style-name="T48"> annee = </text:span><text:span text:style-name="T76">2023</text:span><text:span text:style-name="T60">;</text:span></text:p>
            <text:p text:style-name="P30"/>
            <text:p text:style-name="P15">Les décomptes de données renseignées sont strictement identiques dans les deux bases.</text:p>
          </table:table-cell>
        </table:table-row>
        <table:table-row table:style-name="TableLine1658033766208">
          <table:table-cell table:style-name="Tableau2.A1" office:value-type="string">
            <text:p text:style-name="P53">Données de description</text:p>
            <text:p text:style-name="P53">des espèces <text:s/>de renouvellement</text:p>
          </table:table-cell>
          <table:table-cell table:style-name="Tableau2.A1" office:value-type="string">
            <text:p text:style-name="P15">La requête exécutée dans la base Soif est la suivante :</text:p>
            <text:p text:style-name="P61"><text:span text:style-name="T14">SELECT</text:span><text:span text:style-name="T48"> </text:span><text:span text:style-name="T35">count</text:span><text:span text:style-name="T48">(npp) </text:span><text:span text:style-name="T14">AS</text:span><text:span text:style-name="T48"> nb_lignes, </text:span><text:span text:style-name="T35">count</text:span><text:span text:style-name="T48">(nsnr) </text:span><text:span text:style-name="T14">AS</text:span><text:span text:style-name="T48"> nsnr, </text:span><text:span text:style-name="T35">count</text:span><text:span text:style-name="T48">(chnr) </text:span><text:span text:style-name="T14">AS</text:span><text:span text:style-name="T48"> chnr, </text:span><text:span text:style-name="T35">count</text:span><text:span text:style-name="T48">(espar) </text:span><text:span text:style-name="T14">AS</text:span><text:span text:style-name="T48"> espar, </text:span><text:span text:style-name="T35">count</text:span><text:span text:style-name="T48">(nbint) </text:span><text:span text:style-name="T14">AS</text:span><text:span text:style-name="T48"> nint, </text:span><text:span text:style-name="T35">count</text:span><text:span text:style-name="T48">(nbrou) </text:span><text:span text:style-name="T14">AS</text:span><text:span text:style-name="T48"> nbrou, </text:span><text:span text:style-name="T35">count</text:span><text:span text:style-name="T48">(nfrot) </text:span><text:span text:style-name="T14">AS</text:span><text:span text:style-name="T48"> nfrot, </text:span><text:span text:style-name="T35">count</text:span><text:span text:style-name="T48">(nmixt) </text:span><text:span text:style-name="T14">AS</text:span><text:span text:style-name="T48"> nmixt</text:span></text:p>
            <text:p text:style-name="P60"><text:span text:style-name="T14">FROM</text:span><text:span text:style-name="T48"> soif.v1e3nrspot</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P16"><text:span text:style-name="T14">AND</text:span><text:span text:style-name="T48"> anref = </text:span><text:span text:style-name="T76">2023</text:span><text:span text:style-name="T60">;</text:span></text:p>
            <text:p text:style-name="P30"/>
            <text:p text:style-name="P15">Son équivalent exécuté en base de production est :</text:p>
            <text:p text:style-name="P61"><text:span text:style-name="T14">SELECT</text:span><text:span text:style-name="T48"> </text:span><text:span text:style-name="T35">count</text:span><text:span text:style-name="T48">(npp) </text:span><text:span text:style-name="T14">AS</text:span><text:span text:style-name="T48"> nb_lignes, </text:span><text:span text:style-name="T35">count</text:span><text:span text:style-name="T48">(nsnr) </text:span><text:span text:style-name="T14">AS</text:span><text:span text:style-name="T48"> nsnr, </text:span><text:span text:style-name="T35">count</text:span><text:span text:style-name="T48">(chnr) </text:span><text:span text:style-name="T14">AS</text:span><text:span text:style-name="T48"> chnr, </text:span><text:span text:style-name="T35">count</text:span><text:span text:style-name="T48">(espar) </text:span><text:span text:style-name="T14">AS</text:span><text:span text:style-name="T48"> espar, </text:span><text:span text:style-name="T35">count</text:span><text:span text:style-name="T48">(nint) </text:span><text:span text:style-name="T14">AS</text:span><text:span text:style-name="T48"> nint, </text:span><text:span text:style-name="T35">count</text:span><text:span text:style-name="T48">(nbrou) </text:span><text:span text:style-name="T14">AS</text:span><text:span text:style-name="T48"> nbrou, </text:span><text:span text:style-name="T35">count</text:span><text:span text:style-name="T48">(nfrot) </text:span><text:span text:style-name="T14">AS</text:span><text:span text:style-name="T48"> nfrot, </text:span><text:span text:style-name="T35">count</text:span><text:span text:style-name="T48">(nmixt) </text:span><text:span text:style-name="T14">AS</text:span><text:span text:style-name="T48"> nmixt</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espar_renouv </text:span><text:span text:style-name="T14">USING</text:span><text:span text:style-name="T48"> (id_ech, id_point)</text:span></text:p>
            <text:p text:style-name="P16"><text:span text:style-name="T14">WHERE</text:span><text:span text:style-name="T48"> annee = </text:span><text:span text:style-name="T76">2023</text:span><text:span text:style-name="T60">;</text:span></text:p>
            <text:p text:style-name="P30"><text:soft-page-break/></text:p>
            <text:p text:style-name="P15">Les décomptes de données renseignées sont strictement identiques dans les deux bases.</text:p>
          </table:table-cell>
        </table:table-row>
        <table:table-row table:style-name="TableLine1658033767296">
          <table:table-cell table:style-name="Tableau2.A1" office:value-type="string">
            <text:p text:style-name="EtiquetteSous">Données d’écologie</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auteuref) </text:span><text:span text:style-name="T14">AS</text:span><text:span text:style-name="T48"> auteuref, </text:span><text:span text:style-name="T35">COUNT</text:span><text:span text:style-name="T48">(dateeco) </text:span><text:span text:style-name="T14">AS</text:span><text:span text:style-name="T48"> dateeco, </text:span><text:span text:style-name="T35">COUNT</text:span><text:span text:style-name="T48">(obsdate) </text:span><text:span text:style-name="T14">AS</text:span><text:span text:style-name="T48"> obsdate, </text:span><text:span text:style-name="T35">COUNT</text:span><text:span text:style-name="T48">(obsveget) </text:span><text:span text:style-name="T14">AS</text:span><text:span text:style-name="T48"> obsveget, </text:span><text:span text:style-name="T35">COUNT</text:span><text:span text:style-name="T48">(lign1) </text:span><text:span text:style-name="T14">AS</text:span><text:span text:style-name="T48"> lign1, </text:span><text:span text:style-name="T35">COUNT</text:span><text:span text:style-name="T48">(lign2) </text:span><text:span text:style-name="T14">AS</text:span><text:span text:style-name="T48"> lign2, </text:span><text:span text:style-name="T35">COUNT</text:span><text:span text:style-name="T48">(herb) </text:span><text:span text:style-name="T14">AS</text:span><text:span text:style-name="T48"> herb</text:span></text:p>
            <text:p text:style-name="P60"><text:span text:style-name="T48">, </text:span><text:span text:style-name="T35">COUNT</text:span><text:span text:style-name="T48">(mousse) </text:span><text:span text:style-name="T14">AS</text:span><text:span text:style-name="T48"> mousse, </text:span><text:span text:style-name="T35">COUNT</text:span><text:span text:style-name="T48">(topo) </text:span><text:span text:style-name="T14">AS</text:span><text:span text:style-name="T48"> topo, </text:span><text:span text:style-name="T35">COUNT</text:span><text:span text:style-name="T48">(obstopo) </text:span><text:span text:style-name="T14">AS</text:span><text:span text:style-name="T48"> obstopo, </text:span><text:span text:style-name="T35">COUNT</text:span><text:span text:style-name="T48">(obschemin) </text:span><text:span text:style-name="T14">AS</text:span><text:span text:style-name="T48"> obschemin, </text:span><text:span text:style-name="T35">COUNT</text:span><text:span text:style-name="T48">(distriv) </text:span><text:span text:style-name="T14">AS</text:span><text:span text:style-name="T48"> distriv</text:span></text:p>
            <text:p text:style-name="P60"><text:span text:style-name="T48">, </text:span><text:span text:style-name="T35">COUNT</text:span><text:span text:style-name="T48">(denivriv) </text:span><text:span text:style-name="T14">AS</text:span><text:span text:style-name="T48"> denivriv, </text:span><text:span text:style-name="T35">COUNT</text:span><text:span text:style-name="T48">(pent2) </text:span><text:span text:style-name="T14">AS</text:span><text:span text:style-name="T48"> pent2, </text:span><text:span text:style-name="T35">COUNT</text:span><text:span text:style-name="T48">(expo) </text:span><text:span text:style-name="T14">AS</text:span><text:span text:style-name="T48"> expo, </text:span><text:span text:style-name="T35">COUNT</text:span><text:span text:style-name="T48">(masque) </text:span><text:span text:style-name="T14">AS</text:span><text:span text:style-name="T48"> masque, </text:span><text:span text:style-name="T35">COUNT</text:span><text:span text:style-name="T48">(st_a1) </text:span><text:span text:style-name="T14">AS</text:span><text:span text:style-name="T48"> st_a1, </text:span><text:span text:style-name="T35">COUNT</text:span><text:span text:style-name="T48">(humus) </text:span><text:span text:style-name="T14">AS</text:span><text:span text:style-name="T48"> humus</text:span></text:p>
            <text:p text:style-name="P60"><text:span text:style-name="T48">, </text:span><text:span text:style-name="T35">COUNT</text:span><text:span text:style-name="T48">(roche) </text:span><text:span text:style-name="T14">AS</text:span><text:span text:style-name="T48"> roche, </text:span><text:span text:style-name="T35">COUNT</text:span><text:span text:style-name="T48">(obspedo) </text:span><text:span text:style-name="T14">AS</text:span><text:span text:style-name="T48"> obspedo, </text:span><text:span text:style-name="T35">COUNT</text:span><text:span text:style-name="T48">(az_fo) </text:span><text:span text:style-name="T14">AS</text:span><text:span text:style-name="T48"> az_fo, </text:span><text:span text:style-name="T35">COUNT</text:span><text:span text:style-name="T48">(affroc_2017) </text:span><text:span text:style-name="T14">AS</text:span><text:span text:style-name="T48"> affroc, </text:span><text:span text:style-name="T35">COUNT</text:span><text:span text:style-name="T48">(cailloux_2017) </text:span><text:span text:style-name="T14">AS</text:span><text:span text:style-name="T48"> cailloux</text:span></text:p>
            <text:p text:style-name="P60"><text:span text:style-name="T48">, </text:span><text:span text:style-name="T35">COUNT</text:span><text:span text:style-name="T48">(cai40_2017) </text:span><text:span text:style-name="T14">AS</text:span><text:span text:style-name="T48"> cai40, </text:span><text:span text:style-name="T35">COUNT</text:span><text:span text:style-name="T48">(text1) </text:span><text:span text:style-name="T14">AS</text:span><text:span text:style-name="T48"> text1, </text:span><text:span text:style-name="T35">COUNT</text:span><text:span text:style-name="T48">(text2) </text:span><text:span text:style-name="T14">AS</text:span><text:span text:style-name="T48"> text2, </text:span><text:span text:style-name="T35">COUNT</text:span><text:span text:style-name="T48">(prof2) </text:span><text:span text:style-name="T14">AS</text:span><text:span text:style-name="T48"> prof2, </text:span><text:span text:style-name="T35">COUNT</text:span><text:span text:style-name="T48">(obsprof) </text:span><text:span text:style-name="T14">AS</text:span><text:span text:style-name="T48"> obsprof, </text:span><text:span text:style-name="T35">COUNT</text:span><text:span text:style-name="T48">(prof1) </text:span><text:span text:style-name="T14">AS</text:span><text:span text:style-name="T48"> prof1, </text:span><text:span text:style-name="T35">COUNT</text:span><text:span text:style-name="T48">(pcalc_2017) </text:span><text:span text:style-name="T14">AS</text:span><text:span text:style-name="T48"> pcalc, </text:span><text:span text:style-name="T35">COUNT</text:span><text:span text:style-name="T48">(pcalf_2017) </text:span><text:span text:style-name="T14">AS</text:span><text:span text:style-name="T48"> pcalf, </text:span><text:span text:style-name="T35">COUNT</text:span><text:span text:style-name="T48">(pox_2017) </text:span><text:span text:style-name="T14">AS</text:span><text:span text:style-name="T48"> pox</text:span></text:p>
            <text:p text:style-name="P60"><text:span text:style-name="T48">, </text:span><text:span text:style-name="T35">COUNT</text:span><text:span text:style-name="T48">(ppseudo_2017) </text:span><text:span text:style-name="T14">AS</text:span><text:span text:style-name="T48"> ppseudo, </text:span><text:span text:style-name="T35">COUNT</text:span><text:span text:style-name="T48">(pgley_2017) </text:span><text:span text:style-name="T14">AS</text:span><text:span text:style-name="T48"> pgley, </text:span><text:span text:style-name="T35">COUNT</text:span><text:span text:style-name="T48">(obshydr) </text:span><text:span text:style-name="T14">AS</text:span><text:span text:style-name="T48"> obshydr, </text:span><text:span text:style-name="T35">COUNT</text:span><text:span text:style-name="T48">(tsol) </text:span><text:span text:style-name="T14">AS</text:span><text:span text:style-name="T48"> tsol, </text:span><text:span text:style-name="T35">COUNT</text:span><text:span text:style-name="T48">(msud) </text:span><text:span text:style-name="T14">AS</text:span><text:span text:style-name="T48"> msud, </text:span><text:span text:style-name="T35">COUNT</text:span><text:span text:style-name="T48">(oln) </text:span><text:span text:style-name="T14">AS</text:span><text:span text:style-name="T48"> oln, </text:span><text:span text:style-name="T35">COUNT</text:span><text:span text:style-name="T48">(olv) </text:span><text:span text:style-name="T14">AS</text:span><text:span text:style-name="T48"> olv, </text:span><text:span text:style-name="T35">COUNT</text:span><text:span text:style-name="T48">(olt) </text:span><text:span text:style-name="T14">AS</text:span><text:span text:style-name="T48"> olt, </text:span><text:span text:style-name="T35">COUNT</text:span><text:span text:style-name="T48">(ofr) </text:span><text:span text:style-name="T14">AS</text:span><text:span text:style-name="T48"> ofr</text:span></text:p>
            <text:p text:style-name="P60"><text:span text:style-name="T48">, </text:span><text:span text:style-name="T35">COUNT</text:span><text:span text:style-name="T48">(oh) </text:span><text:span text:style-name="T14">AS</text:span><text:span text:style-name="T48"> oh, </text:span><text:span text:style-name="T35">COUNT</text:span><text:span text:style-name="T48">(typriv) </text:span><text:span text:style-name="T14">AS</text:span><text:span text:style-name="T48"> typriv, </text:span><text:span text:style-name="T35">COUNT</text:span><text:span text:style-name="T48">(typcai) </text:span><text:span text:style-name="T14">AS</text:span><text:span text:style-name="T48"> typcai, </text:span><text:span text:style-name="T35">COUNT</text:span><text:span text:style-name="T48">(di_fo_cm) </text:span><text:span text:style-name="T14">AS</text:span><text:span text:style-name="T48"> di_fo_cm, </text:span><text:span text:style-name="T35">COUNT</text:span><text:span text:style-name="T48">(htext) </text:span><text:span text:style-name="T14">AS</text:span><text:span text:style-name="T48"> htext</text:span></text:p>
            <text:p text:style-name="P60"><text:span text:style-name="T14">FROM</text:span><text:span text:style-name="T48"> soif.v1e3ecologie</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auteuref) </text:span><text:span text:style-name="T14">AS</text:span><text:span text:style-name="T48"> auteuref, </text:span><text:span text:style-name="T35">COUNT</text:span><text:span text:style-name="T48">(dateeco) </text:span><text:span text:style-name="T14">AS</text:span><text:span text:style-name="T48"> dateeco, </text:span><text:span text:style-name="T35">COUNT</text:span><text:span text:style-name="T48">(obsdate) </text:span><text:span text:style-name="T14">AS</text:span><text:span text:style-name="T48"> obsdate, </text:span><text:span text:style-name="T35">COUNT</text:span><text:span text:style-name="T48">(obsveget) </text:span><text:span text:style-name="T14">AS</text:span><text:span text:style-name="T48"> obsveget, </text:span><text:span text:style-name="T35">COUNT</text:span><text:span text:style-name="T48">(lign1) </text:span><text:span text:style-name="T14">AS</text:span><text:span text:style-name="T48"> lign1, </text:span><text:span text:style-name="T35">COUNT</text:span><text:span text:style-name="T48">(lign2) </text:span><text:span text:style-name="T14">AS</text:span><text:span text:style-name="T48"> lign2, </text:span><text:span text:style-name="T35">COUNT</text:span><text:span text:style-name="T48">(herb) </text:span><text:span text:style-name="T14">AS</text:span><text:span text:style-name="T48"> herb</text:span></text:p>
            <text:p text:style-name="P60"><text:span text:style-name="T48">, </text:span><text:span text:style-name="T35">COUNT</text:span><text:span text:style-name="T48">(mousse) </text:span><text:span text:style-name="T14">AS</text:span><text:span text:style-name="T48"> mousse, </text:span><text:span text:style-name="T35">COUNT</text:span><text:span text:style-name="T48">(topo) </text:span><text:span text:style-name="T14">AS</text:span><text:span text:style-name="T48"> topo, </text:span><text:span text:style-name="T35">COUNT</text:span><text:span text:style-name="T48">(obstopo) </text:span><text:span text:style-name="T14">AS</text:span><text:span text:style-name="T48"> obstopo, </text:span><text:span text:style-name="T35">COUNT</text:span><text:span text:style-name="T48">(obschemin) </text:span><text:span text:style-name="T14">AS</text:span><text:span text:style-name="T48"> obschemin, </text:span><text:span text:style-name="T35">COUNT</text:span><text:span text:style-name="T48">(distriv) </text:span><text:span text:style-name="T14">AS</text:span><text:span text:style-name="T48"> distriv</text:span></text:p>
            <text:p text:style-name="P60"><text:span text:style-name="T48">, </text:span><text:span text:style-name="T35">COUNT</text:span><text:span text:style-name="T48">(denivriv) </text:span><text:span text:style-name="T14">AS</text:span><text:span text:style-name="T48"> denivriv, </text:span><text:span text:style-name="T35">COUNT</text:span><text:span text:style-name="T48">(pent2) </text:span><text:span text:style-name="T14">AS</text:span><text:span text:style-name="T48"> pent2, </text:span><text:span text:style-name="T35">COUNT</text:span><text:span text:style-name="T48">(expo) </text:span><text:span text:style-name="T14">AS</text:span><text:span text:style-name="T48"> expo, </text:span><text:span text:style-name="T35">COUNT</text:span><text:span text:style-name="T48">(masque) </text:span><text:span text:style-name="T14">AS</text:span><text:span text:style-name="T48"> masque, </text:span><text:span text:style-name="T35">COUNT</text:span><text:span text:style-name="T48">(st_a1) </text:span><text:span text:style-name="T14">AS</text:span><text:span text:style-name="T48"> st_a1, </text:span><text:span text:style-name="T35">COUNT</text:span><text:span text:style-name="T48">(humus) </text:span><text:span text:style-name="T14">AS</text:span><text:span text:style-name="T48"> humus</text:span></text:p>
            <text:p text:style-name="P60"><text:span text:style-name="T48">, </text:span><text:span text:style-name="T35">COUNT</text:span><text:span text:style-name="T48">(roche) </text:span><text:span text:style-name="T14">AS</text:span><text:span text:style-name="T48"> roche, </text:span><text:span text:style-name="T35">COUNT</text:span><text:span text:style-name="T48">(obspedo) </text:span><text:span text:style-name="T14">AS</text:span><text:span text:style-name="T48"> obspedo, </text:span><text:span text:style-name="T35">COUNT</text:span><text:span text:style-name="T48">(az_fo) </text:span><text:span text:style-name="T14">AS</text:span><text:span text:style-name="T48"> az_fo, </text:span><text:span text:style-name="T35">COUNT</text:span><text:span text:style-name="T48">(affroc) </text:span><text:span text:style-name="T14">AS</text:span><text:span text:style-name="T48"> affroc, </text:span><text:span text:style-name="T35">COUNT</text:span><text:span text:style-name="T48">(cailloux) </text:span><text:span text:style-name="T14">AS</text:span><text:span text:style-name="T48"> cailloux</text:span></text:p>
            <text:p text:style-name="P60"><text:span text:style-name="T48">, </text:span><text:span text:style-name="T35">COUNT</text:span><text:span text:style-name="T48">(cai40) </text:span><text:span text:style-name="T14">AS</text:span><text:span text:style-name="T48"> cai40, </text:span><text:span text:style-name="T35">COUNT</text:span><text:span text:style-name="T48">(text1) </text:span><text:span text:style-name="T14">AS</text:span><text:span text:style-name="T48"> text1, </text:span><text:span text:style-name="T35">COUNT</text:span><text:span text:style-name="T48">(text2) </text:span><text:span text:style-name="T14">AS</text:span><text:span text:style-name="T48"> text2, </text:span><text:span text:style-name="T35">COUNT</text:span><text:span text:style-name="T48">(prof2) </text:span><text:span text:style-name="T14">AS</text:span><text:span text:style-name="T48"> prof2, </text:span><text:span text:style-name="T35">COUNT</text:span><text:span text:style-name="T48">(obsprof) </text:span><text:span text:style-name="T14">AS</text:span><text:span text:style-name="T48"> obsprof, </text:span><text:span text:style-name="T35">COUNT</text:span><text:span text:style-name="T48">(prof1) </text:span><text:span text:style-name="T14">AS</text:span><text:span text:style-name="T48"> prof1, </text:span><text:span text:style-name="T35">COUNT</text:span><text:span text:style-name="T48">(pcalc) </text:span><text:span text:style-name="T14">AS</text:span><text:span text:style-name="T48"> pcalc, </text:span><text:span text:style-name="T35">COUNT</text:span><text:span text:style-name="T48">(pcalf) </text:span><text:span text:style-name="T14">AS</text:span><text:span text:style-name="T48"> pcalf, </text:span><text:soft-page-break/><text:span text:style-name="T35">COUNT</text:span><text:span text:style-name="T48">(pox) </text:span><text:span text:style-name="T14">AS</text:span><text:span text:style-name="T48"> pox</text:span></text:p>
            <text:p text:style-name="P60"><text:span text:style-name="T48">, </text:span><text:span text:style-name="T35">COUNT</text:span><text:span text:style-name="T48">(ppseudo) </text:span><text:span text:style-name="T14">AS</text:span><text:span text:style-name="T48"> ppseudo, </text:span><text:span text:style-name="T35">COUNT</text:span><text:span text:style-name="T48">(pgley) </text:span><text:span text:style-name="T14">AS</text:span><text:span text:style-name="T48"> pgley, </text:span><text:span text:style-name="T35">COUNT</text:span><text:span text:style-name="T48">(obshydr) </text:span><text:span text:style-name="T14">AS</text:span><text:span text:style-name="T48"> obshydr, </text:span><text:span text:style-name="T35">COUNT</text:span><text:span text:style-name="T48">(tsol) </text:span><text:span text:style-name="T14">AS</text:span><text:span text:style-name="T48"> tsol, </text:span><text:span text:style-name="T35">COUNT</text:span><text:span text:style-name="T48">(msud) </text:span><text:span text:style-name="T14">AS</text:span><text:span text:style-name="T48"> msud, </text:span><text:span text:style-name="T35">COUNT</text:span><text:span text:style-name="T48">(oln) </text:span><text:span text:style-name="T14">AS</text:span><text:span text:style-name="T48"> oln, </text:span><text:span text:style-name="T35">COUNT</text:span><text:span text:style-name="T48">(olv) </text:span><text:span text:style-name="T14">AS</text:span><text:span text:style-name="T48"> olv, </text:span><text:span text:style-name="T35">COUNT</text:span><text:span text:style-name="T48">(olt) </text:span><text:span text:style-name="T14">AS</text:span><text:span text:style-name="T48"> olt, </text:span><text:span text:style-name="T35">COUNT</text:span><text:span text:style-name="T48">(ofr) </text:span><text:span text:style-name="T14">AS</text:span><text:span text:style-name="T48"> ofr</text:span></text:p>
            <text:p text:style-name="P60"><text:span text:style-name="T48">, </text:span><text:span text:style-name="T35">COUNT</text:span><text:span text:style-name="T48">(oh) </text:span><text:span text:style-name="T14">AS</text:span><text:span text:style-name="T48"> oh, </text:span><text:span text:style-name="T35">COUNT</text:span><text:span text:style-name="T48">(typriv) </text:span><text:span text:style-name="T14">AS</text:span><text:span text:style-name="T48"> typriv, </text:span><text:span text:style-name="T35">COUNT</text:span><text:span text:style-name="T48">(typcai) </text:span><text:span text:style-name="T14">AS</text:span><text:span text:style-name="T48"> typcai, </text:span><text:span text:style-name="T35">COUNT</text:span><text:span text:style-name="T48">(di_fo_cm) </text:span><text:span text:style-name="T14">AS</text:span><text:span text:style-name="T48"> di_fo_cm, </text:span><text:span text:style-name="T35">COUNT</text:span><text:span text:style-name="T48">(htext) </text:span><text:span text:style-name="T14">AS</text:span><text:span text:style-name="T48"> htext</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ecologie </text:span><text:span text:style-name="T14">USING</text:span><text:span text:style-name="T48"> (id_ech, id_point)</text:span></text:p>
            <text:p text:style-name="P60"><text:span text:style-name="T14">LEFT</text:span><text:span text:style-name="T48"> </text:span><text:span text:style-name="T14">JOIN</text:span><text:span text:style-name="T48"> ecologie_2017 </text:span><text:span text:style-name="T14">USING</text:span><text:span text:style-name="T48"> (id_ech, id_point)</text:span></text:p>
            <text:p text:style-name="P60"><text:span text:style-name="T14">LEFT</text:span><text:span text:style-name="T48"> </text:span><text:span text:style-name="T14">JOIN</text:span><text:span text:style-name="T48"> ligneux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ext:p text:style-name="P11"/>
          </table:table-cell>
        </table:table-row>
        <table:table-row table:style-name="TableLine1658033770288">
          <table:table-cell table:style-name="Tableau2.A1" office:value-type="string">
            <text:p text:style-name="EtiquetteSous">Données de relevés floristique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npp) </text:span><text:span text:style-name="T14">AS</text:span><text:span text:style-name="T48"> nb_lignes, </text:span><text:span text:style-name="T35">count</text:span><text:span text:style-name="T48">(codesp) </text:span><text:span text:style-name="T14">AS</text:span><text:span text:style-name="T48"> codesp, </text:span><text:span text:style-name="T35">count</text:span><text:span text:style-name="T48">(abond) </text:span><text:span text:style-name="T14">AS</text:span><text:span text:style-name="T48"> abond, </text:span><text:span text:style-name="T35">count</text:span><text:span text:style-name="T48">(inco_flor) </text:span><text:span text:style-name="T14">AS</text:span><text:span text:style-name="T48"> inco_flor</text:span></text:p>
            <text:p text:style-name="P60"><text:span text:style-name="T14">FROM</text:span><text:span text:style-name="T48"> soif.v1e3flore</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npp) </text:span><text:span text:style-name="T14">AS</text:span><text:span text:style-name="T48"> nb_lignes, </text:span><text:span text:style-name="T35">count</text:span><text:span text:style-name="T48">(codesp) </text:span><text:span text:style-name="T14">AS</text:span><text:span text:style-name="T48"> codesp, </text:span><text:span text:style-name="T35">count</text:span><text:span text:style-name="T48">(abond) </text:span><text:span text:style-name="T14">AS</text:span><text:span text:style-name="T48"> abond, </text:span><text:span text:style-name="T35">count</text:span><text:span text:style-name="T48">(inco_flor) </text:span><text:span text:style-name="T14">AS</text:span><text:span text:style-name="T48"> inco_flor</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flore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able:table-cell>
        </table:table-row>
        <table:table-row table:style-name="TableLine1658033769200">
          <table:table-cell table:style-name="Tableau2.A1" office:value-type="string">
            <text:p text:style-name="EtiquetteSous">Données d’habitats forestier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caracthab) </text:span><text:span text:style-name="T14">AS</text:span><text:span text:style-name="T48"> caracthab, </text:span><text:span text:style-name="T35">count</text:span><text:span text:style-name="T48">(ligneriv) </text:span><text:span text:style-name="T14">AS</text:span><text:span text:style-name="T48"> ligneriv</text:span></text:p>
            <text:p text:style-name="P60"><text:span text:style-name="T48">, </text:span><text:span text:style-name="T35">count</text:span><text:span text:style-name="T48">(hab1) </text:span><text:span text:style-name="T14">AS</text:span><text:span text:style-name="T48"> hab1, </text:span><text:span text:style-name="T35">count</text:span><text:span text:style-name="T48">(obshab1) </text:span><text:span text:style-name="T14">AS</text:span><text:span text:style-name="T48"> obshab1, </text:span><text:span text:style-name="T35">count</text:span><text:span text:style-name="T48">(qualhab1) </text:span><text:span text:style-name="T14">AS</text:span><text:span text:style-name="T48"> qualhab1, </text:span><text:span text:style-name="T35">count</text:span><text:span text:style-name="T48">(s_hab1) </text:span><text:span text:style-name="T14">AS</text:span><text:span text:style-name="T48"> s_hab1</text:span></text:p>
            <text:p text:style-name="P60"><text:span text:style-name="T48">, </text:span><text:span text:style-name="T35">count</text:span><text:span text:style-name="T48">(hab2) </text:span><text:span text:style-name="T14">AS</text:span><text:span text:style-name="T48"> hab2, </text:span><text:span text:style-name="T35">count</text:span><text:span text:style-name="T48">(obshab2) </text:span><text:span text:style-name="T14">AS</text:span><text:span text:style-name="T48"> obshab2, </text:span><text:span text:style-name="T35">count</text:span><text:span text:style-name="T48">(qualhab2) </text:span><text:span text:style-name="T14">AS</text:span><text:span text:style-name="T48"> qualhab2, </text:span><text:span text:style-name="T35">count</text:span><text:span text:style-name="T48">(s_hab2) </text:span><text:span text:style-name="T14">AS</text:span><text:span text:style-name="T48"> s_hab2</text:span></text:p>
            <text:p text:style-name="P60"><text:span text:style-name="T48">, </text:span><text:span text:style-name="T35">count</text:span><text:span text:style-name="T48">(hab3) </text:span><text:span text:style-name="T14">AS</text:span><text:span text:style-name="T48"> hab3, </text:span><text:span text:style-name="T35">count</text:span><text:span text:style-name="T48">(obshab3) </text:span><text:span text:style-name="T14">AS</text:span><text:span text:style-name="T48"> obshab3, </text:span><text:span text:style-name="T35">count</text:span><text:span text:style-name="T48">(qualhab3) </text:span><text:span text:style-name="T14">AS</text:span><text:span text:style-name="T48"> qualhab3, </text:span><text:span text:style-name="T35">count</text:span><text:span text:style-name="T48">(s_hab3) </text:span><text:span text:style-name="T14">AS</text:span><text:span text:style-name="T48"> s_hab3</text:span></text:p>
            <text:p text:style-name="P60"><text:soft-page-break/><text:span text:style-name="T14">FROM</text:span><text:span text:style-name="T48"> soif.v1e3habitat</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caracthab) </text:span><text:span text:style-name="T14">AS</text:span><text:span text:style-name="T48"> caracthab</text:span></text:p>
            <text:p text:style-name="P60"><text:span text:style-name="T48">, </text:span><text:span text:style-name="T35">count</text:span><text:span text:style-name="T48">(d.suppl-&gt;&gt;</text:span><text:span text:style-name="T87">'ligneriv'</text:span><text:span text:style-name="T48">) </text:span><text:span text:style-name="T14">AS</text:span><text:span text:style-name="T48"> ligneriv</text:span></text:p>
            <text:p text:style-name="P60"><text:span text:style-name="T48">, </text:span><text:span text:style-name="T35">count</text:span><text:span text:style-name="T48">(h1.hab) </text:span><text:span text:style-name="T14">AS</text:span><text:span text:style-name="T48"> hab1, </text:span><text:span text:style-name="T35">count</text:span><text:span text:style-name="T48">(h1.obshab) </text:span><text:span text:style-name="T14">AS</text:span><text:span text:style-name="T48"> obshab1, </text:span><text:span text:style-name="T35">count</text:span><text:span text:style-name="T48">(h1.qualhab) </text:span><text:span text:style-name="T14">AS</text:span><text:span text:style-name="T48"> qualhab1, </text:span><text:span text:style-name="T35">count</text:span><text:span text:style-name="T48">(h1.s_hab) </text:span><text:span text:style-name="T14">AS</text:span><text:span text:style-name="T48"> s_hab1</text:span></text:p>
            <text:p text:style-name="P60"><text:span text:style-name="T48">, </text:span><text:span text:style-name="T35">count</text:span><text:span text:style-name="T48">(h2.hab) </text:span><text:span text:style-name="T14">AS</text:span><text:span text:style-name="T48"> hab2, </text:span><text:span text:style-name="T35">count</text:span><text:span text:style-name="T48">(h2.obshab) </text:span><text:span text:style-name="T14">AS</text:span><text:span text:style-name="T48"> obshab2, </text:span><text:span text:style-name="T35">count</text:span><text:span text:style-name="T48">(h2.qualhab) </text:span><text:span text:style-name="T14">AS</text:span><text:span text:style-name="T48"> qualhab2, </text:span><text:span text:style-name="T35">count</text:span><text:span text:style-name="T48">(h2.s_hab) </text:span><text:span text:style-name="T14">AS</text:span><text:span text:style-name="T48"> s_hab2</text:span></text:p>
            <text:p text:style-name="P60"><text:span text:style-name="T48">, </text:span><text:span text:style-name="T35">count</text:span><text:span text:style-name="T48">(h3.hab) </text:span><text:span text:style-name="T14">AS</text:span><text:span text:style-name="T48"> hab3, </text:span><text:span text:style-name="T35">count</text:span><text:span text:style-name="T48">(h3.obshab) </text:span><text:span text:style-name="T14">AS</text:span><text:span text:style-name="T48"> obshab3, </text:span><text:span text:style-name="T35">count</text:span><text:span text:style-name="T48">(h3.qualhab) </text:span><text:span text:style-name="T14">AS</text:span><text:span text:style-name="T48"> qualhab3, </text:span><text:span text:style-name="T35">count</text:span><text:span text:style-name="T48">(h3.s_hab) </text:span><text:span text:style-name="T14">AS</text:span><text:span text:style-name="T48"> s_hab3</text:span></text:p>
            <text:p text:style-name="P60"><text:span text:style-name="T14">FROM</text:span><text:span text:style-name="T48"> v_liste_points_lt1_pi2 v</text:span></text:p>
            <text:p text:style-name="P60"><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14">LEFT</text:span><text:span text:style-name="T48"> </text:span><text:span text:style-name="T14">JOIN</text:span><text:span text:style-name="T48"> descript_m1 d1 </text:span><text:span text:style-name="T14">USING</text:span><text:span text:style-name="T48"> (id_ech, id_point)</text:span></text:p>
            <text:p text:style-name="P60"><text:span text:style-name="T14">LEFT</text:span><text:span text:style-name="T48"> </text:span><text:span text:style-name="T14">JOIN</text:span><text:span text:style-name="T48"> habitat h1 </text:span><text:span text:style-name="T14">ON</text:span><text:span text:style-name="T48"> v.id_ech = h1.id_ech </text:span><text:span text:style-name="T14">AND</text:span><text:span text:style-name="T48"> v.id_point = h1.id_point </text:span><text:span text:style-name="T14">AND</text:span><text:span text:style-name="T48"> h1.num_hab = </text:span><text:span text:style-name="T76">1</text:span></text:p>
            <text:p text:style-name="P60"><text:span text:style-name="T14">LEFT</text:span><text:span text:style-name="T48"> </text:span><text:span text:style-name="T14">JOIN</text:span><text:span text:style-name="T48"> habitat h2 </text:span><text:span text:style-name="T14">ON</text:span><text:span text:style-name="T48"> v.id_ech = h2.id_ech </text:span><text:span text:style-name="T14">AND</text:span><text:span text:style-name="T48"> v.id_point = h2.id_point </text:span><text:span text:style-name="T14">AND</text:span><text:span text:style-name="T48"> h2.num_hab = </text:span><text:span text:style-name="T76">2</text:span></text:p>
            <text:p text:style-name="P60"><text:span text:style-name="T14">LEFT</text:span><text:span text:style-name="T48"> </text:span><text:span text:style-name="T14">JOIN</text:span><text:span text:style-name="T48"> habitat h3 </text:span><text:span text:style-name="T14">ON</text:span><text:span text:style-name="T48"> v.id_ech = h3.id_ech </text:span><text:span text:style-name="T14">AND</text:span><text:span text:style-name="T48"> v.id_point = h3.id_point </text:span><text:span text:style-name="T14">AND</text:span><text:span text:style-name="T48"> h3.num_hab = </text:span><text:span text:style-name="T76">3</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able:table-cell>
        </table:table-row>
        <table:table-row table:style-name="TableLine1658033775456">
          <table:table-cell table:style-name="Tableau2.A1" office:value-type="string">
            <text:p text:style-name="EtiquetteSous">Données de bois mort au sol</text:p>
          </table:table-cell>
          <table:table-cell table:style-name="Tableau2.A1" office:value-type="string">
            <text:p text:style-name="P11">La requête exécutée dans la base Soif est la suivante :</text:p>
            <text:p text:style-name="P60"><text:span text:style-name="T14">SELECT</text:span><text:span text:style-name="T48"> </text:span><text:span text:style-name="T35">count</text:span><text:span text:style-name="T48">(*) </text:span><text:span text:style-name="T14">AS</text:span><text:span text:style-name="T48"> nb_lignes, </text:span><text:span text:style-name="T35">count</text:span><text:span text:style-name="T48">(a) </text:span><text:span text:style-name="T14">AS</text:span><text:span text:style-name="T48"> a, </text:span><text:span text:style-name="T35">count</text:span><text:span text:style-name="T48">(frepli) </text:span><text:span text:style-name="T14">AS</text:span><text:span text:style-name="T48"> frepli, </text:span><text:span text:style-name="T35">count</text:span><text:span text:style-name="T48">(espar) </text:span><text:span text:style-name="T14">AS</text:span><text:span text:style-name="T48"> espar, </text:span><text:span text:style-name="T35">count</text:span><text:span text:style-name="T48">(dbm_cm) </text:span><text:span text:style-name="T14">AS</text:span><text:span text:style-name="T48"> dbm_cm, </text:span><text:span text:style-name="T35">count</text:span><text:span text:style-name="T48">(decomp) </text:span><text:span text:style-name="T14">AS</text:span><text:span text:style-name="T48"> decomp</text:span></text:p>
            <text:p text:style-name="P60"><text:span text:style-name="T14">FROM</text:span><text:span text:style-name="T48"> soif.v1e3boism</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P60"><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T14">SELECT</text:span><text:span text:style-name="T48"> </text:span><text:span text:style-name="T35">count</text:span><text:span text:style-name="T48">(*) </text:span><text:span text:style-name="T14">AS</text:span><text:span text:style-name="T48"> nb_lignes, </text:span><text:span text:style-name="T35">count</text:span><text:span text:style-name="T48">(a) </text:span><text:span text:style-name="T14">AS</text:span><text:span text:style-name="T48"> a, </text:span><text:span text:style-name="T35">count</text:span><text:span text:style-name="T48">(frepli) </text:span><text:span text:style-name="T14">AS</text:span><text:span text:style-name="T48"> frepli, </text:span><text:span text:style-name="T35">count</text:span><text:span text:style-name="T48">(espar) </text:span><text:span text:style-name="T14">AS</text:span><text:span text:style-name="T48"> espar, </text:span><text:span text:style-name="T35">count</text:span><text:span text:style-name="T48">(dbm_cm) </text:span><text:span text:style-name="T14">AS</text:span><text:span text:style-name="T48"> dbm_cm, </text:span><text:span text:style-name="T35">count</text:span><text:span text:style-name="T48">(decomp) </text:span><text:span text:style-name="T14">AS</text:span><text:span text:style-name="T48"> decomp</text:span></text:p>
            <text:p text:style-name="P60"><text:soft-page-break/><text:span text:style-name="T14">FROM</text:span><text:span text:style-name="T48"> v_liste_points_lt1_pi2</text:span></text:p>
            <text:p text:style-name="P60"><text:span text:style-name="T14">INNER</text:span><text:span text:style-name="T48"> </text:span><text:span text:style-name="T14">JOIN</text:span><text:span text:style-name="T48"> bois_mort </text:span><text:span text:style-name="T14">USING</text:span><text:span text:style-name="T48"> (id_ech, id_point)</text:span></text:p>
            <text:p text:style-name="P60"><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able:table-cell>
        </table:table-row>
        <table:table-row table:style-name="TableLine1658033768656">
          <table:table-cell table:style-name="Tableau2.A1" office:value-type="string">
            <text:p text:style-name="EtiquetteSous">Données d’arbres (vifs, morts, chablis)</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a) </text:span><text:span text:style-name="T14">AS</text:span><text:span text:style-name="T48"> a, </text:span><text:span text:style-name="T35">count</text:span><text:span text:style-name="T48">(veget) </text:span><text:span text:style-name="T14">AS</text:span><text:span text:style-name="T48"> veget, </text:span><text:span text:style-name="T35">count</text:span><text:span text:style-name="T48">(espar) </text:span><text:span text:style-name="T14">AS</text:span><text:span text:style-name="T48"> espar, </text:span><text:span text:style-name="T35">count</text:span><text:span text:style-name="T48">(mes_c13) </text:span><text:span text:style-name="T14">AS</text:span><text:span text:style-name="T48"> mes_c13, </text:span><text:span text:style-name="T35">count</text:span><text:span text:style-name="T48">(azpr_gd) </text:span><text:span text:style-name="T14">AS</text:span><text:span text:style-name="T48"> azpr_gd, </text:span><text:span text:style-name="T35">count</text:span><text:span text:style-name="T48">(dpr_cm) </text:span><text:span text:style-name="T14">AS</text:span><text:span text:style-name="T48"> dpr_cm, </text:span><text:span text:style-name="T35">count</text:span><text:span text:style-name="T48">(simplif) </text:span><text:span text:style-name="T14">AS</text:span><text:span text:style-name="T48"> simplif</text:span></text:p>
            <text:p text:style-name="P60"><text:span text:style-name="T48">, </text:span><text:span text:style-name="T35">count</text:span><text:span text:style-name="T48">(ori) </text:span><text:span text:style-name="T14">AS</text:span><text:span text:style-name="T48"> ori, </text:span><text:span text:style-name="T35">count</text:span><text:span text:style-name="T48">(acci) </text:span><text:span text:style-name="T14">AS</text:span><text:span text:style-name="T48"> acci, </text:span><text:span text:style-name="T35">count</text:span><text:span text:style-name="T48">(cible) </text:span><text:span text:style-name="T14">AS</text:span><text:span text:style-name="T48"> cible, </text:span><text:span text:style-name="T35">count</text:span><text:span text:style-name="T48">(lib) </text:span><text:span text:style-name="T14">AS</text:span><text:span text:style-name="T48"> lib, </text:span><text:span text:style-name="T35">count</text:span><text:span text:style-name="T48">(datemort) </text:span><text:span text:style-name="T14">AS</text:span><text:span text:style-name="T48"> datemort, </text:span><text:span text:style-name="T35">count</text:span><text:span text:style-name="T48">(repere) </text:span><text:span text:style-name="T14">AS</text:span><text:span text:style-name="T48"> repere, </text:span><text:span text:style-name="T35">count</text:span><text:span text:style-name="T48">(arbat) </text:span><text:span text:style-name="T14">AS</text:span><text:span text:style-name="T48"> arbat, </text:span><text:span text:style-name="T35">count</text:span><text:span text:style-name="T48">(mortb) </text:span><text:span text:style-name="T14">AS</text:span><text:span text:style-name="T48"> mortb, </text:span><text:span text:style-name="T35">count</text:span><text:span text:style-name="T48">(sfgui) </text:span><text:span text:style-name="T14">AS</text:span><text:span text:style-name="T48"> sfgui, </text:span><text:span text:style-name="T35">count</text:span><text:span text:style-name="T48">(deggib) </text:span><text:span text:style-name="T14">AS</text:span><text:span text:style-name="T48"> deggib</text:span></text:p>
            <text:p text:style-name="P60"><text:span text:style-name="T48">, </text:span><text:span text:style-name="T35">count</text:span><text:span text:style-name="T48">(htot_dm) </text:span><text:span text:style-name="T14">AS</text:span><text:span text:style-name="T48"> htot_dm, </text:span><text:span text:style-name="T35">count</text:span><text:span text:style-name="T48">(decoupe) </text:span><text:span text:style-name="T14">AS</text:span><text:span text:style-name="T48"> decoupe, </text:span><text:span text:style-name="T35">count</text:span><text:span text:style-name="T48">(hdec_dm) </text:span><text:span text:style-name="T14">AS</text:span><text:span text:style-name="T48"> hdec_dm, </text:span><text:span text:style-name="T35">count</text:span><text:span text:style-name="T48">(ddec_cm) </text:span><text:span text:style-name="T14">AS</text:span><text:span text:style-name="T48"> ddec_cm, </text:span><text:span text:style-name="T35">count</text:span><text:span text:style-name="T48">(c13_mm) </text:span><text:span text:style-name="T14">AS</text:span><text:span text:style-name="T48"> c13_mm, </text:span><text:span text:style-name="T35">count</text:span><text:span text:style-name="T48">(qbp) </text:span><text:span text:style-name="T14">AS</text:span><text:span text:style-name="T48"> qbp, </text:span><text:span text:style-name="T35">count</text:span><text:span text:style-name="T48">(hbv_dm) </text:span><text:span text:style-name="T14">AS</text:span><text:span text:style-name="T48"> hbv_dm, </text:span><text:span text:style-name="T35">count</text:span><text:span text:style-name="T48">(hbm_dm) </text:span><text:span text:style-name="T14">AS</text:span><text:span text:style-name="T48"> hbm_dm, </text:span><text:span text:style-name="T35">count</text:span><text:span text:style-name="T48">(hrb_dm) </text:span><text:span text:style-name="T14">AS</text:span><text:span text:style-name="T48"> hrb_dm</text:span></text:p>
            <text:p text:style-name="P60"><text:span text:style-name="T48">, </text:span><text:span text:style-name="T35">count</text:span><text:span text:style-name="T48">(ma) </text:span><text:span text:style-name="T14">AS</text:span><text:span text:style-name="T48"> ma, </text:span><text:span text:style-name="T35">count</text:span><text:span text:style-name="T48">(mr) </text:span><text:span text:style-name="T14">AS</text:span><text:span text:style-name="T48"> mr, </text:span><text:span text:style-name="T35">count</text:span><text:span text:style-name="T48">(hcd_cm) </text:span><text:span text:style-name="T14">AS</text:span><text:span text:style-name="T48"> hcd_cm <text:s text:c="3"/></text:span></text:p>
            <text:p text:style-name="P60"><text:span text:style-name="T48">, </text:span><text:span text:style-name="T35">count</text:span><text:span text:style-name="T48">(c13_inf_mm) </text:span><text:span text:style-name="T14">AS</text:span><text:span text:style-name="T48"> c13_inf_mm, </text:span><text:span text:style-name="T35">count</text:span><text:span text:style-name="T48">(c13_sup_mm) </text:span><text:span text:style-name="T14">AS</text:span><text:span text:style-name="T48"> c13_sup_mm</text:span></text:p>
            <text:p text:style-name="P60"><text:span text:style-name="T14">FROM</text:span><text:span text:style-name="T48"> soif.v1e3arbre</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8">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a) </text:span><text:span text:style-name="T14">AS</text:span><text:span text:style-name="T48"> a, </text:span><text:span text:style-name="T35">count</text:span><text:span text:style-name="T48">(veget) </text:span><text:span text:style-name="T14">AS</text:span><text:span text:style-name="T48"> veget, </text:span><text:span text:style-name="T35">count</text:span><text:span text:style-name="T48">(espar) </text:span><text:span text:style-name="T14">AS</text:span><text:span text:style-name="T48"> espar, </text:span><text:span text:style-name="T35">count</text:span><text:span text:style-name="T48">(mes_c13) </text:span><text:span text:style-name="T14">AS</text:span><text:span text:style-name="T48"> mes_c13, </text:span><text:span text:style-name="T35">count</text:span><text:span text:style-name="T48">(azpr_gd) </text:span><text:span text:style-name="T14">AS</text:span><text:span text:style-name="T48"> azpr_gd, </text:span><text:span text:style-name="T35">count</text:span><text:span text:style-name="T48">(dpr_cm) </text:span><text:span text:style-name="T14">AS</text:span><text:span text:style-name="T48"> dpr_cm, </text:span><text:span text:style-name="T35">count</text:span><text:span text:style-name="T48">(simplif) </text:span><text:span text:style-name="T14">AS</text:span><text:span text:style-name="T48"> simplif</text:span></text:p>
            <text:p text:style-name="P60"><text:span text:style-name="T48">, </text:span><text:span text:style-name="T35">count</text:span><text:span text:style-name="T48">(ori) </text:span><text:span text:style-name="T14">AS</text:span><text:span text:style-name="T48"> ori, </text:span><text:span text:style-name="T35">count</text:span><text:span text:style-name="T48">(acci) </text:span><text:span text:style-name="T14">AS</text:span><text:span text:style-name="T48"> acci, </text:span><text:span text:style-name="T35">count</text:span><text:span text:style-name="T48">(cible) </text:span><text:span text:style-name="T14">AS</text:span><text:span text:style-name="T48"> cible, </text:span><text:span text:style-name="T35">count</text:span><text:span text:style-name="T48">(lib) </text:span><text:span text:style-name="T14">AS</text:span><text:span text:style-name="T48"> lib, </text:span><text:span text:style-name="T35">count</text:span><text:span text:style-name="T48">(datemort) </text:span><text:span text:style-name="T14">AS</text:span><text:span text:style-name="T48"> datemort, </text:span><text:span text:style-name="T35">count</text:span><text:span text:style-name="T48">(repere) </text:span><text:span text:style-name="T14">AS</text:span><text:span text:style-name="T48"> repere, </text:span><text:span text:style-name="T35">count</text:span><text:span text:style-name="T48">(arbre_m1.suppl-&gt;&gt;</text:span><text:span text:style-name="T87">'arbat'</text:span><text:span text:style-name="T48">) </text:span><text:span text:style-name="T14">AS</text:span><text:span text:style-name="T48"> arbat, </text:span><text:span text:style-name="T35">count</text:span><text:span text:style-name="T48">(mortb) </text:span><text:span text:style-name="T14">AS</text:span><text:span text:style-name="T48"> mortb, </text:span><text:span text:style-name="T35">count</text:span><text:span text:style-name="T48">(sfgui) </text:span><text:span text:style-name="T14">AS</text:span><text:span text:style-name="T48"> sfgui, </text:span><text:span text:style-name="T35">count</text:span><text:span text:style-name="T48">(deggib) </text:span><text:span text:style-name="T14">AS</text:span><text:span text:style-name="T48"> deggib</text:span></text:p>
            <text:p text:style-name="P60"><text:span text:style-name="T48">, </text:span><text:span text:style-name="T35">count</text:span><text:span text:style-name="T48">(htot_dm) </text:span><text:span text:style-name="T14">AS</text:span><text:span text:style-name="T48"> htot_dm, </text:span><text:span text:style-name="T35">count</text:span><text:span text:style-name="T48">(decoupe) </text:span><text:span text:style-name="T14">AS</text:span><text:span text:style-name="T48"> decoupe, </text:span><text:span text:style-name="T35">count</text:span><text:span text:style-name="T48">(hdec_dm) </text:span><text:span text:style-name="T14">AS</text:span><text:span text:style-name="T48"> hdec_dm, </text:span><text:span text:style-name="T35">count</text:span><text:span text:style-name="T48">(ddec_cm) </text:span><text:span text:style-name="T14">AS</text:span><text:span text:style-name="T48"> ddec_cm, </text:span><text:span text:style-name="T35">count</text:span><text:span text:style-name="T48">(c13_mm) </text:span><text:span text:style-name="T14">AS</text:span><text:span text:style-name="T48"> c13_mm, </text:span><text:span text:style-name="T35">count</text:span><text:span text:style-name="T48">(qbp) </text:span><text:span text:style-name="T14">AS</text:span><text:span text:style-name="T48"> qbp, </text:span><text:span text:style-name="T35">count</text:span><text:span text:style-name="T48">(hbv_dm) </text:span><text:span text:style-name="T14">AS</text:span><text:span text:style-name="T48"> hbv_dm, </text:span><text:span text:style-name="T35">count</text:span><text:span text:style-name="T48">(hbm_dm) </text:span><text:span text:style-name="T14">AS</text:span><text:span text:style-name="T48"> hbm_dm, </text:span><text:span text:style-name="T35">count</text:span><text:span text:style-name="T48">(hrb_dm) </text:span><text:span text:style-name="T14">AS</text:span><text:span text:style-name="T48"> hrb_dm</text:span></text:p>
            <text:p text:style-name="P60"><text:span text:style-name="T48">, </text:span><text:span text:style-name="T35">count</text:span><text:span text:style-name="T48">(ma) </text:span><text:span text:style-name="T14">AS</text:span><text:span text:style-name="T48"> ma, </text:span><text:span text:style-name="T35">count</text:span><text:span text:style-name="T48">(mr) </text:span><text:span text:style-name="T14">AS</text:span><text:span text:style-name="T48"> mr, </text:span><text:span text:style-name="T35">count</text:span><text:span text:style-name="T48">(hcd_cm) </text:span><text:span text:style-name="T14">AS</text:span><text:span text:style-name="T48"> hcd_cm <text:s text:c="3"/></text:span></text:p>
            <text:p text:style-name="P60"><text:span text:style-name="T48">, </text:span><text:span text:style-name="T35">count</text:span><text:span text:style-name="T48">(arbre.suppl-&gt;&gt;</text:span><text:span text:style-name="T87">'c13_inf_mm'</text:span><text:span text:style-name="T48">) </text:span><text:span text:style-name="T14">AS</text:span><text:span text:style-name="T48"> c13_inf_mm, </text:span><text:span text:style-name="T35">count</text:span><text:span text:style-name="T48">(arbre.suppl-&gt;&gt;</text:span><text:span text:style-name="T87">'c13_sup_mm'</text:span><text:span text:style-name="T48">) </text:span><text:span text:style-name="T14">AS</text:span><text:span text:style-name="T48"> c13_sup_mm</text:span></text:p>
            <text:p text:style-name="P60"><text:span text:style-name="T14">FROM</text:span><text:span text:style-name="T48"> v_liste_points_lt1_pi2</text:span></text:p>
            <text:p text:style-name="P60"><text:soft-page-break/><text:span text:style-name="T14">INNER</text:span><text:span text:style-name="T48"> </text:span><text:span text:style-name="T14">JOIN</text:span><text:span text:style-name="T48"> arbre </text:span><text:span text:style-name="T14">USING</text:span><text:span text:style-name="T48"> (id_ech, id_point)</text:span></text:p>
            <text:p text:style-name="P60"><text:span text:style-name="T14">LEFT</text:span><text:span text:style-name="T48"> </text:span><text:span text:style-name="T14">JOIN</text:span><text:span text:style-name="T48"> arbre_m1 </text:span><text:span text:style-name="T14">USING</text:span><text:span text:style-name="T48"> (id_ech, id_point, a)</text:span></text:p>
            <text:p text:style-name="P60"><text:span text:style-name="T14">LEFT</text:span><text:span text:style-name="T48"> </text:span><text:span text:style-name="T14">JOIN</text:span><text:span text:style-name="T48"> arbre_m1_2014 </text:span><text:span text:style-name="T14">USING</text:span><text:span text:style-name="T48"> (id_ech, id_point, a)</text:span></text:p>
            <text:p text:style-name="P60"><text:span text:style-name="T14">LEFT</text:span><text:span text:style-name="T48"> </text:span><text:span text:style-name="T14">JOIN</text:span><text:span text:style-name="T48"> sante </text:span><text:span text:style-name="T14">USING</text:span><text:span text:style-name="T48"> (id_ech, id_point, a)</text:span></text:p>
            <text:p text:style-name="Standard"><text:span text:style-name="T14">WHERE</text:span><text:span text:style-name="T48"> annee = </text:span><text:span text:style-name="T76">2023</text:span><text:span text:style-name="T60">;</text:span></text:p>
            <text:p text:style-name="P11"/>
            <text:p text:style-name="P13">Les décomptes de données renseignées sont strictement identiques dans les deux bases.</text:p>
            <text:p text:style-name="P11"/>
            <text:p text:style-name="P11">Le décompte sur la donnée DATEARBRE, contenue dans une table à accès restreint, se fait dans la base Soif avec la requête suivante :</text:p>
            <text:p text:style-name="P60"><text:span text:style-name="Police_20_par_20_défaut"><text:span text:style-name="T17">SELECT</text:span></text:span><text:span text:style-name="T48"> </text:span><text:span text:style-name="T35">count</text:span><text:span text:style-name="T48">(*)</text:span></text:p>
            <text:p text:style-name="P60"><text:span text:style-name="T14">FROM</text:span><text:span text:style-name="T48"> soif.data_cache d</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INNER</text:span><text:span text:style-name="T48"> </text:span><text:span text:style-name="T14">JOIN</text:span><text:span text:style-name="T48"> soif.v1e3arbre a </text:span><text:span text:style-name="T14">ON</text:span><text:span text:style-name="T48"> d.npp = a.npp </text:span><text:span text:style-name="T14">AND</text:span><text:span text:style-name="T48"> d.domaine = a.domaine</text:span></text:p>
            <text:p text:style-name="P60"><text:span text:style-name="T14">WHERE</text:span><text:span text:style-name="T48"> </text:span><text:span text:style-name="T35">right</text:span><text:span text:style-name="T48">(d.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P60"><text:span text:style-name="T14">AND</text:span><text:span text:style-name="T48"> anref = </text:span><text:span text:style-name="T76">2023</text:span></text:p>
            <text:p text:style-name="P60"><text:span text:style-name="T14">AND</text:span><text:span text:style-name="T48"> donnee = </text:span><text:span text:style-name="T61">$$</text:span><text:span text:style-name="T48">DATEARBRE</text:span><text:span text:style-name="T61">$$</text:span></text:p>
            <text:p text:style-name="Standard"><text:span text:style-name="T14">AND</text:span><text:span text:style-name="T48"> format = </text:span><text:span text:style-name="T61">$$</text:span><text:span text:style-name="T48">TV1E3ARBRE</text:span><text:span text:style-name="T61">$$</text:span><text:span text:style-name="T60">;</text:span></text:p>
            <text:p text:style-name="P11"/>
            <text:p text:style-name="P11">Son équivalent exécuté en base de production est :</text:p>
            <text:p text:style-name="P60"><text:span text:style-name="Police_20_par_20_défaut"><text:span text:style-name="T17">SELECT</text:span></text:span><text:span text:style-name="T48"> </text:span><text:span text:style-name="T35">COUNT</text:span><text:span text:style-name="T48">(datearbre)</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arbre_2014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ans chaque base sont, là aussi, identiques.</text:p>
            <text:p text:style-name="P11"/>
          </table:table-cell>
        </table:table-row>
        <table:table-row table:style-name="TableLine1658033763216">
          <table:table-cell table:style-name="Tableau2.A1" office:value-type="string">
            <text:p text:style-name="EtiquetteSous">Données d’accroissements</text:p>
          </table:table-cell>
          <table:table-cell table:style-name="Tableau2.A1" office:value-type="string">
            <text:p text:style-name="P11">La requête exécutée dans la base Soif est la suivante :</text:p>
            <text:p text:style-name="P60"><text:span text:style-name="Police_20_par_20_défaut"><text:span text:style-name="T14">WITH</text:span></text:span><text:span text:style-name="T48"> accroi </text:span><text:span text:style-name="T14">AS</text:span><text:span text:style-name="T48"> (</text:span></text:p>
            <text:p text:style-name="P60"><text:span text:style-name="T48"><text:s text:c="4"/></text:span><text:span text:style-name="T14">SELECT</text:span><text:span text:style-name="T48"> npp, id_a, </text:span><text:span text:style-name="T76">0</text:span><text:span text:style-name="T48"> </text:span><text:span text:style-name="T14">AS</text:span><text:span text:style-name="T48"> nir, ir0_1_10mm </text:span><text:span text:style-name="T14">AS</text:span><text:span text:style-name="T48"> ir</text:span></text:p>
            <text:p text:style-name="P60"><text:span text:style-name="T48"><text:s text:c="4"/></text:span><text:span text:style-name="T14">FROM</text:span><text:span text:style-name="T48"> soif.v1e3arbr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0_1_10mm </text:span><text:span text:style-name="T14">IS</text:span><text:span text:style-name="T48"> </text:span><text:span text:style-name="T14">NOT</text:span><text:span text:style-name="T48"> </text:span><text:span text:style-name="T14">NULL</text:span></text:p>
            <text:p text:style-name="P60"><text:soft-page-break/><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5</text:span><text:span text:style-name="T48"> </text:span><text:span text:style-name="T14">AS</text:span><text:span text:style-name="T48"> nir, ir5_1_10mm</text:span></text:p>
            <text:p text:style-name="P60"><text:span text:style-name="T48"><text:s text:c="4"/></text:span><text:span text:style-name="T14">FROM</text:span><text:span text:style-name="T48"> soif.v1e3arbr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5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ncern </text:span><text:span text:style-name="T14">AS</text:span><text:span text:style-name="T48"> nir, irn_1_10mm</text:span></text:p>
            <text:p text:style-name="P60"><text:span text:style-name="T48"><text:s text:c="4"/></text:span><text:span text:style-name="T14">FROM</text:span><text:span text:style-name="T48"> soif.v1e3arbr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n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1</text:span><text:span text:style-name="T48"> </text:span><text:span text:style-name="T14">AS</text:span><text:span text:style-name="T48"> nir, ir1_1_10mm</text:span></text:p>
            <text:p text:style-name="P60"><text:span text:style-name="T48"><text:s text:c="4"/></text:span><text:span text:style-name="T14">FROM</text:span><text:span text:style-name="T48"> soif.v1e3arbre_ag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1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2</text:span><text:span text:style-name="T48"> </text:span><text:span text:style-name="T14">AS</text:span><text:span text:style-name="T48"> nir, ir2_1_10mm</text:span></text:p>
            <text:p text:style-name="P60"><text:span text:style-name="T48"><text:s text:c="4"/></text:span><text:span text:style-name="T14">FROM</text:span><text:span text:style-name="T48"> soif.v1e3arbre_ag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2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3</text:span><text:span text:style-name="T48"> </text:span><text:span text:style-name="T14">AS</text:span><text:span text:style-name="T48"> nir, ir3_1_10mm</text:span></text:p>
            <text:p text:style-name="P60"><text:span text:style-name="T48"><text:s text:c="4"/></text:span><text:span text:style-name="T14">FROM</text:span><text:span text:style-name="T48"> soif.v1e3arbre_ag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oft-page-break/><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3_1_10mm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UNION</text:span><text:span text:style-name="T48"> </text:span><text:span text:style-name="T14">ALL</text:span><text:span text:style-name="T48"> </text:span></text:p>
            <text:p text:style-name="P60"><text:span text:style-name="T48"><text:s text:c="4"/></text:span><text:span text:style-name="T14">SELECT</text:span><text:span text:style-name="T48"> npp, id_a, </text:span><text:span text:style-name="T76">4</text:span><text:span text:style-name="T48"> </text:span><text:span text:style-name="T14">AS</text:span><text:span text:style-name="T48"> nir, ir4_1_10mm</text:span></text:p>
            <text:p text:style-name="P60"><text:span text:style-name="T48"><text:s text:c="4"/></text:span><text:span text:style-name="T14">FROM</text:span><text:span text:style-name="T48"> soif.v1e3arbre_age </text:span></text:p>
            <text:p text:style-name="P60"><text:span text:style-name="T48"><text:s text:c="4"/></text:span><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48"><text:s text:c="4"/></text:span><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48"><text:s text:c="4"/></text:span><text:span text:style-name="T14">AND</text:span><text:span text:style-name="T48"> numvisi = </text:span><text:span text:style-name="T87">'1'</text:span></text:p>
            <text:p text:style-name="P60"><text:span text:style-name="T48"><text:s text:c="4"/></text:span><text:span text:style-name="T14">AND</text:span><text:span text:style-name="T48"> anref = </text:span><text:span text:style-name="T76">2023</text:span></text:p>
            <text:p text:style-name="P60"><text:span text:style-name="T48"><text:s text:c="4"/></text:span><text:span text:style-name="T14">AND</text:span><text:span text:style-name="T48"> ir4_1_10mm </text:span><text:span text:style-name="T14">IS</text:span><text:span text:style-name="T48"> </text:span><text:span text:style-name="T14">NOT</text:span><text:span text:style-name="T48"> </text:span><text:span text:style-name="T14">NULL</text:span></text:p>
            <text:p text:style-name="P44">)</text:p>
            <text:p text:style-name="P60"><text:span text:style-name="T14">SELECT</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nir) </text:span><text:span text:style-name="T14">AS</text:span><text:span text:style-name="T48"> nir, </text:span><text:span text:style-name="T35">count</text:span><text:span text:style-name="T48">(ir) </text:span><text:span text:style-name="T14">AS</text:span><text:span text:style-name="T48"> irx_1_10mm</text:span></text:p>
            <text:p text:style-name="Standard"><text:span text:style-name="T14">FROM</text:span><text:span text:style-name="T48"> accroi</text:span><text:span text:style-name="T60">;</text:span></text:p>
            <text:p text:style-name="P11"/>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nir) </text:span><text:span text:style-name="T14">AS</text:span><text:span text:style-name="T48"> nir, </text:span><text:span text:style-name="T35">count</text:span><text:span text:style-name="T48">(irn_1_10_mm) </text:span><text:span text:style-name="T14">AS</text:span><text:span text:style-name="T48"> irn_1_10_mm <text:s text:c="3"/></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accroissement </text:span><text:span text:style-name="T14">USING</text:span><text:span text:style-name="T48"> (id_ech, id_point)</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able:table-cell>
        </table:table-row>
        <table:table-row table:style-name="TableLine1658033767024">
          <table:table-cell table:style-name="Tableau2.A1" office:value-type="string">
            <text:p text:style-name="EtiquetteSous">Données de mesures d’âge</text:p>
          </table:table-cell>
          <table:table-cell table:style-name="Tableau2.A1" office:value-type="string">
            <text:p text:style-name="P11">La requête exécutée dans la base Soif est la suivante :</text:p>
            <text:p text:style-name="P60"><text:span text:style-name="Police_20_par_20_défaut"><text:span text:style-name="T17">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id_a) </text:span><text:span text:style-name="T14">AS</text:span><text:span text:style-name="T48"> a, </text:span><text:span text:style-name="T35">count</text:span><text:span text:style-name="T48">(typdom) </text:span><text:span text:style-name="T14">AS</text:span><text:span text:style-name="T48"> typdom, </text:span><text:span text:style-name="T35">count</text:span><text:span text:style-name="T48">(age13) </text:span><text:span text:style-name="T14">AS</text:span><text:span text:style-name="T48"> age13, </text:span><text:span text:style-name="T35">count</text:span><text:span text:style-name="T48">(sfcoeur) </text:span><text:span text:style-name="T14">AS</text:span><text:span text:style-name="T48"> sfcoeur, </text:span><text:span text:style-name="T35">count</text:span><text:span text:style-name="T48">(ncerncar) </text:span><text:span text:style-name="T14">AS</text:span><text:span text:style-name="T48"> ncerncar, </text:span><text:span text:style-name="T35">count</text:span><text:span text:style-name="T48">(longcar) </text:span><text:span text:style-name="T14">AS</text:span><text:span text:style-name="T48"> longcar</text:span></text:p>
            <text:p text:style-name="P60"><text:span text:style-name="T14">FROM</text:span><text:span text:style-name="T48"> soif.v1e3arbre_age</text:span></text:p>
            <text:p text:style-name="P60"><text:span text:style-name="T14">INNER</text:span><text:span text:style-name="T48"> </text:span><text:span text:style-name="T14">JOIN</text:span><text:span text:style-name="T48"> soif.point_anref </text:span><text:span text:style-name="T14">USING</text:span><text:span text:style-name="T48"> (npp)</text:span></text:p>
            <text:p text:style-name="P60"><text:span text:style-name="T14">WHERE</text:span><text:span text:style-name="T48"> </text:span><text:span text:style-name="T35">right</text:span><text:span text:style-name="T48">(npp, </text:span><text:span text:style-name="T76">1</text:span><text:span text:style-name="T48">) = </text:span><text:span text:style-name="T87">'R'</text:span></text:p>
            <text:p text:style-name="P60"><text:span text:style-name="T14">AND</text:span><text:span text:style-name="T48"> numvisi = </text:span><text:span text:style-name="T87">'1'</text:span></text:p>
            <text:p text:style-name="Standard"><text:span text:style-name="T14">AND</text:span><text:span text:style-name="T48"> anref = </text:span><text:span text:style-name="T76">2023</text:span><text:span text:style-name="T60">;</text:span></text:p>
            <text:p text:style-name="P34"/>
            <text:p text:style-name="P11">Son équivalent exécuté en base de production est :</text:p>
            <text:p text:style-name="P60"><text:span text:style-name="Police_20_par_20_défaut"><text:span text:style-name="T14">SELECT</text:span></text:span><text:span text:style-name="T48"> </text:span><text:span text:style-name="T35">count</text:span><text:span text:style-name="T48">(*) </text:span><text:span text:style-name="T14">AS</text:span><text:span text:style-name="T48"> nb_lignes</text:span></text:p>
            <text:p text:style-name="P60"><text:span text:style-name="T48">, </text:span><text:span text:style-name="T35">count</text:span><text:span text:style-name="T48">(numa) </text:span><text:span text:style-name="T14">AS</text:span><text:span text:style-name="T48"> a, </text:span><text:span text:style-name="T35">count</text:span><text:span text:style-name="T48">(typdom) </text:span><text:span text:style-name="T14">AS</text:span><text:span text:style-name="T48"> typdom, </text:span><text:span text:style-name="T35">count</text:span><text:span text:style-name="T48">(age13) </text:span><text:span text:style-name="T14">AS</text:span><text:span text:style-name="T48"> age13, </text:span><text:span text:style-name="T35">count</text:span><text:span text:style-name="T48">(sfcoeur) </text:span><text:span text:style-name="T14">AS</text:span><text:span text:style-name="T48"> sfcoeur, </text:span><text:soft-page-break/><text:span text:style-name="T35">count</text:span><text:span text:style-name="T48">(ncerncar) </text:span><text:span text:style-name="T14">AS</text:span><text:span text:style-name="T48"> ncerncar, </text:span><text:span text:style-name="T35">count</text:span><text:span text:style-name="T48">(longcar) </text:span><text:span text:style-name="T14">AS</text:span><text:span text:style-name="T48"> longcar</text:span></text:p>
            <text:p text:style-name="P60"><text:span text:style-name="T14">FROM</text:span><text:span text:style-name="T48"> v_liste_points_lt1_pi2</text:span></text:p>
            <text:p text:style-name="P60"><text:span text:style-name="T14">INNER</text:span><text:span text:style-name="T48"> </text:span><text:span text:style-name="T14">JOIN</text:span><text:span text:style-name="T48"> arbre </text:span><text:span text:style-name="T14">USING</text:span><text:span text:style-name="T48"> (id_ech, id_point)</text:span></text:p>
            <text:p text:style-name="P60"><text:span text:style-name="T14">INNER</text:span><text:span text:style-name="T48"> </text:span><text:span text:style-name="T14">JOIN</text:span><text:span text:style-name="T48"> </text:span><text:span text:style-name="T35">age</text:span><text:span text:style-name="T48"> </text:span><text:span text:style-name="T14">USING</text:span><text:span text:style-name="T48"> (id_ech, id_point, a)</text:span></text:p>
            <text:p text:style-name="P60"><text:span text:style-name="T14">LEFT</text:span><text:span text:style-name="T48"> </text:span><text:span text:style-name="T14">JOIN</text:span><text:span text:style-name="T48"> sante </text:span><text:span text:style-name="T14">USING</text:span><text:span text:style-name="T48"> (id_ech, id_point, a)</text:span></text:p>
            <text:p text:style-name="Standard"><text:span text:style-name="T14">WHERE</text:span><text:span text:style-name="T48"> annee = </text:span><text:span text:style-name="T76">2023</text:span><text:span text:style-name="T60">;</text:span></text:p>
            <text:p text:style-name="P11"/>
            <text:p text:style-name="P11">Les décomptes de données renseignées sont strictement identiques dans les deux bases.</text:p>
            <text:p text:style-name="P11"/>
          </table:table-cell>
        </table:table-row>
        <table:table-row table:style-name="TableLine1658033768112">
          <table:table-cell table:style-name="Tableau2.A1" office:value-type="string">
            <text:p text:style-name="EtiquetteSous">Conclusion des tests sur points première visite terrain après deuxième photo-interprétation</text:p>
          </table:table-cell>
          <table:table-cell table:style-name="Tableau2.A1" office:value-type="string">
            <text:p text:style-name="P11">L’ensemble des décomptes de valeurs sur toutes les données concernant les points de première visite après deuxième photo-interprétation est strictement identique en base Soif et en base de production.</text:p>
            <text:p text:style-name="P11"/>
            <text:p text:style-name="P11">Le chargement des points de première visite terrain après deuxième photo-interprétation de Soif vers la base de production est donc validé.</text:p>
            <text:p text:style-name="P11"/>
            <text:p text:style-name="P11"/>
          </table:table-cell>
        </table:table-row>
      </table:table>
      <text:p text:style-name="P10"/>
      <text:p text:style-name="P10"/>
      <text:p text:style-name="P10"/>
      <text:h text:style-name="P78" text:outline-level="2">Contrôles de cohérence des données en base de production</text:h>
      <text:p text:style-name="P10"/>
      <table:table table:name="Tableau3" table:style-name="Tableau3">
        <table:table-column table:style-name="Tableau3.A"/>
        <table:table-column table:style-name="Tableau3.B"/>
        <table:table-row table:style-name="TableLine1658033752064">
          <table:table-cell table:style-name="Tableau3.A1" office:value-type="string">
            <text:p text:style-name="Etiquette">Principes des tests</text:p>
          </table:table-cell>
          <table:table-cell table:style-name="Tableau3.A1" office:value-type="string">
            <text:p text:style-name="P11">Les contrôles de cohérences des données sont réalisés en base de production une fois les tests de chargement validés.</text:p>
            <text:p text:style-name="P11">Ces contrôles consistent à reprendre les règles de gestion des données collectées décrites dans l’IMOT, ainsi que dans le document décrivant les différentes conditions d’application des données, à programmer ces règles en SQL sur les données issues du chargement et à relever les éventuelles informations qui ne respecteraient pas ces conditions.</text:p>
            <text:p text:style-name="P11"/>
            <text:p text:style-name="P11">Ces vérifications sont menées sur les trois échantillons de points à visiter sur le terrain suivants :</text:p>
            <text:list xml:id="list144920244543733" text:style-name="L1">
              <text:list-item>
                <text:p text:style-name="P74">points première visite terrain, issus d’une première photo-interprétation ponctuelle (également couramment appelés « points nouveaux ») ;</text:p>
              </text:list-item>
              <text:list-item>
                <text:p text:style-name="P74">points deuxième visite terrain, 5 ans après la visite initiale (également couramment appelés « points revisités ») ;</text:p>
              </text:list-item>
              <text:list-item>
                <text:p text:style-name="P74">points première visite terrain issu d’une deuxième photo-interprétation d’un sous-ensemble de l’échantillon photo-interprété 5 ans auparavant (également couramment appelés « nouveaux points boisés à la photo-interprétation »).</text:p>
              </text:list-item>
            </text:list>
            <text:p text:style-name="P11"/>
            <text:p text:style-name="P11">Les données marquées dans l’IMOT comme obligatoires sans autre condition sont contrôlées à partir des totaux issus des tests menés sur le chargement de la base de production. En effet, ces tests donnent, pour chaque table de Soif, le nombre total de lignes et le nombre total de valeurs renseignées pour chaque donnée.</text:p>
            <text:p text:style-name="P11">Ainsi, seules les conditions d’application particulières sont testées par requête SQL.</text:p>
            <text:p text:style-name="P11"/>
          </table:table-cell>
        </table:table-row>
        <table:table-row table:style-name="TableLine1658033781440">
          <table:table-cell table:style-name="Tableau3.A1" office:value-type="string">
            <text:p text:style-name="Etiquette">Tests sur points première visite terrain</text:p>
          </table:table-cell>
          <table:table-cell table:style-name="Tableau3.A1" office:value-type="string">
            <text:p text:style-name="P11">Les tests sont réalisés par thématiques (reconnaissance, description, plantations, couvert, écologie, floristique, arbres, etc.).</text:p>
          </table:table-cell>
        </table:table-row>
        <table:table-row table:style-name="TableLine1658033782800">
          <table:table-cell table:style-name="Tableau3.A1" office:value-type="string">
            <text:p text:style-name="EtiquetteSous">Données de reconnaissance</text:p>
          </table:table-cell>
          <table:table-cell table:style-name="Tableau3.A1" office:value-type="string">
            <text:p text:style-name="P11">La requête SQL exécutée est la suivante :</text:p>
            <text:p text:style-name="P60"><text:span text:style-name="T14">SELECT</text:span><text:span text:style-name="T48"> * </text:span><text:span text:style-name="T14">FROM</text:span><text:span text:style-name="T48"> (</text:span></text:p>
            <text:p text:style-name="P60"><text:span text:style-name="T48"><text:s text:c="4"/></text:span><text:span text:style-name="T14">SELECT</text:span><text:span text:style-name="T48"> v.npp, </text:span><text:span text:style-name="T101">v</text:span><text:span text:style-name="T48">.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reco </text:span><text:span text:style-name="T14">IN</text:span><text:span text:style-name="T48"> (</text:span><text:span text:style-name="T88">'0'</text:span><text:span text:style-name="T48">, </text:span><text:span text:style-name="T88">'2'</text:span><text:span text:style-name="T48">) </text:span><text:span text:style-name="T14">AND</text:span><text:span text:style-name="T48"> qreco </text:span><text:span text:style-name="T14">IS</text:span><text:span text:style-name="T48"> </text:span><text:span text:style-name="T14">NULL</text:span><text:span text:style-name="T48"> </text:span><text:span text:style-name="T14">THEN</text:span><text:span text:style-name="T48"> </text:span><text:span text:style-name="T88">'01. QRECO NULL sur RECO = 0 ou 2'</text:span></text:p>
            <text:p text:style-name="P60"><text:span text:style-name="T48"><text:s text:c="8"/></text:span><text:span text:style-name="T14">WHEN</text:span><text:span text:style-name="T48"> reco </text:span><text:span text:style-name="T14">IN</text:span><text:span text:style-name="T48"> (</text:span><text:span text:style-name="T88">'0'</text:span><text:span text:style-name="T48">, </text:span><text:span text:style-name="T88">'2'</text:span><text:span text:style-name="T48">) </text:span><text:span text:style-name="T14">AND</text:span><text:span text:style-name="T48"> jsonb_path_query_first(pl.qual_data, (</text:span><text:span text:style-name="T88">'$[*] ? (@.donnee == "QRECO")."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Observation sur QRECO absente'</text:span></text:p>
            <text:p text:style-name="P60"><text:span text:style-name="T48"><text:s text:c="8"/></text:span><text:span text:style-name="T14">WHEN</text:span><text:span text:style-name="T48"> reco = </text:span><text:span text:style-name="T88">'0'</text:span><text:span text:style-name="T48"> </text:span><text:span text:style-name="T14">AND</text:span><text:span text:style-name="T48"> duracc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a. DURACC renseigné sur RECO = 0'</text:span></text:p>
            <text:p text:style-name="P60"><text:span text:style-name="T48"><text:s text:c="8"/></text:span><text:span text:style-name="T14">WHEN</text:span><text:span text:style-name="T48"> reco </text:span><text:span text:style-name="T14">IN</text:span><text:span text:style-name="T48"> (</text:span><text:span text:style-name="T88">'1'</text:span><text:span text:style-name="T48">, </text:span><text:span text:style-name="T88">'2'</text:span><text:span text:style-name="T48">) </text:span><text:span text:style-name="T14">AND</text:span><text:span text:style-name="T48"> duracc </text:span><text:span text:style-name="T14">IS</text:span><text:span text:style-name="T48"> </text:span><text:span text:style-name="T14">NULL</text:span><text:span text:style-name="T48"> </text:span><text:span text:style-name="T14">THEN</text:span><text:span text:style-name="T48"> </text:span><text:span text:style-name="T88">'02b. DURACC non renseigné sur RECO = 1 ou 2'</text:span></text:p>
            <text:p text:style-name="P60"><text:span text:style-name="T48"><text:s text:c="8"/></text:span><text:span text:style-name="T14">WHEN</text:span><text:span text:style-name="T48"> reco </text:span><text:span text:style-name="T14">IN</text:span><text:span text:style-name="T48"> (</text:span><text:span text:style-name="T88">'0'</text:span><text:span text:style-name="T48">, </text:span><text:span text:style-name="T88">'2'</text:span><text:span text:style-name="T48">) </text:span><text:span text:style-name="T14">AND</text:span><text:span text:style-name="T48"> posip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a. POSIPR renseigné sur RECO = 0 ou 2'</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posipr </text:span><text:span text:style-name="T14">IS</text:span><text:span text:style-name="T48"> </text:span><text:span text:style-name="T14">NULL</text:span><text:span text:style-name="T48"> </text:span><text:span text:style-name="T14">THEN</text:span><text:span text:style-name="T48"> </text:span><text:span text:style-name="T88">'03b. POSIPR non renseigné sur RECO = 1'</text:span></text:p>
            <text:p text:style-name="P60"><text:span text:style-name="T48"><text:s text:c="8"/></text:span><text:span text:style-name="T14">WHEN</text:span><text:span text:style-name="T48"> reco = </text:span><text:span text:style-name="T88">'0'</text:span><text:span text:style-name="T48"> </text:span><text:span text:style-name="T14">AND</text:span><text:span text:style-name="T48"> pclo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a. PCLOS renseigné sur RECO = 0'</text:span></text:p>
            <text:p text:style-name="P60"><text:span text:style-name="T48"><text:s text:c="8"/></text:span><text:span text:style-name="T14">WHEN</text:span><text:span text:style-name="T48"> reco </text:span><text:span text:style-name="T14">IN</text:span><text:span text:style-name="T48"> (</text:span><text:span text:style-name="T88">'1'</text:span><text:span text:style-name="T48">, </text:span><text:span text:style-name="T88">'2'</text:span><text:span text:style-name="T48">) </text:span><text:span text:style-name="T14">AND</text:span><text:span text:style-name="T48"> pclos </text:span><text:span text:style-name="T14">IS</text:span><text:span text:style-name="T48"> </text:span><text:span text:style-name="T14">NULL</text:span><text:span text:style-name="T48"> </text:span><text:span text:style-name="T14">THEN</text:span><text:span text:style-name="T48"> </text:span><text:span text:style-name="T88">'04b. PCLOS non renseigné sur RECO = 1 ou 2'</text:span></text:p>
            <text:p text:style-name="P60"><text:soft-page-break/><text:span text:style-name="T48"><text:s text:c="8"/></text:span><text:span text:style-name="T14">WHEN</text:span><text:span text:style-name="T48"> pclos = </text:span><text:span text:style-name="T88">'1'</text:span><text:span text:style-name="T48"> </text:span><text:span text:style-name="T14">AND</text:span><text:span text:style-name="T48"> jsonb_path_query_first(p1.qual_data, (</text:span><text:span text:style-name="T88">'$[*] ? (@.donnee == "PCLOS")."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b. Observation sur PCLOS = 1 absente'</text:span></text:p>
            <text:p text:style-name="P60"><text:span text:style-name="T48"><text:s text:c="8"/></text:span><text:span text:style-name="T14">WHEN</text:span><text:span text:style-name="T48"> reco = </text:span><text:span text:style-name="T88">'0'</text:span><text:span text:style-name="T48"> </text:span><text:span text:style-name="T14">AND</text:span><text:span text:style-name="T48"> pdiff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a. PDIFF renseigné sur RECO = 0'</text:span></text:p>
            <text:p text:style-name="P60"><text:span text:style-name="T48"><text:s text:c="8"/></text:span><text:span text:style-name="T14">WHEN</text:span><text:span text:style-name="T48"> reco </text:span><text:span text:style-name="T14">IN</text:span><text:span text:style-name="T48"> (</text:span><text:span text:style-name="T88">'1'</text:span><text:span text:style-name="T48">, </text:span><text:span text:style-name="T88">'2'</text:span><text:span text:style-name="T48">) </text:span><text:span text:style-name="T14">AND</text:span><text:span text:style-name="T48"> pdiff </text:span><text:span text:style-name="T14">IS</text:span><text:span text:style-name="T48"> </text:span><text:span text:style-name="T14">NULL</text:span><text:span text:style-name="T48"> </text:span><text:span text:style-name="T14">THEN</text:span><text:span text:style-name="T48"> </text:span><text:span text:style-name="T88">'05b. PDIFF non renseigné sur RECO = 1 ou 2'</text:span></text:p>
            <text:p text:style-name="P60"><text:span text:style-name="T48"><text:s text:c="8"/></text:span><text:span text:style-name="T14">WHEN</text:span><text:span text:style-name="T48"> pdiff = </text:span><text:span text:style-name="T88">'1'</text:span><text:span text:style-name="T48"> </text:span><text:span text:style-name="T14">AND</text:span><text:span text:style-name="T48"> jsonb_path_query_first(p1.qual_data, (</text:span><text:span text:style-name="T88">'$[*] ? (@.donnee == "PDIFF")."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c. Observation sur PDIFF = 1 absente'</text:span></text:p>
            <text:p text:style-name="P60"><text:span text:style-name="T48"><text:s text:c="8"/></text:span><text:span text:style-name="T14">WHEN</text:span><text:span text:style-name="T48"> reco = </text:span><text:span text:style-name="T88">'0'</text:span><text:span text:style-name="T48"> </text:span><text:span text:style-name="T14">AND</text:span><text:span text:style-name="T48"> cs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a. CSA renseigné sur RECO = 0'</text:span></text:p>
            <text:p text:style-name="P60"><text:span text:style-name="T48"><text:s text:c="8"/></text:span><text:span text:style-name="T14">WHEN</text:span><text:span text:style-name="T48"> reco </text:span><text:span text:style-name="T14">IN</text:span><text:span text:style-name="T48"> (</text:span><text:span text:style-name="T88">'1'</text:span><text:span text:style-name="T48">, </text:span><text:span text:style-name="T88">'2'</text:span><text:span text:style-name="T48">) </text:span><text:span text:style-name="T14">AND</text:span><text:span text:style-name="T48"> csa </text:span><text:span text:style-name="T14">IS</text:span><text:span text:style-name="T48"> </text:span><text:span text:style-name="T14">NULL</text:span><text:span text:style-name="T48"> </text:span><text:span text:style-name="T14">THEN</text:span><text:span text:style-name="T48"> </text:span><text:span text:style-name="T88">'06b. CSA non renseigné sur RECO = 1 ou 2'</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obscs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7a. OBSCSA devrait être à NULL'</text:span></text:p>
            <text:p text:style-name="P60"><text:span text:style-name="T48"><text:s text:c="8"/></text:span><text:span text:style-name="T14">WHEN</text:span><text:span text:style-name="T48"> 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obscsa </text:span><text:span text:style-name="T14">IS</text:span><text:span text:style-name="T48"> </text:span><text:span text:style-name="T14">NULL</text:span><text:span text:style-name="T48"> </text:span><text:span text:style-name="T14">THEN</text:span><text:span text:style-name="T48"> </text:span><text:span text:style-name="T88">'07b. OBSCSA NULL sur CSA non boisé'</text:span></text:p>
            <text:p text:style-name="P60"><text:span text:style-name="T48"><text:s text:c="8"/></text:span><text:span text:style-name="T14">WHEN</text:span><text:span text:style-name="T48"> obscsa != </text:span><text:span text:style-name="T88">'0'</text:span><text:span text:style-name="T48"> </text:span><text:span text:style-name="T14">AND</text:span><text:span text:style-name="T48"> jsonb_path_query_first(p1.qual_data, (</text:span><text:span text:style-name="T88">'$[*] ? (@.donnee == "OBSCSA")."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d. Observation sur OBSCSA absente'</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4L'</text:span><text:span text:style-name="T48">, </text:span><text:span text:style-name="T88">'5'</text:span><text:span text:style-name="T48">) </text:span><text:span text:style-name="T14">AND</text:span><text:span text:style-name="T48"> utip </text:span><text:span text:style-name="T14">IS</text:span><text:span text:style-name="T48"> </text:span><text:span text:style-name="T14">NULL</text:span><text:span text:style-name="T48"> </text:span><text:span text:style-name="T14">THEN</text:span><text:span text:style-name="T48"> </text:span><text:span text:style-name="T88">'08a. UTIP non renseigné sur CSA boisé / lande sur point reconnu'</text:span></text:p>
            <text:p text:style-name="P60"><text:span text:style-name="T48"><text:s text:c="8"/></text:span><text:span text:style-name="T14">WHEN</text:span><text:span text:style-name="T48"> reco = </text:span><text:span text:style-name="T88">'2'</text:span><text:span text:style-name="T48"> </text:span><text:span text:style-name="T14">AND</text:span><text:span text:style-name="T48"> qreco </text:span><text:span text:style-name="T14">IN</text:span><text:span text:style-name="T48"> (</text:span><text:span text:style-name="T88">'22'</text:span><text:span text:style-name="T48">, </text:span><text:span text:style-name="T88">'23'</text:span><text:span text:style-name="T48">, </text:span><text:span text:style-name="T88">'99'</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4L'</text:span><text:span text:style-name="T48">, </text:span><text:span text:style-name="T88">'5'</text:span><text:span text:style-name="T48">) </text:span><text:span text:style-name="T14">AND</text:span><text:span text:style-name="T48"> utip </text:span><text:span text:style-name="T14">IS</text:span><text:span text:style-name="T48"> </text:span><text:span text:style-name="T14">NULL</text:span><text:span text:style-name="T48"> </text:span><text:span text:style-name="T14">THEN</text:span><text:span text:style-name="T48"> </text:span><text:span text:style-name="T88">'08b. UTIP non renseigné sur CSA boisé / lande sur point reconnu à distance'</text:span></text:p>
            <text:p text:style-name="P60"><text:span text:style-name="T48"><text:s text:c="8"/></text:span><text:span text:style-name="T14">WHEN</text:span><text:span text:style-name="T48"> csa </text:span><text:span text:style-name="T14">IN</text:span><text:span text:style-name="T48"> (</text:span><text:span text:style-name="T88">'3'</text:span><text:span text:style-name="T48">, </text:span><text:span text:style-name="T88">'4L'</text:span><text:span text:style-name="T48">) </text:span><text:span text:style-name="T14">AND</text:span><text:span text:style-name="T48"> utip = </text:span><text:span text:style-name="T88">'V'</text:span><text:span text:style-name="T48"> </text:span><text:span text:style-name="T14">THEN</text:span><text:span text:style-name="T48"> </text:span><text:span text:style-name="T88">'08c. UTIP verger sur forêt ouverte ou lande'</text:span></text:p>
            <text:p text:style-name="P60"><text:span text:style-name="T48"><text:s text:c="8"/></text:span><text:span text:style-name="T14">WHEN</text:span><text:span text:style-name="T48"> csa </text:span><text:span text:style-name="T14">IN</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utip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8d. UTIP devrait être à NULL'</text:span></text:p>
            <text:p text:style-name="P60"><text:span text:style-name="T48"><text:s text:c="8"/></text:span><text:span text:style-name="T14">WHEN</text:span><text:span text:style-name="T48"> obscsa != </text:span><text:span text:style-name="T88">'X'</text:span><text:span text:style-name="T48"> </text:span><text:span text:style-name="T14">AND</text:span><text:span text:style-name="T48"> jsonb_path_query_first(r1.qual_data, (</text:span><text:span text:style-name="T88">'$[*] ? (@.donnee == "UTIP")."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e. Observation sur UTIP absente'</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utip = </text:span><text:span text:style-name="T88">'X'</text:span><text:span text:style-name="T48"> </text:span><text:span text:style-name="T14">AND</text:span><text:span text:style-name="T48"> bois </text:span><text:span text:style-name="T14">IS</text:span><text:span text:style-name="T48"> </text:span><text:span text:style-name="T14">NULL</text:span><text:span text:style-name="T48"> </text:span><text:span text:style-name="T14">THEN</text:span><text:span text:style-name="T48"> </text:span><text:span text:style-name="T88">'09a. BOIS non renseigné sur CSA boisé sur point reconnu'</text:span></text:p>
            <text:p text:style-name="P60"><text:span text:style-name="T48"><text:s text:c="8"/></text:span><text:span text:style-name="T14">WHEN</text:span><text:span text:style-name="T48"> reco = </text:span><text:span text:style-name="T88">'2'</text:span><text:span text:style-name="T48"> </text:span><text:span text:style-name="T14">AND</text:span><text:span text:style-name="T48"> qreco </text:span><text:span text:style-name="T14">IN</text:span><text:span text:style-name="T48"> (</text:span><text:span text:style-name="T88">'22'</text:span><text:span text:style-name="T48">, </text:span><text:span text:style-name="T88">'23'</text:span><text:span text:style-name="T48">, </text:span><text:span text:style-name="T88">'99'</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utip = </text:span><text:span text:style-name="T88">'X'</text:span><text:span text:style-name="T48"> </text:span><text:span text:style-name="T14">AND</text:span><text:span text:style-name="T48"> bois </text:span><text:span text:style-name="T14">IS</text:span><text:span text:style-name="T48"> </text:span><text:span text:style-name="T14">NULL</text:span><text:span text:style-name="T48"> </text:span><text:span text:style-name="T14">THEN</text:span><text:span text:style-name="T48"> </text:span><text:span text:style-name="T88">'09b. BOIS non renseigné sur CSA boisé sur point reconnu à distance'</text:span></text:p>
            <text:p text:style-name="P60"><text:span text:style-name="T48"><text:s text:c="8"/></text:span><text:span text:style-name="T14">WHEN</text:span><text:span text:style-name="T48"> 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C. BOIS devrait être à NULL'</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utip = </text:span><text:span text:style-name="T88">'X'</text:span><text:span text:style-name="T48"> </text:span><text:span text:style-name="T14">AND</text:span><text:span text:style-name="T48"> doute_bois </text:span><text:span text:style-name="T14">IS</text:span><text:span text:style-name="T48"> </text:span><text:span text:style-name="T14">NULL</text:span><text:span text:style-name="T48"> </text:span><text:span text:style-name="T14">THEN</text:span><text:span text:style-name="T48"> </text:span><text:span text:style-name="T88">'10a. DOUTE_BOIS non renseigné sur CSA boisé sur point reconnu'</text:span></text:p>
            <text:p text:style-name="P60"><text:span text:style-name="T48"><text:s text:c="8"/></text:span><text:span text:style-name="T14">WHEN</text:span><text:span text:style-name="T48"> reco = </text:span><text:span text:style-name="T88">'2'</text:span><text:span text:style-name="T48"> </text:span><text:span text:style-name="T14">AND</text:span><text:span text:style-name="T48"> qreco </text:span><text:span text:style-name="T14">IN</text:span><text:span text:style-name="T48"> (</text:span><text:span text:style-name="T88">'22'</text:span><text:span text:style-name="T48">, </text:span><text:span text:style-name="T88">'23'</text:span><text:span text:style-name="T48">, </text:span><text:span text:style-name="T88">'99'</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utip = </text:span><text:span text:style-name="T88">'X'</text:span><text:span text:style-name="T48"> </text:span><text:span text:style-name="T14">AND</text:span><text:span text:style-name="T48"> doute_bois </text:span><text:span text:style-name="T14">IS</text:span><text:span text:style-name="T48"> </text:span><text:span text:style-name="T14">NULL</text:span><text:span text:style-name="T48"> </text:span><text:span text:style-name="T14">THEN</text:span><text:span text:style-name="T48"> </text:span><text:span text:style-name="T88">'10b. DOUTE_BOIS non renseigné sur CSA boisé sur point reconnu à distance'</text:span></text:p>
            <text:p text:style-name="P60"><text:span text:style-name="T48"><text:s text:c="8"/></text:span><text:span text:style-name="T14">WHEN</text:span><text:span text:style-name="T48"> 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doute_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0c. DOUTE_BOIS devrait être à NULL'</text:span></text:p>
            <text:p text:style-name="P60"><text:span text:style-name="T48"><text:s text:c="8"/></text:span><text:span text:style-name="T14">WHEN</text:span><text:span text:style-name="T48"> doute_bois = </text:span><text:span text:style-name="T88">'1'</text:span><text:span text:style-name="T48"> </text:span><text:span text:style-name="T14">AND</text:span><text:span text:style-name="T48"> jsonb_path_query_first(r1.qual_data, (</text:span><text:span text:style-name="T88">'$[*] ? (@.donnee == "DOUTE_BOIS")."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f. Observation sur DOUTE_BOIS absente'</text:span></text:p>
            <text:p text:style-name="P60"><text:span text:style-name="T48"><text:s text:c="8"/></text:span><text:span text:style-name="T14">WHEN</text:span><text:span text:style-name="T48"> bois = </text:span><text:span text:style-name="T88">'0'</text:span><text:span text:style-name="T48"> </text:span><text:span text:style-name="T14">AND</text:span><text:span text:style-name="T48"> qbois </text:span><text:span text:style-name="T14">IS</text:span><text:span text:style-name="T48"> </text:span><text:span text:style-name="T14">NULL</text:span><text:span text:style-name="T48"> </text:span><text:span text:style-name="T14">THEN</text:span><text:span text:style-name="T48"> </text:span><text:span text:style-name="T88">'11a. QBOIS non renseigné sur BOIS = 0'</text:span></text:p>
            <text:p text:style-name="P60"><text:span text:style-name="T48"><text:s text:c="8"/></text:span><text:span text:style-name="T14">WHEN</text:span><text:span text:style-name="T48"> bois = </text:span><text:span text:style-name="T88">'1'</text:span><text:span text:style-name="T48"> </text:span><text:span text:style-name="T14">AND</text:span><text:span text:style-name="T48"> q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b. QBOIS devrait être à NULL'</text:span></text:p>
            <text:p text:style-name="P60"><text:soft-page-break/><text:span text:style-name="T48"><text:s text:c="8"/></text:span><text:span text:style-name="T14">WHEN</text:span><text:span text:style-name="T48"> 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q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c. QBOIS devrait être à NULL'</text:span></text:p>
            <text:p text:style-name="P60"><text:span text:style-name="T48"><text:s text:c="8"/></text:span><text:span text:style-name="T14">WHEN</text:span><text:span text:style-name="T48"> bois = </text:span><text:span text:style-name="T88">'0'</text:span><text:span text:style-name="T48"> </text:span><text:span text:style-name="T14">AND</text:span><text:span text:style-name="T48"> jsonb_path_query_first(r1.qual_data, (</text:span><text:span text:style-name="T88">'$[*] ? (@.donnee == "BOIS" || @.donnee == "QBOIS")."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d. Observation sur BOIS ou QBOIS absente'</text:span></text:p>
            <text:p text:style-name="P60"><text:span text:style-name="T48"><text:s text:c="8"/></text:span><text:span text:style-name="T14">WHEN</text:span><text:span text:style-name="T48"> bois = </text:span><text:span text:style-name="T88">'1'</text:span><text:span text:style-name="T48"> </text:span><text:span text:style-name="T14">AND</text:span><text:span text:style-name="T48"> autut </text:span><text:span text:style-name="T14">IS</text:span><text:span text:style-name="T48"> </text:span><text:span text:style-name="T14">NULL</text:span><text:span text:style-name="T48"> </text:span><text:span text:style-name="T14">THEN</text:span><text:span text:style-name="T48"> </text:span><text:span text:style-name="T88">'12a. AUTUT non renseigné sur BOIS = 1'</text:span></text:p>
            <text:p text:style-name="P60"><text:span text:style-name="T48"><text:s text:c="8"/></text:span><text:span text:style-name="T14">WHEN</text:span><text:span text:style-name="T48"> bois = </text:span><text:span text:style-name="T88">'0'</text:span><text:span text:style-name="T48"> </text:span><text:span text:style-name="T14">AND</text:span><text:span text:style-name="T48"> autu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b. AUTUT devrait être à NULL'</text:span></text:p>
            <text:p text:style-name="P60"><text:span text:style-name="T48"><text:s text:c="8"/></text:span><text:span text:style-name="T14">WHEN</text:span><text:span text:style-name="T48"> 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autu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c. AUTUT devrait être à NULL'</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88">'4L'</text:span><text:span text:style-name="T48">, </text:span><text:span text:style-name="T88">'5'</text:span><text:span text:style-name="T48">) </text:span><text:span text:style-name="T14">AND</text:span><text:span text:style-name="T48"> tform </text:span><text:span text:style-name="T14">IS</text:span><text:span text:style-name="T48"> </text:span><text:span text:style-name="T14">NULL</text:span><text:span text:style-name="T48"> </text:span><text:span text:style-name="T14">THEN</text:span><text:span text:style-name="T48"> </text:span><text:span text:style-name="T88">'13a. TFORM non renseigné sur point boisé / lande'</text:span></text:p>
            <text:p text:style-name="P60"><text:span text:style-name="T48"><text:s text:c="8"/></text:span><text:span text:style-name="T14">WHEN</text:span><text:span text:style-name="T48"> csa </text:span><text:span text:style-name="T14">NOT</text:span><text:span text:style-name="T48"> </text:span><text:span text:style-name="T14">IN</text:span><text:span text:style-name="T48"> (</text:span><text:span text:style-name="T88">'1'</text:span><text:span text:style-name="T48">, </text:span><text:span text:style-name="T88">'3'</text:span><text:span text:style-name="T48">, </text:span><text:span text:style-name="T88">'4L'</text:span><text:span text:style-name="T48">, </text:span><text:span text:style-name="T88">'5'</text:span><text:span text:style-name="T48">) </text:span><text:span text:style-name="T14">AND</text:span><text:span text:style-name="T48"> tfor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3b. TFORM devrait être à NULL'</text:span></text:p>
            <text:p text:style-name="P60"><text:span text:style-name="T48"><text:s text:c="8"/></text:span><text:span text:style-name="T14">WHEN</text:span><text:span text:style-name="T48"> csa = </text:span><text:span text:style-name="T88">'4L'</text:span><text:span text:style-name="T48"> </text:span><text:span text:style-name="T14">AND</text:span><text:span text:style-name="T48"> tform = </text:span><text:span text:style-name="T88">'1'</text:span><text:span text:style-name="T48"> </text:span><text:span text:style-name="T14">AND</text:span><text:span text:style-name="T48"> eflt </text:span><text:span text:style-name="T14">IS</text:span><text:span text:style-name="T48"> </text:span><text:span text:style-name="T14">NULL</text:span><text:span text:style-name="T48"> </text:span><text:span text:style-name="T14">THEN</text:span><text:span text:style-name="T48"> </text:span><text:span text:style-name="T88">'14a. EFLT non renseigné sur petite lande'</text:span></text:p>
            <text:p text:style-name="P60"><text:span text:style-name="T48"><text:s text:c="8"/></text:span><text:span text:style-name="T14">WHEN</text:span><text:span text:style-name="T48"> </text:span><text:span text:style-name="T14">NOT</text:span><text:span text:style-name="T48"> (csa = </text:span><text:span text:style-name="T88">'4L'</text:span><text:span text:style-name="T48"> </text:span><text:span text:style-name="T14">AND</text:span><text:span text:style-name="T48"> tform = </text:span><text:span text:style-name="T88">'1'</text:span><text:span text:style-name="T48">) </text:span><text:span text:style-name="T14">AND</text:span><text:span text:style-name="T48"> efl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4b. EFLT devrait être à NULL'</text:span></text:p>
            <text:p text:style-name="P60"><text:span text:style-name="T48"><text:s text:c="8"/></text:span><text:span text:style-name="T14">WHEN</text:span><text:span text:style-name="T48"> 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14">AND</text:span><text:span text:style-name="T48"> tauf </text:span><text:span text:style-name="T14">IS</text:span><text:span text:style-name="T48"> </text:span><text:span text:style-name="T14">NULL</text:span><text:span text:style-name="T48"> </text:span><text:span text:style-name="T14">THEN</text:span><text:span text:style-name="T48"> </text:span><text:span text:style-name="T88">'15a. TAUF NULL'</text:span></text:p>
            <text:p text:style-name="P60"><text:span text:style-name="T48"><text:s text:c="8"/></text:span><text:span text:style-name="T14">WHEN</text:span><text:span text:style-name="T48"> csa </text:span><text:span text:style-name="T14">NOT</text:span><text:span text:style-name="T48">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14">AND</text:span><text:span text:style-name="T48"> tauf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5b. TAUF devrait être à NULL'</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bois = </text:span><text:span text:style-name="T88">'1'</text:span><text:span text:style-name="T48"> </text:span><text:span text:style-name="T14">AND</text:span><text:span text:style-name="T48"> leve </text:span><text:span text:style-name="T14">IS</text:span><text:span text:style-name="T48"> </text:span><text:span text:style-name="T14">NULL</text:span><text:span text:style-name="T48"> </text:span><text:span text:style-name="T14">THEN</text:span><text:span text:style-name="T48"> </text:span><text:span text:style-name="T88">'16a. LEVE non renseigné sur point disponible pour la production de bois'</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utip = </text:span><text:span text:style-name="T88">'A'</text:span><text:span text:style-name="T48"> </text:span><text:span text:style-name="T14">AND</text:span><text:span text:style-name="T48"> tform = </text:span><text:span text:style-name="T88">'2'</text:span><text:span text:style-name="T48"> </text:span><text:span text:style-name="T14">AND</text:span><text:span text:style-name="T48"> leve </text:span><text:span text:style-name="T14">IS</text:span><text:span text:style-name="T48"> </text:span><text:span text:style-name="T14">NULL</text:span><text:span text:style-name="T48"> </text:span><text:span text:style-name="T14">THEN</text:span><text:span text:style-name="T48"> </text:span><text:span text:style-name="T88">'16b. LEVE non renseigné sur forêt agricole'</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utip = </text:span><text:span text:style-name="T88">'X'</text:span><text:span text:style-name="T48"> </text:span><text:span text:style-name="T14">AND</text:span><text:span text:style-name="T48"> bois = </text:span><text:span text:style-name="T88">'0'</text:span><text:span text:style-name="T48"> </text:span><text:span text:style-name="T14">AND</text:span><text:span text:style-name="T48"> qbois </text:span><text:span text:style-name="T14">IN</text:span><text:span text:style-name="T48"> (</text:span><text:span text:style-name="T88">'11'</text:span><text:span text:style-name="T48">, </text:span><text:span text:style-name="T88">'12'</text:span><text:span text:style-name="T48">, </text:span><text:span text:style-name="T88">'13'</text:span><text:span text:style-name="T48">, </text:span><text:span text:style-name="T88">'99'</text:span><text:span text:style-name="T48">) </text:span><text:span text:style-name="T14">AND</text:span><text:span text:style-name="T48"> leve </text:span><text:span text:style-name="T14">IS</text:span><text:span text:style-name="T48"> </text:span><text:span text:style-name="T14">NULL</text:span><text:span text:style-name="T48"> </text:span><text:span text:style-name="T14">THEN</text:span><text:span text:style-name="T48"> </text:span><text:span text:style-name="T88">'16c. LEVE non renseigné sur motifs d''indisponibilité compatibles'</text:span></text:p>
            <text:p text:style-name="P60"><text:span text:style-name="T48"><text:s text:c="8"/></text:span><text:span text:style-name="T14">WHEN</text:span><text:span text:style-name="T48"> leve = </text:span><text:span text:style-name="T88">'0'</text:span><text:span text:style-name="T48"> </text:span><text:span text:style-name="T14">AND</text:span><text:span text:style-name="T48"> qleve </text:span><text:span text:style-name="T14">IS</text:span><text:span text:style-name="T48"> </text:span><text:span text:style-name="T14">NULL</text:span><text:span text:style-name="T48"> </text:span><text:span text:style-name="T14">THEN</text:span><text:span text:style-name="T48"> </text:span><text:span text:style-name="T88">'17a. QLEVE non renseigné sur point non levé'</text:span></text:p>
            <text:p text:style-name="P60"><text:span text:style-name="T48"><text:s text:c="8"/></text:span><text:span text:style-name="T14">WHEN</text:span><text:span text:style-name="T48"> leve = </text:span><text:span text:style-name="T88">'0'</text:span><text:span text:style-name="T48"> </text:span><text:span text:style-name="T14">AND</text:span><text:span text:style-name="T48"> jsonb_path_query_first(r.qual_data, (</text:span><text:span text:style-name="T88">'$[*] ? (@.donnee == "QLEVE")."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h. Observation sur QLEVE absente'</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rp </text:span><text:span text:style-name="T14">IS</text:span><text:span text:style-name="T48"> </text:span><text:span text:style-name="T14">NULL</text:span><text:span text:style-name="T48"> </text:span><text:span text:style-name="T14">THEN</text:span><text:span text:style-name="T48"> </text:span><text:span text:style-name="T88">'18. RP non renseigné sur point reconnu'</text:span></text:p>
            <text:p text:style-name="P60"><text:span text:style-name="T48"><text:s text:c="8"/></text:span><text:span text:style-name="T14">WHEN</text:span><text:span text:style-name="T48"> rp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4'</text:span><text:span text:style-name="T48">) </text:span><text:span text:style-name="T14">AND</text:span><text:span text:style-name="T48"> azrp_gd </text:span><text:span text:style-name="T14">IS</text:span><text:span text:style-name="T48"> </text:span><text:span text:style-name="T14">NULL</text:span><text:span text:style-name="T48"> </text:span><text:span text:style-name="T14">THEN</text:span><text:span text:style-name="T48"> </text:span><text:span text:style-name="T88">'19. AZRP non renseigné avec un élément repère'</text:span></text:p>
            <text:p text:style-name="P60"><text:span text:style-name="T48"><text:s text:c="8"/></text:span><text:span text:style-name="T14">WHEN</text:span><text:span text:style-name="T48"> rp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4'</text:span><text:span text:style-name="T48">) </text:span><text:span text:style-name="T14">AND</text:span><text:span text:style-name="T48"> drp_cm </text:span><text:span text:style-name="T14">IS</text:span><text:span text:style-name="T48"> </text:span><text:span text:style-name="T14">NULL</text:span><text:span text:style-name="T48"> </text:span><text:span text:style-name="T14">THEN</text:span><text:span text:style-name="T48"> </text:span><text:span text:style-name="T88">'20. DRP non renseigné avec un élément repère'</text:span></text:p>
            <text:p text:style-name="P60"><text:span text:style-name="T48"><text:s text:c="8"/></text:span><text:span text:style-name="T14">WHEN</text:span><text:span text:style-name="T48"> rp </text:span><text:span text:style-name="T14">IN</text:span><text:span text:style-name="T48"> (</text:span><text:span text:style-name="T88">'1'</text:span><text:span text:style-name="T48">, </text:span><text:span text:style-name="T88">'2'</text:span><text:span text:style-name="T48">) </text:span><text:span text:style-name="T14">AND</text:span><text:span text:style-name="T48"> vegrp </text:span><text:span text:style-name="T14">IS</text:span><text:span text:style-name="T48"> </text:span><text:span text:style-name="T14">NULL</text:span><text:span text:style-name="T48"> </text:span><text:span text:style-name="T14">THEN</text:span><text:span text:style-name="T48"> </text:span><text:span text:style-name="T88">'21a. VEGRP non renseigné avec un arbre repère'</text:span></text:p>
            <text:p text:style-name="P60"><text:span text:style-name="T48"><text:s text:c="8"/></text:span><text:span text:style-name="T14">WHEN</text:span><text:span text:style-name="T48"> rp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14">AND</text:span><text:span text:style-name="T48"> vegrp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1b. VEGRP renseigné sur élément repère non arboré'</text:span></text:p>
            <text:p text:style-name="P60"><text:soft-page-break/><text:span text:style-name="T48"><text:s text:c="8"/></text:span><text:span text:style-name="T14">WHEN</text:span><text:span text:style-name="T48"> rp </text:span><text:span text:style-name="T14">IN</text:span><text:span text:style-name="T48"> (</text:span><text:span text:style-name="T88">'1'</text:span><text:span text:style-name="T48">, </text:span><text:span text:style-name="T88">'2'</text:span><text:span text:style-name="T48">) </text:span><text:span text:style-name="T14">AND</text:span><text:span text:style-name="T48"> esprp </text:span><text:span text:style-name="T14">IS</text:span><text:span text:style-name="T48"> </text:span><text:span text:style-name="T14">NULL</text:span><text:span text:style-name="T48"> </text:span><text:span text:style-name="T14">THEN</text:span><text:span text:style-name="T48"> </text:span><text:span text:style-name="T88">'22a. ESPRP non renseigné avec un arbre repère'</text:span></text:p>
            <text:p text:style-name="P60"><text:span text:style-name="T48"><text:s text:c="8"/></text:span><text:span text:style-name="T14">WHEN</text:span><text:span text:style-name="T48"> rp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14">AND</text:span><text:span text:style-name="T48"> esprp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2b. ESPRP renseigné sur élément repère non arboré'</text:span></text:p>
            <text:p text:style-name="P60"><text:span text:style-name="T48"><text:s text:c="8"/></text:span><text:span text:style-name="T14">WHEN</text:span><text:span text:style-name="T48"> rp </text:span><text:span text:style-name="T14">IN</text:span><text:span text:style-name="T48"> (</text:span><text:span text:style-name="T88">'1'</text:span><text:span text:style-name="T48">, </text:span><text:span text:style-name="T88">'2'</text:span><text:span text:style-name="T48">) </text:span><text:span text:style-name="T14">AND</text:span><text:span text:style-name="T48"> c13rp_mm </text:span><text:span text:style-name="T14">IS</text:span><text:span text:style-name="T48"> </text:span><text:span text:style-name="T14">NULL</text:span><text:span text:style-name="T48"> </text:span><text:span text:style-name="T14">THEN</text:span><text:span text:style-name="T48"> </text:span><text:span text:style-name="T88">'23a. C13RP non renseigné avec un arbre repère'</text:span></text:p>
            <text:p text:style-name="P60"><text:span text:style-name="T48"><text:s text:c="8"/></text:span><text:span text:style-name="T14">WHEN</text:span><text:span text:style-name="T48"> rp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14">AND</text:span><text:span text:style-name="T48"> esprp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3b. C13RP renseigné sur élément repère non arboré'</text:span></text:p>
            <text:p text:style-name="P60"><text:span text:style-name="T48"><text:s text:c="8"/></text:span><text:span text:style-name="T14">WHEN</text:span><text:span text:style-name="T48"> rp = </text:span><text:span text:style-name="T88">'1'</text:span><text:span text:style-name="T48"> </text:span><text:span text:style-name="T14">AND</text:span><text:span text:style-name="T48"> c13rp_mm &lt; </text:span><text:span text:style-name="T76">235</text:span><text:span text:style-name="T48"> </text:span><text:span text:style-name="T14">THEN</text:span><text:span text:style-name="T48"> </text:span><text:span text:style-name="T88">'23c. C13RP &lt; 235 mm sur arbre recensable'</text:span></text:p>
            <text:p text:style-name="P60"><text:span text:style-name="T48"><text:s text:c="8"/></text:span><text:span text:style-name="T14">WHEN</text:span><text:span text:style-name="T48"> rp = </text:span><text:span text:style-name="T88">'2'</text:span><text:span text:style-name="T48"> </text:span><text:span text:style-name="T14">AND</text:span><text:span text:style-name="T48"> c13rp_mm &gt;= </text:span><text:span text:style-name="T76">235</text:span><text:span text:style-name="T48"> </text:span><text:span text:style-name="T14">THEN</text:span><text:span text:style-name="T48"> </text:span><text:span text:style-name="T88">'23d. C13RP &gt;= 235 mm sur arbre non recensable'</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point_lt pl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point_m1 p1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reco_2015 r1 </text:span><text:span text:style-name="T14">USING</text:span><text:span text:style-name="T48"> (id_ech, id_point)</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P10"><text:span text:style-name="T14">ORDER</text:span><text:span text:style-name="T48"> </text:span><text:span text:style-name="T14">BY</text:span><text:span text:style-name="T48"> erreur</text:span><text:span text:style-name="T60">;</text:span></text:p>
            <text:p text:style-name="Standard"><text:span text:style-name="Police_20_par_20_défaut"><text:span text:style-name="T57"/></text:span></text:p>
            <text:p text:style-name="P11"/>
            <text:p text:style-name="P11">Les seules erreurs retournées correspondent à l’absence de commentaires pourtant indiqués comme obligatoires sur les combinaisons de données correspondantes.</text:p>
            <text:p text:style-name="P11"/>
          </table:table-cell>
        </table:table-row>
        <table:table-row table:style-name="TableLine1658033795856">
          <table:table-cell table:style-name="Tableau3.A1" office:value-type="string">
            <text:p text:style-name="EtiquetteSous">Données de description</text:p>
          </table:table-cell>
          <table:table-cell table:style-name="Tableau3.A1" office:value-type="string">
            <text:p text:style-name="P11">Une première requête vérifie qu’il ne manque aucune ligne dans la table des descriptions dès lors que la donnée LEVE vaut 1 :</text:p>
            <text:p text:style-name="P60"><text:span text:style-name="Police_20_par_20_défaut"><text:span text:style-name="T17">SELECT</text:span></text:span><text:span text:style-name="T48"> v.npp, v.id_ech, v.id_point</text:span></text:p>
            <text:p text:style-name="P60"><text:span text:style-name="T14">FROM</text:span><text:span text:style-name="T48"> v_liste_points_lt1 v</text:span></text:p>
            <text:p text:style-name="P60"><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14">INNER</text:span><text:span text:style-name="T48"> </text:span><text:span text:style-name="T14">JOIN</text:span><text:span text:style-name="T48"> reco_2015 rm </text:span><text:span text:style-name="T14">USING</text:span><text:span text:style-name="T48"> (id_ech, id_point)</text:span></text:p>
            <text:p text:style-name="P60"><text:span text:style-name="T14">LEFT</text:span><text:span text:style-name="T48"> </text:span><text:span text:style-name="T14">JOIN</text:span><text:span text:style-name="T48"> description d </text:span><text:span text:style-name="T14">USING</text:span><text:span text:style-name="T48"> (id_ech, id_point)</text:span></text:p>
            <text:p text:style-name="P60"><text:span text:style-name="T14">WHERE</text:span><text:span text:style-name="T48"> v.annee = </text:span><text:span text:style-name="T76">2023</text:span></text:p>
            <text:p text:style-name="P60"><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88">'5'</text:span><text:span text:style-name="T48">)</text:span></text:p>
            <text:p text:style-name="P60"><text:span text:style-name="T14">AND</text:span><text:span text:style-name="T48"> leve = </text:span><text:span text:style-name="T88">'1'</text:span></text:p>
            <text:p text:style-name="Standard"><text:span text:style-name="T14">AND</text:span><text:span text:style-name="T48"> d.id_ech </text:span><text:span text:style-name="T14">IS</text:span><text:span text:style-name="T48"> </text:span><text:span text:style-name="T14">NULL</text:span><text:span text:style-name="T60">;</text:span></text:p>
            <text:p text:style-name="P11"/>
            <text:p text:style-name="P11">La requête SQL contrôlant le respect des règles formulées dans l’IMOT est la suivante :</text:p>
            <text:p text:style-name="P60"><text:span text:style-name="T15">SELECT</text:span><text:span text:style-name="T48"> * </text:span><text:span text:style-name="T14">FROM</text:span><text:span text:style-name="T48"> (</text:span></text:p>
            <text:p text:style-name="P60"><text:soft-page-break/><text:span text:style-name="T48"><text:s text:c="4"/></text:span><text:span text:style-name="T14">SELECT</text:span><text:span text:style-name="T48"> v.npp, </text:span><text:span text:style-name="T101">v</text:span><text:span text:style-name="T48">.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plas25 </text:span><text:span text:style-name="T14">IS</text:span><text:span text:style-name="T48"> </text:span><text:span text:style-name="T14">NULL</text:span><text:span text:style-name="T48"> </text:span><text:span text:style-name="T14">THEN</text:span><text:span text:style-name="T48"> </text:span><text:span text:style-name="T88">'01. PLAS25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S</text:span><text:span text:style-name="T48"> </text:span><text:span text:style-name="T14">NULL</text:span><text:span text:style-name="T48"> </text:span><text:span text:style-name="T14">THEN</text:span><text:span text:style-name="T48"> </text:span><text:span text:style-name="T88">'02a. PLAS15 NULL'</text:span></text:p>
            <text:p text:style-name="P60"><text:span text:style-name="T48"><text:s text:c="8"/></text:span><text:span text:style-name="T14">WHEN</text:span><text:span text:style-name="T48"> plas25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PLAS15 devrait être à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deppr </text:span><text:span text:style-name="T14">IS</text:span><text:span text:style-name="T48"> </text:span><text:span text:style-name="T14">NULL</text:span><text:span text:style-name="T48"> </text:span><text:span text:style-name="T14">THEN</text:span><text:span text:style-name="T48"> </text:span><text:span text:style-name="T88">'03a. DEPPR NULL'</text:span></text:p>
            <text:p text:style-name="P60"><text:span text:style-name="T48"><text:s text:c="8"/></text:span><text:span text:style-name="T14">WHEN</text:span><text:span text:style-name="T48"> plas25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14">AND</text:span><text:span text:style-name="T48"> depp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b. DEPPR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azdep_gd </text:span><text:span text:style-name="T14">IS</text:span><text:span text:style-name="T48"> </text:span><text:span text:style-name="T14">NULL</text:span><text:span text:style-name="T48"> </text:span><text:span text:style-name="T14">THEN</text:span><text:span text:style-name="T48"> </text:span><text:span text:style-name="T88">'03c. AZDEP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azdep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d. AZDEP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ddep_cm </text:span><text:span text:style-name="T14">IS</text:span><text:span text:style-name="T48"> </text:span><text:span text:style-name="T14">NULL</text:span><text:span text:style-name="T48"> </text:span><text:span text:style-name="T14">THEN</text:span><text:span text:style-name="T48"> </text:span><text:span text:style-name="T88">'03e. DDEP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ddep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d. DDEP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jsonb_path_query_first(dm.qual_data, (</text:span><text:span text:style-name="T88">'$[*] ? (@.donnee == "DEPPR")."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Observation absente sur DEPPR'</text:span></text:p>
            <text:p text:style-name="P60"><text:span text:style-name="T48"><text:s text:c="8"/></text:span><text:span text:style-name="T14">WHEN</text:span><text:span text:style-name="T48"> plas25 </text:span><text:span text:style-name="T14">IN</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ULL</text:span><text:span text:style-name="T48"> </text:span><text:span text:style-name="T14">THEN</text:span><text:span text:style-name="T48"> </text:span><text:span text:style-name="T88">'04a. DLIM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ULL</text:span><text:span text:style-name="T48"> </text:span><text:span text:style-name="T14">THEN</text:span><text:span text:style-name="T48"> </text:span><text:span text:style-name="T88">'04b. DLIM_CM NULL'</text:span></text:p>
            <text:p text:style-name="P60"><text:span text:style-name="T48"><text:s text:c="8"/></text:span><text:span text:style-name="T14">WHEN</text:span><text:span text:style-name="T48"> </text:span><text:span text:style-name="T14">NOT</text:span><text:span text:style-name="T48"> (plas25 </text:span><text:span text:style-name="T14">IN</text:span><text:span text:style-name="T48"> (</text:span><text:span text:style-name="T88">'1'</text:span><text:span text:style-name="T48">,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c. DLIM_CM devrait être à NULL'</text:span></text:p>
            <text:p text:style-name="P60"><text:span text:style-name="T48"><text:s text:c="8"/></text:span><text:span text:style-name="T14">WHEN</text:span><text:span text:style-name="T48"> dlim_cm = </text:span><text:span text:style-name="T76">0</text:span><text:span text:style-name="T48"> </text:span><text:span text:style-name="T14">THEN</text:span><text:span text:style-name="T48"> </text:span><text:span text:style-name="T88">'04d. DLIM = 0 interdit'</text:span></text:p>
            <text:p text:style-name="P60"><text:span text:style-name="T48"><text:s text:c="8"/></text:span><text:span text:style-name="T14">WHEN</text:span><text:span text:style-name="T48"> plas25 </text:span><text:span text:style-name="T14">IN</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ULL</text:span><text:span text:style-name="T48"> </text:span><text:span text:style-name="T14">THEN</text:span><text:span text:style-name="T48"> </text:span><text:span text:style-name="T88">'05a. AZDLIM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ULL</text:span><text:span text:style-name="T48"> </text:span><text:span text:style-name="T14">THEN</text:span><text:span text:style-name="T48"> </text:span><text:span text:style-name="T88">'05b. AZDLIM_GD NULL'</text:span></text:p>
            <text:p text:style-name="P60"><text:span text:style-name="T48"><text:s text:c="8"/></text:span><text:span text:style-name="T14">WHEN</text:span><text:span text:style-name="T48"> </text:span><text:span text:style-name="T14">NOT</text:span><text:span text:style-name="T48"> (plas25 </text:span><text:span text:style-name="T14">IN</text:span><text:span text:style-name="T48"> (</text:span><text:span text:style-name="T88">'1'</text:span><text:span text:style-name="T48">,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c. AZDLIM_GD devrait être à NULL'</text:span></text:p>
            <text:p text:style-name="P60"><text:span text:style-name="T48"><text:s text:c="8"/></text:span><text:span text:style-name="T14">WHEN</text:span><text:span text:style-name="T48"> plas25 = </text:span><text:span text:style-name="T88">'3'</text:span><text:span text:style-name="T48"> </text:span><text:span text:style-name="T14">AND</text:span><text:span text:style-name="T48"> dlim2_cm </text:span><text:span text:style-name="T14">IS</text:span><text:span text:style-name="T48"> </text:span><text:span text:style-name="T14">NULL</text:span><text:span text:style-name="T48"> </text:span><text:span text:style-name="T14">THEN</text:span><text:span text:style-name="T48"> </text:span><text:span text:style-name="T88">'06a. DLIM2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3'</text:span><text:span text:style-name="T48"> </text:span><text:span text:style-name="T14">AND</text:span><text:span text:style-name="T48"> dlim2_cm </text:span><text:span text:style-name="T14">IS</text:span><text:span text:style-name="T48"> </text:span><text:span text:style-name="T14">NULL</text:span><text:span text:style-name="T48"> </text:span><text:span text:style-name="T14">THEN</text:span><text:span text:style-name="T48"> </text:span><text:span text:style-name="T88">'06b. DLIM2_CM NULL'</text:span></text:p>
            <text:p text:style-name="P60"><text:span text:style-name="T48"><text:s text:c="8"/></text:span><text:span text:style-name="T14">WHEN</text:span><text:span text:style-name="T48"> </text:span><text:span text:style-name="T14">NOT</text:span><text:span text:style-name="T48"> (plas25 =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2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c. DLIM2_CM devrait être à NULL'</text:span></text:p>
            <text:p text:style-name="P60"><text:span text:style-name="T48"><text:s text:c="8"/></text:span><text:span text:style-name="T14">WHEN</text:span><text:span text:style-name="T48"> dlim2_cm &lt; dlim_cm </text:span><text:span text:style-name="T14">THEN</text:span><text:span text:style-name="T48"> </text:span><text:span text:style-name="T88">'06d. DLIM2 &lt; DLIM'</text:span></text:p>
            <text:p text:style-name="P60"><text:span text:style-name="T48"><text:s text:c="8"/></text:span><text:span text:style-name="T14">WHEN</text:span><text:span text:style-name="T48"> plas25 = </text:span><text:span text:style-name="T88">'3'</text:span><text:span text:style-name="T48"> </text:span><text:span text:style-name="T14">AND</text:span><text:span text:style-name="T48"> azdlim2_gd </text:span><text:span text:style-name="T14">IS</text:span><text:span text:style-name="T48"> </text:span><text:span text:style-name="T14">NULL</text:span><text:span text:style-name="T48"> </text:span><text:span text:style-name="T14">THEN</text:span><text:span text:style-name="T48"> </text:span><text:span text:style-name="T88">'07a. AZDLIM2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3'</text:span><text:span text:style-name="T48"> </text:span><text:span text:style-name="T14">AND</text:span><text:span text:style-name="T48"> azdlim2_gd </text:span><text:span text:style-name="T14">IS</text:span><text:span text:style-name="T48"> </text:span><text:span text:style-name="T14">NULL</text:span><text:span text:style-name="T48"> </text:span><text:span text:style-name="T14">THEN</text:span><text:span text:style-name="T48"> </text:span><text:span text:style-name="T88">'07b. AZDLIM2_GD NULL'</text:span></text:p>
            <text:p text:style-name="P60"><text:span text:style-name="T48"><text:s text:c="8"/></text:span><text:span text:style-name="T14">WHEN</text:span><text:span text:style-name="T48"> </text:span><text:span text:style-name="T14">NOT</text:span><text:span text:style-name="T48"> (plas25 =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2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7c. AZDLIM2_GD devrait être à NULL'</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dcoi_cm </text:span><text:span text:style-name="T14">IS</text:span><text:span text:style-name="T48"> </text:span><text:span text:style-name="T14">NULL</text:span><text:span text:style-name="T48"> </text:span><text:span text:style-name="T14">THEN</text:span><text:span text:style-name="T48"> </text:span><text:span text:style-name="T88">'08a. DCOI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dcoi_cm </text:span><text:span text:style-name="T14">IS</text:span><text:span text:style-name="T48"> </text:span><text:span text:style-name="T14">NULL</text:span><text:span text:style-name="T48"> </text:span><text:span text:style-name="T14">THEN</text:span><text:span text:style-name="T48"> </text:span><text:span text:style-name="T88">'08b. DCOI_CM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dcoi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8c. DCOI_CM devrait être à NULL'</text:span></text:p>
            <text:p text:style-name="P60"><text:span text:style-name="T48"><text:s text:c="8"/></text:span><text:span text:style-name="T14">WHEN</text:span><text:span text:style-name="T48"> dcoi_cm = </text:span><text:span text:style-name="T76">0</text:span><text:span text:style-name="T48"> </text:span><text:span text:style-name="T14">THEN</text:span><text:span text:style-name="T48"> </text:span><text:span text:style-name="T88">'08d. DCOI = 0 interdit'</text:span></text:p>
            <text:p text:style-name="P60"><text:soft-page-break/><text:span text:style-name="T48"><text:s text:c="8"/></text:span><text:span text:style-name="T14">WHEN</text:span><text:span text:style-name="T48"> plas25 = </text:span><text:span text:style-name="T88">'2'</text:span><text:span text:style-name="T48"> </text:span><text:span text:style-name="T14">AND</text:span><text:span text:style-name="T48"> azdcoi_gd </text:span><text:span text:style-name="T14">IS</text:span><text:span text:style-name="T48"> </text:span><text:span text:style-name="T14">NULL</text:span><text:span text:style-name="T48"> </text:span><text:span text:style-name="T14">THEN</text:span><text:span text:style-name="T48"> </text:span><text:span text:style-name="T88">'09a. AZDCOI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dcoi_gd </text:span><text:span text:style-name="T14">IS</text:span><text:span text:style-name="T48"> </text:span><text:span text:style-name="T14">NULL</text:span><text:span text:style-name="T48"> </text:span><text:span text:style-name="T14">THEN</text:span><text:span text:style-name="T48"> </text:span><text:span text:style-name="T88">'09b. AZDCOI_GD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dcoi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c. AZDCOI_GD devrait être à NULL'</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lim1_gd </text:span><text:span text:style-name="T14">IS</text:span><text:span text:style-name="T48"> </text:span><text:span text:style-name="T14">NULL</text:span><text:span text:style-name="T48"> </text:span><text:span text:style-name="T14">THEN</text:span><text:span text:style-name="T48"> </text:span><text:span text:style-name="T88">'10a. AZLIM1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1_gd </text:span><text:span text:style-name="T14">IS</text:span><text:span text:style-name="T48"> </text:span><text:span text:style-name="T14">NULL</text:span><text:span text:style-name="T48"> </text:span><text:span text:style-name="T14">THEN</text:span><text:span text:style-name="T48"> </text:span><text:span text:style-name="T88">'10b. AZLIM1_GD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1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0c. AZLIM1_GD devrait être à NULL'</text:span></text:p>
            <text:p text:style-name="P60"><text:span text:style-name="T48"><text:s text:c="8"/></text:span><text:span text:style-name="T14">WHEN</text:span><text:span text:style-name="T48"> </text:span><text:span text:style-name="T35">abs</text:span><text:span text:style-name="T48">(azdcoi_gd - azlim1_gd) </text:span><text:span text:style-name="T14">IN</text:span><text:span text:style-name="T48"> (</text:span><text:span text:style-name="T76">0</text:span><text:span text:style-name="T48">, </text:span><text:span text:style-name="T76">200</text:span><text:span text:style-name="T48">, </text:span><text:span text:style-name="T76">400</text:span><text:span text:style-name="T48">) </text:span><text:span text:style-name="T14">THEN</text:span><text:span text:style-name="T48"> </text:span><text:span text:style-name="T88">'10d. AZLIM1 aligné sur AZDCOI'</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lim2_gd </text:span><text:span text:style-name="T14">IS</text:span><text:span text:style-name="T48"> </text:span><text:span text:style-name="T14">NULL</text:span><text:span text:style-name="T48"> </text:span><text:span text:style-name="T14">THEN</text:span><text:span text:style-name="T48"> </text:span><text:span text:style-name="T88">'11a. AZLIM2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2_gd </text:span><text:span text:style-name="T14">IS</text:span><text:span text:style-name="T48"> </text:span><text:span text:style-name="T14">NULL</text:span><text:span text:style-name="T48"> </text:span><text:span text:style-name="T14">THEN</text:span><text:span text:style-name="T48"> </text:span><text:span text:style-name="T88">'11b. AZLIM2_GD NULL'</text:span></text:p>
            <text:p text:style-name="P60"><text:span text:style-name="T48"><text:s text:c="8"/></text:span><text:span text:style-name="T14">WHEN</text:span><text:span text:style-name="T48"> </text:span><text:span text:style-name="T35">abs</text:span><text:span text:style-name="T48">(azdcoi_gd - azlim2_gd) </text:span><text:span text:style-name="T14">IN</text:span><text:span text:style-name="T48"> (</text:span><text:span text:style-name="T76">0</text:span><text:span text:style-name="T48">, </text:span><text:span text:style-name="T76">200</text:span><text:span text:style-name="T48">, </text:span><text:span text:style-name="T76">400</text:span><text:span text:style-name="T48">) </text:span><text:span text:style-name="T14">THEN</text:span><text:span text:style-name="T48"> </text:span><text:span text:style-name="T88">'10d. AZLIM2 aligné sur AZDCOI'</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2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c. AZLIM2_GD devrait être à NULL'</text:span></text:p>
            <text:p text:style-name="P60"><text:span text:style-name="T48"><text:s text:c="8"/></text:span><text:span text:style-name="T14">WHEN</text:span><text:span text:style-name="T48"> </text:span><text:span text:style-name="T35">COALESCE</text:span><text:span text:style-name="T48">(plas25, </text:span><text:span text:style-name="T88">'0'</text:span><text:span text:style-name="T48">) != </text:span><text:span text:style-name="T88">'0'</text:span><text:span text:style-name="T48"> </text:span><text:span text:style-name="T14">AND</text:span><text:span text:style-name="T48"> plisi </text:span><text:span text:style-name="T14">IS</text:span><text:span text:style-name="T48"> </text:span><text:span text:style-name="T14">NULL</text:span><text:span text:style-name="T48"> </text:span><text:span text:style-name="T14">THEN</text:span><text:span text:style-name="T48"> </text:span><text:span text:style-name="T88">'12a. PLISI NULL'</text:span></text:p>
            <text:p text:style-name="P60"><text:span text:style-name="T48"><text:s text:c="8"/></text:span><text:span text:style-name="T14">WHEN</text:span><text:span text:style-name="T48"> </text:span><text:span text:style-name="T35">COALESCE</text:span><text:span text:style-name="T48">(plas25, </text:span><text:span text:style-name="T88">'0'</text:span><text:span text:style-name="T48">) = </text:span><text:span text:style-name="T88">'0'</text:span><text:span text:style-name="T48"> </text:span><text:span text:style-name="T14">AND</text:span><text:span text:style-name="T48"> plis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b. PLISI devrait être à NULL'</text:span></text:p>
            <text:p text:style-name="P60"><text:span text:style-name="T48"><text:s text:c="8"/></text:span><text:span text:style-name="T14">WHEN</text:span><text:span text:style-name="T48"> plisi </text:span><text:span text:style-name="T14">IN</text:span><text:span text:style-name="T48"> (</text:span><text:span text:style-name="T88">'1'</text:span><text:span text:style-name="T48">, </text:span><text:span text:style-name="T88">'2'</text:span><text:span text:style-name="T48">) </text:span><text:span text:style-name="T14">AND</text:span><text:span text:style-name="T48"> cslisi </text:span><text:span text:style-name="T14">IS</text:span><text:span text:style-name="T48"> </text:span><text:span text:style-name="T14">NULL</text:span><text:span text:style-name="T48"> </text:span><text:span text:style-name="T14">THEN</text:span><text:span text:style-name="T48"> </text:span><text:span text:style-name="T88">'13a. CSLISI NULL'</text:span></text:p>
            <text:p text:style-name="P60"><text:span text:style-name="T48"><text:s text:c="8"/></text:span><text:span text:style-name="T14">WHEN</text:span><text:span text:style-name="T48"> plisi = </text:span><text:span text:style-name="T88">'2'</text:span><text:span text:style-name="T48"> </text:span><text:span text:style-name="T14">AND</text:span><text:span text:style-name="T48"> cslisi </text:span><text:span text:style-name="T14">NOT</text:span><text:span text:style-name="T48"> </text:span><text:span text:style-name="T14">IN</text:span><text:span text:style-name="T48"> (</text:span><text:span text:style-name="T88">'7'</text:span><text:span text:style-name="T48">, </text:span><text:span text:style-name="T88">'9'</text:span><text:span text:style-name="T48">, </text:span><text:span text:style-name="T88">'T'</text:span><text:span text:style-name="T48">) </text:span><text:span text:style-name="T14">THEN</text:span><text:span text:style-name="T48"> </text:span><text:span text:style-name="T88">'13b. Valeur illicite de CSLISI'</text:span></text:p>
            <text:p text:style-name="P60"><text:span text:style-name="T48"><text:s text:c="8"/></text:span><text:span text:style-name="T14">WHEN</text:span><text:span text:style-name="T48"> </text:span><text:span text:style-name="T35">COALESCE</text:span><text:span text:style-name="T48">(plisi, </text:span><text:span text:style-name="T88">'0'</text:span><text:span text:style-name="T48">) = </text:span><text:span text:style-name="T88">'0'</text:span><text:span text:style-name="T48"> </text:span><text:span text:style-name="T14">AND</text:span><text:span text:style-name="T48"> cslis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3c. CSLISI devrait être à NULL'</text:span></text:p>
            <text:p text:style-name="P60"><text:span text:style-name="T48"><text:s text:c="8"/></text:span><text:span text:style-name="T14">WHEN</text:span><text:span text:style-name="T48"> bord </text:span><text:span text:style-name="T14">IS</text:span><text:span text:style-name="T48"> </text:span><text:span text:style-name="T14">NULL</text:span><text:span text:style-name="T48"> </text:span><text:span text:style-name="T14">THEN</text:span><text:span text:style-name="T48"> </text:span><text:span text:style-name="T88">'14. BORD NULL'</text:span></text:p>
            <text:p text:style-name="P60"><text:span text:style-name="T48"><text:s text:c="8"/></text:span><text:span text:style-name="T14">WHEN</text:span><text:span text:style-name="T48"> integr </text:span><text:span text:style-name="T14">IS</text:span><text:span text:style-name="T48"> </text:span><text:span text:style-name="T14">NULL</text:span><text:span text:style-name="T48"> </text:span><text:span text:style-name="T14">THEN</text:span><text:span text:style-name="T48"> </text:span><text:span text:style-name="T88">'15. INTEGR NULL'</text:span></text:p>
            <text:p text:style-name="P60"><text:span text:style-name="T48"><text:s text:c="8"/></text:span><text:span text:style-name="T14">WHEN</text:span><text:span text:style-name="T48"> tcat10 </text:span><text:span text:style-name="T14">IS</text:span><text:span text:style-name="T48"> </text:span><text:span text:style-name="T14">NULL</text:span><text:span text:style-name="T48"> </text:span><text:span text:style-name="T14">THEN</text:span><text:span text:style-name="T48"> </text:span><text:span text:style-name="T88">'16. TCAT10 NULL'</text:span></text:p>
            <text:p text:style-name="P60"><text:span text:style-name="T48"><text:s text:c="8"/></text:span><text:span text:style-name="T14">WHEN</text:span><text:span text:style-name="T48"> peupnr </text:span><text:span text:style-name="T14">IS</text:span><text:span text:style-name="T48"> </text:span><text:span text:style-name="T14">NULL</text:span><text:span text:style-name="T48"> </text:span><text:span text:style-name="T14">THEN</text:span><text:span text:style-name="T48"> </text:span><text:span text:style-name="T88">'17. PEUPNR NULL'</text:span></text:p>
            <text:p text:style-name="P60"><text:span text:style-name="T48"><text:s text:c="8"/></text:span><text:span text:style-name="T14">WHEN</text:span><text:span text:style-name="T48"> peupnr = </text:span><text:span text:style-name="T88">'1'</text:span><text:span text:style-name="T48"> </text:span><text:span text:style-name="T14">AND</text:span><text:span text:style-name="T48"> d.suppl-&gt;&gt;</text:span><text:span text:style-name="T88">'cam'</text:span><text:span text:style-name="T48"> </text:span><text:span text:style-name="T14">IS</text:span><text:span text:style-name="T48"> </text:span><text:span text:style-name="T14">NULL</text:span><text:span text:style-name="T48"> </text:span><text:span text:style-name="T14">THEN</text:span><text:span text:style-name="T48"> </text:span><text:span text:style-name="T88">'18a. CAM NULL'</text:span></text:p>
            <text:p text:style-name="P60"><text:span text:style-name="T48"><text:s text:c="8"/></text:span><text:span text:style-name="T14">WHEN</text:span><text:span text:style-name="T48"> </text:span><text:span text:style-name="T35">COALESCE</text:span><text:span text:style-name="T48">(peupnr, </text:span><text:span text:style-name="T88">'0'</text:span><text:span text:style-name="T48">) != </text:span><text:span text:style-name="T88">'1'</text:span><text:span text:style-name="T48"> </text:span><text:span text:style-name="T14">AND</text:span><text:span text:style-name="T48"> d.suppl-&gt;&gt;</text:span><text:span text:style-name="T88">'cam'</text:span><text:span text:style-name="T48">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8b. CAM devrait être à NULL'</text:span></text:p>
            <text:p text:style-name="P60"><text:span text:style-name="T48"><text:s text:c="8"/></text:span><text:span text:style-name="T14">WHEN</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href_dm </text:span><text:span text:style-name="T14">IS</text:span><text:span text:style-name="T48"> </text:span><text:span text:style-name="T14">NULL</text:span><text:span text:style-name="T48"> </text:span><text:span text:style-name="T14">THEN</text:span><text:span text:style-name="T48"> </text:span><text:span text:style-name="T88">'19a. HREF NULL'</text:span></text:p>
            <text:p text:style-name="P60"><text:span text:style-name="T48"><text:s text:c="8"/></text:span><text:span text:style-name="T14">WHEN</text:span><text:span text:style-name="T48"> </text:span><text:span text:style-name="T14">NOT</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href_d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9b. HREF devrait être à NULL'</text:span></text:p>
            <text:p text:style-name="P60"><text:span text:style-name="T48"><text:s text:c="8"/></text:span><text:span text:style-name="T14">WHEN</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sver </text:span><text:span text:style-name="T14">IS</text:span><text:span text:style-name="T48"> </text:span><text:span text:style-name="T14">NULL</text:span><text:span text:style-name="T48"> </text:span><text:span text:style-name="T14">THEN</text:span><text:span text:style-name="T48"> </text:span><text:span text:style-name="T88">'19c. SVER NULL'</text:span></text:p>
            <text:p text:style-name="P60"><text:span text:style-name="T48"><text:s text:c="8"/></text:span><text:span text:style-name="T14">WHEN</text:span><text:span text:style-name="T48"> </text:span><text:span text:style-name="T14">NOT</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sve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9d. SVER devrait être à NULL'</text:span></text:p>
            <text:p text:style-name="P60"><text:span text:style-name="T48"><text:s text:c="8"/></text:span><text:span text:style-name="T14">WHEN</text:span><text:span text:style-name="T48"> href_dm &lt; </text:span><text:span text:style-name="T76">100</text:span><text:span text:style-name="T48"> </text:span><text:span text:style-name="T14">AND</text:span><text:span text:style-name="T48"> sver </text:span><text:span text:style-name="T14">NOT</text:span><text:span text:style-name="T48"> </text:span><text:span text:style-name="T14">IN</text:span><text:span text:style-name="T48"> (</text:span><text:span text:style-name="T88">'2'</text:span><text:span text:style-name="T48">, </text:span><text:span text:style-name="T88">'3'</text:span><text:span text:style-name="T48">, </text:span><text:span text:style-name="T88">'4'</text:span><text:span text:style-name="T48">) </text:span><text:span text:style-name="T14">THEN</text:span><text:span text:style-name="T48"> </text:span><text:span text:style-name="T88">'18e. SVER incohérent avec HREF &lt; 100'</text:span></text:p>
            <text:p text:style-name="P60"><text:span text:style-name="T48"><text:s text:c="8"/></text:span><text:span text:style-name="T14">WHEN</text:span><text:span text:style-name="T48"> href_dm &gt;= </text:span><text:span text:style-name="T76">100</text:span><text:span text:style-name="T48"> </text:span><text:span text:style-name="T14">AND</text:span><text:span text:style-name="T48"> sver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6'</text:span><text:span text:style-name="T48">) </text:span><text:span text:style-name="T14">THEN</text:span><text:span text:style-name="T48"> </text:span><text:span text:style-name="T88">'18f. SVER incohérent avec HREF &gt;= 100'</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14">AND</text:span><text:span text:style-name="T48"> gest </text:span><text:span text:style-name="T14">IS</text:span><text:span text:style-name="T48"> </text:span><text:span text:style-name="T14">NULL</text:span><text:span text:style-name="T48"> </text:span><text:span text:style-name="T14">THEN</text:span><text:span text:style-name="T48"> </text:span><text:span text:style-name="T88">'19. GEST NULL'</text:span></text:p>
            <text:p text:style-name="P60"><text:span text:style-name="T48"><text:s text:c="8"/></text:span><text:span text:style-name="T14">WHEN</text:span><text:span text:style-name="T48"> nincid </text:span><text:span text:style-name="T14">IS</text:span><text:span text:style-name="T48"> </text:span><text:span text:style-name="T14">NULL</text:span><text:span text:style-name="T48"> </text:span><text:span text:style-name="T14">THEN</text:span><text:span text:style-name="T48"> </text:span><text:span text:style-name="T88">'20. NINCID NULL'</text:span></text:p>
            <text:p text:style-name="P60"><text:span text:style-name="T48"><text:s text:c="8"/></text:span><text:span text:style-name="T14">WHEN</text:span><text:span text:style-name="T48"> nincid != </text:span><text:span text:style-name="T88">'0'</text:span><text:span text:style-name="T48"> </text:span><text:span text:style-name="T14">AND</text:span><text:span text:style-name="T48"> incid </text:span><text:span text:style-name="T14">IS</text:span><text:span text:style-name="T48"> </text:span><text:span text:style-name="T14">NULL</text:span><text:span text:style-name="T48"> </text:span><text:span text:style-name="T14">THEN</text:span><text:span text:style-name="T48"> </text:span><text:span text:style-name="T88">'21a. INCID NULL'</text:span></text:p>
            <text:p text:style-name="P60"><text:soft-page-break/><text:span text:style-name="T48"><text:s text:c="8"/></text:span><text:span text:style-name="T14">WHEN</text:span><text:span text:style-name="T48"> </text:span><text:span text:style-name="T35">COALESCE</text:span><text:span text:style-name="T48">(nincid, </text:span><text:span text:style-name="T88">'0'</text:span><text:span text:style-name="T48">) = </text:span><text:span text:style-name="T88">'0'</text:span><text:span text:style-name="T48"> </text:span><text:span text:style-name="T14">AND</text:span><text:span text:style-name="T48"> inci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1b. INCID devrait être à NULL'</text:span></text:p>
            <text:p text:style-name="P60"><text:span text:style-name="T48"><text:s text:c="8"/></text:span><text:span text:style-name="T14">WHEN</text:span><text:span text:style-name="T48"> dc </text:span><text:span text:style-name="T14">IS</text:span><text:span text:style-name="T48"> </text:span><text:span text:style-name="T14">NULL</text:span><text:span text:style-name="T48"> </text:span><text:span text:style-name="T14">THEN</text:span><text:span text:style-name="T48"> </text:span><text:span text:style-name="T88">'22. DC NULL'</text:span></text:p>
            <text:p text:style-name="P60"><text:span text:style-name="T48"><text:s text:c="8"/></text:span><text:span text:style-name="T14">WHEN</text:span><text:span text:style-name="T48"> dc </text:span><text:span text:style-name="T14">IN</text:span><text:span text:style-name="T48"> (</text:span><text:span text:style-name="T88">'1'</text:span><text:span text:style-name="T48">, </text:span><text:span text:style-name="T88">'2'</text:span><text:span text:style-name="T48">) </text:span><text:span text:style-name="T14">AND</text:span><text:span text:style-name="T48"> dcespar1 </text:span><text:span text:style-name="T14">IS</text:span><text:span text:style-name="T48"> </text:span><text:span text:style-name="T14">NULL</text:span><text:span text:style-name="T48"> </text:span><text:span text:style-name="T14">THEN</text:span><text:span text:style-name="T48"> </text:span><text:span text:style-name="T88">'23a. DCESPAR1 NULL'</text:span></text:p>
            <text:p text:style-name="P60"><text:span text:style-name="T48"><text:s text:c="8"/></text:span><text:span text:style-name="T14">WHEN</text:span><text:span text:style-name="T48"> </text:span><text:span text:style-name="T35">COALESCE</text:span><text:span text:style-name="T48">(dc, </text:span><text:span text:style-name="T88">'0'</text:span><text:span text:style-name="T48">)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14">AND</text:span><text:span text:style-name="T48"> dcespar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3b. DCESPAR1 devrait être à NULL'</text:span></text:p>
            <text:p text:style-name="P60"><text:span text:style-name="T48"><text:s text:c="8"/></text:span><text:span text:style-name="T14">WHEN</text:span><text:span text:style-name="T48"> andain </text:span><text:span text:style-name="T14">IS</text:span><text:span text:style-name="T48"> </text:span><text:span text:style-name="T14">NULL</text:span><text:span text:style-name="T48"> </text:span><text:span text:style-name="T14">THEN</text:span><text:span text:style-name="T48"> </text:span><text:span text:style-name="T88">'24. ANDAIN NULL'</text:span><text:span text:style-name="T48"> <text:s text:c="7"/></text:span></text:p>
            <text:p text:style-name="P60"><text:span text:style-name="T48"><text:s text:c="8"/></text:span><text:span text:style-name="T14">WHEN</text:span><text:span text:style-name="T48"> tplant </text:span><text:span text:style-name="T14">IS</text:span><text:span text:style-name="T48"> </text:span><text:span text:style-name="T14">NULL</text:span><text:span text:style-name="T48"> </text:span><text:span text:style-name="T14">THEN</text:span><text:span text:style-name="T48"> </text:span><text:span text:style-name="T88">'26a. TPLANT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dc != </text:span><text:span text:style-name="T88">'1'</text:span><text:span text:style-name="T48"> </text:span><text:span text:style-name="T14">AND</text:span><text:span text:style-name="T48"> tplant = </text:span><text:span text:style-name="T88">'0'</text:span><text:span text:style-name="T48"> </text:span><text:span text:style-name="T14">THEN</text:span><text:span text:style-name="T48"> </text:span><text:span text:style-name="T88">'26b. TPLANT incohérent sur coupe en peupleraie'</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1 </text:span><text:span text:style-name="T14">IS</text:span><text:span text:style-name="T48"> </text:span><text:span text:style-name="T14">NULL</text:span><text:span text:style-name="T48"> </text:span><text:span text:style-name="T14">THEN</text:span><text:span text:style-name="T48"> </text:span><text:span text:style-name="T88">'27a. TPESPAR1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7b. TPESPAR1 devrait être à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2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7c. TPESPAR2 devrait être à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elag </text:span><text:span text:style-name="T14">IS</text:span><text:span text:style-name="T48"> </text:span><text:span text:style-name="T14">NULL</text:span><text:span text:style-name="T48"> </text:span><text:span text:style-name="T14">THEN</text:span><text:span text:style-name="T48"> </text:span><text:span text:style-name="T88">'28a. ELAG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elag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8b. ELAG devrait être à NULL'</text:span></text:p>
            <text:p text:style-name="P60"><text:span text:style-name="T48"><text:s text:c="8"/></text:span><text:span text:style-name="T14">WHEN</text:span><text:span text:style-name="T48"> tplant = </text:span><text:span text:style-name="T88">'P'</text:span><text:span text:style-name="T48"> </text:span><text:span text:style-name="T14">AND</text:span><text:span text:style-name="T48"> bplant_dm </text:span><text:span text:style-name="T14">IS</text:span><text:span text:style-name="T48"> </text:span><text:span text:style-name="T14">NULL</text:span><text:span text:style-name="T48"> </text:span><text:span text:style-name="T14">THEN</text:span><text:span text:style-name="T48"> </text:span><text:span text:style-name="T88">'29. BPLANT_DM NULL'</text:span></text:p>
            <text:p text:style-name="P60"><text:span text:style-name="T48"><text:s text:c="8"/></text:span><text:span text:style-name="T14">WHEN</text:span><text:span text:style-name="T48"> tplant = </text:span><text:span text:style-name="T88">'P'</text:span><text:span text:style-name="T48"> </text:span><text:span text:style-name="T14">AND</text:span><text:span text:style-name="T48"> iplant_dm </text:span><text:span text:style-name="T14">IS</text:span><text:span text:style-name="T48"> </text:span><text:span text:style-name="T14">NULL</text:span><text:span text:style-name="T48"> </text:span><text:span text:style-name="T14">THEN</text:span><text:span text:style-name="T48"> </text:span><text:span text:style-name="T88">'30. IPLANT_DM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tplant = </text:span><text:span text:style-name="T88">'P'</text:span><text:span text:style-name="T48"> </text:span><text:span text:style-name="T14">AND</text:span><text:span text:style-name="T48"> p.suppl-&gt;&gt;</text:span><text:span text:style-name="T88">'maille'</text:span><text:span text:style-name="T48"> </text:span><text:span text:style-name="T14">IS</text:span><text:span text:style-name="T48"> </text:span><text:span text:style-name="T14">NULL</text:span><text:span text:style-name="T48"> </text:span><text:span text:style-name="T14">THEN</text:span><text:span text:style-name="T48"> </text:span><text:span text:style-name="T88">'31. MAILLE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tplant = </text:span><text:span text:style-name="T88">'P'</text:span><text:span text:style-name="T48"> </text:span><text:span text:style-name="T14">AND</text:span><text:span text:style-name="T48"> d.suppl-&gt;&gt;</text:span><text:span text:style-name="T88">'entp'</text:span><text:span text:style-name="T48"> </text:span><text:span text:style-name="T14">IS</text:span><text:span text:style-name="T48"> </text:span><text:span text:style-name="T14">NULL</text:span><text:span text:style-name="T48"> </text:span><text:span text:style-name="T14">THEN</text:span><text:span text:style-name="T48"> </text:span><text:span text:style-name="T88">'32. ENTP NULL'</text:span></text:p>
            <text:p text:style-name="P60"><text:span text:style-name="T48"><text:s text:c="8"/></text:span><text:span text:style-name="T14">WHEN</text:span><text:span text:style-name="T48"> tplant != </text:span><text:span text:style-name="T88">'0'</text:span><text:span text:style-name="T48"> </text:span><text:span text:style-name="T14">AND</text:span><text:span text:style-name="T48"> elag </text:span><text:span text:style-name="T14">IS</text:span><text:span text:style-name="T48"> </text:span><text:span text:style-name="T14">NULL</text:span><text:span text:style-name="T48"> </text:span><text:span text:style-name="T14">THEN</text:span><text:span text:style-name="T48"> </text:span><text:span text:style-name="T88">'33. ELAG NULL'</text:span></text:p>
            <text:p text:style-name="P60"><text:span text:style-name="T48"><text:s text:c="8"/></text:span><text:span text:style-name="T14">WHEN</text:span><text:span text:style-name="T48"> iti </text:span><text:span text:style-name="T14">IS</text:span><text:span text:style-name="T48"> </text:span><text:span text:style-name="T14">NULL</text:span><text:span text:style-name="T48"> </text:span><text:span text:style-name="T14">THEN</text:span><text:span text:style-name="T48"> </text:span><text:span text:style-name="T88">'34. ITI NULL'</text:span><text:span text:style-name="T48"> <text:s text:c="5"/></text:span></text:p>
            <text:p text:style-name="P60"><text:span text:style-name="T48"><text:s text:c="8"/></text:span><text:span text:style-name="T14">WHEN</text:span><text:span text:style-name="T48"> </text:span><text:span text:style-name="T35">COALESCE</text:span><text:span text:style-name="T48">(iti, </text:span><text:span text:style-name="T88">'0'</text:span><text:span text:style-name="T48">) != </text:span><text:span text:style-name="T88">'0'</text:span><text:span text:style-name="T48"> </text:span><text:span text:style-name="T14">AND</text:span><text:span text:style-name="T48"> dist </text:span><text:span text:style-name="T14">IS</text:span><text:span text:style-name="T48"> </text:span><text:span text:style-name="T14">NULL</text:span><text:span text:style-name="T48"> </text:span><text:span text:style-name="T14">THEN</text:span><text:span text:style-name="T48"> </text:span><text:span text:style-name="T88">'35a. DIST NULL'</text:span></text:p>
            <text:p text:style-name="P60"><text:span text:style-name="T48"><text:s text:c="8"/></text:span><text:span text:style-name="T14">WHEN</text:span><text:span text:style-name="T48"> </text:span><text:span text:style-name="T35">COALESCE</text:span><text:span text:style-name="T48">(iti, </text:span><text:span text:style-name="T88">'0'</text:span><text:span text:style-name="T48">) = </text:span><text:span text:style-name="T88">'0'</text:span><text:span text:style-name="T48"> </text:span><text:span text:style-name="T14">AND</text:span><text:span text:style-name="T48"> dis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5b. DIST devrait être à NULL'</text:span></text:p>
            <text:p text:style-name="P60"><text:span text:style-name="T48"><text:s text:c="8"/></text:span><text:span text:style-name="T14">WHEN</text:span><text:span text:style-name="T48"> pentexp </text:span><text:span text:style-name="T14">IS</text:span><text:span text:style-name="T48"> </text:span><text:span text:style-name="T14">NULL</text:span><text:span text:style-name="T48"> </text:span><text:span text:style-name="T14">THEN</text:span><text:span text:style-name="T48"> </text:span><text:span text:style-name="T88">'36. PENTEXP NULL'</text:span></text:p>
            <text:p text:style-name="P60"><text:span text:style-name="T48"><text:s text:c="8"/></text:span><text:span text:style-name="T14">WHEN</text:span><text:span text:style-name="T48"> pentexp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portance </text:span><text:span text:style-name="T14">IS</text:span><text:span text:style-name="T48"> </text:span><text:span text:style-name="T14">NULL</text:span><text:span text:style-name="T48"> </text:span><text:span text:style-name="T14">THEN</text:span><text:span text:style-name="T48"> </text:span><text:span text:style-name="T88">'37a. PORTANCE NULL'</text:span></text:p>
            <text:p text:style-name="P60"><text:span text:style-name="T48"><text:s text:c="8"/></text:span><text:span text:style-name="T14">WHEN</text:span><text:span text:style-name="T48"> </text:span><text:span text:style-name="T35">COALESCE</text:span><text:span text:style-name="T48">(pentexp, </text:span><text:span text:style-name="T88">'0'</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portanc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7b. PORTANCE devrait être à NULL'</text:span></text:p>
            <text:p text:style-name="P60"><text:span text:style-name="T48"><text:s text:c="8"/></text:span><text:span text:style-name="T14">WHEN</text:span><text:span text:style-name="T48"> asperite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asperite </text:span><text:span text:style-name="T14">IS</text:span><text:span text:style-name="T48"> </text:span><text:span text:style-name="T14">NULL</text:span><text:span text:style-name="T48"> </text:span><text:span text:style-name="T14">THEN</text:span><text:span text:style-name="T48"> </text:span><text:span text:style-name="T88">'38a. ASPERITE NULL'</text:span></text:p>
            <text:p text:style-name="P60"><text:span text:style-name="T48"><text:s text:c="8"/></text:span><text:span text:style-name="T14">WHEN</text:span><text:span text:style-name="T48"> </text:span><text:span text:style-name="T35">COALESCE</text:span><text:span text:style-name="T48">(asperite, </text:span><text:span text:style-name="T88">'0'</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asperit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8b. ASPERITE devrait être à NULL'</text:span></text:p>
            <text:p text:style-name="P60"><text:span text:style-name="T48"><text:s text:c="8"/></text:span><text:span text:style-name="T14">WHEN</text:span><text:span text:style-name="T48"> orniere </text:span><text:span text:style-name="T14">IS</text:span><text:span text:style-name="T48"> </text:span><text:span text:style-name="T14">NULL</text:span><text:span text:style-name="T48"> </text:span><text:span text:style-name="T14">THEN</text:span><text:span text:style-name="T48"> </text:span><text:span text:style-name="T88">'39. ORNIERE NULL'</text:span></text:p>
            <text:p text:style-name="P60"><text:span text:style-name="T48"><text:s text:c="8"/></text:span><text:span text:style-name="T14">WHEN</text:span><text:span text:style-name="T48"> pbuis </text:span><text:span text:style-name="T14">IS</text:span><text:span text:style-name="T48"> </text:span><text:span text:style-name="T14">NULL</text:span><text:span text:style-name="T48"> </text:span><text:span text:style-name="T14">THEN</text:span><text:span text:style-name="T48"> </text:span><text:span text:style-name="T88">'40. PBUIS NULL'</text:span></text:p>
            <text:p text:style-name="P60"><text:span text:style-name="T48"><text:s text:c="8"/></text:span><text:span text:style-name="T14">WHEN</text:span><text:span text:style-name="T48"> pbuis != </text:span><text:span text:style-name="T88">'0'</text:span><text:span text:style-name="T48"> </text:span><text:span text:style-name="T14">AND</text:span><text:span text:style-name="T48"> atpyr </text:span><text:span text:style-name="T14">IS</text:span><text:span text:style-name="T48"> </text:span><text:span text:style-name="T14">NULL</text:span><text:span text:style-name="T48"> </text:span><text:span text:style-name="T14">THEN</text:span><text:span text:style-name="T48"> </text:span><text:span text:style-name="T88">'41a. ATPYR NULL'</text:span></text:p>
            <text:p text:style-name="P60"><text:span text:style-name="T48"><text:s text:c="8"/></text:span><text:span text:style-name="T14">WHEN</text:span><text:span text:style-name="T48"> </text:span><text:span text:style-name="T35">COALESCE</text:span><text:span text:style-name="T48">(pbuis, </text:span><text:span text:style-name="T88">'0'</text:span><text:span text:style-name="T48">) = </text:span><text:span text:style-name="T88">'0'</text:span><text:span text:style-name="T48"> </text:span><text:span text:style-name="T14">AND</text:span><text:span text:style-name="T48"> atpy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1b. ATPYR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a </text:span><text:span text:style-name="T14">IS</text:span><text:span text:style-name="T48"> </text:span><text:span text:style-name="T14">NULL</text:span><text:span text:style-name="T48"> </text:span><text:span text:style-name="T14">THEN</text:span><text:span text:style-name="T48"> </text:span><text:span text:style-name="T88">'42a. NCBUIS_A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b. NCBUIS_A devrait être à NULL'</text:span></text:p>
            <text:p text:style-name="P60"><text:soft-page-break/><text:span text:style-name="T48"><text:s text:c="8"/></text:span><text:span text:style-name="T14">WHEN</text:span><text:span text:style-name="T48"> atpyr = </text:span><text:span text:style-name="T88">'1'</text:span><text:span text:style-name="T48"> </text:span><text:span text:style-name="T14">AND</text:span><text:span text:style-name="T48"> ncbuis_b </text:span><text:span text:style-name="T14">IS</text:span><text:span text:style-name="T48"> </text:span><text:span text:style-name="T14">NULL</text:span><text:span text:style-name="T48"> </text:span><text:span text:style-name="T14">THEN</text:span><text:span text:style-name="T48"> </text:span><text:span text:style-name="T88">'42c. NCBUIS_B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d. NCBUIS_B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c </text:span><text:span text:style-name="T14">IS</text:span><text:span text:style-name="T48"> </text:span><text:span text:style-name="T14">NULL</text:span><text:span text:style-name="T48"> </text:span><text:span text:style-name="T14">THEN</text:span><text:span text:style-name="T48"> </text:span><text:span text:style-name="T88">'42e. NCBUIS_C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c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f. NCBUIS_C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d </text:span><text:span text:style-name="T14">IS</text:span><text:span text:style-name="T48"> </text:span><text:span text:style-name="T14">NULL</text:span><text:span text:style-name="T48"> </text:span><text:span text:style-name="T14">THEN</text:span><text:span text:style-name="T48"> </text:span><text:span text:style-name="T88">'42g. NCBUIS_D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h. NCBUIS_D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e </text:span><text:span text:style-name="T14">IS</text:span><text:span text:style-name="T48"> </text:span><text:span text:style-name="T14">NULL</text:span><text:span text:style-name="T48"> </text:span><text:span text:style-name="T14">THEN</text:span><text:span text:style-name="T48"> </text:span><text:span text:style-name="T88">'42i. NCBUIS_E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j. NCBUIS_E devrait être à NULL'</text:span></text:p>
            <text:p text:style-name="P60"><text:span text:style-name="T48"><text:s text:c="8"/></text:span><text:span text:style-name="T14">WHEN</text:span><text:span text:style-name="T48"> ncbuis_a + ncbuis_b + ncbuis_c + ncbuis_d + ncbuis_e &gt; </text:span><text:span text:style-name="T76">10</text:span><text:span text:style-name="T48"> </text:span><text:span text:style-name="T14">THEN</text:span><text:span text:style-name="T48"> </text:span><text:span text:style-name="T88">'43. Somme des NCBUIS &gt; 10'</text:span></text:p>
            <text:p text:style-name="P60"><text:span text:style-name="T48"><text:s text:c="8"/></text:span><text:span text:style-name="T14">WHEN</text:span><text:span text:style-name="T48"> ncbuis_a + ncbuis_b + ncbuis_c + ncbuis_d + ncbuis_e = </text:span><text:span text:style-name="T76">10</text:span><text:span text:style-name="T48"> </text:span><text:span text:style-name="T14">AND</text:span><text:span text:style-name="T48"> ncbuis10 </text:span><text:span text:style-name="T14">IS</text:span><text:span text:style-name="T48"> </text:span><text:span text:style-name="T14">NULL</text:span><text:span text:style-name="T48"> </text:span><text:span text:style-name="T14">THEN</text:span><text:span text:style-name="T48"> </text:span><text:span text:style-name="T88">'44a. NCBUIS10 NULL'</text:span></text:p>
            <text:p text:style-name="P60"><text:span text:style-name="T48"><text:s text:c="8"/></text:span><text:span text:style-name="T14">WHEN</text:span><text:span text:style-name="T48"> ncbuis_a + ncbuis_b + ncbuis_c + ncbuis_d + ncbuis_e != </text:span><text:span text:style-name="T76">10</text:span><text:span text:style-name="T48"> </text:span><text:span text:style-name="T14">AND</text:span><text:span text:style-name="T48"> ncbuis10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4b. NCBUIS10 devrait être à NULL'</text:span></text:p>
            <text:p text:style-name="P60"><text:span text:style-name="T48"><text:s text:c="8"/></text:span><text:span text:style-name="T14">WHEN</text:span><text:span text:style-name="T48"> ncbuis10 = </text:span><text:span text:style-name="T88">'1'</text:span><text:span text:style-name="T48"> </text:span><text:span text:style-name="T14">AND</text:span><text:span text:style-name="T48"> azdbuis_gd </text:span><text:span text:style-name="T14">IS</text:span><text:span text:style-name="T48"> </text:span><text:span text:style-name="T14">NULL</text:span><text:span text:style-name="T48"> </text:span><text:span text:style-name="T14">THEN</text:span><text:span text:style-name="T48"> </text:span><text:span text:style-name="T88">'45a. AZDBUIS NULL'</text:span></text:p>
            <text:p text:style-name="P60"><text:span text:style-name="T48"><text:s text:c="8"/></text:span><text:span text:style-name="T14">WHEN</text:span><text:span text:style-name="T48"> </text:span><text:span text:style-name="T35">COALESCE</text:span><text:span text:style-name="T48">(ncbuis10, </text:span><text:span text:style-name="T88">'0'</text:span><text:span text:style-name="T48">) = </text:span><text:span text:style-name="T88">'0'</text:span><text:span text:style-name="T48"> </text:span><text:span text:style-name="T14">AND</text:span><text:span text:style-name="T48"> azdbuis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5b. AZDBUIS devrait être à NULL'</text:span></text:p>
            <text:p text:style-name="P60"><text:span text:style-name="T48"><text:s text:c="8"/></text:span><text:span text:style-name="T14">WHEN</text:span><text:span text:style-name="T48"> tcnr </text:span><text:span text:style-name="T14">IS</text:span><text:span text:style-name="T48"> </text:span><text:span text:style-name="T14">NULL</text:span><text:span text:style-name="T48"> </text:span><text:span text:style-name="T14">THEN</text:span><text:span text:style-name="T48"> </text:span><text:span text:style-name="T88">'46. TCNR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ornr </text:span><text:span text:style-name="T14">IS</text:span><text:span text:style-name="T48"> </text:span><text:span text:style-name="T14">NULL</text:span><text:span text:style-name="T48"> </text:span><text:span text:style-name="T14">THEN</text:span><text:span text:style-name="T48"> </text:span><text:span text:style-name="T88">'47a. OR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or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7b. ORNR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prnr </text:span><text:span text:style-name="T14">IS</text:span><text:span text:style-name="T48"> </text:span><text:span text:style-name="T14">NULL</text:span><text:span text:style-name="T48"> </text:span><text:span text:style-name="T14">THEN</text:span><text:span text:style-name="T48"> </text:span><text:span text:style-name="T88">'48a. PR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pr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8b. PRNR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fouil </text:span><text:span text:style-name="T14">IS</text:span><text:span text:style-name="T48"> </text:span><text:span text:style-name="T14">NULL</text:span><text:span text:style-name="T48"> </text:span><text:span text:style-name="T14">THEN</text:span><text:span text:style-name="T48"> </text:span><text:span text:style-name="T88">'49a. FOUIL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fouil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9b. fouil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predom </text:span><text:span text:style-name="T14">IS</text:span><text:span text:style-name="T48"> </text:span><text:span text:style-name="T14">NULL</text:span><text:span text:style-name="T48"> </text:span><text:span text:style-name="T14">THEN</text:span><text:span text:style-name="T48"> </text:span><text:span text:style-name="T88">'50a. PREDOM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predo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50b. PREDOM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dispnr </text:span><text:span text:style-name="T14">IS</text:span><text:span text:style-name="T48"> </text:span><text:span text:style-name="T14">NULL</text:span><text:span text:style-name="T48"> </text:span><text:span text:style-name="T14">THEN</text:span><text:span text:style-name="T48"> </text:span><text:span text:style-name="T88">'51a. DISP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disp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51b. DISPNR devrait être à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descript_m1 dm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limites l </text:span><text:span text:style-name="T14">USING</text:span><text:span text:style-name="T48"> (id_ech, id_point)</text:span></text:p>
            <text:p text:style-name="P60"><text:soft-page-break/><text:span text:style-name="T48"><text:s text:c="4"/></text:span><text:span text:style-name="T14">LEFT</text:span><text:span text:style-name="T48"> </text:span><text:span text:style-name="T14">JOIN</text:span><text:span text:style-name="T48"> coupes c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plantations p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buis b </text:span><text:span text:style-name="T14">USING</text:span><text:span text:style-name="T48"> (id_ech, id_point)</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text:span><text:span text:style-name="T60">;</text:span></text:p>
            <text:p text:style-name="P8"/>
            <text:p text:style-name="P11">Hormis les erreurs sur commentaires manquants, on note les erreurs suivantes :</text:p>
            <text:list xml:id="list953767856" text:style-name="L3">
              <text:list-item>
                <text:p text:style-name="P77">AZLIM1 aligné sur AZDCOI sur 2 points ;</text:p>
              </text:list-item>
              <text:list-item>
                <text:p text:style-name="P77">AZLIM2 aligné sur AZDCOI sur <text:span text:style-name="T102">4</text:span> points.</text:p>
              </text:list-item>
            </text:list>
            <text:p text:style-name="P11">Ces informations sont corrigées lors du calcul de poids des arbres.</text:p>
            <text:p text:style-name="P11"/>
            <text:p text:style-name="P11">La requête suivante permet un contrôle supplémentaire de cohérence entre la donnée PEUPNR et la donnée TCAT10 :</text:p>
            <text:p text:style-name="P60"><text:span text:style-name="Police_20_par_20_défaut"><text:span text:style-name="T17">SELECT</text:span></text:span><text:span text:style-name="T48"> npp, id_ech, id_point, csa, peupnr, href_dm, dc, bord, sver, tcat10</text:span></text:p>
            <text:p text:style-name="P60"><text:span text:style-name="T14">FROM</text:span><text:span text:style-name="T48"> v_liste_points_lt1 v</text:span></text:p>
            <text:p text:style-name="P60"><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14">INNER</text:span><text:span text:style-name="T48"> </text:span><text:span text:style-name="T14">JOIN</text:span><text:span text:style-name="T48"> descript_m1 dm </text:span><text:span text:style-name="T14">USING</text:span><text:span text:style-name="T48"> (id_ech, id_point)</text:span></text:p>
            <text:p text:style-name="P60"><text:span text:style-name="T14">WHERE</text:span><text:span text:style-name="T48"> v.annee = </text:span><text:span text:style-name="T76">2023</text:span></text:p>
            <text:p text:style-name="P60"><text:span text:style-name="T14">AND</text:span><text:span text:style-name="T48"> peupnr != </text:span><text:span text:style-name="T88">'2'</text:span></text:p>
            <text:p text:style-name="P60"><text:span text:style-name="T14">AND</text:span><text:span text:style-name="T48"> tcat10 = </text:span><text:span text:style-name="T76">0</text:span></text:p>
            <text:p text:style-name="Standard"><text:span text:style-name="T14">ORDER</text:span><text:span text:style-name="T48"> </text:span><text:span text:style-name="T14">BY</text:span><text:span text:style-name="T48"> npp</text:span><text:span text:style-name="T60">;</text:span></text:p>
            <text:p text:style-name="P11">1<text:span text:style-name="T103">1</text:span> points sortent en erreur et sont corrigés (PEUPNR = 2, SVER = NULL). ---→ <text:span text:style-name="T104">A FAIRE</text:span></text:p>
            <text:p text:style-name="P11"/>
          </table:table-cell>
        </table:table-row>
        <table:table-row table:style-name="TableLine1658033786608">
          <table:table-cell table:style-name="Tableau3.A1" office:value-type="string">
            <text:p text:style-name="P64">Données <text:s/>RPPGO</text:p>
          </table:table-cell>
          <table:table-cell table:style-name="Tableau3.A1" office:value-type="string">
            <text:p text:style-name="P17">La requête SQL contrôlant le respect des règles formulées dans l’IMOT est la suivante :</text:p>
            <text:p text:style-name="P62"><text:span text:style-name="T14">SELECT</text:span><text:span text:style-name="T48"> * </text:span><text:span text:style-name="T14">FROM</text:span><text:span text:style-name="T48"> (</text:span></text:p>
            <text:p text:style-name="P60"><text:span text:style-name="T48"><text:s text:c="4"/></text:span><text:span text:style-name="T14">SELECT</text:span><text:span text:style-name="T48"> v.npp, v.id_ech, v.id_point</text:span><text:span text:style-name="T105">--, *</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dispnr </text:span><text:span text:style-name="T14">IN</text:span><text:span text:style-name="T48"> (</text:span><text:span text:style-name="T88">'1'</text:span><text:span text:style-name="T48">, </text:span><text:span text:style-name="T88">'3'</text:span><text:span text:style-name="T48">) </text:span><text:span text:style-name="T14">AND</text:span><text:span text:style-name="T48"> r1.id_ech </text:span><text:span text:style-name="T14">IS</text:span><text:span text:style-name="T48"> </text:span><text:span text:style-name="T14">NULL</text:span><text:span text:style-name="T48"> </text:span><text:span text:style-name="T14">THEN</text:span><text:span text:style-name="T48"> </text:span><text:span text:style-name="T88">'01. Sous-placette 1 absente'</text:span></text:p>
            <text:p text:style-name="P60"><text:span text:style-name="T48"><text:s text:c="8"/></text:span><text:span text:style-name="T14">WHEN</text:span><text:span text:style-name="T48"> dispnr </text:span><text:span text:style-name="T14">IN</text:span><text:span text:style-name="T48"> (</text:span><text:span text:style-name="T88">'2'</text:span><text:span text:style-name="T48">, </text:span><text:span text:style-name="T88">'3'</text:span><text:span text:style-name="T48">) </text:span><text:span text:style-name="T14">AND</text:span><text:span text:style-name="T48"> r2.id_ech </text:span><text:span text:style-name="T14">IS</text:span><text:span text:style-name="T48"> </text:span><text:span text:style-name="T14">NULL</text:span><text:span text:style-name="T48"> </text:span><text:span text:style-name="T14">THEN</text:span><text:span text:style-name="T48"> </text:span><text:span text:style-name="T88">'02. Sous-placette 2 absente'</text:span></text:p>
            <text:p text:style-name="P60"><text:span text:style-name="T48"><text:s text:c="8"/></text:span><text:span text:style-name="T14">WHEN</text:span><text:span text:style-name="T48"> r1.id_ech </text:span><text:span text:style-name="T14">IS</text:span><text:span text:style-name="T48"> </text:span><text:span text:style-name="T14">NOT</text:span><text:span text:style-name="T48"> </text:span><text:span text:style-name="T14">NULL</text:span><text:span text:style-name="T48"> </text:span><text:span text:style-name="T14">AND</text:span><text:span text:style-name="T48"> r1.libnr_sp </text:span><text:span text:style-name="T14">IS</text:span><text:span text:style-name="T48"> </text:span><text:span text:style-name="T14">NULL</text:span><text:span text:style-name="T48"> </text:span><text:span text:style-name="T14">THEN</text:span><text:span text:style-name="T48"> </text:span><text:span text:style-name="T88">'03. LIBNR_SP1 NULL'</text:span></text:p>
            <text:p text:style-name="P60"><text:span text:style-name="T48"><text:s text:c="8"/></text:span><text:span text:style-name="T14">WHEN</text:span><text:span text:style-name="T48"> r2.id_ech </text:span><text:span text:style-name="T14">IS</text:span><text:span text:style-name="T48"> </text:span><text:span text:style-name="T14">NOT</text:span><text:span text:style-name="T48"> </text:span><text:span text:style-name="T14">NULL</text:span><text:span text:style-name="T48"> </text:span><text:span text:style-name="T14">AND</text:span><text:span text:style-name="T48"> r2.libnr_sp </text:span><text:span text:style-name="T14">IS</text:span><text:span text:style-name="T48"> </text:span><text:span text:style-name="T14">NULL</text:span><text:span text:style-name="T48"> </text:span><text:span text:style-name="T14">THEN</text:span><text:span text:style-name="T48"> </text:span><text:span text:style-name="T88">'04. LIBNR_SP2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1 </text:span><text:span text:style-name="T14">USING</text:span><text:span text:style-name="T48"> (id_ech, id_point)</text:span></text:p>
            <text:p text:style-name="P60"><text:soft-page-break/><text:span text:style-name="T48"><text:s text:c="4"/></text:span><text:span text:style-name="T14">LEFT</text:span><text:span text:style-name="T48"> </text:span><text:span text:style-name="T14">JOIN</text:span><text:span text:style-name="T48"> renouv r1 </text:span><text:span text:style-name="T14">ON</text:span><text:span text:style-name="T48"> d1.id_ech = r1.id_ech </text:span><text:span text:style-name="T14">AND</text:span><text:span text:style-name="T48"> d1.id_point = r1.id_point </text:span><text:span text:style-name="T14">AND</text:span><text:span text:style-name="T48"> r1.nsnr = </text:span><text:span text:style-name="T76">1</text:span></text:p>
            <text:p text:style-name="P60"><text:span text:style-name="T48"><text:s text:c="4"/></text:span><text:span text:style-name="T14">LEFT</text:span><text:span text:style-name="T48"> </text:span><text:span text:style-name="T14">JOIN</text:span><text:span text:style-name="T48"> renouv r2 </text:span><text:span text:style-name="T14">ON</text:span><text:span text:style-name="T48"> d1.id_ech = r2.id_ech </text:span><text:span text:style-name="T14">AND</text:span><text:span text:style-name="T48"> d1.id_point = r2.id_point </text:span><text:span text:style-name="T14">AND</text:span><text:span text:style-name="T48"> r2.nsnr = </text:span><text:span text:style-name="T76">2</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P18"><text:span text:style-name="T14">ORDER</text:span><text:span text:style-name="T48"> </text:span><text:span text:style-name="T14">BY</text:span><text:span text:style-name="T48"> erreur, npp</text:span><text:span text:style-name="T60">;</text:span></text:p>
            <text:p text:style-name="P31"/>
            <text:p text:style-name="P43">Aucune erreur</text:p>
            <text:p text:style-name="P31"/>
          </table:table-cell>
        </table:table-row>
        <table:table-row table:style-name="TableLine1658033795312">
          <table:table-cell table:style-name="Tableau3.A1" office:value-type="string">
            <text:p text:style-name="EtiquetteSous">Données sur arbres levés</text:p>
          </table:table-cell>
          <table:table-cell table:style-name="Tableau3.A1" office:value-type="string">
            <text:p text:style-name="P11">La requête SQL contrôlant le respect des règles formulées dans l’IMOT est la suivante :</text:p>
            <text:p text:style-name="P60"><text:span text:style-name="Police_20_par_20_défaut"><text:span text:style-name="T17">SELECT</text:span></text:span><text:span text:style-name="T48"> * </text:span><text:span text:style-name="T14">FROM</text:span><text:span text:style-name="T48"> (</text:span></text:p>
            <text:p text:style-name="P60"><text:span text:style-name="T48"><text:s text:c="4"/></text:span><text:span text:style-name="T14">SELECT</text:span><text:span text:style-name="T48"> v.npp, v.id_ech, v.id_point, a.a</text:span></text:p>
            <text:p text:style-name="P44"><text:s text:c="4"/>, csa, espar</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text:span><text:span text:style-name="T14">IS</text:span><text:span text:style-name="T48"> </text:span><text:span text:style-name="T14">NULL</text:span><text:span text:style-name="T48"> </text:span><text:span text:style-name="T14">THEN</text:span><text:span text:style-name="T48"> </text:span><text:span text:style-name="T88">'01a. DATEMORT NULL'</text:span><text:span text:style-name="T48"> </text:span></text:p>
            <text:p text:style-name="P60"><text:span text:style-name="T48"><text:s text:c="8"/></text:span><text:span text:style-name="T14">WHEN</text:span><text:span text:style-name="T48"> veget </text:span><text:span text:style-name="T14">NOT</text:span><text:span text:style-name="T48">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1b. DATEMORT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text:span><text:span text:style-name="T14">IS</text:span><text:span text:style-name="T48"> </text:span><text:span text:style-name="T14">NULL</text:span><text:span text:style-name="T48"> </text:span><text:span text:style-name="T14">THEN</text:span><text:span text:style-name="T48"> </text:span><text:span text:style-name="T88">'02a. SIMPLIF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a. SIMPLIF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repere </text:span><text:span text:style-name="T14">IS</text:span><text:span text:style-name="T48"> </text:span><text:span text:style-name="T14">NULL</text:span><text:span text:style-name="T48"> </text:span><text:span text:style-name="T14">THEN</text:span><text:span text:style-name="T48"> </text:span><text:span text:style-name="T88">'03a. REPERE NULL'</text:span></text:p>
            <text:p text:style-name="P60"><text:span text:style-name="T48"><text:s text:c="8"/></text:span><text:span text:style-name="T14">WHEN</text:span><text:span text:style-name="T48"> (veget = </text:span><text:span text:style-name="T88">'0'</text:span><text:span text:style-name="T48"> </text:span><text:span text:style-name="T14">OR</text:span><text:span text:style-name="T48"> (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 </text:span><text:span text:style-name="T88">'1'</text:span><text:span text:style-name="T48">)) </text:span><text:span text:style-name="T14">AND</text:span><text:span text:style-name="T48"> lib </text:span><text:span text:style-name="T14">IS</text:span><text:span text:style-name="T48"> </text:span><text:span text:style-name="T14">NULL</text:span><text:span text:style-name="T48"> </text:span><text:span text:style-name="T14">THEN</text:span><text:span text:style-name="T48"> </text:span><text:span text:style-name="T88">'04a. LIB NULL'</text:span></text:p>
            <text:p text:style-name="P60"><text:span text:style-name="T48"><text:s text:c="8"/></text:span><text:span text:style-name="T14">WHEN</text:span><text:span text:style-name="T48"> </text:span><text:span text:style-name="T14">NOT</text:span><text:span text:style-name="T48"> (veget = </text:span><text:span text:style-name="T88">'0'</text:span><text:span text:style-name="T48"> </text:span><text:span text:style-name="T14">OR</text:span><text:span text:style-name="T48"> (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 </text:span><text:span text:style-name="T88">'1'</text:span><text:span text:style-name="T48">)) </text:span><text:span text:style-name="T14">AND</text:span><text:span text:style-name="T48"> li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b. LIB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ible </text:span><text:span text:style-name="T14">IS</text:span><text:span text:style-name="T48"> </text:span><text:span text:style-name="T14">NULL</text:span><text:span text:style-name="T48"> </text:span><text:span text:style-name="T14">THEN</text:span><text:span text:style-name="T48"> </text:span><text:span text:style-name="T88">'05a. CIBLE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ibl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b. CIBLE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acci </text:span><text:span text:style-name="T14">IS</text:span><text:span text:style-name="T48"> </text:span><text:span text:style-name="T14">NULL</text:span><text:span text:style-name="T48"> </text:span><text:span text:style-name="T14">THEN</text:span><text:span text:style-name="T48"> </text:span><text:span text:style-name="T88">'06a. ACCI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acc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b. ACCI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htot_dm </text:span><text:span text:style-name="T14">IS</text:span><text:span text:style-name="T48"> </text:span><text:span text:style-name="T14">NULL</text:span><text:span text:style-name="T48"> </text:span><text:span text:style-name="T14">THEN</text:span><text:span text:style-name="T48"> </text:span><text:span text:style-name="T88">'08a. HTOT NULL sur arbre vivant'</text:span></text:p>
            <text:p text:style-name="P60"><text:span text:style-name="T48"><text:s text:c="8"/></text:span><text:span text:style-name="T14">WHEN</text:span><text:span text:style-name="T48"> veget = </text:span><text:span text:style-name="T88">'C'</text:span><text:span text:style-name="T48"> </text:span><text:span text:style-name="T14">AND</text:span><text:span text:style-name="T48"> htot_dm </text:span><text:span text:style-name="T14">IS</text:span><text:span text:style-name="T48"> </text:span><text:span text:style-name="T14">NULL</text:span><text:span text:style-name="T48"> </text:span><text:span text:style-name="T14">THEN</text:span><text:span text:style-name="T48"> </text:span><text:span text:style-name="T88">'08b. HTOT NULL sur arbre mort sur pied cassé'</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S</text:span><text:span text:style-name="T48"> </text:span><text:span text:style-name="T14">NULL</text:span><text:span text:style-name="T48"> </text:span><text:span text:style-name="T14">THEN</text:span><text:span text:style-name="T48"> </text:span><text:span text:style-name="T88">'09a. DECOUPE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b. DECOUPE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decoupe </text:span><text:span text:style-name="T14">IN</text:span><text:span text:style-name="T48"> (</text:span><text:span text:style-name="T88">'1'</text:span><text:span text:style-name="T48">, </text:span><text:span text:style-name="T88">'2'</text:span><text:span text:style-name="T48">) </text:span><text:span text:style-name="T14">AND</text:span><text:span text:style-name="T48"> hdec_dm </text:span><text:span text:style-name="T14">IS</text:span><text:span text:style-name="T48"> </text:span><text:span text:style-name="T14">NULL</text:span><text:span text:style-name="T48"> </text:span><text:span text:style-name="T14">THEN</text:span><text:span text:style-name="T48"> </text:span><text:span text:style-name="T88">'10. HDEC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decoupe </text:span><text:span text:style-name="T14">IN</text:span><text:span text:style-name="T48"> (</text:span><text:span text:style-name="T88">'1'</text:span><text:span text:style-name="T48">, </text:span><text:span text:style-name="T88">'2'</text:span><text:span text:style-name="T48">) </text:span><text:span text:style-name="T14">AND</text:span><text:span text:style-name="T48"> ddec_cm </text:span><text:span text:style-name="T14">IS</text:span><text:span text:style-name="T48"> </text:span><text:span text:style-name="T14">NULL</text:span><text:span text:style-name="T48"> </text:span><text:span text:style-name="T14">THEN</text:span><text:span text:style-name="T48"> </text:span><text:span text:style-name="T88">'11. DDEC NULL'</text:span></text:p>
            <text:p text:style-name="P60"><text:span text:style-name="T48"><text:s text:c="8"/></text:span><text:span text:style-name="T14">WHEN</text:span><text:span text:style-name="T48"> mes_c13 </text:span><text:span text:style-name="T14">IN</text:span><text:span text:style-name="T48"> (</text:span><text:span text:style-name="T88">'2'</text:span><text:span text:style-name="T48">, </text:span><text:span text:style-name="T88">'3'</text:span><text:span text:style-name="T48">, </text:span><text:span text:style-name="T88">'4'</text:span><text:span text:style-name="T48">) </text:span><text:span text:style-name="T14">AND</text:span><text:span text:style-name="T48"> hcd_cm </text:span><text:span text:style-name="T14">IS</text:span><text:span text:style-name="T48"> </text:span><text:span text:style-name="T14">NULL</text:span><text:span text:style-name="T48"> </text:span><text:span text:style-name="T14">THEN</text:span><text:span text:style-name="T48"> </text:span><text:span text:style-name="T88">'12a. HCD NULL'</text:span></text:p>
            <text:p text:style-name="P60"><text:span text:style-name="T48"><text:s text:c="8"/></text:span><text:span text:style-name="T14">WHEN</text:span><text:span text:style-name="T48"> mes_c13 = </text:span><text:span text:style-name="T88">'2'</text:span><text:span text:style-name="T48"> </text:span><text:span text:style-name="T14">AND</text:span><text:span text:style-name="T48"> </text:span><text:span text:style-name="T14">NOT</text:span><text:span text:style-name="T48"> hcd_cm </text:span><text:span text:style-name="T14">BETWEEN</text:span><text:span text:style-name="T48"> </text:span><text:span text:style-name="T76">80</text:span><text:span text:style-name="T48"> </text:span><text:span text:style-name="T14">AND</text:span><text:span text:style-name="T48"> </text:span><text:span text:style-name="T76">130</text:span><text:span text:style-name="T48"> </text:span><text:span text:style-name="T14">THEN</text:span><text:span text:style-name="T48"> </text:span><text:span text:style-name="T88">'12b. HCD erroné sur moyenne de mesures'</text:span></text:p>
            <text:p text:style-name="P60"><text:soft-page-break/><text:span text:style-name="T48"><text:s text:c="8"/></text:span><text:span text:style-name="T14">WHEN</text:span><text:span text:style-name="T48"> mes_c13 </text:span><text:span text:style-name="T14">IN</text:span><text:span text:style-name="T48"> (</text:span><text:span text:style-name="T88">'3'</text:span><text:span text:style-name="T48">, </text:span><text:span text:style-name="T88">'4'</text:span><text:span text:style-name="T48">) </text:span><text:span text:style-name="T14">AND</text:span><text:span text:style-name="T48"> </text:span><text:span text:style-name="T14">NOT</text:span><text:span text:style-name="T48"> hcd_cm </text:span><text:span text:style-name="T14">BETWEEN</text:span><text:span text:style-name="T48"> </text:span><text:span text:style-name="T76">50</text:span><text:span text:style-name="T48"> </text:span><text:span text:style-name="T14">AND</text:span><text:span text:style-name="T48"> </text:span><text:span text:style-name="T76">150</text:span><text:span text:style-name="T48"> </text:span><text:span text:style-name="T14">THEN</text:span><text:span text:style-name="T48"> </text:span><text:span text:style-name="T88">'12c. HCD erroné sur mesure décalée ou autre cas'</text:span></text:p>
            <text:p text:style-name="P60"><text:span text:style-name="T48"><text:s text:c="8"/></text:span><text:span text:style-name="T14">WHEN</text:span><text:span text:style-name="T48"> mes_c13 = </text:span><text:span text:style-name="T88">'2'</text:span><text:span text:style-name="T48"> </text:span><text:span text:style-name="T14">AND</text:span><text:span text:style-name="T48"> a.suppl-&gt;&gt;</text:span><text:span text:style-name="T88">'c13_inf_mm'</text:span><text:span text:style-name="T48"> </text:span><text:span text:style-name="T14">IS</text:span><text:span text:style-name="T48"> </text:span><text:span text:style-name="T14">NULL</text:span><text:span text:style-name="T48"> </text:span><text:span text:style-name="T14">THEN</text:span><text:span text:style-name="T48"> </text:span><text:span text:style-name="T88">'12d. C13_INF_MM NULL'</text:span></text:p>
            <text:p text:style-name="P60"><text:span text:style-name="T48"><text:s text:c="8"/></text:span><text:span text:style-name="T14">WHEN</text:span><text:span text:style-name="T48"> </text:span><text:span text:style-name="T35">COALESCE</text:span><text:span text:style-name="T48">(mes_c13, </text:span><text:span text:style-name="T88">'1'</text:span><text:span text:style-name="T48">) != </text:span><text:span text:style-name="T88">'2'</text:span><text:span text:style-name="T48"> </text:span><text:span text:style-name="T14">AND</text:span><text:span text:style-name="T48"> a.suppl-&gt;&gt;</text:span><text:span text:style-name="T88">'c13_inf_mm'</text:span><text:span text:style-name="T48">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e. C13_INF_MM devrait être à NULL'</text:span></text:p>
            <text:p text:style-name="P60"><text:span text:style-name="T48"><text:s text:c="8"/></text:span><text:span text:style-name="T14">WHEN</text:span><text:span text:style-name="T48"> mes_c13 = </text:span><text:span text:style-name="T88">'2'</text:span><text:span text:style-name="T48"> </text:span><text:span text:style-name="T14">AND</text:span><text:span text:style-name="T48"> a.suppl-&gt;&gt;</text:span><text:span text:style-name="T88">'c13_sup_mm'</text:span><text:span text:style-name="T48"> </text:span><text:span text:style-name="T14">IS</text:span><text:span text:style-name="T48"> </text:span><text:span text:style-name="T14">NULL</text:span><text:span text:style-name="T48"> </text:span><text:span text:style-name="T14">THEN</text:span><text:span text:style-name="T48"> </text:span><text:span text:style-name="T88">'12f. C13_SUP_MM NULL'</text:span></text:p>
            <text:p text:style-name="P60"><text:span text:style-name="T48"><text:s text:c="8"/></text:span><text:span text:style-name="T14">WHEN</text:span><text:span text:style-name="T48"> </text:span><text:span text:style-name="T35">COALESCE</text:span><text:span text:style-name="T48">(mes_c13, </text:span><text:span text:style-name="T88">'1'</text:span><text:span text:style-name="T48">) != </text:span><text:span text:style-name="T88">'2'</text:span><text:span text:style-name="T48"> </text:span><text:span text:style-name="T14">AND</text:span><text:span text:style-name="T48"> a.suppl-&gt;&gt;</text:span><text:span text:style-name="T88">'c13_sup_mm'</text:span><text:span text:style-name="T48">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g. C13_SUP_MM devrait être à NULL'</text:span></text:p>
            <text:p text:style-name="P67">-- <text:s text:c="7"/>WHEN a.suppl-&gt;&gt;'c13_sup_mm' &gt; a.suppl-&gt;&gt;'c13_inf_mm' THEN '12h. C13_SUP_MM &gt; C13_INF_MM'</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ori </text:span><text:span text:style-name="T14">IS</text:span><text:span text:style-name="T48"> </text:span><text:span text:style-name="T14">NULL</text:span><text:span text:style-name="T48"> </text:span><text:span text:style-name="T14">THEN</text:span><text:span text:style-name="T48"> </text:span><text:span text:style-name="T88">'13. ORI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qbp </text:span><text:span text:style-name="T14">IS</text:span><text:span text:style-name="T48"> </text:span><text:span text:style-name="T14">NULL</text:span><text:span text:style-name="T48"> </text:span><text:span text:style-name="T14">THEN</text:span><text:span text:style-name="T48"> </text:span><text:span text:style-name="T88">'14a. QBP NULL'</text:span></text:p>
            <text:p text:style-name="P60"><text:span text:style-name="T48"><text:s text:c="8"/></text:span><text:span text:style-name="T14">WHEN</text:span><text:span text:style-name="T48"> hdec_dm &lt; </text:span><text:span text:style-name="T76">3</text:span><text:span text:style-name="T48"> </text:span><text:span text:style-name="T14">AND</text:span><text:span text:style-name="T48"> qbp = </text:span><text:span text:style-name="T88">'1'</text:span><text:span text:style-name="T48"> </text:span><text:span text:style-name="T14">THEN</text:span><text:span text:style-name="T48"> </text:span><text:span text:style-name="T88">'14b. Valeur erronnée de QBP'</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hrb_dm </text:span><text:span text:style-name="T14">IS</text:span><text:span text:style-name="T48"> </text:span><text:span text:style-name="T14">NULL</text:span><text:span text:style-name="T48"> </text:span><text:span text:style-name="T14">THEN</text:span><text:span text:style-name="T48"> </text:span><text:span text:style-name="T88">'15. HRB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lib </text:span><text:span text:style-name="T14">NOT</text:span><text:span text:style-name="T48"> </text:span><text:span text:style-name="T14">IN</text:span><text:span text:style-name="T48"> (</text:span><text:span text:style-name="T88">'0'</text:span><text:span text:style-name="T48">, </text:span><text:span text:style-name="T88">'1'</text:span><text:span text:style-name="T48">) </text:span><text:span text:style-name="T14">AND</text:span><text:span text:style-name="T48"> acci = </text:span><text:span text:style-name="T88">'0'</text:span><text:span text:style-name="T48"> </text:span><text:span text:style-name="T14">AND</text:span><text:span text:style-name="T48"> mortb </text:span><text:span text:style-name="T14">IS</text:span><text:span text:style-name="T48"> </text:span><text:span text:style-name="T14">NULL</text:span><text:span text:style-name="T48"> </text:span><text:span text:style-name="T14">THEN</text:span><text:span text:style-name="T48"> </text:span><text:span text:style-name="T88">'16. MORTB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espar &lt; </text:span><text:span text:style-name="T88">'50'</text:span><text:span text:style-name="T48"> </text:span><text:span text:style-name="T14">AND</text:span><text:span text:style-name="T48"> c13_mm &gt;= </text:span><text:span text:style-name="T76">705</text:span><text:span text:style-name="T48"> </text:span><text:span text:style-name="T14">AND</text:span><text:span text:style-name="T48"> mortb </text:span><text:span text:style-name="T14">IN</text:span><text:span text:style-name="T48"> (</text:span><text:span text:style-name="T88">'0'</text:span><text:span text:style-name="T48">, </text:span><text:span text:style-name="T88">'1'</text:span><text:span text:style-name="T48">, </text:span><text:span text:style-name="T88">'2'</text:span><text:span text:style-name="T48">, </text:span><text:span text:style-name="T88">'3'</text:span><text:span text:style-name="T48">) </text:span><text:span text:style-name="T14">AND</text:span><text:span text:style-name="T48"> mr </text:span><text:span text:style-name="T14">IS</text:span><text:span text:style-name="T48"> </text:span><text:span text:style-name="T14">NULL</text:span><text:span text:style-name="T48"> </text:span><text:span text:style-name="T14">THEN</text:span><text:span text:style-name="T48"> </text:span><text:span text:style-name="T88">'16. MR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espar &gt; </text:span><text:span text:style-name="T88">'50'</text:span><text:span text:style-name="T48"> </text:span><text:span text:style-name="T14">AND</text:span><text:span text:style-name="T48"> c13_mm &gt;= </text:span><text:span text:style-name="T76">705</text:span><text:span text:style-name="T48"> </text:span><text:span text:style-name="T14">AND</text:span><text:span text:style-name="T48"> mortb </text:span><text:span text:style-name="T14">IN</text:span><text:span text:style-name="T48"> (</text:span><text:span text:style-name="T88">'0'</text:span><text:span text:style-name="T48">, </text:span><text:span text:style-name="T88">'1'</text:span><text:span text:style-name="T48">, </text:span><text:span text:style-name="T88">'2'</text:span><text:span text:style-name="T48">, </text:span><text:span text:style-name="T88">'3'</text:span><text:span text:style-name="T48">) </text:span><text:span text:style-name="T14">AND</text:span><text:span text:style-name="T48"> ma </text:span><text:span text:style-name="T14">IS</text:span><text:span text:style-name="T48"> </text:span><text:span text:style-name="T14">NULL</text:span><text:span text:style-name="T48"> </text:span><text:span text:style-name="T14">THEN</text:span><text:span text:style-name="T48"> </text:span><text:span text:style-name="T88">'17. MA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sfgui </text:span><text:span text:style-name="T14">IS</text:span><text:span text:style-name="T48"> </text:span><text:span text:style-name="T14">NULL</text:span><text:span text:style-name="T48"> </text:span><text:span text:style-name="T14">THEN</text:span><text:span text:style-name="T48"> </text:span><text:span text:style-name="T88">'18. SFGUI NULL'</text:span></text:p>
            <text:p text:style-name="P60"><text:span text:style-name="T48"><text:s text:c="8"/></text:span><text:span text:style-name="T14">WHEN</text:span><text:span text:style-name="T48"> c13_mm &lt; </text:span><text:span text:style-name="T76">1175</text:span><text:span text:style-name="T48"> </text:span><text:span text:style-name="T14">AND</text:span><text:span text:style-name="T48"> deggib </text:span><text:span text:style-name="T14">IS</text:span><text:span text:style-name="T48"> </text:span><text:span text:style-name="T14">NULL</text:span><text:span text:style-name="T48"> </text:span><text:span text:style-name="T14">THEN</text:span><text:span text:style-name="T48"> </text:span><text:span text:style-name="T88">'19. DEGGIB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rbre_m1_2014 am4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sante s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ccroissement ac </text:span><text:span text:style-name="T14">USING</text:span><text:span text:style-name="T48"> (id_ech, id_point, a)</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 npp, a</text:span><text:span text:style-name="T60">;</text:span></text:p>
            <text:p text:style-name="P8"/>
            <text:p text:style-name="P20"><text:span text:style-name="T106">Pas d’erreurs, </text:span><text:span text:style-name="T107">comme le confirme la requête suivante :</text:span></text:p>
            <text:p text:style-name="P8"/>
            <text:p text:style-name="P60"><text:span text:style-name="Police_20_par_20_défaut"><text:span text:style-name="T14">WITH</text:span></text:span><text:span text:style-name="T48"> no_accroi </text:span><text:span text:style-name="T14">AS</text:span><text:span text:style-name="T48"> (</text:span></text:p>
            <text:p text:style-name="P60"><text:span text:style-name="T48"><text:s text:c="4"/></text:span><text:span text:style-name="T14">SELECT</text:span><text:span text:style-name="T48"> v.npp, a.a</text:span></text:p>
            <text:p text:style-name="P60"><text:span text:style-name="T48"><text:s text:c="4"/></text:span><text:span text:style-name="T14">FROM</text:span><text:span text:style-name="T48"> v_liste_points_lt1 v</text:span></text:p>
            <text:p text:style-name="P60"><text:soft-page-break/><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ccroissement ac </text:span><text:span text:style-name="T14">USING</text:span><text:span text:style-name="T48"> (id_ech, id_point, a)</text:span></text:p>
            <text:p text:style-name="P60"><text:span text:style-name="T48"><text:s text:c="4"/></text:span><text:span text:style-name="T14">WHERE</text:span><text:span text:style-name="T48"> v.annee = </text:span><text:span text:style-name="T76">2023</text:span></text:p>
            <text:p text:style-name="P60"><text:span text:style-name="T48"><text:s text:c="4"/></text:span><text:span text:style-name="T14">AND</text:span><text:span text:style-name="T48"> csa </text:span><text:span text:style-name="T14">IN</text:span><text:span text:style-name="T48"> (</text:span><text:span text:style-name="T88">'1'</text:span><text:span text:style-name="T48">, </text:span><text:span text:style-name="T88">'3'</text:span><text:span text:style-name="T48">) </text:span><text:span text:style-name="T14">AND</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espar </text:span><text:span text:style-name="T14">NOT</text:span><text:span text:style-name="T48"> </text:span><text:span text:style-name="T14">IN</text:span><text:span text:style-name="T48"> (</text:span><text:span text:style-name="T88">'06'</text:span><text:span text:style-name="T48">, </text:span><text:span text:style-name="T88">'27C'</text:span><text:span text:style-name="T48">, </text:span><text:span text:style-name="T88">'27N'</text:span><text:span text:style-name="T48">) </text:span><text:span text:style-name="T14">AND</text:span><text:span text:style-name="T48"> ac.id_ech </text:span><text:span text:style-name="T14">IS</text:span><text:span text:style-name="T48"> </text:span><text:span text:style-name="T14">NULL</text:span></text:p>
            <text:p text:style-name="P44">)</text:p>
            <text:p text:style-name="P60"><text:span text:style-name="T14">SELECT</text:span><text:span text:style-name="T48"> ncern, </text:span><text:span text:style-name="T35">count</text:span><text:span text:style-name="T48">(*)</text:span></text:p>
            <text:p text:style-name="P60"><text:span text:style-name="T14">FROM</text:span><text:span text:style-name="T48"> soif.v1e3arbre a</text:span></text:p>
            <text:p text:style-name="P60"><text:span text:style-name="T14">INNER</text:span><text:span text:style-name="T48"> </text:span><text:span text:style-name="T14">JOIN</text:span><text:span text:style-name="T48"> no_accroi na </text:span><text:span text:style-name="T14">USING</text:span><text:span text:style-name="T48"> (npp, a)</text:span></text:p>
            <text:p text:style-name="P60"><text:span text:style-name="T14">GROUP</text:span><text:span text:style-name="T48"> </text:span><text:span text:style-name="T14">BY</text:span><text:span text:style-name="T48"> </text:span><text:span text:style-name="T76">1</text:span></text:p>
            <text:p text:style-name="P60"><text:span text:style-name="T14">ORDER</text:span><text:span text:style-name="T48"> </text:span><text:span text:style-name="T14">BY</text:span><text:span text:style-name="T48"> </text:span><text:span text:style-name="T76">1</text:span><text:span text:style-name="T60">;</text:span></text:p>
            <text:p text:style-name="P68"/>
            <text:p text:style-name="P11"/>
            <text:p text:style-name="P11">La requête suivante vérifie que chaque arbre rattaché par le pied à un autre arbre (donnée ARBAT renseigné) possède bien un numéro d’arbre attaché existant sur le même point d’inventaire :</text:p>
            <text:p text:style-name="P60"><text:span text:style-name="Police_20_par_20_défaut"><text:span text:style-name="T14">SELECT</text:span></text:span><text:span text:style-name="T48"> v.npp, v.id_ech, v.id_point, am.a, am.suppl-&gt;&gt;</text:span><text:span text:style-name="T88">'arbat'</text:span><text:span text:style-name="T48"> </text:span><text:span text:style-name="T14">AS</text:span><text:span text:style-name="T48"> arbat</text:span></text:p>
            <text:p text:style-name="P60"><text:span text:style-name="T14">FROM</text:span><text:span text:style-name="T48"> v_liste_points_lt1 v</text:span></text:p>
            <text:p text:style-name="P60"><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14">LEFT</text:span><text:span text:style-name="T48"> </text:span><text:span text:style-name="T14">JOIN</text:span><text:span text:style-name="T48"> arbre ab </text:span><text:span text:style-name="T14">ON</text:span><text:span text:style-name="T48"> am.id_ech = ab.id_ech </text:span><text:span text:style-name="T14">AND</text:span><text:span text:style-name="T48"> am.id_point = ab.id_point </text:span><text:span text:style-name="T14">AND</text:span><text:span text:style-name="T48"> (am.suppl-&gt;&gt;</text:span><text:span text:style-name="T88">'arbat'</text:span><text:span text:style-name="T48">)::</text:span><text:span text:style-name="T35">INT2</text:span><text:span text:style-name="T48"> = ab.a</text:span></text:p>
            <text:p text:style-name="P60"><text:span text:style-name="T14">WHERE</text:span><text:span text:style-name="T48"> v.annee = </text:span><text:span text:style-name="T76">2023</text:span></text:p>
            <text:p text:style-name="P60"><text:span text:style-name="T14">AND</text:span><text:span text:style-name="T48"> am.suppl-&gt;&gt;</text:span><text:span text:style-name="T88">'arbat'</text:span><text:span text:style-name="T48"> </text:span><text:span text:style-name="T14">IS</text:span><text:span text:style-name="T48"> </text:span><text:span text:style-name="T14">NOT</text:span><text:span text:style-name="T48"> </text:span><text:span text:style-name="T14">NULL</text:span></text:p>
            <text:p text:style-name="P60"><text:span text:style-name="T14">AND</text:span><text:span text:style-name="T48"> ab.id_ech </text:span><text:span text:style-name="T14">IS</text:span><text:span text:style-name="T48"> </text:span><text:span text:style-name="T14">NULL</text:span></text:p>
            <text:p text:style-name="Standard"><text:span text:style-name="T14">ORDER</text:span><text:span text:style-name="T48"> </text:span><text:span text:style-name="T14">BY</text:span><text:span text:style-name="T48"> npp, am.a</text:span><text:span text:style-name="T60">;</text:span><text:span text:style-name="T48"> <text:s/></text:span></text:p>
            <text:p text:style-name="P11">Cette requête ne renvoyant aucune ligne, tout est correct.</text:p>
            <text:p text:style-name="P11"/>
            <text:p text:style-name="P19">La requête suivante vérifie que chaque arbre rattaché par le pied à un autre arbre (donnée ARBAT renseigné) <text:span text:style-name="T106">est de la même espèce que celui auquel il est rattaché</text:span> :</text:p>
            <text:p text:style-name="P63"><text:span text:style-name="T14">SELECT</text:span><text:span text:style-name="T48"> v.npp, v.id_ech, v.id_point, am.a, am.espar, am.suppl-&gt;&gt;</text:span><text:span text:style-name="T88">'arbat'</text:span><text:span text:style-name="T48"> </text:span><text:span text:style-name="T14">AS</text:span><text:span text:style-name="T48"> arbat, ab.a </text:span><text:span text:style-name="T14">AS</text:span><text:span text:style-name="T48"> a2, ab.espar </text:span><text:span text:style-name="T14">AS</text:span><text:span text:style-name="T48"> espar2</text:span></text:p>
            <text:p text:style-name="P60"><text:span text:style-name="T14">FROM</text:span><text:span text:style-name="T48"> v_liste_points_lt1 v</text:span></text:p>
            <text:p text:style-name="P60"><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14">INNER</text:span><text:span text:style-name="T48"> </text:span><text:span text:style-name="T14">JOIN</text:span><text:span text:style-name="T48"> arbre_m1 ab </text:span><text:span text:style-name="T14">ON</text:span><text:span text:style-name="T48"> am.id_ech = ab.id_ech </text:span><text:span text:style-name="T14">AND</text:span><text:span text:style-name="T48"> am.id_point = ab.id_point </text:span><text:span text:style-name="T14">AND</text:span><text:span text:style-name="T48"> (am.suppl-&gt;&gt;</text:span><text:span text:style-name="T88">'arbat'</text:span><text:span text:style-name="T48">)::</text:span><text:span text:style-name="T35">INT2</text:span><text:span text:style-name="T48"> = ab.a</text:span></text:p>
            <text:p text:style-name="P60"><text:soft-page-break/><text:span text:style-name="T14">WHERE</text:span><text:span text:style-name="T48"> v.annee = </text:span><text:span text:style-name="T76">2023</text:span></text:p>
            <text:p text:style-name="P60"><text:span text:style-name="T14">AND</text:span><text:span text:style-name="T48"> am.suppl-&gt;&gt;</text:span><text:span text:style-name="T88">'arbat'</text:span><text:span text:style-name="T48"> </text:span><text:span text:style-name="T14">IS</text:span><text:span text:style-name="T48"> </text:span><text:span text:style-name="T14">NOT</text:span><text:span text:style-name="T48"> </text:span><text:span text:style-name="T14">NULL</text:span></text:p>
            <text:p text:style-name="P60"><text:span text:style-name="T14">AND</text:span><text:span text:style-name="T48"> am.espar != ab.espar</text:span></text:p>
            <text:p text:style-name="P20"><text:span text:style-name="T14">ORDER</text:span><text:span text:style-name="T48"> </text:span><text:span text:style-name="T14">BY</text:span><text:span text:style-name="T48"> npp, am.a</text:span><text:span text:style-name="T60">;</text:span><text:span text:style-name="T48"> </text:span></text:p>
            <text:p text:style-name="P65">Cette requête renvoie 6 erreurs sur l’espèce.</text:p>
            <text:p text:style-name="P11"/>
            <text:p text:style-name="P11">La requête suivante calcule la distance entre deux arbres rattachés à la même souche et renvoie ceux éloignés de plus de 2 mètres :</text:p>
            <text:p text:style-name="P60"><text:span text:style-name="Police_20_par_20_défaut"><text:span text:style-name="T14">WITH</text:span></text:span><text:span text:style-name="T48"> dist_arbat </text:span><text:span text:style-name="T14">AS</text:span><text:span text:style-name="T48"> (</text:span></text:p>
            <text:p text:style-name="P60"><text:span text:style-name="T48"><text:s text:c="4"/></text:span><text:span text:style-name="T14">SELECT</text:span><text:span text:style-name="T48"> v.npp, v.id_ech, v.id_point</text:span></text:p>
            <text:p text:style-name="P60"><text:span text:style-name="T48"><text:s text:c="4"/>, am.a, am.espar, a.c13_mm, am.suppl-&gt;&gt;</text:span><text:span text:style-name="T88">'arbat'</text:span><text:span text:style-name="T48"> </text:span><text:span text:style-name="T14">AS</text:span><text:span text:style-name="T48"> arbat, am.azpr_gd, am.dpr_cm</text:span></text:p>
            <text:p text:style-name="P60"><text:span text:style-name="T48"><text:s text:c="4"/>, am2.a </text:span><text:span text:style-name="T14">AS</text:span><text:span text:style-name="T48"> a2, am2.espar </text:span><text:span text:style-name="T14">AS</text:span><text:span text:style-name="T48"> espar_2, ab.c13_mm </text:span><text:span text:style-name="T14">AS</text:span><text:span text:style-name="T48"> c13_mm_2, am2.azpr_gd </text:span><text:span text:style-name="T14">AS</text:span><text:span text:style-name="T48"> azpr_gd2, am2.dpr_cm </text:span><text:span text:style-name="T14">AS</text:span><text:span text:style-name="T48"> dpr_cm_2</text:span></text:p>
            <text:p text:style-name="P60"><text:span text:style-name="T48"><text:s text:c="4"/>, </text:span><text:span text:style-name="T35">ROUND</text:span><text:span text:style-name="T48">(</text:span><text:span text:style-name="T35">SQRT</text:span><text:span text:style-name="T48">(((am2.dpr_cm / </text:span><text:span text:style-name="T76">100.0</text:span><text:span text:style-name="T48">) * </text:span><text:span text:style-name="T35">cos</text:span><text:span text:style-name="T48">(</text:span><text:span text:style-name="T35">pi</text:span><text:span text:style-name="T48">() * (</text:span><text:span text:style-name="T76">100.0</text:span><text:span text:style-name="T48"> - am2.azpr_gd / </text:span><text:span text:style-name="T76">200.0</text:span><text:span text:style-name="T48">)) - (am.dpr_cm / </text:span><text:span text:style-name="T76">100.0</text:span><text:span text:style-name="T48">) * </text:span><text:span text:style-name="T35">cos</text:span><text:span text:style-name="T48">(</text:span><text:span text:style-name="T35">pi</text:span><text:span text:style-name="T48">() * (</text:span><text:span text:style-name="T76">100.0</text:span><text:span text:style-name="T48"> - am.azpr_gd / </text:span><text:span text:style-name="T76">200.0</text:span><text:span text:style-name="T48">)))^</text:span><text:span text:style-name="T76">2</text:span></text:p>
            <text:p text:style-name="P60"><text:span text:style-name="T48"><text:s text:c="5"/>+ ((am2.dpr_cm / </text:span><text:span text:style-name="T76">100.0</text:span><text:span text:style-name="T48">) * </text:span><text:span text:style-name="T35">sin</text:span><text:span text:style-name="T48">(</text:span><text:span text:style-name="T35">pi</text:span><text:span text:style-name="T48">() * (</text:span><text:span text:style-name="T76">100</text:span><text:span text:style-name="T48"> - am2.azpr_gd / </text:span><text:span text:style-name="T76">200.0</text:span><text:span text:style-name="T48">)) - (am.dpr_cm / </text:span><text:span text:style-name="T76">100.0</text:span><text:span text:style-name="T48">) * </text:span><text:span text:style-name="T35">sin</text:span><text:span text:style-name="T48">(</text:span><text:span text:style-name="T35">pi</text:span><text:span text:style-name="T48">() * (</text:span><text:span text:style-name="T76">100</text:span><text:span text:style-name="T48"> - am.azpr_gd / </text:span><text:span text:style-name="T76">200.0</text:span><text:span text:style-name="T48">)))^</text:span><text:span text:style-name="T76">2</text:span><text:span text:style-name="T48">)::</text:span><text:span text:style-name="T35">NUMERIC</text:span><text:span text:style-name="T48">, </text:span><text:span text:style-name="T76">2</text:span><text:span text:style-name="T48">) </text:span><text:span text:style-name="T14">AS</text:span><text:span text:style-name="T48"> dist</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rbre ab </text:span><text:span text:style-name="T14">ON</text:span><text:span text:style-name="T48"> am.id_ech = ab.id_ech </text:span><text:span text:style-name="T14">AND</text:span><text:span text:style-name="T48"> am.id_point = ab.id_point </text:span><text:span text:style-name="T14">AND</text:span><text:span text:style-name="T48"> (am.suppl-&gt;&gt;</text:span><text:span text:style-name="T88">'arbat'</text:span><text:span text:style-name="T48">)::</text:span><text:span text:style-name="T35">INT2</text:span><text:span text:style-name="T48"> = ab.a</text:span></text:p>
            <text:p text:style-name="P60"><text:span text:style-name="T48"><text:s text:c="4"/></text:span><text:span text:style-name="T14">LEFT</text:span><text:span text:style-name="T48"> </text:span><text:span text:style-name="T14">JOIN</text:span><text:span text:style-name="T48"> arbre_m1 am2 </text:span><text:span text:style-name="T14">ON</text:span><text:span text:style-name="T48"> ab.id_ech = am2.id_ech </text:span><text:span text:style-name="T14">AND</text:span><text:span text:style-name="T48"> am.id_point = am2.id_point </text:span><text:span text:style-name="T14">AND</text:span><text:span text:style-name="T48"> ab.a = am2.a</text:span></text:p>
            <text:p text:style-name="P60"><text:span text:style-name="T48"><text:s text:c="4"/></text:span><text:span text:style-name="T14">WHERE</text:span><text:span text:style-name="T48"> v.annee = </text:span><text:span text:style-name="T76">2023</text:span></text:p>
            <text:p text:style-name="P60"><text:span text:style-name="T48"><text:s text:c="4"/></text:span><text:span text:style-name="T14">AND</text:span><text:span text:style-name="T48"> am.suppl-&gt;&gt;</text:span><text:span text:style-name="T88">'arbat'</text:span><text:span text:style-name="T48"> </text:span><text:span text:style-name="T14">IS</text:span><text:span text:style-name="T48"> </text:span><text:span text:style-name="T14">NOT</text:span><text:span text:style-name="T48"> </text:span><text:span text:style-name="T14">NULL</text:span></text:p>
            <text:p text:style-name="P44">)</text:p>
            <text:p text:style-name="P60"><text:span text:style-name="T14">SELECT</text:span><text:span text:style-name="T48"> *</text:span></text:p>
            <text:p text:style-name="P60"><text:span text:style-name="T14">FROM</text:span><text:span text:style-name="T48"> dist_arbat</text:span></text:p>
            <text:p text:style-name="P60"><text:span text:style-name="T14">WHERE</text:span><text:span text:style-name="T48"> dist &gt; </text:span><text:span text:style-name="T76">2</text:span></text:p>
            <text:p text:style-name="Standard"><text:span text:style-name="T14">ORDER</text:span><text:span text:style-name="T48"> </text:span><text:span text:style-name="T14">BY</text:span><text:span text:style-name="T48"> npp, a</text:span><text:span text:style-name="T60">;</text:span></text:p>
            <text:p text:style-name="P11">1<text:span text:style-name="T106">8</text:span> couples d’arbres attachés sont distants de plus de 2 mètres et font l’objet de corrections.</text:p>
            <text:p text:style-name="P11"/>
            <text:p text:style-name="P11">La requête suivante vérifie la bonne numérotation des arbres en fonction des azimuts et distances au piquet repère de chaque arbre :</text:p>
            <text:p text:style-name="Requête"><text:span text:style-name="Police_20_par_20_défaut"><text:span text:style-name="T8">WITH</text:span></text:span><text:span text:style-name="Police_20_par_20_défaut"><text:span text:style-name="T90"> </text:span></text:span><text:span text:style-name="Police_20_par_20_défaut"><text:span text:style-name="T38">t0</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p>
            <text:p text:style-name="Requête"><text:span text:style-name="Police_20_par_20_défaut"><text:span text:style-name="T90"><text:s text:c="4"/></text:span></text:span><text:span text:style-name="Police_20_par_20_défaut"><text:span text:style-name="T8">SELECT</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38">dpr_cm</text:span></text:span><text:span text:style-name="Police_20_par_20_défaut"><text:span text:style-name="T90">,</text:span></text:span></text:p>
            <text:p text:style-name="Requête"><text:span text:style-name="Police_20_par_20_défaut"><text:span text:style-name="T90"><text:s text:c="4"/></text:span></text:span><text:span text:style-name="Police_20_par_20_défaut"><text:span text:style-name="T29">DENSE_RANK</text:span></text:span><text:span text:style-name="Police_20_par_20_défaut"><text:span text:style-name="T90">() </text:span></text:span><text:span text:style-name="Police_20_par_20_défaut"><text:span text:style-name="T8">OVER</text:span></text:span><text:span text:style-name="Police_20_par_20_défaut"><text:span text:style-name="T90">(</text:span></text:span><text:span text:style-name="Police_20_par_20_défaut"><text:span text:style-name="T8">PARTITION</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8">ORDER</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ang_a</text:span></text:span><text:span text:style-name="Police_20_par_20_défaut"><text:span text:style-name="T90">,</text:span></text:span></text:p>
            <text:p text:style-name="Requête"><text:span text:style-name="Police_20_par_20_défaut"><text:span text:style-name="T90"><text:s text:c="4"/></text:span></text:span><text:span text:style-name="Police_20_par_20_défaut"><text:span text:style-name="T29">DENSE_RANK</text:span></text:span><text:span text:style-name="Police_20_par_20_défaut"><text:span text:style-name="T90">() </text:span></text:span><text:span text:style-name="Police_20_par_20_défaut"><text:span text:style-name="T8">OVER</text:span></text:span><text:span text:style-name="Police_20_par_20_défaut"><text:span text:style-name="T90">(</text:span></text:span><text:span text:style-name="Police_20_par_20_défaut"><text:span text:style-name="T8">PARTITION</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8">ORDER</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38">dpr_cm</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ang_az</text:span></text:span></text:p>
            <text:p text:style-name="Requête"><text:soft-page-break/><text:span text:style-name="Police_20_par_20_défaut"><text:span text:style-name="T90"><text:s text:c="4"/></text:span></text:span><text:span text:style-name="Police_20_par_20_défaut"><text:span text:style-name="T8">FROM</text:span></text:span><text:span text:style-name="Police_20_par_20_défaut"><text:span text:style-name="T90"> </text:span></text:span><text:span text:style-name="Police_20_par_20_défaut"><text:span text:style-name="T38">v_liste_points_lt1</text:span></text:span><text:span text:style-name="Police_20_par_20_défaut"><text:span text:style-name="T90"> </text:span></text:span><text:span text:style-name="Police_20_par_20_défaut"><text:span text:style-name="T38">v</text:span></text:span></text:p>
            <text:p text:style-name="Requête"><text:span text:style-name="Police_20_par_20_défaut"><text:span text:style-name="T90"><text:s text:c="4"/></text:span></text:span><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text:span></text:span></text:p>
            <text:p text:style-name="Requête"><text:span text:style-name="Police_20_par_20_défaut"><text:span text:style-name="T90"><text:s text:c="4"/></text:span></text:span><text:span text:style-name="Police_20_par_20_défaut"><text:span text:style-name="T8">INNER</text:span></text:span><text:span text:style-name="Police_20_par_20_défaut"><text:span text:style-name="T90"> </text:span></text:span><text:span text:style-name="Police_20_par_20_défaut"><text:span text:style-name="T8">JOIN</text:span></text:span><text:span text:style-name="Police_20_par_20_défaut"><text:span text:style-name="T90"> </text:span></text:span><text:span text:style-name="Police_20_par_20_défaut"><text:span text:style-name="T38">arbre_m1</text:span></text:span><text:span text:style-name="Police_20_par_20_défaut"><text:span text:style-name="T90"> </text:span></text:span><text:span text:style-name="Police_20_par_20_défaut"><text:span text:style-name="T38">am</text:span></text:span><text:span text:style-name="Police_20_par_20_défaut"><text:span text:style-name="T90"> </text:span></text:span><text:span text:style-name="Police_20_par_20_défaut"><text:span text:style-name="T8">USING</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text:span></text:span></text:p>
            <text:p text:style-name="Requête"><text:span text:style-name="Police_20_par_20_défaut"><text:span text:style-name="T90"><text:s text:c="4"/></text:span></text:span><text:span text:style-name="Police_20_par_20_défaut"><text:span text:style-name="T8">WHERE</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8">IS</text:span></text:span><text:span text:style-name="Police_20_par_20_défaut"><text:span text:style-name="T90"> </text:span></text:span><text:span text:style-name="Police_20_par_20_défaut"><text:span text:style-name="T8">NOT</text:span></text:span><text:span text:style-name="Police_20_par_20_défaut"><text:span text:style-name="T90"> </text:span></text:span><text:span text:style-name="Police_20_par_20_défaut"><text:span text:style-name="T8">NULL</text:span></text:span></text:p>
            <text:p text:style-name="Requête"><text:span text:style-name="Police_20_par_20_défaut"><text:span text:style-name="T90"><text:s text:c="4"/></text:span></text:span><text:span text:style-name="Police_20_par_20_défaut"><text:span text:style-name="T8">AND</text:span></text:span><text:span text:style-name="Police_20_par_20_défaut"><text:span text:style-name="T90"> </text:span></text:span><text:span text:style-name="Police_20_par_20_défaut"><text:span text:style-name="T38">annee</text:span></text:span><text:span text:style-name="Police_20_par_20_défaut"><text:span text:style-name="T90"> = </text:span></text:span><text:span text:style-name="Police_20_par_20_défaut"><text:span text:style-name="T63">202</text:span></text:span><text:span text:style-name="Police_20_par_20_défaut"><text:span text:style-name="T70">3</text:span></text:span></text:p>
            <text:p text:style-name="P66">)</text:p>
            <text:p text:style-name="Requête"><text:span text:style-name="Police_20_par_20_défaut"><text:span text:style-name="T90">, </text:span></text:span><text:span text:style-name="Police_20_par_20_défaut"><text:span text:style-name="T38">t1</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p>
            <text:p text:style-name="Requête"><text:span text:style-name="Police_20_par_20_défaut"><text:span text:style-name="T90"><text:s text:c="5"/></text:span></text:span><text:span text:style-name="Police_20_par_20_défaut"><text:span text:style-name="T8">SELECT</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38">dpr_cm</text:span></text:span><text:span text:style-name="Police_20_par_20_défaut"><text:span text:style-name="T90">, </text:span></text:span><text:span text:style-name="Police_20_par_20_défaut"><text:span text:style-name="T38">rang_a</text:span></text:span><text:span text:style-name="Police_20_par_20_défaut"><text:span text:style-name="T90"> - </text:span></text:span><text:span text:style-name="Police_20_par_20_défaut"><text:span text:style-name="T38">rang_az</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gap</text:span></text:span><text:span text:style-name="Police_20_par_20_défaut"><text:span text:style-name="T90">,</text:span></text:span></text:p>
            <text:p text:style-name="Requête"><text:span text:style-name="Police_20_par_20_défaut"><text:span text:style-name="T90"><text:s text:c="5"/></text:span></text:span><text:span text:style-name="Police_20_par_20_défaut"><text:span text:style-name="T29">DENSE_RANK</text:span></text:span><text:span text:style-name="Police_20_par_20_défaut"><text:span text:style-name="T90">() </text:span></text:span><text:span text:style-name="Police_20_par_20_défaut"><text:span text:style-name="T8">OVER</text:span></text:span><text:span text:style-name="Police_20_par_20_défaut"><text:span text:style-name="T90">(</text:span></text:span><text:span text:style-name="Police_20_par_20_défaut"><text:span text:style-name="T8">PARTITION</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8">ORDER</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npp</text:span></text:span><text:span text:style-name="Police_20_par_20_défaut"><text:span text:style-name="T90">,</text:span></text:span></text:p>
            <text:p text:style-name="Requête"><text:span text:style-name="Police_20_par_20_défaut"><text:span text:style-name="T90"><text:s text:c="5"/></text:span></text:span><text:span text:style-name="Police_20_par_20_défaut"><text:span text:style-name="T29">ABS</text:span></text:span><text:span text:style-name="Police_20_par_20_défaut"><text:span text:style-name="T90">(</text:span></text:span><text:span text:style-name="Police_20_par_20_défaut"><text:span text:style-name="T38">rang_a</text:span></text:span><text:span text:style-name="Police_20_par_20_défaut"><text:span text:style-name="T90"> - </text:span></text:span><text:span text:style-name="Police_20_par_20_défaut"><text:span text:style-name="T38">rang_az</text:span></text:span><text:span text:style-name="Police_20_par_20_défaut"><text:span text:style-name="T90">) </text:span></text:span><text:span text:style-name="Police_20_par_20_défaut"><text:span text:style-name="T8">DESC</text:span></text:span><text:span text:style-name="Police_20_par_20_défaut"><text:span text:style-name="T90">, </text:span></text:span><text:span text:style-name="Police_20_par_20_défaut"><text:span text:style-name="T38">rang_a</text:span></text:span><text:span text:style-name="Police_20_par_20_défaut"><text:span text:style-name="T90"> - </text:span></text:span><text:span text:style-name="Police_20_par_20_défaut"><text:span text:style-name="T38">rang_az</text:span></text:span><text:span text:style-name="Police_20_par_20_défaut"><text:span text:style-name="T90"> </text:span></text:span><text:span text:style-name="Police_20_par_20_défaut"><text:span text:style-name="T8">DESC</text:span></text:span><text:span text:style-name="Police_20_par_20_défaut"><text:span text:style-name="T90">) </text:span></text:span><text:span text:style-name="Police_20_par_20_défaut"><text:span text:style-name="T8">AS</text:span></text:span><text:span text:style-name="Police_20_par_20_défaut"><text:span text:style-name="T90"> </text:span></text:span><text:span text:style-name="Police_20_par_20_défaut"><text:span text:style-name="T38">rang_ecart</text:span></text:span></text:p>
            <text:p text:style-name="Requête"><text:span text:style-name="Police_20_par_20_défaut"><text:span text:style-name="T90"><text:s text:c="5"/></text:span></text:span><text:span text:style-name="Police_20_par_20_défaut"><text:span text:style-name="T8">FROM</text:span></text:span><text:span text:style-name="Police_20_par_20_défaut"><text:span text:style-name="T90"> </text:span></text:span><text:span text:style-name="Police_20_par_20_défaut"><text:span text:style-name="T38">t0</text:span></text:span></text:p>
            <text:p text:style-name="Requête"><text:span text:style-name="Police_20_par_20_défaut"><text:span text:style-name="T90"><text:s text:c="5"/></text:span></text:span><text:span text:style-name="Police_20_par_20_défaut"><text:span text:style-name="T8">WHERE</text:span></text:span><text:span text:style-name="Police_20_par_20_défaut"><text:span text:style-name="T90"> </text:span></text:span><text:span text:style-name="Police_20_par_20_défaut"><text:span text:style-name="T38">rang_a</text:span></text:span><text:span text:style-name="Police_20_par_20_défaut"><text:span text:style-name="T90"> &lt;&gt; </text:span></text:span><text:span text:style-name="Police_20_par_20_défaut"><text:span text:style-name="T38">rang_az</text:span></text:span></text:p>
            <text:p text:style-name="P66">)</text:p>
            <text:p text:style-name="Requête"><text:span text:style-name="Police_20_par_20_défaut"><text:span text:style-name="T8">SELECT</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38">id_ech</text:span></text:span><text:span text:style-name="Police_20_par_20_défaut"><text:span text:style-name="T90">, </text:span></text:span><text:span text:style-name="Police_20_par_20_défaut"><text:span text:style-name="T38">id_point</text:span></text:span><text:span text:style-name="Police_20_par_20_défaut"><text:span text:style-name="T90">, </text:span></text:span><text:span text:style-name="Police_20_par_20_défaut"><text:span text:style-name="T38">a</text:span></text:span><text:span text:style-name="Police_20_par_20_défaut"><text:span text:style-name="T90">, </text:span></text:span><text:span text:style-name="Police_20_par_20_défaut"><text:span text:style-name="T38">azpr_gd</text:span></text:span><text:span text:style-name="Police_20_par_20_défaut"><text:span text:style-name="T90">, </text:span></text:span><text:span text:style-name="Police_20_par_20_défaut"><text:span text:style-name="T38">dpr_cm</text:span></text:span><text:span text:style-name="Police_20_par_20_défaut"><text:span text:style-name="T90">, </text:span></text:span><text:span text:style-name="Police_20_par_20_défaut"><text:span text:style-name="T38">gap</text:span></text:span></text:p>
            <text:p text:style-name="Requête"><text:span text:style-name="Police_20_par_20_défaut"><text:span text:style-name="T8">FROM</text:span></text:span><text:span text:style-name="Police_20_par_20_défaut"><text:span text:style-name="T90"> </text:span></text:span><text:span text:style-name="Police_20_par_20_défaut"><text:span text:style-name="T38">t1</text:span></text:span></text:p>
            <text:p text:style-name="Requête"><text:span text:style-name="Police_20_par_20_défaut"><text:span text:style-name="T8">WHERE</text:span></text:span><text:span text:style-name="Police_20_par_20_défaut"><text:span text:style-name="T90"> </text:span></text:span><text:span text:style-name="Police_20_par_20_défaut"><text:span text:style-name="T38">rang_ecart</text:span></text:span><text:span text:style-name="Police_20_par_20_défaut"><text:span text:style-name="T90"> = </text:span></text:span><text:span text:style-name="Police_20_par_20_défaut"><text:span text:style-name="T63">1</text:span></text:span></text:p>
            <text:p text:style-name="Requête"><text:span text:style-name="Police_20_par_20_défaut"><text:span text:style-name="T8">ORDER</text:span></text:span><text:span text:style-name="Police_20_par_20_défaut"><text:span text:style-name="T90"> </text:span></text:span><text:span text:style-name="Police_20_par_20_défaut"><text:span text:style-name="T8">BY</text:span></text:span><text:span text:style-name="Police_20_par_20_défaut"><text:span text:style-name="T90"> </text:span></text:span><text:span text:style-name="Police_20_par_20_défaut"><text:span text:style-name="T38">npp</text:span></text:span><text:span text:style-name="Police_20_par_20_défaut"><text:span text:style-name="T90">, </text:span></text:span><text:span text:style-name="Police_20_par_20_défaut"><text:span text:style-name="T38">a</text:span></text:span><text:span text:style-name="Police_20_par_20_défaut"><text:span text:style-name="T50">;</text:span></text:span></text:p>
            <text:p text:style-name="P11"><text:span text:style-name="T108">7</text:span> arbres ne respectent pas les règles de numérotation et font l’objet de corrections.</text:p>
            <text:p text:style-name="P11"/>
          </table:table-cell>
        </table:table-row>
        <table:table-row table:style-name="TableLine1658033792864">
          <table:table-cell table:style-name="Tableau3.A1" office:value-type="string">
            <text:p text:style-name="EtiquetteSous">Données écologiques</text:p>
          </table:table-cell>
          <table:table-cell table:style-name="Tableau3.A1" office:value-type="string">
            <text:p text:style-name="P11">La requête SQL contrôlant le respect des règles formulées dans l’IMOT est la suivante :</text:p>
            <text:p text:style-name="P60"><text:span text:style-name="Police_20_par_20_défaut"><text:span text:style-name="T14">SELECT</text:span></text:span><text:span text:style-name="T48"> * </text:span><text:span text:style-name="T14">FROM</text:span><text:span text:style-name="T48"> (</text:span></text:p>
            <text:p text:style-name="P60"><text:span text:style-name="T48"><text:s text:c="4"/></text:span><text:span text:style-name="T14">SELECT</text:span><text:span text:style-name="T48"> v.npp, v.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distriv = </text:span><text:span text:style-name="T88">'3'</text:span><text:span text:style-name="T48"> </text:span><text:span text:style-name="T14">AND</text:span><text:span text:style-name="T48"> denivriv </text:span><text:span text:style-name="T14">IS</text:span><text:span text:style-name="T48"> </text:span><text:span text:style-name="T14">NULL</text:span><text:span text:style-name="T48"> </text:span><text:span text:style-name="T14">THEN</text:span><text:span text:style-name="T48"> </text:span><text:span text:style-name="T88">'01a. DENIVRIV NULL'</text:span></text:p>
            <text:p text:style-name="P60"><text:span text:style-name="T48"><text:s text:c="8"/></text:span><text:span text:style-name="T14">WHEN</text:span><text:span text:style-name="T48"> distriv != </text:span><text:span text:style-name="T88">'3'</text:span><text:span text:style-name="T48"> </text:span><text:span text:style-name="T14">AND</text:span><text:span text:style-name="T48"> denivriv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1b. DENIVRIV devrait être à NULL'</text:span></text:p>
            <text:p text:style-name="P60"><text:span text:style-name="T48"><text:s text:c="8"/></text:span><text:span text:style-name="T14">WHEN</text:span><text:span text:style-name="T48"> obstopo != </text:span><text:span text:style-name="T88">'4'</text:span><text:span text:style-name="T48"> </text:span><text:span text:style-name="T14">AND</text:span><text:span text:style-name="T48"> pent2 </text:span><text:span text:style-name="T14">IS</text:span><text:span text:style-name="T48"> </text:span><text:span text:style-name="T14">NULL</text:span><text:span text:style-name="T48"> </text:span><text:span text:style-name="T14">THEN</text:span><text:span text:style-name="T48"> </text:span><text:span text:style-name="T88">'02a. PENT2 NULL'</text:span></text:p>
            <text:p text:style-name="P60"><text:span text:style-name="T48"><text:s text:c="8"/></text:span><text:span text:style-name="T14">WHEN</text:span><text:span text:style-name="T48"> obstopo = </text:span><text:span text:style-name="T88">'4'</text:span><text:span text:style-name="T48"> </text:span><text:span text:style-name="T14">AND</text:span><text:span text:style-name="T48"> pent2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PENT2 devrait être à NULL'</text:span></text:p>
            <text:p text:style-name="P60"><text:span text:style-name="T48"><text:s text:c="8"/></text:span><text:span text:style-name="T14">WHEN</text:span><text:span text:style-name="T48"> </text:span><text:span text:style-name="T14">NOT</text:span><text:span text:style-name="T48"> </text:span><text:span text:style-name="T35">COALESCE</text:span><text:span text:style-name="T48">(pent2, </text:span><text:span text:style-name="T76">0</text:span><text:span text:style-name="T48">) </text:span><text:span text:style-name="T14">BETWEEN</text:span><text:span text:style-name="T48"> </text:span><text:span text:style-name="T76">0</text:span><text:span text:style-name="T48"> </text:span><text:span text:style-name="T14">AND</text:span><text:span text:style-name="T48"> </text:span><text:span text:style-name="T76">202</text:span><text:span text:style-name="T48"> </text:span><text:span text:style-name="T14">THEN</text:span><text:span text:style-name="T48"> </text:span><text:span text:style-name="T88">'02c. valeur incorrecte de PENT2'</text:span></text:p>
            <text:p text:style-name="P60"><text:span text:style-name="T48"><text:s text:c="8"/></text:span><text:span text:style-name="T14">WHEN</text:span><text:span text:style-name="T48"> pent2 &gt;= </text:span><text:span text:style-name="T76">5</text:span><text:span text:style-name="T48"> </text:span><text:span text:style-name="T14">AND</text:span><text:span text:style-name="T48"> obstopo != </text:span><text:span text:style-name="T88">'4'</text:span><text:span text:style-name="T48"> </text:span><text:span text:style-name="T14">AND</text:span><text:span text:style-name="T48"> expo </text:span><text:span text:style-name="T14">IS</text:span><text:span text:style-name="T48"> </text:span><text:span text:style-name="T14">NULL</text:span><text:span text:style-name="T48"> </text:span><text:span text:style-name="T14">THEN</text:span><text:span text:style-name="T48"> </text:span><text:span text:style-name="T88">'03. EXPO NULL'</text:span></text:p>
            <text:p text:style-name="P60"><text:span text:style-name="T48"><text:s text:c="8"/></text:span><text:span text:style-name="T14">WHEN</text:span><text:span text:style-name="T48"> pent2 &gt;= </text:span><text:span text:style-name="T76">5</text:span><text:span text:style-name="T48"> </text:span><text:span text:style-name="T14">AND</text:span><text:span text:style-name="T48"> masque </text:span><text:span text:style-name="T14">IS</text:span><text:span text:style-name="T48"> </text:span><text:span text:style-name="T14">NULL</text:span><text:span text:style-name="T48"> </text:span><text:span text:style-name="T14">THEN</text:span><text:span text:style-name="T48"> </text:span><text:span text:style-name="T88">'04a. MASQUE NULL'</text:span></text:p>
            <text:p text:style-name="P60"><text:span text:style-name="T48"><text:s text:c="8"/></text:span><text:span text:style-name="T14">WHEN</text:span><text:span text:style-name="T48"> pent2 &lt; </text:span><text:span text:style-name="T76">5</text:span><text:span text:style-name="T48"> </text:span><text:span text:style-name="T14">AND</text:span><text:span text:style-name="T48"> masqu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b. MASQUE devrait être à NULL'</text:span></text:p>
            <text:p text:style-name="P60"><text:span text:style-name="T48"><text:s text:c="8"/></text:span><text:span text:style-name="T14">WHEN</text:span><text:span text:style-name="T48"> msud </text:span><text:span text:style-name="T14">IS</text:span><text:span text:style-name="T48"> </text:span><text:span text:style-name="T14">NULL</text:span><text:span text:style-name="T48"> </text:span><text:span text:style-name="T14">THEN</text:span><text:span text:style-name="T48"> </text:span><text:span text:style-name="T88">'05. MSUD NULL'</text:span></text:p>
            <text:p text:style-name="P60"><text:span text:style-name="T48"><text:s text:c="8"/></text:span><text:span text:style-name="T14">WHEN</text:span><text:span text:style-name="T48"> </text:span><text:span text:style-name="T35">COALESCE</text:span><text:span text:style-name="T48">(obspedo, </text:span><text:span text:style-name="T88">'0'</text:span><text:span text:style-name="T48">) != </text:span><text:span text:style-name="T88">'5'</text:span><text:span text:style-name="T48"> </text:span><text:span text:style-name="T14">AND</text:span><text:span text:style-name="T48"> az_fo </text:span><text:span text:style-name="T14">IS</text:span><text:span text:style-name="T48"> </text:span><text:span text:style-name="T14">NULL</text:span><text:span text:style-name="T48"> </text:span><text:span text:style-name="T14">THEN</text:span><text:span text:style-name="T48"> </text:span><text:span text:style-name="T88">'06a. AZ_FO NULL'</text:span></text:p>
            <text:p text:style-name="P60"><text:span text:style-name="T48"><text:s text:c="8"/></text:span><text:span text:style-name="T14">WHEN</text:span><text:span text:style-name="T48"> </text:span><text:span text:style-name="T14">NOT</text:span><text:span text:style-name="T48"> </text:span><text:span text:style-name="T35">COALESCE</text:span><text:span text:style-name="T48">(az_fo, </text:span><text:span text:style-name="T76">0</text:span><text:span text:style-name="T48">) </text:span><text:span text:style-name="T14">BETWEEN</text:span><text:span text:style-name="T48"> </text:span><text:span text:style-name="T76">0</text:span><text:span text:style-name="T48"> </text:span><text:span text:style-name="T14">AND</text:span><text:span text:style-name="T48"> </text:span><text:span text:style-name="T76">400</text:span><text:span text:style-name="T48"> </text:span><text:span text:style-name="T14">THEN</text:span><text:span text:style-name="T48"> </text:span><text:span text:style-name="T88">'06b. valeur incorrecte de AZ_FO'</text:span></text:p>
            <text:p text:style-name="P60"><text:span text:style-name="T48"><text:s text:c="8"/></text:span><text:span text:style-name="T14">WHEN</text:span><text:span text:style-name="T48"> </text:span><text:span text:style-name="T35">COALESCE</text:span><text:span text:style-name="T48">(obspedo, </text:span><text:span text:style-name="T88">'0'</text:span><text:span text:style-name="T48">) != </text:span><text:span text:style-name="T88">'5'</text:span><text:span text:style-name="T48"> </text:span><text:span text:style-name="T14">AND</text:span><text:span text:style-name="T48"> di_fo_cm </text:span><text:span text:style-name="T14">IS</text:span><text:span text:style-name="T48"> </text:span><text:span text:style-name="T14">NULL</text:span><text:span text:style-name="T48"> </text:span><text:span text:style-name="T14">THEN</text:span><text:span text:style-name="T48"> </text:span><text:span text:style-name="T88">'07a. DI_FO NULL'</text:span></text:p>
            <text:p text:style-name="P60"><text:span text:style-name="T48"><text:s text:c="8"/></text:span><text:span text:style-name="T14">WHEN</text:span><text:span text:style-name="T48"> </text:span><text:span text:style-name="T35">COALESCE</text:span><text:span text:style-name="T48">(di_fo_cm, </text:span><text:span text:style-name="T76">0</text:span><text:span text:style-name="T48">) &gt; </text:span><text:span text:style-name="T76">2500</text:span><text:span text:style-name="T48"> </text:span><text:span text:style-name="T14">THEN</text:span><text:span text:style-name="T48"> </text:span><text:span text:style-name="T88">'07b. valeur incorrecte de DI_FO'</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text:span><text:span text:style-name="T35">COALESCE</text:span><text:span text:style-name="T48">(cailloux, </text:span><text:span text:style-name="T88">'X'</text:span><text:span text:style-name="T48">) </text:span><text:span text:style-name="T14">NOT</text:span><text:span text:style-name="T48"> </text:span><text:span text:style-name="T14">IN</text:span><text:span text:style-name="T48"> (</text:span><text:span text:style-name="T88">'0'</text:span><text:span text:style-name="T48">, </text:span><text:span text:style-name="T88">'X'</text:span><text:span text:style-name="T48">) </text:span><text:span text:style-name="T14">AND</text:span><text:span text:style-name="T48"> typcai </text:span><text:span text:style-name="T14">IS</text:span><text:span text:style-name="T48"> </text:span><text:span text:style-name="T14">NULL</text:span><text:span text:style-name="T48"> </text:span><text:span text:style-name="T14">THEN</text:span><text:span text:style-name="T48"> </text:span><text:span text:style-name="T88">'08. TYPCAI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text:span><text:span text:style-name="T14">IS</text:span><text:span text:style-name="T48"> </text:span><text:span text:style-name="T14">NULL</text:span><text:span text:style-name="T48"> </text:span><text:span text:style-name="T14">THEN</text:span><text:span text:style-name="T48"> </text:span><text:span text:style-name="T88">'09. HTEXT NULL'</text:span></text:p>
            <text:p text:style-name="P60"><text:soft-page-break/><text:span text:style-name="T48"><text:s text:c="8"/></text:span><text:span text:style-name="T14">WHEN</text:span><text:span text:style-name="T48"> obspedo != </text:span><text:span text:style-name="T88">'5'</text:span><text:span text:style-name="T48"> </text:span><text:span text:style-name="T14">AND</text:span><text:span text:style-name="T48"> htext = </text:span><text:span text:style-name="T88">'2'</text:span><text:span text:style-name="T48"> </text:span><text:span text:style-name="T14">AND</text:span><text:span text:style-name="T48"> text1 </text:span><text:span text:style-name="T14">IS</text:span><text:span text:style-name="T48"> </text:span><text:span text:style-name="T14">NULL</text:span><text:span text:style-name="T48"> </text:span><text:span text:style-name="T14">THEN</text:span><text:span text:style-name="T48"> </text:span><text:span text:style-name="T88">'10. TEXT1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 </text:span><text:span text:style-name="T88">'2'</text:span><text:span text:style-name="T48"> </text:span><text:span text:style-name="T14">AND</text:span><text:span text:style-name="T48"> prof1 </text:span><text:span text:style-name="T14">IS</text:span><text:span text:style-name="T48"> </text:span><text:span text:style-name="T14">NULL</text:span><text:span text:style-name="T48"> </text:span><text:span text:style-name="T14">THEN</text:span><text:span text:style-name="T48"> </text:span><text:span text:style-name="T88">'11a. PROF1 NULL'</text:span></text:p>
            <text:p text:style-name="P60"><text:span text:style-name="T48"><text:s text:c="8"/></text:span><text:span text:style-name="T14">WHEN</text:span><text:span text:style-name="T48"> </text:span><text:span text:style-name="T14">NOT</text:span><text:span text:style-name="T48"> (obspedo != </text:span><text:span text:style-name="T88">'5'</text:span><text:span text:style-name="T48"> </text:span><text:span text:style-name="T14">AND</text:span><text:span text:style-name="T48"> htext = </text:span><text:span text:style-name="T88">'2'</text:span><text:span text:style-name="T48">) </text:span><text:span text:style-name="T14">AND</text:span><text:span text:style-name="T48"> prof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b. PROF1 devrait être à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text:span><text:span text:style-name="T14">IN</text:span><text:span text:style-name="T48"> (</text:span><text:span text:style-name="T88">'1'</text:span><text:span text:style-name="T48">, </text:span><text:span text:style-name="T88">'2'</text:span><text:span text:style-name="T48">) </text:span><text:span text:style-name="T14">AND</text:span><text:span text:style-name="T48"> text2 </text:span><text:span text:style-name="T14">IS</text:span><text:span text:style-name="T48"> </text:span><text:span text:style-name="T14">NULL</text:span><text:span text:style-name="T48"> </text:span><text:span text:style-name="T14">THEN</text:span><text:span text:style-name="T48"> </text:span><text:span text:style-name="T88">'12. TEXT2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 </text:span><text:span text:style-name="T88">'0'</text:span><text:span text:style-name="T48"> </text:span><text:span text:style-name="T14">AND</text:span><text:span text:style-name="T48"> PROF2 </text:span><text:span text:style-name="T14">IS</text:span><text:span text:style-name="T48"> </text:span><text:span text:style-name="T14">NULL</text:span><text:span text:style-name="T48"> </text:span><text:span text:style-name="T14">THEN</text:span><text:span text:style-name="T48"> </text:span><text:span text:style-name="T88">'13. PROF2 NULL'</text:span></text:p>
            <text:p text:style-name="P60"><text:span text:style-name="T48"><text:s text:c="8"/></text:span><text:span text:style-name="T14">WHEN</text:span><text:span text:style-name="T48"> prof1 &gt;= prof2 </text:span><text:span text:style-name="T14">THEN</text:span><text:span text:style-name="T48"> </text:span><text:span text:style-name="T88">'14. PROF1 &gt;= PROF2'</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obsprof </text:span><text:span text:style-name="T14">IS</text:span><text:span text:style-name="T48"> </text:span><text:span text:style-name="T14">NULL</text:span><text:span text:style-name="T48"> </text:span><text:span text:style-name="T14">THEN</text:span><text:span text:style-name="T48"> </text:span><text:span text:style-name="T88">'14a. OBSPROF NULL'</text:span></text:p>
            <text:p text:style-name="P60"><text:span text:style-name="T48"><text:s text:c="8"/></text:span><text:span text:style-name="T14">WHEN</text:span><text:span text:style-name="T48"> prof2 = </text:span><text:span text:style-name="T88">'9'</text:span><text:span text:style-name="T48"> </text:span><text:span text:style-name="T14">AND</text:span><text:span text:style-name="T48"> obsprof </text:span><text:span text:style-name="T14">NOT</text:span><text:span text:style-name="T48"> </text:span><text:span text:style-name="T14">IN</text:span><text:span text:style-name="T48"> (</text:span><text:span text:style-name="T88">'0'</text:span><text:span text:style-name="T48">, </text:span><text:span text:style-name="T88">'4'</text:span><text:span text:style-name="T48">) </text:span><text:span text:style-name="T14">THEN</text:span><text:span text:style-name="T48"> </text:span><text:span text:style-name="T88">'14b. Incohérence entre PROF2 = 9 et OBSPROF'</text:span></text:p>
            <text:p text:style-name="P60"><text:span text:style-name="T48"><text:s text:c="8"/></text:span><text:span text:style-name="T14">WHEN</text:span><text:span text:style-name="T48"> prof2 &lt; </text:span><text:span text:style-name="T88">'9'</text:span><text:span text:style-name="T48"> </text:span><text:span text:style-name="T14">AND</text:span><text:span text:style-name="T48"> obsprof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4'</text:span><text:span text:style-name="T48">) </text:span><text:span text:style-name="T14">THEN</text:span><text:span text:style-name="T48"> </text:span><text:span text:style-name="T88">'14c. Incohérence entre PROF2 &lt; 9 et OBSPROF'</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obshydr </text:span><text:span text:style-name="T14">IS</text:span><text:span text:style-name="T48"> </text:span><text:span text:style-name="T14">NULL</text:span><text:span text:style-name="T48"> </text:span><text:span text:style-name="T14">THEN</text:span><text:span text:style-name="T48"> </text:span><text:span text:style-name="T88">'15. OBSHYDR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tsol </text:span><text:span text:style-name="T14">IS</text:span><text:span text:style-name="T48"> </text:span><text:span text:style-name="T14">NULL</text:span><text:span text:style-name="T48"> </text:span><text:span text:style-name="T14">THEN</text:span><text:span text:style-name="T48"> </text:span><text:span text:style-name="T88">'16. TSOL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ecologie e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ecologie_2017 e7 </text:span><text:span text:style-name="T14">USING</text:span><text:span text:style-name="T48"> (id_ech, id_point)</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text:span><text:span text:style-name="T60">;</text:span></text:p>
            <text:p text:style-name="P11"><text:span text:style-name="T109">1</text:span> erreur <text:span text:style-name="T109">ou PENT2 devrait être à NULL : 23-40-124-1-267T</text:span></text:p>
            <text:p text:style-name="P11"/>
          </table:table-cell>
        </table:table-row>
        <table:table-row table:style-name="TableLine1658033788512">
          <table:table-cell table:style-name="Tableau3.A1" office:value-type="string">
            <text:p text:style-name="EtiquetteSous">Données d’habitats forestiers</text:p>
          </table:table-cell>
          <table:table-cell table:style-name="Tableau3.A1" office:value-type="string">
            <text:p text:style-name="P10">La requête SQL contrôlant le respect des règles formulées dans l’IMOT est la suivante :</text:p>
            <text:p text:style-name="P60"><text:span text:style-name="Police_20_par_20_défaut"><text:span text:style-name="T14">SELECT</text:span></text:span><text:span text:style-name="T48"> * </text:span><text:span text:style-name="T14">FROM</text:span><text:span text:style-name="T48"> (</text:span></text:p>
            <text:p text:style-name="P60"><text:span text:style-name="T48"><text:s text:c="4"/></text:span><text:span text:style-name="T14">SELECT</text:span><text:span text:style-name="T48"> v.npp, </text:span><text:span text:style-name="T101">v</text:span><text:span text:style-name="T48">.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14">AND</text:span><text:span text:style-name="T48"> caracthab </text:span><text:span text:style-name="T14">IS</text:span><text:span text:style-name="T48"> </text:span><text:span text:style-name="T14">NULL</text:span><text:span text:style-name="T48"> </text:span><text:span text:style-name="T14">THEN</text:span><text:span text:style-name="T48"> </text:span><text:span text:style-name="T88">'01. CARACTHAB NULL'</text:span></text:p>
            <text:p text:style-name="P60"><text:span text:style-name="T48"><text:s text:c="8"/></text:span><text:span text:style-name="T14">WHEN</text:span><text:span text:style-name="T48"> d.suppl-&gt;&gt;</text:span><text:span text:style-name="T88">'ligneriv'</text:span><text:span text:style-name="T48"> </text:span><text:span text:style-name="T14">IS</text:span><text:span text:style-name="T48"> </text:span><text:span text:style-name="T14">NOT</text:span><text:span text:style-name="T48"> </text:span><text:span text:style-name="T14">NULL</text:span><text:span text:style-name="T48"> </text:span><text:span text:style-name="T14">AND</text:span><text:span text:style-name="T48"> jsonb_path_query_first(d.qual_data, (</text:span><text:span text:style-name="T88">'$[*] ? (@.donnee == "LIGNERIV")."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Commentaire absent sur LIGNERIV'</text:span></text:p>
            <text:p text:style-name="P60"><text:span text:style-name="T48"><text:s text:c="8"/></text:span><text:span text:style-name="T14">WHEN</text:span><text:span text:style-name="T48"> h1.obshab </text:span><text:span text:style-name="T14">IN</text:span><text:span text:style-name="T48"> (</text:span><text:span text:style-name="T88">'1'</text:span><text:span text:style-name="T48">, </text:span><text:span text:style-name="T88">'3'</text:span><text:span text:style-name="T48">, </text:span><text:span text:style-name="T88">'6'</text:span><text:span text:style-name="T48">) </text:span><text:span text:style-name="T14">AND</text:span><text:span text:style-name="T48"> h1.s_hab </text:span><text:span text:style-name="T14">IS</text:span><text:span text:style-name="T48"> </text:span><text:span text:style-name="T14">NULL</text:span><text:span text:style-name="T48"> </text:span><text:span text:style-name="T14">THEN</text:span><text:span text:style-name="T48"> </text:span><text:span text:style-name="T88">'02. S_HAB1 NULL'</text:span></text:p>
            <text:p text:style-name="P60"><text:span text:style-name="T48"><text:s text:c="8"/></text:span><text:span text:style-name="T14">WHEN</text:span><text:span text:style-name="T48"> h1.qualhab = </text:span><text:span text:style-name="T88">'X'</text:span><text:span text:style-name="T48"> </text:span><text:span text:style-name="T14">AND</text:span><text:span text:style-name="T48"> jsonb_path_query_first(d.qual_data, (</text:span><text:span text:style-name="T88">'$[*] ? (@.donnee == "QUALHAB1")."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b. Commentaire absent sur QUALHAB1'</text:span></text:p>
            <text:p text:style-name="P60"><text:span text:style-name="T48"><text:s text:c="8"/></text:span><text:span text:style-name="T14">WHEN</text:span><text:span text:style-name="T48"> h2.obshab </text:span><text:span text:style-name="T14">IN</text:span><text:span text:style-name="T48"> (</text:span><text:span text:style-name="T88">'1'</text:span><text:span text:style-name="T48">, </text:span><text:span text:style-name="T88">'3'</text:span><text:span text:style-name="T48">, </text:span><text:span text:style-name="T88">'6'</text:span><text:span text:style-name="T48">) </text:span><text:span text:style-name="T14">AND</text:span><text:span text:style-name="T48"> h2.s_hab </text:span><text:span text:style-name="T14">IS</text:span><text:span text:style-name="T48"> </text:span><text:span text:style-name="T14">NULL</text:span><text:span text:style-name="T48"> </text:span><text:span text:style-name="T14">AND</text:span><text:span text:style-name="T48"> h1.s_ha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 </text:span><text:soft-page-break/><text:span text:style-name="T88">S_HAB2 NULL'</text:span></text:p>
            <text:p text:style-name="P60"><text:span text:style-name="T48"><text:s text:c="8"/></text:span><text:span text:style-name="T14">WHEN</text:span><text:span text:style-name="T48"> h2.qualhab = </text:span><text:span text:style-name="T88">'X'</text:span><text:span text:style-name="T48"> </text:span><text:span text:style-name="T14">AND</text:span><text:span text:style-name="T48"> jsonb_path_query_first(d.qual_data, (</text:span><text:span text:style-name="T88">'$[*] ? (@.donnee == "QUALHAB2")."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c. Commentaire absent sur QUALHAB1'</text:span></text:p>
            <text:p text:style-name="P60"><text:span text:style-name="T48"><text:s text:c="8"/></text:span><text:span text:style-name="T14">WHEN</text:span><text:span text:style-name="T48"> h3.obshab </text:span><text:span text:style-name="T14">IN</text:span><text:span text:style-name="T48"> (</text:span><text:span text:style-name="T88">'1'</text:span><text:span text:style-name="T48">, </text:span><text:span text:style-name="T88">'3'</text:span><text:span text:style-name="T48">, </text:span><text:span text:style-name="T88">'6'</text:span><text:span text:style-name="T48">) </text:span><text:span text:style-name="T14">AND</text:span><text:span text:style-name="T48"> h3.s_hab </text:span><text:span text:style-name="T14">IS</text:span><text:span text:style-name="T48"> </text:span><text:span text:style-name="T14">NULL</text:span><text:span text:style-name="T48"> </text:span><text:span text:style-name="T14">AND</text:span><text:span text:style-name="T48"> h1.s_ha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 S_HAB3 NULL'</text:span></text:p>
            <text:p text:style-name="P60"><text:span text:style-name="T48"><text:s text:c="8"/></text:span><text:span text:style-name="T14">WHEN</text:span><text:span text:style-name="T48"> h3.qualhab = </text:span><text:span text:style-name="T88">'X'</text:span><text:span text:style-name="T48"> </text:span><text:span text:style-name="T14">AND</text:span><text:span text:style-name="T48"> jsonb_path_query_first(d.qual_data, (</text:span><text:span text:style-name="T88">'$[*] ? (@.donnee == "QUALHAB3")."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d. Commentaire absent sur QUALHAB1'</text:span></text:p>
            <text:p text:style-name="P60"><text:span text:style-name="T48"><text:s text:c="8"/></text:span><text:span text:style-name="T14">WHEN</text:span><text:span text:style-name="T48"> h1.s_hab </text:span><text:span text:style-name="T14">IS</text:span><text:span text:style-name="T48"> </text:span><text:span text:style-name="T14">NOT</text:span><text:span text:style-name="T48"> </text:span><text:span text:style-name="T14">NULL</text:span><text:span text:style-name="T48"> </text:span><text:span text:style-name="T14">AND</text:span><text:span text:style-name="T48"> (</text:span><text:span text:style-name="T35">replace</text:span><text:span text:style-name="T48">(h1.s_hab, </text:span><text:span text:style-name="T88">'X'</text:span><text:span text:style-name="T48">, </text:span><text:span text:style-name="T88">'0'</text:span><text:span text:style-name="T48">))::</text:span><text:span text:style-name="T35">int2</text:span><text:span text:style-name="T48"> + </text:span><text:span text:style-name="T35">coalesce</text:span><text:span text:style-name="T48">((</text:span><text:span text:style-name="T35">replace</text:span><text:span text:style-name="T48">(h2.s_hab, </text:span><text:span text:style-name="T88">'X'</text:span><text:span text:style-name="T48">, </text:span><text:span text:style-name="T88">'0'</text:span><text:span text:style-name="T48">))::</text:span><text:span text:style-name="T35">int2</text:span><text:span text:style-name="T48">, </text:span><text:span text:style-name="T76">0</text:span><text:span text:style-name="T48">) + </text:span><text:span text:style-name="T35">coalesce</text:span><text:span text:style-name="T48">((</text:span><text:span text:style-name="T35">replace</text:span><text:span text:style-name="T48">(h3.s_hab, </text:span><text:span text:style-name="T88">'X'</text:span><text:span text:style-name="T48">, </text:span><text:span text:style-name="T88">'0'</text:span><text:span text:style-name="T48">))::</text:span><text:span text:style-name="T35">int2</text:span><text:span text:style-name="T48">, </text:span><text:span text:style-name="T76">0</text:span><text:span text:style-name="T48">) != </text:span><text:span text:style-name="T76">10</text:span><text:span text:style-name="T48"> </text:span><text:span text:style-name="T14">THEN</text:span><text:span text:style-name="T48"> </text:span><text:span text:style-name="T88">'05. Problème de somme de surfaces d''habitats'</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1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m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habitat h1 </text:span><text:span text:style-name="T14">ON</text:span><text:span text:style-name="T48"> v.id_ech = h1.id_ech </text:span><text:span text:style-name="T14">AND</text:span><text:span text:style-name="T48"> v.id_point = h1.id_point </text:span><text:span text:style-name="T14">AND</text:span><text:span text:style-name="T48"> h1.num_hab = </text:span><text:span text:style-name="T76">1</text:span></text:p>
            <text:p text:style-name="P60"><text:span text:style-name="T48"><text:s text:c="4"/></text:span><text:span text:style-name="T14">LEFT</text:span><text:span text:style-name="T48"> </text:span><text:span text:style-name="T14">JOIN</text:span><text:span text:style-name="T48"> habitat h2 </text:span><text:span text:style-name="T14">ON</text:span><text:span text:style-name="T48"> v.id_ech = h2.id_ech </text:span><text:span text:style-name="T14">AND</text:span><text:span text:style-name="T48"> v.id_point = h2.id_point </text:span><text:span text:style-name="T14">AND</text:span><text:span text:style-name="T48"> h2.num_hab = </text:span><text:span text:style-name="T76">2</text:span></text:p>
            <text:p text:style-name="P60"><text:span text:style-name="T48"><text:s text:c="4"/></text:span><text:span text:style-name="T14">LEFT</text:span><text:span text:style-name="T48"> </text:span><text:span text:style-name="T14">JOIN</text:span><text:span text:style-name="T48"> habitat h3 </text:span><text:span text:style-name="T14">ON</text:span><text:span text:style-name="T48"> v.id_ech = h3.id_ech </text:span><text:span text:style-name="T14">AND</text:span><text:span text:style-name="T48"> v.id_point = h3.id_point </text:span><text:span text:style-name="T14">AND</text:span><text:span text:style-name="T48"> h3.num_hab = </text:span><text:span text:style-name="T76">3</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text:span><text:span text:style-name="T60">;</text:span></text:p>
            <text:p text:style-name="P11">Les seules erreurs retournées sont l’absence de commentaires pourtant indiqués comme obligatoires sur les combinaisons de données correspondant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able:table-cell>
        </table:table-row>
        <table:table-row table:style-name="TableLine1658033788784">
          <table:table-cell table:style-name="Tableau3.A1" office:value-type="string">
            <text:p text:style-name="Etiquette">Tests sur points deuxième visite</text:p>
          </table:table-cell>
          <table:table-cell table:style-name="Tableau3.A1" office:value-type="string">
            <text:p text:style-name="P11">Les tests sont réalisés par thématiques (reconnaissance, description, plantations, couvert, écologie, floristique, arbres, etc.), en séparant ceux menés sur les données propres à la deuxième visite et ceux menés sur des points faisant l’objet d’un premier levé.</text:p>
            <text:p text:style-name="P11"/>
          </table:table-cell>
        </table:table-row>
        <table:table-row table:style-name="TableLine1658033789056">
          <table:table-cell table:style-name="Tableau3.A1" office:value-type="string">
            <text:p text:style-name="EtiquetteSous">Données de deuxième reconnaissance</text:p>
          </table:table-cell>
          <table:table-cell table:style-name="Tableau3.A1" office:value-type="string">
            <text:p text:style-name="P10">La requête SQL contrôlant le respect des règles formulées dans l’IMOT est la suivante :</text:p>
            <text:p text:style-name="P60"><text:span text:style-name="Police_20_par_20_défaut"><text:span text:style-name="T14">WITH</text:span></text:span><text:span text:style-name="T48"> t </text:span><text:span text:style-name="T14">AS</text:span><text:span text:style-name="T48"> (</text:span></text:p>
            <text:p text:style-name="P60"><text:span text:style-name="T48"><text:s text:c="4"/></text:span><text:span text:style-name="T14">SELECT</text:span><text:span text:style-name="T48"> v.npp, v.id_ech, v.id_point</text:span></text:p>
            <text:p text:style-name="P60"><text:span text:style-name="T48"><text:s text:c="4"/>, </text:span><text:span text:style-name="T14">CASE</text:span></text:p>
            <text:p text:style-name="P60"><text:span text:style-name="T48"><text:s text:c="8"/></text:span><text:span text:style-name="T14">WHEN</text:span><text:span text:style-name="T48"> reco </text:span><text:span text:style-name="T14">IN</text:span><text:span text:style-name="T48"> (</text:span><text:span text:style-name="T88">'0'</text:span><text:span text:style-name="T48">, </text:span><text:span text:style-name="T88">'2'</text:span><text:span text:style-name="T48">) </text:span><text:span text:style-name="T14">AND</text:span><text:span text:style-name="T48"> qreco </text:span><text:span text:style-name="T14">IS</text:span><text:span text:style-name="T48"> </text:span><text:span text:style-name="T14">NULL</text:span><text:span text:style-name="T48"> </text:span><text:span text:style-name="T14">THEN</text:span><text:span text:style-name="T48"> </text:span><text:span text:style-name="T88">'01a. QRECO5 NULL'</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qreco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1b. QRECO5 renseigné sur RECO = 1'</text:span></text:p>
            <text:p text:style-name="P60"><text:span text:style-name="T48"><text:s text:c="8"/></text:span><text:span text:style-name="T14">WHEN</text:span><text:span text:style-name="T48"> reco </text:span><text:span text:style-name="T14">IN</text:span><text:span text:style-name="T48"> (</text:span><text:span text:style-name="T88">'0'</text:span><text:span text:style-name="T48">, </text:span><text:span text:style-name="T88">'2'</text:span><text:span text:style-name="T48">) </text:span><text:span text:style-name="T14">AND</text:span><text:span text:style-name="T48"> jsonb_path_query_first(p.qual_data, (</text:span><text:span text:style-name="T88">'$[*] ? (@.donnee == "RECO5" || @.donnee == "QRECO5")."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Commentaire absent sur RECO5 = 0 ou 2'</text:span></text:p>
            <text:p text:style-name="P60"><text:span text:style-name="T48"><text:s text:c="8"/></text:span><text:span text:style-name="T14">WHEN</text:span><text:span text:style-name="T48"> reco = </text:span><text:span text:style-name="T88">'1'</text:span><text:span text:style-name="T48"> </text:span><text:span text:style-name="T14">AND</text:span><text:span text:style-name="T48"> pointok5 </text:span><text:span text:style-name="T14">IS</text:span><text:span text:style-name="T48"> </text:span><text:span text:style-name="T14">NULL</text:span><text:span text:style-name="T48"> </text:span><text:span text:style-name="T14">THEN</text:span><text:span text:style-name="T48"> </text:span><text:span text:style-name="T88">'02a. POINTOK5 NULL'</text:span></text:p>
            <text:p text:style-name="P60"><text:span text:style-name="T48"><text:s text:c="8"/></text:span><text:span text:style-name="T14">WHEN</text:span><text:span text:style-name="T48"> pointok5 </text:span><text:span text:style-name="T14">IN</text:span><text:span text:style-name="T48"> (</text:span><text:span text:style-name="T88">'0'</text:span><text:span text:style-name="T48">, </text:span><text:span text:style-name="T88">'1'</text:span><text:span text:style-name="T48">) </text:span><text:span text:style-name="T14">AND</text:span><text:span text:style-name="T48"> jsonb_path_query_first(p.qual_data, (</text:span><text:span text:style-name="T88">'$[*] ? (@.donnee == "POINTOK5")."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b. Commentaire absent sur POINTOK5 = 0 ou 1'</text:span></text:p>
            <text:p text:style-name="P60"><text:span text:style-name="T48"><text:s text:c="8"/></text:span><text:span text:style-name="T14">WHEN</text:span><text:span text:style-name="T48"> pointok5 = </text:span><text:span text:style-name="T88">'0'</text:span><text:span text:style-name="T48"> </text:span><text:span text:style-name="T14">AND</text:span><text:span text:style-name="T48"> r.cs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a. CSA5 renseigné sur POINTOK5 = 0'</text:span></text:p>
            <text:p text:style-name="P60"><text:span text:style-name="T48"><text:s text:c="8"/></text:span><text:span text:style-name="T14">WHEN</text:span><text:span text:style-name="T48"> pointok5 != </text:span><text:span text:style-name="T88">'0'</text:span><text:span text:style-name="T48"> </text:span><text:span text:style-name="T14">AND</text:span><text:span text:style-name="T48"> r.csa </text:span><text:span text:style-name="T14">IS</text:span><text:span text:style-name="T48"> </text:span><text:span text:style-name="T14">NULL</text:span><text:span text:style-name="T48"> </text:span><text:span text:style-name="T14">THEN</text:span><text:span text:style-name="T48"> </text:span><text:span text:style-name="T88">'03b. CSA5 non renseigné sur POINTOK5 != 0'</text:span></text:p>
            <text:p text:style-name="P60"><text:span text:style-name="T48"><text:s text:c="8"/></text:span><text:span text:style-name="T14">WHEN</text:span><text:span text:style-name="T48"> </text:span><text:span text:style-name="T35">LEFT</text:span><text:span text:style-name="T48">(r.csa, </text:span><text:span text:style-name="T76">1</text:span><text:span text:style-name="T48">) != </text:span><text:span text:style-name="T35">LEFT</text:span><text:span text:style-name="T48">(rm5.csa, </text:span><text:span text:style-name="T76">1</text:span><text:span text:style-name="T48">) </text:span><text:span text:style-name="T14">AND</text:span><text:span text:style-name="T48"> </text:span><text:span text:style-name="T14">NOT</text:span><text:span text:style-name="T48"> ((</text:span><text:span text:style-name="T35">LEFT</text:span><text:span text:style-name="T48">(rm5.csa, </text:span><text:span text:style-name="T76">1</text:span><text:span text:style-name="T48">) = </text:span><text:span text:style-name="T88">'4'</text:span><text:span text:style-name="T48"> </text:span><text:span text:style-name="T14">AND</text:span><text:span text:style-name="T48"> </text:span><text:span text:style-name="T35">LEFT</text:span><text:span text:style-name="T48">(r.csa, </text:span><text:span text:style-name="T76">1</text:span><text:span text:style-name="T48">) = </text:span><text:span text:style-name="T88">'4'</text:span><text:span text:style-name="T48">) </text:span><text:span text:style-name="T14">OR</text:span><text:span text:style-name="T48"> (</text:span><text:span text:style-name="T35">LEFT</text:span><text:span text:style-name="T48">(rm5.csa, </text:span><text:span text:style-name="T76">1</text:span><text:span text:style-name="T48">) = </text:span><text:span text:style-name="T88">'2'</text:span><text:span text:style-name="T48"> </text:span><text:span text:style-name="T14">AND</text:span><text:span text:style-name="T48"> </text:span><text:span text:style-name="T35">LEFT</text:span><text:span text:style-name="T48">(r.csa, </text:span><text:span text:style-name="T76">1</text:span><text:span text:style-name="T48">) = </text:span><text:span text:style-name="T88">'1'</text:span><text:span text:style-name="T48">)) </text:span><text:span text:style-name="T14">AND</text:span><text:span text:style-name="T48"> evo_csa </text:span><text:span text:style-name="T14">IS</text:span><text:span text:style-name="T48"> </text:span><text:span text:style-name="T14">NULL</text:span><text:span text:style-name="T48"> </text:span><text:span text:style-name="T14">THEN</text:span><text:span text:style-name="T48"> </text:span><text:span text:style-name="T88">'04a. EVO_CSA5 non renseigné sur CSA5 != CSA'</text:span></text:p>
            <text:p text:style-name="P60"><text:span text:style-name="T48"><text:s text:c="8"/></text:span><text:span text:style-name="T14">WHEN</text:span><text:span text:style-name="T48"> </text:span><text:span text:style-name="T35">LEFT</text:span><text:span text:style-name="T48">(r.csa, </text:span><text:span text:style-name="T76">1</text:span><text:span text:style-name="T48">) = </text:span><text:span text:style-name="T35">LEFT</text:span><text:span text:style-name="T48">(rm5.csa, </text:span><text:span text:style-name="T76">1</text:span><text:span text:style-name="T48">) </text:span><text:span text:style-name="T14">AND</text:span><text:span text:style-name="T48"> r1.tform = r1m5.tform </text:span><text:span text:style-name="T14">AND</text:span><text:span text:style-name="T48"> evo_cs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b. EVO_CSA5 renseigné sur CSA5 = CSA'</text:span></text:p>
            <text:p text:style-name="P60"><text:span text:style-name="T48"><text:s text:c="8"/></text:span><text:span text:style-name="T14">WHEN</text:span><text:span text:style-name="T48"> pointok5 != </text:span><text:span text:style-name="T88">'0'</text:span><text:span text:style-name="T48"> </text:span><text:span text:style-name="T14">AND</text:span><text:span text:style-name="T48"> rm5.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def5 </text:span><text:span text:style-name="T14">IS</text:span><text:span text:style-name="T48"> </text:span><text:span text:style-name="T14">NULL</text:span><text:span text:style-name="T48"> </text:span><text:span text:style-name="T14">THEN</text:span><text:span text:style-name="T48"> </text:span><text:span text:style-name="T88">'05a. DEF5 NULL'</text:span></text:p>
            <text:p text:style-name="P60"><text:span text:style-name="T48"><text:s text:c="8"/></text:span><text:span text:style-name="T14">WHEN</text:span><text:span text:style-name="T48"> pointok5 != </text:span><text:span text:style-name="T88">'0'</text:span><text:span text:style-name="T48"> </text:span><text:span text:style-name="T14">AND</text:span><text:span text:style-name="T48"> rm5.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r.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r1.utip = </text:span><text:span text:style-name="T88">'X'</text:span><text:span text:style-name="T48"> </text:span><text:span text:style-name="T14">AND</text:span><text:span text:style-name="T48"> def5 </text:span><text:span text:style-name="T14">NOT</text:span><text:span text:style-name="T48"> </text:span><text:span text:style-name="T14">IN</text:span><text:span text:style-name="T48"> (</text:span><text:span text:style-name="T88">'0'</text:span><text:span text:style-name="T48">, </text:span><text:span text:style-name="T88">'1'</text:span><text:span text:style-name="T48">, </text:span><text:span text:style-name="T88">'2'</text:span><text:span text:style-name="T48">) </text:span><text:span text:style-name="T14">THEN</text:span><text:span text:style-name="T48"> </text:span><text:span text:style-name="T88">'05b. Incohérence entre CSA boisé, CSA5 boisé et DEF5'</text:span></text:p>
            <text:p text:style-name="P60"><text:span text:style-name="T48"><text:s text:c="8"/></text:span><text:span text:style-name="T14">WHEN</text:span><text:span text:style-name="T48"> pointok5 != </text:span><text:span text:style-name="T88">'0'</text:span><text:span text:style-name="T48"> </text:span><text:span text:style-name="T14">AND</text:span><text:span text:style-name="T48"> rm5.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r.csa </text:span><text:span text:style-name="T14">NOT</text:span><text:span text:style-name="T48">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evo_csa = </text:span><text:span text:style-name="T88">'1'</text:span><text:span text:style-name="T48"> </text:span><text:span text:style-name="T14">AND</text:span><text:span text:style-name="T48"> def5 </text:span><text:span text:style-name="T14">NOT</text:span><text:span text:style-name="T48"> </text:span><text:span text:style-name="T14">IN</text:span><text:span text:style-name="T48"> (</text:span><text:span text:style-name="T88">'3'</text:span><text:span text:style-name="T48">, </text:span><text:span text:style-name="T88">'4'</text:span><text:span text:style-name="T48">, </text:span><text:span text:style-name="T88">'5'</text:span><text:span text:style-name="T48">) </text:span><text:span text:style-name="T14">THEN</text:span><text:span text:style-name="T48"> </text:span><text:span text:style-name="T88">'05c. Incohérence entre CSA boisé, CSA5 non boisé et DEF5'</text:span></text:p>
            <text:p text:style-name="P60"><text:span text:style-name="T48"><text:s text:c="8"/></text:span><text:span text:style-name="T14">WHEN</text:span><text:span text:style-name="T48"> pointok5 != </text:span><text:span text:style-name="T88">'0'</text:span><text:span text:style-name="T48"> </text:span><text:span text:style-name="T14">AND</text:span><text:span text:style-name="T48"> rm5.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r.csa </text:span><text:span text:style-name="T14">IN</text:span><text:span text:style-name="T48"> (</text:span><text:span text:style-name="T88">'1'</text:span><text:span text:style-name="T48">, </text:span><text:span text:style-name="T88">'3'</text:span><text:span text:style-name="T48">, </text:span><text:span text:style-name="T88">'5'</text:span><text:span text:style-name="T48">) </text:span><text:span text:style-name="T14">AND</text:span><text:span text:style-name="T48"> r1m5.utip = </text:span><text:span text:style-name="T88">'X'</text:span><text:span text:style-name="T48"> </text:span><text:span text:style-name="T14">AND</text:span><text:span text:style-name="T48"> r1.utip != </text:span><text:span text:style-name="T88">'X'</text:span><text:span text:style-name="T48"> </text:span><text:span text:style-name="T14">AND</text:span><text:span text:style-name="T48"> r2.evo_utip = </text:span><text:span text:style-name="T88">'1'</text:span><text:span text:style-name="T48"> </text:span><text:span text:style-name="T14">AND</text:span><text:span text:style-name="T48"> r2.def5 </text:span><text:span text:style-name="T14">NOT</text:span><text:span text:style-name="T48"> </text:span><text:span text:style-name="T14">IN</text:span><text:span text:style-name="T48"> (</text:span><text:span text:style-name="T88">'3'</text:span><text:span text:style-name="T48">, </text:span><text:span text:style-name="T88">'4'</text:span><text:span text:style-name="T48">, </text:span><text:span text:style-name="T88">'5'</text:span><text:span text:style-name="T48">) </text:span><text:span text:style-name="T14">THEN</text:span><text:span text:style-name="T48"> </text:span><text:span text:style-name="T88">'05c. Incohérence entre CSA boisé, CSA5 boisé, UTIP autre, UTIP5 non autre, EVO_UTIP rapide et DEF5'</text:span></text:p>
            <text:p text:style-name="P60"><text:span text:style-name="T48"><text:s text:c="8"/></text:span><text:span text:style-name="T14">WHEN</text:span><text:span text:style-name="T48"> r.csa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5'</text:span><text:span text:style-name="T48">, </text:span><text:span text:style-name="T88">'4L'</text:span><text:span text:style-name="T48">) </text:span><text:span text:style-name="T14">AND</text:span><text:span text:style-name="T48"> r1.utip </text:span><text:span text:style-name="T14">IS</text:span><text:span text:style-name="T48"> </text:span><text:span text:style-name="T14">NULL</text:span><text:span text:style-name="T48"> </text:span><text:span text:style-name="T14">THEN</text:span><text:span text:style-name="T48"> </text:span><text:span text:style-name="T88">'06a. UTIP5 non renseigné sur CSA5 boisé / lande'</text:span></text:p>
            <text:p text:style-name="P60"><text:span text:style-name="T48"><text:s text:c="8"/></text:span><text:span text:style-name="T14">WHEN</text:span><text:span text:style-name="T48"> r.csa = </text:span><text:span text:style-name="T88">'4L'</text:span><text:span text:style-name="T48"> </text:span><text:span text:style-name="T14">AND</text:span><text:span text:style-name="T48"> r1.utip = </text:span><text:span text:style-name="T88">'V'</text:span><text:span text:style-name="T48"> </text:span><text:span text:style-name="T14">THEN</text:span><text:span text:style-name="T48"> </text:span><text:span text:style-name="T88">'06b. UTIP5 verger sur lande'</text:span></text:p>
            <text:p text:style-name="P60"><text:span text:style-name="T48"><text:s text:c="8"/></text:span><text:span text:style-name="T14">WHEN</text:span><text:span text:style-name="T48"> </text:span><text:span text:style-name="T35">COALESCE</text:span><text:span text:style-name="T48">(r.csa, </text:span><text:span text:style-name="T88">'6'</text:span><text:span text:style-name="T48">) </text:span><text:span text:style-name="T14">IN</text:span><text:span text:style-name="T48"> (</text:span><text:span text:style-name="T88">'6'</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r1.utip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c. UTIP5 devrait être à NULL'</text:span></text:p>
            <text:p text:style-name="P60"><text:soft-page-break/><text:span text:style-name="T48"><text:s text:c="8"/></text:span><text:span text:style-name="T14">WHEN</text:span><text:span text:style-name="T48"> r1.utip != r1m5.utip </text:span><text:span text:style-name="T14">AND</text:span><text:span text:style-name="T48"> evo_utip </text:span><text:span text:style-name="T14">IS</text:span><text:span text:style-name="T48"> </text:span><text:span text:style-name="T14">NULL</text:span><text:span text:style-name="T48"> </text:span><text:span text:style-name="T14">THEN</text:span><text:span text:style-name="T48"> </text:span><text:span text:style-name="T88">'07. EVO_UTIP5 NULL'</text:span></text:p>
            <text:p text:style-name="P60"><text:span text:style-name="T48"><text:s text:c="8"/></text:span><text:span text:style-name="T14">WHEN</text:span><text:span text:style-name="T48"> r.csa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5'</text:span><text:span text:style-name="T48">) </text:span><text:span text:style-name="T14">AND</text:span><text:span text:style-name="T48"> r1.utip = </text:span><text:span text:style-name="T88">'X'</text:span><text:span text:style-name="T48"> </text:span><text:span text:style-name="T14">AND</text:span><text:span text:style-name="T48"> r1.bois </text:span><text:span text:style-name="T14">IS</text:span><text:span text:style-name="T48"> </text:span><text:span text:style-name="T14">NULL</text:span><text:span text:style-name="T48"> </text:span><text:span text:style-name="T14">THEN</text:span><text:span text:style-name="T48"> </text:span><text:span text:style-name="T88">'08a. BOIS5 NULL'</text:span></text:p>
            <text:p text:style-name="P60"><text:span text:style-name="T48"><text:s text:c="8"/></text:span><text:span text:style-name="T14">WHEN</text:span><text:span text:style-name="T48"> r.csa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5'</text:span><text:span text:style-name="T48">) </text:span><text:span text:style-name="T14">AND</text:span><text:span text:style-name="T48"> r1.utip != </text:span><text:span text:style-name="T88">'X'</text:span><text:span text:style-name="T48"> </text:span><text:span text:style-name="T14">AND</text:span><text:span text:style-name="T48"> r1.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8b. BOIS5 devrait être à NULL'</text:span></text:p>
            <text:p text:style-name="P60"><text:span text:style-name="T48"><text:s text:c="8"/></text:span><text:span text:style-name="T14">WHEN</text:span><text:span text:style-name="T48"> r.csa </text:span><text:span text:style-name="T14">IN</text:span><text:span text:style-name="T48"> (</text:span><text:span text:style-name="T88">'4L'</text:span><text:span text:style-name="T48">, </text:span><text:span text:style-name="T88">'6'</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r1.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8c. BOIS5 devrait être à NULL'</text:span></text:p>
            <text:p text:style-name="P60"><text:span text:style-name="T48"><text:s text:c="8"/></text:span><text:span text:style-name="T14">WHEN</text:span><text:span text:style-name="T48"> r.csa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5'</text:span><text:span text:style-name="T48">) </text:span><text:span text:style-name="T14">AND</text:span><text:span text:style-name="T48"> r1.utip = </text:span><text:span text:style-name="T88">'X'</text:span><text:span text:style-name="T48"> </text:span><text:span text:style-name="T14">AND</text:span><text:span text:style-name="T48"> r1.doute_bois </text:span><text:span text:style-name="T14">IS</text:span><text:span text:style-name="T48"> </text:span><text:span text:style-name="T14">NULL</text:span><text:span text:style-name="T48"> </text:span><text:span text:style-name="T14">THEN</text:span><text:span text:style-name="T48"> </text:span><text:span text:style-name="T88">'09a. DOUTE_BOIS5 NULL'</text:span></text:p>
            <text:p text:style-name="P60"><text:span text:style-name="T48"><text:s text:c="8"/></text:span><text:span text:style-name="T14">WHEN</text:span><text:span text:style-name="T48"> r.csa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5'</text:span><text:span text:style-name="T48">) </text:span><text:span text:style-name="T14">AND</text:span><text:span text:style-name="T48"> r1.utip != </text:span><text:span text:style-name="T88">'X'</text:span><text:span text:style-name="T48"> </text:span><text:span text:style-name="T14">AND</text:span><text:span text:style-name="T48"> r1.doute_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b. DOUTE_BOIS5 devrait être à NULL'</text:span></text:p>
            <text:p text:style-name="P60"><text:span text:style-name="T48"><text:s text:c="8"/></text:span><text:span text:style-name="T14">WHEN</text:span><text:span text:style-name="T48"> r.csa </text:span><text:span text:style-name="T14">IN</text:span><text:span text:style-name="T48"> (</text:span><text:span text:style-name="T88">'4L'</text:span><text:span text:style-name="T48">, </text:span><text:span text:style-name="T88">'6'</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r1.doute_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c. DOUTE_BOIS5 devrait être à NULL'</text:span></text:p>
            <text:p text:style-name="P60"><text:span text:style-name="T48"><text:s text:c="8"/></text:span><text:span text:style-name="T14">WHEN</text:span><text:span text:style-name="T48"> r1.doute_bois = </text:span><text:span text:style-name="T88">'1'</text:span><text:span text:style-name="T48"> </text:span><text:span text:style-name="T14">AND</text:span><text:span text:style-name="T48"> jsonb_path_query_first(r1.qual_data, (</text:span><text:span text:style-name="T88">'$[*] ? (@.donnee == "BOIS5" || @.donnee == "DOUTE_BOIS5")."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c. Observation sur DOUTE_BOIS absente'</text:span></text:p>
            <text:p text:style-name="P60"><text:span text:style-name="T48"><text:s text:c="8"/></text:span><text:span text:style-name="T14">WHEN</text:span><text:span text:style-name="T48"> r1.bois = </text:span><text:span text:style-name="T88">'0'</text:span><text:span text:style-name="T48"> </text:span><text:span text:style-name="T14">AND</text:span><text:span text:style-name="T48"> r1.qbois </text:span><text:span text:style-name="T14">IS</text:span><text:span text:style-name="T48"> </text:span><text:span text:style-name="T14">NULL</text:span><text:span text:style-name="T48"> </text:span><text:span text:style-name="T14">THEN</text:span><text:span text:style-name="T48"> </text:span><text:span text:style-name="T88">'10a. QBOIS5 non renseigné sur BOIS5 = 0'</text:span></text:p>
            <text:p text:style-name="P60"><text:span text:style-name="T48"><text:s text:c="8"/></text:span><text:span text:style-name="T14">WHEN</text:span><text:span text:style-name="T48"> r1.bois = </text:span><text:span text:style-name="T88">'1'</text:span><text:span text:style-name="T48"> </text:span><text:span text:style-name="T14">AND</text:span><text:span text:style-name="T48"> r1.q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0b. QBOIS5 devrait être à NULL'</text:span></text:p>
            <text:p text:style-name="P60"><text:span text:style-name="T48"><text:s text:c="8"/></text:span><text:span text:style-name="T14">WHEN</text:span><text:span text:style-name="T48"> r.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r1.q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0c. QBOIS5 devrait être à NULL'</text:span></text:p>
            <text:p text:style-name="P60"><text:span text:style-name="T48"><text:s text:c="8"/></text:span><text:span text:style-name="T14">WHEN</text:span><text:span text:style-name="T48"> r1.bois = </text:span><text:span text:style-name="T88">'0'</text:span><text:span text:style-name="T48"> </text:span><text:span text:style-name="T14">AND</text:span><text:span text:style-name="T48"> jsonb_path_query_first(r1.qual_data, (</text:span><text:span text:style-name="T88">'$[*] ? (@.donnee == "BOIS5" || @.donnee == "QBOIS5")."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d. Observation sur BOIS5 ou QBOIS5 absente'</text:span></text:p>
            <text:p text:style-name="P60"><text:span text:style-name="T48"><text:s text:c="8"/></text:span><text:span text:style-name="T14">WHEN</text:span><text:span text:style-name="T48"> r1.bois != r1m5.bois </text:span><text:span text:style-name="T14">AND</text:span><text:span text:style-name="T48"> r2.evo_bois </text:span><text:span text:style-name="T14">IS</text:span><text:span text:style-name="T48"> </text:span><text:span text:style-name="T14">NULL</text:span><text:span text:style-name="T48"> </text:span><text:span text:style-name="T14">THEN</text:span><text:span text:style-name="T48"> </text:span><text:span text:style-name="T88">'11a. EVO_BOIS5 NULL'</text:span></text:p>
            <text:p text:style-name="P60"><text:span text:style-name="T48"><text:s text:c="8"/></text:span><text:span text:style-name="T14">WHEN</text:span><text:span text:style-name="T48"> r1.bois = r1m5.bois </text:span><text:span text:style-name="T14">AND</text:span><text:span text:style-name="T48"> r2.evo_bois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a. EVO_BOIS5 devrait être NULL'</text:span></text:p>
            <text:p text:style-name="P60"><text:span text:style-name="T48"><text:s text:c="8"/></text:span><text:span text:style-name="T14">WHEN</text:span><text:span text:style-name="T48"> r1.bois = </text:span><text:span text:style-name="T88">'1'</text:span><text:span text:style-name="T48"> </text:span><text:span text:style-name="T14">AND</text:span><text:span text:style-name="T48"> r1.autut </text:span><text:span text:style-name="T14">IS</text:span><text:span text:style-name="T48"> </text:span><text:span text:style-name="T14">NULL</text:span><text:span text:style-name="T48"> </text:span><text:span text:style-name="T14">THEN</text:span><text:span text:style-name="T48"> </text:span><text:span text:style-name="T88">'12a. AUTUT5 non renseigné sur BOIS5 = 1'</text:span></text:p>
            <text:p text:style-name="P60"><text:span text:style-name="T48"><text:s text:c="8"/></text:span><text:span text:style-name="T14">WHEN</text:span><text:span text:style-name="T48"> r1.bois = </text:span><text:span text:style-name="T88">'0'</text:span><text:span text:style-name="T48"> </text:span><text:span text:style-name="T14">AND</text:span><text:span text:style-name="T48"> r1.autu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b. AUTUT5 devrait être à NULL'</text:span></text:p>
            <text:p text:style-name="P60"><text:span text:style-name="T48"><text:s text:c="8"/></text:span><text:span text:style-name="T14">WHEN</text:span><text:span text:style-name="T48"> r.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88">'8'</text:span><text:span text:style-name="T48">, </text:span><text:span text:style-name="T88">'9'</text:span><text:span text:style-name="T48">) </text:span><text:span text:style-name="T14">AND</text:span><text:span text:style-name="T48"> r1.autu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c. AUTUT5 devrait être à NULL'</text:span></text:p>
            <text:p text:style-name="P60"><text:span text:style-name="T48"><text:s text:c="8"/></text:span><text:span text:style-name="T14">WHEN</text:span><text:span text:style-name="T48"> r.csa </text:span><text:span text:style-name="T14">IN</text:span><text:span text:style-name="T48"> (</text:span><text:span text:style-name="T88">'1'</text:span><text:span text:style-name="T48">, </text:span><text:span text:style-name="T88">'3'</text:span><text:span text:style-name="T48">, </text:span><text:span text:style-name="T88">'4L'</text:span><text:span text:style-name="T48">, </text:span><text:span text:style-name="T88">'5'</text:span><text:span text:style-name="T48">) </text:span><text:span text:style-name="T14">AND</text:span><text:span text:style-name="T48"> r1.tform </text:span><text:span text:style-name="T14">IS</text:span><text:span text:style-name="T48"> </text:span><text:span text:style-name="T14">NULL</text:span><text:span text:style-name="T48"> </text:span><text:span text:style-name="T14">THEN</text:span><text:span text:style-name="T48"> </text:span><text:span text:style-name="T88">'13a. TFORM5 non renseigné sur point boisé / lande'</text:span></text:p>
            <text:p text:style-name="P60"><text:span text:style-name="T48"><text:s text:c="8"/></text:span><text:span text:style-name="T14">WHEN</text:span><text:span text:style-name="T48"> r.csa </text:span><text:span text:style-name="T14">NOT</text:span><text:span text:style-name="T48"> </text:span><text:span text:style-name="T14">IN</text:span><text:span text:style-name="T48"> (</text:span><text:span text:style-name="T88">'1'</text:span><text:span text:style-name="T48">, </text:span><text:span text:style-name="T88">'3'</text:span><text:span text:style-name="T48">, </text:span><text:span text:style-name="T88">'4L'</text:span><text:span text:style-name="T48">, </text:span><text:span text:style-name="T88">'5'</text:span><text:span text:style-name="T48">) </text:span><text:span text:style-name="T14">AND</text:span><text:span text:style-name="T48"> r1.tfor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3b. TFORM5 devrait être à NULL'</text:span></text:p>
            <text:p text:style-name="P60"><text:span text:style-name="T48"><text:s text:c="8"/></text:span><text:span text:style-name="T14">WHEN</text:span><text:span text:style-name="T48"> r.csa = </text:span><text:span text:style-name="T88">'4L'</text:span><text:span text:style-name="T48"> </text:span><text:span text:style-name="T14">AND</text:span><text:span text:style-name="T48"> r1.tform = </text:span><text:span text:style-name="T88">'1'</text:span><text:span text:style-name="T48"> </text:span><text:span text:style-name="T14">AND</text:span><text:span text:style-name="T48"> r1.eflt </text:span><text:span text:style-name="T14">IS</text:span><text:span text:style-name="T48"> </text:span><text:span text:style-name="T14">NULL</text:span><text:span text:style-name="T48"> </text:span><text:span text:style-name="T14">THEN</text:span><text:span text:style-name="T48"> </text:span><text:span text:style-name="T88">'14a. EFLT5 non renseigné sur petite lande'</text:span></text:p>
            <text:p text:style-name="P60"><text:span text:style-name="T48"><text:s text:c="8"/></text:span><text:span text:style-name="T14">WHEN</text:span><text:span text:style-name="T48"> </text:span><text:span text:style-name="T14">NOT</text:span><text:span text:style-name="T48"> (r.csa = </text:span><text:span text:style-name="T88">'4L'</text:span><text:span text:style-name="T48"> </text:span><text:span text:style-name="T14">AND</text:span><text:span text:style-name="T48"> r1.tform = </text:span><text:span text:style-name="T88">'1'</text:span><text:span text:style-name="T48">) </text:span><text:span text:style-name="T14">AND</text:span><text:span text:style-name="T48"> r1.efl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4b. EFLT5 devrait être à NULL'</text:span></text:p>
            <text:p text:style-name="P60"><text:span text:style-name="T48"><text:s text:c="8"/></text:span><text:span text:style-name="T14">WHEN</text:span><text:span text:style-name="T48"> r.csa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14">AND</text:span><text:span text:style-name="T48"> r1.tauf </text:span><text:span text:style-name="T14">IS</text:span><text:span text:style-name="T48"> </text:span><text:span text:style-name="T14">NULL</text:span><text:span text:style-name="T48"> </text:span><text:span text:style-name="T14">THEN</text:span><text:span text:style-name="T48"> </text:span><text:span text:style-name="T88">'15a. TAUF5 NULL'</text:span></text:p>
            <text:p text:style-name="P60"><text:soft-page-break/><text:span text:style-name="T48"><text:s text:c="8"/></text:span><text:span text:style-name="T14">WHEN</text:span><text:span text:style-name="T48"> r.csa </text:span><text:span text:style-name="T14">NOT</text:span><text:span text:style-name="T48"> </text:span><text:span text:style-name="T14">IN</text:span><text:span text:style-name="T48"> (</text:span><text:span text:style-name="T88">'4L'</text:span><text:span text:style-name="T48">, </text:span><text:span text:style-name="T88">'6A'</text:span><text:span text:style-name="T48">, </text:span><text:span text:style-name="T88">'6H'</text:span><text:span text:style-name="T48">, </text:span><text:span text:style-name="T88">'7'</text:span><text:span text:style-name="T48">) </text:span><text:span text:style-name="T14">AND</text:span><text:span text:style-name="T48"> r1.tauf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5b. TAUF5 devrait être à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point_lt p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point_m2 pm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reco_m2 r2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reconnaissance rm5 </text:span><text:span text:style-name="T14">ON</text:span><text:span text:style-name="T48"> r.id_ech &gt; rm5.id_ech </text:span><text:span text:style-name="T14">AND</text:span><text:span text:style-name="T48"> r.id_point = rm5.id_point</text:span></text:p>
            <text:p text:style-name="P60"><text:span text:style-name="T48"><text:s text:c="4"/></text:span><text:span text:style-name="T14">LEFT</text:span><text:span text:style-name="T48"> </text:span><text:span text:style-name="T14">JOIN</text:span><text:span text:style-name="T48"> reco_2015 r1 </text:span><text:span text:style-name="T14">ON</text:span><text:span text:style-name="T48"> r.id_ech = r1.id_ech </text:span><text:span text:style-name="T14">AND</text:span><text:span text:style-name="T48"> r.id_point = r1.id_point</text:span></text:p>
            <text:p text:style-name="P60"><text:span text:style-name="T48"><text:s text:c="4"/></text:span><text:span text:style-name="T14">LEFT</text:span><text:span text:style-name="T48"> </text:span><text:span text:style-name="T14">JOIN</text:span><text:span text:style-name="T48"> reco_2015 r1m5 </text:span><text:span text:style-name="T14">ON</text:span><text:span text:style-name="T48"> rm5.id_ech = r1m5.id_ech </text:span><text:span text:style-name="T14">AND</text:span><text:span text:style-name="T48"> rm5.id_point = r1m5.id_point</text:span></text:p>
            <text:p text:style-name="P60"><text:span text:style-name="T48"><text:s text:c="4"/></text:span><text:span text:style-name="T14">WHERE</text:span><text:span text:style-name="T48"> v.annee = </text:span><text:span text:style-name="T76">2023</text:span></text:p>
            <text:p text:style-name="P44">) </text:p>
            <text:p text:style-name="P60"><text:span text:style-name="T14">SELECT</text:span><text:span text:style-name="T48"> * </text:span><text:span text:style-name="T14">FROM</text:span><text:span text:style-name="T48"> t</text:span></text:p>
            <text:p text:style-name="P60"><text:span text:style-name="T14">WHERE</text:span><text:span text:style-name="T48"> t.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 npp</text:span><text:span text:style-name="T60">;</text:span></text:p>
            <text:p text:style-name="P10">Cette requête renvoie une incohérence <text:span text:style-name="T110">entre CSA, CSA5 non boisé et DEF5</text:span>.</text:p>
            <text:p text:style-name="P10"/>
          </table:table-cell>
        </table:table-row>
        <table:table-row table:style-name="TableLine1658033781712">
          <table:table-cell table:style-name="Tableau3.A1" office:value-type="string">
            <text:p text:style-name="EtiquetteSous">Données de deuxième description</text:p>
          </table:table-cell>
          <table:table-cell table:style-name="Tableau3.A1" office:value-type="string">
            <text:p text:style-name="P10">La requête SQL contrôlant le respect des règles formulées dans l’IMOT est la suivante :</text:p>
            <text:p text:style-name="P60"><text:span text:style-name="T14">SELECT</text:span><text:span text:style-name="T48"> * </text:span><text:span text:style-name="T14">FROM</text:span><text:span text:style-name="T48"> (</text:span></text:p>
            <text:p text:style-name="P60"><text:span text:style-name="T48"><text:s text:c="4"/></text:span><text:span text:style-name="T14">SELECT</text:span><text:span text:style-name="T48"> v.npp, </text:span><text:span text:style-name="T101">v</text:span><text:span text:style-name="T48">.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plas25 </text:span><text:span text:style-name="T14">IS</text:span><text:span text:style-name="T48"> </text:span><text:span text:style-name="T14">NULL</text:span><text:span text:style-name="T48"> </text:span><text:span text:style-name="T14">THEN</text:span><text:span text:style-name="T48"> </text:span><text:span text:style-name="T88">'01. PLAS25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S</text:span><text:span text:style-name="T48"> </text:span><text:span text:style-name="T14">NULL</text:span><text:span text:style-name="T48"> </text:span><text:span text:style-name="T14">THEN</text:span><text:span text:style-name="T48"> </text:span><text:span text:style-name="T88">'02a. PLAS15 NULL'</text:span></text:p>
            <text:p text:style-name="P60"><text:span text:style-name="T48"><text:s text:c="8"/></text:span><text:span text:style-name="T14">WHEN</text:span><text:span text:style-name="T48"> plas25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PLAS15 devrait être à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deppr </text:span><text:span text:style-name="T14">IS</text:span><text:span text:style-name="T48"> </text:span><text:span text:style-name="T14">NULL</text:span><text:span text:style-name="T48"> </text:span><text:span text:style-name="T14">THEN</text:span><text:span text:style-name="T48"> </text:span><text:span text:style-name="T88">'03a. DEPPR NULL'</text:span></text:p>
            <text:p text:style-name="P60"><text:span text:style-name="T48"><text:s text:c="8"/></text:span><text:span text:style-name="T14">WHEN</text:span><text:span text:style-name="T48"> plas25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14">AND</text:span><text:span text:style-name="T48"> depp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b. DEPPR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azdep_gd </text:span><text:span text:style-name="T14">IS</text:span><text:span text:style-name="T48"> </text:span><text:span text:style-name="T14">NULL</text:span><text:span text:style-name="T48"> </text:span><text:span text:style-name="T14">THEN</text:span><text:span text:style-name="T48"> </text:span><text:span text:style-name="T88">'03c. AZDEP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azdep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d. AZDEP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ddep_cm </text:span><text:span text:style-name="T14">IS</text:span><text:span text:style-name="T48"> </text:span><text:span text:style-name="T14">NULL</text:span><text:span text:style-name="T48"> </text:span><text:span text:style-name="T14">THEN</text:span><text:span text:style-name="T48"> </text:span><text:span text:style-name="T88">'03e. DDEP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ddep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d. DDEP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jsonb_path_query_first(dm.qual_data, (</text:span><text:span text:style-name="T88">'$[*] ? (@.donnee == "DEPPR")."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Observation absente sur DEPPR'</text:span></text:p>
            <text:p text:style-name="P60"><text:span text:style-name="T48"><text:s text:c="8"/></text:span><text:span text:style-name="T14">WHEN</text:span><text:span text:style-name="T48"> plas25 </text:span><text:span text:style-name="T14">IN</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ULL</text:span><text:span text:style-name="T48"> </text:span><text:span text:style-name="T14">THEN</text:span><text:span text:style-name="T48"> </text:span><text:span text:style-name="T88">'04a. DLIM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ULL</text:span><text:span text:style-name="T48"> </text:span><text:span text:style-name="T14">THEN</text:span><text:span text:style-name="T48"> </text:span><text:span text:style-name="T88">'04b. DLIM_CM NULL'</text:span></text:p>
            <text:p text:style-name="P60"><text:span text:style-name="T48"><text:s text:c="8"/></text:span><text:span text:style-name="T14">WHEN</text:span><text:span text:style-name="T48"> </text:span><text:span text:style-name="T14">NOT</text:span><text:span text:style-name="T48"> (plas25 </text:span><text:span text:style-name="T14">IN</text:span><text:span text:style-name="T48"> (</text:span><text:span text:style-name="T88">'1'</text:span><text:span text:style-name="T48">,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c. DLIM_CM devrait être à NULL'</text:span></text:p>
            <text:p text:style-name="P60"><text:soft-page-break/><text:span text:style-name="T48"><text:s text:c="8"/></text:span><text:span text:style-name="T14">WHEN</text:span><text:span text:style-name="T48"> dlim_cm = </text:span><text:span text:style-name="T76">0</text:span><text:span text:style-name="T48"> </text:span><text:span text:style-name="T14">THEN</text:span><text:span text:style-name="T48"> </text:span><text:span text:style-name="T88">'04d. DLIM = 0 interdit'</text:span></text:p>
            <text:p text:style-name="P60"><text:span text:style-name="T48"><text:s text:c="8"/></text:span><text:span text:style-name="T14">WHEN</text:span><text:span text:style-name="T48"> plas25 </text:span><text:span text:style-name="T14">IN</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ULL</text:span><text:span text:style-name="T48"> </text:span><text:span text:style-name="T14">THEN</text:span><text:span text:style-name="T48"> </text:span><text:span text:style-name="T88">'05a. AZDLIM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ULL</text:span><text:span text:style-name="T48"> </text:span><text:span text:style-name="T14">THEN</text:span><text:span text:style-name="T48"> </text:span><text:span text:style-name="T88">'05b. AZDLIM_GD NULL'</text:span></text:p>
            <text:p text:style-name="P60"><text:span text:style-name="T48"><text:s text:c="8"/></text:span><text:span text:style-name="T14">WHEN</text:span><text:span text:style-name="T48"> </text:span><text:span text:style-name="T14">NOT</text:span><text:span text:style-name="T48"> (plas25 </text:span><text:span text:style-name="T14">IN</text:span><text:span text:style-name="T48"> (</text:span><text:span text:style-name="T88">'1'</text:span><text:span text:style-name="T48">,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c. AZDLIM_GD devrait être à NULL'</text:span></text:p>
            <text:p text:style-name="P60"><text:span text:style-name="T48"><text:s text:c="8"/></text:span><text:span text:style-name="T14">WHEN</text:span><text:span text:style-name="T48"> plas25 = </text:span><text:span text:style-name="T88">'3'</text:span><text:span text:style-name="T48"> </text:span><text:span text:style-name="T14">AND</text:span><text:span text:style-name="T48"> dlim2_cm </text:span><text:span text:style-name="T14">IS</text:span><text:span text:style-name="T48"> </text:span><text:span text:style-name="T14">NULL</text:span><text:span text:style-name="T48"> </text:span><text:span text:style-name="T14">THEN</text:span><text:span text:style-name="T48"> </text:span><text:span text:style-name="T88">'06a. DLIM2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3'</text:span><text:span text:style-name="T48"> </text:span><text:span text:style-name="T14">AND</text:span><text:span text:style-name="T48"> dlim2_cm </text:span><text:span text:style-name="T14">IS</text:span><text:span text:style-name="T48"> </text:span><text:span text:style-name="T14">NULL</text:span><text:span text:style-name="T48"> </text:span><text:span text:style-name="T14">THEN</text:span><text:span text:style-name="T48"> </text:span><text:span text:style-name="T88">'06b. DLIM2_CM NULL'</text:span></text:p>
            <text:p text:style-name="P60"><text:span text:style-name="T48"><text:s text:c="8"/></text:span><text:span text:style-name="T14">WHEN</text:span><text:span text:style-name="T48"> </text:span><text:span text:style-name="T14">NOT</text:span><text:span text:style-name="T48"> (plas25 =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2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c. DLIM2_CM devrait être à NULL'</text:span></text:p>
            <text:p text:style-name="P60"><text:span text:style-name="T48"><text:s text:c="8"/></text:span><text:span text:style-name="T14">WHEN</text:span><text:span text:style-name="T48"> dlim2_cm &lt; dlim_cm </text:span><text:span text:style-name="T14">THEN</text:span><text:span text:style-name="T48"> </text:span><text:span text:style-name="T88">'06d. DLIM2 &lt; DLIM'</text:span></text:p>
            <text:p text:style-name="P60"><text:span text:style-name="T48"><text:s text:c="8"/></text:span><text:span text:style-name="T14">WHEN</text:span><text:span text:style-name="T48"> plas25 = </text:span><text:span text:style-name="T88">'3'</text:span><text:span text:style-name="T48"> </text:span><text:span text:style-name="T14">AND</text:span><text:span text:style-name="T48"> azdlim2_gd </text:span><text:span text:style-name="T14">IS</text:span><text:span text:style-name="T48"> </text:span><text:span text:style-name="T14">NULL</text:span><text:span text:style-name="T48"> </text:span><text:span text:style-name="T14">THEN</text:span><text:span text:style-name="T48"> </text:span><text:span text:style-name="T88">'07a. AZDLIM2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3'</text:span><text:span text:style-name="T48"> </text:span><text:span text:style-name="T14">AND</text:span><text:span text:style-name="T48"> azdlim2_gd </text:span><text:span text:style-name="T14">IS</text:span><text:span text:style-name="T48"> </text:span><text:span text:style-name="T14">NULL</text:span><text:span text:style-name="T48"> </text:span><text:span text:style-name="T14">THEN</text:span><text:span text:style-name="T48"> </text:span><text:span text:style-name="T88">'07b. AZDLIM2_GD NULL'</text:span></text:p>
            <text:p text:style-name="P60"><text:span text:style-name="T48"><text:s text:c="8"/></text:span><text:span text:style-name="T14">WHEN</text:span><text:span text:style-name="T48"> </text:span><text:span text:style-name="T14">NOT</text:span><text:span text:style-name="T48"> (plas25 =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2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7c. AZDLIM2_GD devrait être à NULL'</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dcoi_cm </text:span><text:span text:style-name="T14">IS</text:span><text:span text:style-name="T48"> </text:span><text:span text:style-name="T14">NULL</text:span><text:span text:style-name="T48"> </text:span><text:span text:style-name="T14">THEN</text:span><text:span text:style-name="T48"> </text:span><text:span text:style-name="T88">'08a. DCOI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dcoi_cm </text:span><text:span text:style-name="T14">IS</text:span><text:span text:style-name="T48"> </text:span><text:span text:style-name="T14">NULL</text:span><text:span text:style-name="T48"> </text:span><text:span text:style-name="T14">THEN</text:span><text:span text:style-name="T48"> </text:span><text:span text:style-name="T88">'08b. DCOI_CM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dcoi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8c. DCOI_CM devrait être à NULL'</text:span></text:p>
            <text:p text:style-name="P60"><text:span text:style-name="T48"><text:s text:c="8"/></text:span><text:span text:style-name="T14">WHEN</text:span><text:span text:style-name="T48"> dcoi_cm = </text:span><text:span text:style-name="T76">0</text:span><text:span text:style-name="T48"> </text:span><text:span text:style-name="T14">THEN</text:span><text:span text:style-name="T48"> </text:span><text:span text:style-name="T88">'08d. DCOI = 0 interdit'</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dcoi_gd </text:span><text:span text:style-name="T14">IS</text:span><text:span text:style-name="T48"> </text:span><text:span text:style-name="T14">NULL</text:span><text:span text:style-name="T48"> </text:span><text:span text:style-name="T14">THEN</text:span><text:span text:style-name="T48"> </text:span><text:span text:style-name="T88">'09a. AZDCOI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dcoi_gd </text:span><text:span text:style-name="T14">IS</text:span><text:span text:style-name="T48"> </text:span><text:span text:style-name="T14">NULL</text:span><text:span text:style-name="T48"> </text:span><text:span text:style-name="T14">THEN</text:span><text:span text:style-name="T48"> </text:span><text:span text:style-name="T88">'09b. AZDCOI_GD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dcoi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c. AZDCOI_GD devrait être à NULL'</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lim1_gd </text:span><text:span text:style-name="T14">IS</text:span><text:span text:style-name="T48"> </text:span><text:span text:style-name="T14">NULL</text:span><text:span text:style-name="T48"> </text:span><text:span text:style-name="T14">THEN</text:span><text:span text:style-name="T48"> </text:span><text:span text:style-name="T88">'10a. AZLIM1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1_gd </text:span><text:span text:style-name="T14">IS</text:span><text:span text:style-name="T48"> </text:span><text:span text:style-name="T14">NULL</text:span><text:span text:style-name="T48"> </text:span><text:span text:style-name="T14">THEN</text:span><text:span text:style-name="T48"> </text:span><text:span text:style-name="T88">'10b. AZLIM1_GD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1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0c. AZLIM1_GD devrait être à NULL'</text:span></text:p>
            <text:p text:style-name="P60"><text:span text:style-name="T48"><text:s text:c="8"/></text:span><text:span text:style-name="T14">WHEN</text:span><text:span text:style-name="T48"> </text:span><text:span text:style-name="T35">abs</text:span><text:span text:style-name="T48">(azdcoi_gd - azlim1_gd) </text:span><text:span text:style-name="T14">IN</text:span><text:span text:style-name="T48"> (</text:span><text:span text:style-name="T76">0</text:span><text:span text:style-name="T48">, </text:span><text:span text:style-name="T76">200</text:span><text:span text:style-name="T48">, </text:span><text:span text:style-name="T76">400</text:span><text:span text:style-name="T48">) </text:span><text:span text:style-name="T14">THEN</text:span><text:span text:style-name="T48"> </text:span><text:span text:style-name="T88">'10d. AZLIM1 aligné sur AZDCOI'</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lim2_gd </text:span><text:span text:style-name="T14">IS</text:span><text:span text:style-name="T48"> </text:span><text:span text:style-name="T14">NULL</text:span><text:span text:style-name="T48"> </text:span><text:span text:style-name="T14">THEN</text:span><text:span text:style-name="T48"> </text:span><text:span text:style-name="T88">'11a. AZLIM2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2_gd </text:span><text:span text:style-name="T14">IS</text:span><text:span text:style-name="T48"> </text:span><text:span text:style-name="T14">NULL</text:span><text:span text:style-name="T48"> </text:span><text:span text:style-name="T14">THEN</text:span><text:span text:style-name="T48"> </text:span><text:span text:style-name="T88">'11b. AZLIM2_GD NULL'</text:span></text:p>
            <text:p text:style-name="P60"><text:span text:style-name="T48"><text:s text:c="8"/></text:span><text:span text:style-name="T14">WHEN</text:span><text:span text:style-name="T48"> </text:span><text:span text:style-name="T35">abs</text:span><text:span text:style-name="T48">(azdcoi_gd - azlim2_gd) </text:span><text:span text:style-name="T14">IN</text:span><text:span text:style-name="T48"> (</text:span><text:span text:style-name="T76">0</text:span><text:span text:style-name="T48">, </text:span><text:span text:style-name="T76">200</text:span><text:span text:style-name="T48">, </text:span><text:span text:style-name="T76">400</text:span><text:span text:style-name="T48">) </text:span><text:span text:style-name="T14">THEN</text:span><text:span text:style-name="T48"> </text:span><text:span text:style-name="T88">'10d. AZLIM2 aligné sur AZDCOI'</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2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c. AZLIM2_GD devrait être à NULL'</text:span></text:p>
            <text:p text:style-name="P60"><text:span text:style-name="T48"><text:s text:c="8"/></text:span><text:span text:style-name="T14">WHEN</text:span><text:span text:style-name="T48"> </text:span><text:span text:style-name="T35">COALESCE</text:span><text:span text:style-name="T48">(plas25, </text:span><text:span text:style-name="T88">'0'</text:span><text:span text:style-name="T48">) != </text:span><text:span text:style-name="T88">'0'</text:span><text:span text:style-name="T48"> </text:span><text:span text:style-name="T14">AND</text:span><text:span text:style-name="T48"> plisi </text:span><text:span text:style-name="T14">IS</text:span><text:span text:style-name="T48"> </text:span><text:span text:style-name="T14">NULL</text:span><text:span text:style-name="T48"> </text:span><text:span text:style-name="T14">THEN</text:span><text:span text:style-name="T48"> </text:span><text:span text:style-name="T88">'12a. PLISI NULL'</text:span></text:p>
            <text:p text:style-name="P60"><text:span text:style-name="T48"><text:s text:c="8"/></text:span><text:span text:style-name="T14">WHEN</text:span><text:span text:style-name="T48"> </text:span><text:span text:style-name="T35">COALESCE</text:span><text:span text:style-name="T48">(plas25, </text:span><text:span text:style-name="T88">'0'</text:span><text:span text:style-name="T48">) = </text:span><text:span text:style-name="T88">'0'</text:span><text:span text:style-name="T48"> </text:span><text:span text:style-name="T14">AND</text:span><text:span text:style-name="T48"> plis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b. PLISI devrait être à NULL'</text:span></text:p>
            <text:p text:style-name="P60"><text:span text:style-name="T48"><text:s text:c="8"/></text:span><text:span text:style-name="T14">WHEN</text:span><text:span text:style-name="T48"> plisi </text:span><text:span text:style-name="T14">IN</text:span><text:span text:style-name="T48"> (</text:span><text:span text:style-name="T88">'1'</text:span><text:span text:style-name="T48">, </text:span><text:span text:style-name="T88">'2'</text:span><text:span text:style-name="T48">) </text:span><text:span text:style-name="T14">AND</text:span><text:span text:style-name="T48"> cslisi </text:span><text:span text:style-name="T14">IS</text:span><text:span text:style-name="T48"> </text:span><text:span text:style-name="T14">NULL</text:span><text:span text:style-name="T48"> </text:span><text:span text:style-name="T14">THEN</text:span><text:span text:style-name="T48"> </text:span><text:span text:style-name="T88">'13a. CSLISI NULL'</text:span></text:p>
            <text:p text:style-name="P60"><text:span text:style-name="T48"><text:s text:c="8"/></text:span><text:span text:style-name="T14">WHEN</text:span><text:span text:style-name="T48"> plisi = </text:span><text:span text:style-name="T88">'2'</text:span><text:span text:style-name="T48"> </text:span><text:span text:style-name="T14">AND</text:span><text:span text:style-name="T48"> cslisi </text:span><text:span text:style-name="T14">NOT</text:span><text:span text:style-name="T48"> </text:span><text:span text:style-name="T14">IN</text:span><text:span text:style-name="T48"> (</text:span><text:span text:style-name="T88">'7'</text:span><text:span text:style-name="T48">, </text:span><text:span text:style-name="T88">'9'</text:span><text:span text:style-name="T48">, </text:span><text:span text:style-name="T88">'T'</text:span><text:span text:style-name="T48">) </text:span><text:span text:style-name="T14">THEN</text:span><text:span text:style-name="T48"> </text:span><text:span text:style-name="T88">'13b. Valeur illicite de CSLISI'</text:span></text:p>
            <text:p text:style-name="P60"><text:soft-page-break/><text:span text:style-name="T48"><text:s text:c="8"/></text:span><text:span text:style-name="T14">WHEN</text:span><text:span text:style-name="T48"> </text:span><text:span text:style-name="T35">COALESCE</text:span><text:span text:style-name="T48">(plisi, </text:span><text:span text:style-name="T88">'0'</text:span><text:span text:style-name="T48">) = </text:span><text:span text:style-name="T88">'0'</text:span><text:span text:style-name="T48"> </text:span><text:span text:style-name="T14">AND</text:span><text:span text:style-name="T48"> cslis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3c. CSLISI devrait être à NULL'</text:span></text:p>
            <text:p text:style-name="P60"><text:span text:style-name="T48"><text:s text:c="8"/></text:span><text:span text:style-name="T14">WHEN</text:span><text:span text:style-name="T48"> bord </text:span><text:span text:style-name="T14">IS</text:span><text:span text:style-name="T48"> </text:span><text:span text:style-name="T14">NULL</text:span><text:span text:style-name="T48"> </text:span><text:span text:style-name="T14">THEN</text:span><text:span text:style-name="T48"> </text:span><text:span text:style-name="T88">'14. BORD NULL'</text:span></text:p>
            <text:p text:style-name="P60"><text:span text:style-name="T48"><text:s text:c="8"/></text:span><text:span text:style-name="T14">WHEN</text:span><text:span text:style-name="T48"> integr </text:span><text:span text:style-name="T14">IS</text:span><text:span text:style-name="T48"> </text:span><text:span text:style-name="T14">NULL</text:span><text:span text:style-name="T48"> </text:span><text:span text:style-name="T14">THEN</text:span><text:span text:style-name="T48"> </text:span><text:span text:style-name="T88">'15. INTEGR NULL'</text:span></text:p>
            <text:p text:style-name="P60"><text:span text:style-name="T48"><text:s text:c="8"/></text:span><text:span text:style-name="T14">WHEN</text:span><text:span text:style-name="T48"> tcat10 </text:span><text:span text:style-name="T14">IS</text:span><text:span text:style-name="T48"> </text:span><text:span text:style-name="T14">NULL</text:span><text:span text:style-name="T48"> </text:span><text:span text:style-name="T14">THEN</text:span><text:span text:style-name="T48"> </text:span><text:span text:style-name="T88">'16. TCAT10 NULL'</text:span></text:p>
            <text:p text:style-name="P60"><text:span text:style-name="T48"><text:s text:c="8"/></text:span><text:span text:style-name="T14">WHEN</text:span><text:span text:style-name="T48"> peupnr </text:span><text:span text:style-name="T14">IS</text:span><text:span text:style-name="T48"> </text:span><text:span text:style-name="T14">NULL</text:span><text:span text:style-name="T48"> </text:span><text:span text:style-name="T14">THEN</text:span><text:span text:style-name="T48"> </text:span><text:span text:style-name="T88">'17. PEUPNR NULL'</text:span></text:p>
            <text:p text:style-name="P60"><text:span text:style-name="T48"><text:s text:c="8"/></text:span><text:span text:style-name="T14">WHEN</text:span><text:span text:style-name="T48"> peupnr = </text:span><text:span text:style-name="T88">'1'</text:span><text:span text:style-name="T48"> </text:span><text:span text:style-name="T14">AND</text:span><text:span text:style-name="T48"> d.suppl-&gt;&gt;</text:span><text:span text:style-name="T88">'cam'</text:span><text:span text:style-name="T48"> </text:span><text:span text:style-name="T14">IS</text:span><text:span text:style-name="T48"> </text:span><text:span text:style-name="T14">NULL</text:span><text:span text:style-name="T48"> </text:span><text:span text:style-name="T14">THEN</text:span><text:span text:style-name="T48"> </text:span><text:span text:style-name="T88">'18a. CAM NULL'</text:span></text:p>
            <text:p text:style-name="P60"><text:span text:style-name="T48"><text:s text:c="8"/></text:span><text:span text:style-name="T14">WHEN</text:span><text:span text:style-name="T48"> </text:span><text:span text:style-name="T35">COALESCE</text:span><text:span text:style-name="T48">(peupnr, </text:span><text:span text:style-name="T88">'0'</text:span><text:span text:style-name="T48">) != </text:span><text:span text:style-name="T88">'1'</text:span><text:span text:style-name="T48"> </text:span><text:span text:style-name="T14">AND</text:span><text:span text:style-name="T48"> d.suppl-&gt;&gt;</text:span><text:span text:style-name="T88">'cam'</text:span><text:span text:style-name="T48">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8b. CAM devrait être à NULL'</text:span></text:p>
            <text:p text:style-name="P60"><text:span text:style-name="T48"><text:s text:c="8"/></text:span><text:span text:style-name="T14">WHEN</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href_dm </text:span><text:span text:style-name="T14">IS</text:span><text:span text:style-name="T48"> </text:span><text:span text:style-name="T14">NULL</text:span><text:span text:style-name="T48"> </text:span><text:span text:style-name="T14">THEN</text:span><text:span text:style-name="T48"> </text:span><text:span text:style-name="T88">'19a. HREF NULL'</text:span></text:p>
            <text:p text:style-name="P60"><text:span text:style-name="T48"><text:s text:c="8"/></text:span><text:span text:style-name="T14">WHEN</text:span><text:span text:style-name="T48"> </text:span><text:span text:style-name="T14">NOT</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href_d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9b. HREF devrait être à NULL'</text:span></text:p>
            <text:p text:style-name="P60"><text:span text:style-name="T48"><text:s text:c="8"/></text:span><text:span text:style-name="T14">WHEN</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sver </text:span><text:span text:style-name="T14">IS</text:span><text:span text:style-name="T48"> </text:span><text:span text:style-name="T14">NULL</text:span><text:span text:style-name="T48"> </text:span><text:span text:style-name="T14">THEN</text:span><text:span text:style-name="T48"> </text:span><text:span text:style-name="T88">'19c. SVER NULL'</text:span></text:p>
            <text:p text:style-name="P60"><text:span text:style-name="T48"><text:s text:c="8"/></text:span><text:span text:style-name="T14">WHEN</text:span><text:span text:style-name="T48"> </text:span><text:span text:style-name="T14">NOT</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sve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9d. SVER devrait être à NULL'</text:span></text:p>
            <text:p text:style-name="P60"><text:span text:style-name="T48"><text:s text:c="8"/></text:span><text:span text:style-name="T14">WHEN</text:span><text:span text:style-name="T48"> href_dm &lt; </text:span><text:span text:style-name="T76">100</text:span><text:span text:style-name="T48"> </text:span><text:span text:style-name="T14">AND</text:span><text:span text:style-name="T48"> sver </text:span><text:span text:style-name="T14">NOT</text:span><text:span text:style-name="T48"> </text:span><text:span text:style-name="T14">IN</text:span><text:span text:style-name="T48"> (</text:span><text:span text:style-name="T88">'2'</text:span><text:span text:style-name="T48">, </text:span><text:span text:style-name="T88">'3'</text:span><text:span text:style-name="T48">, </text:span><text:span text:style-name="T88">'4'</text:span><text:span text:style-name="T48">) </text:span><text:span text:style-name="T14">THEN</text:span><text:span text:style-name="T48"> </text:span><text:span text:style-name="T88">'18e. SVER incohérent avec HREF &lt; 100'</text:span></text:p>
            <text:p text:style-name="P60"><text:span text:style-name="T48"><text:s text:c="8"/></text:span><text:span text:style-name="T14">WHEN</text:span><text:span text:style-name="T48"> href_dm &gt;= </text:span><text:span text:style-name="T76">100</text:span><text:span text:style-name="T48"> </text:span><text:span text:style-name="T14">AND</text:span><text:span text:style-name="T48"> sver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6'</text:span><text:span text:style-name="T48">) </text:span><text:span text:style-name="T14">THEN</text:span><text:span text:style-name="T48"> </text:span><text:span text:style-name="T88">'18f. SVER incohérent avec HREF &gt;= 100'</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14">AND</text:span><text:span text:style-name="T48"> gest </text:span><text:span text:style-name="T14">IS</text:span><text:span text:style-name="T48"> </text:span><text:span text:style-name="T14">NULL</text:span><text:span text:style-name="T48"> </text:span><text:span text:style-name="T14">THEN</text:span><text:span text:style-name="T48"> </text:span><text:span text:style-name="T88">'19. GEST NULL'</text:span></text:p>
            <text:p text:style-name="P60"><text:span text:style-name="T48"><text:s text:c="8"/></text:span><text:span text:style-name="T14">WHEN</text:span><text:span text:style-name="T48"> nincid </text:span><text:span text:style-name="T14">IS</text:span><text:span text:style-name="T48"> </text:span><text:span text:style-name="T14">NULL</text:span><text:span text:style-name="T48"> </text:span><text:span text:style-name="T14">THEN</text:span><text:span text:style-name="T48"> </text:span><text:span text:style-name="T88">'20. NINCID NULL'</text:span></text:p>
            <text:p text:style-name="P60"><text:span text:style-name="T48"><text:s text:c="8"/></text:span><text:span text:style-name="T14">WHEN</text:span><text:span text:style-name="T48"> nincid != </text:span><text:span text:style-name="T88">'0'</text:span><text:span text:style-name="T48"> </text:span><text:span text:style-name="T14">AND</text:span><text:span text:style-name="T48"> incid </text:span><text:span text:style-name="T14">IS</text:span><text:span text:style-name="T48"> </text:span><text:span text:style-name="T14">NULL</text:span><text:span text:style-name="T48"> </text:span><text:span text:style-name="T14">THEN</text:span><text:span text:style-name="T48"> </text:span><text:span text:style-name="T88">'21a. INCID NULL'</text:span></text:p>
            <text:p text:style-name="P60"><text:span text:style-name="T48"><text:s text:c="8"/></text:span><text:span text:style-name="T14">WHEN</text:span><text:span text:style-name="T48"> </text:span><text:span text:style-name="T35">COALESCE</text:span><text:span text:style-name="T48">(nincid, </text:span><text:span text:style-name="T88">'0'</text:span><text:span text:style-name="T48">) = </text:span><text:span text:style-name="T88">'0'</text:span><text:span text:style-name="T48"> </text:span><text:span text:style-name="T14">AND</text:span><text:span text:style-name="T48"> inci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1b. INCID devrait être à NULL'</text:span></text:p>
            <text:p text:style-name="P60"><text:span text:style-name="T48"><text:s text:c="8"/></text:span><text:span text:style-name="T14">WHEN</text:span><text:span text:style-name="T48"> dc </text:span><text:span text:style-name="T14">IS</text:span><text:span text:style-name="T48"> </text:span><text:span text:style-name="T14">NULL</text:span><text:span text:style-name="T48"> </text:span><text:span text:style-name="T14">THEN</text:span><text:span text:style-name="T48"> </text:span><text:span text:style-name="T88">'22. DC NULL'</text:span></text:p>
            <text:p text:style-name="P60"><text:span text:style-name="T48"><text:s text:c="8"/></text:span><text:span text:style-name="T14">WHEN</text:span><text:span text:style-name="T48"> dc </text:span><text:span text:style-name="T14">IN</text:span><text:span text:style-name="T48"> (</text:span><text:span text:style-name="T88">'1'</text:span><text:span text:style-name="T48">, </text:span><text:span text:style-name="T88">'2'</text:span><text:span text:style-name="T48">) </text:span><text:span text:style-name="T14">AND</text:span><text:span text:style-name="T48"> dcespar1 </text:span><text:span text:style-name="T14">IS</text:span><text:span text:style-name="T48"> </text:span><text:span text:style-name="T14">NULL</text:span><text:span text:style-name="T48"> </text:span><text:span text:style-name="T14">THEN</text:span><text:span text:style-name="T48"> </text:span><text:span text:style-name="T88">'23a. DCESPAR1 NULL'</text:span></text:p>
            <text:p text:style-name="P60"><text:span text:style-name="T48"><text:s text:c="8"/></text:span><text:span text:style-name="T14">WHEN</text:span><text:span text:style-name="T48"> </text:span><text:span text:style-name="T35">COALESCE</text:span><text:span text:style-name="T48">(dc, </text:span><text:span text:style-name="T88">'0'</text:span><text:span text:style-name="T48">)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14">AND</text:span><text:span text:style-name="T48"> dcespar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3b. DCESPAR1 devrait être à NULL'</text:span></text:p>
            <text:p text:style-name="P60"><text:span text:style-name="T48"><text:s text:c="8"/></text:span><text:span text:style-name="T14">WHEN</text:span><text:span text:style-name="T48"> andain </text:span><text:span text:style-name="T14">IS</text:span><text:span text:style-name="T48"> </text:span><text:span text:style-name="T14">NULL</text:span><text:span text:style-name="T48"> </text:span><text:span text:style-name="T14">THEN</text:span><text:span text:style-name="T48"> </text:span><text:span text:style-name="T88">'24. ANDAIN NULL'</text:span><text:span text:style-name="T48"> <text:s text:c="7"/></text:span></text:p>
            <text:p text:style-name="P60"><text:span text:style-name="T48"><text:s text:c="8"/></text:span><text:span text:style-name="T14">WHEN</text:span><text:span text:style-name="T48"> tplant </text:span><text:span text:style-name="T14">IS</text:span><text:span text:style-name="T48"> </text:span><text:span text:style-name="T14">NULL</text:span><text:span text:style-name="T48"> </text:span><text:span text:style-name="T14">THEN</text:span><text:span text:style-name="T48"> </text:span><text:span text:style-name="T88">'26a. TPLANT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dc != </text:span><text:span text:style-name="T88">'1'</text:span><text:span text:style-name="T48"> </text:span><text:span text:style-name="T14">AND</text:span><text:span text:style-name="T48"> tplant = </text:span><text:span text:style-name="T88">'0'</text:span><text:span text:style-name="T48"> </text:span><text:span text:style-name="T14">THEN</text:span><text:span text:style-name="T48"> </text:span><text:span text:style-name="T88">'26b. TPLANT incohérent sur coupe en peupleraie'</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1 </text:span><text:span text:style-name="T14">IS</text:span><text:span text:style-name="T48"> </text:span><text:span text:style-name="T14">NULL</text:span><text:span text:style-name="T48"> </text:span><text:span text:style-name="T14">THEN</text:span><text:span text:style-name="T48"> </text:span><text:span text:style-name="T88">'27a. TPESPAR1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7b. TPESPAR1 devrait être à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2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7c. TPESPAR2 devrait être à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elag </text:span><text:span text:style-name="T14">IS</text:span><text:span text:style-name="T48"> </text:span><text:span text:style-name="T14">NULL</text:span><text:span text:style-name="T48"> </text:span><text:span text:style-name="T14">THEN</text:span><text:span text:style-name="T48"> </text:span><text:span text:style-name="T88">'28a. ELAG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elag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8b. ELAG devrait être à NULL'</text:span></text:p>
            <text:p text:style-name="P60"><text:span text:style-name="T48"><text:s text:c="8"/></text:span><text:span text:style-name="T14">WHEN</text:span><text:span text:style-name="T48"> tplant = </text:span><text:span text:style-name="T88">'P'</text:span><text:span text:style-name="T48"> </text:span><text:span text:style-name="T14">AND</text:span><text:span text:style-name="T48"> bplant_dm </text:span><text:span text:style-name="T14">IS</text:span><text:span text:style-name="T48"> </text:span><text:span text:style-name="T14">NULL</text:span><text:span text:style-name="T48"> </text:span><text:span text:style-name="T14">THEN</text:span><text:span text:style-name="T48"> </text:span><text:span text:style-name="T88">'29. BPLANT_DM NULL'</text:span></text:p>
            <text:p text:style-name="P60"><text:span text:style-name="T48"><text:s text:c="8"/></text:span><text:span text:style-name="T14">WHEN</text:span><text:span text:style-name="T48"> tplant = </text:span><text:span text:style-name="T88">'P'</text:span><text:span text:style-name="T48"> </text:span><text:span text:style-name="T14">AND</text:span><text:span text:style-name="T48"> iplant_dm </text:span><text:span text:style-name="T14">IS</text:span><text:span text:style-name="T48"> </text:span><text:span text:style-name="T14">NULL</text:span><text:span text:style-name="T48"> </text:span><text:span text:style-name="T14">THEN</text:span><text:span text:style-name="T48"> </text:span><text:span text:style-name="T88">'30. IPLANT_DM NULL'</text:span></text:p>
            <text:p text:style-name="P60"><text:soft-page-break/><text:span text:style-name="T48"><text:s text:c="8"/></text:span><text:span text:style-name="T14">WHEN</text:span><text:span text:style-name="T48"> csa = </text:span><text:span text:style-name="T88">'5'</text:span><text:span text:style-name="T48"> </text:span><text:span text:style-name="T14">AND</text:span><text:span text:style-name="T48"> tplant = </text:span><text:span text:style-name="T88">'P'</text:span><text:span text:style-name="T48"> </text:span><text:span text:style-name="T14">AND</text:span><text:span text:style-name="T48"> p.suppl-&gt;&gt;</text:span><text:span text:style-name="T88">'maille'</text:span><text:span text:style-name="T48"> </text:span><text:span text:style-name="T14">IS</text:span><text:span text:style-name="T48"> </text:span><text:span text:style-name="T14">NULL</text:span><text:span text:style-name="T48"> </text:span><text:span text:style-name="T14">THEN</text:span><text:span text:style-name="T48"> </text:span><text:span text:style-name="T88">'31. MAILLE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tplant = </text:span><text:span text:style-name="T88">'P'</text:span><text:span text:style-name="T48"> </text:span><text:span text:style-name="T14">AND</text:span><text:span text:style-name="T48"> d.suppl-&gt;&gt;</text:span><text:span text:style-name="T88">'entp'</text:span><text:span text:style-name="T48"> </text:span><text:span text:style-name="T14">IS</text:span><text:span text:style-name="T48"> </text:span><text:span text:style-name="T14">NULL</text:span><text:span text:style-name="T48"> </text:span><text:span text:style-name="T14">THEN</text:span><text:span text:style-name="T48"> </text:span><text:span text:style-name="T88">'32. ENTP NULL'</text:span></text:p>
            <text:p text:style-name="P60"><text:span text:style-name="T48"><text:s text:c="8"/></text:span><text:span text:style-name="T14">WHEN</text:span><text:span text:style-name="T48"> tplant != </text:span><text:span text:style-name="T88">'0'</text:span><text:span text:style-name="T48"> </text:span><text:span text:style-name="T14">AND</text:span><text:span text:style-name="T48"> elag </text:span><text:span text:style-name="T14">IS</text:span><text:span text:style-name="T48"> </text:span><text:span text:style-name="T14">NULL</text:span><text:span text:style-name="T48"> </text:span><text:span text:style-name="T14">THEN</text:span><text:span text:style-name="T48"> </text:span><text:span text:style-name="T88">'33. ELAG NULL'</text:span></text:p>
            <text:p text:style-name="P60"><text:span text:style-name="T48"><text:s text:c="8"/></text:span><text:span text:style-name="T14">WHEN</text:span><text:span text:style-name="T48"> iti </text:span><text:span text:style-name="T14">IS</text:span><text:span text:style-name="T48"> </text:span><text:span text:style-name="T14">NULL</text:span><text:span text:style-name="T48"> </text:span><text:span text:style-name="T14">THEN</text:span><text:span text:style-name="T48"> </text:span><text:span text:style-name="T88">'34. ITI NULL'</text:span><text:span text:style-name="T48"> <text:s text:c="5"/></text:span></text:p>
            <text:p text:style-name="P60"><text:span text:style-name="T48"><text:s text:c="8"/></text:span><text:span text:style-name="T14">WHEN</text:span><text:span text:style-name="T48"> </text:span><text:span text:style-name="T35">COALESCE</text:span><text:span text:style-name="T48">(iti, </text:span><text:span text:style-name="T88">'0'</text:span><text:span text:style-name="T48">) != </text:span><text:span text:style-name="T88">'0'</text:span><text:span text:style-name="T48"> </text:span><text:span text:style-name="T14">AND</text:span><text:span text:style-name="T48"> dist </text:span><text:span text:style-name="T14">IS</text:span><text:span text:style-name="T48"> </text:span><text:span text:style-name="T14">NULL</text:span><text:span text:style-name="T48"> </text:span><text:span text:style-name="T14">THEN</text:span><text:span text:style-name="T48"> </text:span><text:span text:style-name="T88">'35a. DIST NULL'</text:span></text:p>
            <text:p text:style-name="P60"><text:span text:style-name="T48"><text:s text:c="8"/></text:span><text:span text:style-name="T14">WHEN</text:span><text:span text:style-name="T48"> </text:span><text:span text:style-name="T35">COALESCE</text:span><text:span text:style-name="T48">(iti, </text:span><text:span text:style-name="T88">'0'</text:span><text:span text:style-name="T48">) = </text:span><text:span text:style-name="T88">'0'</text:span><text:span text:style-name="T48"> </text:span><text:span text:style-name="T14">AND</text:span><text:span text:style-name="T48"> dis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5b. DIST devrait être à NULL'</text:span></text:p>
            <text:p text:style-name="P60"><text:span text:style-name="T48"><text:s text:c="8"/></text:span><text:span text:style-name="T14">WHEN</text:span><text:span text:style-name="T48"> pentexp </text:span><text:span text:style-name="T14">IS</text:span><text:span text:style-name="T48"> </text:span><text:span text:style-name="T14">NULL</text:span><text:span text:style-name="T48"> </text:span><text:span text:style-name="T14">THEN</text:span><text:span text:style-name="T48"> </text:span><text:span text:style-name="T88">'36. PENTEXP NULL'</text:span></text:p>
            <text:p text:style-name="P60"><text:span text:style-name="T48"><text:s text:c="8"/></text:span><text:span text:style-name="T14">WHEN</text:span><text:span text:style-name="T48"> pentexp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portance </text:span><text:span text:style-name="T14">IS</text:span><text:span text:style-name="T48"> </text:span><text:span text:style-name="T14">NULL</text:span><text:span text:style-name="T48"> </text:span><text:span text:style-name="T14">THEN</text:span><text:span text:style-name="T48"> </text:span><text:span text:style-name="T88">'37a. PORTANCE NULL'</text:span></text:p>
            <text:p text:style-name="P60"><text:span text:style-name="T48"><text:s text:c="8"/></text:span><text:span text:style-name="T14">WHEN</text:span><text:span text:style-name="T48"> </text:span><text:span text:style-name="T35">COALESCE</text:span><text:span text:style-name="T48">(pentexp, </text:span><text:span text:style-name="T88">'0'</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portanc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7b. PORTANCE devrait être à NULL'</text:span></text:p>
            <text:p text:style-name="P60"><text:span text:style-name="T48"><text:s text:c="8"/></text:span><text:span text:style-name="T14">WHEN</text:span><text:span text:style-name="T48"> asperite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asperite </text:span><text:span text:style-name="T14">IS</text:span><text:span text:style-name="T48"> </text:span><text:span text:style-name="T14">NULL</text:span><text:span text:style-name="T48"> </text:span><text:span text:style-name="T14">THEN</text:span><text:span text:style-name="T48"> </text:span><text:span text:style-name="T88">'38a. ASPERITE NULL'</text:span></text:p>
            <text:p text:style-name="P60"><text:span text:style-name="T48"><text:s text:c="8"/></text:span><text:span text:style-name="T14">WHEN</text:span><text:span text:style-name="T48"> </text:span><text:span text:style-name="T35">COALESCE</text:span><text:span text:style-name="T48">(asperite, </text:span><text:span text:style-name="T88">'0'</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asperit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8b. ASPERITE devrait être à NULL'</text:span></text:p>
            <text:p text:style-name="P60"><text:span text:style-name="T48"><text:s text:c="8"/></text:span><text:span text:style-name="T14">WHEN</text:span><text:span text:style-name="T48"> orniere </text:span><text:span text:style-name="T14">IS</text:span><text:span text:style-name="T48"> </text:span><text:span text:style-name="T14">NULL</text:span><text:span text:style-name="T48"> </text:span><text:span text:style-name="T14">THEN</text:span><text:span text:style-name="T48"> </text:span><text:span text:style-name="T88">'39. ORNIERE NULL'</text:span></text:p>
            <text:p text:style-name="P60"><text:span text:style-name="T48"><text:s text:c="8"/></text:span><text:span text:style-name="T14">WHEN</text:span><text:span text:style-name="T48"> pbuis </text:span><text:span text:style-name="T14">IS</text:span><text:span text:style-name="T48"> </text:span><text:span text:style-name="T14">NULL</text:span><text:span text:style-name="T48"> </text:span><text:span text:style-name="T14">THEN</text:span><text:span text:style-name="T48"> </text:span><text:span text:style-name="T88">'40. PBUIS NULL'</text:span></text:p>
            <text:p text:style-name="P60"><text:span text:style-name="T48"><text:s text:c="8"/></text:span><text:span text:style-name="T14">WHEN</text:span><text:span text:style-name="T48"> pbuis != </text:span><text:span text:style-name="T88">'0'</text:span><text:span text:style-name="T48"> </text:span><text:span text:style-name="T14">AND</text:span><text:span text:style-name="T48"> atpyr </text:span><text:span text:style-name="T14">IS</text:span><text:span text:style-name="T48"> </text:span><text:span text:style-name="T14">NULL</text:span><text:span text:style-name="T48"> </text:span><text:span text:style-name="T14">THEN</text:span><text:span text:style-name="T48"> </text:span><text:span text:style-name="T88">'41a. ATPYR NULL'</text:span></text:p>
            <text:p text:style-name="P60"><text:span text:style-name="T48"><text:s text:c="8"/></text:span><text:span text:style-name="T14">WHEN</text:span><text:span text:style-name="T48"> </text:span><text:span text:style-name="T35">COALESCE</text:span><text:span text:style-name="T48">(pbuis, </text:span><text:span text:style-name="T88">'0'</text:span><text:span text:style-name="T48">) = </text:span><text:span text:style-name="T88">'0'</text:span><text:span text:style-name="T48"> </text:span><text:span text:style-name="T14">AND</text:span><text:span text:style-name="T48"> atpy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1b. ATPYR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a </text:span><text:span text:style-name="T14">IS</text:span><text:span text:style-name="T48"> </text:span><text:span text:style-name="T14">NULL</text:span><text:span text:style-name="T48"> </text:span><text:span text:style-name="T14">THEN</text:span><text:span text:style-name="T48"> </text:span><text:span text:style-name="T88">'42a. NCBUIS_A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b. NCBUIS_A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b </text:span><text:span text:style-name="T14">IS</text:span><text:span text:style-name="T48"> </text:span><text:span text:style-name="T14">NULL</text:span><text:span text:style-name="T48"> </text:span><text:span text:style-name="T14">THEN</text:span><text:span text:style-name="T48"> </text:span><text:span text:style-name="T88">'42c. NCBUIS_B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d. NCBUIS_B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c </text:span><text:span text:style-name="T14">IS</text:span><text:span text:style-name="T48"> </text:span><text:span text:style-name="T14">NULL</text:span><text:span text:style-name="T48"> </text:span><text:span text:style-name="T14">THEN</text:span><text:span text:style-name="T48"> </text:span><text:span text:style-name="T88">'42e. NCBUIS_C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c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f. NCBUIS_C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d </text:span><text:span text:style-name="T14">IS</text:span><text:span text:style-name="T48"> </text:span><text:span text:style-name="T14">NULL</text:span><text:span text:style-name="T48"> </text:span><text:span text:style-name="T14">THEN</text:span><text:span text:style-name="T48"> </text:span><text:span text:style-name="T88">'42g. NCBUIS_D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h. NCBUIS_D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e </text:span><text:span text:style-name="T14">IS</text:span><text:span text:style-name="T48"> </text:span><text:span text:style-name="T14">NULL</text:span><text:span text:style-name="T48"> </text:span><text:span text:style-name="T14">THEN</text:span><text:span text:style-name="T48"> </text:span><text:span text:style-name="T88">'42i. NCBUIS_E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j. NCBUIS_E devrait être à NULL'</text:span></text:p>
            <text:p text:style-name="P60"><text:span text:style-name="T48"><text:s text:c="8"/></text:span><text:span text:style-name="T14">WHEN</text:span><text:span text:style-name="T48"> ncbuis_a + ncbuis_b + ncbuis_c + ncbuis_d + ncbuis_e &gt; </text:span><text:span text:style-name="T76">10</text:span><text:span text:style-name="T48"> </text:span><text:span text:style-name="T14">THEN</text:span><text:span text:style-name="T48"> </text:span><text:span text:style-name="T88">'43. Somme des NCBUIS &gt; 10'</text:span></text:p>
            <text:p text:style-name="P60"><text:span text:style-name="T48"><text:s text:c="8"/></text:span><text:span text:style-name="T14">WHEN</text:span><text:span text:style-name="T48"> ncbuis_a + ncbuis_b + ncbuis_c + ncbuis_d + ncbuis_e = </text:span><text:span text:style-name="T76">10</text:span><text:span text:style-name="T48"> </text:span><text:span text:style-name="T14">AND</text:span><text:span text:style-name="T48"> ncbuis10 </text:span><text:span text:style-name="T14">IS</text:span><text:span text:style-name="T48"> </text:span><text:span text:style-name="T14">NULL</text:span><text:span text:style-name="T48"> </text:span><text:span text:style-name="T14">THEN</text:span><text:span text:style-name="T48"> </text:span><text:span text:style-name="T88">'44a. NCBUIS10 NULL'</text:span></text:p>
            <text:p text:style-name="P60"><text:span text:style-name="T48"><text:s text:c="8"/></text:span><text:span text:style-name="T14">WHEN</text:span><text:span text:style-name="T48"> ncbuis_a + ncbuis_b + ncbuis_c + ncbuis_d + ncbuis_e != </text:span><text:span text:style-name="T76">10</text:span><text:span text:style-name="T48"> </text:span><text:span text:style-name="T14">AND</text:span><text:span text:style-name="T48"> ncbuis10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4b. NCBUIS10 devrait être à NULL'</text:span></text:p>
            <text:p text:style-name="P60"><text:soft-page-break/><text:span text:style-name="T48"><text:s text:c="8"/></text:span><text:span text:style-name="T14">WHEN</text:span><text:span text:style-name="T48"> ncbuis10 = </text:span><text:span text:style-name="T88">'1'</text:span><text:span text:style-name="T48"> </text:span><text:span text:style-name="T14">AND</text:span><text:span text:style-name="T48"> azdbuis_gd </text:span><text:span text:style-name="T14">IS</text:span><text:span text:style-name="T48"> </text:span><text:span text:style-name="T14">NULL</text:span><text:span text:style-name="T48"> </text:span><text:span text:style-name="T14">THEN</text:span><text:span text:style-name="T48"> </text:span><text:span text:style-name="T88">'45a. AZDBUIS NULL'</text:span></text:p>
            <text:p text:style-name="P60"><text:span text:style-name="T48"><text:s text:c="8"/></text:span><text:span text:style-name="T14">WHEN</text:span><text:span text:style-name="T48"> </text:span><text:span text:style-name="T35">COALESCE</text:span><text:span text:style-name="T48">(ncbuis10, </text:span><text:span text:style-name="T88">'0'</text:span><text:span text:style-name="T48">) = </text:span><text:span text:style-name="T88">'0'</text:span><text:span text:style-name="T48"> </text:span><text:span text:style-name="T14">AND</text:span><text:span text:style-name="T48"> azdbuis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5b. AZDBUIS devrait être à NULL'</text:span></text:p>
            <text:p text:style-name="P60"><text:span text:style-name="T48"><text:s text:c="8"/></text:span><text:span text:style-name="T14">WHEN</text:span><text:span text:style-name="T48"> tcnr </text:span><text:span text:style-name="T14">IS</text:span><text:span text:style-name="T48"> </text:span><text:span text:style-name="T14">NULL</text:span><text:span text:style-name="T48"> </text:span><text:span text:style-name="T14">THEN</text:span><text:span text:style-name="T48"> </text:span><text:span text:style-name="T88">'46. TCNR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ornr </text:span><text:span text:style-name="T14">IS</text:span><text:span text:style-name="T48"> </text:span><text:span text:style-name="T14">NULL</text:span><text:span text:style-name="T48"> </text:span><text:span text:style-name="T14">THEN</text:span><text:span text:style-name="T48"> </text:span><text:span text:style-name="T88">'47a. OR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or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7b. ORNR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prnr </text:span><text:span text:style-name="T14">IS</text:span><text:span text:style-name="T48"> </text:span><text:span text:style-name="T14">NULL</text:span><text:span text:style-name="T48"> </text:span><text:span text:style-name="T14">THEN</text:span><text:span text:style-name="T48"> </text:span><text:span text:style-name="T88">'48a. PR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pr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8b. PRNR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fouil </text:span><text:span text:style-name="T14">IS</text:span><text:span text:style-name="T48"> </text:span><text:span text:style-name="T14">NULL</text:span><text:span text:style-name="T48"> </text:span><text:span text:style-name="T14">THEN</text:span><text:span text:style-name="T48"> </text:span><text:span text:style-name="T88">'49a. FOUIL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fouil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9b. fouil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predom </text:span><text:span text:style-name="T14">IS</text:span><text:span text:style-name="T48"> </text:span><text:span text:style-name="T14">NULL</text:span><text:span text:style-name="T48"> </text:span><text:span text:style-name="T14">THEN</text:span><text:span text:style-name="T48"> </text:span><text:span text:style-name="T88">'50a. PREDOM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predo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50b. PREDOM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dispnr </text:span><text:span text:style-name="T14">IS</text:span><text:span text:style-name="T48"> </text:span><text:span text:style-name="T14">NULL</text:span><text:span text:style-name="T48"> </text:span><text:span text:style-name="T14">THEN</text:span><text:span text:style-name="T48"> </text:span><text:span text:style-name="T88">'51a. DISP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disp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51b. DISPNR devrait être à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m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limites l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coupes c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plantations p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buis b </text:span><text:span text:style-name="T14">USING</text:span><text:span text:style-name="T48"> (id_ech, id_point)</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P60"><text:span text:style-name="T14">ORDER</text:span><text:span text:style-name="T48"> </text:span><text:span text:style-name="T14">BY</text:span><text:span text:style-name="T48"> erreur</text:span><text:span text:style-name="T60">;</text:span></text:p>
            <text:p text:style-name="P10"/>
            <text:p text:style-name="P69">pas d’erreurs</text:p>
            <text:p text:style-name="P10"/>
          </table:table-cell>
        </table:table-row>
        <table:table-row table:style-name="TableLine1658033789328">
          <table:table-cell table:style-name="Tableau3.A1" office:value-type="string">
            <text:p text:style-name="EtiquetteSous">Deuxième levée d’arbres</text:p>
          </table:table-cell>
          <table:table-cell table:style-name="Tableau3.A1" office:value-type="string">
            <text:p text:style-name="P10">La requête SQL contrôlant le respect des règles formulées dans l’IMOT est la suivante :</text:p>
            <text:p text:style-name="P60"><text:span text:style-name="T14">SELECT</text:span><text:span text:style-name="T48"> *</text:span></text:p>
            <text:p text:style-name="P60"><text:span text:style-name="T14">FROM</text:span><text:span text:style-name="T48"> (</text:span></text:p>
            <text:p text:style-name="P60"><text:span text:style-name="T48"><text:s text:c="4"/></text:span><text:span text:style-name="T14">SELECT</text:span><text:span text:style-name="T48"> v.npp, </text:span><text:span text:style-name="T101">v</text:span><text:span text:style-name="T48">.</text:span><text:span text:style-name="T101">id_ech</text:span><text:span text:style-name="T48">, </text:span><text:span text:style-name="T101">v</text:span><text:span text:style-name="T48">.</text:span><text:span text:style-name="T101">id_point</text:span><text:span text:style-name="T48">, </text:span><text:span text:style-name="T101">a</text:span><text:span text:style-name="T48">.</text:span><text:span text:style-name="T101">a</text:span></text:p>
            <text:p text:style-name="P60"><text:span text:style-name="T48"><text:s text:c="4"/>, </text:span><text:span text:style-name="T14">CASE</text:span></text:p>
            <text:p text:style-name="P60"><text:span text:style-name="T48"><text:s text:c="8"/></text:span><text:span text:style-name="T14">WHEN</text:span><text:span text:style-name="T48"> am2.suppl-&gt;&gt;</text:span><text:span text:style-name="T88">'typerr_a'</text:span><text:span text:style-name="T48"> != </text:span><text:span text:style-name="T88">'0'</text:span><text:span text:style-name="T48"> </text:span><text:span text:style-name="T14">AND</text:span><text:span text:style-name="T48"> jsonb_path_query_first(am2.qual_data, (</text:span><text:span text:style-name="T88">'$[*] ? (@.donnee == "TYPERR_A")."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Commentaire absent sur TYPERR_A'</text:span></text:p>
            <text:p text:style-name="P60"><text:soft-page-break/><text:span text:style-name="T48"><text:s text:c="8"/></text:span><text:span text:style-name="T14">WHEN</text:span><text:span text:style-name="T48"> am2.veget5 = </text:span><text:span text:style-name="T88">'N'</text:span><text:span text:style-name="T48"> </text:span><text:span text:style-name="T14">AND</text:span><text:span text:style-name="T48"> jsonb_path_query_first(am2.qual_data, (</text:span><text:span text:style-name="T88">'$[*] ? (@.donnee == "VEGET5")."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b. Commentaire absent sur VEGET5 = N'</text:span></text:p>
            <text:p text:style-name="P60"><text:span text:style-name="T48"><text:s text:c="8"/></text:span><text:span text:style-name="T14">WHEN</text:span><text:span text:style-name="T48"> am1.veget = </text:span><text:span text:style-name="T88">'A'</text:span><text:span text:style-name="T48"> </text:span><text:span text:style-name="T14">AND</text:span><text:span text:style-name="T48"> am2.veget5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88">'6'</text:span><text:span text:style-name="T48">, </text:span><text:span text:style-name="T88">'7'</text:span><text:span text:style-name="T48">, </text:span><text:span text:style-name="T88">'N'</text:span><text:span text:style-name="T48">) </text:span><text:span text:style-name="T14">THEN</text:span><text:span text:style-name="T48"> </text:span><text:span text:style-name="T88">'01a. Incohérence sur VEGET5 pour VEGET = A'</text:span></text:p>
            <text:p text:style-name="P60"><text:span text:style-name="T48"><text:s text:c="8"/></text:span><text:span text:style-name="T14">WHEN</text:span><text:span text:style-name="T48"> am1.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am2.veget5 </text:span><text:span text:style-name="T14">NOT</text:span><text:span text:style-name="T48"> </text:span><text:span text:style-name="T14">IN</text:span><text:span text:style-name="T48"> (</text:span><text:span text:style-name="T88">'M'</text:span><text:span text:style-name="T48">, </text:span><text:span text:style-name="T88">'2'</text:span><text:span text:style-name="T48">, </text:span><text:span text:style-name="T88">'6'</text:span><text:span text:style-name="T48">, </text:span><text:span text:style-name="T88">'7'</text:span><text:span text:style-name="T48">, </text:span><text:span text:style-name="T88">'N'</text:span><text:span text:style-name="T48">, </text:span><text:span text:style-name="T88">'T'</text:span><text:span text:style-name="T48">) </text:span><text:span text:style-name="T14">THEN</text:span><text:span text:style-name="T48"> </text:span><text:span text:style-name="T88">'01b. Incohérence sur VEGET5 pour VEGET = 5 ou C'</text:span></text:p>
            <text:p text:style-name="P60"><text:span text:style-name="T48"><text:s text:c="8"/></text:span><text:span text:style-name="T14">WHEN</text:span><text:span text:style-name="T48"> am1.veget = </text:span><text:span text:style-name="T88">'0'</text:span><text:span text:style-name="T48"> </text:span><text:span text:style-name="T14">AND</text:span><text:span text:style-name="T48"> am2.veget5 </text:span><text:span text:style-name="T14">IN</text:span><text:span text:style-name="T48"> (</text:span><text:span text:style-name="T88">'0'</text:span><text:span text:style-name="T48">, </text:span><text:span text:style-name="T88">'M'</text:span><text:span text:style-name="T48">, </text:span><text:span text:style-name="T88">'1'</text:span><text:span text:style-name="T48">, </text:span><text:span text:style-name="T88">'2'</text:span><text:span text:style-name="T48">) </text:span><text:span text:style-name="T14">AND</text:span><text:span text:style-name="T48"> a.c13_mm </text:span><text:span text:style-name="T14">IS</text:span><text:span text:style-name="T48"> </text:span><text:span text:style-name="T14">NULL</text:span><text:span text:style-name="T48"> </text:span><text:span text:style-name="T14">THEN</text:span><text:span text:style-name="T48"> </text:span><text:span text:style-name="T88">'02a. C135_MM NULL'</text:span></text:p>
            <text:p text:style-name="P60"><text:span text:style-name="T48"><text:s text:c="8"/></text:span><text:span text:style-name="T14">WHEN</text:span><text:span text:style-name="T48"> </text:span><text:span text:style-name="T14">NOT</text:span><text:span text:style-name="T48"> (am1.veget = </text:span><text:span text:style-name="T88">'0'</text:span><text:span text:style-name="T48"> </text:span><text:span text:style-name="T14">AND</text:span><text:span text:style-name="T48"> am2.veget5 </text:span><text:span text:style-name="T14">IN</text:span><text:span text:style-name="T48"> (</text:span><text:span text:style-name="T88">'0'</text:span><text:span text:style-name="T48">, </text:span><text:span text:style-name="T88">'M'</text:span><text:span text:style-name="T48">, </text:span><text:span text:style-name="T88">'1'</text:span><text:span text:style-name="T48">, </text:span><text:span text:style-name="T88">'2'</text:span><text:span text:style-name="T48">)) </text:span><text:span text:style-name="T14">AND</text:span><text:span text:style-name="T48"> a.c13_m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C135_MM devrait être à NULL'</text:span></text:p>
            <text:p text:style-name="P60"><text:span text:style-name="T48"><text:s text:c="8"/></text:span><text:span text:style-name="T14">WHEN</text:span><text:span text:style-name="T48"> am1.veget = </text:span><text:span text:style-name="T88">'0'</text:span><text:span text:style-name="T48"> </text:span><text:span text:style-name="T14">AND</text:span><text:span text:style-name="T48"> am2.veget5 </text:span><text:span text:style-name="T14">IN</text:span><text:span text:style-name="T48"> (</text:span><text:span text:style-name="T88">'0'</text:span><text:span text:style-name="T48">, </text:span><text:span text:style-name="T88">'M'</text:span><text:span text:style-name="T48">, </text:span><text:span text:style-name="T88">'1'</text:span><text:span text:style-name="T48">, </text:span><text:span text:style-name="T88">'2'</text:span><text:span text:style-name="T48">) </text:span><text:span text:style-name="T14">AND</text:span><text:span text:style-name="T48"> am2.mes_c135 </text:span><text:span text:style-name="T14">IS</text:span><text:span text:style-name="T48"> </text:span><text:span text:style-name="T14">NULL</text:span><text:span text:style-name="T48"> </text:span><text:span text:style-name="T14">THEN</text:span><text:span text:style-name="T48"> </text:span><text:span text:style-name="T88">'03a. MES_C135 NULL'</text:span></text:p>
            <text:p text:style-name="P60"><text:span text:style-name="T48"><text:s text:c="8"/></text:span><text:span text:style-name="T14">WHEN</text:span><text:span text:style-name="T48"> </text:span><text:span text:style-name="T14">NOT</text:span><text:span text:style-name="T48"> (am1.veget = </text:span><text:span text:style-name="T88">'0'</text:span><text:span text:style-name="T48"> </text:span><text:span text:style-name="T14">AND</text:span><text:span text:style-name="T48"> am2.veget5 </text:span><text:span text:style-name="T14">IN</text:span><text:span text:style-name="T48"> (</text:span><text:span text:style-name="T88">'0'</text:span><text:span text:style-name="T48">, </text:span><text:span text:style-name="T88">'M'</text:span><text:span text:style-name="T48">, </text:span><text:span text:style-name="T88">'1'</text:span><text:span text:style-name="T48">, </text:span><text:span text:style-name="T88">'2'</text:span><text:span text:style-name="T48">)) </text:span><text:span text:style-name="T14">AND</text:span><text:span text:style-name="T48"> am2.mes_c135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b. MES_C135 devrait être à NULL'</text:span></text:p>
            <text:p text:style-name="P60"><text:span text:style-name="T48"><text:s text:c="8"/></text:span><text:span text:style-name="T14">WHEN</text:span><text:span text:style-name="T48"> </text:span><text:span text:style-name="T14">NOT</text:span><text:span text:style-name="T48"> (am2.veget5 = </text:span><text:span text:style-name="T88">'0'</text:span><text:span text:style-name="T48"> </text:span><text:span text:style-name="T14">AND</text:span><text:span text:style-name="T48"> a.c13_mm &gt;= </text:span><text:span text:style-name="T76">705</text:span><text:span text:style-name="T48"> </text:span><text:span text:style-name="T14">AND</text:span><text:span text:style-name="T48"> am1.lib != </text:span><text:span text:style-name="T88">'0'</text:span><text:span text:style-name="T48">) </text:span><text:span text:style-name="T14">AND</text:span><text:span text:style-name="T48"> s.mort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b. MORTB5 devrait être à NULL'</text:span></text:p>
            <text:p text:style-name="P60"><text:span text:style-name="T48"><text:s text:c="6"/></text:span><text:span text:style-name="T14">END</text:span><text:span text:style-name="T48"> </text:span><text:span text:style-name="T14">AS</text:span><text:span text:style-name="T48"> erreur</text:span></text:p>
            <text:p text:style-name="P44"><text:s text:c="4"/>, a.qual_data</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2 am2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sante s </text:span><text:span text:style-name="T14">USING</text:span><text:span text:style-name="T48"> (id_ech, id_point, a)</text:span></text:p>
            <text:p text:style-name="P60"><text:span text:style-name="T48"><text:s text:c="4"/></text:span><text:span text:style-name="T14">INNER</text:span><text:span text:style-name="T48"> </text:span><text:span text:style-name="T14">JOIN</text:span><text:span text:style-name="T48"> arbre_m1 am1 </text:span><text:span text:style-name="T14">ON</text:span><text:span text:style-name="T48"> am2.id_ech &gt; am1.id_ech </text:span><text:span text:style-name="T14">AND</text:span><text:span text:style-name="T48"> am2.id_point = am1.id_point </text:span><text:span text:style-name="T14">AND</text:span><text:span text:style-name="T48"> am2.a = am1.a</text:span></text:p>
            <text:p text:style-name="P60"><text:span text:style-name="T48"><text:s text:c="4"/></text:span><text:span text:style-name="T14">WHERE</text:span><text:span text:style-name="T48"> v.annee = </text:span><text:span text:style-name="T76">2023</text:span></text:p>
            <text:p text:style-name="P44">) t</text:p>
            <text:p text:style-name="P60"><text:span text:style-name="T14">WHERE</text:span><text:span text:style-name="T48"> t.erreur </text:span><text:span text:style-name="T14">IS</text:span><text:span text:style-name="T48"> </text:span><text:span text:style-name="T14">NOT</text:span><text:span text:style-name="T48"> </text:span><text:span text:style-name="T14">NULL</text:span></text:p>
            <text:p text:style-name="P60"><text:span text:style-name="T14">ORDER</text:span><text:span text:style-name="T48"> </text:span><text:span text:style-name="T14">BY</text:span><text:span text:style-name="T48"> erreur, npp, a</text:span><text:span text:style-name="T60">;</text:span></text:p>
            <text:p text:style-name="P73"/>
            <text:p text:style-name="P72">9 incohérences entre VEGET5 et VEGET = A (3 arbres) <text:s/>et <text:s/>VEGET = 5 ou C (6 arbres)</text:p>
            <text:p text:style-name="P10"/>
            <text:p text:style-name="P10"/>
          </table:table-cell>
        </table:table-row>
        <table:table-row table:style-name="TableLine1658033779808">
          <table:table-cell table:style-name="Tableau3.A1" office:value-type="string">
            <text:p text:style-name="EtiquetteSous">Nouveaux arbres recensables</text:p>
          </table:table-cell>
          <table:table-cell table:style-name="Tableau3.A1" office:value-type="string">
            <text:p text:style-name="P10">La requête SQL contrôlant le respect des règles formulées dans l’IMOT est la suivante :</text:p>
            <text:p text:style-name="P60"><text:span text:style-name="T14">SELECT</text:span><text:span text:style-name="T48"> * </text:span><text:span text:style-name="T14">FROM</text:span><text:span text:style-name="T48"> (</text:span></text:p>
            <text:p text:style-name="P60"><text:span text:style-name="T48"><text:s text:c="4"/></text:span><text:span text:style-name="T14">SELECT</text:span><text:span text:style-name="T48"> v.npp, v.id_ech, v.id_point, a.a</text:span></text:p>
            <text:p text:style-name="P44"><text:s text:c="4"/>, espar, veget</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lib </text:span><text:span text:style-name="T14">IS</text:span><text:span text:style-name="T48"> </text:span><text:span text:style-name="T14">NULL</text:span><text:span text:style-name="T48"> </text:span><text:span text:style-name="T14">THEN</text:span><text:span text:style-name="T48"> </text:span><text:span text:style-name="T88">'01a. LIB NULL'</text:span></text:p>
            <text:p text:style-name="P60"><text:soft-page-break/><text:span text:style-name="T48"><text:s text:c="8"/></text:span><text:span text:style-name="T14">WHEN</text:span><text:span text:style-name="T48"> veget != </text:span><text:span text:style-name="T88">'0'</text:span><text:span text:style-name="T48"> </text:span><text:span text:style-name="T14">AND</text:span><text:span text:style-name="T48"> li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1b. LIB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ible </text:span><text:span text:style-name="T14">IS</text:span><text:span text:style-name="T48"> </text:span><text:span text:style-name="T14">NULL</text:span><text:span text:style-name="T48"> </text:span><text:span text:style-name="T14">THEN</text:span><text:span text:style-name="T48"> </text:span><text:span text:style-name="T88">'02a. CIBLE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ibl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CIBLE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acci </text:span><text:span text:style-name="T14">IS</text:span><text:span text:style-name="T48"> </text:span><text:span text:style-name="T14">NULL</text:span><text:span text:style-name="T48"> </text:span><text:span text:style-name="T14">THEN</text:span><text:span text:style-name="T48"> </text:span><text:span text:style-name="T88">'03a. ACCI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acc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b. ACCI devrait être à NULL'</text:span></text:p>
            <text:p text:style-name="P60"><text:span text:style-name="T48"><text:s text:c="8"/></text:span><text:span text:style-name="T14">WHEN</text:span><text:span text:style-name="T48"> veget </text:span><text:span text:style-name="T14">IN</text:span><text:span text:style-name="T48"> (</text:span><text:span text:style-name="T88">'0'</text:span><text:span text:style-name="T48">, </text:span><text:span text:style-name="T88">'C'</text:span><text:span text:style-name="T48">) </text:span><text:span text:style-name="T14">AND</text:span><text:span text:style-name="T48"> htot_dm </text:span><text:span text:style-name="T14">IS</text:span><text:span text:style-name="T48"> </text:span><text:span text:style-name="T14">NULL</text:span><text:span text:style-name="T48"> </text:span><text:span text:style-name="T14">THEN</text:span><text:span text:style-name="T48"> </text:span><text:span text:style-name="T88">'04. HTOT NULL sur arbre vivant ou mort sur pied cassé'</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S</text:span><text:span text:style-name="T48"> </text:span><text:span text:style-name="T14">NULL</text:span><text:span text:style-name="T48"> </text:span><text:span text:style-name="T14">THEN</text:span><text:span text:style-name="T48"> </text:span><text:span text:style-name="T88">'05a. DECOUPE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b. DECOUPE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N</text:span><text:span text:style-name="T48"> (</text:span><text:span text:style-name="T88">'1'</text:span><text:span text:style-name="T48">, </text:span><text:span text:style-name="T88">'2'</text:span><text:span text:style-name="T48">) </text:span><text:span text:style-name="T14">AND</text:span><text:span text:style-name="T48"> hdec_dm </text:span><text:span text:style-name="T14">IS</text:span><text:span text:style-name="T48"> </text:span><text:span text:style-name="T14">NULL</text:span><text:span text:style-name="T48"> </text:span><text:span text:style-name="T14">THEN</text:span><text:span text:style-name="T48"> </text:span><text:span text:style-name="T88">'06. HDEC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N</text:span><text:span text:style-name="T48"> (</text:span><text:span text:style-name="T88">'1'</text:span><text:span text:style-name="T48">, </text:span><text:span text:style-name="T88">'2'</text:span><text:span text:style-name="T48">) </text:span><text:span text:style-name="T14">AND</text:span><text:span text:style-name="T48"> ddec_cm </text:span><text:span text:style-name="T14">IS</text:span><text:span text:style-name="T48"> </text:span><text:span text:style-name="T14">NULL</text:span><text:span text:style-name="T48"> </text:span><text:span text:style-name="T14">THEN</text:span><text:span text:style-name="T48"> </text:span><text:span text:style-name="T88">'07. DDEC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2 dm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rbre_m1_2014 am4 </text:span><text:span text:style-name="T14">USING</text:span><text:span text:style-name="T48"> (id_ech, id_point, a)</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P60"><text:span text:style-name="T14">ORDER</text:span><text:span text:style-name="T48"> </text:span><text:span text:style-name="T14">BY</text:span><text:span text:style-name="T48"> erreur, npp, a</text:span><text:span text:style-name="T60">;</text:span></text:p>
            <text:p text:style-name="P73"/>
            <text:p text:style-name="P10">Cette requête ne retourne aucune erreur.</text:p>
            <text:p text:style-name="P10"/>
          </table:table-cell>
        </table:table-row>
        <table:table-row table:style-name="TableLine1658033787968">
          <table:table-cell table:style-name="Tableau3.A1" office:value-type="string">
            <text:p text:style-name="EtiquetteSous">Première description de point</text:p>
          </table:table-cell>
          <table:table-cell table:style-name="Tableau3.A1" office:value-type="string">
            <text:p text:style-name="P10">La requête SQL contrôlant le respect des règles formulées dans l’IMOT est la suivante :</text:p>
            <text:p text:style-name="P60"><text:span text:style-name="Police_20_par_20_défaut"><text:span text:style-name="T14">SELECT</text:span></text:span><text:span text:style-name="T48"> * </text:span><text:span text:style-name="T14">FROM</text:span><text:span text:style-name="T48"> (</text:span></text:p>
            <text:p text:style-name="P60"><text:span text:style-name="T48"><text:s text:c="4"/></text:span><text:span text:style-name="T14">SELECT</text:span><text:span text:style-name="T48"> v.npp, </text:span><text:span text:style-name="T101">v</text:span><text:span text:style-name="T48">.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plas25 </text:span><text:span text:style-name="T14">IS</text:span><text:span text:style-name="T48"> </text:span><text:span text:style-name="T14">NULL</text:span><text:span text:style-name="T48"> </text:span><text:span text:style-name="T14">THEN</text:span><text:span text:style-name="T48"> </text:span><text:span text:style-name="T88">'01. PLAS25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S</text:span><text:span text:style-name="T48"> </text:span><text:span text:style-name="T14">NULL</text:span><text:span text:style-name="T48"> </text:span><text:span text:style-name="T14">THEN</text:span><text:span text:style-name="T48"> </text:span><text:span text:style-name="T88">'02a. PLAS15 NULL'</text:span></text:p>
            <text:p text:style-name="P60"><text:span text:style-name="T48"><text:s text:c="8"/></text:span><text:span text:style-name="T14">WHEN</text:span><text:span text:style-name="T48"> plas25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PLAS15 devrait être à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deppr </text:span><text:span text:style-name="T14">IS</text:span><text:span text:style-name="T48"> </text:span><text:span text:style-name="T14">NULL</text:span><text:span text:style-name="T48"> </text:span><text:span text:style-name="T14">THEN</text:span><text:span text:style-name="T48"> </text:span><text:span text:style-name="T88">'03a. DEPPR NULL'</text:span></text:p>
            <text:p text:style-name="P60"><text:span text:style-name="T48"><text:s text:c="8"/></text:span><text:span text:style-name="T14">WHEN</text:span><text:span text:style-name="T48"> plas25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14">AND</text:span><text:span text:style-name="T48"> depp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b. DEPPR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azdep_gd </text:span><text:span text:style-name="T14">IS</text:span><text:span text:style-name="T48"> </text:span><text:span text:style-name="T14">NULL</text:span><text:span text:style-name="T48"> </text:span><text:span text:style-name="T14">THEN</text:span><text:span text:style-name="T48"> </text:span><text:span text:style-name="T88">'03c. AZDEP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azdep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d. AZDEP devrait être à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ddep_cm </text:span><text:span text:style-name="T14">IS</text:span><text:span text:style-name="T48"> </text:span><text:span text:style-name="T14">NULL</text:span><text:span text:style-name="T48"> </text:span><text:span text:style-name="T14">THEN</text:span><text:span text:style-name="T48"> </text:span><text:span text:style-name="T88">'03e. DDEP NULL'</text:span></text:p>
            <text:p text:style-name="P60"><text:span text:style-name="T48"><text:s text:c="8"/></text:span><text:span text:style-name="T14">WHEN</text:span><text:span text:style-name="T48"> deppr != </text:span><text:span text:style-name="T88">'1'</text:span><text:span text:style-name="T48"> </text:span><text:span text:style-name="T14">AND</text:span><text:span text:style-name="T48"> ddep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d. DDEP devrait être à NULL'</text:span></text:p>
            <text:p text:style-name="P60"><text:soft-page-break/><text:span text:style-name="T48"><text:s text:c="8"/></text:span><text:span text:style-name="T14">WHEN</text:span><text:span text:style-name="T48"> deppr = </text:span><text:span text:style-name="T88">'1'</text:span><text:span text:style-name="T48"> </text:span><text:span text:style-name="T14">AND</text:span><text:span text:style-name="T48"> jsonb_path_query_first(dm.qual_data, (</text:span><text:span text:style-name="T88">'$[*] ? (@.donnee == "DEPPR")."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Observation absente sur DEPPR'</text:span></text:p>
            <text:p text:style-name="P60"><text:span text:style-name="T48"><text:s text:c="8"/></text:span><text:span text:style-name="T14">WHEN</text:span><text:span text:style-name="T48"> plas25 </text:span><text:span text:style-name="T14">IN</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ULL</text:span><text:span text:style-name="T48"> </text:span><text:span text:style-name="T14">THEN</text:span><text:span text:style-name="T48"> </text:span><text:span text:style-name="T88">'04a. DLIM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ULL</text:span><text:span text:style-name="T48"> </text:span><text:span text:style-name="T14">THEN</text:span><text:span text:style-name="T48"> </text:span><text:span text:style-name="T88">'04b. DLIM_CM NULL'</text:span></text:p>
            <text:p text:style-name="P60"><text:span text:style-name="T48"><text:s text:c="8"/></text:span><text:span text:style-name="T14">WHEN</text:span><text:span text:style-name="T48"> </text:span><text:span text:style-name="T14">NOT</text:span><text:span text:style-name="T48"> (plas25 </text:span><text:span text:style-name="T14">IN</text:span><text:span text:style-name="T48"> (</text:span><text:span text:style-name="T88">'1'</text:span><text:span text:style-name="T48">,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c. DLIM_CM devrait être à NULL'</text:span></text:p>
            <text:p text:style-name="P60"><text:span text:style-name="T48"><text:s text:c="8"/></text:span><text:span text:style-name="T14">WHEN</text:span><text:span text:style-name="T48"> dlim_cm = </text:span><text:span text:style-name="T76">0</text:span><text:span text:style-name="T48"> </text:span><text:span text:style-name="T14">THEN</text:span><text:span text:style-name="T48"> </text:span><text:span text:style-name="T88">'04d. DLIM = 0 interdit'</text:span></text:p>
            <text:p text:style-name="P60"><text:span text:style-name="T48"><text:s text:c="8"/></text:span><text:span text:style-name="T14">WHEN</text:span><text:span text:style-name="T48"> plas25 </text:span><text:span text:style-name="T14">IN</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ULL</text:span><text:span text:style-name="T48"> </text:span><text:span text:style-name="T14">THEN</text:span><text:span text:style-name="T48"> </text:span><text:span text:style-name="T88">'05a. AZDLIM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ULL</text:span><text:span text:style-name="T48"> </text:span><text:span text:style-name="T14">THEN</text:span><text:span text:style-name="T48"> </text:span><text:span text:style-name="T88">'05b. AZDLIM_GD NULL'</text:span></text:p>
            <text:p text:style-name="P60"><text:span text:style-name="T48"><text:s text:c="8"/></text:span><text:span text:style-name="T14">WHEN</text:span><text:span text:style-name="T48"> </text:span><text:span text:style-name="T14">NOT</text:span><text:span text:style-name="T48"> (plas25 </text:span><text:span text:style-name="T14">IN</text:span><text:span text:style-name="T48"> (</text:span><text:span text:style-name="T88">'1'</text:span><text:span text:style-name="T48">,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c. AZDLIM_GD devrait être à NULL'</text:span></text:p>
            <text:p text:style-name="P60"><text:span text:style-name="T48"><text:s text:c="8"/></text:span><text:span text:style-name="T14">WHEN</text:span><text:span text:style-name="T48"> plas25 = </text:span><text:span text:style-name="T88">'3'</text:span><text:span text:style-name="T48"> </text:span><text:span text:style-name="T14">AND</text:span><text:span text:style-name="T48"> dlim2_cm </text:span><text:span text:style-name="T14">IS</text:span><text:span text:style-name="T48"> </text:span><text:span text:style-name="T14">NULL</text:span><text:span text:style-name="T48"> </text:span><text:span text:style-name="T14">THEN</text:span><text:span text:style-name="T48"> </text:span><text:span text:style-name="T88">'06a. DLIM2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3'</text:span><text:span text:style-name="T48"> </text:span><text:span text:style-name="T14">AND</text:span><text:span text:style-name="T48"> dlim2_cm </text:span><text:span text:style-name="T14">IS</text:span><text:span text:style-name="T48"> </text:span><text:span text:style-name="T14">NULL</text:span><text:span text:style-name="T48"> </text:span><text:span text:style-name="T14">THEN</text:span><text:span text:style-name="T48"> </text:span><text:span text:style-name="T88">'06b. DLIM2_CM NULL'</text:span></text:p>
            <text:p text:style-name="P60"><text:span text:style-name="T48"><text:s text:c="8"/></text:span><text:span text:style-name="T14">WHEN</text:span><text:span text:style-name="T48"> </text:span><text:span text:style-name="T14">NOT</text:span><text:span text:style-name="T48"> (plas25 =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dlim2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c. DLIM2_CM devrait être à NULL'</text:span></text:p>
            <text:p text:style-name="P60"><text:span text:style-name="T48"><text:s text:c="8"/></text:span><text:span text:style-name="T14">WHEN</text:span><text:span text:style-name="T48"> dlim2_cm &lt; dlim_cm </text:span><text:span text:style-name="T14">THEN</text:span><text:span text:style-name="T48"> </text:span><text:span text:style-name="T88">'06d. DLIM2 &lt; DLIM'</text:span></text:p>
            <text:p text:style-name="P60"><text:span text:style-name="T48"><text:s text:c="8"/></text:span><text:span text:style-name="T14">WHEN</text:span><text:span text:style-name="T48"> plas25 = </text:span><text:span text:style-name="T88">'3'</text:span><text:span text:style-name="T48"> </text:span><text:span text:style-name="T14">AND</text:span><text:span text:style-name="T48"> azdlim2_gd </text:span><text:span text:style-name="T14">IS</text:span><text:span text:style-name="T48"> </text:span><text:span text:style-name="T14">NULL</text:span><text:span text:style-name="T48"> </text:span><text:span text:style-name="T14">THEN</text:span><text:span text:style-name="T48"> </text:span><text:span text:style-name="T88">'07a. AZDLIM2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3'</text:span><text:span text:style-name="T48"> </text:span><text:span text:style-name="T14">AND</text:span><text:span text:style-name="T48"> azdlim2_gd </text:span><text:span text:style-name="T14">IS</text:span><text:span text:style-name="T48"> </text:span><text:span text:style-name="T14">NULL</text:span><text:span text:style-name="T48"> </text:span><text:span text:style-name="T14">THEN</text:span><text:span text:style-name="T48"> </text:span><text:span text:style-name="T88">'07b. AZDLIM2_GD NULL'</text:span></text:p>
            <text:p text:style-name="P60"><text:span text:style-name="T48"><text:s text:c="8"/></text:span><text:span text:style-name="T14">WHEN</text:span><text:span text:style-name="T48"> </text:span><text:span text:style-name="T14">NOT</text:span><text:span text:style-name="T48"> (plas25 = </text:span><text:span text:style-name="T88">'3'</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text:span><text:span text:style-name="T14">IN</text:span><text:span text:style-name="T48"> (</text:span><text:span text:style-name="T88">'0'</text:span><text:span text:style-name="T48">, </text:span><text:span text:style-name="T88">'1'</text:span><text:span text:style-name="T48">, </text:span><text:span text:style-name="T88">'3'</text:span><text:span text:style-name="T48">))) </text:span><text:span text:style-name="T14">AND</text:span><text:span text:style-name="T48"> azdlim2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7c. AZDLIM2_GD devrait être à NULL'</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dcoi_cm </text:span><text:span text:style-name="T14">IS</text:span><text:span text:style-name="T48"> </text:span><text:span text:style-name="T14">NULL</text:span><text:span text:style-name="T48"> </text:span><text:span text:style-name="T14">THEN</text:span><text:span text:style-name="T48"> </text:span><text:span text:style-name="T88">'08a. DCOI_CM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dcoi_cm </text:span><text:span text:style-name="T14">IS</text:span><text:span text:style-name="T48"> </text:span><text:span text:style-name="T14">NULL</text:span><text:span text:style-name="T48"> </text:span><text:span text:style-name="T14">THEN</text:span><text:span text:style-name="T48"> </text:span><text:span text:style-name="T88">'08b. DCOI_CM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dcoi_c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8c. DCOI_CM devrait être à NULL'</text:span></text:p>
            <text:p text:style-name="P60"><text:span text:style-name="T48"><text:s text:c="8"/></text:span><text:span text:style-name="T14">WHEN</text:span><text:span text:style-name="T48"> dcoi_cm = </text:span><text:span text:style-name="T76">0</text:span><text:span text:style-name="T48"> </text:span><text:span text:style-name="T14">THEN</text:span><text:span text:style-name="T48"> </text:span><text:span text:style-name="T88">'08d. DCOI = 0 interdit'</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dcoi_gd </text:span><text:span text:style-name="T14">IS</text:span><text:span text:style-name="T48"> </text:span><text:span text:style-name="T14">NULL</text:span><text:span text:style-name="T48"> </text:span><text:span text:style-name="T14">THEN</text:span><text:span text:style-name="T48"> </text:span><text:span text:style-name="T88">'09a. AZDCOI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dcoi_gd </text:span><text:span text:style-name="T14">IS</text:span><text:span text:style-name="T48"> </text:span><text:span text:style-name="T14">NULL</text:span><text:span text:style-name="T48"> </text:span><text:span text:style-name="T14">THEN</text:span><text:span text:style-name="T48"> </text:span><text:span text:style-name="T88">'09b. AZDCOI_GD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dcoi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c. AZDCOI_GD devrait être à NULL'</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lim1_gd </text:span><text:span text:style-name="T14">IS</text:span><text:span text:style-name="T48"> </text:span><text:span text:style-name="T14">NULL</text:span><text:span text:style-name="T48"> </text:span><text:span text:style-name="T14">THEN</text:span><text:span text:style-name="T48"> </text:span><text:span text:style-name="T88">'10a. AZLIM1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1_gd </text:span><text:span text:style-name="T14">IS</text:span><text:span text:style-name="T48"> </text:span><text:span text:style-name="T14">NULL</text:span><text:span text:style-name="T48"> </text:span><text:span text:style-name="T14">THEN</text:span><text:span text:style-name="T48"> </text:span><text:span text:style-name="T88">'10b. AZLIM1_GD NULL'</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1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0c. AZLIM1_GD devrait être à NULL'</text:span></text:p>
            <text:p text:style-name="P60"><text:span text:style-name="T48"><text:s text:c="8"/></text:span><text:span text:style-name="T14">WHEN</text:span><text:span text:style-name="T48"> </text:span><text:span text:style-name="T35">abs</text:span><text:span text:style-name="T48">(azdcoi_gd - azlim1_gd) </text:span><text:span text:style-name="T14">IN</text:span><text:span text:style-name="T48"> (</text:span><text:span text:style-name="T76">0</text:span><text:span text:style-name="T48">, </text:span><text:span text:style-name="T76">200</text:span><text:span text:style-name="T48">, </text:span><text:span text:style-name="T76">400</text:span><text:span text:style-name="T48">) </text:span><text:span text:style-name="T14">THEN</text:span><text:span text:style-name="T48"> </text:span><text:span text:style-name="T88">'10d. AZLIM1 aligné sur AZDCOI'</text:span></text:p>
            <text:p text:style-name="P60"><text:span text:style-name="T48"><text:s text:c="8"/></text:span><text:span text:style-name="T14">WHEN</text:span><text:span text:style-name="T48"> plas25 = </text:span><text:span text:style-name="T88">'2'</text:span><text:span text:style-name="T48"> </text:span><text:span text:style-name="T14">AND</text:span><text:span text:style-name="T48"> azlim2_gd </text:span><text:span text:style-name="T14">IS</text:span><text:span text:style-name="T48"> </text:span><text:span text:style-name="T14">NULL</text:span><text:span text:style-name="T48"> </text:span><text:span text:style-name="T14">THEN</text:span><text:span text:style-name="T48"> </text:span><text:span text:style-name="T88">'11a. AZLIM2_GD NULL'</text:span></text:p>
            <text:p text:style-name="P60"><text:span text:style-name="T48"><text:s text:c="8"/></text:span><text:span text:style-name="T14">WHEN</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2_gd </text:span><text:span text:style-name="T14">IS</text:span><text:span text:style-name="T48"> </text:span><text:span text:style-name="T14">NULL</text:span><text:span text:style-name="T48"> </text:span><text:span text:style-name="T14">THEN</text:span><text:span text:style-name="T48"> </text:span><text:span text:style-name="T88">'11b. AZLIM2_GD NULL'</text:span></text:p>
            <text:p text:style-name="P60"><text:soft-page-break/><text:span text:style-name="T48"><text:s text:c="8"/></text:span><text:span text:style-name="T14">WHEN</text:span><text:span text:style-name="T48"> </text:span><text:span text:style-name="T35">abs</text:span><text:span text:style-name="T48">(azdcoi_gd - azlim2_gd) </text:span><text:span text:style-name="T14">IN</text:span><text:span text:style-name="T48"> (</text:span><text:span text:style-name="T76">0</text:span><text:span text:style-name="T48">, </text:span><text:span text:style-name="T76">200</text:span><text:span text:style-name="T48">, </text:span><text:span text:style-name="T76">400</text:span><text:span text:style-name="T48">) </text:span><text:span text:style-name="T14">THEN</text:span><text:span text:style-name="T48"> </text:span><text:span text:style-name="T88">'10d. AZLIM2 aligné sur AZDCOI'</text:span></text:p>
            <text:p text:style-name="P60"><text:span text:style-name="T48"><text:s text:c="8"/></text:span><text:span text:style-name="T14">WHEN</text:span><text:span text:style-name="T48"> </text:span><text:span text:style-name="T14">NOT</text:span><text:span text:style-name="T48"> (plas25 = </text:span><text:span text:style-name="T88">'2'</text:span><text:span text:style-name="T48"> </text:span><text:span text:style-name="T14">OR</text:span><text:span text:style-name="T48"> (plas25 </text:span><text:span text:style-name="T14">IN</text:span><text:span text:style-name="T48"> (</text:span><text:span text:style-name="T88">'4'</text:span><text:span text:style-name="T48">, </text:span><text:span text:style-name="T88">'5'</text:span><text:span text:style-name="T48">) </text:span><text:span text:style-name="T14">AND</text:span><text:span text:style-name="T48"> plas15 = </text:span><text:span text:style-name="T88">'2'</text:span><text:span text:style-name="T48">)) </text:span><text:span text:style-name="T14">AND</text:span><text:span text:style-name="T48"> azlim2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c. AZLIM2_GD devrait être à NULL'</text:span></text:p>
            <text:p text:style-name="P60"><text:span text:style-name="T48"><text:s text:c="8"/></text:span><text:span text:style-name="T14">WHEN</text:span><text:span text:style-name="T48"> </text:span><text:span text:style-name="T35">COALESCE</text:span><text:span text:style-name="T48">(plas25, </text:span><text:span text:style-name="T88">'0'</text:span><text:span text:style-name="T48">) != </text:span><text:span text:style-name="T88">'0'</text:span><text:span text:style-name="T48"> </text:span><text:span text:style-name="T14">AND</text:span><text:span text:style-name="T48"> plisi </text:span><text:span text:style-name="T14">IS</text:span><text:span text:style-name="T48"> </text:span><text:span text:style-name="T14">NULL</text:span><text:span text:style-name="T48"> </text:span><text:span text:style-name="T14">THEN</text:span><text:span text:style-name="T48"> </text:span><text:span text:style-name="T88">'12a. PLISI NULL'</text:span></text:p>
            <text:p text:style-name="P60"><text:span text:style-name="T48"><text:s text:c="8"/></text:span><text:span text:style-name="T14">WHEN</text:span><text:span text:style-name="T48"> </text:span><text:span text:style-name="T35">COALESCE</text:span><text:span text:style-name="T48">(plas25, </text:span><text:span text:style-name="T88">'0'</text:span><text:span text:style-name="T48">) = </text:span><text:span text:style-name="T88">'0'</text:span><text:span text:style-name="T48"> </text:span><text:span text:style-name="T14">AND</text:span><text:span text:style-name="T48"> plis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2b. PLISI devrait être à NULL'</text:span></text:p>
            <text:p text:style-name="P60"><text:span text:style-name="T48"><text:s text:c="8"/></text:span><text:span text:style-name="T14">WHEN</text:span><text:span text:style-name="T48"> plisi </text:span><text:span text:style-name="T14">IN</text:span><text:span text:style-name="T48"> (</text:span><text:span text:style-name="T88">'1'</text:span><text:span text:style-name="T48">, </text:span><text:span text:style-name="T88">'2'</text:span><text:span text:style-name="T48">) </text:span><text:span text:style-name="T14">AND</text:span><text:span text:style-name="T48"> cslisi </text:span><text:span text:style-name="T14">IS</text:span><text:span text:style-name="T48"> </text:span><text:span text:style-name="T14">NULL</text:span><text:span text:style-name="T48"> </text:span><text:span text:style-name="T14">THEN</text:span><text:span text:style-name="T48"> </text:span><text:span text:style-name="T88">'13a. CSLISI NULL'</text:span></text:p>
            <text:p text:style-name="P60"><text:span text:style-name="T48"><text:s text:c="8"/></text:span><text:span text:style-name="T14">WHEN</text:span><text:span text:style-name="T48"> plisi = </text:span><text:span text:style-name="T88">'2'</text:span><text:span text:style-name="T48"> </text:span><text:span text:style-name="T14">AND</text:span><text:span text:style-name="T48"> cslisi </text:span><text:span text:style-name="T14">NOT</text:span><text:span text:style-name="T48"> </text:span><text:span text:style-name="T14">IN</text:span><text:span text:style-name="T48"> (</text:span><text:span text:style-name="T88">'7'</text:span><text:span text:style-name="T48">, </text:span><text:span text:style-name="T88">'9'</text:span><text:span text:style-name="T48">, </text:span><text:span text:style-name="T88">'T'</text:span><text:span text:style-name="T48">) </text:span><text:span text:style-name="T14">THEN</text:span><text:span text:style-name="T48"> </text:span><text:span text:style-name="T88">'13b. Valeur illicite de CSLISI'</text:span></text:p>
            <text:p text:style-name="P60"><text:span text:style-name="T48"><text:s text:c="8"/></text:span><text:span text:style-name="T14">WHEN</text:span><text:span text:style-name="T48"> </text:span><text:span text:style-name="T35">COALESCE</text:span><text:span text:style-name="T48">(plisi, </text:span><text:span text:style-name="T88">'0'</text:span><text:span text:style-name="T48">) = </text:span><text:span text:style-name="T88">'0'</text:span><text:span text:style-name="T48"> </text:span><text:span text:style-name="T14">AND</text:span><text:span text:style-name="T48"> cslis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3c. CSLISI devrait être à NULL'</text:span></text:p>
            <text:p text:style-name="P60"><text:span text:style-name="T48"><text:s text:c="8"/></text:span><text:span text:style-name="T14">WHEN</text:span><text:span text:style-name="T48"> bord </text:span><text:span text:style-name="T14">IS</text:span><text:span text:style-name="T48"> </text:span><text:span text:style-name="T14">NULL</text:span><text:span text:style-name="T48"> </text:span><text:span text:style-name="T14">THEN</text:span><text:span text:style-name="T48"> </text:span><text:span text:style-name="T88">'14. BORD NULL'</text:span></text:p>
            <text:p text:style-name="P60"><text:span text:style-name="T48"><text:s text:c="8"/></text:span><text:span text:style-name="T14">WHEN</text:span><text:span text:style-name="T48"> integr </text:span><text:span text:style-name="T14">IS</text:span><text:span text:style-name="T48"> </text:span><text:span text:style-name="T14">NULL</text:span><text:span text:style-name="T48"> </text:span><text:span text:style-name="T14">THEN</text:span><text:span text:style-name="T48"> </text:span><text:span text:style-name="T88">'15. INTEGR NULL'</text:span></text:p>
            <text:p text:style-name="P60"><text:span text:style-name="T48"><text:s text:c="8"/></text:span><text:span text:style-name="T14">WHEN</text:span><text:span text:style-name="T48"> tcat10 </text:span><text:span text:style-name="T14">IS</text:span><text:span text:style-name="T48"> </text:span><text:span text:style-name="T14">NULL</text:span><text:span text:style-name="T48"> </text:span><text:span text:style-name="T14">THEN</text:span><text:span text:style-name="T48"> </text:span><text:span text:style-name="T88">'16. TCAT10 NULL'</text:span></text:p>
            <text:p text:style-name="P60"><text:span text:style-name="T48"><text:s text:c="8"/></text:span><text:span text:style-name="T14">WHEN</text:span><text:span text:style-name="T48"> peupnr </text:span><text:span text:style-name="T14">IS</text:span><text:span text:style-name="T48"> </text:span><text:span text:style-name="T14">NULL</text:span><text:span text:style-name="T48"> </text:span><text:span text:style-name="T14">THEN</text:span><text:span text:style-name="T48"> </text:span><text:span text:style-name="T88">'17. PEUPNR NULL'</text:span></text:p>
            <text:p text:style-name="P60"><text:span text:style-name="T48"><text:s text:c="8"/></text:span><text:span text:style-name="T14">WHEN</text:span><text:span text:style-name="T48"> peupnr = </text:span><text:span text:style-name="T88">'1'</text:span><text:span text:style-name="T48"> </text:span><text:span text:style-name="T14">AND</text:span><text:span text:style-name="T48"> d.suppl-&gt;&gt;</text:span><text:span text:style-name="T88">'cam'</text:span><text:span text:style-name="T48"> </text:span><text:span text:style-name="T14">IS</text:span><text:span text:style-name="T48"> </text:span><text:span text:style-name="T14">NULL</text:span><text:span text:style-name="T48"> </text:span><text:span text:style-name="T14">THEN</text:span><text:span text:style-name="T48"> </text:span><text:span text:style-name="T88">'18a. CAM NULL'</text:span></text:p>
            <text:p text:style-name="P60"><text:span text:style-name="T48"><text:s text:c="8"/></text:span><text:span text:style-name="T14">WHEN</text:span><text:span text:style-name="T48"> </text:span><text:span text:style-name="T35">COALESCE</text:span><text:span text:style-name="T48">(peupnr, </text:span><text:span text:style-name="T88">'0'</text:span><text:span text:style-name="T48">) != </text:span><text:span text:style-name="T88">'1'</text:span><text:span text:style-name="T48"> </text:span><text:span text:style-name="T14">AND</text:span><text:span text:style-name="T48"> d.suppl-&gt;&gt;</text:span><text:span text:style-name="T88">'cam'</text:span><text:span text:style-name="T48">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8b. CAM devrait être à NULL'</text:span></text:p>
            <text:p text:style-name="P60"><text:span text:style-name="T48"><text:s text:c="8"/></text:span><text:span text:style-name="T14">WHEN</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href_dm </text:span><text:span text:style-name="T14">IS</text:span><text:span text:style-name="T48"> </text:span><text:span text:style-name="T14">NULL</text:span><text:span text:style-name="T48"> </text:span><text:span text:style-name="T14">THEN</text:span><text:span text:style-name="T48"> </text:span><text:span text:style-name="T88">'19a. HREF NULL'</text:span></text:p>
            <text:p text:style-name="P60"><text:span text:style-name="T48"><text:s text:c="8"/></text:span><text:span text:style-name="T14">WHEN</text:span><text:span text:style-name="T48"> </text:span><text:span text:style-name="T14">NOT</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href_d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9b. HREF devrait être à NULL'</text:span></text:p>
            <text:p text:style-name="P60"><text:span text:style-name="T48"><text:s text:c="8"/></text:span><text:span text:style-name="T14">WHEN</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sver </text:span><text:span text:style-name="T14">IS</text:span><text:span text:style-name="T48"> </text:span><text:span text:style-name="T14">NULL</text:span><text:span text:style-name="T48"> </text:span><text:span text:style-name="T14">THEN</text:span><text:span text:style-name="T48"> </text:span><text:span text:style-name="T88">'19c. SVER NULL'</text:span></text:p>
            <text:p text:style-name="P60"><text:span text:style-name="T48"><text:s text:c="8"/></text:span><text:span text:style-name="T14">WHEN</text:span><text:span text:style-name="T48"> </text:span><text:span text:style-name="T14">NOT</text:span><text:span text:style-name="T48"> (csa = </text:span><text:span text:style-name="T88">'1'</text:span><text:span text:style-name="T48"> </text:span><text:span text:style-name="T14">AND</text:span><text:span text:style-name="T48"> peupnr != </text:span><text:span text:style-name="T88">'2'</text:span><text:span text:style-name="T48">) </text:span><text:span text:style-name="T14">AND</text:span><text:span text:style-name="T48"> sve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9d. SVER devrait être à NULL'</text:span></text:p>
            <text:p text:style-name="P60"><text:span text:style-name="T48"><text:s text:c="8"/></text:span><text:span text:style-name="T14">WHEN</text:span><text:span text:style-name="T48"> href_dm &lt; </text:span><text:span text:style-name="T76">100</text:span><text:span text:style-name="T48"> </text:span><text:span text:style-name="T14">AND</text:span><text:span text:style-name="T48"> sver </text:span><text:span text:style-name="T14">NOT</text:span><text:span text:style-name="T48"> </text:span><text:span text:style-name="T14">IN</text:span><text:span text:style-name="T48"> (</text:span><text:span text:style-name="T88">'2'</text:span><text:span text:style-name="T48">, </text:span><text:span text:style-name="T88">'3'</text:span><text:span text:style-name="T48">, </text:span><text:span text:style-name="T88">'4'</text:span><text:span text:style-name="T48">) </text:span><text:span text:style-name="T14">THEN</text:span><text:span text:style-name="T48"> </text:span><text:span text:style-name="T88">'18e. SVER incohérent avec HREF &lt; 100'</text:span></text:p>
            <text:p text:style-name="P60"><text:span text:style-name="T48"><text:s text:c="8"/></text:span><text:span text:style-name="T14">WHEN</text:span><text:span text:style-name="T48"> href_dm &gt;= </text:span><text:span text:style-name="T76">100</text:span><text:span text:style-name="T48"> </text:span><text:span text:style-name="T14">AND</text:span><text:span text:style-name="T48"> sver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6'</text:span><text:span text:style-name="T48">) </text:span><text:span text:style-name="T14">THEN</text:span><text:span text:style-name="T48"> </text:span><text:span text:style-name="T88">'18f. SVER incohérent avec HREF &gt;= 100'</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14">AND</text:span><text:span text:style-name="T48"> gest </text:span><text:span text:style-name="T14">IS</text:span><text:span text:style-name="T48"> </text:span><text:span text:style-name="T14">NULL</text:span><text:span text:style-name="T48"> </text:span><text:span text:style-name="T14">THEN</text:span><text:span text:style-name="T48"> </text:span><text:span text:style-name="T88">'19. GEST NULL'</text:span></text:p>
            <text:p text:style-name="P60"><text:span text:style-name="T48"><text:s text:c="8"/></text:span><text:span text:style-name="T14">WHEN</text:span><text:span text:style-name="T48"> nincid </text:span><text:span text:style-name="T14">IS</text:span><text:span text:style-name="T48"> </text:span><text:span text:style-name="T14">NULL</text:span><text:span text:style-name="T48"> </text:span><text:span text:style-name="T14">THEN</text:span><text:span text:style-name="T48"> </text:span><text:span text:style-name="T88">'20. NINCID NULL'</text:span></text:p>
            <text:p text:style-name="P60"><text:span text:style-name="T48"><text:s text:c="8"/></text:span><text:span text:style-name="T14">WHEN</text:span><text:span text:style-name="T48"> nincid != </text:span><text:span text:style-name="T88">'0'</text:span><text:span text:style-name="T48"> </text:span><text:span text:style-name="T14">AND</text:span><text:span text:style-name="T48"> incid </text:span><text:span text:style-name="T14">IS</text:span><text:span text:style-name="T48"> </text:span><text:span text:style-name="T14">NULL</text:span><text:span text:style-name="T48"> </text:span><text:span text:style-name="T14">THEN</text:span><text:span text:style-name="T48"> </text:span><text:span text:style-name="T88">'21a. INCID NULL'</text:span></text:p>
            <text:p text:style-name="P60"><text:span text:style-name="T48"><text:s text:c="8"/></text:span><text:span text:style-name="T14">WHEN</text:span><text:span text:style-name="T48"> </text:span><text:span text:style-name="T35">COALESCE</text:span><text:span text:style-name="T48">(nincid, </text:span><text:span text:style-name="T88">'0'</text:span><text:span text:style-name="T48">) = </text:span><text:span text:style-name="T88">'0'</text:span><text:span text:style-name="T48"> </text:span><text:span text:style-name="T14">AND</text:span><text:span text:style-name="T48"> inci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1b. INCID devrait être à NULL'</text:span></text:p>
            <text:p text:style-name="P60"><text:span text:style-name="T48"><text:s text:c="8"/></text:span><text:span text:style-name="T14">WHEN</text:span><text:span text:style-name="T48"> dc </text:span><text:span text:style-name="T14">IS</text:span><text:span text:style-name="T48"> </text:span><text:span text:style-name="T14">NULL</text:span><text:span text:style-name="T48"> </text:span><text:span text:style-name="T14">THEN</text:span><text:span text:style-name="T48"> </text:span><text:span text:style-name="T88">'22. DC NULL'</text:span></text:p>
            <text:p text:style-name="P60"><text:span text:style-name="T48"><text:s text:c="8"/></text:span><text:span text:style-name="T14">WHEN</text:span><text:span text:style-name="T48"> dc </text:span><text:span text:style-name="T14">IN</text:span><text:span text:style-name="T48"> (</text:span><text:span text:style-name="T88">'1'</text:span><text:span text:style-name="T48">, </text:span><text:span text:style-name="T88">'2'</text:span><text:span text:style-name="T48">) </text:span><text:span text:style-name="T14">AND</text:span><text:span text:style-name="T48"> dcespar1 </text:span><text:span text:style-name="T14">IS</text:span><text:span text:style-name="T48"> </text:span><text:span text:style-name="T14">NULL</text:span><text:span text:style-name="T48"> </text:span><text:span text:style-name="T14">THEN</text:span><text:span text:style-name="T48"> </text:span><text:span text:style-name="T88">'23a. DCESPAR1 NULL'</text:span></text:p>
            <text:p text:style-name="P60"><text:span text:style-name="T48"><text:s text:c="8"/></text:span><text:span text:style-name="T14">WHEN</text:span><text:span text:style-name="T48"> </text:span><text:span text:style-name="T35">COALESCE</text:span><text:span text:style-name="T48">(dc, </text:span><text:span text:style-name="T88">'0'</text:span><text:span text:style-name="T48">)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14">AND</text:span><text:span text:style-name="T48"> dcespar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3b. DCESPAR1 devrait être à NULL'</text:span></text:p>
            <text:p text:style-name="P60"><text:span text:style-name="T48"><text:s text:c="8"/></text:span><text:span text:style-name="T14">WHEN</text:span><text:span text:style-name="T48"> andain </text:span><text:span text:style-name="T14">IS</text:span><text:span text:style-name="T48"> </text:span><text:span text:style-name="T14">NULL</text:span><text:span text:style-name="T48"> </text:span><text:span text:style-name="T14">THEN</text:span><text:span text:style-name="T48"> </text:span><text:span text:style-name="T88">'24. ANDAIN NULL'</text:span><text:span text:style-name="T48"> <text:s text:c="7"/></text:span></text:p>
            <text:p text:style-name="P60"><text:span text:style-name="T48"><text:s text:c="8"/></text:span><text:span text:style-name="T14">WHEN</text:span><text:span text:style-name="T48"> tplant </text:span><text:span text:style-name="T14">IS</text:span><text:span text:style-name="T48"> </text:span><text:span text:style-name="T14">NULL</text:span><text:span text:style-name="T48"> </text:span><text:span text:style-name="T14">THEN</text:span><text:span text:style-name="T48"> </text:span><text:span text:style-name="T88">'26a. TPLANT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dc != </text:span><text:span text:style-name="T88">'1'</text:span><text:span text:style-name="T48"> </text:span><text:span text:style-name="T14">AND</text:span><text:span text:style-name="T48"> tplant = </text:span><text:span text:style-name="T88">'0'</text:span><text:span text:style-name="T48"> </text:span><text:span text:style-name="T14">THEN</text:span><text:span text:style-name="T48"> </text:span><text:span text:style-name="T88">'26b. TPLANT incohérent sur coupe en peupleraie'</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1 </text:span><text:span text:style-name="T14">IS</text:span><text:span text:style-name="T48"> </text:span><text:span text:style-name="T14">NULL</text:span><text:span text:style-name="T48"> </text:span><text:span text:style-name="T14">THEN</text:span><text:span text:style-name="T48"> </text:span><text:span text:style-name="T88">'27a. TPESPAR1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7b. TPESPAR1 devrait être à </text:span><text:soft-page-break/><text:span text:style-name="T88">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tpespar2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7c. TPESPAR2 devrait être à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elag </text:span><text:span text:style-name="T14">IS</text:span><text:span text:style-name="T48"> </text:span><text:span text:style-name="T14">NULL</text:span><text:span text:style-name="T48"> </text:span><text:span text:style-name="T14">THEN</text:span><text:span text:style-name="T48"> </text:span><text:span text:style-name="T88">'28a. ELAG NULL'</text:span></text:p>
            <text:p text:style-name="P60"><text:span text:style-name="T48"><text:s text:c="8"/></text:span><text:span text:style-name="T14">WHEN</text:span><text:span text:style-name="T48"> </text:span><text:span text:style-name="T35">COALESCE</text:span><text:span text:style-name="T48">(tplant, </text:span><text:span text:style-name="T88">'0'</text:span><text:span text:style-name="T48">) = </text:span><text:span text:style-name="T88">'0'</text:span><text:span text:style-name="T48"> </text:span><text:span text:style-name="T14">AND</text:span><text:span text:style-name="T48"> elag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28b. ELAG devrait être à NULL'</text:span></text:p>
            <text:p text:style-name="P60"><text:span text:style-name="T48"><text:s text:c="8"/></text:span><text:span text:style-name="T14">WHEN</text:span><text:span text:style-name="T48"> tplant = </text:span><text:span text:style-name="T88">'P'</text:span><text:span text:style-name="T48"> </text:span><text:span text:style-name="T14">AND</text:span><text:span text:style-name="T48"> bplant_dm </text:span><text:span text:style-name="T14">IS</text:span><text:span text:style-name="T48"> </text:span><text:span text:style-name="T14">NULL</text:span><text:span text:style-name="T48"> </text:span><text:span text:style-name="T14">THEN</text:span><text:span text:style-name="T48"> </text:span><text:span text:style-name="T88">'29. BPLANT_DM NULL'</text:span></text:p>
            <text:p text:style-name="P60"><text:span text:style-name="T48"><text:s text:c="8"/></text:span><text:span text:style-name="T14">WHEN</text:span><text:span text:style-name="T48"> tplant = </text:span><text:span text:style-name="T88">'P'</text:span><text:span text:style-name="T48"> </text:span><text:span text:style-name="T14">AND</text:span><text:span text:style-name="T48"> iplant_dm </text:span><text:span text:style-name="T14">IS</text:span><text:span text:style-name="T48"> </text:span><text:span text:style-name="T14">NULL</text:span><text:span text:style-name="T48"> </text:span><text:span text:style-name="T14">THEN</text:span><text:span text:style-name="T48"> </text:span><text:span text:style-name="T88">'30. IPLANT_DM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tplant = </text:span><text:span text:style-name="T88">'P'</text:span><text:span text:style-name="T48"> </text:span><text:span text:style-name="T14">AND</text:span><text:span text:style-name="T48"> p.suppl-&gt;&gt;</text:span><text:span text:style-name="T88">'maille'</text:span><text:span text:style-name="T48"> </text:span><text:span text:style-name="T14">IS</text:span><text:span text:style-name="T48"> </text:span><text:span text:style-name="T14">NULL</text:span><text:span text:style-name="T48"> </text:span><text:span text:style-name="T14">THEN</text:span><text:span text:style-name="T48"> </text:span><text:span text:style-name="T88">'31. MAILLE NULL'</text:span></text:p>
            <text:p text:style-name="P60"><text:span text:style-name="T48"><text:s text:c="8"/></text:span><text:span text:style-name="T14">WHEN</text:span><text:span text:style-name="T48"> csa = </text:span><text:span text:style-name="T88">'5'</text:span><text:span text:style-name="T48"> </text:span><text:span text:style-name="T14">AND</text:span><text:span text:style-name="T48"> tplant = </text:span><text:span text:style-name="T88">'P'</text:span><text:span text:style-name="T48"> </text:span><text:span text:style-name="T14">AND</text:span><text:span text:style-name="T48"> d.suppl-&gt;&gt;</text:span><text:span text:style-name="T88">'entp'</text:span><text:span text:style-name="T48"> </text:span><text:span text:style-name="T14">IS</text:span><text:span text:style-name="T48"> </text:span><text:span text:style-name="T14">NULL</text:span><text:span text:style-name="T48"> </text:span><text:span text:style-name="T14">THEN</text:span><text:span text:style-name="T48"> </text:span><text:span text:style-name="T88">'32. ENTP NULL'</text:span></text:p>
            <text:p text:style-name="P60"><text:span text:style-name="T48"><text:s text:c="8"/></text:span><text:span text:style-name="T14">WHEN</text:span><text:span text:style-name="T48"> tplant != </text:span><text:span text:style-name="T88">'0'</text:span><text:span text:style-name="T48"> </text:span><text:span text:style-name="T14">AND</text:span><text:span text:style-name="T48"> elag </text:span><text:span text:style-name="T14">IS</text:span><text:span text:style-name="T48"> </text:span><text:span text:style-name="T14">NULL</text:span><text:span text:style-name="T48"> </text:span><text:span text:style-name="T14">THEN</text:span><text:span text:style-name="T48"> </text:span><text:span text:style-name="T88">'33. ELAG NULL'</text:span></text:p>
            <text:p text:style-name="P60"><text:span text:style-name="T48"><text:s text:c="8"/></text:span><text:span text:style-name="T14">WHEN</text:span><text:span text:style-name="T48"> iti </text:span><text:span text:style-name="T14">IS</text:span><text:span text:style-name="T48"> </text:span><text:span text:style-name="T14">NULL</text:span><text:span text:style-name="T48"> </text:span><text:span text:style-name="T14">THEN</text:span><text:span text:style-name="T48"> </text:span><text:span text:style-name="T88">'34. ITI NULL'</text:span><text:span text:style-name="T48"> <text:s text:c="5"/></text:span></text:p>
            <text:p text:style-name="P60"><text:span text:style-name="T48"><text:s text:c="8"/></text:span><text:span text:style-name="T14">WHEN</text:span><text:span text:style-name="T48"> </text:span><text:span text:style-name="T35">COALESCE</text:span><text:span text:style-name="T48">(iti, </text:span><text:span text:style-name="T88">'0'</text:span><text:span text:style-name="T48">) != </text:span><text:span text:style-name="T88">'0'</text:span><text:span text:style-name="T48"> </text:span><text:span text:style-name="T14">AND</text:span><text:span text:style-name="T48"> dist </text:span><text:span text:style-name="T14">IS</text:span><text:span text:style-name="T48"> </text:span><text:span text:style-name="T14">NULL</text:span><text:span text:style-name="T48"> </text:span><text:span text:style-name="T14">THEN</text:span><text:span text:style-name="T48"> </text:span><text:span text:style-name="T88">'35a. DIST NULL'</text:span></text:p>
            <text:p text:style-name="P60"><text:span text:style-name="T48"><text:s text:c="8"/></text:span><text:span text:style-name="T14">WHEN</text:span><text:span text:style-name="T48"> </text:span><text:span text:style-name="T35">COALESCE</text:span><text:span text:style-name="T48">(iti, </text:span><text:span text:style-name="T88">'0'</text:span><text:span text:style-name="T48">) = </text:span><text:span text:style-name="T88">'0'</text:span><text:span text:style-name="T48"> </text:span><text:span text:style-name="T14">AND</text:span><text:span text:style-name="T48"> dis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5b. DIST devrait être à NULL'</text:span></text:p>
            <text:p text:style-name="P60"><text:span text:style-name="T48"><text:s text:c="8"/></text:span><text:span text:style-name="T14">WHEN</text:span><text:span text:style-name="T48"> pentexp </text:span><text:span text:style-name="T14">IS</text:span><text:span text:style-name="T48"> </text:span><text:span text:style-name="T14">NULL</text:span><text:span text:style-name="T48"> </text:span><text:span text:style-name="T14">THEN</text:span><text:span text:style-name="T48"> </text:span><text:span text:style-name="T88">'36. PENTEXP NULL'</text:span></text:p>
            <text:p text:style-name="P60"><text:span text:style-name="T48"><text:s text:c="8"/></text:span><text:span text:style-name="T14">WHEN</text:span><text:span text:style-name="T48"> pentexp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portance </text:span><text:span text:style-name="T14">IS</text:span><text:span text:style-name="T48"> </text:span><text:span text:style-name="T14">NULL</text:span><text:span text:style-name="T48"> </text:span><text:span text:style-name="T14">THEN</text:span><text:span text:style-name="T48"> </text:span><text:span text:style-name="T88">'37a. PORTANCE NULL'</text:span></text:p>
            <text:p text:style-name="P60"><text:span text:style-name="T48"><text:s text:c="8"/></text:span><text:span text:style-name="T14">WHEN</text:span><text:span text:style-name="T48"> </text:span><text:span text:style-name="T35">COALESCE</text:span><text:span text:style-name="T48">(pentexp, </text:span><text:span text:style-name="T88">'0'</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portanc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7b. PORTANCE devrait être à NULL'</text:span></text:p>
            <text:p text:style-name="P60"><text:span text:style-name="T48"><text:s text:c="8"/></text:span><text:span text:style-name="T14">WHEN</text:span><text:span text:style-name="T48"> asperite </text:span><text:span text:style-name="T14">NOT</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asperite </text:span><text:span text:style-name="T14">IS</text:span><text:span text:style-name="T48"> </text:span><text:span text:style-name="T14">NULL</text:span><text:span text:style-name="T48"> </text:span><text:span text:style-name="T14">THEN</text:span><text:span text:style-name="T48"> </text:span><text:span text:style-name="T88">'38a. ASPERITE NULL'</text:span></text:p>
            <text:p text:style-name="P60"><text:span text:style-name="T48"><text:s text:c="8"/></text:span><text:span text:style-name="T14">WHEN</text:span><text:span text:style-name="T48"> </text:span><text:span text:style-name="T35">COALESCE</text:span><text:span text:style-name="T48">(asperite, </text:span><text:span text:style-name="T88">'0'</text:span><text:span text:style-name="T48">) </text:span><text:span text:style-name="T14">IN</text:span><text:span text:style-name="T48"> (</text:span><text:span text:style-name="T88">'4'</text:span><text:span text:style-name="T48">, </text:span><text:span text:style-name="T88">'5'</text:span><text:span text:style-name="T48">, </text:span><text:span text:style-name="T88">'X'</text:span><text:span text:style-name="T48">) </text:span><text:span text:style-name="T14">AND</text:span><text:span text:style-name="T48"> asperit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38b. ASPERITE devrait être à NULL'</text:span></text:p>
            <text:p text:style-name="P60"><text:span text:style-name="T48"><text:s text:c="8"/></text:span><text:span text:style-name="T14">WHEN</text:span><text:span text:style-name="T48"> orniere </text:span><text:span text:style-name="T14">IS</text:span><text:span text:style-name="T48"> </text:span><text:span text:style-name="T14">NULL</text:span><text:span text:style-name="T48"> </text:span><text:span text:style-name="T14">THEN</text:span><text:span text:style-name="T48"> </text:span><text:span text:style-name="T88">'39. ORNIERE NULL'</text:span></text:p>
            <text:p text:style-name="P60"><text:span text:style-name="T48"><text:s text:c="8"/></text:span><text:span text:style-name="T14">WHEN</text:span><text:span text:style-name="T48"> pbuis </text:span><text:span text:style-name="T14">IS</text:span><text:span text:style-name="T48"> </text:span><text:span text:style-name="T14">NULL</text:span><text:span text:style-name="T48"> </text:span><text:span text:style-name="T14">THEN</text:span><text:span text:style-name="T48"> </text:span><text:span text:style-name="T88">'40. PBUIS NULL'</text:span></text:p>
            <text:p text:style-name="P60"><text:span text:style-name="T48"><text:s text:c="8"/></text:span><text:span text:style-name="T14">WHEN</text:span><text:span text:style-name="T48"> pbuis != </text:span><text:span text:style-name="T88">'0'</text:span><text:span text:style-name="T48"> </text:span><text:span text:style-name="T14">AND</text:span><text:span text:style-name="T48"> atpyr </text:span><text:span text:style-name="T14">IS</text:span><text:span text:style-name="T48"> </text:span><text:span text:style-name="T14">NULL</text:span><text:span text:style-name="T48"> </text:span><text:span text:style-name="T14">THEN</text:span><text:span text:style-name="T48"> </text:span><text:span text:style-name="T88">'41a. ATPYR NULL'</text:span></text:p>
            <text:p text:style-name="P60"><text:span text:style-name="T48"><text:s text:c="8"/></text:span><text:span text:style-name="T14">WHEN</text:span><text:span text:style-name="T48"> </text:span><text:span text:style-name="T35">COALESCE</text:span><text:span text:style-name="T48">(pbuis, </text:span><text:span text:style-name="T88">'0'</text:span><text:span text:style-name="T48">) = </text:span><text:span text:style-name="T88">'0'</text:span><text:span text:style-name="T48"> </text:span><text:span text:style-name="T14">AND</text:span><text:span text:style-name="T48"> atpy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1b. ATPYR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a </text:span><text:span text:style-name="T14">IS</text:span><text:span text:style-name="T48"> </text:span><text:span text:style-name="T14">NULL</text:span><text:span text:style-name="T48"> </text:span><text:span text:style-name="T14">THEN</text:span><text:span text:style-name="T48"> </text:span><text:span text:style-name="T88">'42a. NCBUIS_A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a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b. NCBUIS_A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b </text:span><text:span text:style-name="T14">IS</text:span><text:span text:style-name="T48"> </text:span><text:span text:style-name="T14">NULL</text:span><text:span text:style-name="T48"> </text:span><text:span text:style-name="T14">THEN</text:span><text:span text:style-name="T48"> </text:span><text:span text:style-name="T88">'42c. NCBUIS_B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d. NCBUIS_B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c </text:span><text:span text:style-name="T14">IS</text:span><text:span text:style-name="T48"> </text:span><text:span text:style-name="T14">NULL</text:span><text:span text:style-name="T48"> </text:span><text:span text:style-name="T14">THEN</text:span><text:span text:style-name="T48"> </text:span><text:span text:style-name="T88">'42e. NCBUIS_C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c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f. NCBUIS_C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d </text:span><text:span text:style-name="T14">IS</text:span><text:span text:style-name="T48"> </text:span><text:span text:style-name="T14">NULL</text:span><text:span text:style-name="T48"> </text:span><text:span text:style-name="T14">THEN</text:span><text:span text:style-name="T48"> </text:span><text:span text:style-name="T88">'42g. NCBUIS_D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h. NCBUIS_D devrait être à NULL'</text:span></text:p>
            <text:p text:style-name="P60"><text:span text:style-name="T48"><text:s text:c="8"/></text:span><text:span text:style-name="T14">WHEN</text:span><text:span text:style-name="T48"> atpyr = </text:span><text:span text:style-name="T88">'1'</text:span><text:span text:style-name="T48"> </text:span><text:span text:style-name="T14">AND</text:span><text:span text:style-name="T48"> ncbuis_e </text:span><text:span text:style-name="T14">IS</text:span><text:span text:style-name="T48"> </text:span><text:span text:style-name="T14">NULL</text:span><text:span text:style-name="T48"> </text:span><text:span text:style-name="T14">THEN</text:span><text:span text:style-name="T48"> </text:span><text:span text:style-name="T88">'42i. NCBUIS_E NULL'</text:span></text:p>
            <text:p text:style-name="P60"><text:span text:style-name="T48"><text:s text:c="8"/></text:span><text:span text:style-name="T14">WHEN</text:span><text:span text:style-name="T48"> </text:span><text:span text:style-name="T35">COALESCE</text:span><text:span text:style-name="T48">(atpyr, </text:span><text:span text:style-name="T88">'0'</text:span><text:span text:style-name="T48">) = </text:span><text:span text:style-name="T88">'0'</text:span><text:span text:style-name="T48"> </text:span><text:span text:style-name="T14">AND</text:span><text:span text:style-name="T48"> ncbuis_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2j. NCBUIS_E devrait être à </text:span><text:soft-page-break/><text:span text:style-name="T88">NULL'</text:span></text:p>
            <text:p text:style-name="P60"><text:span text:style-name="T48"><text:s text:c="8"/></text:span><text:span text:style-name="T14">WHEN</text:span><text:span text:style-name="T48"> ncbuis_a + ncbuis_b + ncbuis_c + ncbuis_d + ncbuis_e &gt; </text:span><text:span text:style-name="T76">10</text:span><text:span text:style-name="T48"> </text:span><text:span text:style-name="T14">THEN</text:span><text:span text:style-name="T48"> </text:span><text:span text:style-name="T88">'43. Somme des NCBUIS &gt; 10'</text:span></text:p>
            <text:p text:style-name="P60"><text:span text:style-name="T48"><text:s text:c="8"/></text:span><text:span text:style-name="T14">WHEN</text:span><text:span text:style-name="T48"> ncbuis_a + ncbuis_b + ncbuis_c + ncbuis_d + ncbuis_e = </text:span><text:span text:style-name="T76">10</text:span><text:span text:style-name="T48"> </text:span><text:span text:style-name="T14">AND</text:span><text:span text:style-name="T48"> ncbuis10 </text:span><text:span text:style-name="T14">IS</text:span><text:span text:style-name="T48"> </text:span><text:span text:style-name="T14">NULL</text:span><text:span text:style-name="T48"> </text:span><text:span text:style-name="T14">THEN</text:span><text:span text:style-name="T48"> </text:span><text:span text:style-name="T88">'44a. NCBUIS10 NULL'</text:span></text:p>
            <text:p text:style-name="P60"><text:span text:style-name="T48"><text:s text:c="8"/></text:span><text:span text:style-name="T14">WHEN</text:span><text:span text:style-name="T48"> ncbuis_a + ncbuis_b + ncbuis_c + ncbuis_d + ncbuis_e != </text:span><text:span text:style-name="T76">10</text:span><text:span text:style-name="T48"> </text:span><text:span text:style-name="T14">AND</text:span><text:span text:style-name="T48"> ncbuis10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4b. NCBUIS10 devrait être à NULL'</text:span></text:p>
            <text:p text:style-name="P60"><text:span text:style-name="T48"><text:s text:c="8"/></text:span><text:span text:style-name="T14">WHEN</text:span><text:span text:style-name="T48"> ncbuis10 = </text:span><text:span text:style-name="T88">'1'</text:span><text:span text:style-name="T48"> </text:span><text:span text:style-name="T14">AND</text:span><text:span text:style-name="T48"> azdbuis_gd </text:span><text:span text:style-name="T14">IS</text:span><text:span text:style-name="T48"> </text:span><text:span text:style-name="T14">NULL</text:span><text:span text:style-name="T48"> </text:span><text:span text:style-name="T14">THEN</text:span><text:span text:style-name="T48"> </text:span><text:span text:style-name="T88">'45a. AZDBUIS NULL'</text:span></text:p>
            <text:p text:style-name="P60"><text:span text:style-name="T48"><text:s text:c="8"/></text:span><text:span text:style-name="T14">WHEN</text:span><text:span text:style-name="T48"> </text:span><text:span text:style-name="T35">COALESCE</text:span><text:span text:style-name="T48">(ncbuis10, </text:span><text:span text:style-name="T88">'0'</text:span><text:span text:style-name="T48">) = </text:span><text:span text:style-name="T88">'0'</text:span><text:span text:style-name="T48"> </text:span><text:span text:style-name="T14">AND</text:span><text:span text:style-name="T48"> azdbuis_gd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5b. AZDBUIS devrait être à NULL'</text:span></text:p>
            <text:p text:style-name="P60"><text:span text:style-name="T48"><text:s text:c="8"/></text:span><text:span text:style-name="T14">WHEN</text:span><text:span text:style-name="T48"> tcnr </text:span><text:span text:style-name="T14">IS</text:span><text:span text:style-name="T48"> </text:span><text:span text:style-name="T14">NULL</text:span><text:span text:style-name="T48"> </text:span><text:span text:style-name="T14">THEN</text:span><text:span text:style-name="T48"> </text:span><text:span text:style-name="T88">'46. TCNR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ornr </text:span><text:span text:style-name="T14">IS</text:span><text:span text:style-name="T48"> </text:span><text:span text:style-name="T14">NULL</text:span><text:span text:style-name="T48"> </text:span><text:span text:style-name="T14">THEN</text:span><text:span text:style-name="T48"> </text:span><text:span text:style-name="T88">'47a. OR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or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7b. ORNR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prnr </text:span><text:span text:style-name="T14">IS</text:span><text:span text:style-name="T48"> </text:span><text:span text:style-name="T14">NULL</text:span><text:span text:style-name="T48"> </text:span><text:span text:style-name="T14">THEN</text:span><text:span text:style-name="T48"> </text:span><text:span text:style-name="T88">'48a. PR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pr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8b. PRNR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fouil </text:span><text:span text:style-name="T14">IS</text:span><text:span text:style-name="T48"> </text:span><text:span text:style-name="T14">NULL</text:span><text:span text:style-name="T48"> </text:span><text:span text:style-name="T14">THEN</text:span><text:span text:style-name="T48"> </text:span><text:span text:style-name="T88">'49a. FOUIL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fouil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49b. fouil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predom </text:span><text:span text:style-name="T14">IS</text:span><text:span text:style-name="T48"> </text:span><text:span text:style-name="T14">NULL</text:span><text:span text:style-name="T48"> </text:span><text:span text:style-name="T14">THEN</text:span><text:span text:style-name="T48"> </text:span><text:span text:style-name="T88">'50a. PREDOM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predom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50b. PREDOM devrait être à NULL'</text:span></text:p>
            <text:p text:style-name="P60"><text:span text:style-name="T48"><text:s text:c="8"/></text:span><text:span text:style-name="T14">WHEN</text:span><text:span text:style-name="T48"> tcnr != </text:span><text:span text:style-name="T88">'X'</text:span><text:span text:style-name="T48"> </text:span><text:span text:style-name="T14">AND</text:span><text:span text:style-name="T48"> dispnr </text:span><text:span text:style-name="T14">IS</text:span><text:span text:style-name="T48"> </text:span><text:span text:style-name="T14">NULL</text:span><text:span text:style-name="T48"> </text:span><text:span text:style-name="T14">THEN</text:span><text:span text:style-name="T48"> </text:span><text:span text:style-name="T88">'51a. DISPNR NULL'</text:span></text:p>
            <text:p text:style-name="P60"><text:span text:style-name="T48"><text:s text:c="8"/></text:span><text:span text:style-name="T14">WHEN</text:span><text:span text:style-name="T48"> </text:span><text:span text:style-name="T35">COALESCE</text:span><text:span text:style-name="T48">(tcnr, </text:span><text:span text:style-name="T88">'X'</text:span><text:span text:style-name="T48">) = </text:span><text:span text:style-name="T88">'X'</text:span><text:span text:style-name="T48"> </text:span><text:span text:style-name="T14">AND</text:span><text:span text:style-name="T48"> dispnr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51b. DISPNR devrait être à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m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limites l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coupes c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plantations p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buis b </text:span><text:span text:style-name="T14">USING</text:span><text:span text:style-name="T48"> (id_ech, id_point)</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text:span><text:span text:style-name="T60">;</text:span></text:p>
            <text:p text:style-name="P10">Cette requête ne retourne aucune erreur.</text:p>
            <text:p text:style-name="P10"/>
            <text:p text:style-name="P11">La requête suivante permet un contrôle supplémentaire de cohérence entre la donnée PEUPNR et la donnée TCAT10 :</text:p>
            <text:p text:style-name="P60"><text:span text:style-name="Police_20_par_20_défaut"><text:span text:style-name="T14">SELECT</text:span></text:span><text:span text:style-name="T48"> npp, id_ech, id_point, csa, peupnr, href_dm, sver, tcat10</text:span></text:p>
            <text:p text:style-name="P60"><text:soft-page-break/><text:span text:style-name="T14">FROM</text:span><text:span text:style-name="T48"> v_liste_points_lt2 v</text:span></text:p>
            <text:p text:style-name="P60"><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14">INNER</text:span><text:span text:style-name="T48"> </text:span><text:span text:style-name="T14">JOIN</text:span><text:span text:style-name="T48"> descript_m1 dm </text:span><text:span text:style-name="T14">USING</text:span><text:span text:style-name="T48"> (id_ech, id_point)</text:span></text:p>
            <text:p text:style-name="P60"><text:span text:style-name="T14">WHERE</text:span><text:span text:style-name="T48"> v.annee = </text:span><text:span text:style-name="T76">2023</text:span></text:p>
            <text:p text:style-name="P60"><text:span text:style-name="T14">AND</text:span><text:span text:style-name="T48"> peupnr != </text:span><text:span text:style-name="T88">'2'</text:span></text:p>
            <text:p text:style-name="P60"><text:span text:style-name="T14">AND</text:span><text:span text:style-name="T48"> tcat10 = </text:span><text:span text:style-name="T76">0</text:span></text:p>
            <text:p text:style-name="Standard"><text:span text:style-name="T14">ORDER</text:span><text:span text:style-name="T48"> </text:span><text:span text:style-name="T14">BY</text:span><text:span text:style-name="T48"> npp</text:span><text:span text:style-name="T60">;</text:span></text:p>
            <text:p text:style-name="P11">Aucune erreur n’est renvoyée.</text:p>
            <text:p text:style-name="P11"/>
          </table:table-cell>
        </table:table-row>
        <table:table-row table:style-name="TableLine1658033780896">
          <table:table-cell table:style-name="Tableau3.A1" office:value-type="string">
            <text:p text:style-name="EtiquetteSous">Arbres sur premiers points levés</text:p>
          </table:table-cell>
          <table:table-cell table:style-name="Tableau3.A1" office:value-type="string">
            <text:p text:style-name="P11">La requête SQL contrôlant le respect des règles formulées dans l’IMOT est la suivante :</text:p>
            <text:p text:style-name="P60"><text:span text:style-name="Police_20_par_20_défaut"><text:span text:style-name="T14">SELECT</text:span></text:span><text:span text:style-name="T48"> * </text:span><text:span text:style-name="T14">FROM</text:span><text:span text:style-name="T48"> (</text:span></text:p>
            <text:p text:style-name="P60"><text:span text:style-name="T48"><text:s text:c="4"/></text:span><text:span text:style-name="T14">SELECT</text:span><text:span text:style-name="T48"> v.npp, v.id_ech, v.id_point, a.a</text:span></text:p>
            <text:p text:style-name="P44"><text:s text:c="4"/>, csa, espar</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text:span><text:span text:style-name="T14">IS</text:span><text:span text:style-name="T48"> </text:span><text:span text:style-name="T14">NULL</text:span><text:span text:style-name="T48"> </text:span><text:span text:style-name="T14">THEN</text:span><text:span text:style-name="T48"> </text:span><text:span text:style-name="T88">'01a. DATEMORT NULL'</text:span><text:span text:style-name="T48"> </text:span></text:p>
            <text:p text:style-name="P60"><text:span text:style-name="T48"><text:s text:c="8"/></text:span><text:span text:style-name="T14">WHEN</text:span><text:span text:style-name="T48"> veget </text:span><text:span text:style-name="T14">NOT</text:span><text:span text:style-name="T48">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1b. DATEMORT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text:span><text:span text:style-name="T14">IS</text:span><text:span text:style-name="T48"> </text:span><text:span text:style-name="T14">NULL</text:span><text:span text:style-name="T48"> </text:span><text:span text:style-name="T14">THEN</text:span><text:span text:style-name="T48"> </text:span><text:span text:style-name="T88">'02a. SIMPLIF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a. SIMPLIF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repere </text:span><text:span text:style-name="T14">IS</text:span><text:span text:style-name="T48"> </text:span><text:span text:style-name="T14">NULL</text:span><text:span text:style-name="T48"> </text:span><text:span text:style-name="T14">THEN</text:span><text:span text:style-name="T48"> </text:span><text:span text:style-name="T88">'03a. REPERE NULL'</text:span></text:p>
            <text:p text:style-name="P60"><text:span text:style-name="T48"><text:s text:c="8"/></text:span><text:span text:style-name="T14">WHEN</text:span><text:span text:style-name="T48"> (veget = </text:span><text:span text:style-name="T88">'0'</text:span><text:span text:style-name="T48"> </text:span><text:span text:style-name="T14">OR</text:span><text:span text:style-name="T48"> (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 </text:span><text:span text:style-name="T88">'1'</text:span><text:span text:style-name="T48">)) </text:span><text:span text:style-name="T14">AND</text:span><text:span text:style-name="T48"> lib </text:span><text:span text:style-name="T14">IS</text:span><text:span text:style-name="T48"> </text:span><text:span text:style-name="T14">NULL</text:span><text:span text:style-name="T48"> </text:span><text:span text:style-name="T14">THEN</text:span><text:span text:style-name="T48"> </text:span><text:span text:style-name="T88">'04a. LIB NULL'</text:span></text:p>
            <text:p text:style-name="P60"><text:span text:style-name="T48"><text:s text:c="8"/></text:span><text:span text:style-name="T14">WHEN</text:span><text:span text:style-name="T48"> </text:span><text:span text:style-name="T14">NOT</text:span><text:span text:style-name="T48"> (veget = </text:span><text:span text:style-name="T88">'0'</text:span><text:span text:style-name="T48"> </text:span><text:span text:style-name="T14">OR</text:span><text:span text:style-name="T48"> (veget </text:span><text:span text:style-name="T14">IN</text:span><text:span text:style-name="T48"> (</text:span><text:span text:style-name="T88">'5'</text:span><text:span text:style-name="T48">, </text:span><text:span text:style-name="T88">'C'</text:span><text:span text:style-name="T48">) </text:span><text:span text:style-name="T14">AND</text:span><text:span text:style-name="T48"> datemort = </text:span><text:span text:style-name="T88">'1'</text:span><text:span text:style-name="T48">)) </text:span><text:span text:style-name="T14">AND</text:span><text:span text:style-name="T48"> li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b. LIB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ible </text:span><text:span text:style-name="T14">IS</text:span><text:span text:style-name="T48"> </text:span><text:span text:style-name="T14">NULL</text:span><text:span text:style-name="T48"> </text:span><text:span text:style-name="T14">THEN</text:span><text:span text:style-name="T48"> </text:span><text:span text:style-name="T88">'05a. CIBLE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ibl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5b. CIBLE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acci </text:span><text:span text:style-name="T14">IS</text:span><text:span text:style-name="T48"> </text:span><text:span text:style-name="T14">NULL</text:span><text:span text:style-name="T48"> </text:span><text:span text:style-name="T14">THEN</text:span><text:span text:style-name="T48"> </text:span><text:span text:style-name="T88">'06a. ACCI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acci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6b. ACCI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htot_dm </text:span><text:span text:style-name="T14">IS</text:span><text:span text:style-name="T48"> </text:span><text:span text:style-name="T14">NULL</text:span><text:span text:style-name="T48"> </text:span><text:span text:style-name="T14">THEN</text:span><text:span text:style-name="T48"> </text:span><text:span text:style-name="T88">'08a. HTOT NULL sur arbre vivant'</text:span></text:p>
            <text:p text:style-name="P60"><text:span text:style-name="T48"><text:s text:c="8"/></text:span><text:span text:style-name="T14">WHEN</text:span><text:span text:style-name="T48"> veget = </text:span><text:span text:style-name="T88">'C'</text:span><text:span text:style-name="T48"> </text:span><text:span text:style-name="T14">AND</text:span><text:span text:style-name="T48"> htot_dm </text:span><text:span text:style-name="T14">IS</text:span><text:span text:style-name="T48"> </text:span><text:span text:style-name="T14">NULL</text:span><text:span text:style-name="T48"> </text:span><text:span text:style-name="T14">THEN</text:span><text:span text:style-name="T48"> </text:span><text:span text:style-name="T88">'08b. HTOT NULL sur arbre mort sur pied cassé'</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S</text:span><text:span text:style-name="T48"> </text:span><text:span text:style-name="T14">NULL</text:span><text:span text:style-name="T48"> </text:span><text:span text:style-name="T14">THEN</text:span><text:span text:style-name="T48"> </text:span><text:span text:style-name="T88">'09a. DECOUPE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decoup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9b. DECOUPE devrait être à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decoupe </text:span><text:span text:style-name="T14">IN</text:span><text:span text:style-name="T48"> (</text:span><text:span text:style-name="T88">'1'</text:span><text:span text:style-name="T48">, </text:span><text:span text:style-name="T88">'2'</text:span><text:span text:style-name="T48">) </text:span><text:span text:style-name="T14">AND</text:span><text:span text:style-name="T48"> hdec_dm </text:span><text:span text:style-name="T14">IS</text:span><text:span text:style-name="T48"> </text:span><text:span text:style-name="T14">NULL</text:span><text:span text:style-name="T48"> </text:span><text:span text:style-name="T14">THEN</text:span><text:span text:style-name="T48"> </text:span><text:span text:style-name="T88">'10. HDEC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simplif = </text:span><text:span text:style-name="T88">'0'</text:span><text:span text:style-name="T48"> </text:span><text:span text:style-name="T14">AND</text:span><text:span text:style-name="T48"> decoupe </text:span><text:span text:style-name="T14">IN</text:span><text:span text:style-name="T48"> (</text:span><text:span text:style-name="T88">'1'</text:span><text:span text:style-name="T48">, </text:span><text:span text:style-name="T88">'2'</text:span><text:span text:style-name="T48">) </text:span><text:span text:style-name="T14">AND</text:span><text:span text:style-name="T48"> ddec_cm </text:span><text:span text:style-name="T14">IS</text:span><text:span text:style-name="T48"> </text:span><text:span text:style-name="T14">NULL</text:span><text:span text:style-name="T48"> </text:span><text:span text:style-name="T14">THEN</text:span><text:span text:style-name="T48"> </text:span><text:span text:style-name="T88">'11. DDEC NULL'</text:span></text:p>
            <text:p text:style-name="P60"><text:span text:style-name="T48"><text:s text:c="8"/></text:span><text:span text:style-name="T14">WHEN</text:span><text:span text:style-name="T48"> mes_c13 </text:span><text:span text:style-name="T14">IN</text:span><text:span text:style-name="T48"> (</text:span><text:span text:style-name="T88">'2'</text:span><text:span text:style-name="T48">, </text:span><text:span text:style-name="T88">'3'</text:span><text:span text:style-name="T48">, </text:span><text:span text:style-name="T88">'4'</text:span><text:span text:style-name="T48">) </text:span><text:span text:style-name="T14">AND</text:span><text:span text:style-name="T48"> hcd_cm </text:span><text:span text:style-name="T14">IS</text:span><text:span text:style-name="T48"> </text:span><text:span text:style-name="T14">NULL</text:span><text:span text:style-name="T48"> </text:span><text:span text:style-name="T14">THEN</text:span><text:span text:style-name="T48"> </text:span><text:span text:style-name="T88">'12a. HCD NULL'</text:span></text:p>
            <text:p text:style-name="P60"><text:span text:style-name="T48"><text:s text:c="8"/></text:span><text:span text:style-name="T14">WHEN</text:span><text:span text:style-name="T48"> mes_c13 = </text:span><text:span text:style-name="T88">'2'</text:span><text:span text:style-name="T48"> </text:span><text:span text:style-name="T14">AND</text:span><text:span text:style-name="T48"> </text:span><text:span text:style-name="T14">NOT</text:span><text:span text:style-name="T48"> hcd_cm </text:span><text:span text:style-name="T14">BETWEEN</text:span><text:span text:style-name="T48"> </text:span><text:span text:style-name="T76">80</text:span><text:span text:style-name="T48"> </text:span><text:span text:style-name="T14">AND</text:span><text:span text:style-name="T48"> </text:span><text:span text:style-name="T76">130</text:span><text:span text:style-name="T48"> </text:span><text:span text:style-name="T14">THEN</text:span><text:span text:style-name="T48"> </text:span><text:span text:style-name="T88">'12b. HCD erroné sur moyenne de </text:span><text:soft-page-break/><text:span text:style-name="T88">mesures'</text:span></text:p>
            <text:p text:style-name="P60"><text:span text:style-name="T48"><text:s text:c="8"/></text:span><text:span text:style-name="T14">WHEN</text:span><text:span text:style-name="T48"> mes_c13 </text:span><text:span text:style-name="T14">IN</text:span><text:span text:style-name="T48"> (</text:span><text:span text:style-name="T88">'3'</text:span><text:span text:style-name="T48">, </text:span><text:span text:style-name="T88">'4'</text:span><text:span text:style-name="T48">) </text:span><text:span text:style-name="T14">AND</text:span><text:span text:style-name="T48"> </text:span><text:span text:style-name="T14">NOT</text:span><text:span text:style-name="T48"> hcd_cm </text:span><text:span text:style-name="T14">BETWEEN</text:span><text:span text:style-name="T48"> </text:span><text:span text:style-name="T76">50</text:span><text:span text:style-name="T48"> </text:span><text:span text:style-name="T14">AND</text:span><text:span text:style-name="T48"> </text:span><text:span text:style-name="T76">150</text:span><text:span text:style-name="T48"> </text:span><text:span text:style-name="T14">THEN</text:span><text:span text:style-name="T48"> </text:span><text:span text:style-name="T88">'12c. HCD erroné sur mesure décalée ou autre cas'</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ori </text:span><text:span text:style-name="T14">IS</text:span><text:span text:style-name="T48"> </text:span><text:span text:style-name="T14">NULL</text:span><text:span text:style-name="T48"> </text:span><text:span text:style-name="T14">THEN</text:span><text:span text:style-name="T48"> </text:span><text:span text:style-name="T88">'13. ORI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qbp </text:span><text:span text:style-name="T14">IS</text:span><text:span text:style-name="T48"> </text:span><text:span text:style-name="T14">NULL</text:span><text:span text:style-name="T48"> </text:span><text:span text:style-name="T14">THEN</text:span><text:span text:style-name="T48"> </text:span><text:span text:style-name="T88">'14a. QBP NULL'</text:span></text:p>
            <text:p text:style-name="P60"><text:span text:style-name="T48"><text:s text:c="8"/></text:span><text:span text:style-name="T14">WHEN</text:span><text:span text:style-name="T48"> hdec_dm &lt; </text:span><text:span text:style-name="T76">3</text:span><text:span text:style-name="T48"> </text:span><text:span text:style-name="T14">AND</text:span><text:span text:style-name="T48"> qbp = </text:span><text:span text:style-name="T88">'1'</text:span><text:span text:style-name="T48"> </text:span><text:span text:style-name="T14">THEN</text:span><text:span text:style-name="T48"> </text:span><text:span text:style-name="T88">'14b. Valeur erronnée de QBP'</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hrb_dm </text:span><text:span text:style-name="T14">IS</text:span><text:span text:style-name="T48"> </text:span><text:span text:style-name="T14">NULL</text:span><text:span text:style-name="T48"> </text:span><text:span text:style-name="T14">THEN</text:span><text:span text:style-name="T48"> </text:span><text:span text:style-name="T88">'15. HRB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lib </text:span><text:span text:style-name="T14">NOT</text:span><text:span text:style-name="T48"> </text:span><text:span text:style-name="T14">IN</text:span><text:span text:style-name="T48"> (</text:span><text:span text:style-name="T88">'0'</text:span><text:span text:style-name="T48">, </text:span><text:span text:style-name="T88">'1'</text:span><text:span text:style-name="T48">) </text:span><text:span text:style-name="T14">AND</text:span><text:span text:style-name="T48"> acci = </text:span><text:span text:style-name="T88">'0'</text:span><text:span text:style-name="T48"> </text:span><text:span text:style-name="T14">AND</text:span><text:span text:style-name="T48"> mortb </text:span><text:span text:style-name="T14">IS</text:span><text:span text:style-name="T48"> </text:span><text:span text:style-name="T14">NULL</text:span><text:span text:style-name="T48"> </text:span><text:span text:style-name="T14">THEN</text:span><text:span text:style-name="T48"> </text:span><text:span text:style-name="T88">'16. MORTB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espar &lt; </text:span><text:span text:style-name="T88">'50'</text:span><text:span text:style-name="T48"> </text:span><text:span text:style-name="T14">AND</text:span><text:span text:style-name="T48"> c13_mm &gt;= </text:span><text:span text:style-name="T76">705</text:span><text:span text:style-name="T48"> </text:span><text:span text:style-name="T14">AND</text:span><text:span text:style-name="T48"> mortb </text:span><text:span text:style-name="T14">IN</text:span><text:span text:style-name="T48"> (</text:span><text:span text:style-name="T88">'0'</text:span><text:span text:style-name="T48">, </text:span><text:span text:style-name="T88">'1'</text:span><text:span text:style-name="T48">, </text:span><text:span text:style-name="T88">'2'</text:span><text:span text:style-name="T48">, </text:span><text:span text:style-name="T88">'3'</text:span><text:span text:style-name="T48">) </text:span><text:span text:style-name="T14">AND</text:span><text:span text:style-name="T48"> mr </text:span><text:span text:style-name="T14">IS</text:span><text:span text:style-name="T48"> </text:span><text:span text:style-name="T14">NULL</text:span><text:span text:style-name="T48"> </text:span><text:span text:style-name="T14">THEN</text:span><text:span text:style-name="T48"> </text:span><text:span text:style-name="T88">'16. MR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espar &gt; </text:span><text:span text:style-name="T88">'50'</text:span><text:span text:style-name="T48"> </text:span><text:span text:style-name="T14">AND</text:span><text:span text:style-name="T48"> c13_mm &gt;= </text:span><text:span text:style-name="T76">705</text:span><text:span text:style-name="T48"> </text:span><text:span text:style-name="T14">AND</text:span><text:span text:style-name="T48"> mortb </text:span><text:span text:style-name="T14">IN</text:span><text:span text:style-name="T48"> (</text:span><text:span text:style-name="T88">'0'</text:span><text:span text:style-name="T48">, </text:span><text:span text:style-name="T88">'1'</text:span><text:span text:style-name="T48">, </text:span><text:span text:style-name="T88">'2'</text:span><text:span text:style-name="T48">, </text:span><text:span text:style-name="T88">'3'</text:span><text:span text:style-name="T48">) </text:span><text:span text:style-name="T14">AND</text:span><text:span text:style-name="T48"> ma </text:span><text:span text:style-name="T14">IS</text:span><text:span text:style-name="T48"> </text:span><text:span text:style-name="T14">NULL</text:span><text:span text:style-name="T48"> </text:span><text:span text:style-name="T14">THEN</text:span><text:span text:style-name="T48"> </text:span><text:span text:style-name="T88">'17. MA NULL'</text:span></text:p>
            <text:p text:style-name="P60"><text:span text:style-name="T48"><text:s text:c="8"/></text:span><text:span text:style-name="T14">WHEN</text:span><text:span text:style-name="T48"> veget = </text:span><text:span text:style-name="T88">'0'</text:span><text:span text:style-name="T48"> </text:span><text:span text:style-name="T14">AND</text:span><text:span text:style-name="T48"> c13_mm &gt;= </text:span><text:span text:style-name="T76">705</text:span><text:span text:style-name="T48"> </text:span><text:span text:style-name="T14">AND</text:span><text:span text:style-name="T48"> sfgui </text:span><text:span text:style-name="T14">IS</text:span><text:span text:style-name="T48"> </text:span><text:span text:style-name="T14">NULL</text:span><text:span text:style-name="T48"> </text:span><text:span text:style-name="T14">THEN</text:span><text:span text:style-name="T48"> </text:span><text:span text:style-name="T88">'18. SFGUI NULL'</text:span></text:p>
            <text:p text:style-name="P60"><text:span text:style-name="T48"><text:s text:c="8"/></text:span><text:span text:style-name="T14">WHEN</text:span><text:span text:style-name="T48"> c13_mm &lt; </text:span><text:span text:style-name="T76">1175</text:span><text:span text:style-name="T48"> </text:span><text:span text:style-name="T14">AND</text:span><text:span text:style-name="T48"> deggib </text:span><text:span text:style-name="T14">IS</text:span><text:span text:style-name="T48"> </text:span><text:span text:style-name="T14">NULL</text:span><text:span text:style-name="T48"> </text:span><text:span text:style-name="T14">THEN</text:span><text:span text:style-name="T48"> </text:span><text:span text:style-name="T88">'19. DEGGIB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rbre_m1_2014 am4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sante s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ccroissement ac </text:span><text:span text:style-name="T14">USING</text:span><text:span text:style-name="T48"> (id_ech, id_point, a)</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 npp, a</text:span><text:span text:style-name="T60">;</text:span></text:p>
            <text:p text:style-name="P10">Aucune erreur n’apparaît.</text:p>
            <text:p text:style-name="P10"/>
            <text:p text:style-name="P11">La requête suivante vérifie que chaque arbre rattaché par le pied à un autre arbre (donnée ARBAT renseigné) possède bien un numéro d’arbre attaché existant sur le même point d’inventaire :</text:p>
            <text:p text:style-name="P60"><text:span text:style-name="Police_20_par_20_défaut"><text:span text:style-name="T14">SELECT</text:span></text:span><text:span text:style-name="T48"> v.npp, v.id_ech, v.id_point, am.a, am.suppl-&gt;&gt;</text:span><text:span text:style-name="T88">'arbat'</text:span><text:span text:style-name="T48"> </text:span><text:span text:style-name="T14">AS</text:span><text:span text:style-name="T48"> arbat</text:span></text:p>
            <text:p text:style-name="P60"><text:span text:style-name="T14">FROM</text:span><text:span text:style-name="T48"> v_liste_points_lt2 v</text:span></text:p>
            <text:p text:style-name="P60"><text:span text:style-name="T14">INNER</text:span><text:span text:style-name="T48"> </text:span><text:span text:style-name="T14">JOIN</text:span><text:span text:style-name="T48"> descript_m1 d </text:span><text:span text:style-name="T14">USING</text:span><text:span text:style-name="T48"> (id_ech, id_point)</text:span></text:p>
            <text:p text:style-name="P60"><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14">LEFT</text:span><text:span text:style-name="T48"> </text:span><text:span text:style-name="T14">JOIN</text:span><text:span text:style-name="T48"> arbre ab </text:span><text:span text:style-name="T14">ON</text:span><text:span text:style-name="T48"> am.id_ech = ab.id_ech </text:span><text:span text:style-name="T14">AND</text:span><text:span text:style-name="T48"> am.id_point = ab.id_point </text:span><text:span text:style-name="T14">AND</text:span><text:span text:style-name="T48"> (am.suppl-</text:span><text:soft-page-break/><text:span text:style-name="T48">&gt;&gt;</text:span><text:span text:style-name="T88">'arbat'</text:span><text:span text:style-name="T48">)::</text:span><text:span text:style-name="T35">INT2</text:span><text:span text:style-name="T48"> = ab.a</text:span></text:p>
            <text:p text:style-name="P60"><text:span text:style-name="T14">WHERE</text:span><text:span text:style-name="T48"> v.annee = </text:span><text:span text:style-name="T76">2023</text:span></text:p>
            <text:p text:style-name="P60"><text:span text:style-name="T14">AND</text:span><text:span text:style-name="T48"> am.suppl-&gt;&gt;</text:span><text:span text:style-name="T88">'arbat'</text:span><text:span text:style-name="T48"> </text:span><text:span text:style-name="T14">IS</text:span><text:span text:style-name="T48"> </text:span><text:span text:style-name="T14">NOT</text:span><text:span text:style-name="T48"> </text:span><text:span text:style-name="T14">NULL</text:span></text:p>
            <text:p text:style-name="P60"><text:span text:style-name="T14">AND</text:span><text:span text:style-name="T48"> ab.id_ech </text:span><text:span text:style-name="T14">IS</text:span><text:span text:style-name="T48"> </text:span><text:span text:style-name="T14">NULL</text:span></text:p>
            <text:p text:style-name="Standard"><text:span text:style-name="T14">ORDER</text:span><text:span text:style-name="T48"> </text:span><text:span text:style-name="T14">BY</text:span><text:span text:style-name="T48"> npp, am.a</text:span><text:span text:style-name="T60">;</text:span></text:p>
            <text:p text:style-name="P11">Cette requête ne renvoyant aucune ligne, tout est correct.</text:p>
            <text:p text:style-name="P11"/>
            <text:p text:style-name="P11">La requête suivante calcule la distance entre deux arbres rattachés à la même souche et renvoie ceux éloignés de plus de 2 mètres :</text:p>
            <text:p text:style-name="P60"><text:span text:style-name="Police_20_par_20_défaut"><text:span text:style-name="T14">WITH</text:span></text:span><text:span text:style-name="T48"> dist_arbat </text:span><text:span text:style-name="T14">AS</text:span><text:span text:style-name="T48"> (</text:span></text:p>
            <text:p text:style-name="P60"><text:span text:style-name="T48"><text:s text:c="4"/></text:span><text:span text:style-name="T14">SELECT</text:span><text:span text:style-name="T48"> v.npp, v.id_ech, v.id_point</text:span></text:p>
            <text:p text:style-name="P60"><text:span text:style-name="T48"><text:s text:c="4"/>, am.a, am.espar, a.c13_mm, am.suppl-&gt;&gt;</text:span><text:span text:style-name="T88">'arbat'</text:span><text:span text:style-name="T48"> </text:span><text:span text:style-name="T14">AS</text:span><text:span text:style-name="T48"> arbat, am.azpr_gd, am.dpr_cm</text:span></text:p>
            <text:p text:style-name="P60"><text:span text:style-name="T48"><text:s text:c="4"/>, am2.a </text:span><text:span text:style-name="T14">AS</text:span><text:span text:style-name="T48"> a2, am2.espar </text:span><text:span text:style-name="T14">AS</text:span><text:span text:style-name="T48"> espar_2, ab.c13_mm </text:span><text:span text:style-name="T14">AS</text:span><text:span text:style-name="T48"> c13_mm_2, am2.azpr_gd </text:span><text:span text:style-name="T14">AS</text:span><text:span text:style-name="T48"> azpr_gd2, am2.dpr_cm </text:span><text:span text:style-name="T14">AS</text:span><text:span text:style-name="T48"> dpr_cm_2</text:span></text:p>
            <text:p text:style-name="P60"><text:span text:style-name="T48"><text:s text:c="4"/>, </text:span><text:span text:style-name="T35">ROUND</text:span><text:span text:style-name="T48">(</text:span><text:span text:style-name="T35">SQRT</text:span><text:span text:style-name="T48">(((am2.dpr_cm / </text:span><text:span text:style-name="T76">100.0</text:span><text:span text:style-name="T48">) * </text:span><text:span text:style-name="T35">cos</text:span><text:span text:style-name="T48">(</text:span><text:span text:style-name="T35">pi</text:span><text:span text:style-name="T48">() * (</text:span><text:span text:style-name="T76">100.0</text:span><text:span text:style-name="T48"> - am2.azpr_gd / </text:span><text:span text:style-name="T76">200.0</text:span><text:span text:style-name="T48">)) - (am.dpr_cm / </text:span><text:span text:style-name="T76">100.0</text:span><text:span text:style-name="T48">) * </text:span><text:span text:style-name="T35">cos</text:span><text:span text:style-name="T48">(</text:span><text:span text:style-name="T35">pi</text:span><text:span text:style-name="T48">() * (</text:span><text:span text:style-name="T76">100.0</text:span><text:span text:style-name="T48"> - am.azpr_gd / </text:span><text:span text:style-name="T76">200.0</text:span><text:span text:style-name="T48">)))^</text:span><text:span text:style-name="T76">2</text:span></text:p>
            <text:p text:style-name="P60"><text:span text:style-name="T48"><text:s text:c="5"/>+ ((am2.dpr_cm / </text:span><text:span text:style-name="T76">100.0</text:span><text:span text:style-name="T48">) * </text:span><text:span text:style-name="T35">sin</text:span><text:span text:style-name="T48">(</text:span><text:span text:style-name="T35">pi</text:span><text:span text:style-name="T48">() * (</text:span><text:span text:style-name="T76">100</text:span><text:span text:style-name="T48"> - am2.azpr_gd / </text:span><text:span text:style-name="T76">200.0</text:span><text:span text:style-name="T48">)) - (am.dpr_cm / </text:span><text:span text:style-name="T76">100.0</text:span><text:span text:style-name="T48">) * </text:span><text:span text:style-name="T35">sin</text:span><text:span text:style-name="T48">(</text:span><text:span text:style-name="T35">pi</text:span><text:span text:style-name="T48">() * (</text:span><text:span text:style-name="T76">100</text:span><text:span text:style-name="T48"> - am.azpr_gd / </text:span><text:span text:style-name="T76">200.0</text:span><text:span text:style-name="T48">)))^</text:span><text:span text:style-name="T76">2</text:span><text:span text:style-name="T48">)::</text:span><text:span text:style-name="T35">NUMERIC</text:span><text:span text:style-name="T48">, </text:span><text:span text:style-name="T76">2</text:span><text:span text:style-name="T48">) </text:span><text:span text:style-name="T14">AS</text:span><text:span text:style-name="T48"> dist</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descript_m1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LEFT</text:span><text:span text:style-name="T48"> </text:span><text:span text:style-name="T14">JOIN</text:span><text:span text:style-name="T48"> arbre ab </text:span><text:span text:style-name="T14">ON</text:span><text:span text:style-name="T48"> am.id_ech = ab.id_ech </text:span><text:span text:style-name="T14">AND</text:span><text:span text:style-name="T48"> am.id_point = ab.id_point </text:span><text:span text:style-name="T14">AND</text:span><text:span text:style-name="T48"> (am.suppl-&gt;&gt;</text:span><text:span text:style-name="T88">'arbat'</text:span><text:span text:style-name="T48">)::</text:span><text:span text:style-name="T35">INT2</text:span><text:span text:style-name="T48"> = ab.a</text:span></text:p>
            <text:p text:style-name="P60"><text:span text:style-name="T48"><text:s text:c="4"/></text:span><text:span text:style-name="T14">LEFT</text:span><text:span text:style-name="T48"> </text:span><text:span text:style-name="T14">JOIN</text:span><text:span text:style-name="T48"> arbre_m1 am2 </text:span><text:span text:style-name="T14">ON</text:span><text:span text:style-name="T48"> ab.id_ech = am2.id_ech </text:span><text:span text:style-name="T14">AND</text:span><text:span text:style-name="T48"> am.id_point = am2.id_point </text:span><text:span text:style-name="T14">AND</text:span><text:span text:style-name="T48"> ab.a = am2.a</text:span></text:p>
            <text:p text:style-name="P60"><text:span text:style-name="T48"><text:s text:c="4"/></text:span><text:span text:style-name="T14">WHERE</text:span><text:span text:style-name="T48"> v.annee = </text:span><text:span text:style-name="T76">2023</text:span></text:p>
            <text:p text:style-name="P60"><text:span text:style-name="T48"><text:s text:c="4"/></text:span><text:span text:style-name="T14">AND</text:span><text:span text:style-name="T48"> am.suppl-&gt;&gt;</text:span><text:span text:style-name="T88">'arbat'</text:span><text:span text:style-name="T48"> </text:span><text:span text:style-name="T14">IS</text:span><text:span text:style-name="T48"> </text:span><text:span text:style-name="T14">NOT</text:span><text:span text:style-name="T48"> </text:span><text:span text:style-name="T14">NULL</text:span></text:p>
            <text:p text:style-name="P44">)</text:p>
            <text:p text:style-name="P60"><text:span text:style-name="T14">SELECT</text:span><text:span text:style-name="T48"> *</text:span></text:p>
            <text:p text:style-name="P60"><text:span text:style-name="T14">FROM</text:span><text:span text:style-name="T48"> dist_arbat</text:span></text:p>
            <text:p text:style-name="P60"><text:span text:style-name="T14">WHERE</text:span><text:span text:style-name="T48"> dist &gt; </text:span><text:span text:style-name="T76">2</text:span></text:p>
            <text:p text:style-name="Standard"><text:span text:style-name="T14">ORDER</text:span><text:span text:style-name="T48"> </text:span><text:span text:style-name="T14">BY</text:span><text:span text:style-name="T48"> npp, a</text:span><text:span text:style-name="T60">;</text:span></text:p>
            <text:p text:style-name="P11">Toutes les distances entre arbres attachés sont correctes.</text:p>
            <text:p text:style-name="P11"/>
            <text:p text:style-name="P11"/>
            <text:p text:style-name="P11">La requête suivante vérifie la bonne numérotation des arbres en fonction des azimuts et distances au piquet repère de chaque arbre :</text:p>
            <text:p text:style-name="P60"><text:span text:style-name="Police_20_par_20_défaut"><text:span text:style-name="T14">WITH</text:span></text:span><text:span text:style-name="T48"> t0 </text:span><text:span text:style-name="T14">AS</text:span><text:span text:style-name="T48"> (</text:span></text:p>
            <text:p text:style-name="P60"><text:soft-page-break/><text:span text:style-name="T48"><text:s text:c="4"/></text:span><text:span text:style-name="T14">SELECT</text:span><text:span text:style-name="T48"> npp, id_ech, id_point, a, azpr_gd, dpr_cm,</text:span></text:p>
            <text:p text:style-name="P60"><text:span text:style-name="T48"><text:s text:c="4"/></text:span><text:span text:style-name="T35">DENSE_RANK</text:span><text:span text:style-name="T48">() </text:span><text:span text:style-name="T14">OVER</text:span><text:span text:style-name="T48">(</text:span><text:span text:style-name="T14">PARTITION</text:span><text:span text:style-name="T48"> </text:span><text:span text:style-name="T14">BY</text:span><text:span text:style-name="T48"> npp </text:span><text:span text:style-name="T14">ORDER</text:span><text:span text:style-name="T48"> </text:span><text:span text:style-name="T14">BY</text:span><text:span text:style-name="T48"> a) </text:span><text:span text:style-name="T14">AS</text:span><text:span text:style-name="T48"> rang_a,</text:span></text:p>
            <text:p text:style-name="P60"><text:span text:style-name="T48"><text:s text:c="4"/></text:span><text:span text:style-name="T35">DENSE_RANK</text:span><text:span text:style-name="T48">() </text:span><text:span text:style-name="T14">OVER</text:span><text:span text:style-name="T48">(</text:span><text:span text:style-name="T14">PARTITION</text:span><text:span text:style-name="T48"> </text:span><text:span text:style-name="T14">BY</text:span><text:span text:style-name="T48"> npp </text:span><text:span text:style-name="T14">ORDER</text:span><text:span text:style-name="T48"> </text:span><text:span text:style-name="T14">BY</text:span><text:span text:style-name="T48"> azpr_gd, dpr_cm, a) </text:span><text:span text:style-name="T14">AS</text:span><text:span text:style-name="T48"> rang_az</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descript_m1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 a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arbre_m1 am </text:span><text:span text:style-name="T14">USING</text:span><text:span text:style-name="T48"> (id_ech, id_point, a)</text:span></text:p>
            <text:p text:style-name="P60"><text:span text:style-name="T48"><text:s text:c="4"/></text:span><text:span text:style-name="T14">WHERE</text:span><text:span text:style-name="T48"> azpr_gd </text:span><text:span text:style-name="T14">IS</text:span><text:span text:style-name="T48"> </text:span><text:span text:style-name="T14">NOT</text:span><text:span text:style-name="T48"> </text:span><text:span text:style-name="T14">NULL</text:span></text:p>
            <text:p text:style-name="P60"><text:span text:style-name="T48"><text:s text:c="4"/></text:span><text:span text:style-name="T14">AND</text:span><text:span text:style-name="T48"> annee = </text:span><text:span text:style-name="T76">2023</text:span></text:p>
            <text:p text:style-name="P44">)</text:p>
            <text:p text:style-name="P60"><text:span text:style-name="T48">, t1 </text:span><text:span text:style-name="T14">AS</text:span><text:span text:style-name="T48"> (</text:span></text:p>
            <text:p text:style-name="P60"><text:span text:style-name="T48"><text:s text:c="5"/></text:span><text:span text:style-name="T14">SELECT</text:span><text:span text:style-name="T48"> npp, id_ech, id_point, a, azpr_gd, dpr_cm, rang_a - rang_az </text:span><text:span text:style-name="T14">AS</text:span><text:span text:style-name="T48"> gap,</text:span></text:p>
            <text:p text:style-name="P60"><text:span text:style-name="T48"><text:s text:c="5"/></text:span><text:span text:style-name="T35">DENSE_RANK</text:span><text:span text:style-name="T48">() </text:span><text:span text:style-name="T14">OVER</text:span><text:span text:style-name="T48">(</text:span><text:span text:style-name="T14">PARTITION</text:span><text:span text:style-name="T48"> </text:span><text:span text:style-name="T14">BY</text:span><text:span text:style-name="T48"> npp </text:span><text:span text:style-name="T14">ORDER</text:span><text:span text:style-name="T48"> </text:span><text:span text:style-name="T14">BY</text:span><text:span text:style-name="T48"> npp,</text:span></text:p>
            <text:p text:style-name="P60"><text:span text:style-name="T48"><text:s text:c="5"/></text:span><text:span text:style-name="T35">ABS</text:span><text:span text:style-name="T48">(rang_a - rang_az) </text:span><text:span text:style-name="T14">DESC</text:span><text:span text:style-name="T48">, rang_a - rang_az </text:span><text:span text:style-name="T14">DESC</text:span><text:span text:style-name="T48">) </text:span><text:span text:style-name="T14">AS</text:span><text:span text:style-name="T48"> rang_ecart</text:span></text:p>
            <text:p text:style-name="P60"><text:span text:style-name="T48"><text:s text:c="5"/></text:span><text:span text:style-name="T14">FROM</text:span><text:span text:style-name="T48"> t0</text:span></text:p>
            <text:p text:style-name="P60"><text:span text:style-name="T48"><text:s text:c="5"/></text:span><text:span text:style-name="T14">WHERE</text:span><text:span text:style-name="T48"> rang_a &lt;&gt; rang_az</text:span></text:p>
            <text:p text:style-name="P44">)</text:p>
            <text:p text:style-name="P60"><text:span text:style-name="T14">SELECT</text:span><text:span text:style-name="T48"> npp, id_ech, id_point, a, azpr_gd, dpr_cm, gap</text:span></text:p>
            <text:p text:style-name="P60"><text:span text:style-name="T14">FROM</text:span><text:span text:style-name="T48"> t1</text:span></text:p>
            <text:p text:style-name="P60"><text:span text:style-name="T14">WHERE</text:span><text:span text:style-name="T48"> rang_ecart = </text:span><text:span text:style-name="T76">1</text:span></text:p>
            <text:p text:style-name="Standard"><text:span text:style-name="T14">ORDER</text:span><text:span text:style-name="T48"> </text:span><text:span text:style-name="T14">BY</text:span><text:span text:style-name="T48"> npp, a</text:span><text:span text:style-name="T60">;</text:span></text:p>
            <text:p text:style-name="P11">La numérotation des arbres est correcte.</text:p>
            <text:p text:style-name="P11"/>
          </table:table-cell>
        </table:table-row>
        <table:table-row table:style-name="TableLine1658033794224">
          <table:table-cell table:style-name="Tableau3.A1" office:value-type="string">
            <text:p text:style-name="EtiquetteSous">Données écologiques</text:p>
          </table:table-cell>
          <table:table-cell table:style-name="Tableau3.A1" office:value-type="string">
            <text:p text:style-name="P11">La requête SQL contrôlant le respect des règles formulées dans l’IMOT est la suivante :</text:p>
            <text:p text:style-name="P60"><text:span text:style-name="Police_20_par_20_défaut"><text:span text:style-name="T14">SELECT</text:span></text:span><text:span text:style-name="T48"> * </text:span><text:span text:style-name="T14">FROM</text:span><text:span text:style-name="T48"> (</text:span></text:p>
            <text:p text:style-name="P60"><text:span text:style-name="T48"><text:s text:c="4"/></text:span><text:span text:style-name="T14">SELECT</text:span><text:span text:style-name="T48"> v.npp, v.id_ech, v.id_point</text:span></text:p>
            <text:p text:style-name="P60"><text:span text:style-name="T48"><text:s text:c="4"/>, </text:span><text:span text:style-name="T14">CASE</text:span><text:span text:style-name="T48"> </text:span></text:p>
            <text:p text:style-name="P60"><text:span text:style-name="T48"><text:s text:c="8"/></text:span><text:span text:style-name="T14">WHEN</text:span><text:span text:style-name="T48"> distriv = </text:span><text:span text:style-name="T88">'3'</text:span><text:span text:style-name="T48"> </text:span><text:span text:style-name="T14">AND</text:span><text:span text:style-name="T48"> denivriv </text:span><text:span text:style-name="T14">IS</text:span><text:span text:style-name="T48"> </text:span><text:span text:style-name="T14">NULL</text:span><text:span text:style-name="T48"> </text:span><text:span text:style-name="T14">THEN</text:span><text:span text:style-name="T48"> </text:span><text:span text:style-name="T88">'01a. DENIVRIV NULL'</text:span></text:p>
            <text:p text:style-name="P60"><text:span text:style-name="T48"><text:s text:c="8"/></text:span><text:span text:style-name="T14">WHEN</text:span><text:span text:style-name="T48"> distriv != </text:span><text:span text:style-name="T88">'3'</text:span><text:span text:style-name="T48"> </text:span><text:span text:style-name="T14">AND</text:span><text:span text:style-name="T48"> denivriv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1b. DENIVRIV devrait être à NULL'</text:span></text:p>
            <text:p text:style-name="P60"><text:span text:style-name="T48"><text:s text:c="8"/></text:span><text:span text:style-name="T14">WHEN</text:span><text:span text:style-name="T48"> obstopo != </text:span><text:span text:style-name="T88">'4'</text:span><text:span text:style-name="T48"> </text:span><text:span text:style-name="T14">AND</text:span><text:span text:style-name="T48"> pent2 </text:span><text:span text:style-name="T14">IS</text:span><text:span text:style-name="T48"> </text:span><text:span text:style-name="T14">NULL</text:span><text:span text:style-name="T48"> </text:span><text:span text:style-name="T14">THEN</text:span><text:span text:style-name="T48"> </text:span><text:span text:style-name="T88">'02a. PENT2 NULL'</text:span></text:p>
            <text:p text:style-name="P60"><text:span text:style-name="T48"><text:s text:c="8"/></text:span><text:span text:style-name="T14">WHEN</text:span><text:span text:style-name="T48"> obstopo = </text:span><text:span text:style-name="T88">'4'</text:span><text:span text:style-name="T48"> </text:span><text:span text:style-name="T14">AND</text:span><text:span text:style-name="T48"> pent2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2b. PENT2 devrait être à NULL'</text:span></text:p>
            <text:p text:style-name="P60"><text:span text:style-name="T48"><text:s text:c="8"/></text:span><text:span text:style-name="T14">WHEN</text:span><text:span text:style-name="T48"> </text:span><text:span text:style-name="T14">NOT</text:span><text:span text:style-name="T48"> </text:span><text:span text:style-name="T35">COALESCE</text:span><text:span text:style-name="T48">(pent2, </text:span><text:span text:style-name="T76">0</text:span><text:span text:style-name="T48">) </text:span><text:span text:style-name="T14">BETWEEN</text:span><text:span text:style-name="T48"> </text:span><text:span text:style-name="T76">0</text:span><text:span text:style-name="T48"> </text:span><text:span text:style-name="T14">AND</text:span><text:span text:style-name="T48"> </text:span><text:span text:style-name="T76">202</text:span><text:span text:style-name="T48"> </text:span><text:span text:style-name="T14">THEN</text:span><text:span text:style-name="T48"> </text:span><text:span text:style-name="T88">'02c. valeur incorrecte de PENT2'</text:span></text:p>
            <text:p text:style-name="P60"><text:span text:style-name="T48"><text:s text:c="8"/></text:span><text:span text:style-name="T14">WHEN</text:span><text:span text:style-name="T48"> pent2 &gt;= </text:span><text:span text:style-name="T76">5</text:span><text:span text:style-name="T48"> </text:span><text:span text:style-name="T14">AND</text:span><text:span text:style-name="T48"> obstopo != </text:span><text:span text:style-name="T88">'4'</text:span><text:span text:style-name="T48"> </text:span><text:span text:style-name="T14">AND</text:span><text:span text:style-name="T48"> expo </text:span><text:span text:style-name="T14">IS</text:span><text:span text:style-name="T48"> </text:span><text:span text:style-name="T14">NULL</text:span><text:span text:style-name="T48"> </text:span><text:span text:style-name="T14">THEN</text:span><text:span text:style-name="T48"> </text:span><text:span text:style-name="T88">'03. EXPO NULL'</text:span></text:p>
            <text:p text:style-name="P60"><text:span text:style-name="T48"><text:s text:c="8"/></text:span><text:span text:style-name="T14">WHEN</text:span><text:span text:style-name="T48"> pent2 &gt;= </text:span><text:span text:style-name="T76">5</text:span><text:span text:style-name="T48"> </text:span><text:span text:style-name="T14">AND</text:span><text:span text:style-name="T48"> masque </text:span><text:span text:style-name="T14">IS</text:span><text:span text:style-name="T48"> </text:span><text:span text:style-name="T14">NULL</text:span><text:span text:style-name="T48"> </text:span><text:span text:style-name="T14">THEN</text:span><text:span text:style-name="T48"> </text:span><text:span text:style-name="T88">'04a. MASQUE NULL'</text:span></text:p>
            <text:p text:style-name="P60"><text:span text:style-name="T48"><text:s text:c="8"/></text:span><text:span text:style-name="T14">WHEN</text:span><text:span text:style-name="T48"> pent2 &lt; </text:span><text:span text:style-name="T76">5</text:span><text:span text:style-name="T48"> </text:span><text:span text:style-name="T14">AND</text:span><text:span text:style-name="T48"> masque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b. MASQUE devrait être à NULL'</text:span></text:p>
            <text:p text:style-name="P60"><text:span text:style-name="T48"><text:s text:c="8"/></text:span><text:span text:style-name="T14">WHEN</text:span><text:span text:style-name="T48"> msud </text:span><text:span text:style-name="T14">IS</text:span><text:span text:style-name="T48"> </text:span><text:span text:style-name="T14">NULL</text:span><text:span text:style-name="T48"> </text:span><text:span text:style-name="T14">THEN</text:span><text:span text:style-name="T48"> </text:span><text:span text:style-name="T88">'05. MSUD NULL'</text:span></text:p>
            <text:p text:style-name="P60"><text:span text:style-name="T48"><text:s text:c="8"/></text:span><text:span text:style-name="T14">WHEN</text:span><text:span text:style-name="T48"> </text:span><text:span text:style-name="T35">COALESCE</text:span><text:span text:style-name="T48">(obspedo, </text:span><text:span text:style-name="T88">'0'</text:span><text:span text:style-name="T48">) != </text:span><text:span text:style-name="T88">'5'</text:span><text:span text:style-name="T48"> </text:span><text:span text:style-name="T14">AND</text:span><text:span text:style-name="T48"> az_fo </text:span><text:span text:style-name="T14">IS</text:span><text:span text:style-name="T48"> </text:span><text:span text:style-name="T14">NULL</text:span><text:span text:style-name="T48"> </text:span><text:span text:style-name="T14">THEN</text:span><text:span text:style-name="T48"> </text:span><text:span text:style-name="T88">'06a. AZ_FO NULL'</text:span></text:p>
            <text:p text:style-name="P60"><text:span text:style-name="T48"><text:s text:c="8"/></text:span><text:span text:style-name="T14">WHEN</text:span><text:span text:style-name="T48"> </text:span><text:span text:style-name="T14">NOT</text:span><text:span text:style-name="T48"> </text:span><text:span text:style-name="T35">COALESCE</text:span><text:span text:style-name="T48">(az_fo, </text:span><text:span text:style-name="T76">0</text:span><text:span text:style-name="T48">) </text:span><text:span text:style-name="T14">BETWEEN</text:span><text:span text:style-name="T48"> </text:span><text:span text:style-name="T76">0</text:span><text:span text:style-name="T48"> </text:span><text:span text:style-name="T14">AND</text:span><text:span text:style-name="T48"> </text:span><text:span text:style-name="T76">400</text:span><text:span text:style-name="T48"> </text:span><text:span text:style-name="T14">THEN</text:span><text:span text:style-name="T48"> </text:span><text:span text:style-name="T88">'06b. valeur incorrecte de AZ_FO'</text:span></text:p>
            <text:p text:style-name="P60"><text:soft-page-break/><text:span text:style-name="T48"><text:s text:c="8"/></text:span><text:span text:style-name="T14">WHEN</text:span><text:span text:style-name="T48"> </text:span><text:span text:style-name="T35">COALESCE</text:span><text:span text:style-name="T48">(obspedo, </text:span><text:span text:style-name="T88">'0'</text:span><text:span text:style-name="T48">) != </text:span><text:span text:style-name="T88">'5'</text:span><text:span text:style-name="T48"> </text:span><text:span text:style-name="T14">AND</text:span><text:span text:style-name="T48"> di_fo_cm </text:span><text:span text:style-name="T14">IS</text:span><text:span text:style-name="T48"> </text:span><text:span text:style-name="T14">NULL</text:span><text:span text:style-name="T48"> </text:span><text:span text:style-name="T14">THEN</text:span><text:span text:style-name="T48"> </text:span><text:span text:style-name="T88">'07a. DI_FO NULL'</text:span></text:p>
            <text:p text:style-name="P60"><text:span text:style-name="T48"><text:s text:c="8"/></text:span><text:span text:style-name="T14">WHEN</text:span><text:span text:style-name="T48"> </text:span><text:span text:style-name="T35">COALESCE</text:span><text:span text:style-name="T48">(di_fo_cm, </text:span><text:span text:style-name="T76">0</text:span><text:span text:style-name="T48">) &gt; </text:span><text:span text:style-name="T76">2500</text:span><text:span text:style-name="T48"> </text:span><text:span text:style-name="T14">THEN</text:span><text:span text:style-name="T48"> </text:span><text:span text:style-name="T88">'07b. valeur incorrecte de DI_FO'</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text:span><text:span text:style-name="T35">COALESCE</text:span><text:span text:style-name="T48">(cailloux, </text:span><text:span text:style-name="T88">'X'</text:span><text:span text:style-name="T48">) </text:span><text:span text:style-name="T14">NOT</text:span><text:span text:style-name="T48"> </text:span><text:span text:style-name="T14">IN</text:span><text:span text:style-name="T48"> (</text:span><text:span text:style-name="T88">'0'</text:span><text:span text:style-name="T48">, </text:span><text:span text:style-name="T88">'X'</text:span><text:span text:style-name="T48">) </text:span><text:span text:style-name="T14">AND</text:span><text:span text:style-name="T48"> typcai </text:span><text:span text:style-name="T14">IS</text:span><text:span text:style-name="T48"> </text:span><text:span text:style-name="T14">NULL</text:span><text:span text:style-name="T48"> </text:span><text:span text:style-name="T14">THEN</text:span><text:span text:style-name="T48"> </text:span><text:span text:style-name="T88">'08. TYPCAI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text:span><text:span text:style-name="T14">IS</text:span><text:span text:style-name="T48"> </text:span><text:span text:style-name="T14">NULL</text:span><text:span text:style-name="T48"> </text:span><text:span text:style-name="T14">THEN</text:span><text:span text:style-name="T48"> </text:span><text:span text:style-name="T88">'09. HTEXT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 </text:span><text:span text:style-name="T88">'2'</text:span><text:span text:style-name="T48"> </text:span><text:span text:style-name="T14">AND</text:span><text:span text:style-name="T48"> text1 </text:span><text:span text:style-name="T14">IS</text:span><text:span text:style-name="T48"> </text:span><text:span text:style-name="T14">NULL</text:span><text:span text:style-name="T48"> </text:span><text:span text:style-name="T14">THEN</text:span><text:span text:style-name="T48"> </text:span><text:span text:style-name="T88">'10. TEXT1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 </text:span><text:span text:style-name="T88">'2'</text:span><text:span text:style-name="T48"> </text:span><text:span text:style-name="T14">AND</text:span><text:span text:style-name="T48"> prof1 </text:span><text:span text:style-name="T14">IS</text:span><text:span text:style-name="T48"> </text:span><text:span text:style-name="T14">NULL</text:span><text:span text:style-name="T48"> </text:span><text:span text:style-name="T14">THEN</text:span><text:span text:style-name="T48"> </text:span><text:span text:style-name="T88">'11a. PROF1 NULL'</text:span></text:p>
            <text:p text:style-name="P60"><text:span text:style-name="T48"><text:s text:c="8"/></text:span><text:span text:style-name="T14">WHEN</text:span><text:span text:style-name="T48"> </text:span><text:span text:style-name="T14">NOT</text:span><text:span text:style-name="T48"> (obspedo != </text:span><text:span text:style-name="T88">'5'</text:span><text:span text:style-name="T48"> </text:span><text:span text:style-name="T14">AND</text:span><text:span text:style-name="T48"> htext = </text:span><text:span text:style-name="T88">'2'</text:span><text:span text:style-name="T48">) </text:span><text:span text:style-name="T14">AND</text:span><text:span text:style-name="T48"> prof1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11b. PROF1 devrait être à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text:span><text:span text:style-name="T14">IN</text:span><text:span text:style-name="T48"> (</text:span><text:span text:style-name="T88">'1'</text:span><text:span text:style-name="T48">, </text:span><text:span text:style-name="T88">'2'</text:span><text:span text:style-name="T48">) </text:span><text:span text:style-name="T14">AND</text:span><text:span text:style-name="T48"> text2 </text:span><text:span text:style-name="T14">IS</text:span><text:span text:style-name="T48"> </text:span><text:span text:style-name="T14">NULL</text:span><text:span text:style-name="T48"> </text:span><text:span text:style-name="T14">THEN</text:span><text:span text:style-name="T48"> </text:span><text:span text:style-name="T88">'12. TEXT2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htext != </text:span><text:span text:style-name="T88">'0'</text:span><text:span text:style-name="T48"> </text:span><text:span text:style-name="T14">AND</text:span><text:span text:style-name="T48"> PROF2 </text:span><text:span text:style-name="T14">IS</text:span><text:span text:style-name="T48"> </text:span><text:span text:style-name="T14">NULL</text:span><text:span text:style-name="T48"> </text:span><text:span text:style-name="T14">THEN</text:span><text:span text:style-name="T48"> </text:span><text:span text:style-name="T88">'13. PROF2 NULL'</text:span></text:p>
            <text:p text:style-name="P60"><text:span text:style-name="T48"><text:s text:c="8"/></text:span><text:span text:style-name="T14">WHEN</text:span><text:span text:style-name="T48"> prof1 &gt;= prof2 </text:span><text:span text:style-name="T14">THEN</text:span><text:span text:style-name="T48"> </text:span><text:span text:style-name="T88">'14. PROF1 &gt;= PROF2'</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obsprof </text:span><text:span text:style-name="T14">IS</text:span><text:span text:style-name="T48"> </text:span><text:span text:style-name="T14">NULL</text:span><text:span text:style-name="T48"> </text:span><text:span text:style-name="T14">THEN</text:span><text:span text:style-name="T48"> </text:span><text:span text:style-name="T88">'14a. OBSPROF NULL'</text:span></text:p>
            <text:p text:style-name="P60"><text:span text:style-name="T48"><text:s text:c="8"/></text:span><text:span text:style-name="T14">WHEN</text:span><text:span text:style-name="T48"> prof2 = </text:span><text:span text:style-name="T88">'9'</text:span><text:span text:style-name="T48"> </text:span><text:span text:style-name="T14">AND</text:span><text:span text:style-name="T48"> obsprof </text:span><text:span text:style-name="T14">NOT</text:span><text:span text:style-name="T48"> </text:span><text:span text:style-name="T14">IN</text:span><text:span text:style-name="T48"> (</text:span><text:span text:style-name="T88">'0'</text:span><text:span text:style-name="T48">, </text:span><text:span text:style-name="T88">'4'</text:span><text:span text:style-name="T48">) </text:span><text:span text:style-name="T14">THEN</text:span><text:span text:style-name="T48"> </text:span><text:span text:style-name="T88">'14b. Incohérence entre PROF2 = 9 et OBSPROF'</text:span></text:p>
            <text:p text:style-name="P60"><text:span text:style-name="T48"><text:s text:c="8"/></text:span><text:span text:style-name="T14">WHEN</text:span><text:span text:style-name="T48"> prof2 &lt; </text:span><text:span text:style-name="T88">'9'</text:span><text:span text:style-name="T48"> </text:span><text:span text:style-name="T14">AND</text:span><text:span text:style-name="T48"> obsprof </text:span><text:span text:style-name="T14">NOT</text:span><text:span text:style-name="T48"> </text:span><text:span text:style-name="T14">IN</text:span><text:span text:style-name="T48"> (</text:span><text:span text:style-name="T88">'1'</text:span><text:span text:style-name="T48">, </text:span><text:span text:style-name="T88">'2'</text:span><text:span text:style-name="T48">, </text:span><text:span text:style-name="T88">'3'</text:span><text:span text:style-name="T48">, </text:span><text:span text:style-name="T88">'4'</text:span><text:span text:style-name="T48">) </text:span><text:span text:style-name="T14">THEN</text:span><text:span text:style-name="T48"> </text:span><text:span text:style-name="T88">'14c. Incohérence entre PROF2 &lt; 9 et OBSPROF'</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obshydr </text:span><text:span text:style-name="T14">IS</text:span><text:span text:style-name="T48"> </text:span><text:span text:style-name="T14">NULL</text:span><text:span text:style-name="T48"> </text:span><text:span text:style-name="T14">THEN</text:span><text:span text:style-name="T48"> </text:span><text:span text:style-name="T88">'15. OBSHYDR NULL'</text:span></text:p>
            <text:p text:style-name="P60"><text:span text:style-name="T48"><text:s text:c="8"/></text:span><text:span text:style-name="T14">WHEN</text:span><text:span text:style-name="T48"> obspedo != </text:span><text:span text:style-name="T88">'5'</text:span><text:span text:style-name="T48"> </text:span><text:span text:style-name="T14">AND</text:span><text:span text:style-name="T48"> tsol </text:span><text:span text:style-name="T14">IS</text:span><text:span text:style-name="T48"> </text:span><text:span text:style-name="T14">NULL</text:span><text:span text:style-name="T48"> </text:span><text:span text:style-name="T14">THEN</text:span><text:span text:style-name="T48"> </text:span><text:span text:style-name="T88">'16. TSOL NULL'</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1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ecologie e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ecologie_2017 e7 </text:span><text:span text:style-name="T14">USING</text:span><text:span text:style-name="T48"> (id_ech, id_point)</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text:span><text:span text:style-name="T60">;</text:span></text:p>
            <text:p text:style-name="P11">Aucune erreur n’est retournée.</text:p>
            <text:p text:style-name="P11"/>
          </table:table-cell>
        </table:table-row>
        <table:table-row table:style-name="TableLine1658033786064">
          <table:table-cell table:style-name="Tableau3.A1" office:value-type="string">
            <text:p text:style-name="EtiquetteSous">Données d’habitats forestiers</text:p>
          </table:table-cell>
          <table:table-cell table:style-name="Tableau3.A1" office:value-type="string">
            <text:p text:style-name="P10">La requête SQL contrôlant le respect des règles formulées dans l’IMOT est la suivante :</text:p>
            <text:p text:style-name="P60"><text:span text:style-name="Police_20_par_20_défaut"><text:span text:style-name="T14">SELECT</text:span></text:span><text:span text:style-name="T48"> * </text:span><text:span text:style-name="T14">FROM</text:span><text:span text:style-name="T48"> (</text:span></text:p>
            <text:p text:style-name="P60"><text:span text:style-name="T48"><text:s text:c="4"/></text:span><text:span text:style-name="T14">SELECT</text:span><text:span text:style-name="T48"> v.npp, </text:span><text:span text:style-name="T101">v</text:span><text:span text:style-name="T48">.id_ech, v.id_point</text:span></text:p>
            <text:p text:style-name="P60"><text:span text:style-name="T48"><text:s text:c="4"/>, </text:span><text:span text:style-name="T14">CASE</text:span></text:p>
            <text:p text:style-name="P60"><text:span text:style-name="T48"><text:s text:c="8"/></text:span><text:span text:style-name="T14">WHEN</text:span><text:span text:style-name="T48"> csa </text:span><text:span text:style-name="T14">IN</text:span><text:span text:style-name="T48"> (</text:span><text:span text:style-name="T88">'1'</text:span><text:span text:style-name="T48">, </text:span><text:span text:style-name="T88">'3'</text:span><text:span text:style-name="T48">) </text:span><text:span text:style-name="T14">AND</text:span><text:span text:style-name="T48"> caracthab </text:span><text:span text:style-name="T14">IS</text:span><text:span text:style-name="T48"> </text:span><text:span text:style-name="T14">NULL</text:span><text:span text:style-name="T48"> </text:span><text:span text:style-name="T14">THEN</text:span><text:span text:style-name="T48"> </text:span><text:span text:style-name="T88">'01. CARACTHAB NULL'</text:span></text:p>
            <text:p text:style-name="P60"><text:span text:style-name="T48"><text:s text:c="8"/></text:span><text:span text:style-name="T14">WHEN</text:span><text:span text:style-name="T48"> d.suppl-&gt;&gt;</text:span><text:span text:style-name="T88">'ligneriv'</text:span><text:span text:style-name="T48"> </text:span><text:span text:style-name="T14">IS</text:span><text:span text:style-name="T48"> </text:span><text:span text:style-name="T14">NOT</text:span><text:span text:style-name="T48"> </text:span><text:span text:style-name="T14">NULL</text:span><text:span text:style-name="T48"> </text:span><text:span text:style-name="T14">AND</text:span><text:span text:style-name="T48"> jsonb_path_query_first(d.qual_data, (</text:span><text:span text:style-name="T88">'$[*] ? </text:span><text:soft-page-break/><text:span text:style-name="T88">(@.donnee == "LIGNERIV")."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a. Commentaire absent sur LIGNERIV'</text:span></text:p>
            <text:p text:style-name="P60"><text:span text:style-name="T48"><text:s text:c="8"/></text:span><text:span text:style-name="T14">WHEN</text:span><text:span text:style-name="T48"> h1.obshab </text:span><text:span text:style-name="T14">IN</text:span><text:span text:style-name="T48"> (</text:span><text:span text:style-name="T88">'1'</text:span><text:span text:style-name="T48">, </text:span><text:span text:style-name="T88">'3'</text:span><text:span text:style-name="T48">, </text:span><text:span text:style-name="T88">'6'</text:span><text:span text:style-name="T48">) </text:span><text:span text:style-name="T14">AND</text:span><text:span text:style-name="T48"> h1.s_hab </text:span><text:span text:style-name="T14">IS</text:span><text:span text:style-name="T48"> </text:span><text:span text:style-name="T14">NULL</text:span><text:span text:style-name="T48"> </text:span><text:span text:style-name="T14">THEN</text:span><text:span text:style-name="T48"> </text:span><text:span text:style-name="T88">'02. S_HAB1 NULL'</text:span></text:p>
            <text:p text:style-name="P60"><text:span text:style-name="T48"><text:s text:c="8"/></text:span><text:span text:style-name="T14">WHEN</text:span><text:span text:style-name="T48"> h1.qualhab = </text:span><text:span text:style-name="T88">'X'</text:span><text:span text:style-name="T48"> </text:span><text:span text:style-name="T14">AND</text:span><text:span text:style-name="T48"> jsonb_path_query_first(d.qual_data, (</text:span><text:span text:style-name="T88">'$[*] ? (@.donnee == "QUALHAB1")."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b. Commentaire absent sur QUALHAB1'</text:span></text:p>
            <text:p text:style-name="P60"><text:span text:style-name="T48"><text:s text:c="8"/></text:span><text:span text:style-name="T14">WHEN</text:span><text:span text:style-name="T48"> h2.obshab </text:span><text:span text:style-name="T14">IN</text:span><text:span text:style-name="T48"> (</text:span><text:span text:style-name="T88">'1'</text:span><text:span text:style-name="T48">, </text:span><text:span text:style-name="T88">'3'</text:span><text:span text:style-name="T48">, </text:span><text:span text:style-name="T88">'6'</text:span><text:span text:style-name="T48">) </text:span><text:span text:style-name="T14">AND</text:span><text:span text:style-name="T48"> h2.s_hab </text:span><text:span text:style-name="T14">IS</text:span><text:span text:style-name="T48"> </text:span><text:span text:style-name="T14">NULL</text:span><text:span text:style-name="T48"> </text:span><text:span text:style-name="T14">AND</text:span><text:span text:style-name="T48"> h1.s_ha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3. S_HAB2 NULL'</text:span></text:p>
            <text:p text:style-name="P60"><text:span text:style-name="T48"><text:s text:c="8"/></text:span><text:span text:style-name="T14">WHEN</text:span><text:span text:style-name="T48"> h2.qualhab = </text:span><text:span text:style-name="T88">'X'</text:span><text:span text:style-name="T48"> </text:span><text:span text:style-name="T14">AND</text:span><text:span text:style-name="T48"> jsonb_path_query_first(d.qual_data, (</text:span><text:span text:style-name="T88">'$[*] ? (@.donnee == "QUALHAB2")."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c. Commentaire absent sur QUALHAB1'</text:span></text:p>
            <text:p text:style-name="P60"><text:span text:style-name="T48"><text:s text:c="8"/></text:span><text:span text:style-name="T14">WHEN</text:span><text:span text:style-name="T48"> h3.obshab </text:span><text:span text:style-name="T14">IN</text:span><text:span text:style-name="T48"> (</text:span><text:span text:style-name="T88">'1'</text:span><text:span text:style-name="T48">, </text:span><text:span text:style-name="T88">'3'</text:span><text:span text:style-name="T48">, </text:span><text:span text:style-name="T88">'6'</text:span><text:span text:style-name="T48">) </text:span><text:span text:style-name="T14">AND</text:span><text:span text:style-name="T48"> h3.s_hab </text:span><text:span text:style-name="T14">IS</text:span><text:span text:style-name="T48"> </text:span><text:span text:style-name="T14">NULL</text:span><text:span text:style-name="T48"> </text:span><text:span text:style-name="T14">AND</text:span><text:span text:style-name="T48"> h1.s_hab </text:span><text:span text:style-name="T14">IS</text:span><text:span text:style-name="T48"> </text:span><text:span text:style-name="T14">NOT</text:span><text:span text:style-name="T48"> </text:span><text:span text:style-name="T14">NULL</text:span><text:span text:style-name="T48"> </text:span><text:span text:style-name="T14">THEN</text:span><text:span text:style-name="T48"> </text:span><text:span text:style-name="T88">'04. S_HAB3 NULL'</text:span></text:p>
            <text:p text:style-name="P60"><text:span text:style-name="T48"><text:s text:c="8"/></text:span><text:span text:style-name="T14">WHEN</text:span><text:span text:style-name="T48"> h3.qualhab = </text:span><text:span text:style-name="T88">'X'</text:span><text:span text:style-name="T48"> </text:span><text:span text:style-name="T14">AND</text:span><text:span text:style-name="T48"> jsonb_path_query_first(d.qual_data, (</text:span><text:span text:style-name="T88">'$[*] ? (@.donnee == "QUALHAB3")."qdonnee"'</text:span><text:span text:style-name="T48">)::jsonpath)-&gt;&gt;</text:span><text:span text:style-name="T76">0</text:span><text:span text:style-name="T48"> </text:span><text:span text:style-name="T14">IS</text:span><text:span text:style-name="T48"> </text:span><text:span text:style-name="T14">NULL</text:span><text:span text:style-name="T48"> </text:span><text:span text:style-name="T14">THEN</text:span><text:span text:style-name="T48"> </text:span><text:span text:style-name="T88">'99d. Commentaire absent sur QUALHAB1'</text:span></text:p>
            <text:p text:style-name="P60"><text:span text:style-name="T48"><text:s text:c="8"/></text:span><text:span text:style-name="T14">WHEN</text:span><text:span text:style-name="T48"> h1.s_hab </text:span><text:span text:style-name="T14">IS</text:span><text:span text:style-name="T48"> </text:span><text:span text:style-name="T14">NOT</text:span><text:span text:style-name="T48"> </text:span><text:span text:style-name="T14">NULL</text:span><text:span text:style-name="T48"> </text:span><text:span text:style-name="T14">AND</text:span><text:span text:style-name="T48"> (</text:span><text:span text:style-name="T35">replace</text:span><text:span text:style-name="T48">(h1.s_hab, </text:span><text:span text:style-name="T88">'X'</text:span><text:span text:style-name="T48">, </text:span><text:span text:style-name="T88">'0'</text:span><text:span text:style-name="T48">))::</text:span><text:span text:style-name="T35">int2</text:span><text:span text:style-name="T48"> + </text:span><text:span text:style-name="T35">coalesce</text:span><text:span text:style-name="T48">((</text:span><text:span text:style-name="T35">replace</text:span><text:span text:style-name="T48">(h2.s_hab, </text:span><text:span text:style-name="T88">'X'</text:span><text:span text:style-name="T48">, </text:span><text:span text:style-name="T88">'0'</text:span><text:span text:style-name="T48">))::</text:span><text:span text:style-name="T35">int2</text:span><text:span text:style-name="T48">, </text:span><text:span text:style-name="T76">0</text:span><text:span text:style-name="T48">) + </text:span><text:span text:style-name="T35">coalesce</text:span><text:span text:style-name="T48">((</text:span><text:span text:style-name="T35">replace</text:span><text:span text:style-name="T48">(h3.s_hab, </text:span><text:span text:style-name="T88">'X'</text:span><text:span text:style-name="T48">, </text:span><text:span text:style-name="T88">'0'</text:span><text:span text:style-name="T48">))::</text:span><text:span text:style-name="T35">int2</text:span><text:span text:style-name="T48">, </text:span><text:span text:style-name="T76">0</text:span><text:span text:style-name="T48">) != </text:span><text:span text:style-name="T76">10</text:span><text:span text:style-name="T48"> </text:span><text:span text:style-name="T14">THEN</text:span><text:span text:style-name="T48"> </text:span><text:span text:style-name="T88">'05. Problème de somme de surfaces d''habitats'</text:span></text:p>
            <text:p text:style-name="P60"><text:span text:style-name="T48"><text:s text:c="6"/></text:span><text:span text:style-name="T14">END</text:span><text:span text:style-name="T48"> </text:span><text:span text:style-name="T14">AS</text:span><text:span text:style-name="T48"> erreur</text:span></text:p>
            <text:p text:style-name="P60"><text:span text:style-name="T48"><text:s text:c="4"/></text:span><text:span text:style-name="T14">FROM</text:span><text:span text:style-name="T48"> v_liste_points_lt2 v</text:span></text:p>
            <text:p text:style-name="P60"><text:span text:style-name="T48"><text:s text:c="4"/></text:span><text:span text:style-name="T14">INNER</text:span><text:span text:style-name="T48"> </text:span><text:span text:style-name="T14">JOIN</text:span><text:span text:style-name="T48"> reconnaissance r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ion d </text:span><text:span text:style-name="T14">USING</text:span><text:span text:style-name="T48"> (id_ech, id_point)</text:span></text:p>
            <text:p text:style-name="P60"><text:span text:style-name="T48"><text:s text:c="4"/></text:span><text:span text:style-name="T14">INNER</text:span><text:span text:style-name="T48"> </text:span><text:span text:style-name="T14">JOIN</text:span><text:span text:style-name="T48"> descript_m1 dm </text:span><text:span text:style-name="T14">USING</text:span><text:span text:style-name="T48"> (id_ech, id_point)</text:span></text:p>
            <text:p text:style-name="P60"><text:span text:style-name="T48"><text:s text:c="4"/></text:span><text:span text:style-name="T14">LEFT</text:span><text:span text:style-name="T48"> </text:span><text:span text:style-name="T14">JOIN</text:span><text:span text:style-name="T48"> habitat h1 </text:span><text:span text:style-name="T14">ON</text:span><text:span text:style-name="T48"> v.id_ech = h1.id_ech </text:span><text:span text:style-name="T14">AND</text:span><text:span text:style-name="T48"> v.id_point = h1.id_point </text:span><text:span text:style-name="T14">AND</text:span><text:span text:style-name="T48"> h1.num_hab = </text:span><text:span text:style-name="T76">1</text:span></text:p>
            <text:p text:style-name="P60"><text:span text:style-name="T48"><text:s text:c="4"/></text:span><text:span text:style-name="T14">LEFT</text:span><text:span text:style-name="T48"> </text:span><text:span text:style-name="T14">JOIN</text:span><text:span text:style-name="T48"> habitat h2 </text:span><text:span text:style-name="T14">ON</text:span><text:span text:style-name="T48"> v.id_ech = h2.id_ech </text:span><text:span text:style-name="T14">AND</text:span><text:span text:style-name="T48"> v.id_point = h2.id_point </text:span><text:span text:style-name="T14">AND</text:span><text:span text:style-name="T48"> h2.num_hab = </text:span><text:span text:style-name="T76">2</text:span></text:p>
            <text:p text:style-name="P60"><text:span text:style-name="T48"><text:s text:c="4"/></text:span><text:span text:style-name="T14">LEFT</text:span><text:span text:style-name="T48"> </text:span><text:span text:style-name="T14">JOIN</text:span><text:span text:style-name="T48"> habitat h3 </text:span><text:span text:style-name="T14">ON</text:span><text:span text:style-name="T48"> v.id_ech = h3.id_ech </text:span><text:span text:style-name="T14">AND</text:span><text:span text:style-name="T48"> v.id_point = h3.id_point </text:span><text:span text:style-name="T14">AND</text:span><text:span text:style-name="T48"> h3.num_hab = </text:span><text:span text:style-name="T76">3</text:span></text:p>
            <text:p text:style-name="P60"><text:span text:style-name="T48"><text:s text:c="4"/></text:span><text:span text:style-name="T14">WHERE</text:span><text:span text:style-name="T48"> v.annee = </text:span><text:span text:style-name="T76">2023</text:span></text:p>
            <text:p text:style-name="P60"><text:span text:style-name="T48">) </text:span><text:span text:style-name="T14">AS</text:span><text:span text:style-name="T48"> t</text:span></text:p>
            <text:p text:style-name="P60"><text:span text:style-name="T14">WHERE</text:span><text:span text:style-name="T48"> erreur </text:span><text:span text:style-name="T14">IS</text:span><text:span text:style-name="T48"> </text:span><text:span text:style-name="T14">NOT</text:span><text:span text:style-name="T48"> </text:span><text:span text:style-name="T14">NULL</text:span></text:p>
            <text:p text:style-name="Standard"><text:span text:style-name="T14">ORDER</text:span><text:span text:style-name="T48"> </text:span><text:span text:style-name="T14">BY</text:span><text:span text:style-name="T48"> erreur</text:span><text:span text:style-name="T60">;</text:span></text:p>
            <text:p text:style-name="P11">La seule erreur retournée est l’absence de commentaires pourtant indiqués comme obligatoires sur les combinaisons de données correspondantes.</text:p>
            <text:p text:style-name="P11"/>
            <text:p text:style-name="P11"/>
            <text:p text:style-name="P11"/>
            <text:p text:style-name="P11"/>
          </table:table-cell>
        </table:table-row>
        <table:table-row table:style-name="Tableau3.18">
          <table:table-cell table:style-name="Tableau3.A1" office:value-type="string">
            <text:p text:style-name="P46">Tests sur points première visite sur deuxième PI</text:p>
          </table:table-cell>
          <table:table-cell table:style-name="Tableau3.A1" office:value-type="string">
            <text:p text:style-name="P11">Les tests menés sur ces points sont exactement identiques à ceux menés sur les points première visite.</text:p>
            <text:p text:style-name="P11">Aucune erreur n’a été détectée sur ces données.</text:p>
          </table:table-cell>
        </table:table-row>
      </table:table>
      <text:p text:style-name="Standard"/>
      <text:p text:style-name="P21"><text:soft-page-break/></text:p>
      <text:h text:style-name="P78" text:outline-level="2">Chargement de la base d’exploitation depuis la base de production</text:h>
      <text:p text:style-name="P10"/>
      <text:p text:style-name="P10"/>
      <table:table table:name="Tableau4" table:style-name="Tableau4">
        <table:table-column table:style-name="Tableau4.A"/>
        <table:table-column table:style-name="Tableau4.B"/>
        <table:table-row table:style-name="TableLine1658033764304">
          <table:table-cell table:style-name="Tableau4.A1" office:value-type="string">
            <text:p text:style-name="Etiquette">Principes des tests</text:p>
          </table:table-cell>
          <table:table-cell table:style-name="Tableau4.A1" office:value-type="string">
            <text:p text:style-name="P11">La validation du transfert des données depuis la base de production vers la base d’exploitation consiste à vérifier le nombre de valeurs renseignées donnée par donnée dans les deux bases (production et exploitation), pour s’assurer de leur égalité (ou à défaut de pouvoir expliquer les écarts observés).</text:p>
            <text:p text:style-name="P11"/>
            <text:p text:style-name="P11">Ces décomptes sont menés sur les tables chargées en base d’exploitation.</text:p>
            <text:p text:style-name="P11">Ainsi, le nombre de données renseignées dans les différentes tables de la base d’exploitation sont comptées par requêtes SQL. Elles sont ensuite comptées également par requêtes SQL dans la base de production, et les totaux pour chaque donnée sont comparés.</text:p>
            <text:p text:style-name="P11">Dans la mesure où la base d’exploitation ne charge qu’un sous-ensemble des données de production, la référence pour les décomptes et leur comparaison est la base d’exploitation.</text:p>
            <text:p text:style-name="P11"/>
          </table:table-cell>
        </table:table-row>
        <table:table-row table:style-name="TableLine1658033784704">
          <table:table-cell table:style-name="Tableau4.A1" office:value-type="string">
            <text:p text:style-name="P48">Table E1NOEUD</text:p>
          </table:table-cell>
          <table:table-cell table:style-name="Tableau4.A1" office:value-type="string">
            <text:p text:style-name="P11">La requête exécutée dans la base d’exploitation est la suivante :</text:p>
            <text:p text:style-name="Text_20_body"><text:span text:style-name="Police_20_par_20_défaut"><text:span text:style-name="T10">SELECT</text:span></text:span><text:span text:style-name="Police_20_par_20_défaut"><text:span text:style-name="T56"> </text:span></text:span><text:span text:style-name="Police_20_par_20_défaut"><text:span text:style-name="T31">count</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nb_lignes</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nppg</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nppg</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usite</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usite</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site</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site</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inv</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inv</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absc</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absc</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ord</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ord</text:span></text:span><text:span text:style-name="Police_20_par_20_défaut"><text:span text:style-name="T56">, </text:span></text:span><text:span text:style-name="Police_20_par_20_défaut"><text:span text:style-name="T31">count</text:span></text:span><text:span text:style-name="Police_20_par_20_défaut"><text:span text:style-name="T56">(</text:span></text:span><text:span text:style-name="Police_20_par_20_défaut"><text:span text:style-name="T44">tirmax</text:span></text:span><text:span text:style-name="Police_20_par_20_défaut"><text:span text:style-name="T56">) </text:span></text:span><text:span text:style-name="Police_20_par_20_défaut"><text:span text:style-name="T10">AS</text:span></text:span><text:span text:style-name="Police_20_par_20_défaut"><text:span text:style-name="T56"> </text:span></text:span><text:span text:style-name="Police_20_par_20_défaut"><text:span text:style-name="T44">tirmax</text:span></text:span></text:p>
            <text:p text:style-name="P49"><text:span text:style-name="Police_20_par_20_défaut"><text:span text:style-name="T44">, </text:span></text:span><text:span text:style-name="Police_20_par_20_défaut"><text:span text:style-name="T31">count</text:span></text:span><text:span text:style-name="Police_20_par_20_défaut"><text:span text:style-name="T44">(incref) </text:span></text:span><text:span text:style-name="Police_20_par_20_défaut"><text:span text:style-name="T10">AS</text:span></text:span><text:span text:style-name="Police_20_par_20_défaut"><text:span text:style-name="T44"> incref, </text:span></text:span><text:span text:style-name="Police_20_par_20_défaut"><text:span text:style-name="T31">count</text:span></text:span><text:span text:style-name="Police_20_par_20_défaut"><text:span text:style-name="T44">(zp) </text:span></text:span><text:span text:style-name="Police_20_par_20_défaut"><text:span text:style-name="T10">AS</text:span></text:span><text:span text:style-name="Police_20_par_20_défaut"><text:span text:style-name="T44"> zp, </text:span></text:span><text:span text:style-name="Police_20_par_20_défaut"><text:span text:style-name="T31">count</text:span></text:span><text:span text:style-name="Police_20_par_20_défaut"><text:span text:style-name="T44">(depp) </text:span></text:span><text:span text:style-name="Police_20_par_20_défaut"><text:span text:style-name="T10">AS</text:span></text:span><text:span text:style-name="Police_20_par_20_défaut"><text:span text:style-name="T44"> depp, </text:span></text:span><text:span text:style-name="Police_20_par_20_défaut"><text:span text:style-name="T31">count</text:span></text:span><text:span text:style-name="Police_20_par_20_défaut"><text:span text:style-name="T44">(xlt) </text:span></text:span><text:span text:style-name="Police_20_par_20_défaut"><text:span text:style-name="T10">AS</text:span></text:span><text:span text:style-name="Police_20_par_20_défaut"><text:span text:style-name="T44"> xlt, </text:span></text:span><text:span text:style-name="Police_20_par_20_défaut"><text:span text:style-name="T31">count</text:span></text:span><text:span text:style-name="Police_20_par_20_défaut"><text:span text:style-name="T44">(ylt) </text:span></text:span><text:span text:style-name="Police_20_par_20_défaut"><text:span text:style-name="T10">AS</text:span></text:span><text:span text:style-name="Police_20_par_20_défaut"><text:span text:style-name="T44"> ylt, </text:span></text:span><text:span text:style-name="Police_20_par_20_défaut"><text:span text:style-name="T31">count</text:span></text:span><text:span text:style-name="Police_20_par_20_défaut"><text:span text:style-name="T44">(xlp) </text:span></text:span><text:span text:style-name="Police_20_par_20_défaut"><text:span text:style-name="T10">AS</text:span></text:span><text:span text:style-name="Police_20_par_20_défaut"><text:span text:style-name="T44"> xlp, </text:span></text:span><text:span text:style-name="Police_20_par_20_défaut"><text:span text:style-name="T31">count</text:span></text:span><text:span text:style-name="Police_20_par_20_défaut"><text:span text:style-name="T44">(ylp) </text:span></text:span><text:span text:style-name="Police_20_par_20_défaut"><text:span text:style-name="T10">AS</text:span></text:span><text:span text:style-name="Police_20_par_20_défaut"><text:span text:style-name="T44"> ylp, </text:span></text:span><text:span text:style-name="Police_20_par_20_défaut"><text:span text:style-name="T31">count</text:span></text:span><text:span text:style-name="Police_20_par_20_défaut"><text:span text:style-name="T44">(regn) </text:span></text:span><text:span text:style-name="Police_20_par_20_défaut"><text:span text:style-name="T10">AS</text:span></text:span><text:span text:style-name="Police_20_par_20_défaut"><text:span text:style-name="T44"> regn, </text:span></text:span><text:span text:style-name="Police_20_par_20_défaut"><text:span text:style-name="T31">count</text:span></text:span><text:span text:style-name="Police_20_par_20_défaut"><text:span text:style-name="T44">(geom) </text:span></text:span><text:span text:style-name="Police_20_par_20_défaut"><text:span text:style-name="T10">AS</text:span></text:span><text:span text:style-name="Police_20_par_20_défaut"><text:span text:style-name="T44"> geom</text:span></text:span><text:span text:style-name="Police_20_par_20_défaut"><text:span text:style-name="T10">FROM</text:span></text:span><text:span text:style-name="Police_20_par_20_défaut"><text:span text:style-name="T44"> inv_exp_nm.e1noeud</text:span></text:span><text:span text:style-name="Police_20_par_20_défaut"><text:span text:style-name="T10">WHERE</text:span></text:span><text:span text:style-name="Police_20_par_20_défaut"><text:span text:style-name="T44"> incref = </text:span></text:span><text:span text:style-name="Police_20_par_20_défaut"><text:span text:style-name="T71">17</text:span></text:span><text:span text:style-name="Police_20_par_20_défaut"><text:span text:style-name="T56">;</text:span></text:span></text:p>
            <text:p text:style-name="P11">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noeud_ech</text:span></text:span><text:span text:style-name="Police_20_par_20_défaut"><text:span text:style-name="T95"> </text:span></text:span><text:span text:style-name="Police_20_par_20_défaut"><text:span text:style-name="T45">n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1</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 2023</text:span></text:span><text:span text:style-name="Police_20_par_20_défaut"><text:span text:style-name="T57">;</text:span></text:span></text:p>
            <text:p text:style-name="P37"/>
            <text:p text:style-name="P11">Les deux requêtes renvoient les mêmes totaux.</text:p>
            <text:p text:style-name="P11"/>
          </table:table-cell>
        </table:table-row>
        <text:soft-page-break/>
        <table:table-row table:style-name="TableLine1658033782256">
          <table:table-cell table:style-name="Tableau4.A1" office:value-type="string">
            <text:p text:style-name="P48">Table E1POI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p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p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ppg</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ppg</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33">"po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x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x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y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y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c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cc</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id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id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z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z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cre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cre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d_uni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uni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d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geo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geo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y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y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b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bpi</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b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b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us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us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uf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uf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f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f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h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h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bl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blpi</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e1poin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b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b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b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b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us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us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uf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uf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f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f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h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h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bl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blpi</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pi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pi</text:span></text:span><text:span text:style-name="Police_20_par_20_défaut"><text:span text:style-name="T95"> </text:span></text:span><text:span text:style-name="Police_20_par_20_défaut"><text:span text:style-name="T45">pp</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38"/>
            <text:p text:style-name="P11">Les deux requêtes renvoient les mêmes totaux pour les colonnes testées.</text:p>
            <text:p text:style-name="P11"/>
          </table:table-cell>
        </table:table-row>
        <table:table-row table:style-name="TableLine1658033792048">
          <table:table-cell table:style-name="Tableau4.A1" office:value-type="string">
            <text:p text:style-name="P48">Table E1COORD</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text:span></text:span><text:span text:style-name="Police_20_par_20_défaut"><text:span text:style-name="T95">.</text:span></text:span><text:span text:style-name="Police_20_par_20_défaut"><text:span text:style-name="T45">x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x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text:span></text:span><text:span text:style-name="Police_20_par_20_défaut"><text:span text:style-name="T95">.</text:span></text:span><text:span text:style-name="Police_20_par_20_défaut"><text:span text:style-name="T45">y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y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text:span></text:span><text:span text:style-name="Police_20_par_20_défaut"><text:span text:style-name="T95">.</text:span></text:span><text:span text:style-name="Police_20_par_20_défaut"><text:span text:style-name="T45">geo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geo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e1coord</text:span></text:span><text:span text:style-name="Police_20_par_20_défaut"><text:span text:style-name="T95"> </text:span></text:span><text:span text:style-name="Police_20_par_20_défaut"><text:span text:style-name="T45">c</text:span></text:span></text:p>
            <text:p text:style-name="Text_20_body"><text:span text:style-name="Police_20_par_20_défaut"><text:span text:style-name="T10">INNER</text:span></text:span><text:span text:style-name="Police_20_par_20_défaut"><text:span text:style-name="T56"> </text:span></text:span><text:span text:style-name="Police_20_par_20_défaut"><text:span text:style-name="T10">JOIN</text:span></text:span><text:span text:style-name="Police_20_par_20_défaut"><text:span text:style-name="T56"> </text:span></text:span><text:span text:style-name="Police_20_par_20_défaut"><text:span text:style-name="T44">v_liste_points_pi1</text:span></text:span><text:span text:style-name="Police_20_par_20_défaut"><text:span text:style-name="T56"> </text:span></text:span><text:span text:style-name="Police_20_par_20_défaut"><text:span text:style-name="T44">vp</text:span></text:span><text:span text:style-name="Police_20_par_20_défaut"><text:span text:style-name="T56"> </text:span></text:span><text:span text:style-name="Police_20_par_20_défaut"><text:span text:style-name="T10">USING</text:span></text:span><text:span text:style-name="Police_20_par_20_défaut"><text:span text:style-name="T56"> (</text:span></text:span><text:span text:style-name="Police_20_par_20_défaut"><text:span text:style-name="T44">npp</text:span></text:span><text:span text:style-name="Police_20_par_20_défaut"><text:span text:style-name="T56">)</text:span></text:span></text:p>
            <text:p text:style-name="P49"><text:span text:style-name="Police_20_par_20_défaut"><text:span text:style-name="T10">WHERE</text:span></text:span><text:span text:style-name="Police_20_par_20_défaut"><text:span text:style-name="T44"> vp.annee = 2023</text:span></text:span><text:span text:style-name="Police_20_par_20_défaut"><text:span text:style-name="T56">;</text:span></text:span></text:p>
            <text:p text:style-name="P11">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pi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40"/>
            <text:p text:style-name="P11">Les deux requêtes renvoient les mêmes totaux.</text:p>
            <text:p text:style-name="P11"/>
            <text:p text:style-name="P11"/>
            <text:p text:style-name="P11"/>
          </table:table-cell>
        </table:table-row>
        <text:soft-page-break/>
        <table:table-row table:style-name="TableLine1658033789600">
          <table:table-cell table:style-name="Tableau4.A1" office:value-type="string">
            <text:p text:style-name="P48">Table E2POI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p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p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l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poi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poin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ormatio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ormatio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id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id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cs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c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d_uni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uni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uti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uti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boi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boi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u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u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au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au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for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for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er_86</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er_86</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er_allu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er_allu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grec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grec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eg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g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f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flt</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e2poin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l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poi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poin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ormatio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ormatio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cs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cs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uti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uti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boi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boi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u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u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au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au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for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for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er_allu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er_allu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f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flt</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lt</text:span></text:span><text:span text:style-name="Police_20_par_20_défaut"><text:span text:style-name="T95"> </text:span></text:span><text:span text:style-name="Police_20_par_20_défaut"><text:span text:style-name="T45">pl</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_2015</text:span></text:span><text:span text:style-name="Police_20_par_20_défaut"><text:span text:style-name="T95"> </text:span></text:span><text:span text:style-name="Police_20_par_20_défaut"><text:span text:style-name="T45">r2</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85">'2'</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span text:style-name="Police_20_par_20_défaut"><text:span text:style-name="T57">;</text:span></text:span></text:p>
            <text:p text:style-name="P39"/>
            <text:p text:style-name="P11">Les deux requêtes renvoient les mêmes totaux.</text:p>
            <text:p text:style-name="P11"/>
          </table:table-cell>
        </table:table-row>
        <table:table-row table:style-name="TableLine1658033787152">
          <table:table-cell table:style-name="Tableau4.A1" office:value-type="string">
            <text:p text:style-name="P48">Table G3FORE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pla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lan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ges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ges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teg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teg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t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t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rtanc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rtanc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speri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speri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ntex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ntex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ci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ci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ndai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dai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bor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bor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c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c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upn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upn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ve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ve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inci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inci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nier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nier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brou</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brou</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ract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ract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bui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bui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py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n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pyr</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fore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text:soft-page-break/>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rtanc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rtanc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speri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speri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ci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ci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c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c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ve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ve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py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n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pyr</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1</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description</text:span></text:span><text:span text:style-name="Police_20_par_20_défaut"><text:span text:style-name="T95"> </text:span></text:span><text:span text:style-name="Police_20_par_20_défaut"><text:span text:style-name="T45">d</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descript_m1</text:span></text:span><text:span text:style-name="Police_20_par_20_défaut"><text:span text:style-name="T95"> </text:span></text:span><text:span text:style-name="Police_20_par_20_défaut"><text:span text:style-name="T45">d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oupes</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buis</text:span></text:span><text:span text:style-name="Police_20_par_20_défaut"><text:span text:style-name="T95"> </text:span></text:span><text:span text:style-name="Police_20_par_20_défaut"><text:span text:style-name="T45">b</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 pour les colonnes testées.</text:p>
            <text:p text:style-name="P11"/>
          </table:table-cell>
        </table:table-row>
        <table:table-row table:style-name="TableLine1658033787424">
          <table:table-cell table:style-name="Tableau4.A1" office:value-type="string">
            <text:p text:style-name="P48">Table G3AGEDOM</text:p>
          </table:table-cell>
          <table:table-cell table:style-name="Tableau4.A1" office:value-type="string">
            <text:p text:style-name="P11">Les requêtes exécutées dans la base d’exploitation sont les suivantes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u</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u</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um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um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do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do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ge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ge13</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cernc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cernc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ongc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ongc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fcoeu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fcoeur</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agedom</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numa</text:span></text:span><text:span text:style-name="Police_20_par_20_défaut"><text:span text:style-name="T95"> &gt; </text:span></text:span><text:span text:style-name="Police_20_par_20_défaut"><text:span text:style-name="T72">0</text:span></text:span><text:span text:style-name="Police_20_par_20_défaut"><text:span text:style-name="T57">;</text:span></text:span></text:p>
            <text:p text:style-name="P38"/>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m</text:span></text:span><text:span text:style-name="Police_20_par_20_défaut"><text:span text:style-name="T95">)</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agedom</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numa</text:span></text:span><text:span text:style-name="Police_20_par_20_défaut"><text:span text:style-name="T95"> = </text:span></text:span><text:span text:style-name="Police_20_par_20_défaut"><text:span text:style-name="T72">0</text:span></text:span><text:span text:style-name="Police_20_par_20_défaut"><text:span text:style-name="T57">;</text:span></text:span></text:p>
            <text:p text:style-name="P39"/>
            <text:p text:style-name="P11">Leurs équivalents exécutés en base de production son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do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do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ge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ge13</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cernc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cernc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ongc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ongc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fcoeu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fcoeur</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32">age</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oft-page-break/><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text:span></text:span><text:span text:style-name="Police_20_par_20_défaut"><text:span text:style-name="T95">.</text:span></text:span><text:span text:style-name="Police_20_par_20_défaut"><text:span text:style-name="T45">suppl</text:span></text:span><text:span text:style-name="Police_20_par_20_défaut"><text:span text:style-name="T95">-&gt;&gt;</text:span></text:span><text:span text:style-name="Police_20_par_20_défaut"><text:span text:style-name="T85">'ca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description</text:span></text:span><text:span text:style-name="Police_20_par_20_défaut"><text:span text:style-name="T95"> </text:span></text:span><text:span text:style-name="Police_20_par_20_défaut"><text:span text:style-name="T45">d</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9872">
          <table:table-cell table:style-name="Tableau4.A1" office:value-type="string">
            <text:p text:style-name="P48">Table G3FLOR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odes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odes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bon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bond</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flore</text:span></text:span><text:span text:style-name="Police_20_par_20_défaut"><text:span text:style-name="T95"> </text:span></text:span><text:span text:style-name="Police_20_par_20_défaut"><text:span text:style-name="T45">f</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odes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odes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bon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bond</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flore</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6880">
          <table:table-cell table:style-name="Tableau4.A1" office:value-type="string">
            <text:p text:style-name="P48">Table G3BOISM</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repl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repl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b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b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m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mp</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boism</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6</text:span></text:span><text:span text:style-name="Police_20_par_20_défaut"><text:span text:style-name="T57">;</text:span></text:span></text:p>
            <text:p text:style-name="P38"/>
            <text:p text:style-name="P11"><text:soft-page-break/>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repl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repl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bm_c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b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m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mp</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bois_mort</text:span></text:span><text:span text:style-name="Police_20_par_20_défaut"><text:span text:style-name="T95"> </text:span></text:span><text:span text:style-name="Police_20_par_20_défaut"><text:span text:style-name="T45">bm</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79264">
          <table:table-cell table:style-name="Tableau4.A1" office:value-type="string">
            <text:p text:style-name="P48">Table G3ARBR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cc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cc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up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up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impli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impli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ibl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ibl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de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de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o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o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rt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rt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fgu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fgu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rb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rb_d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arbr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cc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cc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up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up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impli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impli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ibl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ibl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1</text:span></text:span><text:span text:style-name="Police_20_par_20_défaut"><text:span text:style-name="T95">.</text:span></text:span><text:span text:style-name="Police_20_par_20_défaut"><text:span text:style-name="T45">suppl</text:span></text:span><text:span text:style-name="Police_20_par_20_défaut"><text:span text:style-name="T95">-&gt;&gt;</text:span></text:span><text:span text:style-name="Police_20_par_20_défaut"><text:span text:style-name="T8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dec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de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ot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o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_m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rt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rt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fgu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fgu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rb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rb_d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text:span></text:span><text:span text:style-name="Police_20_par_20_défaut"><text:span text:style-name="T95"> </text:span></text:span><text:span text:style-name="Police_20_par_20_défaut"><text:span text:style-name="T45">a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_2014</text:span></text:span><text:span text:style-name="Police_20_par_20_défaut"><text:span text:style-name="T95"> </text:span></text:span><text:span text:style-name="Police_20_par_20_défaut"><text:span text:style-name="T45">a4</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sante</text:span></text:span><text:span text:style-name="Police_20_par_20_défaut"><text:span text:style-name="T95"> </text:span></text:span><text:span text:style-name="Police_20_par_20_défaut"><text:span text:style-name="T45">s</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a1</text:span></text:span><text:span text:style-name="Police_20_par_20_défaut"><text:span text:style-name="T95">.</text:span></text:span><text:span text:style-name="Police_20_par_20_défaut"><text:span text:style-name="T45">veget</text:span></text:span><text:span text:style-name="Police_20_par_20_défaut"><text:span text:style-name="T95"> = </text:span></text:span><text:span text:style-name="Police_20_par_20_défaut"><text:span text:style-name="T85">'0'</text:span></text:span><text:span text:style-name="Police_20_par_20_défaut"><text:span text:style-name="T57">;</text:span></text:span></text:p>
            <text:p text:style-name="P38"><text:soft-page-break/></text:p>
            <text:p text:style-name="P11">Les deux requêtes renvoient les mêmes totaux.</text:p>
            <text:p text:style-name="P11"/>
          </table:table-cell>
        </table:table-row>
        <table:table-row table:style-name="TableLine1658033790416">
          <table:table-cell table:style-name="Tableau4.A1" office:value-type="string">
            <text:p text:style-name="P48">Table G3MORTS</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mor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mor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morts</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mor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mor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1</text:span></text:span><text:span text:style-name="Police_20_par_20_défaut"><text:span text:style-name="T95">.</text:span></text:span><text:span text:style-name="Police_20_par_20_défaut"><text:span text:style-name="T45">suppl</text:span></text:span><text:span text:style-name="Police_20_par_20_défaut"><text:span text:style-name="T95">-&gt;&gt;</text:span></text:span><text:span text:style-name="Police_20_par_20_défaut"><text:span text:style-name="T8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_m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text:span></text:span><text:span text:style-name="Police_20_par_20_défaut"><text:span text:style-name="T95"> </text:span></text:span><text:span text:style-name="Police_20_par_20_défaut"><text:span text:style-name="T45">a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_2014</text:span></text:span><text:span text:style-name="Police_20_par_20_défaut"><text:span text:style-name="T95"> </text:span></text:span><text:span text:style-name="Police_20_par_20_défaut"><text:span text:style-name="T45">a4</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a1</text:span></text:span><text:span text:style-name="Police_20_par_20_défaut"><text:span text:style-name="T95">.</text:span></text:span><text:span text:style-name="Police_20_par_20_défaut"><text:span text:style-name="T45">veget</text:span></text:span><text:span text:style-name="Police_20_par_20_défaut"><text:span text:style-name="T95"> != </text:span></text:span><text:span text:style-name="Police_20_par_20_défaut"><text:span text:style-name="T85">'0'</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79536">
          <table:table-cell table:style-name="Tableau4.A1" office:value-type="string">
            <text:p text:style-name="P48">Données d’accroissement</text:p>
          </table:table-cell>
          <table:table-cell table:style-name="Tableau4.A1" office:value-type="string">
            <text:p text:style-name="P11">La requête exécutée dans la base d’exploitation est la suivante :</text:p>
            <text:p text:style-name="Standard"><text:span text:style-name="Police_20_par_20_défaut"><text:span text:style-name="T13">SELECT</text:span></text:span><text:span text:style-name="Police_20_par_20_défaut"><text:span text:style-name="T97"> </text:span></text:span><text:span text:style-name="Police_20_par_20_défaut"><text:span text:style-name="T34">count</text:span></text:span><text:span text:style-name="Police_20_par_20_défaut"><text:span text:style-name="T97">(</text:span></text:span><text:span text:style-name="Police_20_par_20_défaut"><text:span text:style-name="T46">ir5</text:span></text:span><text:span text:style-name="Police_20_par_20_défaut"><text:span text:style-name="T97">) </text:span></text:span><text:span text:style-name="Police_20_par_20_défaut"><text:span text:style-name="T13">AS</text:span></text:span><text:span text:style-name="Police_20_par_20_défaut"><text:span text:style-name="T97"> </text:span></text:span><text:span text:style-name="Police_20_par_20_défaut"><text:span text:style-name="T46">ir5</text:span></text:span><text:span text:style-name="Police_20_par_20_défaut"><text:span text:style-name="T97">, </text:span></text:span><text:span text:style-name="Police_20_par_20_défaut"><text:span text:style-name="T34">count</text:span></text:span><text:span text:style-name="Police_20_par_20_défaut"><text:span text:style-name="T97">(</text:span></text:span><text:span text:style-name="Police_20_par_20_défaut"><text:span text:style-name="T46">ncern</text:span></text:span><text:span text:style-name="Police_20_par_20_défaut"><text:span text:style-name="T97">) </text:span></text:span><text:span text:style-name="Police_20_par_20_défaut"><text:span text:style-name="T13">AS</text:span></text:span><text:span text:style-name="Police_20_par_20_défaut"><text:span text:style-name="T97"> </text:span></text:span><text:span text:style-name="Police_20_par_20_défaut"><text:span text:style-name="T46">ncern</text:span></text:span><text:span text:style-name="Police_20_par_20_défaut"><text:span text:style-name="T97">, </text:span></text:span><text:span text:style-name="Police_20_par_20_défaut"><text:span text:style-name="T34">count</text:span></text:span><text:span text:style-name="Police_20_par_20_défaut"><text:span text:style-name="T97">(</text:span></text:span><text:span text:style-name="Police_20_par_20_défaut"><text:span text:style-name="T46">irn</text:span></text:span><text:span text:style-name="Police_20_par_20_défaut"><text:span text:style-name="T97">) </text:span></text:span><text:span text:style-name="Police_20_par_20_défaut"><text:span text:style-name="T13">AS</text:span></text:span><text:span text:style-name="Police_20_par_20_défaut"><text:span text:style-name="T97"> </text:span></text:span><text:span text:style-name="Police_20_par_20_défaut"><text:span text:style-name="T46">irn</text:span></text:span></text:p>
            <text:p text:style-name="Standard"><text:span text:style-name="Police_20_par_20_défaut"><text:span text:style-name="T13">FROM</text:span></text:span><text:span text:style-name="Police_20_par_20_défaut"><text:span text:style-name="T97"> </text:span></text:span><text:span text:style-name="Police_20_par_20_défaut"><text:span text:style-name="T46">inv_exp_nm</text:span></text:span><text:span text:style-name="Police_20_par_20_défaut"><text:span text:style-name="T97">.</text:span></text:span><text:span text:style-name="Police_20_par_20_défaut"><text:span text:style-name="T46">g3arbre</text:span></text:span></text:p>
            <text:p text:style-name="Standard"><text:span text:style-name="Police_20_par_20_défaut"><text:span text:style-name="T13">WHERE</text:span></text:span><text:span text:style-name="Police_20_par_20_défaut"><text:span text:style-name="T97"> </text:span></text:span><text:span text:style-name="Police_20_par_20_défaut"><text:span text:style-name="T46">incref</text:span></text:span><text:span text:style-name="Police_20_par_20_défaut"><text:span text:style-name="T97"> = </text:span></text:span><text:span text:style-name="Police_20_par_20_défaut"><text:span text:style-name="T74">17</text:span></text:span><text:span text:style-name="Police_20_par_20_défaut"><text:span text:style-name="T58">;</text:span></text:span></text:p>
            <text:p text:style-name="P37"/>
            <text:p text:style-name="P11">Son équivalent exécuté en base de production est :</text:p>
            <text:p text:style-name="Standard"><text:span text:style-name="Police_20_par_20_défaut"><text:span text:style-name="T11">WITH</text:span></text:span><text:span text:style-name="Police_20_par_20_défaut"><text:span text:style-name="T95"> </text:span></text:span><text:span text:style-name="Police_20_par_20_défaut"><text:span text:style-name="T45">acc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p>
            <text:p text:style-name="Standard"><text:span text:style-name="Police_20_par_20_défaut"><text:span text:style-name="T95"><text:s text:c="4"/></text:span></text:span><text:span text:style-name="Police_20_par_20_défaut"><text:span text:style-name="T11">SELECT</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max</text:span></text:span><text:span text:style-name="Police_20_par_20_défaut"><text:span text:style-name="T95">(</text:span></text:span><text:span text:style-name="Police_20_par_20_défaut"><text:span text:style-name="T45">ni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ir</text:span></text:span></text:p>
            <text:p text:style-name="Standard"><text:span text:style-name="Police_20_par_20_défaut"><text:span text:style-name="T95"><text:s text:c="4"/></text:span></text:span><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oft-page-break/><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ccroissement</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95"><text:s text:c="4"/></text:span></text:span><text:span text:style-name="Police_20_par_20_défaut"><text:span text:style-name="T11">WHERE</text:span></text:span><text:span text:style-name="Police_20_par_20_défaut"><text:span text:style-name="T95"> </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p>
            <text:p text:style-name="Standard"><text:span text:style-name="Police_20_par_20_défaut"><text:span text:style-name="T95"><text:s text:c="4"/></text:span></text:span><text:span text:style-name="Police_20_par_20_défaut"><text:span text:style-name="T11">GROUP</text:span></text:span><text:span text:style-name="Police_20_par_20_défaut"><text:span text:style-name="T95"> </text:span></text:span><text:span text:style-name="Police_20_par_20_défaut"><text:span text:style-name="T11">BY</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p>
            <text:p text:style-name="P50">)</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FILTER</text:span></text:span><text:span text:style-name="Police_20_par_20_défaut"><text:span text:style-name="T95"> (</text:span></text:span><text:span text:style-name="Police_20_par_20_défaut"><text:span text:style-name="T11">WHERE</text:span></text:span><text:span text:style-name="Police_20_par_20_défaut"><text:span text:style-name="T95"> </text:span></text:span><text:span text:style-name="Police_20_par_20_défaut"><text:span text:style-name="T45">nir</text:span></text:span><text:span text:style-name="Police_20_par_20_défaut"><text:span text:style-name="T95"> = </text:span></text:span><text:span text:style-name="Police_20_par_20_défaut"><text:span text:style-name="T72">5</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r5</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FILTER</text:span></text:span><text:span text:style-name="Police_20_par_20_défaut"><text:span text:style-name="T95"> (</text:span></text:span><text:span text:style-name="Police_20_par_20_défaut"><text:span text:style-name="T11">WHERE</text:span></text:span><text:span text:style-name="Police_20_par_20_défaut"><text:span text:style-name="T95"> </text:span></text:span><text:span text:style-name="Police_20_par_20_défaut"><text:span text:style-name="T45">nir</text:span></text:span><text:span text:style-name="Police_20_par_20_défaut"><text:span text:style-name="T95"> &lt; </text:span></text:span><text:span text:style-name="Police_20_par_20_défaut"><text:span text:style-name="T72">5</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rn</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accr</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4768">
          <table:table-cell table:style-name="Tableau4.A1" office:value-type="string">
            <text:p text:style-name="P48">Table G3ECOLOGI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ec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ec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e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e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x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x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n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n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asqu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asqu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er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er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umu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umu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ffro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ffro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och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och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llou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llou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40</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40</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pseu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pseu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gley</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gley</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so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so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da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da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hyd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hyd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e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e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ro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ro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chemi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chemai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uss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uss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niv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niv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ex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ex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su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su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ca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ca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riv</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ecologi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ec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ec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e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e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x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x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n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n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asqu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asqu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er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er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umu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umu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ffro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ffro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och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och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llou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llou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40</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40</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pseu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pseu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gley</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gley</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so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so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da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da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hyd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hyd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e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e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ro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ro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chemi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chemai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uss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uss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niv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niv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ex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ex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su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su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ca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ca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riv</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ologie</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oft-page-break/><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ologie_2017</text:span></text:span><text:span text:style-name="Police_20_par_20_défaut"><text:span text:style-name="T95"> </text:span></text:span><text:span text:style-name="Police_20_par_20_défaut"><text:span text:style-name="T45">e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ligneux</text:span></text:span><text:span text:style-name="Police_20_par_20_défaut"><text:span text:style-name="T95"> </text:span></text:span><text:span text:style-name="Police_20_par_20_défaut"><text:span text:style-name="T45">l</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Des écarts sont constatés sur les données suivantes : AFFROC, CAILLOUX, CAI40, PCALC, PCALF, POX, PPSEUDO, PGLEY.</text:p>
            <text:p text:style-name="P11">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1"/>
          </table:table-cell>
        </table:table-row>
        <table:table-row table:style-name="TableLine1658033792320">
          <table:table-cell table:style-name="Tableau4.A1" office:value-type="string">
            <text:p text:style-name="P48">Table G3ESSENC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1525</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1525</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ibl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ible</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essenc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7are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1525</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ibl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ible</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spar_r</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5040">
          <table:table-cell table:style-name="Tableau4.A1" office:value-type="string">
            <text:p text:style-name="P48">Table G3PLA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elag</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lag</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pla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foret</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npp</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elag</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lag</text:span></text:span></text:p>
            <text:p text:style-name="Standard"><text:soft-page-break/><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lantations</text:span></text:span><text:span text:style-name="Police_20_par_20_défaut"><text:span text:style-name="T95"> </text:span></text:span><text:span text:style-name="Police_20_par_20_défaut"><text:span text:style-name="T45">p</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3680">
          <table:table-cell table:style-name="Tableau4.A1" office:value-type="string">
            <text:p text:style-name="P48">Table G3STRAT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c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c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c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cl</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strat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car10</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ca</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ouv_r</text:span></text:span><text:span text:style-name="Police_20_par_20_défaut"><text:span text:style-name="T95"> </text:span></text:span><text:span text:style-name="Police_20_par_20_défaut"><text:span text:style-name="T45">p</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2592">
          <table:table-cell table:style-name="Tableau4.A1" office:value-type="string">
            <text:p text:style-name="P48">Table G3HABITA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um_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um_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qual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qual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_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_hab</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habitat</text:span></text:span><text:span text:style-name="Police_20_par_20_défaut"><text:span text:style-name="T95"> </text:span></text:span><text:span text:style-name="Police_20_par_20_défaut"><text:span text:style-name="T45">h</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g3foret</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npp</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f</text:span></text:span><text:span text:style-name="Police_20_par_20_défaut"><text:span text:style-name="T95">.</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um_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um_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qual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qualha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_ha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_hab</text:span></text:span></text:p>
            <text:p text:style-name="Standard"><text:soft-page-break/><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habitat</text:span></text:span><text:span text:style-name="Police_20_par_20_défaut"><text:span text:style-name="T95"> </text:span></text:span><text:span text:style-name="Police_20_par_20_défaut"><text:span text:style-name="T45">h</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text:span></text:span><text:span text:style-name="Police_20_par_20_défaut"><text:span text:style-name="T11">IN</text:span></text:span><text:span text:style-name="Police_20_par_20_défaut"><text:span text:style-name="T95"> (</text:span></text:span><text:span text:style-name="Police_20_par_20_défaut"><text:span text:style-name="T85">'1'</text:span></text:span><text:span text:style-name="Police_20_par_20_défaut"><text:span text:style-name="T95">, </text:span></text:span><text:span text:style-name="Police_20_par_20_défaut"><text:span text:style-name="T85">'3'</text:span></text:span><text:span text:style-name="Police_20_par_20_défaut"><text:span text:style-name="T9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1168">
          <table:table-cell table:style-name="Tableau4.A1" office:value-type="string">
            <text:p text:style-name="P48">Table P3POI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pla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lan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teg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teg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t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t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rtanc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rtanc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speri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speri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ntex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ntex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ci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ci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ndai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dai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bor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bor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c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c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upn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upn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ve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ve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inci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inci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nier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nier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brou</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brou</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bui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bui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py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n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pyr</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poin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slis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slis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rtanc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rtanc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speri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speri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inci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nci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c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cespar1</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ve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ve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py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npy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pyr</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1</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description</text:span></text:span><text:span text:style-name="Police_20_par_20_défaut"><text:span text:style-name="T95"> </text:span></text:span><text:span text:style-name="Police_20_par_20_défaut"><text:span text:style-name="T45">d</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descript_m1</text:span></text:span><text:span text:style-name="Police_20_par_20_défaut"><text:span text:style-name="T95"> </text:span></text:span><text:span text:style-name="Police_20_par_20_défaut"><text:span text:style-name="T45">d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oupes</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buis</text:span></text:span><text:span text:style-name="Police_20_par_20_défaut"><text:span text:style-name="T95"> </text:span></text:span><text:span text:style-name="Police_20_par_20_défaut"><text:span text:style-name="T45">b</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4976">
          <table:table-cell table:style-name="Tableau4.A1" office:value-type="string">
            <text:p text:style-name="P48">Table P3AGEDOM</text:p>
          </table:table-cell>
          <table:table-cell table:style-name="Tableau4.A1" office:value-type="string">
            <text:p text:style-name="P11">Les requêtes exécutées dans la base d’exploitation sont les suivantes :</text:p>
            <text:p text:style-name="Standard"><text:soft-page-break/><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u</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u</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num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um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do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do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ge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ge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agedom</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numa</text:span></text:span><text:span text:style-name="Police_20_par_20_défaut"><text:span text:style-name="T95"> &gt; </text:span></text:span><text:span text:style-name="Police_20_par_20_défaut"><text:span text:style-name="T72">0</text:span></text:span><text:span text:style-name="Police_20_par_20_défaut"><text:span text:style-name="T57">;</text:span></text:span></text:p>
            <text:p text:style-name="P38"/>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M</text:span></text:span><text:span text:style-name="Police_20_par_20_défaut"><text:span text:style-name="T95">)</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agedom</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numa</text:span></text:span><text:span text:style-name="Police_20_par_20_défaut"><text:span text:style-name="T95"> = </text:span></text:span><text:span text:style-name="Police_20_par_20_défaut"><text:span text:style-name="T72">0</text:span></text:span><text:span text:style-name="Police_20_par_20_défaut"><text:span text:style-name="T57">;</text:span></text:span></text:p>
            <text:p text:style-name="P38"/>
            <text:p text:style-name="P11">Leurs équivalents exécutés en base de production son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do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do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ge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ge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32">age</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51"/>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text:span></text:span><text:span text:style-name="Police_20_par_20_défaut"><text:span text:style-name="T95">.</text:span></text:span><text:span text:style-name="Police_20_par_20_défaut"><text:span text:style-name="T45">suppl</text:span></text:span><text:span text:style-name="Police_20_par_20_défaut"><text:span text:style-name="T95">-&gt;&gt;</text:span></text:span><text:span text:style-name="Police_20_par_20_défaut"><text:span text:style-name="T85">'ca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description</text:span></text:span><text:span text:style-name="Police_20_par_20_défaut"><text:span text:style-name="T95"> </text:span></text:span><text:span text:style-name="Police_20_par_20_défaut"><text:span text:style-name="T45">d</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9"/>
            <text:p text:style-name="P11">Les requêtes renvoient les mêmes totaux respectifs.</text:p>
            <text:p text:style-name="P11"/>
          </table:table-cell>
        </table:table-row>
        <table:table-row table:style-name="TableLine1658033780080">
          <table:table-cell table:style-name="Tableau4.A1" office:value-type="string">
            <text:p text:style-name="P48">Table P3FLOR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odes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odes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bon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bond</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flore</text:span></text:span><text:span text:style-name="Police_20_par_20_défaut"><text:span text:style-name="T95"> </text:span></text:span><text:span text:style-name="Police_20_par_20_défaut"><text:span text:style-name="T45">f</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text:soft-page-break/>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odes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odes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bon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bond</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flore</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3136">
          <table:table-cell table:style-name="Tableau4.A1" office:value-type="string">
            <text:p text:style-name="P48">Table P3BOISM</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repl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repl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b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b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m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mp</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boism</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repl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repl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bm_c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bm</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m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mp</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bois_mort</text:span></text:span><text:span text:style-name="Police_20_par_20_défaut"><text:span text:style-name="T95"> </text:span></text:span><text:span text:style-name="Police_20_par_20_défaut"><text:span text:style-name="T45">bm</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3952">
          <table:table-cell table:style-name="Tableau4.A1" office:value-type="string">
            <text:p text:style-name="P48">Table P3ARBR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cc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cc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up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up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impli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impli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ibl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ibl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de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de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o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o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rt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rt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fgu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fgu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rb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rb_d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arbre</text:span></text:span></text:p>
            <text:p text:style-name="Standard"><text:soft-page-break/><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cc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cc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up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up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impli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impli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ibl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ibl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1</text:span></text:span><text:span text:style-name="Police_20_par_20_défaut"><text:span text:style-name="T95">.</text:span></text:span><text:span text:style-name="Police_20_par_20_défaut"><text:span text:style-name="T45">suppl</text:span></text:span><text:span text:style-name="Police_20_par_20_défaut"><text:span text:style-name="T95">-&gt;&gt;</text:span></text:span><text:span text:style-name="Police_20_par_20_défaut"><text:span text:style-name="T8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dec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de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ot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o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_m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rt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rt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fgu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fgu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rb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rb_dm</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text:span></text:span><text:span text:style-name="Police_20_par_20_défaut"><text:span text:style-name="T95"> </text:span></text:span><text:span text:style-name="Police_20_par_20_défaut"><text:span text:style-name="T45">a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_2014</text:span></text:span><text:span text:style-name="Police_20_par_20_défaut"><text:span text:style-name="T95"> </text:span></text:span><text:span text:style-name="Police_20_par_20_défaut"><text:span text:style-name="T45">a4</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sante</text:span></text:span><text:span text:style-name="Police_20_par_20_défaut"><text:span text:style-name="T95"> </text:span></text:span><text:span text:style-name="Police_20_par_20_défaut"><text:span text:style-name="T45">s</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a1</text:span></text:span><text:span text:style-name="Police_20_par_20_défaut"><text:span text:style-name="T95">.</text:span></text:span><text:span text:style-name="Police_20_par_20_défaut"><text:span text:style-name="T45">veget</text:span></text:span><text:span text:style-name="Police_20_par_20_défaut"><text:span text:style-name="T95"> = </text:span></text:span><text:span text:style-name="Police_20_par_20_défaut"><text:span text:style-name="T85">'0'</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3072">
          <table:table-cell table:style-name="Tableau4.A1" office:value-type="string">
            <text:p text:style-name="P48">Table P3MORTS</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mor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mor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morts</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r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r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mor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mor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1</text:span></text:span><text:span text:style-name="Police_20_par_20_défaut"><text:span text:style-name="T95">.</text:span></text:span><text:span text:style-name="Police_20_par_20_défaut"><text:span text:style-name="T45">suppl</text:span></text:span><text:span text:style-name="Police_20_par_20_défaut"><text:span text:style-name="T95">-&gt;&gt;</text:span></text:span><text:span text:style-name="Police_20_par_20_défaut"><text:span text:style-name="T85">'arba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rba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ggi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ggi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_m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text:span></text:span><text:span text:style-name="Police_20_par_20_défaut"><text:span text:style-name="T95"> </text:span></text:span><text:span text:style-name="Police_20_par_20_défaut"><text:span text:style-name="T45">a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m1_2014</text:span></text:span><text:span text:style-name="Police_20_par_20_défaut"><text:span text:style-name="T95"> </text:span></text:span><text:span text:style-name="Police_20_par_20_défaut"><text:span text:style-name="T45">a4</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 </text:span></text:span><text:span text:style-name="Police_20_par_20_défaut"><text:span text:style-name="T45">a</text:span></text:span><text:span text:style-name="Police_20_par_20_défaut"><text:span text:style-name="T95">)</text:span></text:span></text:p>
            <text:p text:style-name="Standard"><text:soft-page-break/><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a1</text:span></text:span><text:span text:style-name="Police_20_par_20_défaut"><text:span text:style-name="T95">.</text:span></text:span><text:span text:style-name="Police_20_par_20_défaut"><text:span text:style-name="T45">veget</text:span></text:span><text:span text:style-name="Police_20_par_20_défaut"><text:span text:style-name="T95"> != </text:span></text:span><text:span text:style-name="Police_20_par_20_défaut"><text:span text:style-name="T85">'0'</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0352">
          <table:table-cell table:style-name="Tableau4.A1" office:value-type="string">
            <text:p text:style-name="P48">Table P3ECOLOGI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ec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ec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e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e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x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x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n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n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asqu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asqu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er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er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umu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umu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ffro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ffro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och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och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llou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llou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40</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40</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pseu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pseu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gley</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gley</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so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so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da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da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hyd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hyd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e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e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ro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ro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chemi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chemai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uss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uss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niv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niv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ex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ex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su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su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ca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ca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riv</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ecologi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ateec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ateec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uteure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uteure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x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x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en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en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asqu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asqu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ign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ign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erb</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erb</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umu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umu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ffro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ffro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och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och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llou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llou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ai40</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ai40</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xt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xt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rof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rof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cal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cal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x</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x</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pseu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pseu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gley</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gley</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so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so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dat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dat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hyd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hyd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ed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ed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prof</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prof</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topo</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topo</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vege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vege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bschemin</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bschemain</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ouss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ouss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niv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nivriv</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ex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ex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su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su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ca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ca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ypriv</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ypriv</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ologie</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ologie_2017</text:span></text:span><text:span text:style-name="Police_20_par_20_défaut"><text:span text:style-name="T95"> </text:span></text:span><text:span text:style-name="Police_20_par_20_défaut"><text:span text:style-name="T45">e1</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LEFT</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ligneux</text:span></text:span><text:span text:style-name="Police_20_par_20_défaut"><text:span text:style-name="T95"> </text:span></text:span><text:span text:style-name="Police_20_par_20_défaut"><text:span text:style-name="T45">l</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text:soft-page-break/></text:p>
            <text:p text:style-name="P11">Des écarts sont constatés sur les données suivantes : AFFROC, CAILLOUX, CAI40, PCALC, PCALF, POX, PPSEUDO, PGLEY.</text:p>
            <text:p text:style-name="P11">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1"/>
          </table:table-cell>
        </table:table-row>
        <table:table-row table:style-name="TableLine1658033785248">
          <table:table-cell table:style-name="Tableau4.A1" office:value-type="string">
            <text:p text:style-name="P48">Table P3ESSENC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1525</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1525</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essenc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7are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1525</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73">espar_r</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0960">
          <table:table-cell table:style-name="Tableau4.A1" office:value-type="string">
            <text:p text:style-name="P48">Table P3PLA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2</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pla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1</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1</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text:span></text:span><text:span text:style-name="Police_20_par_20_défaut"><text:span text:style-name="T95">.</text:span></text:span><text:span text:style-name="Police_20_par_20_défaut"><text:span text:style-name="T45">tpespar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pespar2</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lantations</text:span></text:span><text:span text:style-name="Police_20_par_20_défaut"><text:span text:style-name="T95"> </text:span></text:span><text:span text:style-name="Police_20_par_20_défaut"><text:span text:style-name="T45">p</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oft-page-break/><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5584">
          <table:table-cell table:style-name="Tableau4.A1" office:value-type="string">
            <text:p text:style-name="P48">Table P3STRAT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c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c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c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cl</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p3strat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car10</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ca</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v_liste_points_lt1</text:span></text:span><text:span text:style-name="Police_20_par_20_défaut"><text:span text:style-name="T95"> </text:span></text:span><text:span text:style-name="Police_20_par_20_défaut"><text:span text:style-name="T45">v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reconnaissance</text:span></text:span><text:span text:style-name="Police_20_par_20_défaut"><text:span text:style-name="T95"> </text:span></text:span><text:span text:style-name="Police_20_par_20_défaut"><text:span text:style-name="T45">r</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ouv_r</text:span></text:span><text:span text:style-name="Police_20_par_20_défaut"><text:span text:style-name="T95"> </text:span></text:span><text:span text:style-name="Police_20_par_20_défaut"><text:span text:style-name="T45">p</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ech</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vp</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p>
            <text:p text:style-name="Standard"><text:span text:style-name="Police_20_par_20_défaut"><text:span text:style-name="T11">AND</text:span></text:span><text:span text:style-name="Police_20_par_20_défaut"><text:span text:style-name="T95"> </text:span></text:span><text:span text:style-name="Police_20_par_20_défaut"><text:span text:style-name="T45">r</text:span></text:span><text:span text:style-name="Police_20_par_20_défaut"><text:span text:style-name="T95">.</text:span></text:span><text:span text:style-name="Police_20_par_20_défaut"><text:span text:style-name="T45">csa</text:span></text:span><text:span text:style-name="Police_20_par_20_défaut"><text:span text:style-name="T95"> = </text:span></text:span><text:span text:style-name="Police_20_par_20_défaut"><text:span text:style-name="T85">'5'</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6128">
          <table:table-cell table:style-name="Tableau4.A1" office:value-type="string">
            <text:p text:style-name="P48">Table L1TRANSEC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ztran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ztrans</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l1transec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WITH</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p>
            <text:p text:style-name="Standard"><text:span text:style-name="Police_20_par_20_défaut"><text:span text:style-name="T95"><text:s text:c="4"/></text:span></text:span><text:span text:style-name="Police_20_par_20_défaut"><text:span text:style-name="T11">SELECT</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ne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point</text:span></text:span></text:p>
            <text:p text:style-name="Standard"><text:span text:style-name="Police_20_par_20_défaut"><text:span text:style-name="T95"><text:s text:c="4"/>, </text:span></text:span><text:span text:style-name="Police_20_par_20_défaut"><text:span text:style-name="T45">et</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trans</text:span></text:span></text:p>
            <text:p text:style-name="Standard"><text:span text:style-name="Police_20_par_20_défaut"><text:span text:style-name="T95"><text:s text:c="4"/></text:span></text:span><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p</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campagne</text:span></text:span><text:span text:style-name="Police_20_par_20_défaut"><text:span text:style-name="T95"> = </text:span></text:span><text:span text:style-name="Police_20_par_20_défaut"><text:span text:style-name="T45">et</text:span></text:span><text:span text:style-name="Police_20_par_20_défaut"><text:span text:style-name="T95">.</text:span></text:span><text:span text:style-name="Police_20_par_20_défaut"><text:span text:style-name="T45">id_campagne</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T'</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1</text:span></text:span></text:p>
            <text:p text:style-name="Standard"><text:span text:style-name="Police_20_par_20_défaut"><text:span text:style-name="T95"><text:s text:c="4"/></text:span></text:span><text:span text:style-name="Police_20_par_20_défaut"><text:span text:style-name="T11">WHER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1</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p>
            <text:p text:style-name="P50"><text:soft-page-break/>)</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text:span></text:span><text:span text:style-name="Police_20_par_20_défaut"><text:span text:style-name="T95">.</text:span></text:span><text:span text:style-name="Police_20_par_20_défaut"><text:span text:style-name="T45">aztran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ztrans</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poi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pe</text:span></text:span><text:span text:style-name="Police_20_par_20_défaut"><text:span text:style-name="T95">.</text:span></text:span><text:span text:style-name="Police_20_par_20_défaut"><text:span text:style-name="T45">id_ech</text:span></text:span><text:span text:style-name="Police_20_par_20_défaut"><text:span text:style-name="T95"> = </text:span></text:span><text:span text:style-name="Police_20_par_20_défaut"><text:span text:style-name="T45">e</text:span></text:span><text:span text:style-name="Police_20_par_20_défaut"><text:span text:style-name="T95">.</text:span></text:span><text:span text:style-name="Police_20_par_20_défaut"><text:span text:style-name="T45">id_ech_point</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transect</text:span></text:span><text:span text:style-name="Police_20_par_20_défaut"><text:span text:style-name="T95"> </text:span></text:span><text:span text:style-name="Police_20_par_20_défaut"><text:span text:style-name="T45">t</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transect</text:span></text:span><text:span text:style-name="Police_20_par_20_défaut"><text:span text:style-name="T95">)</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96400">
          <table:table-cell table:style-name="Tableau4.A1" office:value-type="string">
            <text:p text:style-name="P48">Table L1INTERSEC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x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x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y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y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e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l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lpi</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l1intersec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9"/>
            <text:p text:style-name="P11">Son équivalent exécuté en base de production est :</text:p>
            <text:p text:style-name="Standard"><text:span text:style-name="Police_20_par_20_défaut"><text:span text:style-name="T11">WITH</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p>
            <text:p text:style-name="Standard"><text:span text:style-name="Police_20_par_20_défaut"><text:span text:style-name="T95"><text:s text:c="4"/></text:span></text:span><text:span text:style-name="Police_20_par_20_défaut"><text:span text:style-name="T11">SELECT</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ne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point</text:span></text:span></text:p>
            <text:p text:style-name="Standard"><text:span text:style-name="Police_20_par_20_défaut"><text:span text:style-name="T95"><text:s text:c="4"/>, </text:span></text:span><text:span text:style-name="Police_20_par_20_défaut"><text:span text:style-name="T45">et</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trans</text:span></text:span></text:p>
            <text:p text:style-name="Standard"><text:span text:style-name="Police_20_par_20_défaut"><text:span text:style-name="T95"><text:s text:c="4"/></text:span></text:span><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p</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campagne</text:span></text:span><text:span text:style-name="Police_20_par_20_défaut"><text:span text:style-name="T95"> = </text:span></text:span><text:span text:style-name="Police_20_par_20_défaut"><text:span text:style-name="T45">et</text:span></text:span><text:span text:style-name="Police_20_par_20_défaut"><text:span text:style-name="T95">.</text:span></text:span><text:span text:style-name="Police_20_par_20_défaut"><text:span text:style-name="T45">id_campagne</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T'</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1</text:span></text:span></text:p>
            <text:p text:style-name="Standard"><text:span text:style-name="Police_20_par_20_défaut"><text:span text:style-name="T95"><text:s text:c="4"/></text:span></text:span><text:span text:style-name="Police_20_par_20_défaut"><text:span text:style-name="T11">WHER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1</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p>
            <text:p text:style-name="P50">)</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l_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ist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ist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x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x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y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y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e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pi</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lpi</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flpi</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poi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pe</text:span></text:span><text:span text:style-name="Police_20_par_20_défaut"><text:span text:style-name="T95">.</text:span></text:span><text:span text:style-name="Police_20_par_20_défaut"><text:span text:style-name="T45">id_ech</text:span></text:span><text:span text:style-name="Police_20_par_20_défaut"><text:span text:style-name="T95"> = </text:span></text:span><text:span text:style-name="Police_20_par_20_défaut"><text:span text:style-name="T45">e</text:span></text:span><text:span text:style-name="Police_20_par_20_défaut"><text:span text:style-name="T95">.</text:span></text:span><text:span text:style-name="Police_20_par_20_défaut"><text:span text:style-name="T45">id_ech_point</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fla_pi</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id_ech_trans</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p</text:span></text:span><text:span text:style-name="Police_20_par_20_défaut"><text:span text:style-name="T95">.</text:span></text:span><text:span text:style-name="Police_20_par_20_défaut"><text:span text:style-name="T45">id_transect</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transec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38"/>
            <text:p text:style-name="P11"><text:soft-page-break/>Les deux requêtes renvoient les mêmes totaux.</text:p>
            <text:p text:style-name="P11"/>
          </table:table-cell>
        </table:table-row>
        <table:table-row table:style-name="TableLine1658033784432">
          <table:table-cell table:style-name="Tableau4.A1" office:value-type="string">
            <text:p text:style-name="P48">Table L2SEGME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pters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pter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e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lhf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lhf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poid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id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seg</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seg</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l2segmen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WITH</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p>
            <text:p text:style-name="Standard"><text:span text:style-name="Police_20_par_20_défaut"><text:span text:style-name="T95"><text:s text:c="4"/></text:span></text:span><text:span text:style-name="Police_20_par_20_défaut"><text:span text:style-name="T11">SELECT</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ne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point</text:span></text:span></text:p>
            <text:p text:style-name="Standard"><text:span text:style-name="Police_20_par_20_défaut"><text:span text:style-name="T95"><text:s text:c="4"/>, </text:span></text:span><text:span text:style-name="Police_20_par_20_défaut"><text:span text:style-name="T45">et</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trans</text:span></text:span></text:p>
            <text:p text:style-name="Standard"><text:span text:style-name="Police_20_par_20_défaut"><text:span text:style-name="T95"><text:s text:c="4"/></text:span></text:span><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p</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campagne</text:span></text:span><text:span text:style-name="Police_20_par_20_défaut"><text:span text:style-name="T95"> = </text:span></text:span><text:span text:style-name="Police_20_par_20_défaut"><text:span text:style-name="T45">et</text:span></text:span><text:span text:style-name="Police_20_par_20_défaut"><text:span text:style-name="T95">.</text:span></text:span><text:span text:style-name="Police_20_par_20_défaut"><text:span text:style-name="T45">id_campagne</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T'</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2</text:span></text:span></text:p>
            <text:p text:style-name="Standard"><text:span text:style-name="Police_20_par_20_défaut"><text:span text:style-name="T95"><text:s text:c="4"/></text:span></text:span><text:span text:style-name="Police_20_par_20_défaut"><text:span text:style-name="T11">WHER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2</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p>
            <text:p text:style-name="P50">)</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l_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opters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opter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e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lhf2</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lhf2</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text:span></text:span><text:span text:style-name="Police_20_par_20_défaut"><text:span text:style-name="T95">.</text:span></text:span><text:span text:style-name="Police_20_par_20_défaut"><text:span text:style-name="T45">poid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poid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seg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seg</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poi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pe</text:span></text:span><text:span text:style-name="Police_20_par_20_défaut"><text:span text:style-name="T95">.</text:span></text:span><text:span text:style-name="Police_20_par_20_défaut"><text:span text:style-name="T45">id_ech</text:span></text:span><text:span text:style-name="Police_20_par_20_défaut"><text:span text:style-name="T95"> = </text:span></text:span><text:span text:style-name="Police_20_par_20_défaut"><text:span text:style-name="T45">e</text:span></text:span><text:span text:style-name="Police_20_par_20_défaut"><text:span text:style-name="T95">.</text:span></text:span><text:span text:style-name="Police_20_par_20_défaut"><text:span text:style-name="T45">id_ech_point</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fla_lt</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id_ech_trans</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p</text:span></text:span><text:span text:style-name="Police_20_par_20_défaut"><text:span text:style-name="T95">.</text:span></text:span><text:span text:style-name="Police_20_par_20_défaut"><text:span text:style-name="T45">id_transect</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transect</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transect_ech</text:span></text:span><text:span text:style-name="Police_20_par_20_défaut"><text:span text:style-name="T95"> </text:span></text:span><text:span text:style-name="Police_20_par_20_défaut"><text:span text:style-name="T45">te</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f</text:span></text:span><text:span text:style-name="Police_20_par_20_défaut"><text:span text:style-name="T95">.</text:span></text:span><text:span text:style-name="Police_20_par_20_défaut"><text:span text:style-name="T45">id_ech</text:span></text:span><text:span text:style-name="Police_20_par_20_défaut"><text:span text:style-name="T95"> = </text:span></text:span><text:span text:style-name="Police_20_par_20_défaut"><text:span text:style-name="T45">te</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f</text:span></text:span><text:span text:style-name="Police_20_par_20_défaut"><text:span text:style-name="T95">.</text:span></text:span><text:span text:style-name="Police_20_par_20_défaut"><text:span text:style-name="T45">id_transect</text:span></text:span><text:span text:style-name="Police_20_par_20_défaut"><text:span text:style-name="T95"> = </text:span></text:span><text:span text:style-name="Police_20_par_20_défaut"><text:span text:style-name="T45">te</text:span></text:span><text:span text:style-name="Police_20_par_20_défaut"><text:span text:style-name="T95">.</text:span></text:span><text:span text:style-name="Police_20_par_20_défaut"><text:span text:style-name="T45">id_transec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38"/>
            <text:p text:style-name="P11">Les deux requêtes renvoient les mêmes totaux.</text:p>
            <text:p text:style-name="P11"/>
          </table:table-cell>
        </table:table-row>
        <table:table-row table:style-name="TableLine1658033780624">
          <table:table-cell table:style-name="Tableau4.A1" office:value-type="string">
            <text:p text:style-name="P48">Table L3SEGMENT</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ur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ur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arg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arg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xploi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xploi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ongdesc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ongdesc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ntf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ntf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zhai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zhaie</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l3segmen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text:soft-page-break/></text:p>
            <text:p text:style-name="P11">Son équivalent exécuté en base de production est :</text:p>
            <text:p text:style-name="Standard"><text:span text:style-name="Police_20_par_20_défaut"><text:span text:style-name="T12">WITH</text:span></text:span><text:span text:style-name="Police_20_par_20_défaut"><text:span text:style-name="T96"> </text:span></text:span><text:span text:style-name="Police_20_par_20_défaut"><text:span text:style-name="T45">echs</text:span></text:span><text:span text:style-name="Police_20_par_20_défaut"><text:span text:style-name="T96"> </text:span></text:span><text:span text:style-name="Police_20_par_20_défaut"><text:span text:style-name="T12">AS</text:span></text:span><text:span text:style-name="Police_20_par_20_défaut"><text:span text:style-name="T96"> (</text:span></text:span></text:p>
            <text:p text:style-name="Standard"><text:span text:style-name="Police_20_par_20_défaut"><text:span text:style-name="T95"><text:s text:c="4"/></text:span></text:span><text:span text:style-name="Police_20_par_20_défaut"><text:span text:style-name="T11">SELECT</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ne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point</text:span></text:span></text:p>
            <text:p text:style-name="Standard"><text:span text:style-name="Police_20_par_20_défaut"><text:span text:style-name="T95"><text:s text:c="4"/>, </text:span></text:span><text:span text:style-name="Police_20_par_20_défaut"><text:span text:style-name="T45">et</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trans</text:span></text:span></text:p>
            <text:p text:style-name="Standard"><text:span text:style-name="Police_20_par_20_défaut"><text:span text:style-name="T95"><text:s text:c="4"/></text:span></text:span><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p</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campagne</text:span></text:span><text:span text:style-name="Police_20_par_20_défaut"><text:span text:style-name="T95"> = </text:span></text:span><text:span text:style-name="Police_20_par_20_défaut"><text:span text:style-name="T45">et</text:span></text:span><text:span text:style-name="Police_20_par_20_défaut"><text:span text:style-name="T95">.</text:span></text:span><text:span text:style-name="Police_20_par_20_défaut"><text:span text:style-name="T45">id_campagne</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T'</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2</text:span></text:span></text:p>
            <text:p text:style-name="Standard"><text:span text:style-name="Police_20_par_20_défaut"><text:span text:style-name="T95"><text:s text:c="4"/></text:span></text:span><text:span text:style-name="Police_20_par_20_défaut"><text:span text:style-name="T11">WHER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2</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p>
            <text:p text:style-name="P50">)</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sl_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mur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mur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arg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arg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xploi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xploi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longdesc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longdesc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ntf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ntf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zhaie_g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zhaie</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poi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pe</text:span></text:span><text:span text:style-name="Police_20_par_20_défaut"><text:span text:style-name="T95">.</text:span></text:span><text:span text:style-name="Police_20_par_20_défaut"><text:span text:style-name="T45">id_ech</text:span></text:span><text:span text:style-name="Police_20_par_20_défaut"><text:span text:style-name="T95"> = </text:span></text:span><text:span text:style-name="Police_20_par_20_défaut"><text:span text:style-name="T45">e</text:span></text:span><text:span text:style-name="Police_20_par_20_défaut"><text:span text:style-name="T95">.</text:span></text:span><text:span text:style-name="Police_20_par_20_défaut"><text:span text:style-name="T45">id_ech_point</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fla</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id_ech_trans</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p</text:span></text:span><text:span text:style-name="Police_20_par_20_défaut"><text:span text:style-name="T95">.</text:span></text:span><text:span text:style-name="Police_20_par_20_défaut"><text:span text:style-name="T45">id_transect</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transec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41"/>
            <text:p text:style-name="P11">Les deux requêtes renvoient les mêmes totaux.</text:p>
            <text:p text:style-name="P11"/>
          </table:table-cell>
        </table:table-row>
        <table:table-row table:style-name="TableLine1658033781984">
          <table:table-cell table:style-name="Tableau4.A1" office:value-type="string">
            <text:p text:style-name="P48">Table L3ARBRE</text:p>
          </table:table-cell>
          <table:table-cell table:style-name="Tableau4.A1" office:value-type="string">
            <text:p text:style-name="P11">La requête exécutée dans la base d’exploitation est la suivante :</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sl</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re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ecoup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up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tetar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tar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azp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zp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dp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pr</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dec</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de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hto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ot</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c13</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inv_exp_nm</text:span></text:span><text:span text:style-name="Police_20_par_20_défaut"><text:span text:style-name="T95">.</text:span></text:span><text:span text:style-name="Police_20_par_20_défaut"><text:span text:style-name="T45">l3arbre</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incref</text:span></text:span><text:span text:style-name="Police_20_par_20_défaut"><text:span text:style-name="T95"> = </text:span></text:span><text:span text:style-name="Police_20_par_20_défaut"><text:span text:style-name="T72">17</text:span></text:span><text:span text:style-name="Police_20_par_20_défaut"><text:span text:style-name="T57">;</text:span></text:span></text:p>
            <text:p text:style-name="P38"/>
            <text:p text:style-name="P11">Son équivalent exécuté en base de production est :</text:p>
            <text:p text:style-name="Standard"><text:span text:style-name="Police_20_par_20_défaut"><text:span text:style-name="T11">WITH</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p>
            <text:p text:style-name="Standard"><text:span text:style-name="Police_20_par_20_défaut"><text:span text:style-name="T95"><text:s text:c="4"/></text:span></text:span><text:span text:style-name="Police_20_par_20_défaut"><text:span text:style-name="T11">SELECT</text:span></text:span><text:span text:style-name="Police_20_par_20_défaut"><text:span text:style-name="T95"> </text:span></text:span><text:span text:style-name="Police_20_par_20_défaut"><text:span text:style-name="T45">c</text:span></text:span><text:span text:style-name="Police_20_par_20_défaut"><text:span text:style-name="T95">.</text:span></text:span><text:span text:style-name="Police_20_par_20_défaut"><text:span text:style-name="T45">millesim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nne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point</text:span></text:span></text:p>
            <text:p text:style-name="Standard"><text:span text:style-name="Police_20_par_20_défaut"><text:span text:style-name="T95"><text:s text:c="4"/>, </text:span></text:span><text:span text:style-name="Police_20_par_20_défaut"><text:span text:style-name="T45">et</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id_ech_trans</text:span></text:span></text:p>
            <text:p text:style-name="Standard"><text:span text:style-name="Police_20_par_20_défaut"><text:span text:style-name="T95"><text:s text:c="4"/></text:span></text:span><text:span text:style-name="Police_20_par_20_défaut"><text:span text:style-name="T11">FROM</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p</text:span></text:span></text:p>
            <text:p text:style-name="Standard"><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campagne</text:span></text:span><text:span text:style-name="Police_20_par_20_défaut"><text:span text:style-name="T95"> </text:span></text:span><text:span text:style-name="Police_20_par_20_défaut"><text:span text:style-name="T45">c</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campagne</text:span></text:span><text:span text:style-name="Police_20_par_20_défaut"><text:span text:style-name="T95">)</text:span></text:span></text:p>
            <text:p text:style-name="Standard"><text:soft-page-break/><text:span text:style-name="Police_20_par_20_défaut"><text:span text:style-name="T95"><text:s text:c="4"/></text:span></text:span><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antillon</text:span></text:span><text:span text:style-name="Police_20_par_20_défaut"><text:span text:style-name="T95"> </text:span></text:span><text:span text:style-name="Police_20_par_20_défaut"><text:span text:style-name="T45">et</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id_campagne</text:span></text:span><text:span text:style-name="Police_20_par_20_défaut"><text:span text:style-name="T95"> = </text:span></text:span><text:span text:style-name="Police_20_par_20_défaut"><text:span text:style-name="T45">et</text:span></text:span><text:span text:style-name="Police_20_par_20_défaut"><text:span text:style-name="T95">.</text:span></text:span><text:span text:style-name="Police_20_par_20_défaut"><text:span text:style-name="T45">id_campagne</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T'</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et</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2</text:span></text:span></text:p>
            <text:p text:style-name="Standard"><text:span text:style-name="Police_20_par_20_défaut"><text:span text:style-name="T95"><text:s text:c="4"/></text:span></text:span><text:span text:style-name="Police_20_par_20_défaut"><text:span text:style-name="T11">WHERE</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type_ech</text:span></text:span><text:span text:style-name="Police_20_par_20_défaut"><text:span text:style-name="T95"> = </text:span></text:span><text:span text:style-name="Police_20_par_20_défaut"><text:span text:style-name="T85">'P'</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phase_stat</text:span></text:span><text:span text:style-name="Police_20_par_20_défaut"><text:span text:style-name="T95"> = </text:span></text:span><text:span text:style-name="Police_20_par_20_défaut"><text:span text:style-name="T72">2</text:span></text:span></text:p>
            <text:p text:style-name="Standard"><text:span text:style-name="Police_20_par_20_défaut"><text:span text:style-name="T95"><text:s text:c="4"/></text:span></text:span><text:span text:style-name="Police_20_par_20_défaut"><text:span text:style-name="T11">AND</text:span></text:span><text:span text:style-name="Police_20_par_20_défaut"><text:span text:style-name="T95"> </text:span></text:span><text:span text:style-name="Police_20_par_20_défaut"><text:span text:style-name="T45">ep</text:span></text:span><text:span text:style-name="Police_20_par_20_défaut"><text:span text:style-name="T95">.</text:span></text:span><text:span text:style-name="Police_20_par_20_défaut"><text:span text:style-name="T45">ech_parent</text:span></text:span><text:span text:style-name="Police_20_par_20_défaut"><text:span text:style-name="T95"> </text:span></text:span><text:span text:style-name="Police_20_par_20_défaut"><text:span text:style-name="T11">IS</text:span></text:span><text:span text:style-name="Police_20_par_20_défaut"><text:span text:style-name="T95"> </text:span></text:span><text:span text:style-name="Police_20_par_20_défaut"><text:span text:style-name="T11">NULL</text:span></text:span></text:p>
            <text:p text:style-name="P50">)</text:p>
            <text:p text:style-name="Standard"><text:span text:style-name="Police_20_par_20_défaut"><text:span text:style-name="T11">SELECT</text:span></text:span><text:span text:style-name="Police_20_par_20_défaut"><text:span text:style-name="T95"> </text:span></text:span><text:span text:style-name="Police_20_par_20_défaut"><text:span text:style-name="T32">coun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nb_lignes</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sl_lt</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sl</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a</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rep</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rep</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espar</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espa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decoupe</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ecoupe</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tetar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tetard</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azpr_gd</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azp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dpr_c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dpr</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hdec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dec</text:span></text:span><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htot_d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htot</text:span></text:span></text:p>
            <text:p text:style-name="Standard"><text:span text:style-name="Police_20_par_20_défaut"><text:span text:style-name="T95">, </text:span></text:span><text:span text:style-name="Police_20_par_20_défaut"><text:span text:style-name="T32">count</text:span></text:span><text:span text:style-name="Police_20_par_20_défaut"><text:span text:style-name="T95">(</text:span></text:span><text:span text:style-name="Police_20_par_20_défaut"><text:span text:style-name="T45">f</text:span></text:span><text:span text:style-name="Police_20_par_20_défaut"><text:span text:style-name="T95">.</text:span></text:span><text:span text:style-name="Police_20_par_20_défaut"><text:span text:style-name="T45">c13_mm</text:span></text:span><text:span text:style-name="Police_20_par_20_défaut"><text:span text:style-name="T95">) </text:span></text:span><text:span text:style-name="Police_20_par_20_défaut"><text:span text:style-name="T11">AS</text:span></text:span><text:span text:style-name="Police_20_par_20_défaut"><text:span text:style-name="T95"> </text:span></text:span><text:span text:style-name="Police_20_par_20_défaut"><text:span text:style-name="T45">c13</text:span></text:span></text:p>
            <text:p text:style-name="Standard"><text:span text:style-name="Police_20_par_20_défaut"><text:span text:style-name="T11">FROM</text:span></text:span><text:span text:style-name="Police_20_par_20_défaut"><text:span text:style-name="T95"> </text:span></text:span><text:span text:style-name="Police_20_par_20_défaut"><text:span text:style-name="T45">point</text:span></text:span><text:span text:style-name="Police_20_par_20_défaut"><text:span text:style-name="T95"> </text:span></text:span><text:span text:style-name="Police_20_par_20_défaut"><text:span text:style-name="T45">p</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point_ech</text:span></text:span><text:span text:style-name="Police_20_par_20_défaut"><text:span text:style-name="T95"> </text:span></text:span><text:span text:style-name="Police_20_par_20_défaut"><text:span text:style-name="T45">pe</text:span></text:span><text:span text:style-name="Police_20_par_20_défaut"><text:span text:style-name="T95"> </text:span></text:span><text:span text:style-name="Police_20_par_20_défaut"><text:span text:style-name="T11">USING</text:span></text:span><text:span text:style-name="Police_20_par_20_défaut"><text:span text:style-name="T95"> (</text:span></text:span><text:span text:style-name="Police_20_par_20_défaut"><text:span text:style-name="T45">id_point</text:span></text:span><text:span text:style-name="Police_20_par_20_défaut"><text:span text:style-name="T95">)</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echs</text:span></text:span><text:span text:style-name="Police_20_par_20_défaut"><text:span text:style-name="T95"> </text:span></text:span><text:span text:style-name="Police_20_par_20_défaut"><text:span text:style-name="T45">e</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pe</text:span></text:span><text:span text:style-name="Police_20_par_20_défaut"><text:span text:style-name="T95">.</text:span></text:span><text:span text:style-name="Police_20_par_20_défaut"><text:span text:style-name="T45">id_ech</text:span></text:span><text:span text:style-name="Police_20_par_20_défaut"><text:span text:style-name="T95"> = </text:span></text:span><text:span text:style-name="Police_20_par_20_défaut"><text:span text:style-name="T45">e</text:span></text:span><text:span text:style-name="Police_20_par_20_défaut"><text:span text:style-name="T95">.</text:span></text:span><text:span text:style-name="Police_20_par_20_défaut"><text:span text:style-name="T45">id_ech_point</text:span></text:span></text:p>
            <text:p text:style-name="Standard"><text:span text:style-name="Police_20_par_20_défaut"><text:span text:style-name="T11">INNER</text:span></text:span><text:span text:style-name="Police_20_par_20_défaut"><text:span text:style-name="T95"> </text:span></text:span><text:span text:style-name="Police_20_par_20_défaut"><text:span text:style-name="T11">JOIN</text:span></text:span><text:span text:style-name="Police_20_par_20_défaut"><text:span text:style-name="T95"> </text:span></text:span><text:span text:style-name="Police_20_par_20_défaut"><text:span text:style-name="T45">arbre_fla</text:span></text:span><text:span text:style-name="Police_20_par_20_défaut"><text:span text:style-name="T95"> </text:span></text:span><text:span text:style-name="Police_20_par_20_défaut"><text:span text:style-name="T45">f</text:span></text:span><text:span text:style-name="Police_20_par_20_défaut"><text:span text:style-name="T95"> </text:span></text:span><text:span text:style-name="Police_20_par_20_défaut"><text:span text:style-name="T11">ON</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id_ech_trans</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ech</text:span></text:span><text:span text:style-name="Police_20_par_20_défaut"><text:span text:style-name="T95"> </text:span></text:span><text:span text:style-name="Police_20_par_20_défaut"><text:span text:style-name="T11">AND</text:span></text:span><text:span text:style-name="Police_20_par_20_défaut"><text:span text:style-name="T95"> </text:span></text:span><text:span text:style-name="Police_20_par_20_défaut"><text:span text:style-name="T45">p</text:span></text:span><text:span text:style-name="Police_20_par_20_défaut"><text:span text:style-name="T95">.</text:span></text:span><text:span text:style-name="Police_20_par_20_défaut"><text:span text:style-name="T45">id_transect</text:span></text:span><text:span text:style-name="Police_20_par_20_défaut"><text:span text:style-name="T95"> = </text:span></text:span><text:span text:style-name="Police_20_par_20_défaut"><text:span text:style-name="T45">f</text:span></text:span><text:span text:style-name="Police_20_par_20_défaut"><text:span text:style-name="T95">.</text:span></text:span><text:span text:style-name="Police_20_par_20_défaut"><text:span text:style-name="T45">id_transect</text:span></text:span></text:p>
            <text:p text:style-name="Standard"><text:span text:style-name="Police_20_par_20_défaut"><text:span text:style-name="T11">WHERE</text:span></text:span><text:span text:style-name="Police_20_par_20_défaut"><text:span text:style-name="T95"> </text:span></text:span><text:span text:style-name="Police_20_par_20_défaut"><text:span text:style-name="T45">e</text:span></text:span><text:span text:style-name="Police_20_par_20_défaut"><text:span text:style-name="T95">.</text:span></text:span><text:span text:style-name="Police_20_par_20_défaut"><text:span text:style-name="T45">annee</text:span></text:span><text:span text:style-name="Police_20_par_20_défaut"><text:span text:style-name="T95"> = 2023</text:span></text:span><text:span text:style-name="Police_20_par_20_défaut"><text:span text:style-name="T57">;</text:span></text:span></text:p>
            <text:p text:style-name="P39"/>
            <text:p text:style-name="P11">Les deux requêtes renvoient les mêmes totaux.</text:p>
            <text:p text:style-name="P11"/>
          </table:table-cell>
        </table:table-row>
        <table:table-row table:style-name="TableLine1658033787696">
          <table:table-cell table:style-name="Tableau4.A1" office:value-type="string">
            <text:p text:style-name="Etiquette">Conclusion des tests</text:p>
          </table:table-cell>
          <table:table-cell table:style-name="Tableau4.A1" office:value-type="string">
            <text:p text:style-name="P11">L’ensemble des décomptes de valeurs sur toutes les données concernant les données de production chargées en base d’exploitation sont identiques, à l’exception de quelques données écologiques dont les écarts sont parfaitement explicables.</text:p>
            <text:p text:style-name="P11"/>
            <text:p text:style-name="P11">Le chargement de la base d’exploitation à partir de la base de production est donc validé.</text:p>
            <text:p text:style-name="P11"/>
            <text:p text:style-name="P11"/>
          </table:table-cell>
        </table:table-row>
      </table:table>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ystem" style:font-pitch="variable"/>
    <style:font-face style:name="Consolas1" svg:font-family="Consolas" style:font-family-generic="swiss" style:font-pitch="variable"/>
    <style:font-face style:name="Consolas2" svg:font-family="Consolas" style:font-family-generic="modern" style:font-pitch="fixed"/>
    <style:font-face style:name="Consolas3" svg:font-family="Consolas" style:font-family-generic="system"/>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01cm" fo:margin-bottom="0.101cm" style:contextual-spacing="false" fo:text-align="center" style:justify-single-word="false" fo:hyphenation-ladder-count="no-limit" fo:break-before="page" fo:padding="0.353cm" fo:border="0.99pt solid #808080" style:shadow="none" fo:keep-with-next="always"/>
      <style:text-properties fo:color="#000080" loext:opacity="100%" fo:font-size="18pt" fo:font-weight="bold" style:font-name-asian="Arial Unicode MS" style:font-family-asian="'Arial Unicode MS'" style:font-family-generic-asian="swiss" style:font-pitch-asian="variable" style:font-size-asian="18pt" style:font-weight-asian="bold"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049cm" fo:margin-bottom="0.049cm" style:contextual-spacing="false" fo:text-align="start" style:justify-single-word="false" fo:hyphenation-ladder-count="no-limit" fo:break-before="auto" fo:break-after="auto"/>
      <style:text-properties fo:color="#008000" loext:opacity="100%" fo:font-size="16pt" style:font-size-asian="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049cm" fo:margin-bottom="0.049cm" style:contextual-spacing="false" fo:text-align="start" style:justify-single-word="false" fo:hyphenation-ladder-count="no-limit" fo:break-before="auto" fo:break-after="auto"/>
      <style:text-properties fo:color="#993300" loext:opacity="100%" fo:font-size="14pt" fo:font-style="italic" style:font-size-asian="14pt" style:font-style-asian="italic"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Etiquette" style:family="paragraph" style:parent-style-name="Table_20_Contents">
      <style:paragraph-properties fo:margin-top="0.019cm" fo:margin-bottom="0cm" style:contextual-spacing="false" fo:hyphenation-ladder-count="no-limit" fo:padding="0.035cm" fo:border="0.99pt solid #808080" style:shadow="none"/>
      <style:text-properties fo:font-weight="bold" style:font-weight-asian="bold" fo:hyphenate="false" loext:hyphenation-no-caps="false"/>
    </style:style>
    <style:style style:name="Sender" style:family="paragraph" style:parent-style-name="Standard" style:class="extra">
      <style:paragraph-properties fo:margin-top="0.019cm" fo:margin-bottom="0cm" style:contextual-spacing="false" fo:hyphenation-ladder-count="no-limit" text:number-lines="false" text:line-number="0"/>
      <style:text-properties fo:hyphenate="false" loext:hyphenation-no-caps="false"/>
    </style:style>
    <style:style style:name="Fragment" style:family="paragraph">
      <style:paragraph-properties fo:margin-top="0.06cm" fo:margin-bottom="0cm" style:contextual-spacing="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EtiquetteSous" style:family="paragraph" style:parent-style-name="Etiquette">
      <style:paragraph-properties fo:margin-left="0cm" fo:margin-right="0.22cm" fo:text-align="end" style:justify-single-word="false" fo:hyphenation-ladder-count="no-limit" fo:text-indent="0cm" style:auto-text-indent="false" fo:padding="0cm" fo:border="none" style:shadow="none"/>
      <style:text-properties fo:font-style="italic" style:font-style-asian="italic"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Code_20_commenté" style:display-name="Code commenté" style:family="paragraph">
      <style:paragraph-properties fo:hyphenation-ladder-count="no-limit"/>
      <style:text-properties fo:color="#666666" loext:opacity="100%"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quête" style:family="paragraph" style:parent-style-name="Standard">
      <style:paragraph-properties fo:hyphenation-ladder-count="no-limit"/>
      <style:text-properties style:font-name="Inconsolata" fo:font-family="Inconsolata" style:font-family-generic="system" style:font-pitch="variable" fo:font-size="9pt" style:font-name-asian="Inconsolata" style:font-family-asian="Inconsolata" style:font-family-generic-asian="system" style:font-pitch-asian="variable" style:font-size-asian="9pt" style:font-name-complex="Inconsolata" style:font-family-complex="Inconsolata" style:font-family-generic-complex="system" style:font-pitch-complex="variable" style:font-size-complex="9pt"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Numbering_20_Symbols" style:display-name="Numbering Symbols" style:family="text"/>
    <style:style style:name="Code" style:family="text">
      <style:text-properties fo:color="#0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WW_5f_CharLFO1LVL2" loext:num-list-format="%2%" text:bullet-char="o">
        <style:list-level-properties text:list-level-position-and-space-mode="label-alignment">
          <style:list-level-label-alignment text:label-followed-by="listtab"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day/>
      <number:text>/</number:text>
      <number:month/>
      <number:text>/</number:text>
      <number:year/>
    </number:date-style>
    <style:default-page-layout>
      <style:page-layout-properties fo:border="none" fo:padding="0cm" style:writing-mode="lr-tb" style:layout-grid-standard-mode="true"/>
    </style:default-page-layout>
  </office:styles>
  <office:automatic-styles>
    <style:style style:name="Tableau1" style:family="table">
      <style:table-properties style:width="26.702cm" fo:margin-left="0cm" table:align="left"/>
    </style:style>
    <style:style style:name="Tableau1.A" style:family="table-column">
      <style:table-column-properties style:column-width="5.191cm"/>
    </style:style>
    <style:style style:name="Tableau1.B" style:family="table-column">
      <style:table-column-properties style:column-width="16.32cm"/>
    </style:style>
    <style:style style:name="Tableau1.A1" style:family="table-cell">
      <style:table-cell-properties style:vertical-align="middle" fo:padding="0.019cm" fo:border-left="1pt solid #000000" fo:border-right="none" fo:border-top="1pt solid #000000" fo:border-bottom="1pt solid #000000" style:writing-mode="lr-tb"/>
    </style:style>
    <style:style style:name="Tableau1.B1" style:family="table-cell">
      <style:table-cell-properties style:vertical-align="middle" fo:background-color="#b3b3b3" fo:padding="0.019cm" fo:border-left="1pt solid #000000" fo:border-right="none" fo:border-top="1pt solid #000000" fo:border-bottom="1pt solid #000000" style:writing-mode="lr-tb">
        <style:background-image/>
      </style:table-cell-properties>
    </style:style>
    <style:style style:name="Tableau1.C1" style:family="table-cell">
      <style:table-cell-properties style:vertical-align="middle" fo:padding="0.019cm" fo:border="1pt solid #000000" style:writing-mode="lr-tb"/>
    </style:style>
    <style:style style:name="M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MP6" style:family="paragraph" style:parent-style-name="Head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style style:name="M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A"/>
          <table:table-row table:style-name="TableLine1658033750976">
            <table:table-cell table:style-name="Tableau1.A1" office:value-type="string">
              <text:p text:style-name="MP2"><draw:frame draw:style-name="Mfr1" draw:name="images1" text:anchor-type="paragraph" svg:width="3.401cm" style:rel-width="scale" svg:height="1.981cm" style:rel-height="scale" draw:z-index="101"><draw:image xlink:href="Pictures/10000000000000AB0000006444133116BC864C8A.jpg" xlink:type="simple" xlink:show="embed" xlink:actuate="onLoad" draw:mime-type="image/jpeg"/></draw:frame></text:p>
            </table:table-cell>
            <table:table-cell table:style-name="Tableau1.B1" office:value-type="string">
              <text:p text:style-name="MP3">Institut national de l’information</text:p>
              <text:p text:style-name="MP4">géographique et forestière</text:p>
              <text:p text:style-name="MP5">Direction des Opérations et des Territoires</text:p>
            </table:table-cell>
            <table:table-cell table:style-name="Tableau1.C1" office:value-type="string">
              <text:p text:style-name="MP6">Cédric DUPREZ</text:p>
              <text:p text:style-name="MP6"/>
              <text:p text:style-name="MP2"><text:span text:style-name="Police_20_par_20_défaut"><text:span text:style-name="MT1">Date : </text:span></text:span><text:span text:style-name="Police_20_par_20_défaut"><text:span text:style-name="MT1"><text:modification-date style:data-style-name="N10107">11/3/24</text:modification-date></text:span></text:span></text:p>
            </table:table-cell>
          </table:table-row>
        </table:table>
      </style:header>
      <style:footer>
        <text:p text:style-name="MP1"><text:s text:c="4"/>Page <text:page-number text:select-page="current">84</text:page-number><text:s/>/ <text:page-count>10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meta:initial-creator>Cédric Duprez</meta:initial-creator>
    <meta:creation-date>2021-03-03T19:02:00Z</meta:creation-date>
    <dc:date>2024-03-11T08:36:15.888000000</dc:date>
    <meta:editing-cycles>43</meta:editing-cycles>
    <meta:editing-duration>PT5H39M14S</meta:editing-duration>
    <meta:document-statistic meta:table-count="4" meta:image-count="1" meta:object-count="0" meta:page-count="102" meta:paragraph-count="2917" meta:word-count="29021" meta:character-count="189364" meta:non-whitespace-character-count="156498"/>
    <meta:user-defined meta:name="Info 1"/>
    <meta:user-defined meta:name="Info 2"/>
    <meta:user-defined meta:name="Info 3"/>
    <meta:user-defined meta:name="Info 4"/>
    <meta:template xlink:type="simple" xlink:actuate="onRequest" xlink:title="" xlink:href="Structure4.ott"/>
  </office:meta>
</office:document-meta>
</file>